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709in"/>
    </style:style>
    <style:style style:name="co3" style:family="table-column">
      <style:table-column-properties fo:break-before="auto" style:column-width="0.2689in"/>
    </style:style>
    <style:style style:name="co4" style:family="table-column">
      <style:table-column-properties fo:break-before="auto" style:column-width="18.365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10pt" fo:language="en" fo:country="US" style:font-name-asian="Consolas" style:font-size-asian="10pt" style:language-asian="en" style:country-asian="US" style:font-name-complex="Consolas" style:font-size-complex="5.65000009536743pt" style:language-complex="en" style:country-complex="US"/>
    </style:style>
    <style:style style:name="ce2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5" style:family="table-cell" style:parent-style-name="Default">
      <style:text-properties fo:color="#000000" style:font-name="Arial" fo:language="none" fo:country="none" style:font-name-asian="Segoe UI" style:language-asian="none" style:country-asian="none" style:font-name-complex="Segoe UI" style:language-complex="none" style:country-complex="none"/>
    </style:style>
    <style:style style:name="ce6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fo:color="#2a00ff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3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4" style:family="tex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T5" style:family="text">
      <style:text-properties fo:color="#000000" style:font-name="Consolas" style:font-name-asian="Consolas" style:font-name-complex="Consolas" style:font-size-complex="5.69999980926514pt"/>
    </style:style>
  </office:automatic-styles>
  <office:body>
    <office:spreadsheet>
      <table:table table:name="Styles" table:style-name="ta1" table:print="false"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>
            <text:p>“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 office:value-type="string">
            <text:p><text:span text:style-name="T1">"</text:span><text:span text:style-name="T2">: </text:span><text:span text:style-name="T3">new</text:span><text:span text:style-name="T2"> OpenLayers.Style({ FillColor: </text:span><text:span text:style-name="T1">"#</text:span></text:p>
          </table:table-cell>
          <table:table-cell table:style-name="ce1" office:value-type="string">
            <text:p>color1</text:p>
          </table:table-cell>
          <table:table-cell office:value-type="string">
            <text:p>1400FF</text:p>
          </table:table-cell>
          <table:table-cell office:value-type="string">
            <text:p>ff0014</text:p>
          </table:table-cell>
          <table:table-cell table:formula="of:=CONCATENATE([.$A$1]; [.B2]; [.$A$2]; [.D2]; [.$A$3]; [.D2]; [.$A$4])" office:value-type="string" office:string-value="“color1&quot;: new OpenLayers.Style({ FillColor: &quot;#ff0014&quot;, fillOpacity: 0.5, strokeColor: &quot;#ff0014&quot;, strokeWidth: 1,  strokeDashstyle: &quot;dash&quot;,  label: &quot;${label}&quot;,  labelAlign: &quot;cc&quot;, fontColor: &quot;#000000&quot;, fontOpacity: 0.9, fontFamily: &quot;Arial&quot;, fontSize: 14      },  { context: { label: function (feature) { return feature.attributes.name; } }&#10;} )">
            <text:p>“color1": new OpenLayers.Style({ FillColor: "#ff0014", fillOpacity: 0.5, strokeColor: "#ff0014", strokeWidth: 1, <text:s/>strokeDashstyle: "dash", <text:s/>label: "${label}", <text:s/>labelAlign: "cc", fontColor: "#000000", fontOpacity: 0.9, fontFamily: "Arial", fontSize: 14 <text:s text:c="5"/>}, <text:s/>{ context: { label: function (feature) { return feature.attributes.name; } }<text:line-break/>} )</text:p>
          </table:table-cell>
        </table:table-row>
        <table:table-row table:style-name="ro2">
          <table:table-cell table:style-name="ce2" office:value-type="string">
            <text:p><text:span text:style-name="T4">", fillOpacity: 0.5, strokeColor: "#</text:span></text:p>
          </table:table-cell>
          <table:table-cell table:style-name="ce2" office:value-type="string">
            <text:p>color2</text:p>
          </table:table-cell>
          <table:table-cell office:value-type="string">
            <text:p>14B4FF</text:p>
          </table:table-cell>
          <table:table-cell office:value-type="string">
            <text:p>ffb414</text:p>
          </table:table-cell>
          <table:table-cell table:formula="of:=CONCATENATE([.$A$1]; [.B3]; [.$A$2]; [.D3]; [.$A$3]; [.D3]; [.$A$4])" office:value-type="string" office:string-value="“color2&quot;: new OpenLayers.Style({ FillColor: &quot;#ffb414&quot;, fillOpacity: 0.5, strokeColor: &quot;#ffb414&quot;, strokeWidth: 1,  strokeDashstyle: &quot;dash&quot;,  label: &quot;${label}&quot;,  labelAlign: &quot;cc&quot;, fontColor: &quot;#000000&quot;, fontOpacity: 0.9, fontFamily: &quot;Arial&quot;, fontSize: 14      },  { context: { label: function (feature) { return feature.attributes.name; } }&#10;} )">
            <text:p>“color2": new OpenLayers.Style({ FillColor: "#ffb414", fillOpacity: 0.5, strokeColor: "#ffb414", strokeWidth: 1, <text:s/>strokeDashstyle: "dash", <text:s/>label: "${label}", <text:s/>labelAlign: "cc", fontColor: "#000000", fontOpacity: 0.9, fontFamily: "Arial", fontSize: 14 <text:s text:c="5"/>}, <text:s/>{ context: { label: function (feature) { return feature.attributes.name; } }<text:line-break/>} )</text:p>
          </table:table-cell>
        </table:table-row>
        <table:table-row table:style-name="ro3">
          <table:table-cell table:style-name="ce1" office:value-type="string">
            <text:p><text:span text:style-name="T5">", strokeWidth: 1, <text:s/>strokeDashstyle: "dash", <text:s/>label: "${label}", <text:s/>labelAlign: "cc", fontColor: "#000000", fontOpacity: 0.9, fontFamily: "Arial", fontSize: 14 <text:s text:c="5"/>}, </text:span><text:span text:style-name="T2"><text:s/>{</text:span><text:span text:style-name="T5"> context: { </text:span><text:span text:style-name="T2">label: </text:span><text:span text:style-name="T3">function</text:span><text:span text:style-name="T2"> (feature) { </text:span><text:span text:style-name="T3">return</text:span><text:span text:style-name="T2"> feature.attributes.name;</text:span><text:span text:style-name="T5"> } }</text:span></text:p>
            <text:p><text:span text:style-name="T5">} )</text:span></text:p>
          </table:table-cell>
          <table:table-cell office:value-type="string">
            <text:p>color3</text:p>
          </table:table-cell>
          <table:table-cell office:value-type="string">
            <text:p>14F0FF</text:p>
          </table:table-cell>
          <table:table-cell office:value-type="string">
            <text:p>ff0f14</text:p>
          </table:table-cell>
          <table:table-cell table:formula="of:=CONCATENATE([.$A$1]; [.B4]; [.$A$2]; [.D4]; [.$A$3]; [.D4]; [.$A$4])" office:value-type="string" office:string-value="“color3&quot;: new OpenLayers.Style({ FillColor: &quot;#ff0f14&quot;, fillOpacity: 0.5, strokeColor: &quot;#ff0f14&quot;, strokeWidth: 1,  strokeDashstyle: &quot;dash&quot;,  label: &quot;${label}&quot;,  labelAlign: &quot;cc&quot;, fontColor: &quot;#000000&quot;, fontOpacity: 0.9, fontFamily: &quot;Arial&quot;, fontSize: 14      },  { context: { label: function (feature) { return feature.attributes.name; } }&#10;} )">
            <text:p>“color3": new OpenLayers.Style({ FillColor: "#ff0f14", fillOpacity: 0.5, strokeColor: "#ff0f14", strokeWidth: 1, <text:s/>strokeDashstyle: "dash", <text:s/>label: "${label}", <text:s/>labelAlign: "cc", fontColor: "#000000", fontOpacity: 0.9, fontFamily: "Arial", fontSize: 14 <text:s text:c="5"/>}, <text:s/>{ context: { label: function (feature) { return feature.attributes.name; } }<text:line-break/>} )</text:p>
          </table:table-cell>
        </table:table-row>
        <table:table-row table:style-name="ro2">
          <table:table-cell/>
          <table:table-cell office:value-type="string">
            <text:p>color4</text:p>
          </table:table-cell>
          <table:table-cell office:value-type="string">
            <text:p>00FF14</text:p>
          </table:table-cell>
          <table:table-cell office:value-type="string">
            <text:p>14ff00</text:p>
          </table:table-cell>
          <table:table-cell table:formula="of:=CONCATENATE([.$A$1]; [.B5]; [.$A$2]; [.D5]; [.$A$3]; [.D5]; [.$A$4])" office:value-type="string" office:string-value="“color4&quot;: new OpenLayers.Style({ FillColor: &quot;#14ff00&quot;, fillOpacity: 0.5, strokeColor: &quot;#14ff00&quot;, strokeWidth: 1,  strokeDashstyle: &quot;dash&quot;,  label: &quot;${label}&quot;,  labelAlign: &quot;cc&quot;, fontColor: &quot;#000000&quot;, fontOpacity: 0.9, fontFamily: &quot;Arial&quot;, fontSize: 14      },  { context: { label: function (feature) { return feature.attributes.name; } }&#10;} )">
            <text:p>“color4": new OpenLayers.Style({ FillColor: "#14ff00", fillOpacity: 0.5, strokeColor: "#14ff00", strokeWidth: 1, <text:s/>strokeDashstyle: "dash", <text:s/>label: "${label}", <text:s/>labelAlign: "cc", fontColor: "#000000", fontOpacity: 0.9, fontFamily: "Arial", fontSize: 14 <text:s text:c="5"/>}, <text:s/>{ context: { label: function (feature) { return feature.attributes.name; } }<text:line-break/>} )</text:p>
          </table:table-cell>
        </table:table-row>
        <table:table-row table:style-name="ro2">
          <table:table-cell/>
          <table:table-cell office:value-type="string">
            <text:p>color5</text:p>
          </table:table-cell>
          <table:table-cell office:value-type="string">
            <text:p>FF7800</text:p>
          </table:table-cell>
          <table:table-cell office:value-type="string">
            <text:p>0078ff</text:p>
          </table:table-cell>
          <table:table-cell table:formula="of:=CONCATENATE([.$A$1]; [.B6]; [.$A$2]; [.D6]; [.$A$3]; [.D6]; [.$A$4])" office:value-type="string" office:string-value="“color5&quot;: new OpenLayers.Style({ FillColor: &quot;#0078ff&quot;, fillOpacity: 0.5, strokeColor: &quot;#0078ff&quot;, strokeWidth: 1,  strokeDashstyle: &quot;dash&quot;,  label: &quot;${label}&quot;,  labelAlign: &quot;cc&quot;, fontColor: &quot;#000000&quot;, fontOpacity: 0.9, fontFamily: &quot;Arial&quot;, fontSize: 14      },  { context: { label: function (feature) { return feature.attributes.name; } }&#10;} )">
            <text:p>“color5": new OpenLayers.Style({ FillColor: "#0078ff", fillOpacity: 0.5, strokeColor: "#0078ff", strokeWidth: 1, <text:s/>strokeDashstyle: "dash", <text:s/>label: "${label}", <text:s/>labelAlign: "cc", fontColor: "#000000", fontOpacity: 0.9, fontFamily: "Arial", fontSize: 14 <text:s text:c="5"/>}, <text:s/>{ context: { label: function (feature) { return feature.attributes.name; } }<text:line-break/>} )</text:p>
          </table:table-cell>
        </table:table-row>
        <table:table-row table:style-name="ro2">
          <table:table-cell/>
          <table:table-cell office:value-type="string">
            <text:p>color6</text:p>
          </table:table-cell>
          <table:table-cell office:value-type="string">
            <text:p>F0FF14</text:p>
          </table:table-cell>
          <table:table-cell office:value-type="string">
            <text:p>14ff0f</text:p>
          </table:table-cell>
          <table:table-cell table:formula="of:=CONCATENATE([.$A$1]; [.B7]; [.$A$2]; [.D7]; [.$A$3]; [.D7]; [.$A$4])" office:value-type="string" office:string-value="“color6&quot;: new OpenLayers.Style({ FillColor: &quot;#14ff0f&quot;, fillOpacity: 0.5, strokeColor: &quot;#14ff0f&quot;, strokeWidth: 1,  strokeDashstyle: &quot;dash&quot;,  label: &quot;${label}&quot;,  labelAlign: &quot;cc&quot;, fontColor: &quot;#000000&quot;, fontOpacity: 0.9, fontFamily: &quot;Arial&quot;, fontSize: 14      },  { context: { label: function (feature) { return feature.attributes.name; } }&#10;} )">
            <text:p>“color6": new OpenLayers.Style({ FillColor: "#14ff0f", fillOpacity: 0.5, strokeColor: "#14ff0f", strokeWidth: 1, <text:s/>strokeDashstyle: "dash", <text:s/>label: "${label}", <text:s/>labelAlign: "cc", fontColor: "#000000", fontOpacity: 0.9, fontFamily: "Arial", fontSize: 14 <text:s text:c="5"/>}, <text:s/>{ context: { label: function (feature) { return feature.attributes.name; } }<text:line-break/>} )</text:p>
          </table:table-cell>
        </table:table-row>
        <table:table-row table:style-name="ro2">
          <table:table-cell/>
          <table:table-cell office:value-type="string">
            <text:p>color7</text:p>
          </table:table-cell>
          <table:table-cell office:value-type="string">
            <text:p>ffffff</text:p>
          </table:table-cell>
          <table:table-cell office:value-type="string">
            <text:p>ffffff</text:p>
          </table:table-cell>
          <table:table-cell table:formula="of:=CONCATENATE([.$A$1]; [.B8]; [.$A$2]; [.D8]; [.$A$3]; [.D8]; [.$A$4])" office:value-type="string" office:string-value="“color7&quot;: new OpenLayers.Style({ FillColor: &quot;#ffffff&quot;, fillOpacity: 0.5, strokeColor: &quot;#ffffff&quot;, strokeWidth: 1,  strokeDashstyle: &quot;dash&quot;,  label: &quot;${label}&quot;,  labelAlign: &quot;cc&quot;, fontColor: &quot;#000000&quot;, fontOpacity: 0.9, fontFamily: &quot;Arial&quot;, fontSize: 14      },  { context: { label: function (feature) { return feature.attributes.name; } }&#10;} )">
            <text:p>“color7": new OpenLayers.Style({ FillColor: "#ffffff", fillOpacity: 0.5, strokeColor: "#ffffff", strokeWidth: 1, <text:s/>strokeDashstyle: "dash", <text:s/>label: "${label}", <text:s/>labelAlign: "cc", fontColor: "#000000", fontOpacity: 0.9, fontFamily: "Arial", fontSize: 14 <text:s text:c="5"/>}, <text:s/>{ context: { label: function (feature) { return feature.attributes.name; } }<text:line-break/>} )</text:p>
          </table:table-cell>
        </table:table-row>
      </table:table>
      <table:table table:name="Placemarks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6"/>
        <table:table-row table:style-name="ro4">
          <table:table-cell table:style-name="ce4" office:value-type="string">
            <text:p><text:s text:c="2"/>&lt;Placemark&gt;&lt;name&gt;</text:p>
          </table:table-cell>
          <table:table-cell office:value-type="float" office:value="181818">
            <text:p>181818</text:p>
          </table:table-cell>
          <table:table-cell table:formula="of:=CONCATENATE([.$A$1]; [Sheet1.A3]; [.$A$2]; [.B1]; [.$A$3]; [.B1]; [.$A$4]; [Sheet1.B3]; &quot;&lt;/Placemark&gt;&quot;)" office:value-type="string" office:string-value="  &lt;Placemark&gt;&lt;name&gt;33&lt;/name&gt;&lt;Style&gt;&lt;LineStyle&gt;&lt;color&gt;ff181818&lt;/color&gt;&lt;width&gt;2&lt;/width&gt;&lt;/LineStyle&gt;&lt;PolyStyle&gt;&lt;color&gt;88181818&lt;/color&gt;&lt;/PolyStyle&gt;&lt;/Style&gt;&lt;MultiGeometry&gt;&lt;Polygon&gt;&lt;outerBoundaryIs&gt;&lt;LinearRing&gt;&lt;coordinates&gt;-87.9102,41.97402 -87.9102,41.96902 -87.9102,41.96382 -87.9102,41.95882 -87.9,41.95882 -87.9,41.96382 -87.9,41.96902 -87.895,41.96902 -87.89,41.96902 -87.89,41.96402 -87.89,41.95882 -87.89,41.95382 -87.895,41.95382 -87.895,41.94882 -87.9052,41.94882 -87.9052,41.95382 -87.91,41.95382 -87.9102,41.95382 -87.915,41.95382 -87.9152,41.95382 -87.9202,41.95382 -87.9252,41.95382 -87.9252,41.95882 -87.9302,41.95882 -87.9352,41.95882 -87.9352,41.96902 -87.9302,41.96902 -87.9302,41.97382 -87.9252,41.97382 -87.92,41.97382 -87.915,41.97382 -87.915,41.97402 -87.9102,41.97402&lt;/coordinates&gt;&lt;/LinearRing&gt;&lt;/outerBoundaryIs&gt;&lt;/Polygon&gt;&lt;Polygon&gt;&lt;outerBoundaryIs&gt;&lt;LinearRing&gt;&lt;coordinates&gt;-87.9402,41.98882 -87.9352,41.98882 -87.9352,41.98382 -87.9352,41.97882 -87.9402,41.97882 -87.9402,41.98382 -87.9402,41.9888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352,42.00402 -87.9302,42.00402 -87.93,42.00402 -87.9252,42.00402 -87.9252,42.00902 -87.9202,42.00902 -87.9152,42.00902 -87.915,42.00902 -87.9102,42.00902 -87.91,42.00902 -87.9052,42.00902&lt;/coordinates&gt;&lt;/LinearRing&gt;&lt;/outerBoundaryIs&gt;&lt;/Polygon&gt;&lt;Polygon&gt;&lt;outerBoundaryIs&gt;&lt;LinearRing&gt;&lt;coordinates&gt;-87.5352,41.65382 -87.5352,41.65882 -87.5352,41.66382 -87.5352,41.66402 -87.5352,41.66902 -87.5352,41.67402 -87.5302,41.67402 -87.5302,41.67902 -87.52,41.67902 -87.52,41.67402 -87.52,41.66902 -87.52,41.66882 -87.52,41.66382 -87.52,41.65882 -87.525,41.65882 -87.525,41.65382 -87.5352,41.65382&lt;/coordinates&gt;&lt;/LinearRing&gt;&lt;/outerBoundaryIs&gt;&lt;/Polygon&gt;&lt;/MultiGeometry&gt;&lt;/Placemark&gt;">
            <text:p><text:s text:c="2"/>&lt;Placemark&gt;&lt;name&gt;33&lt;/name&gt;&lt;Style&gt;&lt;LineStyle&gt;&lt;color&gt;ff181818&lt;/color&gt;&lt;width&gt;2&lt;/width&gt;&lt;/LineStyle&gt;&lt;PolyStyle&gt;&lt;color&gt;88181818&lt;/color&gt;&lt;/PolyStyle&gt;&lt;/Style&gt;&lt;MultiGeometry&gt;&lt;Polygon&gt;&lt;outerBoundaryIs&gt;&lt;LinearRing&gt;&lt;coordinates&gt;-87.9102,41.97402 -87.9102,41.96902 -87.9102,41.96382 -87.9102,41.95882 -87.9,41.95882 -87.9,41.96382 -87.9,41.96902 -87.895,41.96902 -87.89,41.96902 -87.89,41.96402 -87.89,41.95882 -87.89,41.95382 -87.895,41.95382 -87.895,41.94882 -87.9052,41.94882 -87.9052,41.95382 -87.91,41.95382 -87.9102,41.95382 -87.915,41.95382 -87.9152,41.95382 -87.9202,41.95382 -87.9252,41.95382 -87.9252,41.95882 -87.9302,41.95882 -87.9352,41.95882 -87.9352,41.96902 -87.9302,41.96902 -87.9302,41.97382 -87.9252,41.97382 -87.92,41.97382 -87.915,41.97382 -87.915,41.97402 -87.9102,41.97402&lt;/coordinates&gt;&lt;/LinearRing&gt;&lt;/outerBoundaryIs&gt;&lt;/Polygon&gt;&lt;Polygon&gt;&lt;outerBoundaryIs&gt;&lt;LinearRing&gt;&lt;coordinates&gt;-87.9402,41.98882 -87.9352,41.98882 -87.9352,41.98382 -87.9352,41.97882 -87.9402,41.97882 -87.9402,41.98382 -87.9402,41.9888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352,42.00402 -87.9302,42.00402 -87.93,42.00402 -87.9252,42.00402 -87.9252,42.00902 -87.9202,42.00902 -87.9152,42.00902 -87.915,42.00902 -87.9102,42.00902 -87.91,42.00902 -87.9052,42.00902&lt;/coordinates&gt;&lt;/LinearRing&gt;&lt;/outerBoundaryIs&gt;&lt;/Polygon&gt;&lt;Polygon&gt;&lt;outerBoundaryIs&gt;&lt;LinearRing&gt;&lt;coordinates&gt;-87.5352,41.65382 -87.5352,41.65882 -87.5352,41.66382 -87.5352,41.66402 -87.5352,41.66902 -87.5352,41.67402 -87.5302,41.67402 -87.5302,41.67902 -87.52,41.67902 -87.52,41.67402 -87.52,41.66902 -87.52,41.66882 -87.52,41.66382 -87.52,41.65882 -87.525,41.65882 -87.525,41.65382 -87.5352,41.65382&lt;/coordinates&gt;&lt;/LinearRing&gt;&lt;/outerBoundaryIs&gt;&lt;/Polygon&gt;&lt;/MultiGeometry&gt;&lt;/Placemark&gt;</text:p>
          </table:table-cell>
        </table:table-row>
        <table:table-row table:style-name="ro4">
          <table:table-cell office:value-type="string">
            <text:p>&lt;/name&gt;&lt;Style&gt;&lt;LineStyle&gt;&lt;color&gt;ff</text:p>
          </table:table-cell>
          <table:table-cell office:value-type="float" office:value="303030">
            <text:p>303030</text:p>
          </table:table-cell>
          <table:table-cell table:formula="of:=CONCATENATE([.$A$1]; [Sheet1.A4]; [.$A$2]; [.B2]; [.$A$3]; [.B2]; [.$A$4]; [Sheet1.B4]; &quot;&lt;/Placemark&gt;&quot;)" office:value-type="string" office:string-value="  &lt;Placemark&gt;&lt;name&gt;30&lt;/name&gt;&lt;Style&gt;&lt;LineStyle&gt;&lt;color&gt;ff303030&lt;/color&gt;&lt;width&gt;2&lt;/width&gt;&lt;/LineStyle&gt;&lt;PolyStyle&gt;&lt;color&gt;88303030&lt;/color&gt;&lt;/PolyStyle&gt;&lt;/Style&gt;&lt;MultiGeometry&gt;&lt;Polygon&gt;&lt;outerBoundaryIs&gt;&lt;LinearRing&gt;&lt;coordinates&gt;-87.5302,41.67902 -87.5302,41.67402 -87.5352,41.67402 -87.5352,41.66902 -87.5352,41.66402 -87.5352,41.66382 -87.5352,41.65882 -87.5352,41.65382 -87.525,41.65382 -87.525,41.65882 -87.52,41.65882 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&lt;/coordinates&gt;&lt;/LinearRing&gt;&lt;/outerBoundaryIs&gt;&lt;/Polygon&gt;&lt;Polygon&gt;&lt;outerBoundaryIs&gt;&lt;LinearRing&gt;&lt;coordinates&gt;-87.9152,41.95382 -87.915,41.95382 -87.9102,41.95382 -87.91,41.95382 -87.9052,41.95382 -87.9052,41.94882 -87.9102,41.94882 -87.9152,41.94882 -87.9152,41.95382&lt;/coordinates&gt;&lt;/LinearRing&gt;&lt;/outerBoundaryIs&gt;&lt;/Polygon&gt;&lt;Polygon&gt;&lt;outerBoundaryIs&gt;&lt;LinearRing&gt;&lt;coordinates&gt;-87.9302,41.95882 -87.9252,41.95882 -87.9252,41.95382 -87.9302,41.95382 -87.9302,41.95882&lt;/coordinates&gt;&lt;/LinearRing&gt;&lt;/outerBoundaryIs&gt;&lt;/Polygon&gt;&lt;Polygon&gt;&lt;outerBoundaryIs&gt;&lt;LinearRing&gt;&lt;coordinates&gt;-87.9402,41.97882 -87.9352,41.97882 -87.9302,41.97882 -87.9302,41.97402 -87.9302,41.97382 -87.9302,41.96902 -87.9352,41.96902 -87.9352,41.96382 -87.9402,41.96382 -87.9402,41.96882 -87.9402,41.97382 -87.9402,41.97402 -87.9402,41.97882&lt;/coordinates&gt;&lt;/LinearRing&gt;&lt;/outerBoundaryIs&gt;&lt;/Polygon&gt;&lt;Polygon&gt;&lt;outerBoundaryIs&gt;&lt;LinearRing&gt;&lt;coordinates&gt;-87.9252,42.00902 -87.9252,42.00402 -87.93,42.00402 -87.9302,42.00402 -87.9352,42.00402 -87.9402,42.00402 -87.9402,42.00902 -87.9352,42.00902 -87.9302,42.00902 -87.93,42.00902 -87.92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89,41.95382 -87.89,41.95882 -87.89,41.96402 -87.885,41.96402 -87.88,41.96402 -87.88,41.95382 -87.885,41.95382 -87.89,41.95382&lt;/coordinates&gt;&lt;/LinearRing&gt;&lt;/outerBoundaryIs&gt;&lt;/Polygon&gt;&lt;Polygon&gt;&lt;outerBoundaryIs&gt;&lt;LinearRing&gt;&lt;coordinates&gt;-87.895,41.94882 -87.895,41.95382 -87.89,41.95382 -87.89,41.94882 -87.895,41.94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">
            <text:p><text:s text:c="2"/>&lt;Placemark&gt;&lt;name&gt;30&lt;/name&gt;&lt;Style&gt;&lt;LineStyle&gt;&lt;color&gt;ff303030&lt;/color&gt;&lt;width&gt;2&lt;/width&gt;&lt;/LineStyle&gt;&lt;PolyStyle&gt;&lt;color&gt;88303030&lt;/color&gt;&lt;/PolyStyle&gt;&lt;/Style&gt;&lt;MultiGeometry&gt;&lt;Polygon&gt;&lt;outerBoundaryIs&gt;&lt;LinearRing&gt;&lt;coordinates&gt;-87.5302,41.67902 -87.5302,41.67402 -87.5352,41.67402 -87.5352,41.66902 -87.5352,41.66402 -87.5352,41.66382 -87.5352,41.65882 -87.5352,41.65382 -87.525,41.65382 -87.525,41.65882 -87.52,41.65882 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&lt;/coordinates&gt;&lt;/LinearRing&gt;&lt;/outerBoundaryIs&gt;&lt;/Polygon&gt;&lt;Polygon&gt;&lt;outerBoundaryIs&gt;&lt;LinearRing&gt;&lt;coordinates&gt;-87.9152,41.95382 -87.915,41.95382 -87.9102,41.95382 -87.91,41.95382 -87.9052,41.95382 -87.9052,41.94882 -87.9102,41.94882 -87.9152,41.94882 -87.9152,41.95382&lt;/coordinates&gt;&lt;/LinearRing&gt;&lt;/outerBoundaryIs&gt;&lt;/Polygon&gt;&lt;Polygon&gt;&lt;outerBoundaryIs&gt;&lt;LinearRing&gt;&lt;coordinates&gt;-87.9302,41.95882 -87.9252,41.95882 -87.9252,41.95382 -87.9302,41.95382 -87.9302,41.95882&lt;/coordinates&gt;&lt;/LinearRing&gt;&lt;/outerBoundaryIs&gt;&lt;/Polygon&gt;&lt;Polygon&gt;&lt;outerBoundaryIs&gt;&lt;LinearRing&gt;&lt;coordinates&gt;-87.9402,41.97882 -87.9352,41.97882 -87.9302,41.97882 -87.9302,41.97402 -87.9302,41.97382 -87.9302,41.96902 -87.9352,41.96902 -87.9352,41.96382 -87.9402,41.96382 -87.9402,41.96882 -87.9402,41.97382 -87.9402,41.97402 -87.9402,41.97882&lt;/coordinates&gt;&lt;/LinearRing&gt;&lt;/outerBoundaryIs&gt;&lt;/Polygon&gt;&lt;Polygon&gt;&lt;outerBoundaryIs&gt;&lt;LinearRing&gt;&lt;coordinates&gt;-87.9252,42.00902 -87.9252,42.00402 -87.93,42.00402 -87.9302,42.00402 -87.9352,42.00402 -87.9402,42.00402 -87.9402,42.00902 -87.9352,42.00902 -87.9302,42.00902 -87.93,42.00902 -87.92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89,41.95382 -87.89,41.95882 -87.89,41.96402 -87.885,41.96402 -87.88,41.96402 -87.88,41.95382 -87.885,41.95382 -87.89,41.95382&lt;/coordinates&gt;&lt;/LinearRing&gt;&lt;/outerBoundaryIs&gt;&lt;/Polygon&gt;&lt;Polygon&gt;&lt;outerBoundaryIs&gt;&lt;LinearRing&gt;&lt;coordinates&gt;-87.895,41.94882 -87.895,41.95382 -87.89,41.95382 -87.89,41.94882 -87.895,41.94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</text:p>
          </table:table-cell>
        </table:table-row>
        <table:table-row table:style-name="ro4">
          <table:table-cell table:style-name="ce2" office:value-type="string">
            <text:p><text:span text:style-name="T4">&lt;/color&gt;&lt;width&gt;2&lt;/width&gt;&lt;/LineStyle&gt;&lt;PolyStyle&gt;&lt;color&gt;88</text:span></text:p>
          </table:table-cell>
          <table:table-cell office:value-type="float" office:value="484848">
            <text:p>484848</text:p>
          </table:table-cell>
          <table:table-cell table:formula="of:=CONCATENATE([.$A$1]; [Sheet1.A5]; [.$A$2]; [.B3]; [.$A$3]; [.B3]; [.$A$4]; [Sheet1.B5]; &quot;&lt;/Placemark&gt;&quot;)" office:value-type="string" office:string-value="  &lt;Placemark&gt;&lt;name&gt;27&lt;/name&gt;&lt;Style&gt;&lt;LineStyle&gt;&lt;color&gt;ff484848&lt;/color&gt;&lt;width&gt;2&lt;/width&gt;&lt;/LineStyle&gt;&lt;PolyStyle&gt;&lt;color&gt;88484848&lt;/color&gt;&lt;/PolyStyle&gt;&lt;/Style&gt;&lt;MultiGeometry&gt;&lt;Polygon&gt;&lt;outerBoundaryIs&gt;&lt;LinearRing&gt;&lt;coordinates&gt;-87.61,41.65402 -87.6152,41.65402 -87.6152,41.64382 -87.6202,41.64382 -87.6202,41.64882 -87.6202,41.65402 -87.6202,41.65882 -87.625,41.65882 -87.625,41.65382 -87.63,41.65382 -87.6352,41.65382 -87.6402,41.65382 -87.6402,41.66382 -87.6402,41.66402 -87.6402,41.67402 -87.6352,41.67402 -87.6352,41.67902 -87.6302,41.67902 -87.625,41.67902 -87.62,41.67902 -87.62,41.67402 -87.62,41.66902 -87.6152,41.66902 -87.6152,41.67402 -87.605,41.67402 -87.605,41.66902 -87.605,41.66382 -87.605,41.65882 -87.61,41.65882 -87.61,41.65402&lt;/coordinates&gt;&lt;/LinearRing&gt;&lt;/outerBoundaryIs&gt;&lt;/Polygon&gt;&lt;Polygon&gt;&lt;outerBoundaryIs&gt;&lt;LinearRing&gt;&lt;coordinates&gt;-87.605,41.64382 -87.605,41.65402 -87.6,41.65402 -87.5952,41.65402 -87.595,41.65402 -87.5852,41.65402 -87.5852,41.65382 -87.585,41.65382 -87.585,41.64382 -87.595,41.64382 -87.5952,41.64382 -87.6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,41.70902 -87.69,41.70902 -87.69,41.70402 -87.685,41.70402 -87.685,41.69382 -87.695,41.69382 -87.6952,41.69382 -87.7,41.69382 -87.7,41.68882 -87.7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552,41.65902 -87.5552,41.66382 -87.56,41.66382 -87.56,41.67402 -87.5702,41.67402 -87.5702,41.66902 -87.5752,41.66902 -87.5752,41.66402 -87.5852,41.66402 -87.5852,41.66382 -87.5902,41.66382 -87.5902,41.67382 -87.5902,41.67402 -87.5902,41.68402 -87.58,41.68402 -87.58,41.67902 -87.5752,41.67902 -87.5752,41.68402 -87.5702,41.68402 -87.5702,41.68902 -87.56,41.68902 -87.56,41.68402 -87.5552,41.68402&lt;/coordinates&gt;&lt;/LinearRing&gt;&lt;/outerBoundaryIs&gt;&lt;/Polygon&gt;&lt;Polygon&gt;&lt;outerBoundaryIs&gt;&lt;LinearRing&gt;&lt;coordinates&gt;-87.52,41.67902 -87.525,41.67902 -87.53,41.67902 -87.5302,41.67902 -87.535,41.67902 -87.5352,41.67902 -87.54,41.67902 -87.54,41.68402 -87.545,41.68402 -87.5502,41.68402 -87.5552,41.68402 -87.5552,41.68882 -87.5552,41.68902 -87.5552,41.69402 -87.5552,41.69902 -87.5502,41.69902 -87.545,41.69902 -87.54,41.69902 -87.54,41.69402 -87.54,41.68902 -87.5352,41.68902 -87.535,41.68902 -87.53,41.68902 -87.525,41.68902 -87.525,41.68402 -87.52,41.68402 -87.52,41.67902&lt;/coordinates&gt;&lt;/LinearRing&gt;&lt;/outerBoundaryIs&gt;&lt;/Polygon&gt;&lt;Polygon&gt;&lt;outerBoundaryIs&gt;&lt;LinearRing&gt;&lt;coordinates&gt;-87.56,41.65902 -87.565,41.65902 -87.565,41.66382 -87.56,41.66382 -87.56,41.6590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,41.97902 -87.865,41.96882 -87.87,41.96882 -87.875,41.96882 -87.8752,41.96882 -87.88,41.96882 -87.88,41.96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6802,41.72382 -87.6802,41.72882 -87.6802,41.73402 -87.6802,41.73902 -87.67,41.73902 -87.67,41.73402 -87.67,41.72882 -87.67,41.72382 -87.6802,41.72382&lt;/coordinates&gt;&lt;/LinearRing&gt;&lt;/outerBoundaryIs&gt;&lt;/Polygon&gt;&lt;Polygon&gt;&lt;outerBoundaryIs&gt;&lt;LinearRing&gt;&lt;coordinates&gt;-87.81,42.00882 -87.81,42.00382 -87.815,42.00382 -87.8202,42.00382 -87.8252,42.00382 -87.8252,42.01402 -87.8202,42.01402 -87.8202,42.01902 -87.8152,42.01902 -87.81,42.01902 -87.805,42.01902 -87.805,42.00882 -87.81,42.00882&lt;/coordinates&gt;&lt;/LinearRing&gt;&lt;/outerBoundaryIs&gt;&lt;/Polygon&gt;&lt;Polygon&gt;&lt;outerBoundaryIs&gt;&lt;LinearRing&gt;&lt;coordinates&gt;-87.8452,41.94882 -87.8452,41.95382 -87.85,41.95382 -87.8552,41.95382 -87.8602,41.95382 -87.8602,41.95882 -87.8602,41.96402 -87.8602,41.96902 -87.8552,41.96902 -87.8552,41.97402 -87.845,41.97402 -87.845,41.96902 -87.84,41.96902 -87.835,41.96902 -87.835,41.96402 -87.83,41.96402 -87.83,41.95402 -87.8202,41.95402 -87.82,41.95402 -87.81,41.95402 -87.81,41.94382 -87.82,41.94382 -87.8202,41.94382 -87.8302,41.94382 -87.8302,41.95382 -87.835,41.95382 -87.835,41.94882 -87.8452,41.94882&lt;/coordinates&gt;&lt;/LinearRing&gt;&lt;/outerBoundaryIs&gt;&lt;/Polygon&gt;&lt;/MultiGeometry&gt;&lt;/Placemark&gt;">
            <text:p><text:s text:c="2"/>&lt;Placemark&gt;&lt;name&gt;27&lt;/name&gt;&lt;Style&gt;&lt;LineStyle&gt;&lt;color&gt;ff484848&lt;/color&gt;&lt;width&gt;2&lt;/width&gt;&lt;/LineStyle&gt;&lt;PolyStyle&gt;&lt;color&gt;88484848&lt;/color&gt;&lt;/PolyStyle&gt;&lt;/Style&gt;&lt;MultiGeometry&gt;&lt;Polygon&gt;&lt;outerBoundaryIs&gt;&lt;LinearRing&gt;&lt;coordinates&gt;-87.61,41.65402 -87.6152,41.65402 -87.6152,41.64382 -87.6202,41.64382 -87.6202,41.64882 -87.6202,41.65402 -87.6202,41.65882 -87.625,41.65882 -87.625,41.65382 -87.63,41.65382 -87.6352,41.65382 -87.6402,41.65382 -87.6402,41.66382 -87.6402,41.66402 -87.6402,41.67402 -87.6352,41.67402 -87.6352,41.67902 -87.6302,41.67902 -87.625,41.67902 -87.62,41.67902 -87.62,41.67402 -87.62,41.66902 -87.6152,41.66902 -87.6152,41.67402 -87.605,41.67402 -87.605,41.66902 -87.605,41.66382 -87.605,41.65882 -87.61,41.65882 -87.61,41.65402&lt;/coordinates&gt;&lt;/LinearRing&gt;&lt;/outerBoundaryIs&gt;&lt;/Polygon&gt;&lt;Polygon&gt;&lt;outerBoundaryIs&gt;&lt;LinearRing&gt;&lt;coordinates&gt;-87.605,41.64382 -87.605,41.65402 -87.6,41.65402 -87.5952,41.65402 -87.595,41.65402 -87.5852,41.65402 -87.5852,41.65382 -87.585,41.65382 -87.585,41.64382 -87.595,41.64382 -87.5952,41.64382 -87.6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,41.70902 -87.69,41.70902 -87.69,41.70402 -87.685,41.70402 -87.685,41.69382 -87.695,41.69382 -87.6952,41.69382 -87.7,41.69382 -87.7,41.68882 -87.7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552,41.65902 -87.5552,41.66382 -87.56,41.66382 -87.56,41.67402 -87.5702,41.67402 -87.5702,41.66902 -87.5752,41.66902 -87.5752,41.66402 -87.5852,41.66402 -87.5852,41.66382 -87.5902,41.66382 -87.5902,41.67382 -87.5902,41.67402 -87.5902,41.68402 -87.58,41.68402 -87.58,41.67902 -87.5752,41.67902 -87.5752,41.68402 -87.5702,41.68402 -87.5702,41.68902 -87.56,41.68902 -87.56,41.68402 -87.5552,41.68402&lt;/coordinates&gt;&lt;/LinearRing&gt;&lt;/outerBoundaryIs&gt;&lt;/Polygon&gt;&lt;Polygon&gt;&lt;outerBoundaryIs&gt;&lt;LinearRing&gt;&lt;coordinates&gt;-87.52,41.67902 -87.525,41.67902 -87.53,41.67902 -87.5302,41.67902 -87.535,41.67902 -87.5352,41.67902 -87.54,41.67902 -87.54,41.68402 -87.545,41.68402 -87.5502,41.68402 -87.5552,41.68402 -87.5552,41.68882 -87.5552,41.68902 -87.5552,41.69402 -87.5552,41.69902 -87.5502,41.69902 -87.545,41.69902 -87.54,41.69902 -87.54,41.69402 -87.54,41.68902 -87.5352,41.68902 -87.535,41.68902 -87.53,41.68902 -87.525,41.68902 -87.525,41.68402 -87.52,41.68402 -87.52,41.67902&lt;/coordinates&gt;&lt;/LinearRing&gt;&lt;/outerBoundaryIs&gt;&lt;/Polygon&gt;&lt;Polygon&gt;&lt;outerBoundaryIs&gt;&lt;LinearRing&gt;&lt;coordinates&gt;-87.56,41.65902 -87.565,41.65902 -87.565,41.66382 -87.56,41.66382 -87.56,41.6590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,41.97902 -87.865,41.96882 -87.87,41.96882 -87.875,41.96882 -87.8752,41.96882 -87.88,41.96882 -87.88,41.96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6802,41.72382 -87.6802,41.72882 -87.6802,41.73402 -87.6802,41.73902 -87.67,41.73902 -87.67,41.73402 -87.67,41.72882 -87.67,41.72382 -87.6802,41.72382&lt;/coordinates&gt;&lt;/LinearRing&gt;&lt;/outerBoundaryIs&gt;&lt;/Polygon&gt;&lt;Polygon&gt;&lt;outerBoundaryIs&gt;&lt;LinearRing&gt;&lt;coordinates&gt;-87.81,42.00882 -87.81,42.00382 -87.815,42.00382 -87.8202,42.00382 -87.8252,42.00382 -87.8252,42.01402 -87.8202,42.01402 -87.8202,42.01902 -87.8152,42.01902 -87.81,42.01902 -87.805,42.01902 -87.805,42.00882 -87.81,42.00882&lt;/coordinates&gt;&lt;/LinearRing&gt;&lt;/outerBoundaryIs&gt;&lt;/Polygon&gt;&lt;Polygon&gt;&lt;outerBoundaryIs&gt;&lt;LinearRing&gt;&lt;coordinates&gt;-87.8452,41.94882 -87.8452,41.95382 -87.85,41.95382 -87.8552,41.95382 -87.8602,41.95382 -87.8602,41.95882 -87.8602,41.96402 -87.8602,41.96902 -87.8552,41.96902 -87.8552,41.97402 -87.845,41.97402 -87.845,41.96902 -87.84,41.96902 -87.835,41.96902 -87.835,41.96402 -87.83,41.96402 -87.83,41.95402 -87.8202,41.95402 -87.82,41.95402 -87.81,41.95402 -87.81,41.94382 -87.82,41.94382 -87.8202,41.94382 -87.8302,41.94382 -87.8302,41.95382 -87.835,41.95382 -87.835,41.94882 -87.8452,41.94882&lt;/coordinates&gt;&lt;/LinearRing&gt;&lt;/outerBoundaryIs&gt;&lt;/Polygon&gt;&lt;/MultiGeometry&gt;&lt;/Placemark&gt;</text:p>
          </table:table-cell>
        </table:table-row>
        <table:table-row table:style-name="ro4">
          <table:table-cell table:style-name="ce5" office:value-type="string">
            <text:p><text:span text:style-name="T4">&lt;/color&gt;&lt;/PolyStyle&gt;&lt;/Style&gt;</text:span></text:p>
          </table:table-cell>
          <table:table-cell office:value-type="float" office:value="606060">
            <text:p>606060</text:p>
          </table:table-cell>
          <table:table-cell table:formula="of:=CONCATENATE([.$A$1]; [Sheet1.A6]; [.$A$2]; [.B4]; [.$A$3]; [.B4]; [.$A$4]; [Sheet1.B6]; &quot;&lt;/Placemark&gt;&quot;)" office:value-type="string" office:string-value="  &lt;Placemark&gt;&lt;name&gt;24&lt;/name&gt;&lt;Style&gt;&lt;LineStyle&gt;&lt;color&gt;ff606060&lt;/color&gt;&lt;width&gt;2&lt;/width&gt;&lt;/LineStyle&gt;&lt;PolyStyle&gt;&lt;color&gt;88606060&lt;/color&gt;&lt;/PolyStyle&gt;&lt;/Style&gt;&lt;MultiGeometry&gt;&lt;Polygon&gt;&lt;outerBoundaryIs&gt;&lt;LinearRing&gt;&lt;coordinates&gt;-87.6802,41.73402 -87.6802,41.72882 -87.6802,41.72382 -87.67,41.72382 -87.67,41.72882 -87.67,41.73402 -87.67,41.739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,41.68882 -87.7,41.69382 -87.6952,41.69382 -87.695,41.69382 -87.685,41.69382 -87.685,41.70402 -87.69,41.70402 -87.69,41.70902 -87.695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&lt;/coordinates&gt;&lt;/LinearRing&gt;&lt;/outerBoundaryIs&gt;&lt;/Polygon&gt;&lt;Polygon&gt;&lt;outerBoundaryIs&gt;&lt;LinearRing&gt;&lt;coordinates&gt;-87.605,41.67402 -87.6152,41.67402 -87.6152,41.66902 -87.62,41.66902 -87.62,41.67402 -87.62,41.67902 -87.625,41.67902 -87.6302,41.67902 -87.6352,41.67902 -87.6352,41.67402 -87.6402,41.67402 -87.6402,41.66402 -87.6402,41.66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&lt;/coordinates&gt;&lt;/LinearRing&gt;&lt;/outerBoundaryIs&gt;&lt;/Polygon&gt;&lt;Polygon&gt;&lt;outerBoundaryIs&gt;&lt;LinearRing&gt;&lt;coordinates&gt;-87.5902,41.68402 -87.5902,41.67402 -87.5902,41.67382 -87.5902,41.66382 -87.5852,41.66382 -87.5852,41.65402 -87.595,41.65402 -87.5952,41.65402 -87.6,41.65402 -87.605,41.65402 -87.6052,41.65402 -87.61,41.65402 -87.61,41.65882 -87.605,41.65882 -87.605,41.66382 -87.605,41.66902 -87.605,41.67402 -87.6002,41.67402 -87.6002,41.67902 -87.5952,41.67902 -87.5952,41.68402 -87.5902,41.68402&lt;/coordinates&gt;&lt;/LinearRing&gt;&lt;/outerBoundaryIs&gt;&lt;/Polygon&gt;&lt;Polygon&gt;&lt;outerBoundaryIs&gt;&lt;LinearRing&gt;&lt;coordinates&gt;-87.52,41.68402 -87.525,41.68402 -87.525,41.68902 -87.53,41.68902 -87.535,41.68902 -87.5352,41.68902 -87.54,41.68902 -87.54,41.69402 -87.54,41.69902 -87.545,41.69902 -87.5502,41.69902 -87.5552,41.69902 -87.5552,41.69402 -87.5552,41.68902 -87.5552,41.68882 -87.5552,41.68402 -87.56,41.68402 -87.56,41.68902 -87.5702,41.68902 -87.5702,41.68402 -87.5752,41.68402 -87.5752,41.67902 -87.58,41.67902 -87.58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585,41.64382 -87.585,41.65382 -87.575,41.65382 -87.575,41.65882 -87.5702,41.65882 -87.5702,41.65402 -87.5702,41.64882 -87.5702,41.64382 -87.575,41.64382 -87.5752,41.64382 -87.58,41.64382 -87.5802,41.64382 -87.585,41.64382&lt;/coordinates&gt;&lt;/LinearRing&gt;&lt;/outerBoundaryIs&gt;&lt;/Polygon&gt;&lt;Polygon&gt;&lt;outerBoundaryIs&gt;&lt;LinearRing&gt;&lt;coordinates&gt;-87.56,41.65902 -87.56,41.66382 -87.5552,41.66382 -87.5552,41.65902 -87.56,41.65902&lt;/coordinates&gt;&lt;/LinearRing&gt;&lt;/outerBoundaryIs&gt;&lt;/Polygon&gt;&lt;Polygon&gt;&lt;outerBoundaryIs&gt;&lt;LinearRing&gt;&lt;coordinates&gt;-87.8252,42.00382 -87.8202,42.00382 -87.815,42.00382 -87.81,42.00382 -87.81,42.0088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902 -87.8352,41.96902 -87.8352,41.97382 -87.84,41.97382 -87.84,41.96902 -87.845,41.96902 -87.845,41.97402 -87.8552,41.97402 -87.8552,41.96902 -87.8602,41.96902 -87.8602,41.96882 -87.865,41.9688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&lt;/coordinates&gt;&lt;/LinearRing&gt;&lt;/outerBoundaryIs&gt;&lt;/Polygon&gt;&lt;Polygon&gt;&lt;outerBoundaryIs&gt;&lt;LinearRing&gt;&lt;coordinates&gt;-87.8602,41.95382 -87.8552,41.95382 -87.85,41.95382 -87.8452,41.95382 -87.8452,41.94882 -87.835,41.94882 -87.835,41.95382 -87.8302,41.95382 -87.8302,41.94382 -87.8202,41.94382 -87.82,41.94382 -87.81,41.94382 -87.81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&lt;/Placemark&gt;">
            <text:p><text:s text:c="2"/>&lt;Placemark&gt;&lt;name&gt;24&lt;/name&gt;&lt;Style&gt;&lt;LineStyle&gt;&lt;color&gt;ff606060&lt;/color&gt;&lt;width&gt;2&lt;/width&gt;&lt;/LineStyle&gt;&lt;PolyStyle&gt;&lt;color&gt;88606060&lt;/color&gt;&lt;/PolyStyle&gt;&lt;/Style&gt;&lt;MultiGeometry&gt;&lt;Polygon&gt;&lt;outerBoundaryIs&gt;&lt;LinearRing&gt;&lt;coordinates&gt;-87.6802,41.73402 -87.6802,41.72882 -87.6802,41.72382 -87.67,41.72382 -87.67,41.72882 -87.67,41.73402 -87.67,41.739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,41.68882 -87.7,41.69382 -87.6952,41.69382 -87.695,41.69382 -87.685,41.69382 -87.685,41.70402 -87.69,41.70402 -87.69,41.70902 -87.695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&lt;/coordinates&gt;&lt;/LinearRing&gt;&lt;/outerBoundaryIs&gt;&lt;/Polygon&gt;&lt;Polygon&gt;&lt;outerBoundaryIs&gt;&lt;LinearRing&gt;&lt;coordinates&gt;-87.605,41.67402 -87.6152,41.67402 -87.6152,41.66902 -87.62,41.66902 -87.62,41.67402 -87.62,41.67902 -87.625,41.67902 -87.6302,41.67902 -87.6352,41.67902 -87.6352,41.67402 -87.6402,41.67402 -87.6402,41.66402 -87.6402,41.66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&lt;/coordinates&gt;&lt;/LinearRing&gt;&lt;/outerBoundaryIs&gt;&lt;/Polygon&gt;&lt;Polygon&gt;&lt;outerBoundaryIs&gt;&lt;LinearRing&gt;&lt;coordinates&gt;-87.5902,41.68402 -87.5902,41.67402 -87.5902,41.67382 -87.5902,41.66382 -87.5852,41.66382 -87.5852,41.65402 -87.595,41.65402 -87.5952,41.65402 -87.6,41.65402 -87.605,41.65402 -87.6052,41.65402 -87.61,41.65402 -87.61,41.65882 -87.605,41.65882 -87.605,41.66382 -87.605,41.66902 -87.605,41.67402 -87.6002,41.67402 -87.6002,41.67902 -87.5952,41.67902 -87.5952,41.68402 -87.5902,41.68402&lt;/coordinates&gt;&lt;/LinearRing&gt;&lt;/outerBoundaryIs&gt;&lt;/Polygon&gt;&lt;Polygon&gt;&lt;outerBoundaryIs&gt;&lt;LinearRing&gt;&lt;coordinates&gt;-87.52,41.68402 -87.525,41.68402 -87.525,41.68902 -87.53,41.68902 -87.535,41.68902 -87.5352,41.68902 -87.54,41.68902 -87.54,41.69402 -87.54,41.69902 -87.545,41.69902 -87.5502,41.69902 -87.5552,41.69902 -87.5552,41.69402 -87.5552,41.68902 -87.5552,41.68882 -87.5552,41.68402 -87.56,41.68402 -87.56,41.68902 -87.5702,41.68902 -87.5702,41.68402 -87.5752,41.68402 -87.5752,41.67902 -87.58,41.67902 -87.58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585,41.64382 -87.585,41.65382 -87.575,41.65382 -87.575,41.65882 -87.5702,41.65882 -87.5702,41.65402 -87.5702,41.64882 -87.5702,41.64382 -87.575,41.64382 -87.5752,41.64382 -87.58,41.64382 -87.5802,41.64382 -87.585,41.64382&lt;/coordinates&gt;&lt;/LinearRing&gt;&lt;/outerBoundaryIs&gt;&lt;/Polygon&gt;&lt;Polygon&gt;&lt;outerBoundaryIs&gt;&lt;LinearRing&gt;&lt;coordinates&gt;-87.56,41.65902 -87.56,41.66382 -87.5552,41.66382 -87.5552,41.65902 -87.56,41.65902&lt;/coordinates&gt;&lt;/LinearRing&gt;&lt;/outerBoundaryIs&gt;&lt;/Polygon&gt;&lt;Polygon&gt;&lt;outerBoundaryIs&gt;&lt;LinearRing&gt;&lt;coordinates&gt;-87.8252,42.00382 -87.8202,42.00382 -87.815,42.00382 -87.81,42.00382 -87.81,42.0088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902 -87.8352,41.96902 -87.8352,41.97382 -87.84,41.97382 -87.84,41.96902 -87.845,41.96902 -87.845,41.97402 -87.8552,41.97402 -87.8552,41.96902 -87.8602,41.96902 -87.8602,41.96882 -87.865,41.9688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&lt;/coordinates&gt;&lt;/LinearRing&gt;&lt;/outerBoundaryIs&gt;&lt;/Polygon&gt;&lt;Polygon&gt;&lt;outerBoundaryIs&gt;&lt;LinearRing&gt;&lt;coordinates&gt;-87.8602,41.95382 -87.8552,41.95382 -87.85,41.95382 -87.8452,41.95382 -87.8452,41.94882 -87.835,41.94882 -87.835,41.95382 -87.8302,41.95382 -87.8302,41.94382 -87.8202,41.94382 -87.82,41.94382 -87.81,41.94382 -87.81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float" office:value="787878">
            <text:p>787878</text:p>
          </table:table-cell>
          <table:table-cell table:formula="of:=CONCATENATE([.$A$1]; [Sheet1.A7]; [.$A$2]; [.B5]; [.$A$3]; [.B5]; [.$A$4]; [Sheet1.B7]; &quot;&lt;/Placemark&gt;&quot;)" office:value-type="string" office:string-value="  &lt;Placemark&gt;&lt;name&gt;21&lt;/name&gt;&lt;Style&gt;&lt;LineStyle&gt;&lt;color&gt;ff787878&lt;/color&gt;&lt;width&gt;2&lt;/width&gt;&lt;/LineStyle&gt;&lt;PolyStyle&gt;&lt;color&gt;88787878&lt;/color&gt;&lt;/PolyStyle&gt;&lt;/Style&gt;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402 -87.7452,41.75902 -87.7402,41.75902 -87.7402,41.76382 -87.7452,41.76382 -87.7452,41.77402 -87.735,41.77402 -87.735,41.76402 -87.73,41.76402 -87.7252,41.76402 -87.725,41.76402 -87.7202,41.76402 -87.7152,41.76402 -87.7152,41.76902 -87.7152,41.77402 -87.705,41.77402 -87.705,41.76902 -87.705,41.76402 -87.705,41.76382 -87.705,41.75902 -87.7002,41.75902 -87.7,41.75902 -87.6952,41.75902 -87.695,41.75902 -87.6902,41.75902 -87.6902,41.76402 -87.68,41.76402 -87.68,41.75902 -87.6752,41.75902 -87.6752,41.76902 -87.6652,41.76902 -87.6652,41.77902 -87.655,41.77902 -87.655,41.76882 -87.665,41.76882 -87.665,41.76402 -87.66,41.76402 -87.66,41.75902 -87.66,41.75402 -87.655,41.75402 -87.655,41.74902 -87.65,41.74902 -87.65,41.74402 -87.645,41.74402 -87.645,41.73902 -87.645,41.73402 -87.645,41.73382 -87.645,41.72902 -87.64,41.72902 -87.635,41.72902 -87.635,41.71902 -87.63,41.71902 -87.63,41.71402 -87.625,41.71402 -87.625,41.70902 -87.6202,41.70902 -87.62,41.70902 -87.6152,41.70902 -87.6152,41.71402 -87.6102,41.71402 -87.6102,41.72382 -87.6102,41.72402 -87.6102,41.73402 -87.6052,41.73402 -87.6052,41.73902 -87.6052,41.74402 -87.6002,41.74402 -87.6002,41.75402 -87.5952,41.75402 -87.59,41.75402 -87.5852,41.75402 -87.5852,41.75902 -87.5752,41.75902 -87.575,41.75902 -87.5702,41.75902 -87.5652,41.75902 -87.5652,41.76402 -87.5552,41.764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innerBoundaryIs&gt;&lt;LinearRing&gt;&lt;coordinates&gt;-87.645,41.70902 -87.6402,41.70902 -87.6402,41.71402 -87.6402,41.71882 -87.645,41.71882 -87.645,41.71402 -87.645,41.71382 -87.645,41.7090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382 -87.76,41.99382 -87.76,41.98902 -87.755,41.98902 -87.755,41.97882 -87.7652,41.97882 -87.7652,41.98382 -87.77,41.98382 -87.77,41.97882 -87.775,41.97882 -87.7802,41.97882 -87.785,41.97882 -87.785,41.97402 -87.78,41.97402 -87.78,41.96902 -87.775,41.96902 -87.775,41.96402 -87.775,41.95902 -87.77,41.95902 -87.77,41.95402 -87.77,41.94902 -87.765,41.94902 -87.76,41.94902 -87.76,41.93902 -87.755,41.93902 -87.755,41.92882 -87.7652,41.92882 -87.7652,41.93882 -87.77,41.93882 -87.77,41.93382 -87.775,41.93382 -87.78,41.93382 -87.78,41.92882 -87.785,41.92882 -87.785,41.91882 -87.7952,41.91882 -87.7952,41.92382 -87.8,41.92382 -87.8002,41.92382 -87.8052,41.92382 -87.8102,41.92382 -87.8102,41.9288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102,41.99382 -87.7102,42.00402 -87.7,42.00402 -87.7,41.99382 -87.7102,41.99382&lt;/coordinates&gt;&lt;/LinearRing&gt;&lt;/outerBoundaryIs&gt;&lt;/Polygon&gt;&lt;Polygon&gt;&lt;outerBoundaryIs&gt;&lt;LinearRing&gt;&lt;coordinates&gt;-87.695,42.01382 -87.695,42.00882 -87.7,42.00882 -87.7052,42.00882 -87.7102,42.00882 -87.7102,42.01382 -87.7102,42.01902 -87.7102,42.02402 -87.7052,42.02402 -87.7002,42.02402 -87.7,42.02402 -87.695,42.02402 -87.69,42.02402 -87.69,42.01382 -87.695,42.01382&lt;/coordinates&gt;&lt;/LinearRing&gt;&lt;/outerBoundaryIs&gt;&lt;/Polygon&gt;&lt;Polygon&gt;&lt;outerBoundaryIs&gt;&lt;LinearRing&gt;&lt;coordinates&gt;-87.72,41.98402 -87.72,41.97882 -87.72,41.97382 -87.725,41.97382 -87.73,41.97382 -87.7302,41.97382 -87.735,41.97382 -87.7352,41.97382 -87.7402,41.97382 -87.7452,41.97382 -87.7452,41.97882 -87.7502,41.97882 -87.7502,41.98902 -87.7452,41.98902 -87.7452,41.99402 -87.7452,41.99902 -87.7402,41.99902 -87.7352,41.99902 -87.735,41.99902 -87.7302,41.99902 -87.73,41.99902 -87.725,41.99902 -87.72,41.99902 -87.72,41.98902 -87.72,41.98882 -87.72,41.98402&lt;/coordinates&gt;&lt;/LinearRing&gt;&lt;/outerBoundaryIs&gt;&lt;/Polygon&gt;&lt;Polygon&gt;&lt;outerBoundaryIs&gt;&lt;LinearRing&gt;&lt;coordinates&gt;-87.6102,41.76382 -87.6102,41.77402 -87.6,41.77402 -87.6,41.76382 -87.6102,41.76382&lt;/coordinates&gt;&lt;/LinearRing&gt;&lt;/outerBoundaryIs&gt;&lt;/Polygon&gt;&lt;/MultiGeometry&gt;&lt;/Placemark&gt;">
            <text:p><text:s text:c="2"/>&lt;Placemark&gt;&lt;name&gt;21&lt;/name&gt;&lt;Style&gt;&lt;LineStyle&gt;&lt;color&gt;ff787878&lt;/color&gt;&lt;width&gt;2&lt;/width&gt;&lt;/LineStyle&gt;&lt;PolyStyle&gt;&lt;color&gt;88787878&lt;/color&gt;&lt;/PolyStyle&gt;&lt;/Style&gt;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402 -87.7452,41.75902 -87.7402,41.75902 -87.7402,41.76382 -87.7452,41.76382 -87.7452,41.77402 -87.735,41.77402 -87.735,41.76402 -87.73,41.76402 -87.7252,41.76402 -87.725,41.76402 -87.7202,41.76402 -87.7152,41.76402 -87.7152,41.76902 -87.7152,41.77402 -87.705,41.77402 -87.705,41.76902 -87.705,41.76402 -87.705,41.76382 -87.705,41.75902 -87.7002,41.75902 -87.7,41.75902 -87.6952,41.75902 -87.695,41.75902 -87.6902,41.75902 -87.6902,41.76402 -87.68,41.76402 -87.68,41.75902 -87.6752,41.75902 -87.6752,41.76902 -87.6652,41.76902 -87.6652,41.77902 -87.655,41.77902 -87.655,41.76882 -87.665,41.76882 -87.665,41.76402 -87.66,41.76402 -87.66,41.75902 -87.66,41.75402 -87.655,41.75402 -87.655,41.74902 -87.65,41.74902 -87.65,41.74402 -87.645,41.74402 -87.645,41.73902 -87.645,41.73402 -87.645,41.73382 -87.645,41.72902 -87.64,41.72902 -87.635,41.72902 -87.635,41.71902 -87.63,41.71902 -87.63,41.71402 -87.625,41.71402 -87.625,41.70902 -87.6202,41.70902 -87.62,41.70902 -87.6152,41.70902 -87.6152,41.71402 -87.6102,41.71402 -87.6102,41.72382 -87.6102,41.72402 -87.6102,41.73402 -87.6052,41.73402 -87.6052,41.73902 -87.6052,41.74402 -87.6002,41.74402 -87.6002,41.75402 -87.5952,41.75402 -87.59,41.75402 -87.5852,41.75402 -87.5852,41.75902 -87.5752,41.75902 -87.575,41.75902 -87.5702,41.75902 -87.5652,41.75902 -87.5652,41.76402 -87.5552,41.764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innerBoundaryIs&gt;&lt;LinearRing&gt;&lt;coordinates&gt;-87.645,41.70902 -87.6402,41.70902 -87.6402,41.71402 -87.6402,41.71882 -87.645,41.71882 -87.645,41.71402 -87.645,41.71382 -87.645,41.7090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382 -87.76,41.99382 -87.76,41.98902 -87.755,41.98902 -87.755,41.97882 -87.7652,41.97882 -87.7652,41.98382 -87.77,41.98382 -87.77,41.97882 -87.775,41.97882 -87.7802,41.97882 -87.785,41.97882 -87.785,41.97402 -87.78,41.97402 -87.78,41.96902 -87.775,41.96902 -87.775,41.96402 -87.775,41.95902 -87.77,41.95902 -87.77,41.95402 -87.77,41.94902 -87.765,41.94902 -87.76,41.94902 -87.76,41.93902 -87.755,41.93902 -87.755,41.92882 -87.7652,41.92882 -87.7652,41.93882 -87.77,41.93882 -87.77,41.93382 -87.775,41.93382 -87.78,41.93382 -87.78,41.92882 -87.785,41.92882 -87.785,41.91882 -87.7952,41.91882 -87.7952,41.92382 -87.8,41.92382 -87.8002,41.92382 -87.8052,41.92382 -87.8102,41.92382 -87.8102,41.9288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102,41.99382 -87.7102,42.00402 -87.7,42.00402 -87.7,41.99382 -87.7102,41.99382&lt;/coordinates&gt;&lt;/LinearRing&gt;&lt;/outerBoundaryIs&gt;&lt;/Polygon&gt;&lt;Polygon&gt;&lt;outerBoundaryIs&gt;&lt;LinearRing&gt;&lt;coordinates&gt;-87.695,42.01382 -87.695,42.00882 -87.7,42.00882 -87.7052,42.00882 -87.7102,42.00882 -87.7102,42.01382 -87.7102,42.01902 -87.7102,42.02402 -87.7052,42.02402 -87.7002,42.02402 -87.7,42.02402 -87.695,42.02402 -87.69,42.02402 -87.69,42.01382 -87.695,42.01382&lt;/coordinates&gt;&lt;/LinearRing&gt;&lt;/outerBoundaryIs&gt;&lt;/Polygon&gt;&lt;Polygon&gt;&lt;outerBoundaryIs&gt;&lt;LinearRing&gt;&lt;coordinates&gt;-87.72,41.98402 -87.72,41.97882 -87.72,41.97382 -87.725,41.97382 -87.73,41.97382 -87.7302,41.97382 -87.735,41.97382 -87.7352,41.97382 -87.7402,41.97382 -87.7452,41.97382 -87.7452,41.97882 -87.7502,41.97882 -87.7502,41.98902 -87.7452,41.98902 -87.7452,41.99402 -87.7452,41.99902 -87.7402,41.99902 -87.7352,41.99902 -87.735,41.99902 -87.7302,41.99902 -87.73,41.99902 -87.725,41.99902 -87.72,41.99902 -87.72,41.98902 -87.72,41.98882 -87.72,41.98402&lt;/coordinates&gt;&lt;/LinearRing&gt;&lt;/outerBoundaryIs&gt;&lt;/Polygon&gt;&lt;Polygon&gt;&lt;outerBoundaryIs&gt;&lt;LinearRing&gt;&lt;coordinates&gt;-87.6102,41.76382 -87.6102,41.77402 -87.6,41.77402 -87.6,41.76382 -87.6102,41.76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float" office:value="909090">
            <text:p>909090</text:p>
          </table:table-cell>
          <table:table-cell table:formula="of:=CONCATENATE([.$A$1]; [Sheet1.A8]; [.$A$2]; [.B6]; [.$A$3]; [.B6]; [.$A$4]; [Sheet1.B8]; &quot;&lt;/Placemark&gt;&quot;)" office:value-type="string" office:string-value="  &lt;Placemark&gt;&lt;name&gt;18&lt;/name&gt;&lt;Style&gt;&lt;LineStyle&gt;&lt;color&gt;ff909090&lt;/color&gt;&lt;width&gt;2&lt;/width&gt;&lt;/LineStyle&gt;&lt;PolyStyle&gt;&lt;color&gt;88909090&lt;/color&gt;&lt;/PolyStyle&gt;&lt;/Style&gt;&lt;MultiGeometry&gt;&lt;Polygon&gt;&lt;outerBoundaryIs&gt;&lt;LinearRing&gt;&lt;coordinates&gt;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52,41.76402 -87.5652,41.76402 -87.5652,41.75902 -87.5702,41.75902 -87.575,41.75902 -87.5752,41.75902 -87.5852,41.75902 -87.5852,41.75402 -87.59,41.75402 -87.5952,41.75402 -87.6002,41.75402 -87.6002,41.74402 -87.6052,41.74402 -87.6052,41.73902 -87.6052,41.73402 -87.6102,41.73402 -87.6102,41.72402 -87.6102,41.72382 -87.6102,41.71402 -87.6152,41.71402 -87.6152,41.70902 -87.62,41.70902 -87.6202,41.70902 -87.625,41.70902 -87.625,41.71402 -87.63,41.71402 -87.63,41.71902 -87.635,41.71902 -87.635,41.72902 -87.64,41.72902 -87.645,41.72902 -87.645,41.73382 -87.645,41.73402 -87.645,41.73902 -87.645,41.74402 -87.65,41.74402 -87.65,41.74902 -87.655,41.74902 -87.655,41.75402 -87.66,41.75402 -87.66,41.75902 -87.66,41.76402 -87.665,41.76402 -87.665,41.76882 -87.655,41.768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&lt;/coordinates&gt;&lt;/LinearRing&gt;&lt;/outerBoundaryIs&gt;&lt;innerBoundaryIs&gt;&lt;LinearRing&gt;&lt;coordinates&gt;-87.6102,41.77402 -87.6102,41.76382 -87.6,41.76382 -87.6,41.77402 -87.6102,41.77402&lt;/coordinates&gt;&lt;/LinearRing&gt;&lt;/innerBoundaryIs&gt;&lt;/Polygon&gt;&lt;Polygon&gt;&lt;outerBoundaryIs&gt;&lt;LinearRing&gt;&lt;coordinates&gt;-87.7102,41.99902 -87.7102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2882 -87.78,41.92882 -87.78,41.93382 -87.775,41.93382 -87.77,41.93382 -87.77,41.93882 -87.7652,41.93882 -87.7652,41.92882 -87.755,41.92882 -87.755,41.93902 -87.76,41.93902 -87.76,41.94902 -87.765,41.94902 -87.77,41.94902 -87.77,41.95402 -87.77,41.95902 -87.775,41.95902 -87.775,41.96402 -87.775,41.96902 -87.78,41.96902 -87.78,41.97402 -87.785,41.97402 -87.785,41.97882 -87.7802,41.97882 -87.775,41.97882 -87.77,41.97882 -87.77,41.98382 -87.7652,41.98382 -87.7652,41.97882 -87.755,41.97882 -87.755,41.98902 -87.76,41.98902 -87.76,41.99382 -87.755,41.99382 -87.755,41.99902 -87.7502,41.99902 -87.75,41.99902 -87.7452,41.99902 -87.7452,41.99402 -87.7452,41.98902 -87.7502,41.98902 -87.7502,41.97882 -87.7452,41.97882 -87.7452,41.97382 -87.7402,41.97382 -87.7352,41.97382 -87.735,41.97382 -87.7302,41.97382 -87.73,41.97382 -87.725,41.97382 -87.72,41.97382 -87.72,41.97882 -87.72,41.98402 -87.72,41.98882 -87.72,41.98902 -87.72,41.99902 -87.7152,41.99902 -87.715,41.99902 -87.7102,41.99902&lt;/coordinates&gt;&lt;/LinearRing&gt;&lt;/outerBoundaryIs&gt;&lt;/Polygon&gt;&lt;Polygon&gt;&lt;outerBoundaryIs&gt;&lt;LinearRing&gt;&lt;coordinates&gt;-87.7,41.99382 -87.7,42.00402 -87.7102,42.00402 -87.7102,42.00882 -87.7052,42.00882 -87.7,42.00882 -87.695,42.00882 -87.695,42.01382 -87.69,42.0138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&lt;/coordinates&gt;&lt;/LinearRing&gt;&lt;/outerBoundaryIs&gt;&lt;/Polygon&gt;&lt;Polygon&gt;&lt;outerBoundaryIs&gt;&lt;LinearRing&gt;&lt;coordinates&gt;-87.8102,41.92382 -87.8052,41.92382 -87.8002,41.92382 -87.8,41.92382 -87.7952,41.92382 -87.7952,41.91882 -87.785,41.91882 -87.785,41.91382 -87.785,41.90882 -87.79,41.90882 -87.795,41.90882 -87.7952,41.90882 -87.8002,41.90882 -87.8052,41.90882 -87.8052,41.91382 -87.8102,41.91382 -87.8102,41.91882 -87.8102,41.92382&lt;/coordinates&gt;&lt;/LinearRing&gt;&lt;/outerBoundaryIs&gt;&lt;/Polygon&gt;&lt;Polygon&gt;&lt;outerBoundaryIs&gt;&lt;LinearRing&gt;&lt;coordinates&gt;-87.7452,41.76382 -87.7402,41.76382 -87.7402,41.75902 -87.7452,41.75902 -87.7452,41.76382&lt;/coordinates&gt;&lt;/LinearRing&gt;&lt;/outerBoundaryIs&gt;&lt;/Polygon&gt;&lt;Polygon&gt;&lt;outerBoundaryIs&gt;&lt;LinearRing&gt;&lt;coordinates&gt;-87.655,41.77902 -87.6652,41.77902 -87.6652,41.76902 -87.6752,41.76902 -87.6752,41.75902 -87.68,41.75902 -87.68,41.76402 -87.6902,41.76402 -87.6902,41.75902 -87.695,41.75902 -87.6952,41.75902 -87.7,41.75902 -87.7002,41.75902 -87.705,41.75902 -87.705,41.76382 -87.705,41.76402 -87.705,41.76902 -87.705,41.77402 -87.7152,41.77402 -87.7152,41.76902 -87.7152,41.76402 -87.7202,41.76402 -87.725,41.76402 -87.7252,41.76402 -87.73,41.76402 -87.735,41.76402 -87.735,41.77402 -87.7452,41.774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&lt;/coordinates&gt;&lt;/LinearRing&gt;&lt;/outerBoundaryIs&gt;&lt;/Polygon&gt;&lt;Polygon&gt;&lt;outerBoundaryIs&gt;&lt;LinearRing&gt;&lt;coordinates&gt;-87.645,41.70902 -87.645,41.71382 -87.645,41.71402 -87.645,41.71882 -87.6402,41.71882 -87.6402,41.71402 -87.6402,41.70902 -87.645,41.7090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&lt;/Placemark&gt;">
            <text:p><text:s text:c="2"/>&lt;Placemark&gt;&lt;name&gt;18&lt;/name&gt;&lt;Style&gt;&lt;LineStyle&gt;&lt;color&gt;ff909090&lt;/color&gt;&lt;width&gt;2&lt;/width&gt;&lt;/LineStyle&gt;&lt;PolyStyle&gt;&lt;color&gt;88909090&lt;/color&gt;&lt;/PolyStyle&gt;&lt;/Style&gt;&lt;MultiGeometry&gt;&lt;Polygon&gt;&lt;outerBoundaryIs&gt;&lt;LinearRing&gt;&lt;coordinates&gt;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52,41.76402 -87.5652,41.76402 -87.5652,41.75902 -87.5702,41.75902 -87.575,41.75902 -87.5752,41.75902 -87.5852,41.75902 -87.5852,41.75402 -87.59,41.75402 -87.5952,41.75402 -87.6002,41.75402 -87.6002,41.74402 -87.6052,41.74402 -87.6052,41.73902 -87.6052,41.73402 -87.6102,41.73402 -87.6102,41.72402 -87.6102,41.72382 -87.6102,41.71402 -87.6152,41.71402 -87.6152,41.70902 -87.62,41.70902 -87.6202,41.70902 -87.625,41.70902 -87.625,41.71402 -87.63,41.71402 -87.63,41.71902 -87.635,41.71902 -87.635,41.72902 -87.64,41.72902 -87.645,41.72902 -87.645,41.73382 -87.645,41.73402 -87.645,41.73902 -87.645,41.74402 -87.65,41.74402 -87.65,41.74902 -87.655,41.74902 -87.655,41.75402 -87.66,41.75402 -87.66,41.75902 -87.66,41.76402 -87.665,41.76402 -87.665,41.76882 -87.655,41.768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&lt;/coordinates&gt;&lt;/LinearRing&gt;&lt;/outerBoundaryIs&gt;&lt;innerBoundaryIs&gt;&lt;LinearRing&gt;&lt;coordinates&gt;-87.6102,41.77402 -87.6102,41.76382 -87.6,41.76382 -87.6,41.77402 -87.6102,41.77402&lt;/coordinates&gt;&lt;/LinearRing&gt;&lt;/innerBoundaryIs&gt;&lt;/Polygon&gt;&lt;Polygon&gt;&lt;outerBoundaryIs&gt;&lt;LinearRing&gt;&lt;coordinates&gt;-87.7102,41.99902 -87.7102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2882 -87.78,41.92882 -87.78,41.93382 -87.775,41.93382 -87.77,41.93382 -87.77,41.93882 -87.7652,41.93882 -87.7652,41.92882 -87.755,41.92882 -87.755,41.93902 -87.76,41.93902 -87.76,41.94902 -87.765,41.94902 -87.77,41.94902 -87.77,41.95402 -87.77,41.95902 -87.775,41.95902 -87.775,41.96402 -87.775,41.96902 -87.78,41.96902 -87.78,41.97402 -87.785,41.97402 -87.785,41.97882 -87.7802,41.97882 -87.775,41.97882 -87.77,41.97882 -87.77,41.98382 -87.7652,41.98382 -87.7652,41.97882 -87.755,41.97882 -87.755,41.98902 -87.76,41.98902 -87.76,41.99382 -87.755,41.99382 -87.755,41.99902 -87.7502,41.99902 -87.75,41.99902 -87.7452,41.99902 -87.7452,41.99402 -87.7452,41.98902 -87.7502,41.98902 -87.7502,41.97882 -87.7452,41.97882 -87.7452,41.97382 -87.7402,41.97382 -87.7352,41.97382 -87.735,41.97382 -87.7302,41.97382 -87.73,41.97382 -87.725,41.97382 -87.72,41.97382 -87.72,41.97882 -87.72,41.98402 -87.72,41.98882 -87.72,41.98902 -87.72,41.99902 -87.7152,41.99902 -87.715,41.99902 -87.7102,41.99902&lt;/coordinates&gt;&lt;/LinearRing&gt;&lt;/outerBoundaryIs&gt;&lt;/Polygon&gt;&lt;Polygon&gt;&lt;outerBoundaryIs&gt;&lt;LinearRing&gt;&lt;coordinates&gt;-87.7,41.99382 -87.7,42.00402 -87.7102,42.00402 -87.7102,42.00882 -87.7052,42.00882 -87.7,42.00882 -87.695,42.00882 -87.695,42.01382 -87.69,42.0138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&lt;/coordinates&gt;&lt;/LinearRing&gt;&lt;/outerBoundaryIs&gt;&lt;/Polygon&gt;&lt;Polygon&gt;&lt;outerBoundaryIs&gt;&lt;LinearRing&gt;&lt;coordinates&gt;-87.8102,41.92382 -87.8052,41.92382 -87.8002,41.92382 -87.8,41.92382 -87.7952,41.92382 -87.7952,41.91882 -87.785,41.91882 -87.785,41.91382 -87.785,41.90882 -87.79,41.90882 -87.795,41.90882 -87.7952,41.90882 -87.8002,41.90882 -87.8052,41.90882 -87.8052,41.91382 -87.8102,41.91382 -87.8102,41.91882 -87.8102,41.92382&lt;/coordinates&gt;&lt;/LinearRing&gt;&lt;/outerBoundaryIs&gt;&lt;/Polygon&gt;&lt;Polygon&gt;&lt;outerBoundaryIs&gt;&lt;LinearRing&gt;&lt;coordinates&gt;-87.7452,41.76382 -87.7402,41.76382 -87.7402,41.75902 -87.7452,41.75902 -87.7452,41.76382&lt;/coordinates&gt;&lt;/LinearRing&gt;&lt;/outerBoundaryIs&gt;&lt;/Polygon&gt;&lt;Polygon&gt;&lt;outerBoundaryIs&gt;&lt;LinearRing&gt;&lt;coordinates&gt;-87.655,41.77902 -87.6652,41.77902 -87.6652,41.76902 -87.6752,41.76902 -87.6752,41.75902 -87.68,41.75902 -87.68,41.76402 -87.6902,41.76402 -87.6902,41.75902 -87.695,41.75902 -87.6952,41.75902 -87.7,41.75902 -87.7002,41.75902 -87.705,41.75902 -87.705,41.76382 -87.705,41.76402 -87.705,41.76902 -87.705,41.77402 -87.7152,41.77402 -87.7152,41.76902 -87.7152,41.76402 -87.7202,41.76402 -87.725,41.76402 -87.7252,41.76402 -87.73,41.76402 -87.735,41.76402 -87.735,41.77402 -87.7452,41.774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&lt;/coordinates&gt;&lt;/LinearRing&gt;&lt;/outerBoundaryIs&gt;&lt;/Polygon&gt;&lt;Polygon&gt;&lt;outerBoundaryIs&gt;&lt;LinearRing&gt;&lt;coordinates&gt;-87.645,41.70902 -87.645,41.71382 -87.645,41.71402 -87.645,41.71882 -87.6402,41.71882 -87.6402,41.71402 -87.6402,41.70902 -87.645,41.7090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a8a8a8</text:p>
          </table:table-cell>
          <table:table-cell table:formula="of:=CONCATENATE([.$A$1]; [Sheet1.A9]; [.$A$2]; [.B7]; [.$A$3]; [.B7]; [.$A$4]; [Sheet1.B9]; &quot;&lt;/Placemark&gt;&quot;)" office:value-type="string" office:string-value="  &lt;Placemark&gt;&lt;name&gt;15&lt;/name&gt;&lt;Style&gt;&lt;LineStyle&gt;&lt;color&gt;ffa8a8a8&lt;/color&gt;&lt;width&gt;2&lt;/width&gt;&lt;/LineStyle&gt;&lt;PolyStyle&gt;&lt;color&gt;88a8a8a8&lt;/color&gt;&lt;/PolyStyle&gt;&lt;/Style&gt;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">
            <text:p><text:s text:c="2"/>&lt;Placemark&gt;&lt;name&gt;15&lt;/name&gt;&lt;Style&gt;&lt;LineStyle&gt;&lt;color&gt;ffa8a8a8&lt;/color&gt;&lt;width&gt;2&lt;/width&gt;&lt;/LineStyle&gt;&lt;PolyStyle&gt;&lt;color&gt;88a8a8a8&lt;/color&gt;&lt;/PolyStyle&gt;&lt;/Style&gt;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</text:p>
          </table:table-cell>
        </table:table-row>
        <table:table-row table:style-name="ro4">
          <table:table-cell/>
          <table:table-cell office:value-type="string">
            <text:p>cccccc</text:p>
          </table:table-cell>
          <table:table-cell table:formula="of:=CONCATENATE([.$A$1]; [Sheet1.A10]; [.$A$2]; [.B8]; [.$A$3]; [.B8]; [.$A$4]; [Sheet1.B10]; &quot;&lt;/Placemark&gt;&quot;)" office:value-type="string" office:string-value="  &lt;Placemark&gt;&lt;name&gt;12&lt;/name&gt;&lt;Style&gt;&lt;LineStyle&gt;&lt;color&gt;ffcccccc&lt;/color&gt;&lt;width&gt;2&lt;/width&gt;&lt;/LineStyle&gt;&lt;PolyStyle&gt;&lt;color&gt;88cccccc&lt;/color&gt;&lt;/PolyStyle&gt;&lt;/Style&gt;&lt;MultiGeometry&gt;&lt;Polygon&gt;&lt;outerBoundaryIs&gt;&lt;LinearRing&gt;&lt;coordinates&gt;-87.6,41.82902 -87.6052,41.82902 -87.6052,41.81882 -87.595,41.81882 -87.595,41.81902 -87.59,41.81902 -87.59,41.81402 -87.585,41.81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&lt;/coordinates&gt;&lt;/LinearRing&gt;&lt;/outerBoundaryIs&gt;&lt;/Polygon&gt;&lt;Polygon&gt;&lt;outerBoundaryIs&gt;&lt;LinearRing&gt;&lt;coordinates&gt;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&lt;/coordinates&gt;&lt;/LinearRing&gt;&lt;/outerBoundaryIs&gt;&lt;/Polygon&gt;&lt;Polygon&gt;&lt;outerBoundaryIs&gt;&lt;LinearRing&gt;&lt;coordinates&gt;-87.7802,41.90382 -87.7752,41.90382 -87.7752,41.89882 -87.7752,41.89382 -87.7802,41.89382 -87.7802,41.8988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8,41.80902 -87.58,41.80402 -87.58,41.79902&lt;/coordinates&gt;&lt;/LinearRing&gt;&lt;/outerBoundaryIs&gt;&lt;/Polygon&gt;&lt;/MultiGeometry&gt;&lt;/Placemark&gt;">
            <text:p><text:s text:c="2"/>&lt;Placemark&gt;&lt;name&gt;12&lt;/name&gt;&lt;Style&gt;&lt;LineStyle&gt;&lt;color&gt;ffcccccc&lt;/color&gt;&lt;width&gt;2&lt;/width&gt;&lt;/LineStyle&gt;&lt;PolyStyle&gt;&lt;color&gt;88cccccc&lt;/color&gt;&lt;/PolyStyle&gt;&lt;/Style&gt;&lt;MultiGeometry&gt;&lt;Polygon&gt;&lt;outerBoundaryIs&gt;&lt;LinearRing&gt;&lt;coordinates&gt;-87.6,41.82902 -87.6052,41.82902 -87.6052,41.81882 -87.595,41.81882 -87.595,41.81902 -87.59,41.81902 -87.59,41.81402 -87.585,41.81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&lt;/coordinates&gt;&lt;/LinearRing&gt;&lt;/outerBoundaryIs&gt;&lt;/Polygon&gt;&lt;Polygon&gt;&lt;outerBoundaryIs&gt;&lt;LinearRing&gt;&lt;coordinates&gt;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&lt;/coordinates&gt;&lt;/LinearRing&gt;&lt;/outerBoundaryIs&gt;&lt;/Polygon&gt;&lt;Polygon&gt;&lt;outerBoundaryIs&gt;&lt;LinearRing&gt;&lt;coordinates&gt;-87.7802,41.90382 -87.7752,41.90382 -87.7752,41.89882 -87.7752,41.89382 -87.7802,41.89382 -87.7802,41.8988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8,41.80902 -87.58,41.80402 -87.58,41.79902&lt;/coordinates&gt;&lt;/LinearRing&gt;&lt;/outerBoundaryIs&gt;&lt;/Polygon&gt;&lt;/MultiGeometry&gt;&lt;/Placemark&gt;</text:p>
          </table:table-cell>
        </table:table-row>
        <table:table-row table:style-name="ro4">
          <table:table-cell/>
          <table:table-cell office:value-type="string">
            <text:p>dddddd</text:p>
          </table:table-cell>
          <table:table-cell table:formula="of:=CONCATENATE([.$A$1]; [Sheet1.A11]; [.$A$2]; [.B9]; [.$A$3]; [.B9]; [.$A$4]; [Sheet1.B11]; &quot;&lt;/Placemark&gt;&quot;)" office:value-type="string" office:string-value="  &lt;Placemark&gt;&lt;name&gt;9&lt;/name&gt;&lt;Style&gt;&lt;LineStyle&gt;&lt;color&gt;ffdddddd&lt;/color&gt;&lt;width&gt;2&lt;/width&gt;&lt;/LineStyle&gt;&lt;PolyStyle&gt;&lt;color&gt;88dddddd&lt;/color&gt;&lt;/PolyStyle&gt;&lt;/Style&gt;&lt;MultiGeometry&gt;&lt;Polygon&gt;&lt;outerBoundaryIs&gt;&lt;LinearRing&gt;&lt;coordinates&gt;-87.655,41.89902 -87.6602,41.89902 -87.6602,41.89882 -87.6652,41.89882 -87.6652,41.90902 -87.6602,41.90902 -87.6602,41.91402 -87.65,41.91402 -87.65,41.90382 -87.655,41.90382 -87.655,41.89902&lt;/coordinates&gt;&lt;/LinearRing&gt;&lt;/outerBoundaryIs&gt;&lt;/Polygon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882 -87.65,41.98402 -87.645,41.98402 -87.645,41.97382 -87.65,41.97382 -87.65,41.96882 -87.66,41.96882 -87.6602,41.96882 -87.665,41.96882 -87.665,41.96382 -87.67,41.96382 -87.675,41.96382 -87.675,41.95882 -87.68,41.95882 -87.68,41.95382 -87.685,41.95382 -87.685,41.94902 -87.685,41.94882 -87.685,41.93882 -87.69,41.93882 -87.69,41.93402 -87.69,41.92902 -87.685,41.92902 -87.685,41.92402 -87.68,41.92402 -87.68,41.91902 -87.675,41.91902 -87.67,41.91902 -87.67,41.90882 -87.675,41.90882 -87.675,41.90382 -87.68,41.90382 -87.685,41.90382 -87.6852,41.90382 -87.69,41.90382 -87.69,41.89882 -87.695,41.89882 -87.7,41.89882 -87.7002,41.89882 -87.705,41.89882 -87.7052,41.89882 -87.71,41.89882 -87.71,41.89382 -87.71,41.88882 -87.715,41.88882 -87.72,41.88882 -87.72,41.88382 -87.725,41.88382 -87.73,41.88382 -87.7302,41.88382 -87.735,41.88382 -87.7352,41.88382 -87.74,41.88382 -87.7402,41.88382 -87.745,41.88382 -87.745,41.87882 -87.75,41.87882 -87.75,41.86882 -87.7602,41.86882 -87.7602,41.87382 -87.765,41.87382 -87.765,41.86882 -87.7752,41.86882 -87.7752,41.87382 -87.7752,41.87882 -87.7752,41.87902 -87.7752,41.88382&lt;/coordinates&gt;&lt;/LinearRing&gt;&lt;/out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Polygon&gt;&lt;outerBoundaryIs&gt;&lt;LinearRing&gt;&lt;coordinates&gt;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902 -87.7402,41.84402 -87.7352,41.84402 -87.73,41.84402 -87.725,41.84402 -87.725,41.83902 -87.72,41.83902 -87.715,41.83902 -87.715,41.83402 -87.71,41.83402 -87.71,41.82902 -87.71,41.82402 -87.7052,41.82402 -87.7052,41.82902 -87.695,41.82902 -87.695,41.82402 -87.6852,41.82402 -87.685,41.82402 -87.6802,41.82402 -87.6802,41.82902 -87.6802,41.83382 -87.6852,41.83382 -87.6852,41.84402 -87.6752,41.84402 -87.675,41.84402 -87.6652,41.84402 -87.665,41.84402 -87.6602,41.84402 -87.6602,41.84902 -87.6552,41.84902 -87.6552,41.85402 -87.6502,41.85402 -87.6502,41.85902 -87.6402,41.85902 -87.64,41.85902 -87.6302,41.85902 -87.63,41.85902 -87.6252,41.85902 -87.6252,41.86402 -87.6152,41.86402 -87.6152,41.86902 -87.6102,41.869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&lt;/coordinates&gt;&lt;/LinearRing&gt;&lt;/outerBoundaryIs&gt;&lt;/Polygon&gt;&lt;Polygon&gt;&lt;outerBoundaryIs&gt;&lt;LinearRing&gt;&lt;coordinates&gt;-87.7002,41.89402 -87.695,41.89402 -87.69,41.89402 -87.69,41.88382 -87.695,41.88382 -87.7002,41.88382 -87.7052,41.88382 -87.7052,41.89402 -87.7002,41.89402&lt;/coordinates&gt;&lt;/LinearRing&gt;&lt;/outerBoundaryIs&gt;&lt;/Polygon&gt;&lt;Polygon&gt;&lt;outerBoundaryIs&gt;&lt;LinearRing&gt;&lt;coordinates&gt;-87.6402,41.93882 -87.6402,41.94902 -87.63,41.94902 -87.63,41.93882 -87.6402,41.93882&lt;/coordinates&gt;&lt;/LinearRing&gt;&lt;/outerBoundaryIs&gt;&lt;/Polygon&gt;&lt;Polygon&gt;&lt;outerBoundaryIs&gt;&lt;LinearRing&gt;&lt;coordinates&gt;-87.6402,41.95882 -87.6402,41.96902 -87.63,41.96902 -87.63,41.95882 -87.6402,41.95882&lt;/coordinates&gt;&lt;/LinearRing&gt;&lt;/outerBoundaryIs&gt;&lt;/Polygon&gt;&lt;/MultiGeometry&gt;&lt;/Placemark&gt;">
            <text:p><text:s text:c="2"/>&lt;Placemark&gt;&lt;name&gt;9&lt;/name&gt;&lt;Style&gt;&lt;LineStyle&gt;&lt;color&gt;ffdddddd&lt;/color&gt;&lt;width&gt;2&lt;/width&gt;&lt;/LineStyle&gt;&lt;PolyStyle&gt;&lt;color&gt;88dddddd&lt;/color&gt;&lt;/PolyStyle&gt;&lt;/Style&gt;&lt;MultiGeometry&gt;&lt;Polygon&gt;&lt;outerBoundaryIs&gt;&lt;LinearRing&gt;&lt;coordinates&gt;-87.655,41.89902 -87.6602,41.89902 -87.6602,41.89882 -87.6652,41.89882 -87.6652,41.90902 -87.6602,41.90902 -87.6602,41.91402 -87.65,41.91402 -87.65,41.90382 -87.655,41.90382 -87.655,41.89902&lt;/coordinates&gt;&lt;/LinearRing&gt;&lt;/outerBoundaryIs&gt;&lt;/Polygon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882 -87.65,41.98402 -87.645,41.98402 -87.645,41.97382 -87.65,41.97382 -87.65,41.96882 -87.66,41.96882 -87.6602,41.96882 -87.665,41.96882 -87.665,41.96382 -87.67,41.96382 -87.675,41.96382 -87.675,41.95882 -87.68,41.95882 -87.68,41.95382 -87.685,41.95382 -87.685,41.94902 -87.685,41.94882 -87.685,41.93882 -87.69,41.93882 -87.69,41.93402 -87.69,41.92902 -87.685,41.92902 -87.685,41.92402 -87.68,41.92402 -87.68,41.91902 -87.675,41.91902 -87.67,41.91902 -87.67,41.90882 -87.675,41.90882 -87.675,41.90382 -87.68,41.90382 -87.685,41.90382 -87.6852,41.90382 -87.69,41.90382 -87.69,41.89882 -87.695,41.89882 -87.7,41.89882 -87.7002,41.89882 -87.705,41.89882 -87.7052,41.89882 -87.71,41.89882 -87.71,41.89382 -87.71,41.88882 -87.715,41.88882 -87.72,41.88882 -87.72,41.88382 -87.725,41.88382 -87.73,41.88382 -87.7302,41.88382 -87.735,41.88382 -87.7352,41.88382 -87.74,41.88382 -87.7402,41.88382 -87.745,41.88382 -87.745,41.87882 -87.75,41.87882 -87.75,41.86882 -87.7602,41.86882 -87.7602,41.87382 -87.765,41.87382 -87.765,41.86882 -87.7752,41.86882 -87.7752,41.87382 -87.7752,41.87882 -87.7752,41.87902 -87.7752,41.88382&lt;/coordinates&gt;&lt;/LinearRing&gt;&lt;/out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Polygon&gt;&lt;outerBoundaryIs&gt;&lt;LinearRing&gt;&lt;coordinates&gt;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902 -87.7402,41.84402 -87.7352,41.84402 -87.73,41.84402 -87.725,41.84402 -87.725,41.83902 -87.72,41.83902 -87.715,41.83902 -87.715,41.83402 -87.71,41.83402 -87.71,41.82902 -87.71,41.82402 -87.7052,41.82402 -87.7052,41.82902 -87.695,41.82902 -87.695,41.82402 -87.6852,41.82402 -87.685,41.82402 -87.6802,41.82402 -87.6802,41.82902 -87.6802,41.83382 -87.6852,41.83382 -87.6852,41.84402 -87.6752,41.84402 -87.675,41.84402 -87.6652,41.84402 -87.665,41.84402 -87.6602,41.84402 -87.6602,41.84902 -87.6552,41.84902 -87.6552,41.85402 -87.6502,41.85402 -87.6502,41.85902 -87.6402,41.85902 -87.64,41.85902 -87.6302,41.85902 -87.63,41.85902 -87.6252,41.85902 -87.6252,41.86402 -87.6152,41.86402 -87.6152,41.86902 -87.6102,41.869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&lt;/coordinates&gt;&lt;/LinearRing&gt;&lt;/outerBoundaryIs&gt;&lt;/Polygon&gt;&lt;Polygon&gt;&lt;outerBoundaryIs&gt;&lt;LinearRing&gt;&lt;coordinates&gt;-87.7002,41.89402 -87.695,41.89402 -87.69,41.89402 -87.69,41.88382 -87.695,41.88382 -87.7002,41.88382 -87.7052,41.88382 -87.7052,41.89402 -87.7002,41.89402&lt;/coordinates&gt;&lt;/LinearRing&gt;&lt;/outerBoundaryIs&gt;&lt;/Polygon&gt;&lt;Polygon&gt;&lt;outerBoundaryIs&gt;&lt;LinearRing&gt;&lt;coordinates&gt;-87.6402,41.93882 -87.6402,41.94902 -87.63,41.94902 -87.63,41.93882 -87.6402,41.93882&lt;/coordinates&gt;&lt;/LinearRing&gt;&lt;/outerBoundaryIs&gt;&lt;/Polygon&gt;&lt;Polygon&gt;&lt;outerBoundaryIs&gt;&lt;LinearRing&gt;&lt;coordinates&gt;-87.6402,41.95882 -87.6402,41.96902 -87.63,41.96902 -87.63,41.95882 -87.6402,41.95882&lt;/coordinates&gt;&lt;/LinearRing&gt;&lt;/outerBoundaryIs&gt;&lt;/Polygon&gt;&lt;/MultiGeometry&gt;&lt;/Placemark&gt;</text:p>
          </table:table-cell>
        </table:table-row>
        <table:table-row table:style-name="ro4">
          <table:table-cell/>
          <table:table-cell office:value-type="string">
            <text:p>eeeeee</text:p>
          </table:table-cell>
          <table:table-cell table:formula="of:=CONCATENATE([.$A$1]; [Sheet1.A12]; [.$A$2]; [.B10]; [.$A$3]; [.B10]; [.$A$4]; [Sheet1.B12]; &quot;&lt;/Placemark&gt;&quot;)" office:value-type="string" office:string-value="  &lt;Placemark&gt;&lt;name&gt;6&lt;/name&gt;&lt;Style&gt;&lt;LineStyle&gt;&lt;color&gt;ffeeeeee&lt;/color&gt;&lt;width&gt;2&lt;/width&gt;&lt;/LineStyle&gt;&lt;PolyStyle&gt;&lt;color&gt;88eeeeee&lt;/color&gt;&lt;/PolyStyle&gt;&lt;/Style&gt;&lt;MultiGeometry&gt;&lt;Polygon&gt;&lt;outerBoundaryIs&gt;&lt;LinearRing&gt;&lt;coordinates&gt;-87.6552,41.88882 -87.65,41.88882 -87.65,41.89902 -87.655,41.89902 -87.655,41.90382 -87.65,41.90382 -87.65,41.91402 -87.6602,41.91402 -87.6602,41.90902 -87.6652,41.90902 -87.6652,41.89882 -87.6602,41.89882 -87.6602,41.88882 -87.6652,41.88882 -87.6652,41.89382 -87.67,41.89382 -87.6702,41.89382 -87.675,41.89382 -87.675,41.88882 -87.68,41.88882 -87.685,41.88882 -87.6852,41.88882 -87.69,41.88882 -87.69,41.89402 -87.695,41.89402 -87.7002,41.89402 -87.7052,41.89402 -87.705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3382 -87.6802,41.83382 -87.6802,41.82902 -87.6802,41.82402 -87.685,41.82402 -87.6852,41.82402 -87.695,41.82402 -87.695,41.82902 -87.7052,41.82902 -87.7052,41.82402 -87.71,41.82402 -87.71,41.82902 -87.71,41.83402 -87.715,41.83402 -87.715,41.83902 -87.72,41.83902 -87.725,41.83902 -87.725,41.84402 -87.73,41.84402 -87.7352,41.8440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65,41.86882 -87.765,41.87382 -87.7602,41.87382 -87.7602,41.86882 -87.75,41.86882 -87.75,41.87882 -87.745,41.87882 -87.745,41.88382 -87.7402,41.88382 -87.74,41.88382 -87.7352,41.88382 -87.735,41.88382 -87.7302,41.88382 -87.73,41.88382 -87.725,41.88382 -87.72,41.88382 -87.72,41.88882 -87.715,41.88882 -87.71,41.88882 -87.71,41.89382 -87.71,41.89882 -87.7052,41.89882 -87.705,41.89882 -87.7002,41.89882 -87.7,41.89882 -87.695,41.89882 -87.69,41.89882 -87.69,41.90382 -87.6852,41.90382 -87.685,41.90382 -87.68,41.90382 -87.675,41.90382 -87.675,41.90882 -87.67,41.90882 -87.67,41.91902 -87.675,41.91902 -87.68,41.91902 -87.68,41.92402 -87.685,41.92402 -87.685,41.92902 -87.69,41.92902 -87.69,41.93402 -87.69,41.93882 -87.685,41.93882 -87.685,41.94882 -87.685,41.94902 -87.685,41.95382 -87.68,41.95382 -87.68,41.95882 -87.675,41.95882 -87.675,41.96382 -87.67,41.96382 -87.665,41.96382 -87.665,41.96882 -87.6602,41.96882 -87.66,41.96882 -87.65,41.96882 -87.65,41.97382 -87.645,41.97382 -87.645,41.97402 -87.64,41.97402 -87.64,41.96902 -87.6402,41.96902 -87.6402,41.95882 -87.64,41.95882 -87.64,41.95402 -87.635,41.95402 -87.635,41.94902 -87.6402,41.9490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6402 -87.6252,41.86402 -87.6252,41.85902 -87.63,41.85902 -87.6302,41.85902 -87.64,41.85902 -87.6402,41.85902 -87.6502,41.85902 -87.6502,41.85402 -87.6552,41.85402 -87.6552,41.84902 -87.6602,41.84902 -87.6602,41.84402 -87.665,41.84402 -87.6652,41.84402 -87.675,41.84402 -87.67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outerBoundaryIs&gt;&lt;/Polygon&gt;&lt;Polygon&gt;&lt;outerBoundaryIs&gt;&lt;LinearRing&gt;&lt;coordinates&gt;-87.605,41.86902 -87.6102,41.86902 -87.6152,41.86902 -87.6152,41.87402 -87.605,41.87402 -87.605,41.86902&lt;/coordinates&gt;&lt;/LinearRing&gt;&lt;/outerBoundaryIs&gt;&lt;/Polygon&gt;&lt;/MultiGeometry&gt;&lt;/Placemark&gt;">
            <text:p><text:s text:c="2"/>&lt;Placemark&gt;&lt;name&gt;6&lt;/name&gt;&lt;Style&gt;&lt;LineStyle&gt;&lt;color&gt;ffeeeeee&lt;/color&gt;&lt;width&gt;2&lt;/width&gt;&lt;/LineStyle&gt;&lt;PolyStyle&gt;&lt;color&gt;88eeeeee&lt;/color&gt;&lt;/PolyStyle&gt;&lt;/Style&gt;&lt;MultiGeometry&gt;&lt;Polygon&gt;&lt;outerBoundaryIs&gt;&lt;LinearRing&gt;&lt;coordinates&gt;-87.6552,41.88882 -87.65,41.88882 -87.65,41.89902 -87.655,41.89902 -87.655,41.90382 -87.65,41.90382 -87.65,41.91402 -87.6602,41.91402 -87.6602,41.90902 -87.6652,41.90902 -87.6652,41.89882 -87.6602,41.89882 -87.6602,41.88882 -87.6652,41.88882 -87.6652,41.89382 -87.67,41.89382 -87.6702,41.89382 -87.675,41.89382 -87.675,41.88882 -87.68,41.88882 -87.685,41.88882 -87.6852,41.88882 -87.69,41.88882 -87.69,41.89402 -87.695,41.89402 -87.7002,41.89402 -87.7052,41.89402 -87.705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3382 -87.6802,41.83382 -87.6802,41.82902 -87.6802,41.82402 -87.685,41.82402 -87.6852,41.82402 -87.695,41.82402 -87.695,41.82902 -87.7052,41.82902 -87.7052,41.82402 -87.71,41.82402 -87.71,41.82902 -87.71,41.83402 -87.715,41.83402 -87.715,41.83902 -87.72,41.83902 -87.725,41.83902 -87.725,41.84402 -87.73,41.84402 -87.7352,41.8440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65,41.86882 -87.765,41.87382 -87.7602,41.87382 -87.7602,41.86882 -87.75,41.86882 -87.75,41.87882 -87.745,41.87882 -87.745,41.88382 -87.7402,41.88382 -87.74,41.88382 -87.7352,41.88382 -87.735,41.88382 -87.7302,41.88382 -87.73,41.88382 -87.725,41.88382 -87.72,41.88382 -87.72,41.88882 -87.715,41.88882 -87.71,41.88882 -87.71,41.89382 -87.71,41.89882 -87.7052,41.89882 -87.705,41.89882 -87.7002,41.89882 -87.7,41.89882 -87.695,41.89882 -87.69,41.89882 -87.69,41.90382 -87.6852,41.90382 -87.685,41.90382 -87.68,41.90382 -87.675,41.90382 -87.675,41.90882 -87.67,41.90882 -87.67,41.91902 -87.675,41.91902 -87.68,41.91902 -87.68,41.92402 -87.685,41.92402 -87.685,41.92902 -87.69,41.92902 -87.69,41.93402 -87.69,41.93882 -87.685,41.93882 -87.685,41.94882 -87.685,41.94902 -87.685,41.95382 -87.68,41.95382 -87.68,41.95882 -87.675,41.95882 -87.675,41.96382 -87.67,41.96382 -87.665,41.96382 -87.665,41.96882 -87.6602,41.96882 -87.66,41.96882 -87.65,41.96882 -87.65,41.97382 -87.645,41.97382 -87.645,41.97402 -87.64,41.97402 -87.64,41.96902 -87.6402,41.96902 -87.6402,41.95882 -87.64,41.95882 -87.64,41.95402 -87.635,41.95402 -87.635,41.94902 -87.6402,41.9490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6402 -87.6252,41.86402 -87.6252,41.85902 -87.63,41.85902 -87.6302,41.85902 -87.64,41.85902 -87.6402,41.85902 -87.6502,41.85902 -87.6502,41.85402 -87.6552,41.85402 -87.6552,41.84902 -87.6602,41.84902 -87.6602,41.84402 -87.665,41.84402 -87.6652,41.84402 -87.675,41.84402 -87.67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outerBoundaryIs&gt;&lt;/Polygon&gt;&lt;Polygon&gt;&lt;outerBoundaryIs&gt;&lt;LinearRing&gt;&lt;coordinates&gt;-87.605,41.86902 -87.6102,41.86902 -87.6152,41.86902 -87.6152,41.87402 -87.605,41.87402 -87.605,41.86902&lt;/coordinates&gt;&lt;/LinearRing&gt;&lt;/outerBoundaryIs&gt;&lt;/Polygon&gt;&lt;/MultiGeometry&gt;&lt;/Placemark&gt;</text:p>
          </table:table-cell>
        </table:table-row>
        <table:table-row table:style-name="ro4">
          <table:table-cell office:value-type="string">
            <text:p>---- last one</text:p>
          </table:table-cell>
          <table:table-cell office:value-type="string">
            <text:p>ffffff</text:p>
          </table:table-cell>
          <table:table-cell table:formula="of:=CONCATENATE([.$A$1]; [Sheet1.A13]; [.$A$2]; [.B11]; [.$A$3]; [.B11]; [.$A$4]; [Sheet1.B13]; &quot;&lt;/Placemark&gt;&quot;)" office:value-type="string" office:string-value="  &lt;Placemark&gt;&lt;name&gt;3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6452,41.93882 -87.6402,41.93882 -87.635,41.93882 -87.63,41.93882 -87.63,41.93402 -87.63,41.93382 -87.63,41.92902 -87.625,41.92902 -87.625,41.92402 -87.625,41.91902 -87.62,41.91902 -87.62,41.91402 -87.62,41.90882 -87.62,41.90382 -87.625,41.90382 -87.625,41.89882 -87.625,41.89402 -87.625,41.89382 -87.625,41.88902 -87.6202,41.88902 -87.62,41.88902 -87.6152,41.88902 -87.6152,41.89902 -87.6102,41.89902 -87.605,41.89902 -87.6,41.89902 -87.6,41.88882 -87.605,41.88882 -87.61,41.88882 -87.61,41.88402 -87.605,41.88402 -87.605,41.87402 -87.6152,41.87402 -87.6152,41.86902 -87.62,41.86902 -87.62,41.87402 -87.625,41.87402 -87.625,41.87902 -87.635,41.87902 -87.635,41.88402 -87.64,41.88402 -87.64,41.88882 -87.64,41.89382 -87.64,41.89402 -87.64,41.89882 -87.635,41.89882 -87.635,41.90382 -87.63,41.90382 -87.63,41.90882 -87.63,41.91382 -87.63,41.91402 -87.63,41.91902 -87.63,41.92402 -87.6402,41.92402 -87.6402,41.91902 -87.645,41.91902 -87.6452,41.91902 -87.65,41.91902 -87.6502,41.91902 -87.655,41.91902 -87.6552,41.91902 -87.66,41.91902 -87.66,41.92402 -87.665,41.92402 -87.665,41.92902 -87.67,41.92902 -87.67,41.93402 -87.675,41.93402 -87.675,41.93882 -87.67,41.93882 -87.67,41.94382 -87.665,41.94382 -87.665,41.94882 -87.66,41.94882 -87.655,41.94882 -87.655,41.95382 -87.6502,41.95382 -87.6452,41.95382 -87.6452,41.94902 -87.6452,41.94382 -87.6452,41.93882&lt;/coordinates&gt;&lt;/LinearRing&gt;&lt;/outerBoundaryIs&gt;&lt;innerBoundaryIs&gt;&lt;LinearRing&gt;&lt;coordinates&gt;-87.6452,41.93882 -87.6502,41.93882 -87.655,41.93882 -87.6552,41.93882 -87.66,41.93882 -87.66,41.93402 -87.655,41.93402 -87.655,41.92902 -87.6502,41.92902 -87.65,41.92902 -87.6452,41.92902 -87.6452,41.93382 -87.6452,41.93402 -87.6452,41.93882&lt;/coordinates&gt;&lt;/LinearRing&gt;&lt;/innerBoundaryIs&gt;&lt;/Polygon&gt;&lt;Polygon&gt;&lt;outerBoundaryIs&gt;&lt;LinearRing&gt;&lt;coordinates&gt;-87.725,41.86402 -87.725,41.86902 -87.725,41.87382 -87.72,41.87382 -87.715,41.87382 -87.715,41.87882 -87.71,41.87882 -87.705,41.87882 -87.705,41.88382 -87.7002,41.88382 -87.7,41.88382 -87.695,41.88382 -87.69,41.88382 -87.69,41.88882 -87.6852,41.88882 -87.685,41.88882 -87.68,41.88882 -87.675,41.88882 -87.675,41.89382 -87.6702,41.89382 -87.67,41.89382 -87.6652,41.89382 -87.6652,41.88882 -87.6602,41.88882 -87.6552,41.88882 -87.6552,41.88382 -87.6502,41.88382 -87.6502,41.87902 -87.6502,41.87402 -87.6502,41.87382 -87.6502,41.86902 -87.6552,41.86902 -87.6552,41.86402 -87.6602,41.86402 -87.6652,41.86402 -87.6652,41.85902 -87.6652,41.85402 -87.6702,41.85402 -87.6752,41.85402 -87.6752,41.84902 -87.6802,41.84902 -87.6802,41.84402 -87.6852,41.84402 -87.6852,41.83902 -87.6902,41.83902 -87.695,41.83902 -87.6952,41.83902 -87.7,41.83902 -87.7,41.84402 -87.705,41.84402 -87.705,41.84902 -87.715,41.84902 -87.715,41.85402 -87.725,41.85402 -87.725,41.85882 -87.725,41.85902 -87.725,41.86382 -87.725,41.86402&lt;/coordinates&gt;&lt;/LinearRing&gt;&lt;/outerBoundaryIs&gt;&lt;innerBoundaryIs&gt;&lt;LinearRing&gt;&lt;coordinates&gt;-87.705,41.85882 -87.705,41.85402 -87.7,41.85402 -87.6952,41.85402 -87.695,41.85402 -87.6902,41.85402 -87.6902,41.85902 -87.6852,41.85902 -87.6852,41.86402 -87.6852,41.86902 -87.6752,41.86902 -87.675,41.86902 -87.6702,41.86902 -87.6652,41.86902 -87.6652,41.87382 -87.6652,41.87402 -87.6652,41.87882 -87.67,41.87882 -87.6702,41.87882 -87.675,41.87882 -87.6752,41.87882 -87.68,41.87882 -87.6802,41.87882 -87.685,41.87882 -87.685,41.87382 -87.69,41.87382 -87.695,41.87382 -87.695,41.86882 -87.7,41.86882 -87.7,41.86382 -87.7,41.85882 -87.705,41.85882&lt;/coordinates&gt;&lt;/LinearRing&gt;&lt;/innerBoundaryIs&gt;&lt;/Polygon&gt;&lt;/MultiGeometry&gt;&lt;/Placemark&gt;">
            <text:p><text:s text:c="2"/>&lt;Placemark&gt;&lt;name&gt;3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6452,41.93882 -87.6402,41.93882 -87.635,41.93882 -87.63,41.93882 -87.63,41.93402 -87.63,41.93382 -87.63,41.92902 -87.625,41.92902 -87.625,41.92402 -87.625,41.91902 -87.62,41.91902 -87.62,41.91402 -87.62,41.90882 -87.62,41.90382 -87.625,41.90382 -87.625,41.89882 -87.625,41.89402 -87.625,41.89382 -87.625,41.88902 -87.6202,41.88902 -87.62,41.88902 -87.6152,41.88902 -87.6152,41.89902 -87.6102,41.89902 -87.605,41.89902 -87.6,41.89902 -87.6,41.88882 -87.605,41.88882 -87.61,41.88882 -87.61,41.88402 -87.605,41.88402 -87.605,41.87402 -87.6152,41.87402 -87.6152,41.86902 -87.62,41.86902 -87.62,41.87402 -87.625,41.87402 -87.625,41.87902 -87.635,41.87902 -87.635,41.88402 -87.64,41.88402 -87.64,41.88882 -87.64,41.89382 -87.64,41.89402 -87.64,41.89882 -87.635,41.89882 -87.635,41.90382 -87.63,41.90382 -87.63,41.90882 -87.63,41.91382 -87.63,41.91402 -87.63,41.91902 -87.63,41.92402 -87.6402,41.92402 -87.6402,41.91902 -87.645,41.91902 -87.6452,41.91902 -87.65,41.91902 -87.6502,41.91902 -87.655,41.91902 -87.6552,41.91902 -87.66,41.91902 -87.66,41.92402 -87.665,41.92402 -87.665,41.92902 -87.67,41.92902 -87.67,41.93402 -87.675,41.93402 -87.675,41.93882 -87.67,41.93882 -87.67,41.94382 -87.665,41.94382 -87.665,41.94882 -87.66,41.94882 -87.655,41.94882 -87.655,41.95382 -87.6502,41.95382 -87.6452,41.95382 -87.6452,41.94902 -87.6452,41.94382 -87.6452,41.93882&lt;/coordinates&gt;&lt;/LinearRing&gt;&lt;/outerBoundaryIs&gt;&lt;innerBoundaryIs&gt;&lt;LinearRing&gt;&lt;coordinates&gt;-87.6452,41.93882 -87.6502,41.93882 -87.655,41.93882 -87.6552,41.93882 -87.66,41.93882 -87.66,41.93402 -87.655,41.93402 -87.655,41.92902 -87.6502,41.92902 -87.65,41.92902 -87.6452,41.92902 -87.6452,41.93382 -87.6452,41.93402 -87.6452,41.93882&lt;/coordinates&gt;&lt;/LinearRing&gt;&lt;/innerBoundaryIs&gt;&lt;/Polygon&gt;&lt;Polygon&gt;&lt;outerBoundaryIs&gt;&lt;LinearRing&gt;&lt;coordinates&gt;-87.725,41.86402 -87.725,41.86902 -87.725,41.87382 -87.72,41.87382 -87.715,41.87382 -87.715,41.87882 -87.71,41.87882 -87.705,41.87882 -87.705,41.88382 -87.7002,41.88382 -87.7,41.88382 -87.695,41.88382 -87.69,41.88382 -87.69,41.88882 -87.6852,41.88882 -87.685,41.88882 -87.68,41.88882 -87.675,41.88882 -87.675,41.89382 -87.6702,41.89382 -87.67,41.89382 -87.6652,41.89382 -87.6652,41.88882 -87.6602,41.88882 -87.6552,41.88882 -87.6552,41.88382 -87.6502,41.88382 -87.6502,41.87902 -87.6502,41.87402 -87.6502,41.87382 -87.6502,41.86902 -87.6552,41.86902 -87.6552,41.86402 -87.6602,41.86402 -87.6652,41.86402 -87.6652,41.85902 -87.6652,41.85402 -87.6702,41.85402 -87.6752,41.85402 -87.6752,41.84902 -87.6802,41.84902 -87.6802,41.84402 -87.6852,41.84402 -87.6852,41.83902 -87.6902,41.83902 -87.695,41.83902 -87.6952,41.83902 -87.7,41.83902 -87.7,41.84402 -87.705,41.84402 -87.705,41.84902 -87.715,41.84902 -87.715,41.85402 -87.725,41.85402 -87.725,41.85882 -87.725,41.85902 -87.725,41.86382 -87.725,41.86402&lt;/coordinates&gt;&lt;/LinearRing&gt;&lt;/outerBoundaryIs&gt;&lt;innerBoundaryIs&gt;&lt;LinearRing&gt;&lt;coordinates&gt;-87.705,41.85882 -87.705,41.85402 -87.7,41.85402 -87.6952,41.85402 -87.695,41.85402 -87.6902,41.85402 -87.6902,41.85902 -87.6852,41.85902 -87.6852,41.86402 -87.6852,41.86902 -87.6752,41.86902 -87.675,41.86902 -87.6702,41.86902 -87.6652,41.86902 -87.6652,41.87382 -87.6652,41.87402 -87.6652,41.87882 -87.67,41.87882 -87.6702,41.87882 -87.675,41.87882 -87.6752,41.87882 -87.68,41.87882 -87.6802,41.87882 -87.685,41.87882 -87.685,41.87382 -87.69,41.87382 -87.695,41.87382 -87.695,41.86882 -87.7,41.86882 -87.7,41.86382 -87.7,41.85882 -87.705,41.85882&lt;/coordinates&gt;&lt;/LinearRing&gt;&lt;/innerBoundaryIs&gt;&lt;/Polygon&gt;&lt;/MultiGeometry&gt;&lt;/Placemark&gt;</text:p>
          </table:table-cell>
        </table:table-row>
        <table:table-row table:style-name="ro1">
          <table:table-cell/>
          <table:table-cell/>
          <table:table-cell table:formula="of:=CONCATENATE([.$A$1]; [Sheet1.A14]; [.$A$2]; [.B12]; [.$A$3]; [.B12]; [.$A$4]; [Sheet1.B14]; &quot;&lt;/Placemark&gt;&quot;)" office:value-type="string" office:string-value="  &lt;Placemark&gt;&lt;name&gt;&lt;/name&gt;&lt;Style&gt;&lt;LineStyle&gt;&lt;color&gt;ff&lt;/color&gt;&lt;width&gt;2&lt;/width&gt;&lt;/LineStyle&gt;&lt;PolyStyle&gt;&lt;color&gt;88&lt;/color&gt;&lt;/PolyStyle&gt;&lt;/Style&gt;&lt;/Placemark&gt;">
            <text:p><text:s text:c="2"/>&lt;Placemark&gt;&lt;name&gt;&lt;/name&gt;&lt;Style&gt;&lt;LineStyle&gt;&lt;color&gt;ff&lt;/color&gt;&lt;width&gt;2&lt;/width&gt;&lt;/LineStyle&gt;&lt;PolyStyle&gt;&lt;color&gt;88&lt;/color&gt;&lt;/PolyStyle&gt;&lt;/Style&gt;&lt;/Placemark&gt;</text:p>
          </table:table-cell>
        </table:table-row>
        <table:table-row table:style-name="ro1">
          <table:table-cell/>
          <table:table-cell office:value-type="string">
            <text:p>1400FF</text:p>
          </table:table-cell>
          <table:table-cell table:formula="of:=CONCATENATE([.$A$1]; [Sheet1.A15]; [.$A$2]; [.B13]; [.$A$3]; [.B13]; [.$A$4]; [Sheet1.B15]; &quot;&lt;/Placemark&gt;&quot;)" office:value-type="string" office:string-value="  &lt;Placemark&gt;&lt;name&gt;&lt;/name&gt;&lt;Style&gt;&lt;LineStyle&gt;&lt;color&gt;ff1400FF&lt;/color&gt;&lt;width&gt;2&lt;/width&gt;&lt;/LineStyle&gt;&lt;PolyStyle&gt;&lt;color&gt;881400FF&lt;/color&gt;&lt;/PolyStyle&gt;&lt;/Style&gt;&lt;/Placemark&gt;">
            <text:p><text:s text:c="2"/>&lt;Placemark&gt;&lt;name&gt;&lt;/name&gt;&lt;Style&gt;&lt;LineStyle&gt;&lt;color&gt;ff1400FF&lt;/color&gt;&lt;width&gt;2&lt;/width&gt;&lt;/LineStyle&gt;&lt;PolyStyle&gt;&lt;color&gt;881400FF&lt;/color&gt;&lt;/PolyStyle&gt;&lt;/Style&gt;&lt;/Placemark&gt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4B4FF</text:p>
          </table:table-cell>
          <table:table-cell table:formula="of:=CONCATENATE([.$A$1]; [Sheet1.A16]; [.$A$2]; [.B14]; [.$A$3]; [.B14]; [.$A$4]; [Sheet1.B16]; &quot;&lt;/Placemark&gt;&quot;)" office:value-type="string" office:string-value="  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9102,41.97402 -87.9102,41.96902 -87.9102,41.96382 -87.9102,41.95882 -87.9,41.95882 -87.9,41.9638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352,41.98882 -87.9352,41.98382 -87.9352,41.97882 -87.9302,41.97882 -87.9302,41.97382 -87.9252,41.97382 -87.92,41.97382 -87.915,41.97382 -87.915,41.97402 -87.9102,41.9740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 -87.91,42.00902 -87.90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">
            <text:p><text:s text:c="2"/>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9102,41.97402 -87.9102,41.96902 -87.9102,41.96382 -87.9102,41.95882 -87.9,41.95882 -87.9,41.9638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352,41.98882 -87.9352,41.98382 -87.9352,41.97882 -87.9302,41.97882 -87.9302,41.97382 -87.9252,41.97382 -87.92,41.97382 -87.915,41.97382 -87.915,41.97402 -87.9102,41.9740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 -87.91,42.00902 -87.90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4F0FF</text:p>
          </table:table-cell>
          <table:table-cell table:formula="of:=CONCATENATE([.$A$1]; [Sheet1.A17]; [.$A$2]; [.B15]; [.$A$3]; [.B15]; [.$A$4]; [Sheet1.B17]; &quot;&lt;/Placemark&gt;&quot;)" office:value-type="string" office:string-value="  &lt;Placemark&gt;&lt;name&gt;24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 -87.6002,41.67402 -87.6002,41.67902 -87.5952,41.67902 -87.5952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 -87.8602,41.95402 -87.8602,41.95882 -87.8602,41.96402 -87.8602,41.96882 -87.865,41.96882 -87.8652,41.96882 -87.87,41.96882 -87.875,41.96882 -87.8752,41.96882 -87.88,41.96882 -87.88,41.96402&lt;/coordinates&gt;&lt;/LinearRing&gt;&lt;/outerBoundaryIs&gt;&lt;innerBoundaryIs&gt;&lt;LinearRing&gt;&lt;coordinates&gt;-87.84,41.96902 -87.8352,41.96902 -87.8352,41.97382 -87.84,41.97382 -87.84,41.96902&lt;/coordinates&gt;&lt;/LinearRing&gt;&lt;/inn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&lt;/Placemark&gt;">
            <text:p><text:s text:c="2"/>&lt;Placemark&gt;&lt;name&gt;24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 -87.6002,41.67402 -87.6002,41.67902 -87.5952,41.67902 -87.5952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 -87.8602,41.95402 -87.8602,41.95882 -87.8602,41.96402 -87.8602,41.96882 -87.865,41.96882 -87.8652,41.96882 -87.87,41.96882 -87.875,41.96882 -87.8752,41.96882 -87.88,41.96882 -87.88,41.96402&lt;/coordinates&gt;&lt;/LinearRing&gt;&lt;/outerBoundaryIs&gt;&lt;innerBoundaryIs&gt;&lt;LinearRing&gt;&lt;coordinates&gt;-87.84,41.96902 -87.8352,41.96902 -87.8352,41.97382 -87.84,41.97382 -87.84,41.96902&lt;/coordinates&gt;&lt;/LinearRing&gt;&lt;/inn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&lt;/Placemark&gt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0FF14</text:p>
          </table:table-cell>
          <table:table-cell table:formula="of:=CONCATENATE([.$A$1]; [Sheet1.A18]; [.$A$2]; [.B16]; [.$A$3]; [.B16]; [.$A$4]; [Sheet1.B18]; &quot;&lt;/Placemark&gt;&quot;)" office:value-type="string" office:string-value="  &lt;Placemark&gt;&lt;name&gt;18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382 -87.7452,41.75402 -87.7452,41.75882 -87.7452,41.75902 -87.7452,41.76382 -87.7452,41.76402 -87.7452,41.76882 -87.7452,41.769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1382 -87.785,41.90882 -87.79,41.90882 -87.795,41.90882 -87.7952,41.90882 -87.8002,41.90882 -87.8052,41.90882 -87.8052,41.91382 -87.8102,41.91382 -87.8102,41.91882 -87.8102,41.92382 -87.8102,41.92402 -87.8102,41.92882 -87.8102,41.9290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&lt;/Placemark&gt;">
            <text:p><text:s text:c="2"/>&lt;Placemark&gt;&lt;name&gt;18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382 -87.7452,41.75402 -87.7452,41.75882 -87.7452,41.75902 -87.7452,41.76382 -87.7452,41.76402 -87.7452,41.76882 -87.7452,41.769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1382 -87.785,41.90882 -87.79,41.90882 -87.795,41.90882 -87.7952,41.90882 -87.8002,41.90882 -87.8052,41.90882 -87.8052,41.91382 -87.8102,41.91382 -87.8102,41.91882 -87.8102,41.92382 -87.8102,41.92402 -87.8102,41.92882 -87.8102,41.9290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&lt;/Placemark&gt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F7800</text:p>
          </table:table-cell>
          <table:table-cell table:formula="of:=CONCATENATE([.$A$1]; [Sheet1.A19]; [.$A$2]; [.B17]; [.$A$3]; [.B17]; [.$A$4]; [Sheet1.B19]; &quot;&lt;/Placemark&gt;&quot;)" office:value-type="string" office:string-value="  &lt;Placemark&gt;&lt;name&gt;12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 -87.595,41.82902 -87.595,41.82402 -87.595,41.81902 -87.59,41.81902 -87.59,41.81402 -87.585,41.81402 -87.585,41.80902 -87.58,41.80902 -87.58,41.804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902 -87.655,42.0040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 -87.7802,41.89382 -87.7802,41.89882 -87.7802,41.90382 -87.7802,41.9040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">
            <text:p><text:s text:c="2"/>&lt;Placemark&gt;&lt;name&gt;12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 -87.595,41.82902 -87.595,41.82402 -87.595,41.81902 -87.59,41.81902 -87.59,41.81402 -87.585,41.81402 -87.585,41.80902 -87.58,41.80902 -87.58,41.804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902 -87.655,42.0040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 -87.7802,41.89382 -87.7802,41.89882 -87.7802,41.90382 -87.7802,41.9040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0FF14</text:p>
          </table:table-cell>
          <table:table-cell table:formula="of:=CONCATENATE([.$A$1]; [Sheet1.A20]; [.$A$2]; [.B18]; [.$A$3]; [.B18]; [.$A$4]; [Sheet1.B20]; &quot;&lt;/Placemark&gt;&quot;)" office:value-type="string" office:string-value="  &lt;Placemark&gt;&lt;name&gt;6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&lt;/coordinates&gt;&lt;/LinearRing&gt;&lt;/outerBoundaryIs&gt;&lt;innerBoundaryIs&gt;&lt;LinearRing&gt;&lt;coordinates&gt;-87.6552,41.88882 -87.65,41.88882 -87.65,41.89902 -87.6602,41.89902 -87.6602,41.88882 -87.6652,41.88882 -87.6652,41.89382 -87.67,41.89382 -87.6702,41.89382 -87.675,41.89382 -87.675,41.88882 -87.68,41.88882 -87.685,41.88882 -87.6852,41.88882 -87.69,41.88882 -87.69,41.88382 -87.695,41.88382 -87.7,41.88382 -87.700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inn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/MultiGeometry&gt;&lt;/Placemark&gt;">
            <text:p><text:s text:c="2"/>&lt;Placemark&gt;&lt;name&gt;6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&lt;/coordinates&gt;&lt;/LinearRing&gt;&lt;/outerBoundaryIs&gt;&lt;innerBoundaryIs&gt;&lt;LinearRing&gt;&lt;coordinates&gt;-87.6552,41.88882 -87.65,41.88882 -87.65,41.89902 -87.6602,41.89902 -87.6602,41.88882 -87.6652,41.88882 -87.6652,41.89382 -87.67,41.89382 -87.6702,41.89382 -87.675,41.89382 -87.675,41.88882 -87.68,41.88882 -87.685,41.88882 -87.6852,41.88882 -87.69,41.88882 -87.69,41.88382 -87.695,41.88382 -87.7,41.88382 -87.700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inn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/MultiGeometry&gt;&lt;/Placemark&gt;</text:p>
          </table:table-cell>
        </table:table-row>
        <table:table-row table:style-name="ro4">
          <table:table-cell/>
          <table:table-cell office:value-type="string">
            <text:p>ffffff</text:p>
          </table:table-cell>
          <table:table-cell table:formula="of:=CONCATENATE([.$A$1]; [Sheet1.A21]; [.$A$2]; [.B19]; [.$A$3]; [.B19]; [.$A$4]; [Sheet1.B21]; &quot;&lt;/Placemark&gt;&quot;)" office:value-type="string" office:string-value="  &lt;Placemark&gt;&lt;name&gt;0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8102,41.90382 -87.8102,41.90882 -87.8102,41.91402 -87.8102,41.91902 -87.8,41.91902 -87.8,41.91402 -87.8,41.90882 -87.8,41.90382 -87.8102,41.90382&lt;/coordinates&gt;&lt;/LinearRing&gt;&lt;/outerBoundaryIs&gt;&lt;/Polygon&gt;&lt;Polygon&gt;&lt;outerBoundaryIs&gt;&lt;LinearRing&gt;&lt;coordinates&gt;-87.8052,41.77382 -87.8052,41.7788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882 -87.7552,41.80902 -87.7552,41.81402 -87.7552,41.81902 -87.7502,41.81902 -87.7452,41.81902 -87.7452,41.82402 -87.7402,41.82402 -87.7402,41.8288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 -87.7752,41.88402 -87.7752,41.88882 -87.7802,41.88882 -87.7802,41.89382 -87.7802,41.89882 -87.7802,41.89902 -87.7802,41.90382 -87.7802,41.90402 -87.7802,41.90882 -87.7852,41.90882 -87.7902,41.90882 -87.7902,41.91382 -87.7902,41.91902 -87.7902,41.92402 -87.7852,41.92402 -87.7802,41.92402 -87.7802,41.92902 -87.7752,41.92902 -87.77,41.92902 -87.765,41.92902 -87.765,41.92402 -87.7602,41.92402 -87.7602,41.92902 -87.7552,41.92902 -87.7502,41.92902 -87.75,41.92902 -87.7452,41.92902 -87.7452,41.93382 -87.7502,41.93382 -87.7552,41.93382 -87.7552,41.94402 -87.7502,41.94402 -87.7502,41.94882 -87.7552,41.94882 -87.7552,41.95382 -87.7602,41.95382 -87.7602,41.95882 -87.7602,41.96382 -87.7652,41.96382 -87.7652,41.97402 -87.7602,41.97402 -87.7552,41.97402 -87.7552,41.97882 -87.7552,41.97902 -87.7552,41.98902 -87.745,41.98902 -87.745,41.97902 -87.745,41.97882 -87.745,41.97402 -87.74,41.97402 -87.74,41.96902 -87.7352,41.96902 -87.735,41.96902 -87.7302,41.96902 -87.73,41.96902 -87.7252,41.96902 -87.7252,41.97402 -87.7202,41.97402 -87.7152,41.97402 -87.7152,41.97902 -87.7152,41.98402 -87.7102,41.98402 -87.7102,41.99402 -87.7052,41.99402 -87.7052,41.99902 -87.7002,41.99902 -87.7002,42.00402 -87.6952,42.00402 -87.6952,42.00902 -87.6902,42.00902 -87.6902,42.01402 -87.6852,42.01402 -87.6802,42.01402 -87.6802,42.01902 -87.6752,42.01902 -87.6752,42.02402 -87.6702,42.02402 -87.665,42.02402 -87.66,42.02402 -87.66,42.01902 -87.66,42.01402 -87.655,42.01402 -87.655,42.00902 -87.655,42.00402 -87.655,42.003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 -87.575,41.79902 -87.575,41.79402 -87.575,41.78902 -87.575,41.78882 -87.575,41.78402 -87.57,41.78402 -87.57,41.77902 -87.565,41.77902 -87.565,41.77402 -87.56,41.77402 -87.56,41.76902 -87.555,41.76902 -87.555,41.76402 -87.5502,41.76402 -87.545,41.76402 -87.54,41.76402 -87.54,41.75902 -87.54,41.75402 -87.5352,41.75402 -87.5352,41.75902 -87.525,41.75902 -87.525,41.75402 -87.52,41.75402 -87.52,41.74902 -87.52,41.74402 -87.52,41.74382 -87.52,41.73902 -87.52,41.73882 -87.52,41.73402 -87.52,41.73382 -87.52,41.72902 -87.52,41.72882 -87.52,41.72402 -87.52,41.72382 -87.52,41.71902 -87.52,41.71882 -87.52,41.71402 -87.52,41.71382 -87.52,41.70902 -87.52,41.70882 -87.52,41.70402 -87.52,41.70382 -87.52,41.69902 -87.52,41.69882 -87.52,41.69402 -87.52,41.69382 -87.52,41.68902 -87.52,41.68882 -87.52,41.68402 -87.52,41.68382 -87.52,41.67882 -87.52,41.67382 -87.53,41.67382 -87.5302,41.67382 -87.535,41.67382 -87.535,41.66902 -87.535,41.66882 -87.535,41.66402 -87.535,41.66382 -87.535,41.65902 -87.535,41.65882 -87.535,41.65402 -87.53,41.65402 -87.53,41.64382 -87.54,41.64382 -87.5402,41.64382 -87.55,41.64382 -87.5502,41.64382 -87.555,41.64382 -87.56,41.64382 -87.5602,41.64382 -87.565,41.64382 -87.5652,41.64382 -87.57,41.64382 -87.5702,41.64382 -87.575,41.64382 -87.5752,41.64382 -87.58,41.64382 -87.5802,41.64382 -87.585,41.64382 -87.5852,41.64382 -87.59,41.64382 -87.5902,41.64382 -87.595,41.64382 -87.5952,41.64382 -87.6,41.64382 -87.6002,41.64382 -87.605,41.64382 -87.6052,41.64382 -87.61,41.64382 -87.6102,41.6438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02,41.66882 -87.6552,41.66882 -87.6552,41.67382 -87.6552,41.67882 -87.6552,41.67902 -87.6552,41.68382 -87.6552,41.68402 -87.6552,41.68882 -87.6552,41.68902 -87.6552,41.69382 -87.6552,41.69402 -87.6552,41.69882 -87.6552,41.69902 -87.6552,41.70382 -87.6602,41.70382 -87.6652,41.70382 -87.6652,41.70882 -87.67,41.70882 -87.6702,41.70882 -87.675,41.70882 -87.6752,41.70882 -87.6802,41.70882 -87.6852,41.70882 -87.6852,41.71382 -87.6852,41.71882 -87.6852,41.71902 -87.6852,41.72382 -87.6852,41.72402 -87.6852,41.72882 -87.6852,41.72902 -87.6852,41.73382 -87.6902,41.73382 -87.6902,41.73882 -87.6902,41.74382 -87.6952,41.74382 -87.6952,41.74882 -87.7052,41.74882 -87.7052,41.75382 -87.7102,41.75382 -87.7102,41.76402 -87.7052,41.76402 -87.7002,41.76402 -87.7002,41.76882 -87.705,41.76882 -87.7052,41.76882 -87.71,41.76882 -87.7102,41.76882 -87.715,41.76882 -87.7152,41.76882 -87.7202,41.76882 -87.7252,41.76882 -87.7252,41.77382 -87.7302,41.77382 -87.7302,41.77882 -87.735,41.77882 -87.7352,41.77882 -87.7402,41.77882 -87.7452,41.77882 -87.7452,41.78382 -87.75,41.78382 -87.75,41.77882 -87.755,41.77882 -87.755,41.77382 -87.76,41.77382 -87.7652,41.77382 -87.7702,41.77382 -87.7702,41.77882 -87.7702,41.78382 -87.7752,41.78382 -87.7802,41.78382 -87.7802,41.78882 -87.785,41.78882 -87.785,41.78382 -87.79,41.78382 -87.79,41.77882 -87.795,41.77882 -87.795,41.77382 -87.8052,41.77382&lt;/coordinates&gt;&lt;/LinearRing&gt;&lt;/outerBoundaryIs&gt;&lt;innerBoundaryIs&gt;&lt;LinearRing&gt;&lt;coordinates&gt;-87.56,41.74382 -87.56,41.73902 -87.5552,41.73902 -87.5552,41.74382 -87.56,41.74382&lt;/coordinates&gt;&lt;/LinearRing&gt;&lt;/innerBoundaryIs&gt;&lt;innerBoundaryIs&gt;&lt;LinearRing&gt;&lt;coordinates&gt;-87.555,41.74402 -87.5502,41.74402 -87.5502,41.74882 -87.555,41.74882 -87.555,41.74402&lt;/coordinates&gt;&lt;/LinearRing&gt;&lt;/innerBoundaryIs&gt;&lt;innerBoundaryIs&gt;&lt;LinearRing&gt;&lt;coordinates&gt;-87.56,41.75402 -87.5552,41.75402 -87.5552,41.75882 -87.56,41.75882 -87.56,41.75402&lt;/coordinates&gt;&lt;/LinearRing&gt;&lt;/innerBoundaryIs&gt;&lt;/Polygon&gt;&lt;/MultiGeometry&gt;&lt;/Placemark&gt;">
            <text:p><text:s text:c="2"/>&lt;Placemark&gt;&lt;name&gt;0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8102,41.90382 -87.8102,41.90882 -87.8102,41.91402 -87.8102,41.91902 -87.8,41.91902 -87.8,41.91402 -87.8,41.90882 -87.8,41.90382 -87.8102,41.90382&lt;/coordinates&gt;&lt;/LinearRing&gt;&lt;/outerBoundaryIs&gt;&lt;/Polygon&gt;&lt;Polygon&gt;&lt;outerBoundaryIs&gt;&lt;LinearRing&gt;&lt;coordinates&gt;-87.8052,41.77382 -87.8052,41.7788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882 -87.7552,41.80902 -87.7552,41.81402 -87.7552,41.81902 -87.7502,41.81902 -87.7452,41.81902 -87.7452,41.82402 -87.7402,41.82402 -87.7402,41.8288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 -87.7752,41.88402 -87.7752,41.88882 -87.7802,41.88882 -87.7802,41.89382 -87.7802,41.89882 -87.7802,41.89902 -87.7802,41.90382 -87.7802,41.90402 -87.7802,41.90882 -87.7852,41.90882 -87.7902,41.90882 -87.7902,41.91382 -87.7902,41.91902 -87.7902,41.92402 -87.7852,41.92402 -87.7802,41.92402 -87.7802,41.92902 -87.7752,41.92902 -87.77,41.92902 -87.765,41.92902 -87.765,41.92402 -87.7602,41.92402 -87.7602,41.92902 -87.7552,41.92902 -87.7502,41.92902 -87.75,41.92902 -87.7452,41.92902 -87.7452,41.93382 -87.7502,41.93382 -87.7552,41.93382 -87.7552,41.94402 -87.7502,41.94402 -87.7502,41.94882 -87.7552,41.94882 -87.7552,41.95382 -87.7602,41.95382 -87.7602,41.95882 -87.7602,41.96382 -87.7652,41.96382 -87.7652,41.97402 -87.7602,41.97402 -87.7552,41.97402 -87.7552,41.97882 -87.7552,41.97902 -87.7552,41.98902 -87.745,41.98902 -87.745,41.97902 -87.745,41.97882 -87.745,41.97402 -87.74,41.97402 -87.74,41.96902 -87.7352,41.96902 -87.735,41.96902 -87.7302,41.96902 -87.73,41.96902 -87.7252,41.96902 -87.7252,41.97402 -87.7202,41.97402 -87.7152,41.97402 -87.7152,41.97902 -87.7152,41.98402 -87.7102,41.98402 -87.7102,41.99402 -87.7052,41.99402 -87.7052,41.99902 -87.7002,41.99902 -87.7002,42.00402 -87.6952,42.00402 -87.6952,42.00902 -87.6902,42.00902 -87.6902,42.01402 -87.6852,42.01402 -87.6802,42.01402 -87.6802,42.01902 -87.6752,42.01902 -87.6752,42.02402 -87.6702,42.02402 -87.665,42.02402 -87.66,42.02402 -87.66,42.01902 -87.66,42.01402 -87.655,42.01402 -87.655,42.00902 -87.655,42.00402 -87.655,42.003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 -87.575,41.79902 -87.575,41.79402 -87.575,41.78902 -87.575,41.78882 -87.575,41.78402 -87.57,41.78402 -87.57,41.77902 -87.565,41.77902 -87.565,41.77402 -87.56,41.77402 -87.56,41.76902 -87.555,41.76902 -87.555,41.76402 -87.5502,41.76402 -87.545,41.76402 -87.54,41.76402 -87.54,41.75902 -87.54,41.75402 -87.5352,41.75402 -87.5352,41.75902 -87.525,41.75902 -87.525,41.75402 -87.52,41.75402 -87.52,41.74902 -87.52,41.74402 -87.52,41.74382 -87.52,41.73902 -87.52,41.73882 -87.52,41.73402 -87.52,41.73382 -87.52,41.72902 -87.52,41.72882 -87.52,41.72402 -87.52,41.72382 -87.52,41.71902 -87.52,41.71882 -87.52,41.71402 -87.52,41.71382 -87.52,41.70902 -87.52,41.70882 -87.52,41.70402 -87.52,41.70382 -87.52,41.69902 -87.52,41.69882 -87.52,41.69402 -87.52,41.69382 -87.52,41.68902 -87.52,41.68882 -87.52,41.68402 -87.52,41.68382 -87.52,41.67882 -87.52,41.67382 -87.53,41.67382 -87.5302,41.67382 -87.535,41.67382 -87.535,41.66902 -87.535,41.66882 -87.535,41.66402 -87.535,41.66382 -87.535,41.65902 -87.535,41.65882 -87.535,41.65402 -87.53,41.65402 -87.53,41.64382 -87.54,41.64382 -87.5402,41.64382 -87.55,41.64382 -87.5502,41.64382 -87.555,41.64382 -87.56,41.64382 -87.5602,41.64382 -87.565,41.64382 -87.5652,41.64382 -87.57,41.64382 -87.5702,41.64382 -87.575,41.64382 -87.5752,41.64382 -87.58,41.64382 -87.5802,41.64382 -87.585,41.64382 -87.5852,41.64382 -87.59,41.64382 -87.5902,41.64382 -87.595,41.64382 -87.5952,41.64382 -87.6,41.64382 -87.6002,41.64382 -87.605,41.64382 -87.6052,41.64382 -87.61,41.64382 -87.6102,41.6438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02,41.66882 -87.6552,41.66882 -87.6552,41.67382 -87.6552,41.67882 -87.6552,41.67902 -87.6552,41.68382 -87.6552,41.68402 -87.6552,41.68882 -87.6552,41.68902 -87.6552,41.69382 -87.6552,41.69402 -87.6552,41.69882 -87.6552,41.69902 -87.6552,41.70382 -87.6602,41.70382 -87.6652,41.70382 -87.6652,41.70882 -87.67,41.70882 -87.6702,41.70882 -87.675,41.70882 -87.6752,41.70882 -87.6802,41.70882 -87.6852,41.70882 -87.6852,41.71382 -87.6852,41.71882 -87.6852,41.71902 -87.6852,41.72382 -87.6852,41.72402 -87.6852,41.72882 -87.6852,41.72902 -87.6852,41.73382 -87.6902,41.73382 -87.6902,41.73882 -87.6902,41.74382 -87.6952,41.74382 -87.6952,41.74882 -87.7052,41.74882 -87.7052,41.75382 -87.7102,41.75382 -87.7102,41.76402 -87.7052,41.76402 -87.7002,41.76402 -87.7002,41.76882 -87.705,41.76882 -87.7052,41.76882 -87.71,41.76882 -87.7102,41.76882 -87.715,41.76882 -87.7152,41.76882 -87.7202,41.76882 -87.7252,41.76882 -87.7252,41.77382 -87.7302,41.77382 -87.7302,41.77882 -87.735,41.77882 -87.7352,41.77882 -87.7402,41.77882 -87.7452,41.77882 -87.7452,41.78382 -87.75,41.78382 -87.75,41.77882 -87.755,41.77882 -87.755,41.77382 -87.76,41.77382 -87.7652,41.77382 -87.7702,41.77382 -87.7702,41.77882 -87.7702,41.78382 -87.7752,41.78382 -87.7802,41.78382 -87.7802,41.78882 -87.785,41.78882 -87.785,41.78382 -87.79,41.78382 -87.79,41.77882 -87.795,41.77882 -87.795,41.77382 -87.8052,41.77382&lt;/coordinates&gt;&lt;/LinearRing&gt;&lt;/outerBoundaryIs&gt;&lt;innerBoundaryIs&gt;&lt;LinearRing&gt;&lt;coordinates&gt;-87.56,41.74382 -87.56,41.73902 -87.5552,41.73902 -87.5552,41.74382 -87.56,41.74382&lt;/coordinates&gt;&lt;/LinearRing&gt;&lt;/innerBoundaryIs&gt;&lt;innerBoundaryIs&gt;&lt;LinearRing&gt;&lt;coordinates&gt;-87.555,41.74402 -87.5502,41.74402 -87.5502,41.74882 -87.555,41.74882 -87.555,41.74402&lt;/coordinates&gt;&lt;/LinearRing&gt;&lt;/innerBoundaryIs&gt;&lt;innerBoundaryIs&gt;&lt;LinearRing&gt;&lt;coordinates&gt;-87.56,41.75402 -87.5552,41.75402 -87.5552,41.75882 -87.56,41.75882 -87.56,41.75402&lt;/coordinates&gt;&lt;/LinearRing&gt;&lt;/innerBoundaryIs&gt;&lt;/Polygon&gt;&lt;/MultiGeometry&gt;&lt;/Placemark&gt;</text:p>
          </table:table-cell>
        </table:table-row>
        <table:table-row table:style-name="ro1">
          <table:table-cell/>
          <table:table-cell/>
          <table:table-cell table:formula="of:=CONCATENATE([.$A$1]; [Sheet1.A22]; [.$A$2]; [.B20]; [.$A$3]; [.B20]; [.$A$4]; [Sheet1.B22]; &quot;&lt;/Placemark&gt;&quot;)" office:value-type="string" office:string-value="  &lt;Placemark&gt;&lt;name&gt;&lt;/name&gt;&lt;Style&gt;&lt;LineStyle&gt;&lt;color&gt;ff&lt;/color&gt;&lt;width&gt;2&lt;/width&gt;&lt;/LineStyle&gt;&lt;PolyStyle&gt;&lt;color&gt;88&lt;/color&gt;&lt;/PolyStyle&gt;&lt;/Style&gt;&lt;/Placemark&gt;">
            <text:p><text:s text:c="2"/>&lt;Placemark&gt;&lt;name&gt;&lt;/name&gt;&lt;Style&gt;&lt;LineStyle&gt;&lt;color&gt;ff&lt;/color&gt;&lt;width&gt;2&lt;/width&gt;&lt;/LineStyle&gt;&lt;PolyStyle&gt;&lt;color&gt;88&lt;/color&gt;&lt;/PolyStyle&gt;&lt;/Style&gt;&lt;/Placemark&gt;</text:p>
          </table:table-cell>
        </table:table-row>
        <table:table-row table:style-name="ro1">
          <table:table-cell/>
          <table:table-cell/>
          <table:table-cell table:formula="of:=CONCATENATE([.$A$1]; [Sheet1.A23]; [.$A$2]; [.B21]; [.$A$3]; [.B21]; [.$A$4]; [Sheet1.B23]; &quot;&lt;/Placemark&gt;&quot;)" office:value-type="string" office:string-value="  &lt;Placemark&gt;&lt;name&gt;&lt;/name&gt;&lt;Style&gt;&lt;LineStyle&gt;&lt;color&gt;ff&lt;/color&gt;&lt;width&gt;2&lt;/width&gt;&lt;/LineStyle&gt;&lt;PolyStyle&gt;&lt;color&gt;88&lt;/color&gt;&lt;/PolyStyle&gt;&lt;/Style&gt;&lt;/Placemark&gt;">
            <text:p><text:s text:c="2"/>&lt;Placemark&gt;&lt;name&gt;&lt;/name&gt;&lt;Style&gt;&lt;LineStyle&gt;&lt;color&gt;ff&lt;/color&gt;&lt;width&gt;2&lt;/width&gt;&lt;/LineStyle&gt;&lt;PolyStyle&gt;&lt;color&gt;88&lt;/color&gt;&lt;/PolyStyle&gt;&lt;/Style&gt;&lt;/Placemark&gt;</text:p>
          </table:table-cell>
        </table:table-row>
        <table:table-row table:style-name="ro1">
          <table:table-cell office:value-type="string">
            <text:p>---</text:p>
          </table:table-cell>
          <table:table-cell office:value-type="string">
            <text:p>1400FF</text:p>
          </table:table-cell>
          <table:table-cell table:formula="of:=CONCATENATE([.$A$1]; [Sheet1.A24]; [.$A$2]; [.B22]; [.$A$3]; [.B22]; [.$A$4]; [Sheet1.B24]; &quot;&lt;/Placemark&gt;&quot;)" office:value-type="string" office:string-value="  &lt;Placemark&gt;&lt;name&gt;36&lt;/name&gt;&lt;Style&gt;&lt;LineStyle&gt;&lt;color&gt;ff1400FF&lt;/color&gt;&lt;width&gt;2&lt;/width&gt;&lt;/LineStyle&gt;&lt;PolyStyle&gt;&lt;color&gt;881400FF&lt;/color&gt;&lt;/PolyStyle&gt;&lt;/Style&gt;&lt;MultiGeometry&gt;&lt;Polygon&gt;&lt;outerBoundaryIs&gt;&lt;LinearRing&gt;&lt;coordinates&gt;-87.7352,41.68382 -87.7352,41.69402 -87.7302,41.69402 -87.725,41.69402 -87.72,41.69402 -87.72,41.68382 -87.725,41.68382 -87.7302,41.68382 -87.7352,41.68382&lt;/coordinates&gt;&lt;/LinearRing&gt;&lt;/outerBoundaryIs&gt;&lt;/Polygon&gt;&lt;Polygon&gt;&lt;outerBoundaryIs&gt;&lt;LinearRing&gt;&lt;coordinates&gt;-87.5752,41.65882 -87.5752,41.66902 -87.5702,41.66902 -87.5702,41.67402 -87.56,41.67402 -87.56,41.66382 -87.565,41.66382 -87.565,41.65882 -87.5752,41.65882&lt;/coordinates&gt;&lt;/LinearRing&gt;&lt;/outerBoundaryIs&gt;&lt;/Polygon&gt;&lt;Polygon&gt;&lt;outerBoundaryIs&gt;&lt;LinearRing&gt;&lt;coordinates&gt;-87.525,41.64882 -87.525,41.64382 -87.53,41.64382 -87.5352,41.64382 -87.5402,41.64382 -87.5402,41.64882 -87.5402,41.65382 -87.5402,41.65402 -87.5402,41.65882 -87.5452,41.65882 -87.5452,41.66382 -87.5452,41.66882 -87.5502,41.66882 -87.5502,41.67902 -87.5402,41.67902 -87.54,41.67902 -87.5352,41.67902 -87.5302,41.67902 -87.53,41.67902 -87.525,41.67902 -87.52,41.67902 -87.52,41.67402 -87.52,41.66902 -87.52,41.66882 -87.52,41.66402 -87.52,41.66382 -87.52,41.65902 -87.52,41.65882 -87.52,41.65382 -87.52,41.64882 -87.525,41.64882&lt;/coordinates&gt;&lt;/LinearRing&gt;&lt;/outerBoundaryIs&gt;&lt;/Polygon&gt;&lt;Polygon&gt;&lt;outerBoundaryIs&gt;&lt;LinearRing&gt;&lt;coordinates&gt;-87.89,41.95902 -87.89,41.958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402,41.98902 -87.9402,41.99382 -87.9402,41.99402 -87.9402,41.99882 -87.9402,41.99902 -87.9402,42.00402 -87.9402,42.00902 -87.9352,42.00902 -87.9302,42.00902 -87.93,42.00902 -87.9252,42.00902 -87.925,42.00902 -87.9202,42.00902 -87.92,42.00902 -87.9152,42.00902 -87.915,42.00902 -87.9102,42.00902 -87.91,42.00902 -87.9052,42.00902 -87.905,42.00902 -87.9002,42.00902 -87.9,42.00902 -87.895,42.00902 -87.89,42.00902 -87.89,42.00402 -87.89,41.99902 -87.88,41.99902 -87.88,41.98882 -87.89,41.98882 -87.89,41.98402 -87.885,41.98402 -87.885,41.97382 -87.8952,41.97382 -87.8952,41.97882 -87.9002,41.97882 -87.9002,41.98382 -87.905,41.98382 -87.9052,41.98382 -87.91,41.98382 -87.91,41.97882 -87.915,41.97882 -87.915,41.97402 -87.9102,41.97402 -87.91,41.97402 -87.905,41.97402 -87.9,41.97402 -87.9,41.96902 -87.895,41.96902 -87.89,41.96902 -87.89,41.96402 -87.89,41.959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">
            <text:p><text:s text:c="2"/>&lt;Placemark&gt;&lt;name&gt;36&lt;/name&gt;&lt;Style&gt;&lt;LineStyle&gt;&lt;color&gt;ff1400FF&lt;/color&gt;&lt;width&gt;2&lt;/width&gt;&lt;/LineStyle&gt;&lt;PolyStyle&gt;&lt;color&gt;881400FF&lt;/color&gt;&lt;/PolyStyle&gt;&lt;/Style&gt;&lt;MultiGeometry&gt;&lt;Polygon&gt;&lt;outerBoundaryIs&gt;&lt;LinearRing&gt;&lt;coordinates&gt;-87.7352,41.68382 -87.7352,41.69402 -87.7302,41.69402 -87.725,41.69402 -87.72,41.69402 -87.72,41.68382 -87.725,41.68382 -87.7302,41.68382 -87.7352,41.68382&lt;/coordinates&gt;&lt;/LinearRing&gt;&lt;/outerBoundaryIs&gt;&lt;/Polygon&gt;&lt;Polygon&gt;&lt;outerBoundaryIs&gt;&lt;LinearRing&gt;&lt;coordinates&gt;-87.5752,41.65882 -87.5752,41.66902 -87.5702,41.66902 -87.5702,41.67402 -87.56,41.67402 -87.56,41.66382 -87.565,41.66382 -87.565,41.65882 -87.5752,41.65882&lt;/coordinates&gt;&lt;/LinearRing&gt;&lt;/outerBoundaryIs&gt;&lt;/Polygon&gt;&lt;Polygon&gt;&lt;outerBoundaryIs&gt;&lt;LinearRing&gt;&lt;coordinates&gt;-87.525,41.64882 -87.525,41.64382 -87.53,41.64382 -87.5352,41.64382 -87.5402,41.64382 -87.5402,41.64882 -87.5402,41.65382 -87.5402,41.65402 -87.5402,41.65882 -87.5452,41.65882 -87.5452,41.66382 -87.5452,41.66882 -87.5502,41.66882 -87.5502,41.67902 -87.5402,41.67902 -87.54,41.67902 -87.5352,41.67902 -87.5302,41.67902 -87.53,41.67902 -87.525,41.67902 -87.52,41.67902 -87.52,41.67402 -87.52,41.66902 -87.52,41.66882 -87.52,41.66402 -87.52,41.66382 -87.52,41.65902 -87.52,41.65882 -87.52,41.65382 -87.52,41.64882 -87.525,41.64882&lt;/coordinates&gt;&lt;/LinearRing&gt;&lt;/outerBoundaryIs&gt;&lt;/Polygon&gt;&lt;Polygon&gt;&lt;outerBoundaryIs&gt;&lt;LinearRing&gt;&lt;coordinates&gt;-87.89,41.95902 -87.89,41.958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402,41.98902 -87.9402,41.99382 -87.9402,41.99402 -87.9402,41.99882 -87.9402,41.99902 -87.9402,42.00402 -87.9402,42.00902 -87.9352,42.00902 -87.9302,42.00902 -87.93,42.00902 -87.9252,42.00902 -87.925,42.00902 -87.9202,42.00902 -87.92,42.00902 -87.9152,42.00902 -87.915,42.00902 -87.9102,42.00902 -87.91,42.00902 -87.9052,42.00902 -87.905,42.00902 -87.9002,42.00902 -87.9,42.00902 -87.895,42.00902 -87.89,42.00902 -87.89,42.00402 -87.89,41.99902 -87.88,41.99902 -87.88,41.98882 -87.89,41.98882 -87.89,41.98402 -87.885,41.98402 -87.885,41.97382 -87.8952,41.97382 -87.8952,41.97882 -87.9002,41.97882 -87.9002,41.98382 -87.905,41.98382 -87.9052,41.98382 -87.91,41.98382 -87.91,41.97882 -87.915,41.97882 -87.915,41.97402 -87.9102,41.97402 -87.91,41.97402 -87.905,41.97402 -87.9,41.97402 -87.9,41.96902 -87.895,41.96902 -87.89,41.96902 -87.89,41.96402 -87.89,41.959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14B4FF</text:p>
          </table:table-cell>
          <table:table-cell table:formula="of:=CONCATENATE([.$A$1]; [Sheet1.A25]; [.$A$2]; [.B23]; [.$A$3]; [.B23]; [.$A$4]; [Sheet1.B25]; &quot;&lt;/Placemark&gt;&quot;)" office:value-type="string" office:string-value="  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9102,41.97402 -87.9102,41.96902 -87.9102,41.96382 -87.9102,41.95882 -87.9,41.95882 -87.9,41.9638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352,41.98882 -87.9352,41.98382 -87.9352,41.97882 -87.9302,41.97882 -87.9302,41.97382 -87.9252,41.97382 -87.92,41.97382 -87.915,41.97382 -87.915,41.97402 -87.9102,41.9740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 -87.91,42.00902 -87.90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302,41.69402 -87.73,41.69402 -87.725,41.69402 -87.7202,41.69402 -87.7202,41.70402 -87.71,41.70402 -87.71,41.69382 -87.72,41.69382 -87.72,41.68382 -87.725,41.68382 -87.725,41.67882 -87.73,41.67882 -87.7352,41.67882 -87.7402,41.67882 -87.7402,41.68382 -87.7402,41.68902 -87.7402,41.69402 -87.7352,41.69402 -87.7302,41.69402&lt;/coordinates&gt;&lt;/LinearRing&gt;&lt;/outerBoundaryIs&gt;&lt;/Polygon&gt;&lt;Polygon&gt;&lt;outerBoundaryIs&gt;&lt;LinearRing&gt;&lt;coordinates&gt;-87.56,41.65402 -87.555,41.65402 -87.555,41.64382 -87.56,41.64382 -87.5652,41.64382 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">
            <text:p><text:s text:c="2"/>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9102,41.97402 -87.9102,41.96902 -87.9102,41.96382 -87.9102,41.95882 -87.9,41.95882 -87.9,41.9638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352,41.98882 -87.9352,41.98382 -87.9352,41.97882 -87.9302,41.97882 -87.9302,41.97382 -87.9252,41.97382 -87.92,41.97382 -87.915,41.97382 -87.915,41.97402 -87.9102,41.9740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 -87.91,42.00902 -87.90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302,41.69402 -87.73,41.69402 -87.725,41.69402 -87.7202,41.69402 -87.7202,41.70402 -87.71,41.70402 -87.71,41.69382 -87.72,41.69382 -87.72,41.68382 -87.725,41.68382 -87.725,41.67882 -87.73,41.67882 -87.7352,41.67882 -87.7402,41.67882 -87.7402,41.68382 -87.7402,41.68902 -87.7402,41.69402 -87.7352,41.69402 -87.7302,41.69402&lt;/coordinates&gt;&lt;/LinearRing&gt;&lt;/outerBoundaryIs&gt;&lt;/Polygon&gt;&lt;Polygon&gt;&lt;outerBoundaryIs&gt;&lt;LinearRing&gt;&lt;coordinates&gt;-87.56,41.65402 -87.555,41.65402 -87.555,41.64382 -87.56,41.64382 -87.5652,41.64382 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14F0FF</text:p>
          </table:table-cell>
          <table:table-cell table:formula="of:=CONCATENATE([.$A$1]; [Sheet1.A26]; [.$A$2]; [.B24]; [.$A$3]; [.B24]; [.$A$4]; [Sheet1.B26]; &quot;&lt;/Placemark&gt;&quot;)" office:value-type="string" office:string-value="  &lt;Placemark&gt;&lt;name&gt;24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 -87.6002,41.67402 -87.6002,41.67902 -87.5952,41.67902 -87.5952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552,41.98902 -87.8552,41.97882 -87.845,41.97882 -87.845,41.98902 -87.835,41.98902 -87.835,41.98402 -87.83,41.98402 -87.8252,41.98402 -87.8252,41.9888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 -87.8602,41.9540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602,41.98902 -87.8552,41.98902&lt;/coordinates&gt;&lt;/LinearRing&gt;&lt;/outerBoundaryIs&gt;&lt;innerBoundaryIs&gt;&lt;LinearRing&gt;&lt;coordinates&gt;-87.84,41.97382 -87.84,41.96902 -87.8352,41.96902 -87.8352,41.97382 -87.84,41.97382&lt;/coordinates&gt;&lt;/LinearRing&gt;&lt;/inn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&lt;/Placemark&gt;">
            <text:p><text:s text:c="2"/>&lt;Placemark&gt;&lt;name&gt;24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 -87.6002,41.67402 -87.6002,41.67902 -87.5952,41.67902 -87.5952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552,41.98902 -87.8552,41.97882 -87.845,41.97882 -87.845,41.98902 -87.835,41.98902 -87.835,41.98402 -87.83,41.98402 -87.8252,41.98402 -87.8252,41.9888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 -87.8602,41.9540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602,41.98902 -87.8552,41.98902&lt;/coordinates&gt;&lt;/LinearRing&gt;&lt;/outerBoundaryIs&gt;&lt;innerBoundaryIs&gt;&lt;LinearRing&gt;&lt;coordinates&gt;-87.84,41.97382 -87.84,41.96902 -87.8352,41.96902 -87.8352,41.97382 -87.84,41.97382&lt;/coordinates&gt;&lt;/LinearRing&gt;&lt;/inn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00FF14</text:p>
          </table:table-cell>
          <table:table-cell table:formula="of:=CONCATENATE([.$A$1]; [Sheet1.A27]; [.$A$2]; [.B25]; [.$A$3]; [.B25]; [.$A$4]; [Sheet1.B27]; &quot;&lt;/Placemark&gt;&quot;)" office:value-type="string" office:string-value="  &lt;Placemark&gt;&lt;name&gt;18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5502,41.76402 -87.5502,41.75382 -87.54,41.75382 -87.54,41.75902 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382 -87.7452,41.75402 -87.7452,41.75882 -87.7452,41.75902 -87.7452,41.76382 -87.7452,41.76402 -87.7452,41.76882 -87.7452,41.769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02,41.764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1382 -87.785,41.90882 -87.79,41.90882 -87.795,41.90882 -87.7952,41.90882 -87.8002,41.90882 -87.8052,41.90882 -87.8052,41.91382 -87.8102,41.91382 -87.8102,41.91882 -87.8102,41.92382 -87.8102,41.92402 -87.8102,41.92882 -87.8102,41.9290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&lt;/Placemark&gt;">
            <text:p><text:s text:c="2"/>&lt;Placemark&gt;&lt;name&gt;18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5502,41.76402 -87.5502,41.75382 -87.54,41.75382 -87.54,41.75902 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382 -87.7452,41.75402 -87.7452,41.75882 -87.7452,41.75902 -87.7452,41.76382 -87.7452,41.76402 -87.7452,41.76882 -87.7452,41.769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02,41.764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1382 -87.785,41.90882 -87.79,41.90882 -87.795,41.90882 -87.7952,41.90882 -87.8002,41.90882 -87.8052,41.90882 -87.8052,41.91382 -87.8102,41.91382 -87.8102,41.91882 -87.8102,41.92382 -87.8102,41.92402 -87.8102,41.92882 -87.8102,41.9290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F7800</text:p>
          </table:table-cell>
          <table:table-cell table:formula="of:=CONCATENATE([.$A$1]; [Sheet1.A28]; [.$A$2]; [.B26]; [.$A$3]; [.B26]; [.$A$4]; [Sheet1.B28]; &quot;&lt;/Placemark&gt;&quot;)" office:value-type="string" office:string-value="  &lt;Placemark&gt;&lt;name&gt;12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 -87.595,41.82902 -87.595,41.82402 -87.595,41.81902 -87.59,41.81902 -87.59,41.81402 -87.585,41.81402 -87.585,41.80902 -87.58,41.80902 -87.58,41.804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902 -87.655,42.0040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 -87.7802,41.89382 -87.7802,41.89882 -87.7802,41.90382 -87.7802,41.90402 -87.7802,41.90882 -87.785,41.908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">
            <text:p><text:s text:c="2"/>&lt;Placemark&gt;&lt;name&gt;12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 -87.595,41.82902 -87.595,41.82402 -87.595,41.81902 -87.59,41.81902 -87.59,41.81402 -87.585,41.81402 -87.585,41.80902 -87.58,41.80902 -87.58,41.804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902 -87.655,42.0040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 -87.7802,41.89382 -87.7802,41.89882 -87.7802,41.90382 -87.7802,41.90402 -87.7802,41.90882 -87.785,41.908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0FF14</text:p>
          </table:table-cell>
          <table:table-cell table:formula="of:=CONCATENATE([.$A$1]; [Sheet1.A29]; [.$A$2]; [.B27]; [.$A$3]; [.B27]; [.$A$4]; [Sheet1.B29]; &quot;&lt;/Placemark&gt;&quot;)" office:value-type="string" office:string-value="  &lt;Placemark&gt;&lt;name&gt;6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&lt;/coordinates&gt;&lt;/LinearRing&gt;&lt;/outerBoundaryIs&gt;&lt;innerBoundaryIs&gt;&lt;LinearRing&gt;&lt;coordinates&gt;-87.6552,41.88882 -87.65,41.88882 -87.65,41.89902 -87.6602,41.89902 -87.6602,41.88882 -87.6652,41.88882 -87.6652,41.89382 -87.67,41.89382 -87.6702,41.89382 -87.675,41.89382 -87.675,41.88882 -87.68,41.88882 -87.685,41.88882 -87.6852,41.88882 -87.69,41.88882 -87.69,41.88382 -87.695,41.88382 -87.7,41.88382 -87.700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innerBoundaryIs&gt;&lt;/Polygon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/MultiGeometry&gt;&lt;/Placemark&gt;">
            <text:p><text:s text:c="2"/>&lt;Placemark&gt;&lt;name&gt;6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&lt;/coordinates&gt;&lt;/LinearRing&gt;&lt;/outerBoundaryIs&gt;&lt;innerBoundaryIs&gt;&lt;LinearRing&gt;&lt;coordinates&gt;-87.6552,41.88882 -87.65,41.88882 -87.65,41.89902 -87.6602,41.89902 -87.6602,41.88882 -87.6652,41.88882 -87.6652,41.89382 -87.67,41.89382 -87.6702,41.89382 -87.675,41.89382 -87.675,41.88882 -87.68,41.88882 -87.685,41.88882 -87.6852,41.88882 -87.69,41.88882 -87.69,41.88382 -87.695,41.88382 -87.7,41.88382 -87.700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innerBoundaryIs&gt;&lt;/Polygon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/MultiGeometry&gt;&lt;/Placemark&gt;</text:p>
          </table:table-cell>
        </table:table-row>
        <table:table-row table:style-name="ro4">
          <table:table-cell office:value-type="string">
            <text:p>---</text:p>
          </table:table-cell>
          <table:table-cell office:value-type="string">
            <text:p>ffffff</text:p>
          </table:table-cell>
          <table:table-cell table:formula="of:=CONCATENATE([.$A$1]; [Sheet1.A30]; [.$A$2]; [.B28]; [.$A$3]; [.B28]; [.$A$4]; [Sheet1.B30]; &quot;&lt;/Placemark&gt;&quot;)" office:value-type="string" office:string-value="  &lt;Placemark&gt;&lt;name&gt;0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605,41.87402 -87.6152,41.87402 -87.6152,41.86902 -87.62,41.86902 -87.62,41.87402 -87.625,41.87402 -87.625,41.87902 -87.635,41.87902 -87.635,41.88402 -87.64,41.88402 -87.64,41.88882 -87.64,41.89382 -87.64,41.89402 -87.64,41.89882 -87.635,41.89882 -87.635,41.90382 -87.63,41.90382 -87.63,41.90882 -87.63,41.91382 -87.63,41.91402 -87.63,41.91902 -87.63,41.92402 -87.6402,41.92402 -87.6402,41.91902 -87.645,41.91902 -87.6452,41.91902 -87.65,41.91902 -87.6502,41.91902 -87.655,41.91902 -87.6552,41.91902 -87.66,41.91902 -87.66,41.92402 -87.665,41.92402 -87.665,41.92902 -87.67,41.92902 -87.67,41.93402 -87.675,41.93402 -87.675,41.93882 -87.67,41.93882 -87.67,41.94382 -87.665,41.94382 -87.665,41.94882 -87.66,41.94882 -87.655,41.94882 -87.655,41.95382 -87.6502,41.95382 -87.6452,41.95382 -87.6452,41.94902 -87.6452,41.94382 -87.6452,41.93882 -87.6402,41.93882 -87.635,41.9388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&lt;/coordinates&gt;&lt;/LinearRing&gt;&lt;/outerBoundaryIs&gt;&lt;/Polygon&gt;&lt;Polygon&gt;&lt;outerBoundaryIs&gt;&lt;LinearRing&gt;&lt;coordinates&gt;-87.6952,41.83902 -87.7,41.83902 -87.7,41.84402 -87.705,41.84402 -87.705,41.84902 -87.715,41.84902 -87.715,41.85402 -87.725,41.85402 -87.725,41.85882 -87.725,41.85902 -87.725,41.86382 -87.725,41.86402 -87.725,41.86902 -87.725,41.87382 -87.72,41.87382 -87.715,41.87382 -87.715,41.87882 -87.71,41.87882 -87.705,41.87882 -87.705,41.88382 -87.7002,41.88382 -87.7,41.88382 -87.695,41.88382 -87.69,41.88382 -87.69,41.88882 -87.6852,41.88882 -87.685,41.88882 -87.68,41.88882 -87.675,41.88882 -87.675,41.89382 -87.6702,41.89382 -87.67,41.89382 -87.6652,41.89382 -87.6652,41.88882 -87.6602,41.88882 -87.6552,41.88882 -87.6552,41.88382 -87.6502,41.88382 -87.6502,41.87902 -87.6502,41.87402 -87.6502,41.87382 -87.6502,41.86902 -87.6552,41.86902 -87.6552,41.86402 -87.6602,41.86402 -87.6652,41.86402 -87.6652,41.85902 -87.6652,41.85402 -87.6702,41.85402 -87.6752,41.85402 -87.6752,41.84902 -87.6802,41.84902 -87.6802,41.84402 -87.6852,41.84402 -87.6852,41.83902 -87.6902,41.83902 -87.695,41.83902 -87.6952,41.83902&lt;/coordinates&gt;&lt;/LinearRing&gt;&lt;/outerBoundaryIs&gt;&lt;/Polygon&gt;&lt;/MultiGeometry&gt;&lt;/Placemark&gt;">
            <text:p><text:s text:c="2"/>&lt;Placemark&gt;&lt;name&gt;0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605,41.87402 -87.6152,41.87402 -87.6152,41.86902 -87.62,41.86902 -87.62,41.87402 -87.625,41.87402 -87.625,41.87902 -87.635,41.87902 -87.635,41.88402 -87.64,41.88402 -87.64,41.88882 -87.64,41.89382 -87.64,41.89402 -87.64,41.89882 -87.635,41.89882 -87.635,41.90382 -87.63,41.90382 -87.63,41.90882 -87.63,41.91382 -87.63,41.91402 -87.63,41.91902 -87.63,41.92402 -87.6402,41.92402 -87.6402,41.91902 -87.645,41.91902 -87.6452,41.91902 -87.65,41.91902 -87.6502,41.91902 -87.655,41.91902 -87.6552,41.91902 -87.66,41.91902 -87.66,41.92402 -87.665,41.92402 -87.665,41.92902 -87.67,41.92902 -87.67,41.93402 -87.675,41.93402 -87.675,41.93882 -87.67,41.93882 -87.67,41.94382 -87.665,41.94382 -87.665,41.94882 -87.66,41.94882 -87.655,41.94882 -87.655,41.95382 -87.6502,41.95382 -87.6452,41.95382 -87.6452,41.94902 -87.6452,41.94382 -87.6452,41.93882 -87.6402,41.93882 -87.635,41.9388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&lt;/coordinates&gt;&lt;/LinearRing&gt;&lt;/outerBoundaryIs&gt;&lt;/Polygon&gt;&lt;Polygon&gt;&lt;outerBoundaryIs&gt;&lt;LinearRing&gt;&lt;coordinates&gt;-87.6952,41.83902 -87.7,41.83902 -87.7,41.84402 -87.705,41.84402 -87.705,41.84902 -87.715,41.84902 -87.715,41.85402 -87.725,41.85402 -87.725,41.85882 -87.725,41.85902 -87.725,41.86382 -87.725,41.86402 -87.725,41.86902 -87.725,41.87382 -87.72,41.87382 -87.715,41.87382 -87.715,41.87882 -87.71,41.87882 -87.705,41.87882 -87.705,41.88382 -87.7002,41.88382 -87.7,41.88382 -87.695,41.88382 -87.69,41.88382 -87.69,41.88882 -87.6852,41.88882 -87.685,41.88882 -87.68,41.88882 -87.675,41.88882 -87.675,41.89382 -87.6702,41.89382 -87.67,41.89382 -87.6652,41.89382 -87.6652,41.88882 -87.6602,41.88882 -87.6552,41.88882 -87.6552,41.88382 -87.6502,41.88382 -87.6502,41.87902 -87.6502,41.87402 -87.6502,41.87382 -87.6502,41.86902 -87.6552,41.86902 -87.6552,41.86402 -87.6602,41.86402 -87.6652,41.86402 -87.6652,41.85902 -87.6652,41.85402 -87.6702,41.85402 -87.6752,41.85402 -87.6752,41.84902 -87.6802,41.84902 -87.6802,41.84402 -87.6852,41.84402 -87.6852,41.83902 -87.6902,41.83902 -87.695,41.83902 -87.6952,41.8390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/>
          <table:table-cell table:formula="of:=CONCATENATE([.$A$1]; [Sheet1.A31]; [.$A$2]; [.B29]; [.$A$3]; [.B29]; [.$A$4]; [Sheet1.B31]; &quot;&lt;/Placemark&gt;&quot;)" office:value-type="string" office:string-value="  &lt;Placemark&gt;&lt;name&gt;&lt;/name&gt;&lt;Style&gt;&lt;LineStyle&gt;&lt;color&gt;ff&lt;/color&gt;&lt;width&gt;2&lt;/width&gt;&lt;/LineStyle&gt;&lt;PolyStyle&gt;&lt;color&gt;88&lt;/color&gt;&lt;/PolyStyle&gt;&lt;/Style&gt;&lt;/Placemark&gt;">
            <text:p><text:s text:c="2"/>&lt;Placemark&gt;&lt;name&gt;&lt;/name&gt;&lt;Style&gt;&lt;LineStyle&gt;&lt;color&gt;ff&lt;/color&gt;&lt;width&gt;2&lt;/width&gt;&lt;/LineStyle&gt;&lt;PolyStyle&gt;&lt;color&gt;88&lt;/color&gt;&lt;/PolyStyle&gt;&lt;/Style&gt;&lt;/Placemark&gt;</text:p>
          </table:table-cell>
        </table:table-row>
        <table:table-row table:style-name="ro1">
          <table:table-cell/>
          <table:table-cell office:value-type="string">
            <text:p>1400FF</text:p>
          </table:table-cell>
          <table:table-cell table:formula="of:=CONCATENATE([.$A$1]; [Sheet1.A32]; [.$A$2]; [.B30]; [.$A$3]; [.B30]; [.$A$4]; [Sheet1.B32]; &quot;&lt;/Placemark&gt;&quot;)" office:value-type="string" office:string-value="  &lt;Placemark&gt;&lt;name&gt;36&lt;/name&gt;&lt;Style&gt;&lt;LineStyle&gt;&lt;color&gt;ff1400FF&lt;/color&gt;&lt;width&gt;2&lt;/width&gt;&lt;/LineStyle&gt;&lt;PolyStyle&gt;&lt;color&gt;881400FF&lt;/color&gt;&lt;/PolyStyle&gt;&lt;/Style&gt;&lt;MultiGeometry&gt;&lt;Polygon&gt;&lt;outerBoundaryIs&gt;&lt;LinearRing&gt;&lt;coordinates&gt;-87.89,41.99402 -87.89,41.99382 -87.89,41.98882 -87.89,41.98382 -87.895,41.98382 -87.9002,41.98382 -87.9052,41.98382 -87.9052,41.98882 -87.9052,41.99382 -87.9052,41.99402 -87.9052,41.99902 -87.9052,42.00402 -87.9002,42.00402 -87.895,42.00402 -87.89,42.00402 -87.89,41.99902 -87.89,41.99402&lt;/coordinates&gt;&lt;/LinearRing&gt;&lt;/outerBoundaryIs&gt;&lt;/Polygon&gt;&lt;Polygon&gt;&lt;outerBoundaryIs&gt;&lt;LinearRing&gt;&lt;coordinates&gt;-87.915,41.97882 -87.915,41.97382 -87.92,41.97382 -87.9252,41.97382 -87.9302,41.97382 -87.9302,41.97882 -87.9352,41.97882 -87.9352,41.98382 -87.9352,41.98902 -87.9352,41.99402 -87.9302,41.99402 -87.9302,41.99902 -87.9252,41.99902 -87.92,41.99902 -87.915,41.99902 -87.915,41.99402 -87.91,41.99402 -87.91,41.98902 -87.91,41.98382 -87.91,41.97882 -87.915,41.97882&lt;/coordinates&gt;&lt;/LinearRing&gt;&lt;/outerBoundaryIs&gt;&lt;/Polygon&gt;&lt;/MultiGeometry&gt;&lt;/Placemark&gt;">
            <text:p><text:s text:c="2"/>&lt;Placemark&gt;&lt;name&gt;36&lt;/name&gt;&lt;Style&gt;&lt;LineStyle&gt;&lt;color&gt;ff1400FF&lt;/color&gt;&lt;width&gt;2&lt;/width&gt;&lt;/LineStyle&gt;&lt;PolyStyle&gt;&lt;color&gt;881400FF&lt;/color&gt;&lt;/PolyStyle&gt;&lt;/Style&gt;&lt;MultiGeometry&gt;&lt;Polygon&gt;&lt;outerBoundaryIs&gt;&lt;LinearRing&gt;&lt;coordinates&gt;-87.89,41.99402 -87.89,41.99382 -87.89,41.98882 -87.89,41.98382 -87.895,41.98382 -87.9002,41.98382 -87.9052,41.98382 -87.9052,41.98882 -87.9052,41.99382 -87.9052,41.99402 -87.9052,41.99902 -87.9052,42.00402 -87.9002,42.00402 -87.895,42.00402 -87.89,42.00402 -87.89,41.99902 -87.89,41.99402&lt;/coordinates&gt;&lt;/LinearRing&gt;&lt;/outerBoundaryIs&gt;&lt;/Polygon&gt;&lt;Polygon&gt;&lt;outerBoundaryIs&gt;&lt;LinearRing&gt;&lt;coordinates&gt;-87.915,41.97882 -87.915,41.97382 -87.92,41.97382 -87.9252,41.97382 -87.9302,41.97382 -87.9302,41.97882 -87.9352,41.97882 -87.9352,41.98382 -87.9352,41.98902 -87.9352,41.99402 -87.9302,41.99402 -87.9302,41.99902 -87.9252,41.99902 -87.92,41.99902 -87.915,41.99902 -87.915,41.99402 -87.91,41.99402 -87.91,41.98902 -87.91,41.98382 -87.91,41.97882 -87.915,41.97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14B4FF</text:p>
          </table:table-cell>
          <table:table-cell table:formula="of:=CONCATENATE([.$A$1]; [Sheet1.A33]; [.$A$2]; [.B31]; [.$A$3]; [.B31]; [.$A$4]; [Sheet1.B33]; &quot;&lt;/Placemark&gt;&quot;)" office:value-type="string" office:string-value="  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7302,41.69402 -87.725,41.69402 -87.72,41.69402 -87.72,41.68382 -87.725,41.68382 -87.7302,41.68382 -87.7352,41.68382 -87.7352,41.69402 -87.7302,41.69402&lt;/coordinates&gt;&lt;/LinearRing&gt;&lt;/outerBoundaryIs&gt;&lt;/Polygon&gt;&lt;Polygon&gt;&lt;outerBoundaryIs&gt;&lt;LinearRing&gt;&lt;coordinates&gt;-87.5752,41.65882 -87.5752,41.66902 -87.5702,41.66902 -87.5702,41.67402 -87.56,41.67402 -87.56,41.66382 -87.565,41.66382 -87.565,41.65882 -87.5752,41.65882&lt;/coordinates&gt;&lt;/LinearRing&gt;&lt;/outerBoundaryIs&gt;&lt;/Polygon&gt;&lt;Polygon&gt;&lt;outerBoundaryIs&gt;&lt;LinearRing&gt;&lt;coordinates&gt;-87.5402,41.64382 -87.5402,41.64882 -87.5402,41.65382 -87.5402,41.65402 -87.5402,41.65882 -87.5452,41.65882 -87.5452,41.66382 -87.5452,41.66882 -87.5502,41.66882 -87.5502,41.67902 -87.5402,41.67902 -87.54,41.67902 -87.5352,41.67902 -87.5302,41.67902 -87.53,41.67902 -87.525,41.67902 -87.52,41.67902 -87.52,41.67402 -87.52,41.66902 -87.52,41.66882 -87.52,41.66402 -87.52,41.66382 -87.52,41.65902 -87.52,41.65882 -87.52,41.65382 -87.52,41.64882 -87.525,41.64882 -87.525,41.64382 -87.53,41.64382 -87.5352,41.64382 -87.54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Polygon&gt;&lt;outerBoundaryIs&gt;&lt;LinearRing&gt;&lt;coordinates&gt;-87.89,41.95902 -87.89,41.958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902 -87.9402,41.99382 -87.9402,41.99402 -87.9402,41.99882 -87.9402,42.00402 -87.9402,42.00902 -87.9352,42.00902 -87.9302,42.00902 -87.93,42.00902 -87.9252,42.00902 -87.925,42.00902 -87.9202,42.00902 -87.92,42.00902 -87.9152,42.00902 -87.915,42.00902 -87.9102,42.00902 -87.91,42.00902 -87.905,42.00902 -87.9,42.00902 -87.9,42.00402 -87.9,41.99882 -87.9,41.99382 -87.905,41.99382 -87.91,41.99382 -87.9102,41.99382 -87.915,41.99382 -87.9152,41.99382 -87.92,41.99382 -87.9202,41.99382 -87.925,41.99382 -87.9252,41.99382 -87.93,41.99382 -87.93,41.98902 -87.93,41.98402 -87.925,41.98402 -87.925,41.97902 -87.92,41.97902 -87.915,41.97902 -87.915,41.97402 -87.91,41.97402 -87.905,41.97402 -87.905,41.96902 -87.9002,41.96902 -87.895,41.96902 -87.89,41.96902 -87.89,41.96402 -87.89,41.95902&lt;/coordinates&gt;&lt;/LinearRing&gt;&lt;/outerBoundaryIs&gt;&lt;/Polygon&gt;&lt;Polygon&gt;&lt;outerBoundaryIs&gt;&lt;LinearRing&gt;&lt;coordinates&gt;-87.8952,41.97382 -87.8952,41.97882 -87.9002,41.97882 -87.9002,41.98902 -87.8902,41.98902 -87.8902,41.99902 -87.88,41.99902 -87.88,41.98882 -87.89,41.98882 -87.89,41.98402 -87.885,41.98402 -87.885,41.97382 -87.8952,41.97382&lt;/coordinates&gt;&lt;/LinearRing&gt;&lt;/outerBoundaryIs&gt;&lt;/Polygon&gt;&lt;/MultiGeometry&gt;&lt;/Placemark&gt;">
            <text:p><text:s text:c="2"/>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7302,41.69402 -87.725,41.69402 -87.72,41.69402 -87.72,41.68382 -87.725,41.68382 -87.7302,41.68382 -87.7352,41.68382 -87.7352,41.69402 -87.7302,41.69402&lt;/coordinates&gt;&lt;/LinearRing&gt;&lt;/outerBoundaryIs&gt;&lt;/Polygon&gt;&lt;Polygon&gt;&lt;outerBoundaryIs&gt;&lt;LinearRing&gt;&lt;coordinates&gt;-87.5752,41.65882 -87.5752,41.66902 -87.5702,41.66902 -87.5702,41.67402 -87.56,41.67402 -87.56,41.66382 -87.565,41.66382 -87.565,41.65882 -87.5752,41.65882&lt;/coordinates&gt;&lt;/LinearRing&gt;&lt;/outerBoundaryIs&gt;&lt;/Polygon&gt;&lt;Polygon&gt;&lt;outerBoundaryIs&gt;&lt;LinearRing&gt;&lt;coordinates&gt;-87.5402,41.64382 -87.5402,41.64882 -87.5402,41.65382 -87.5402,41.65402 -87.5402,41.65882 -87.5452,41.65882 -87.5452,41.66382 -87.5452,41.66882 -87.5502,41.66882 -87.5502,41.67902 -87.5402,41.67902 -87.54,41.67902 -87.5352,41.67902 -87.5302,41.67902 -87.53,41.67902 -87.525,41.67902 -87.52,41.67902 -87.52,41.67402 -87.52,41.66902 -87.52,41.66882 -87.52,41.66402 -87.52,41.66382 -87.52,41.65902 -87.52,41.65882 -87.52,41.65382 -87.52,41.64882 -87.525,41.64882 -87.525,41.64382 -87.53,41.64382 -87.5352,41.64382 -87.54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Polygon&gt;&lt;outerBoundaryIs&gt;&lt;LinearRing&gt;&lt;coordinates&gt;-87.89,41.95902 -87.89,41.958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902 -87.9402,41.99382 -87.9402,41.99402 -87.9402,41.99882 -87.9402,42.00402 -87.9402,42.00902 -87.9352,42.00902 -87.9302,42.00902 -87.93,42.00902 -87.9252,42.00902 -87.925,42.00902 -87.9202,42.00902 -87.92,42.00902 -87.9152,42.00902 -87.915,42.00902 -87.9102,42.00902 -87.91,42.00902 -87.905,42.00902 -87.9,42.00902 -87.9,42.00402 -87.9,41.99882 -87.9,41.99382 -87.905,41.99382 -87.91,41.99382 -87.9102,41.99382 -87.915,41.99382 -87.9152,41.99382 -87.92,41.99382 -87.9202,41.99382 -87.925,41.99382 -87.9252,41.99382 -87.93,41.99382 -87.93,41.98902 -87.93,41.98402 -87.925,41.98402 -87.925,41.97902 -87.92,41.97902 -87.915,41.97902 -87.915,41.97402 -87.91,41.97402 -87.905,41.97402 -87.905,41.96902 -87.9002,41.96902 -87.895,41.96902 -87.89,41.96902 -87.89,41.96402 -87.89,41.95902&lt;/coordinates&gt;&lt;/LinearRing&gt;&lt;/outerBoundaryIs&gt;&lt;/Polygon&gt;&lt;Polygon&gt;&lt;outerBoundaryIs&gt;&lt;LinearRing&gt;&lt;coordinates&gt;-87.8952,41.97382 -87.8952,41.97882 -87.9002,41.97882 -87.9002,41.98902 -87.8902,41.98902 -87.8902,41.99902 -87.88,41.99902 -87.88,41.98882 -87.89,41.98882 -87.89,41.98402 -87.885,41.98402 -87.885,41.97382 -87.8952,41.97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14F0FF</text:p>
          </table:table-cell>
          <table:table-cell table:formula="of:=CONCATENATE([.$A$1]; [Sheet1.A34]; [.$A$2]; [.B32]; [.$A$3]; [.B32]; [.$A$4]; [Sheet1.B34]; &quot;&lt;/Placemark&gt;&quot;)" office:value-type="string" office:string-value="  &lt;Placemark&gt;&lt;name&gt;24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5552,41.71882 -87.5552,41.72902 -87.545,41.72902 -87.545,41.71882 -87.5552,41.7188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Polygon&gt;&lt;outerBoundaryIs&gt;&lt;LinearRing&gt;&lt;coordinates&gt;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382 -87.88,41.95882 -87.885,41.95882 -87.8902,41.95882 -87.8952,41.95882 -87.8952,41.96382 -87.9002,41.96382 -87.9052,41.96382 -87.9052,41.96882 -87.91,41.96882 -87.9102,41.96882 -87.9152,41.96882 -87.9202,41.96882 -87.9202,41.97382 -87.9202,41.97902 -87.9202,41.98402 -87.9152,41.98402 -87.9152,41.98902 -87.905,41.98902 -87.905,41.98402 -87.9002,41.98402 -87.9,41.98402 -87.8952,41.98402 -87.8952,41.98902 -87.8952,41.99382 -87.8952,41.99402 -87.8952,42.00402 -87.885,42.00402 -87.885,41.99902 -87.875,41.99902 -87.875,41.98902 -87.875,41.98882 -87.875,41.98402 -87.87,41.98402 -87.87,41.97902 -87.8652,41.97902 -87.865,41.97902 -87.8602,41.97902 -87.8602,41.98402 -87.8552,41.98402 -87.8502,41.98402 -87.85,41.9840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&lt;/coordinates&gt;&lt;/LinearRing&gt;&lt;/outerBoundaryIs&gt;&lt;/Polygon&gt;&lt;Polygon&gt;&lt;outerBoundaryIs&gt;&lt;LinearRing&gt;&lt;coordinates&gt;-87.6902,41.67382 -87.6902,41.67882 -87.6902,41.68382 -87.695,41.68382 -87.6952,41.68382 -87.7,41.68382 -87.7002,41.68382 -87.705,41.68382 -87.705,41.67882 -87.7152,41.67882 -87.7152,41.68382 -87.72,41.68382 -87.72,41.67882 -87.7302,41.67882 -87.7302,41.68902 -87.7252,41.68902 -87.7252,41.6938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2,41.73382 -87.7002,41.73382 -87.7002,41.74402 -87.6952,41.74402 -87.69,41.74402 -87.685,41.74402 -87.685,41.73402 -87.6802,41.73402 -87.6802,41.73902 -87.67,41.73902 -87.67,41.73402 -87.665,41.73402 -87.665,41.72902 -87.665,41.72382 -87.665,41.71882 -87.67,41.71882 -87.67,41.71382 -87.675,41.71382 -87.675,41.70902 -87.67,41.70902 -87.67,41.69882 -87.675,41.69882 -87.675,41.69402 -87.675,41.68902 -87.675,41.68882 -87.675,41.68402 -87.675,41.68382 -87.675,41.67882 -87.675,41.67382 -87.68,41.67382 -87.6852,41.67382 -87.6902,41.67382&lt;/coordinates&gt;&lt;/LinearRing&gt;&lt;/outerBoundaryIs&gt;&lt;/Polygon&gt;&lt;Polygon&gt;&lt;outerBoundaryIs&gt;&lt;LinearRing&gt;&lt;coordinates&gt;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02,41.67902 -87.65,41.67902 -87.6452,41.67902 -87.6452,41.68402 -87.6402,41.68402 -87.6402,41.68902 -87.6352,41.68902 -87.63,41.68902 -87.625,41.68902 -87.625,41.68402 -87.6202,41.68402 -87.62,41.68402 -87.615,41.68402 -87.61,41.68402 -87.61,41.67902 -87.605,41.67902 -87.605,41.67402 -87.6,41.67402 -87.6,41.66902 -87.595,41.66902 -87.595,41.66402 -87.5902,41.66402 -87.5902,41.66902 -87.5902,41.67382 -87.5902,41.67402 -87.5902,41.68402 -87.5852,41.68402 -87.5802,41.68402 -87.5802,41.68902 -87.5752,41.68902 -87.5752,41.69402 -87.5702,41.69402 -87.5702,41.69902 -87.5652,41.69902 -87.5652,41.70402 -87.5552,41.70402 -87.5552,41.70902 -87.5502,41.70902 -87.5502,41.71402 -87.5452,41.71402 -87.5402,41.71402 -87.54,41.71402 -87.535,41.71402 -87.5302,41.71402 -87.5302,41.71902 -87.52,41.71902 -87.52,41.71402 -87.52,41.70882 -87.52,41.70382 -87.53,41.70382 -87.5302,41.70382 -87.535,41.70382 -87.535,41.69902 -87.53,41.69902 -87.53,41.69402 -87.525,41.69402 -87.52,41.69402 -87.52,41.68902 -87.52,41.68402 -87.52,41.68382 -87.52,41.67882 -87.52,41.67382 -87.525,41.67382 -87.53,41.67382 -87.5302,41.67382 -87.535,41.67382 -87.5352,41.67382 -87.54,41.67382 -87.54,41.66402 -87.54,41.66382 -87.54,41.65902 -87.54,41.65402 -87.54,41.65382 -87.54,41.64882 -87.54,41.64382 -87.55,41.64382 -87.5502,41.64382 -87.5602,41.64382 -87.5602,41.64882 -87.565,41.64882 -87.565,41.64382 -87.57,41.64382 -87.575,41.64382 -87.5752,41.64382 -87.58,41.64382 -87.5802,41.64382 -87.585,41.64382 -87.5852,41.64382 -87.59,41.64382 -87.5902,41.64382 -87.595,41.64382 -87.5952,41.64382 -87.6,41.64382 -87.6002,41.64382 -87.6052,41.64382 -87.61,41.64382 -87.6102,41.64382 -87.6202,41.64382 -87.6202,41.64882 -87.6202,41.65382 -87.6202,41.65402 -87.6202,41.65882 -87.625,41.65882&lt;/coordinates&gt;&lt;/LinearRing&gt;&lt;/outerBoundaryIs&gt;&lt;/Polygon&gt;&lt;Polygon&gt;&lt;outerBoundaryIs&gt;&lt;LinearRing&gt;&lt;coordinates&gt;-87.5802,41.70882 -87.5802,41.71902 -87.57,41.71902 -87.57,41.70882 -87.5802,41.70882&lt;/coordinates&gt;&lt;/LinearRing&gt;&lt;/outerBoundaryIs&gt;&lt;/Polygon&gt;&lt;/MultiGeometry&gt;&lt;/Placemark&gt;">
            <text:p><text:s text:c="2"/>&lt;Placemark&gt;&lt;name&gt;24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5552,41.71882 -87.5552,41.72902 -87.545,41.72902 -87.545,41.71882 -87.5552,41.7188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Polygon&gt;&lt;outerBoundaryIs&gt;&lt;LinearRing&gt;&lt;coordinates&gt;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382 -87.88,41.95882 -87.885,41.95882 -87.8902,41.95882 -87.8952,41.95882 -87.8952,41.96382 -87.9002,41.96382 -87.9052,41.96382 -87.9052,41.96882 -87.91,41.96882 -87.9102,41.96882 -87.9152,41.96882 -87.9202,41.96882 -87.9202,41.97382 -87.9202,41.97902 -87.9202,41.98402 -87.9152,41.98402 -87.9152,41.98902 -87.905,41.98902 -87.905,41.98402 -87.9002,41.98402 -87.9,41.98402 -87.8952,41.98402 -87.8952,41.98902 -87.8952,41.99382 -87.8952,41.99402 -87.8952,42.00402 -87.885,42.00402 -87.885,41.99902 -87.875,41.99902 -87.875,41.98902 -87.875,41.98882 -87.875,41.98402 -87.87,41.98402 -87.87,41.97902 -87.8652,41.97902 -87.865,41.97902 -87.8602,41.97902 -87.8602,41.98402 -87.8552,41.98402 -87.8502,41.98402 -87.85,41.9840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&lt;/coordinates&gt;&lt;/LinearRing&gt;&lt;/outerBoundaryIs&gt;&lt;/Polygon&gt;&lt;Polygon&gt;&lt;outerBoundaryIs&gt;&lt;LinearRing&gt;&lt;coordinates&gt;-87.6902,41.67382 -87.6902,41.67882 -87.6902,41.68382 -87.695,41.68382 -87.6952,41.68382 -87.7,41.68382 -87.7002,41.68382 -87.705,41.68382 -87.705,41.67882 -87.7152,41.67882 -87.7152,41.68382 -87.72,41.68382 -87.72,41.67882 -87.7302,41.67882 -87.7302,41.68902 -87.7252,41.68902 -87.7252,41.6938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2,41.73382 -87.7002,41.73382 -87.7002,41.74402 -87.6952,41.74402 -87.69,41.74402 -87.685,41.74402 -87.685,41.73402 -87.6802,41.73402 -87.6802,41.73902 -87.67,41.73902 -87.67,41.73402 -87.665,41.73402 -87.665,41.72902 -87.665,41.72382 -87.665,41.71882 -87.67,41.71882 -87.67,41.71382 -87.675,41.71382 -87.675,41.70902 -87.67,41.70902 -87.67,41.69882 -87.675,41.69882 -87.675,41.69402 -87.675,41.68902 -87.675,41.68882 -87.675,41.68402 -87.675,41.68382 -87.675,41.67882 -87.675,41.67382 -87.68,41.67382 -87.6852,41.67382 -87.6902,41.67382&lt;/coordinates&gt;&lt;/LinearRing&gt;&lt;/outerBoundaryIs&gt;&lt;/Polygon&gt;&lt;Polygon&gt;&lt;outerBoundaryIs&gt;&lt;LinearRing&gt;&lt;coordinates&gt;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02,41.67902 -87.65,41.67902 -87.6452,41.67902 -87.6452,41.68402 -87.6402,41.68402 -87.6402,41.68902 -87.6352,41.68902 -87.63,41.68902 -87.625,41.68902 -87.625,41.68402 -87.6202,41.68402 -87.62,41.68402 -87.615,41.68402 -87.61,41.68402 -87.61,41.67902 -87.605,41.67902 -87.605,41.67402 -87.6,41.67402 -87.6,41.66902 -87.595,41.66902 -87.595,41.66402 -87.5902,41.66402 -87.5902,41.66902 -87.5902,41.67382 -87.5902,41.67402 -87.5902,41.68402 -87.5852,41.68402 -87.5802,41.68402 -87.5802,41.68902 -87.5752,41.68902 -87.5752,41.69402 -87.5702,41.69402 -87.5702,41.69902 -87.5652,41.69902 -87.5652,41.70402 -87.5552,41.70402 -87.5552,41.70902 -87.5502,41.70902 -87.5502,41.71402 -87.5452,41.71402 -87.5402,41.71402 -87.54,41.71402 -87.535,41.71402 -87.5302,41.71402 -87.5302,41.71902 -87.52,41.71902 -87.52,41.71402 -87.52,41.70882 -87.52,41.70382 -87.53,41.70382 -87.5302,41.70382 -87.535,41.70382 -87.535,41.69902 -87.53,41.69902 -87.53,41.69402 -87.525,41.69402 -87.52,41.69402 -87.52,41.68902 -87.52,41.68402 -87.52,41.68382 -87.52,41.67882 -87.52,41.67382 -87.525,41.67382 -87.53,41.67382 -87.5302,41.67382 -87.535,41.67382 -87.5352,41.67382 -87.54,41.67382 -87.54,41.66402 -87.54,41.66382 -87.54,41.65902 -87.54,41.65402 -87.54,41.65382 -87.54,41.64882 -87.54,41.64382 -87.55,41.64382 -87.5502,41.64382 -87.5602,41.64382 -87.5602,41.64882 -87.565,41.64882 -87.565,41.64382 -87.57,41.64382 -87.575,41.64382 -87.5752,41.64382 -87.58,41.64382 -87.5802,41.64382 -87.585,41.64382 -87.5852,41.64382 -87.59,41.64382 -87.5902,41.64382 -87.595,41.64382 -87.5952,41.64382 -87.6,41.64382 -87.6002,41.64382 -87.6052,41.64382 -87.61,41.64382 -87.6102,41.64382 -87.6202,41.64382 -87.6202,41.64882 -87.6202,41.65382 -87.6202,41.65402 -87.6202,41.65882 -87.625,41.65882&lt;/coordinates&gt;&lt;/LinearRing&gt;&lt;/outerBoundaryIs&gt;&lt;/Polygon&gt;&lt;Polygon&gt;&lt;outerBoundaryIs&gt;&lt;LinearRing&gt;&lt;coordinates&gt;-87.5802,41.70882 -87.5802,41.71902 -87.57,41.71902 -87.57,41.70882 -87.5802,41.70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00FF14</text:p>
          </table:table-cell>
          <table:table-cell table:formula="of:=CONCATENATE([.$A$1]; [Sheet1.A35]; [.$A$2]; [.B33]; [.$A$3]; [.B33]; [.$A$4]; [Sheet1.B35]; &quot;&lt;/Placemark&gt;&quot;)" office:value-type="string" office:string-value="  &lt;Placemark&gt;&lt;name&gt;18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7952,41.76882 -87.7952,41.77382 -87.7952,41.77902 -87.7952,41.78402 -87.7902,41.78402 -87.7902,41.78902 -87.7852,41.78902 -87.78,41.78902 -87.775,41.78902 -87.775,41.78402 -87.77,41.78402 -87.77,41.77382 -87.775,41.77382 -87.78,41.77382 -87.7802,41.77382 -87.785,41.77382 -87.785,41.76882 -87.7952,41.76882&lt;/coordinates&gt;&lt;/LinearRing&gt;&lt;/outerBoundaryIs&gt;&lt;/Polygon&gt;&lt;Polygon&gt;&lt;outerBoundaryIs&gt;&lt;LinearRing&gt;&lt;coordinates&gt;-87.835,41.94402 -87.83,41.94402 -87.83,41.93382 -87.835,41.93382 -87.8402,41.93382 -87.845,41.93382 -87.8452,41.93382 -87.8552,41.93382 -87.8552,41.93882 -87.8552,41.94402 -87.8552,41.94902 -87.8452,41.94902 -87.845,41.94902 -87.835,41.94902 -87.835,41.94402&lt;/coordinates&gt;&lt;/LinearRing&gt;&lt;/outerBoundaryIs&gt;&lt;/Polygon&gt;&lt;Polygon&gt;&lt;outerBoundaryIs&gt;&lt;LinearRing&gt;&lt;coordinates&gt;-87.8502,41.97882 -87.8502,41.98902 -87.8402,41.98902 -87.84,41.98902 -87.8352,41.98902 -87.8302,41.98902 -87.83,41.98902 -87.8252,41.98902 -87.825,41.98902 -87.8202,41.98902 -87.8202,41.99402 -87.8152,41.99402 -87.8152,41.99902 -87.8102,41.99902 -87.8052,41.99902 -87.805,41.99902 -87.8002,41.99902 -87.8,41.99902 -87.7952,41.99902 -87.7952,42.00402 -87.7902,42.00402 -87.7852,42.00402 -87.785,42.00402 -87.7802,42.00402 -87.7802,42.00902 -87.7752,42.00902 -87.7702,42.009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85,42.00382 -87.69,42.00382 -87.695,42.00382 -87.695,41.99882 -87.695,41.99382 -87.7,41.99382 -87.705,41.99382 -87.705,41.98882 -87.71,41.98882 -87.71,41.98402 -87.71,41.98382 -87.71,41.97882 -87.71,41.97382 -87.715,41.97382 -87.715,41.96882 -87.72,41.96882 -87.725,41.96882 -87.7252,41.96882 -87.73,41.96882 -87.73,41.96382 -87.735,41.96382 -87.7402,41.96382 -87.7452,41.96382 -87.7452,41.97382 -87.7502,41.97382 -87.7502,41.97882 -87.755,41.97882 -87.755,41.97382 -87.76,41.97382 -87.76,41.96902 -87.76,41.96882 -87.76,41.96402 -87.76,41.95882 -87.76,41.95402 -87.7552,41.95402 -87.755,41.95402 -87.75,41.95402 -87.745,41.95402 -87.745,41.94902 -87.745,41.94382 -87.745,41.93902 -87.745,41.93882 -87.745,41.93402 -87.745,41.92882 -87.745,41.92382 -87.75,41.92382 -87.755,41.92382 -87.7552,41.92382 -87.76,41.92382 -87.76,41.91882 -87.7702,41.91882 -87.7702,41.92382 -87.775,41.92382 -87.7752,41.92382 -87.78,41.92382 -87.785,41.92382 -87.785,41.91882 -87.79,41.91882 -87.79,41.91382 -87.795,41.91382 -87.8,41.91382 -87.8002,41.91382 -87.8052,41.91382 -87.8102,41.91382 -87.8102,41.91882 -87.8102,41.92382 -87.8102,41.92402 -87.8102,41.92882 -87.8102,41.92902 -87.8102,41.93382 -87.8102,41.93402 -87.8102,41.93902 -87.8102,41.94402 -87.8002,41.94402 -87.8,41.94402 -87.7952,41.94402 -87.7952,41.94882 -87.7952,41.95382 -87.8002,41.95382 -87.8002,41.96382 -87.8052,41.96382 -87.8102,41.96382 -87.8102,41.96882 -87.8102,41.97382 -87.815,41.97382 -87.8152,41.97382 -87.8202,41.97382 -87.8252,41.97382 -87.8252,41.97882 -87.83,41.97882 -87.8302,41.97882 -87.8352,41.97882 -87.84,41.97882 -87.8402,41.97882 -87.8502,41.97882&lt;/coordinates&gt;&lt;/LinearRing&gt;&lt;/outerBoundaryIs&gt;&lt;/Polygon&gt;&lt;Polygon&gt;&lt;outerBoundaryIs&gt;&lt;LinearRing&gt;&lt;coordinates&gt;-87.6852,41.72882 -87.6852,41.73382 -87.6902,41.73382 -87.6902,41.73882 -87.6902,41.74382 -87.695,41.74382 -87.695,41.73882 -87.7,41.73882 -87.705,41.73882 -87.7052,41.73882 -87.7102,41.73882 -87.715,41.73882 -87.7152,41.73882 -87.72,41.73882 -87.725,41.73882 -87.7252,41.73882 -87.7302,41.73882 -87.735,41.73882 -87.7352,41.73882 -87.7452,41.73882 -87.7452,41.74382 -87.7452,41.74882 -87.7452,41.74902 -87.7452,41.75382 -87.7452,41.75402 -87.7452,41.75882 -87.7452,41.75902 -87.7452,41.76382 -87.7452,41.76402 -87.7452,41.76902 -87.7452,41.77382 -87.7502,41.77382 -87.7502,41.77882 -87.7552,41.77882 -87.7552,41.78902 -87.7502,41.78902 -87.745,41.78902 -87.74,41.78902 -87.74,41.78402 -87.74,41.77902 -87.7352,41.77902 -87.73,41.77902 -87.725,41.77902 -87.725,41.77402 -87.7202,41.77402 -87.72,41.77402 -87.7152,41.77402 -87.7152,41.77902 -87.7102,41.77902 -87.705,41.77902 -87.7,41.77902 -87.7,41.77402 -87.69,41.77402 -87.69,41.76902 -87.6852,41.76902 -87.6852,41.77402 -87.6802,41.77402 -87.6752,41.77402 -87.6752,41.77902 -87.6702,41.77902 -87.6652,41.77902 -87.6652,41.78402 -87.6652,41.78902 -87.655,41.78902 -87.655,41.78402 -87.655,41.77902 -87.65,41.77902 -87.65,41.76902 -87.645,41.76902 -87.645,41.76402 -87.645,41.75902 -87.645,41.75882 -87.645,41.75402 -87.64,41.75402 -87.64,41.74902 -87.64,41.74402 -87.635,41.74402 -87.6302,41.74402 -87.63,41.74402 -87.62,41.74402 -87.62,41.73402 -87.6152,41.73402 -87.6152,41.73902 -87.6152,41.74402 -87.6102,41.74402 -87.6102,41.74902 -87.6052,41.74902 -87.6052,41.75402 -87.6052,41.75882 -87.6052,41.75902 -87.6052,41.76382 -87.6102,41.76382 -87.6102,41.76882 -87.6102,41.77402 -87.6102,41.77902 -87.6052,41.77902 -87.6002,41.77902 -87.6002,41.78382 -87.6002,41.78402 -87.6002,41.79402 -87.59,41.79402 -87.59,41.78402 -87.59,41.78382 -87.59,41.77902 -87.585,41.77902 -87.585,41.77402 -87.58,41.77402 -87.58,41.76902 -87.5752,41.76902 -87.5752,41.77402 -87.565,41.77402 -87.565,41.76902 -87.56,41.76902 -87.56,41.76402 -87.5552,41.76402 -87.555,41.76402 -87.545,41.76402 -87.545,41.75902 -87.5402,41.75902 -87.54,41.75902 -87.5352,41.75902 -87.535,41.75902 -87.5302,41.75902 -87.53,41.75902 -87.525,41.75902 -87.52,41.75902 -87.52,41.75402 -87.52,41.74882 -87.52,41.74382 -87.525,41.74382 -87.53,41.74382 -87.53,41.73902 -87.53,41.73882 -87.53,41.73402 -87.53,41.72902 -87.525,41.72902 -87.525,41.72402 -87.525,41.71882 -87.525,41.71402 -87.525,41.71382 -87.525,41.70902 -87.52,41.70902 -87.52,41.70402 -87.52,41.69882 -87.52,41.69382 -87.525,41.69382 -87.5302,41.69382 -87.5352,41.69382 -87.5352,41.70382 -87.5352,41.70402 -87.5352,41.71382 -87.54,41.71382 -87.54,41.70882 -87.545,41.70882 -87.5502,41.70882 -87.555,41.70882 -87.555,41.70382 -87.56,41.70382 -87.565,41.70382 -87.565,41.69882 -87.565,41.69382 -87.57,41.69382 -87.57,41.68882 -87.575,41.68882 -87.58,41.68882 -87.58,41.68382 -87.585,41.68382 -87.585,41.67882 -87.59,41.67882 -87.59,41.67402 -87.59,41.67382 -87.59,41.66902 -87.585,41.66902 -87.585,41.65882 -87.59,41.65882 -87.5952,41.65882 -87.6002,41.65882 -87.6002,41.66382 -87.6052,41.66382 -87.6052,41.66882 -87.6102,41.66882 -87.6102,41.67382 -87.6102,41.67882 -87.615,41.67882 -87.6152,41.67882 -87.6202,41.67882 -87.6252,41.67882 -87.6252,41.68382 -87.6302,41.68382 -87.6302,41.68882 -87.6302,41.69382 -87.635,41.69382 -87.635,41.68882 -87.635,41.68382 -87.645,41.68382 -87.6452,41.68382 -87.65,41.68382 -87.65,41.67882 -87.65,41.67382 -87.655,41.67382 -87.655,41.66882 -87.6652,41.66882 -87.6652,41.67382 -87.67,41.67382 -87.6702,41.67382 -87.6752,41.67382 -87.6802,41.67382 -87.6802,41.68402 -87.6752,41.68402 -87.6752,41.68882 -87.6752,41.68902 -87.6752,41.69382 -87.6752,41.69902 -87.6752,41.70382 -87.6752,41.70402 -87.6752,41.70882 -87.6802,41.70882 -87.6852,41.70882 -87.6852,41.71902 -87.6802,41.71902 -87.6752,41.71902 -87.675,41.71902 -87.6702,41.71902 -87.6702,41.72402 -87.6702,41.72882 -87.6702,41.72902 -87.6702,41.73882 -87.675,41.73882 -87.675,41.73382 -87.675,41.72882 -87.6852,41.72882&lt;/coordinates&gt;&lt;/LinearRing&gt;&lt;/outerBoundaryIs&gt;&lt;innerBoundaryIs&gt;&lt;LinearRing&gt;&lt;coordinates&gt;-87.63,41.73382 -87.63,41.72902 -87.625,41.72902 -87.625,41.72402 -87.6202,41.72402 -87.6202,41.72902 -87.6202,41.73382 -87.63,41.73382&lt;/coordinates&gt;&lt;/LinearRing&gt;&lt;/innerBoundaryIs&gt;&lt;/Polygon&gt;&lt;/MultiGeometry&gt;&lt;/Placemark&gt;">
            <text:p><text:s text:c="2"/>&lt;Placemark&gt;&lt;name&gt;18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7952,41.76882 -87.7952,41.77382 -87.7952,41.77902 -87.7952,41.78402 -87.7902,41.78402 -87.7902,41.78902 -87.7852,41.78902 -87.78,41.78902 -87.775,41.78902 -87.775,41.78402 -87.77,41.78402 -87.77,41.77382 -87.775,41.77382 -87.78,41.77382 -87.7802,41.77382 -87.785,41.77382 -87.785,41.76882 -87.7952,41.76882&lt;/coordinates&gt;&lt;/LinearRing&gt;&lt;/outerBoundaryIs&gt;&lt;/Polygon&gt;&lt;Polygon&gt;&lt;outerBoundaryIs&gt;&lt;LinearRing&gt;&lt;coordinates&gt;-87.835,41.94402 -87.83,41.94402 -87.83,41.93382 -87.835,41.93382 -87.8402,41.93382 -87.845,41.93382 -87.8452,41.93382 -87.8552,41.93382 -87.8552,41.93882 -87.8552,41.94402 -87.8552,41.94902 -87.8452,41.94902 -87.845,41.94902 -87.835,41.94902 -87.835,41.94402&lt;/coordinates&gt;&lt;/LinearRing&gt;&lt;/outerBoundaryIs&gt;&lt;/Polygon&gt;&lt;Polygon&gt;&lt;outerBoundaryIs&gt;&lt;LinearRing&gt;&lt;coordinates&gt;-87.8502,41.97882 -87.8502,41.98902 -87.8402,41.98902 -87.84,41.98902 -87.8352,41.98902 -87.8302,41.98902 -87.83,41.98902 -87.8252,41.98902 -87.825,41.98902 -87.8202,41.98902 -87.8202,41.99402 -87.8152,41.99402 -87.8152,41.99902 -87.8102,41.99902 -87.8052,41.99902 -87.805,41.99902 -87.8002,41.99902 -87.8,41.99902 -87.7952,41.99902 -87.7952,42.00402 -87.7902,42.00402 -87.7852,42.00402 -87.785,42.00402 -87.7802,42.00402 -87.7802,42.00902 -87.7752,42.00902 -87.7702,42.009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85,42.00382 -87.69,42.00382 -87.695,42.00382 -87.695,41.99882 -87.695,41.99382 -87.7,41.99382 -87.705,41.99382 -87.705,41.98882 -87.71,41.98882 -87.71,41.98402 -87.71,41.98382 -87.71,41.97882 -87.71,41.97382 -87.715,41.97382 -87.715,41.96882 -87.72,41.96882 -87.725,41.96882 -87.7252,41.96882 -87.73,41.96882 -87.73,41.96382 -87.735,41.96382 -87.7402,41.96382 -87.7452,41.96382 -87.7452,41.97382 -87.7502,41.97382 -87.7502,41.97882 -87.755,41.97882 -87.755,41.97382 -87.76,41.97382 -87.76,41.96902 -87.76,41.96882 -87.76,41.96402 -87.76,41.95882 -87.76,41.95402 -87.7552,41.95402 -87.755,41.95402 -87.75,41.95402 -87.745,41.95402 -87.745,41.94902 -87.745,41.94382 -87.745,41.93902 -87.745,41.93882 -87.745,41.93402 -87.745,41.92882 -87.745,41.92382 -87.75,41.92382 -87.755,41.92382 -87.7552,41.92382 -87.76,41.92382 -87.76,41.91882 -87.7702,41.91882 -87.7702,41.92382 -87.775,41.92382 -87.7752,41.92382 -87.78,41.92382 -87.785,41.92382 -87.785,41.91882 -87.79,41.91882 -87.79,41.91382 -87.795,41.91382 -87.8,41.91382 -87.8002,41.91382 -87.8052,41.91382 -87.8102,41.91382 -87.8102,41.91882 -87.8102,41.92382 -87.8102,41.92402 -87.8102,41.92882 -87.8102,41.92902 -87.8102,41.93382 -87.8102,41.93402 -87.8102,41.93902 -87.8102,41.94402 -87.8002,41.94402 -87.8,41.94402 -87.7952,41.94402 -87.7952,41.94882 -87.7952,41.95382 -87.8002,41.95382 -87.8002,41.96382 -87.8052,41.96382 -87.8102,41.96382 -87.8102,41.96882 -87.8102,41.97382 -87.815,41.97382 -87.8152,41.97382 -87.8202,41.97382 -87.8252,41.97382 -87.8252,41.97882 -87.83,41.97882 -87.8302,41.97882 -87.8352,41.97882 -87.84,41.97882 -87.8402,41.97882 -87.8502,41.97882&lt;/coordinates&gt;&lt;/LinearRing&gt;&lt;/outerBoundaryIs&gt;&lt;/Polygon&gt;&lt;Polygon&gt;&lt;outerBoundaryIs&gt;&lt;LinearRing&gt;&lt;coordinates&gt;-87.6852,41.72882 -87.6852,41.73382 -87.6902,41.73382 -87.6902,41.73882 -87.6902,41.74382 -87.695,41.74382 -87.695,41.73882 -87.7,41.73882 -87.705,41.73882 -87.7052,41.73882 -87.7102,41.73882 -87.715,41.73882 -87.7152,41.73882 -87.72,41.73882 -87.725,41.73882 -87.7252,41.73882 -87.7302,41.73882 -87.735,41.73882 -87.7352,41.73882 -87.7452,41.73882 -87.7452,41.74382 -87.7452,41.74882 -87.7452,41.74902 -87.7452,41.75382 -87.7452,41.75402 -87.7452,41.75882 -87.7452,41.75902 -87.7452,41.76382 -87.7452,41.76402 -87.7452,41.76902 -87.7452,41.77382 -87.7502,41.77382 -87.7502,41.77882 -87.7552,41.77882 -87.7552,41.78902 -87.7502,41.78902 -87.745,41.78902 -87.74,41.78902 -87.74,41.78402 -87.74,41.77902 -87.7352,41.77902 -87.73,41.77902 -87.725,41.77902 -87.725,41.77402 -87.7202,41.77402 -87.72,41.77402 -87.7152,41.77402 -87.7152,41.77902 -87.7102,41.77902 -87.705,41.77902 -87.7,41.77902 -87.7,41.77402 -87.69,41.77402 -87.69,41.76902 -87.6852,41.76902 -87.6852,41.77402 -87.6802,41.77402 -87.6752,41.77402 -87.6752,41.77902 -87.6702,41.77902 -87.6652,41.77902 -87.6652,41.78402 -87.6652,41.78902 -87.655,41.78902 -87.655,41.78402 -87.655,41.77902 -87.65,41.77902 -87.65,41.76902 -87.645,41.76902 -87.645,41.76402 -87.645,41.75902 -87.645,41.75882 -87.645,41.75402 -87.64,41.75402 -87.64,41.74902 -87.64,41.74402 -87.635,41.74402 -87.6302,41.74402 -87.63,41.74402 -87.62,41.74402 -87.62,41.73402 -87.6152,41.73402 -87.6152,41.73902 -87.6152,41.74402 -87.6102,41.74402 -87.6102,41.74902 -87.6052,41.74902 -87.6052,41.75402 -87.6052,41.75882 -87.6052,41.75902 -87.6052,41.76382 -87.6102,41.76382 -87.6102,41.76882 -87.6102,41.77402 -87.6102,41.77902 -87.6052,41.77902 -87.6002,41.77902 -87.6002,41.78382 -87.6002,41.78402 -87.6002,41.79402 -87.59,41.79402 -87.59,41.78402 -87.59,41.78382 -87.59,41.77902 -87.585,41.77902 -87.585,41.77402 -87.58,41.77402 -87.58,41.76902 -87.5752,41.76902 -87.5752,41.77402 -87.565,41.77402 -87.565,41.76902 -87.56,41.76902 -87.56,41.76402 -87.5552,41.76402 -87.555,41.76402 -87.545,41.76402 -87.545,41.75902 -87.5402,41.75902 -87.54,41.75902 -87.5352,41.75902 -87.535,41.75902 -87.5302,41.75902 -87.53,41.75902 -87.525,41.75902 -87.52,41.75902 -87.52,41.75402 -87.52,41.74882 -87.52,41.74382 -87.525,41.74382 -87.53,41.74382 -87.53,41.73902 -87.53,41.73882 -87.53,41.73402 -87.53,41.72902 -87.525,41.72902 -87.525,41.72402 -87.525,41.71882 -87.525,41.71402 -87.525,41.71382 -87.525,41.70902 -87.52,41.70902 -87.52,41.70402 -87.52,41.69882 -87.52,41.69382 -87.525,41.69382 -87.5302,41.69382 -87.5352,41.69382 -87.5352,41.70382 -87.5352,41.70402 -87.5352,41.71382 -87.54,41.71382 -87.54,41.70882 -87.545,41.70882 -87.5502,41.70882 -87.555,41.70882 -87.555,41.70382 -87.56,41.70382 -87.565,41.70382 -87.565,41.69882 -87.565,41.69382 -87.57,41.69382 -87.57,41.68882 -87.575,41.68882 -87.58,41.68882 -87.58,41.68382 -87.585,41.68382 -87.585,41.67882 -87.59,41.67882 -87.59,41.67402 -87.59,41.67382 -87.59,41.66902 -87.585,41.66902 -87.585,41.65882 -87.59,41.65882 -87.5952,41.65882 -87.6002,41.65882 -87.6002,41.66382 -87.6052,41.66382 -87.6052,41.66882 -87.6102,41.66882 -87.6102,41.67382 -87.6102,41.67882 -87.615,41.67882 -87.6152,41.67882 -87.6202,41.67882 -87.6252,41.67882 -87.6252,41.68382 -87.6302,41.68382 -87.6302,41.68882 -87.6302,41.69382 -87.635,41.69382 -87.635,41.68882 -87.635,41.68382 -87.645,41.68382 -87.6452,41.68382 -87.65,41.68382 -87.65,41.67882 -87.65,41.67382 -87.655,41.67382 -87.655,41.66882 -87.6652,41.66882 -87.6652,41.67382 -87.67,41.67382 -87.6702,41.67382 -87.6752,41.67382 -87.6802,41.67382 -87.6802,41.68402 -87.6752,41.68402 -87.6752,41.68882 -87.6752,41.68902 -87.6752,41.69382 -87.6752,41.69902 -87.6752,41.70382 -87.6752,41.70402 -87.6752,41.70882 -87.6802,41.70882 -87.6852,41.70882 -87.6852,41.71902 -87.6802,41.71902 -87.6752,41.71902 -87.675,41.71902 -87.6702,41.71902 -87.6702,41.72402 -87.6702,41.72882 -87.6702,41.72902 -87.6702,41.73882 -87.675,41.73882 -87.675,41.73382 -87.675,41.72882 -87.6852,41.72882&lt;/coordinates&gt;&lt;/LinearRing&gt;&lt;/outerBoundaryIs&gt;&lt;innerBoundaryIs&gt;&lt;LinearRing&gt;&lt;coordinates&gt;-87.63,41.73382 -87.63,41.72902 -87.625,41.72902 -87.625,41.72402 -87.6202,41.72402 -87.6202,41.72902 -87.6202,41.73382 -87.63,41.73382&lt;/coordinates&gt;&lt;/LinearRing&gt;&lt;/inn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F7800</text:p>
          </table:table-cell>
          <table:table-cell table:formula="of:=CONCATENATE([.$A$1]; [Sheet1.A36]; [.$A$2]; [.B34]; [.$A$3]; [.B34]; [.$A$4]; [Sheet1.B36]; &quot;&lt;/Placemark&gt;&quot;)" office:value-type="string" office:string-value="  &lt;Placemark&gt;&lt;name&gt;12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6602,41.88882 -87.6602,41.89902 -87.65,41.89902 -87.65,41.88882 -87.6602,41.88882&lt;/coordinates&gt;&lt;/LinearRing&gt;&lt;/outerBoundaryIs&gt;&lt;/Polygon&gt;&lt;Polygon&gt;&lt;outerBoundaryIs&gt;&lt;LinearRing&gt;&lt;coordinates&gt;-87.8102,41.90382 -87.8102,41.90882 -87.8102,41.91402 -87.8102,41.91902 -87.8,41.91902 -87.8,41.91402 -87.8,41.90882 -87.8,41.90382 -87.8102,41.90382&lt;/coordinates&gt;&lt;/LinearRing&gt;&lt;/outerBoundaryIs&gt;&lt;/Polygon&gt;&lt;Polygon&gt;&lt;outerBoundaryIs&gt;&lt;LinearRing&gt;&lt;coordinates&gt;-87.7652,41.88882 -87.7652,41.89382 -87.7752,41.89382 -87.7752,41.89882 -87.7802,41.89882 -87.7802,41.90382 -87.7802,41.90882 -87.7852,41.90882 -87.7902,41.90882 -87.7902,41.91382 -87.7902,41.91902 -87.7902,41.92402 -87.7852,41.92402 -87.7802,41.92402 -87.7802,41.92902 -87.7752,41.92902 -87.77,41.92902 -87.765,41.92902 -87.765,41.92402 -87.7602,41.92402 -87.7602,41.92902 -87.7552,41.92902 -87.7502,41.92902 -87.75,41.92902 -87.7452,41.92902 -87.7452,41.93382 -87.7502,41.93382 -87.7552,41.93382 -87.7552,41.94402 -87.7502,41.94402 -87.7502,41.94882 -87.7552,41.94882 -87.7552,41.95382 -87.7602,41.95382 -87.7602,41.95882 -87.7602,41.96382 -87.7652,41.96382 -87.7652,41.97402 -87.7602,41.97402 -87.7552,41.97402 -87.7552,41.97882 -87.7552,41.97902 -87.7552,41.98902 -87.745,41.98902 -87.745,41.97902 -87.745,41.97882 -87.745,41.97402 -87.74,41.97402 -87.74,41.96902 -87.7352,41.96902 -87.735,41.96902 -87.7302,41.96902 -87.73,41.96902 -87.7252,41.96902 -87.7252,41.97402 -87.7202,41.97402 -87.7152,41.97402 -87.7152,41.97902 -87.7152,41.98402 -87.7102,41.98402 -87.7102,41.99402 -87.7052,41.99402 -87.7052,41.99902 -87.7002,41.99902 -87.7002,42.00402 -87.6952,42.00402 -87.6952,42.00902 -87.6902,42.00902 -87.6902,42.01402 -87.6852,42.01402 -87.6802,42.01402 -87.6802,42.01902 -87.6752,42.01902 -87.6752,42.02402 -87.6702,42.02402 -87.665,42.02402 -87.66,42.02402 -87.66,42.01902 -87.66,42.01402 -87.655,42.01402 -87.655,42.00902 -87.655,42.00402 -87.655,42.00382 -87.655,41.99882 -87.655,41.99382 -87.66,41.99382 -87.66,41.98882 -87.665,41.98882 -87.67,41.98882 -87.67,41.98382 -87.67,41.97882 -87.675,41.97882 -87.675,41.97382 -87.68,41.97382 -87.68,41.96882 -87.68,41.96382 -87.69,41.96382 -87.6902,41.96382 -87.695,41.96382 -87.695,41.95882 -87.7,41.95882 -87.7,41.95382 -87.705,41.95382 -87.71,41.95382 -87.71,41.94902 -87.705,41.94902 -87.705,41.93882 -87.715,41.93882 -87.715,41.93402 -87.71,41.93402 -87.71,41.92902 -87.71,41.92402 -87.71,41.92382 -87.71,41.91902 -87.71,41.91882 -87.71,41.91382 -87.71,41.90882 -87.715,41.90882 -87.72,41.90882 -87.7202,41.90882 -87.725,41.90882 -87.725,41.90382 -87.73,41.90382 -87.73,41.89882 -87.74,41.89882 -87.7402,41.89882 -87.745,41.89882 -87.75,41.89882 -87.75,41.89382 -87.755,41.89382 -87.755,41.88882 -87.7652,41.88882&lt;/coordinates&gt;&lt;/LinearRing&gt;&lt;/outerBoundaryIs&gt;&lt;/Polygon&gt;&lt;Polygon&gt;&lt;outerBoundaryIs&gt;&lt;LinearRing&gt;&lt;coordinates&gt;-87.8052,41.77382 -87.8052,41.7788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45,41.81402 -87.745,41.80902 -87.7402,41.80902 -87.7402,41.81402 -87.73,41.81402 -87.73,41.80902 -87.7252,41.80902 -87.725,41.80902 -87.7152,41.80902 -87.715,41.80902 -87.705,41.80902 -87.705,41.80402 -87.7002,41.80402 -87.7,41.80402 -87.6952,41.80402 -87.6952,41.80902 -87.6852,41.80902 -87.685,41.80902 -87.6802,41.80902 -87.6752,41.80902 -87.6752,41.81402 -87.6702,41.81402 -87.6652,41.81402 -87.6652,41.81902 -87.6602,41.81902 -87.6602,41.82402 -87.6552,41.82402 -87.6552,41.83402 -87.645,41.83402 -87.645,41.82402 -87.64,41.82402 -87.64,41.81902 -87.64,41.81402 -87.64,41.81382 -87.64,41.80902 -87.635,41.80902 -87.635,41.80402 -87.6302,41.80402 -87.63,41.80402 -87.6252,41.80402 -87.6252,41.80902 -87.6202,41.80902 -87.6202,41.81382 -87.6202,41.81402 -87.6202,41.81902 -87.6202,41.82382 -87.6202,41.82402 -87.6202,41.83402 -87.6152,41.83402 -87.6152,41.83902 -87.605,41.83902 -87.605,41.83402 -87.6,41.83402 -87.6,41.82902 -87.595,41.82902 -87.595,41.81902 -87.59,41.81902 -87.59,41.81402 -87.59,41.80902 -87.585,41.80902 -87.58,41.80902 -87.58,41.80402 -87.58,41.79902 -87.575,41.79902 -87.575,41.79402 -87.575,41.78902 -87.575,41.78882 -87.575,41.78402 -87.57,41.78402 -87.57,41.77902 -87.565,41.77902 -87.565,41.77402 -87.56,41.77402 -87.56,41.76382 -87.5702,41.76382 -87.5702,41.76882 -87.575,41.76882 -87.5752,41.76882 -87.58,41.76882 -87.5802,41.76882 -87.5852,41.76882 -87.5902,41.76882 -87.5902,41.77882 -87.5902,41.77902 -87.5902,41.78382 -87.5952,41.78382 -87.5952,41.78882 -87.5952,41.79382 -87.6,41.79382 -87.6,41.78902 -87.6,41.78402 -87.6,41.78382 -87.6,41.77882 -87.6,41.77382 -87.605,41.77382 -87.605,41.76902 -87.6,41.76902 -87.6,41.76402 -87.595,41.76402 -87.595,41.75382 -87.6,41.75382 -87.6,41.74882 -87.605,41.74882 -87.605,41.73882 -87.61,41.73882 -87.61,41.73382 -87.615,41.73382 -87.615,41.72882 -87.62,41.72882 -87.62,41.72382 -87.62,41.71902 -87.615,41.71902 -87.615,41.70882 -87.6252,41.70882 -87.6252,41.71882 -87.6302,41.71882 -87.6302,41.72382 -87.6302,41.72902 -87.6302,41.73402 -87.6252,41.73402 -87.6252,41.73882 -87.63,41.73882 -87.6302,41.73882 -87.6352,41.73882 -87.6402,41.73882 -87.6402,41.74382 -87.6402,41.74882 -87.6452,41.74882 -87.6452,41.75382 -87.6452,41.75882 -87.6452,41.75902 -87.6452,41.76382 -87.6502,41.76382 -87.6502,41.76882 -87.6502,41.77382 -87.6552,41.77382 -87.6602,41.77382 -87.6602,41.77882 -87.6602,41.78382 -87.665,41.78382 -87.67,41.78382 -87.67,41.77882 -87.675,41.77882 -87.675,41.77382 -87.68,41.77382 -87.68,41.76882 -87.69,41.76882 -87.6902,41.76882 -87.7002,41.76882 -87.7002,41.77382 -87.7052,41.77382 -87.71,41.77382 -87.7102,41.77382 -87.715,41.77382 -87.715,41.76882 -87.7252,41.76882 -87.7252,41.77382 -87.7302,41.77382 -87.7302,41.77882 -87.735,41.77882 -87.7352,41.77882 -87.7402,41.77882 -87.7452,41.77882 -87.7452,41.78382 -87.75,41.78382 -87.75,41.77882 -87.755,41.77882 -87.755,41.77382 -87.76,41.77382 -87.7652,41.77382 -87.7702,41.77382 -87.7702,41.77882 -87.7702,41.78382 -87.7752,41.78382 -87.7802,41.78382 -87.7802,41.78882 -87.785,41.78882 -87.785,41.78382 -87.79,41.78382 -87.79,41.77882 -87.795,41.77882 -87.795,41.77382 -87.8052,41.77382&lt;/coordinates&gt;&lt;/LinearRing&gt;&lt;/outerBoundaryIs&gt;&lt;/Polygon&gt;&lt;/MultiGeometry&gt;&lt;/Placemark&gt;">
            <text:p><text:s text:c="2"/>&lt;Placemark&gt;&lt;name&gt;12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6602,41.88882 -87.6602,41.89902 -87.65,41.89902 -87.65,41.88882 -87.6602,41.88882&lt;/coordinates&gt;&lt;/LinearRing&gt;&lt;/outerBoundaryIs&gt;&lt;/Polygon&gt;&lt;Polygon&gt;&lt;outerBoundaryIs&gt;&lt;LinearRing&gt;&lt;coordinates&gt;-87.8102,41.90382 -87.8102,41.90882 -87.8102,41.91402 -87.8102,41.91902 -87.8,41.91902 -87.8,41.91402 -87.8,41.90882 -87.8,41.90382 -87.8102,41.90382&lt;/coordinates&gt;&lt;/LinearRing&gt;&lt;/outerBoundaryIs&gt;&lt;/Polygon&gt;&lt;Polygon&gt;&lt;outerBoundaryIs&gt;&lt;LinearRing&gt;&lt;coordinates&gt;-87.7652,41.88882 -87.7652,41.89382 -87.7752,41.89382 -87.7752,41.89882 -87.7802,41.89882 -87.7802,41.90382 -87.7802,41.90882 -87.7852,41.90882 -87.7902,41.90882 -87.7902,41.91382 -87.7902,41.91902 -87.7902,41.92402 -87.7852,41.92402 -87.7802,41.92402 -87.7802,41.92902 -87.7752,41.92902 -87.77,41.92902 -87.765,41.92902 -87.765,41.92402 -87.7602,41.92402 -87.7602,41.92902 -87.7552,41.92902 -87.7502,41.92902 -87.75,41.92902 -87.7452,41.92902 -87.7452,41.93382 -87.7502,41.93382 -87.7552,41.93382 -87.7552,41.94402 -87.7502,41.94402 -87.7502,41.94882 -87.7552,41.94882 -87.7552,41.95382 -87.7602,41.95382 -87.7602,41.95882 -87.7602,41.96382 -87.7652,41.96382 -87.7652,41.97402 -87.7602,41.97402 -87.7552,41.97402 -87.7552,41.97882 -87.7552,41.97902 -87.7552,41.98902 -87.745,41.98902 -87.745,41.97902 -87.745,41.97882 -87.745,41.97402 -87.74,41.97402 -87.74,41.96902 -87.7352,41.96902 -87.735,41.96902 -87.7302,41.96902 -87.73,41.96902 -87.7252,41.96902 -87.7252,41.97402 -87.7202,41.97402 -87.7152,41.97402 -87.7152,41.97902 -87.7152,41.98402 -87.7102,41.98402 -87.7102,41.99402 -87.7052,41.99402 -87.7052,41.99902 -87.7002,41.99902 -87.7002,42.00402 -87.6952,42.00402 -87.6952,42.00902 -87.6902,42.00902 -87.6902,42.01402 -87.6852,42.01402 -87.6802,42.01402 -87.6802,42.01902 -87.6752,42.01902 -87.6752,42.02402 -87.6702,42.02402 -87.665,42.02402 -87.66,42.02402 -87.66,42.01902 -87.66,42.01402 -87.655,42.01402 -87.655,42.00902 -87.655,42.00402 -87.655,42.00382 -87.655,41.99882 -87.655,41.99382 -87.66,41.99382 -87.66,41.98882 -87.665,41.98882 -87.67,41.98882 -87.67,41.98382 -87.67,41.97882 -87.675,41.97882 -87.675,41.97382 -87.68,41.97382 -87.68,41.96882 -87.68,41.96382 -87.69,41.96382 -87.6902,41.96382 -87.695,41.96382 -87.695,41.95882 -87.7,41.95882 -87.7,41.95382 -87.705,41.95382 -87.71,41.95382 -87.71,41.94902 -87.705,41.94902 -87.705,41.93882 -87.715,41.93882 -87.715,41.93402 -87.71,41.93402 -87.71,41.92902 -87.71,41.92402 -87.71,41.92382 -87.71,41.91902 -87.71,41.91882 -87.71,41.91382 -87.71,41.90882 -87.715,41.90882 -87.72,41.90882 -87.7202,41.90882 -87.725,41.90882 -87.725,41.90382 -87.73,41.90382 -87.73,41.89882 -87.74,41.89882 -87.7402,41.89882 -87.745,41.89882 -87.75,41.89882 -87.75,41.89382 -87.755,41.89382 -87.755,41.88882 -87.7652,41.88882&lt;/coordinates&gt;&lt;/LinearRing&gt;&lt;/outerBoundaryIs&gt;&lt;/Polygon&gt;&lt;Polygon&gt;&lt;outerBoundaryIs&gt;&lt;LinearRing&gt;&lt;coordinates&gt;-87.8052,41.77382 -87.8052,41.7788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45,41.81402 -87.745,41.80902 -87.7402,41.80902 -87.7402,41.81402 -87.73,41.81402 -87.73,41.80902 -87.7252,41.80902 -87.725,41.80902 -87.7152,41.80902 -87.715,41.80902 -87.705,41.80902 -87.705,41.80402 -87.7002,41.80402 -87.7,41.80402 -87.6952,41.80402 -87.6952,41.80902 -87.6852,41.80902 -87.685,41.80902 -87.6802,41.80902 -87.6752,41.80902 -87.6752,41.81402 -87.6702,41.81402 -87.6652,41.81402 -87.6652,41.81902 -87.6602,41.81902 -87.6602,41.82402 -87.6552,41.82402 -87.6552,41.83402 -87.645,41.83402 -87.645,41.82402 -87.64,41.82402 -87.64,41.81902 -87.64,41.81402 -87.64,41.81382 -87.64,41.80902 -87.635,41.80902 -87.635,41.80402 -87.6302,41.80402 -87.63,41.80402 -87.6252,41.80402 -87.6252,41.80902 -87.6202,41.80902 -87.6202,41.81382 -87.6202,41.81402 -87.6202,41.81902 -87.6202,41.82382 -87.6202,41.82402 -87.6202,41.83402 -87.6152,41.83402 -87.6152,41.83902 -87.605,41.83902 -87.605,41.83402 -87.6,41.83402 -87.6,41.82902 -87.595,41.82902 -87.595,41.81902 -87.59,41.81902 -87.59,41.81402 -87.59,41.80902 -87.585,41.80902 -87.58,41.80902 -87.58,41.80402 -87.58,41.79902 -87.575,41.79902 -87.575,41.79402 -87.575,41.78902 -87.575,41.78882 -87.575,41.78402 -87.57,41.78402 -87.57,41.77902 -87.565,41.77902 -87.565,41.77402 -87.56,41.77402 -87.56,41.76382 -87.5702,41.76382 -87.5702,41.76882 -87.575,41.76882 -87.5752,41.76882 -87.58,41.76882 -87.5802,41.76882 -87.5852,41.76882 -87.5902,41.76882 -87.5902,41.77882 -87.5902,41.77902 -87.5902,41.78382 -87.5952,41.78382 -87.5952,41.78882 -87.5952,41.79382 -87.6,41.79382 -87.6,41.78902 -87.6,41.78402 -87.6,41.78382 -87.6,41.77882 -87.6,41.77382 -87.605,41.77382 -87.605,41.76902 -87.6,41.76902 -87.6,41.76402 -87.595,41.76402 -87.595,41.75382 -87.6,41.75382 -87.6,41.74882 -87.605,41.74882 -87.605,41.73882 -87.61,41.73882 -87.61,41.73382 -87.615,41.73382 -87.615,41.72882 -87.62,41.72882 -87.62,41.72382 -87.62,41.71902 -87.615,41.71902 -87.615,41.70882 -87.6252,41.70882 -87.6252,41.71882 -87.6302,41.71882 -87.6302,41.72382 -87.6302,41.72902 -87.6302,41.73402 -87.6252,41.73402 -87.6252,41.73882 -87.63,41.73882 -87.6302,41.73882 -87.6352,41.73882 -87.6402,41.73882 -87.6402,41.74382 -87.6402,41.74882 -87.6452,41.74882 -87.6452,41.75382 -87.6452,41.75882 -87.6452,41.75902 -87.6452,41.76382 -87.6502,41.76382 -87.6502,41.76882 -87.6502,41.77382 -87.6552,41.77382 -87.6602,41.77382 -87.6602,41.77882 -87.6602,41.78382 -87.665,41.78382 -87.67,41.78382 -87.67,41.77882 -87.675,41.77882 -87.675,41.77382 -87.68,41.77382 -87.68,41.76882 -87.69,41.76882 -87.6902,41.76882 -87.7002,41.76882 -87.7002,41.77382 -87.7052,41.77382 -87.71,41.77382 -87.7102,41.77382 -87.715,41.77382 -87.715,41.76882 -87.7252,41.76882 -87.7252,41.77382 -87.7302,41.77382 -87.7302,41.77882 -87.735,41.77882 -87.7352,41.77882 -87.7402,41.77882 -87.7452,41.77882 -87.7452,41.78382 -87.75,41.78382 -87.75,41.77882 -87.755,41.77882 -87.755,41.77382 -87.76,41.77382 -87.7652,41.77382 -87.7702,41.77382 -87.7702,41.77882 -87.7702,41.78382 -87.7752,41.78382 -87.7802,41.78382 -87.7802,41.78882 -87.785,41.78882 -87.785,41.78382 -87.79,41.78382 -87.79,41.77882 -87.795,41.77882 -87.795,41.77382 -87.8052,41.77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0FF14</text:p>
          </table:table-cell>
          <table:table-cell table:formula="of:=CONCATENATE([.$A$1]; [Sheet1.A37]; [.$A$2]; [.B35]; [.$A$3]; [.B35]; [.$A$4]; [Sheet1.B37]; &quot;&lt;/Placemark&gt;&quot;)" office:value-type="string" office:string-value="  &lt;Placemark&gt;&lt;name&gt;6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5952,41.80882 -87.5952,41.81382 -87.6002,41.81382 -87.6002,41.81882 -87.6102,41.81882 -87.6102,41.82882 -87.6102,41.82902 -87.6102,41.83382 -87.615,41.83382 -87.615,41.82902 -87.615,41.82882 -87.615,41.81882 -87.62,41.81882 -87.62,41.81402 -87.62,41.81382 -87.62,41.80882 -87.62,41.80382 -87.625,41.80382 -87.625,41.79882 -87.6352,41.79882 -87.6352,41.80382 -87.6402,41.80382 -87.6402,41.81382 -87.6402,41.81402 -87.6402,41.82382 -87.6452,41.82382 -87.6452,41.82882 -87.65,41.82882 -87.6502,41.82882 -87.655,41.82882 -87.655,41.82382 -87.66,41.82382 -87.66,41.81882 -87.66,41.81382 -87.665,41.81382 -87.665,41.80882 -87.67,41.80882 -87.675,41.80882 -87.675,41.80382 -87.68,41.80382 -87.685,41.80382 -87.6852,41.80382 -87.69,41.80382 -87.69,41.79882 -87.7,41.79882 -87.7002,41.79882 -87.7102,41.79882 -87.7102,41.80382 -87.7152,41.80382 -87.72,41.80382 -87.7202,41.80382 -87.7302,41.80382 -87.7302,41.80882 -87.735,41.80882 -87.735,41.80382 -87.7452,41.80382 -87.7452,41.80882 -87.7502,41.80882 -87.7552,41.80882 -87.7552,41.81902 -87.7502,41.81902 -87.7452,41.81902 -87.7452,41.82402 -87.7402,41.82402 -87.7402,41.82882 -87.7402,41.83382 -87.7402,41.83402 -87.7402,41.83882 -87.7402,41.83902 -87.7402,41.84382 -87.7402,41.84402 -87.7402,41.84882 -87.7402,41.84902 -87.7402,41.85402 -87.7402,41.85902 -87.7352,41.85902 -87.7352,41.86902 -87.725,41.86902 -87.725,41.85902 -87.725,41.85882 -87.725,41.84902 -87.715,41.84902 -87.715,41.84402 -87.71,41.84402 -87.705,41.84402 -87.705,41.83902 -87.705,41.83402 -87.6952,41.83402 -87.6952,41.83902 -87.6902,41.83902 -87.6852,41.83902 -87.6852,41.84402 -87.6802,41.84402 -87.6752,41.84402 -87.6752,41.84902 -87.6752,41.85402 -87.6652,41.85402 -87.665,41.85402 -87.6602,41.85402 -87.6602,41.85902 -87.6552,41.85902 -87.6502,41.85902 -87.6502,41.86382 -87.6502,41.86882 -87.6502,41.86902 -87.6502,41.87402 -87.6502,41.87902 -87.64,41.87902 -87.64,41.87402 -87.64,41.86902 -87.6352,41.86902 -87.6352,41.87402 -87.625,41.87402 -87.625,41.86902 -87.6202,41.869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882 -87.585,41.80882 -87.5902,41.80882 -87.5952,41.80882&lt;/coordinates&gt;&lt;/LinearRing&gt;&lt;/outerBoundaryIs&gt;&lt;/Polygon&gt;&lt;Polygon&gt;&lt;outerBoundaryIs&gt;&lt;LinearRing&gt;&lt;coordinates&gt;-87.745,41.87382 -87.745,41.86882 -87.745,41.86382 -87.755,41.86382 -87.7552,41.86382 -87.76,41.86382 -87.765,41.86382 -87.7652,41.86382 -87.7702,41.86382 -87.7752,41.86382 -87.7752,41.86882 -87.7752,41.87382 -87.7752,41.87402 -87.7752,41.87882 -87.7752,41.87902 -87.7752,41.88402 -87.7752,41.88882 -87.7802,41.88882 -87.7802,41.89902 -87.7702,41.89902 -87.77,41.89902 -87.76,41.89902 -87.76,41.89402 -87.7552,41.89402 -87.7552,41.89902 -87.7502,41.89902 -87.7502,41.90402 -87.74,41.90402 -87.74,41.89902 -87.7352,41.89902 -87.7352,41.90402 -87.7352,41.90902 -87.7302,41.90902 -87.7252,41.90902 -87.725,41.90902 -87.7202,41.90902 -87.7202,41.91402 -87.7152,41.91402 -87.7102,41.91402 -87.7102,41.91882 -87.7102,41.91902 -87.7102,41.92382 -87.7152,41.92382 -87.7152,41.93382 -87.7152,41.93402 -87.7152,41.94402 -87.7102,41.94402 -87.7102,41.94882 -87.7102,41.94902 -87.7102,41.95402 -87.7102,41.95902 -87.7052,41.95902 -87.7002,41.95902 -87.7002,41.96402 -87.6952,41.96402 -87.6952,41.96902 -87.6952,41.97402 -87.6852,41.97402 -87.685,41.97402 -87.6802,41.97402 -87.6802,41.97902 -87.6752,41.97902 -87.6752,41.98402 -87.6702,41.98402 -87.6702,41.98902 -87.6702,41.99402 -87.6652,41.99402 -87.6652,41.99902 -87.6602,41.9990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02,41.95882 -87.655,41.95882 -87.655,41.95382 -87.665,41.95382 -87.665,41.94882 -87.665,41.94382 -87.675,41.94382 -87.675,41.93882 -87.68,41.93882 -87.68,41.93402 -87.68,41.92902 -87.675,41.92902 -87.67,41.92902 -87.67,41.92402 -87.665,41.92402 -87.665,41.91902 -87.66,41.91902 -87.655,41.91902 -87.655,41.91402 -87.6502,41.91402 -87.65,41.91402 -87.6452,41.91402 -87.6452,41.91902 -87.635,41.91902 -87.635,41.91402 -87.635,41.90882 -87.635,41.90382 -87.64,41.90382 -87.64,41.89382 -87.645,41.89382 -87.645,41.88882 -87.6552,41.88882 -87.6552,41.89882 -87.66,41.89882 -87.66,41.89382 -87.6702,41.89382 -87.6702,41.89882 -87.675,41.89882 -87.6752,41.89882 -87.68,41.89882 -87.68,41.89382 -87.685,41.89382 -87.685,41.88882 -87.69,41.88882 -87.69,41.88382 -87.695,41.88382 -87.7,41.88382 -87.7002,41.88382 -87.7052,41.88382 -87.71,41.88382 -87.7102,41.88382 -87.715,41.88382 -87.715,41.87882 -87.72,41.87882 -87.725,41.87882 -87.725,41.87382 -87.73,41.87382 -87.735,41.87382 -87.7352,41.87382 -87.74,41.87382 -87.7402,41.87382 -87.745,41.87382&lt;/coordinates&gt;&lt;/LinearRing&gt;&lt;/outerBoundaryIs&gt;&lt;/Polygon&gt;&lt;/MultiGeometry&gt;&lt;/Placemark&gt;">
            <text:p><text:s text:c="2"/>&lt;Placemark&gt;&lt;name&gt;6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5952,41.80882 -87.5952,41.81382 -87.6002,41.81382 -87.6002,41.81882 -87.6102,41.81882 -87.6102,41.82882 -87.6102,41.82902 -87.6102,41.83382 -87.615,41.83382 -87.615,41.82902 -87.615,41.82882 -87.615,41.81882 -87.62,41.81882 -87.62,41.81402 -87.62,41.81382 -87.62,41.80882 -87.62,41.80382 -87.625,41.80382 -87.625,41.79882 -87.6352,41.79882 -87.6352,41.80382 -87.6402,41.80382 -87.6402,41.81382 -87.6402,41.81402 -87.6402,41.82382 -87.6452,41.82382 -87.6452,41.82882 -87.65,41.82882 -87.6502,41.82882 -87.655,41.82882 -87.655,41.82382 -87.66,41.82382 -87.66,41.81882 -87.66,41.81382 -87.665,41.81382 -87.665,41.80882 -87.67,41.80882 -87.675,41.80882 -87.675,41.80382 -87.68,41.80382 -87.685,41.80382 -87.6852,41.80382 -87.69,41.80382 -87.69,41.79882 -87.7,41.79882 -87.7002,41.79882 -87.7102,41.79882 -87.7102,41.80382 -87.7152,41.80382 -87.72,41.80382 -87.7202,41.80382 -87.7302,41.80382 -87.7302,41.80882 -87.735,41.80882 -87.735,41.80382 -87.7452,41.80382 -87.7452,41.80882 -87.7502,41.80882 -87.7552,41.80882 -87.7552,41.81902 -87.7502,41.81902 -87.7452,41.81902 -87.7452,41.82402 -87.7402,41.82402 -87.7402,41.82882 -87.7402,41.83382 -87.7402,41.83402 -87.7402,41.83882 -87.7402,41.83902 -87.7402,41.84382 -87.7402,41.84402 -87.7402,41.84882 -87.7402,41.84902 -87.7402,41.85402 -87.7402,41.85902 -87.7352,41.85902 -87.7352,41.86902 -87.725,41.86902 -87.725,41.85902 -87.725,41.85882 -87.725,41.84902 -87.715,41.84902 -87.715,41.84402 -87.71,41.84402 -87.705,41.84402 -87.705,41.83902 -87.705,41.83402 -87.6952,41.83402 -87.6952,41.83902 -87.6902,41.83902 -87.6852,41.83902 -87.6852,41.84402 -87.6802,41.84402 -87.6752,41.84402 -87.6752,41.84902 -87.6752,41.85402 -87.6652,41.85402 -87.665,41.85402 -87.6602,41.85402 -87.6602,41.85902 -87.6552,41.85902 -87.6502,41.85902 -87.6502,41.86382 -87.6502,41.86882 -87.6502,41.86902 -87.6502,41.87402 -87.6502,41.87902 -87.64,41.87902 -87.64,41.87402 -87.64,41.86902 -87.6352,41.86902 -87.6352,41.87402 -87.625,41.87402 -87.625,41.86902 -87.6202,41.869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882 -87.585,41.80882 -87.5902,41.80882 -87.5952,41.80882&lt;/coordinates&gt;&lt;/LinearRing&gt;&lt;/outerBoundaryIs&gt;&lt;/Polygon&gt;&lt;Polygon&gt;&lt;outerBoundaryIs&gt;&lt;LinearRing&gt;&lt;coordinates&gt;-87.745,41.87382 -87.745,41.86882 -87.745,41.86382 -87.755,41.86382 -87.7552,41.86382 -87.76,41.86382 -87.765,41.86382 -87.7652,41.86382 -87.7702,41.86382 -87.7752,41.86382 -87.7752,41.86882 -87.7752,41.87382 -87.7752,41.87402 -87.7752,41.87882 -87.7752,41.87902 -87.7752,41.88402 -87.7752,41.88882 -87.7802,41.88882 -87.7802,41.89902 -87.7702,41.89902 -87.77,41.89902 -87.76,41.89902 -87.76,41.89402 -87.7552,41.89402 -87.7552,41.89902 -87.7502,41.89902 -87.7502,41.90402 -87.74,41.90402 -87.74,41.89902 -87.7352,41.89902 -87.7352,41.90402 -87.7352,41.90902 -87.7302,41.90902 -87.7252,41.90902 -87.725,41.90902 -87.7202,41.90902 -87.7202,41.91402 -87.7152,41.91402 -87.7102,41.91402 -87.7102,41.91882 -87.7102,41.91902 -87.7102,41.92382 -87.7152,41.92382 -87.7152,41.93382 -87.7152,41.93402 -87.7152,41.94402 -87.7102,41.94402 -87.7102,41.94882 -87.7102,41.94902 -87.7102,41.95402 -87.7102,41.95902 -87.7052,41.95902 -87.7002,41.95902 -87.7002,41.96402 -87.6952,41.96402 -87.6952,41.96902 -87.6952,41.97402 -87.6852,41.97402 -87.685,41.97402 -87.6802,41.97402 -87.6802,41.97902 -87.6752,41.97902 -87.6752,41.98402 -87.6702,41.98402 -87.6702,41.98902 -87.6702,41.99402 -87.6652,41.99402 -87.6652,41.99902 -87.6602,41.9990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02,41.95882 -87.655,41.95882 -87.655,41.95382 -87.665,41.95382 -87.665,41.94882 -87.665,41.94382 -87.675,41.94382 -87.675,41.93882 -87.68,41.93882 -87.68,41.93402 -87.68,41.92902 -87.675,41.92902 -87.67,41.92902 -87.67,41.92402 -87.665,41.92402 -87.665,41.91902 -87.66,41.91902 -87.655,41.91902 -87.655,41.91402 -87.6502,41.91402 -87.65,41.91402 -87.6452,41.91402 -87.6452,41.91902 -87.635,41.91902 -87.635,41.91402 -87.635,41.90882 -87.635,41.90382 -87.64,41.90382 -87.64,41.89382 -87.645,41.89382 -87.645,41.88882 -87.6552,41.88882 -87.6552,41.89882 -87.66,41.89882 -87.66,41.89382 -87.6702,41.89382 -87.6702,41.89882 -87.675,41.89882 -87.6752,41.89882 -87.68,41.89882 -87.68,41.89382 -87.685,41.89382 -87.685,41.88882 -87.69,41.88882 -87.69,41.88382 -87.695,41.88382 -87.7,41.88382 -87.7002,41.88382 -87.7052,41.88382 -87.71,41.88382 -87.7102,41.88382 -87.715,41.88382 -87.715,41.87882 -87.72,41.87882 -87.725,41.87882 -87.725,41.87382 -87.73,41.87382 -87.735,41.87382 -87.7352,41.87382 -87.74,41.87382 -87.7402,41.87382 -87.745,41.87382&lt;/coordinates&gt;&lt;/LinearRing&gt;&lt;/outerBoundaryIs&gt;&lt;/Polygon&gt;&lt;/MultiGeometry&gt;&lt;/Placemark&gt;</text:p>
          </table:table-cell>
        </table:table-row>
        <table:table-row table:style-name="ro4">
          <table:table-cell/>
          <table:table-cell office:value-type="string">
            <text:p>ffffff</text:p>
          </table:table-cell>
          <table:table-cell table:formula="of:=CONCATENATE([.$A$1]; [Sheet1.A38]; [.$A$2]; [.B36]; [.$A$3]; [.B36]; [.$A$4]; [Sheet1.B38]; &quot;&lt;/Placemark&gt;&quot;)" office:value-type="string" office:string-value="  &lt;Placemark&gt;&lt;name&gt;0&lt;/name&gt;&lt;Style&gt;&lt;LineStyle&gt;&lt;color&gt;ffffffff&lt;/color&gt;&lt;width&gt;2&lt;/width&gt;&lt;/LineStyle&gt;&lt;PolyStyle&gt;&lt;color&gt;88ffffff&lt;/color&gt;&lt;/PolyStyle&gt;&lt;/Style&gt;&lt;Polygon&gt;&lt;outerBoundaryIs&gt;&lt;LinearRing&gt;&lt;coordinates&gt;-87.7002,41.82882 -87.7002,41.83382 -87.7052,41.83382 -87.7052,41.83882 -87.71,41.83882 -87.7102,41.83882 -87.7202,41.83882 -87.7202,41.84382 -87.7302,41.84382 -87.7302,41.84882 -87.7302,41.85382 -87.7302,41.85402 -87.7302,41.85882 -87.7302,41.85902 -87.7302,41.86382 -87.7402,41.86382 -87.7402,41.86882 -87.7402,41.87402 -87.7402,41.87902 -87.7352,41.87902 -87.7302,41.87902 -87.73,41.87902 -87.7252,41.87902 -87.725,41.87902 -87.7202,41.87902 -87.7202,41.88402 -87.7152,41.88402 -87.7102,41.88402 -87.7102,41.88902 -87.7052,41.88902 -87.7002,41.88902 -87.7,41.88902 -87.6952,41.88902 -87.6952,41.89402 -87.6902,41.89402 -87.6852,41.89402 -87.685,41.89402 -87.6802,41.89402 -87.6802,41.89902 -87.6752,41.89902 -87.6702,41.89902 -87.67,41.89902 -87.6652,41.89902 -87.6652,41.90402 -87.655,41.90402 -87.655,41.89402 -87.65,41.89402 -87.65,41.88902 -87.6452,41.88902 -87.6452,41.89382 -87.6452,41.89402 -87.6452,41.89902 -87.6452,41.90402 -87.6402,41.90402 -87.6402,41.90902 -87.6352,41.90902 -87.6352,41.91382 -87.64,41.91382 -87.645,41.91382 -87.6452,41.91382 -87.65,41.91382 -87.6502,41.91382 -87.655,41.91382 -87.6552,41.91382 -87.6602,41.91382 -87.6652,41.91382 -87.6652,41.91882 -87.6702,41.91882 -87.6702,41.92382 -87.6752,41.92382 -87.6752,41.92882 -87.6802,41.92882 -87.6802,41.93382 -87.6802,41.93902 -87.6802,41.94402 -87.6752,41.94402 -87.6752,41.94902 -87.6702,41.94902 -87.6702,41.95402 -87.6652,41.95402 -87.6602,41.95402 -87.6602,41.95902 -87.6602,41.96402 -87.65,41.96402 -87.65,41.95902 -87.645,41.95902 -87.64,41.95902 -87.64,41.95402 -87.64,41.94902 -87.64,41.94882 -87.64,41.94402 -87.635,41.94402 -87.63,41.94402 -87.63,41.9390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382 -87.61,41.87382 -87.615,41.87382 -87.615,41.86882 -87.615,41.86382 -87.6252,41.86382 -87.6252,41.86882 -87.63,41.86882 -87.63,41.86382 -87.6402,41.86382 -87.6402,41.86882 -87.645,41.86882 -87.645,41.86382 -87.65,41.86382 -87.65,41.85882 -87.655,41.85882 -87.66,41.85882 -87.66,41.85382 -87.66,41.84882 -87.665,41.84882 -87.67,41.84882 -87.67,41.84382 -87.675,41.84382 -87.675,41.83882 -87.68,41.83882 -87.68,41.83382 -87.685,41.83382 -87.69,41.83382 -87.69,41.82882 -87.7002,41.82882&lt;/coordinates&gt;&lt;/LinearRing&gt;&lt;/outerBoundaryIs&gt;&lt;/Polygon&gt;&lt;/Placemark&gt;">
            <text:p><text:s text:c="2"/>&lt;Placemark&gt;&lt;name&gt;0&lt;/name&gt;&lt;Style&gt;&lt;LineStyle&gt;&lt;color&gt;ffffffff&lt;/color&gt;&lt;width&gt;2&lt;/width&gt;&lt;/LineStyle&gt;&lt;PolyStyle&gt;&lt;color&gt;88ffffff&lt;/color&gt;&lt;/PolyStyle&gt;&lt;/Style&gt;&lt;Polygon&gt;&lt;outerBoundaryIs&gt;&lt;LinearRing&gt;&lt;coordinates&gt;-87.7002,41.82882 -87.7002,41.83382 -87.7052,41.83382 -87.7052,41.83882 -87.71,41.83882 -87.7102,41.83882 -87.7202,41.83882 -87.7202,41.84382 -87.7302,41.84382 -87.7302,41.84882 -87.7302,41.85382 -87.7302,41.85402 -87.7302,41.85882 -87.7302,41.85902 -87.7302,41.86382 -87.7402,41.86382 -87.7402,41.86882 -87.7402,41.87402 -87.7402,41.87902 -87.7352,41.87902 -87.7302,41.87902 -87.73,41.87902 -87.7252,41.87902 -87.725,41.87902 -87.7202,41.87902 -87.7202,41.88402 -87.7152,41.88402 -87.7102,41.88402 -87.7102,41.88902 -87.7052,41.88902 -87.7002,41.88902 -87.7,41.88902 -87.6952,41.88902 -87.6952,41.89402 -87.6902,41.89402 -87.6852,41.89402 -87.685,41.89402 -87.6802,41.89402 -87.6802,41.89902 -87.6752,41.89902 -87.6702,41.89902 -87.67,41.89902 -87.6652,41.89902 -87.6652,41.90402 -87.655,41.90402 -87.655,41.89402 -87.65,41.89402 -87.65,41.88902 -87.6452,41.88902 -87.6452,41.89382 -87.6452,41.89402 -87.6452,41.89902 -87.6452,41.90402 -87.6402,41.90402 -87.6402,41.90902 -87.6352,41.90902 -87.6352,41.91382 -87.64,41.91382 -87.645,41.91382 -87.6452,41.91382 -87.65,41.91382 -87.6502,41.91382 -87.655,41.91382 -87.6552,41.91382 -87.6602,41.91382 -87.6652,41.91382 -87.6652,41.91882 -87.6702,41.91882 -87.6702,41.92382 -87.6752,41.92382 -87.6752,41.92882 -87.6802,41.92882 -87.6802,41.93382 -87.6802,41.93902 -87.6802,41.94402 -87.6752,41.94402 -87.6752,41.94902 -87.6702,41.94902 -87.6702,41.95402 -87.6652,41.95402 -87.6602,41.95402 -87.6602,41.95902 -87.6602,41.96402 -87.65,41.96402 -87.65,41.95902 -87.645,41.95902 -87.64,41.95902 -87.64,41.95402 -87.64,41.94902 -87.64,41.94882 -87.64,41.94402 -87.635,41.94402 -87.63,41.94402 -87.63,41.9390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382 -87.61,41.87382 -87.615,41.87382 -87.615,41.86882 -87.615,41.86382 -87.6252,41.86382 -87.6252,41.86882 -87.63,41.86882 -87.63,41.86382 -87.6402,41.86382 -87.6402,41.86882 -87.645,41.86882 -87.645,41.86382 -87.65,41.86382 -87.65,41.85882 -87.655,41.85882 -87.66,41.85882 -87.66,41.85382 -87.66,41.84882 -87.665,41.84882 -87.67,41.84882 -87.67,41.84382 -87.675,41.84382 -87.675,41.83882 -87.68,41.83882 -87.68,41.83382 -87.685,41.83382 -87.69,41.83382 -87.69,41.82882 -87.7002,41.82882&lt;/coordinates&gt;&lt;/LinearRing&gt;&lt;/outerBoundaryIs&gt;&lt;/Polygon&gt;&lt;/Placemark&gt;</text:p>
          </table:table-cell>
        </table:table-row>
        <table:table-row table:style-name="ro1">
          <table:table-cell/>
          <table:table-cell/>
          <table:table-cell table:formula="of:=CONCATENATE([.$A$1]; [Sheet1.A39]; [.$A$2]; [.B37]; [.$A$3]; [.B37]; [.$A$4]; [Sheet1.B39]; &quot;&lt;/Placemark&gt;&quot;)" office:value-type="string" office:string-value="  &lt;Placemark&gt;&lt;name&gt;&lt;/name&gt;&lt;Style&gt;&lt;LineStyle&gt;&lt;color&gt;ff&lt;/color&gt;&lt;width&gt;2&lt;/width&gt;&lt;/LineStyle&gt;&lt;PolyStyle&gt;&lt;color&gt;88&lt;/color&gt;&lt;/PolyStyle&gt;&lt;/Style&gt;&lt;/Placemark&gt;">
            <text:p><text:s text:c="2"/>&lt;Placemark&gt;&lt;name&gt;&lt;/name&gt;&lt;Style&gt;&lt;LineStyle&gt;&lt;color&gt;ff&lt;/color&gt;&lt;width&gt;2&lt;/width&gt;&lt;/LineStyle&gt;&lt;PolyStyle&gt;&lt;color&gt;88&lt;/color&gt;&lt;/PolyStyle&gt;&lt;/Style&gt;&lt;/Placemark&gt;</text:p>
          </table:table-cell>
        </table:table-row>
        <table:table-row table:style-name="ro1">
          <table:table-cell/>
          <table:table-cell office:value-type="string">
            <text:p>1400FF</text:p>
          </table:table-cell>
          <table:table-cell table:formula="of:=CONCATENATE([.$A$1]; [Sheet1.A40]; [.$A$2]; [.B38]; [.$A$3]; [.B38]; [.$A$4]; [Sheet1.B40]; &quot;&lt;/Placemark&gt;&quot;)" office:value-type="string" office:string-value="  &lt;Placemark&gt;&lt;name&gt;&lt;/name&gt;&lt;Style&gt;&lt;LineStyle&gt;&lt;color&gt;ff1400FF&lt;/color&gt;&lt;width&gt;2&lt;/width&gt;&lt;/LineStyle&gt;&lt;PolyStyle&gt;&lt;color&gt;881400FF&lt;/color&gt;&lt;/PolyStyle&gt;&lt;/Style&gt;&lt;MultiGeometry&gt;&lt;Polygon&gt;&lt;outerBoundaryIs&gt;&lt;LinearRing&gt;&lt;coordinates&gt;-87.9102,41.95882 -87.9102,41.96382 -87.9102,41.96902 -87.9102,41.97402 -87.9,41.97402 -87.9,41.96902 -87.9,41.96382 -87.9,41.95882 -87.9102,41.95882&lt;/coordinates&gt;&lt;/LinearRing&gt;&lt;/outerBoundaryIs&gt;&lt;/Polygon&gt;&lt;Polygon&gt;&lt;outerBoundaryIs&gt;&lt;LinearRing&gt;&lt;coordinates&gt;-87.9302,41.97382 -87.9302,41.97882 -87.9352,41.97882 -87.9352,41.98382 -87.9352,41.98882 -87.9402,41.98882 -87.9402,41.99902 -87.9352,41.99902 -87.9302,41.99902 -87.93,41.99902 -87.9252,41.99902 -87.925,41.99902 -87.9202,41.99902 -87.92,41.99902 -87.9152,41.99902 -87.915,41.99902 -87.9102,41.99902 -87.91,41.99902 -87.9052,41.99902 -87.9052,42.00402 -87.9052,42.00902 -87.9002,42.00902 -87.895,42.00902 -87.89,42.00902 -87.89,42.00402 -87.89,41.99902 -87.89,41.99882 -87.89,41.99402 -87.89,41.99382 -87.89,41.98882 -87.89,41.98382 -87.895,41.98382 -87.9,41.98382 -87.9002,41.98382 -87.905,41.98382 -87.9052,41.98382 -87.91,41.98382 -87.91,41.97882 -87.915,41.97882 -87.915,41.97382 -87.92,41.97382 -87.9252,41.97382 -87.9302,41.97382&lt;/coordinates&gt;&lt;/LinearRing&gt;&lt;/outerBoundaryIs&gt;&lt;/Polygon&gt;&lt;/MultiGeometry&gt;&lt;/Placemark&gt;">
            <text:p><text:s text:c="2"/>&lt;Placemark&gt;&lt;name&gt;&lt;/name&gt;&lt;Style&gt;&lt;LineStyle&gt;&lt;color&gt;ff1400FF&lt;/color&gt;&lt;width&gt;2&lt;/width&gt;&lt;/LineStyle&gt;&lt;PolyStyle&gt;&lt;color&gt;881400FF&lt;/color&gt;&lt;/PolyStyle&gt;&lt;/Style&gt;&lt;MultiGeometry&gt;&lt;Polygon&gt;&lt;outerBoundaryIs&gt;&lt;LinearRing&gt;&lt;coordinates&gt;-87.9102,41.95882 -87.9102,41.96382 -87.9102,41.96902 -87.9102,41.97402 -87.9,41.97402 -87.9,41.96902 -87.9,41.96382 -87.9,41.95882 -87.9102,41.95882&lt;/coordinates&gt;&lt;/LinearRing&gt;&lt;/outerBoundaryIs&gt;&lt;/Polygon&gt;&lt;Polygon&gt;&lt;outerBoundaryIs&gt;&lt;LinearRing&gt;&lt;coordinates&gt;-87.9302,41.97382 -87.9302,41.97882 -87.9352,41.97882 -87.9352,41.98382 -87.9352,41.98882 -87.9402,41.98882 -87.9402,41.99902 -87.9352,41.99902 -87.9302,41.99902 -87.93,41.99902 -87.9252,41.99902 -87.925,41.99902 -87.9202,41.99902 -87.92,41.99902 -87.9152,41.99902 -87.915,41.99902 -87.9102,41.99902 -87.91,41.99902 -87.9052,41.99902 -87.9052,42.00402 -87.9052,42.00902 -87.9002,42.00902 -87.895,42.00902 -87.89,42.00902 -87.89,42.00402 -87.89,41.99902 -87.89,41.99882 -87.89,41.99402 -87.89,41.99382 -87.89,41.98882 -87.89,41.98382 -87.895,41.98382 -87.9,41.98382 -87.9002,41.98382 -87.905,41.98382 -87.9052,41.98382 -87.91,41.98382 -87.91,41.97882 -87.915,41.97882 -87.915,41.97382 -87.92,41.97382 -87.9252,41.97382 -87.9302,41.97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14B4FF</text:p>
          </table:table-cell>
          <table:table-cell table:formula="of:=CONCATENATE([.$A$1]; [Sheet1.A41]; [.$A$2]; [.B39]; [.$A$3]; [.B39]; [.$A$4]; [Sheet1.B41]; &quot;&lt;/Placemark&gt;&quot;)" office:value-type="string" office:string-value="  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9402,41.98882 -87.9352,41.98882 -87.9352,41.98382 -87.9352,41.97882 -87.9302,41.97882 -87.9302,41.97382 -87.9252,41.97382 -87.9252,41.96882 -87.9252,41.96382 -87.9202,41.96382 -87.9202,41.95882 -87.9152,41.95882 -87.9102,41.95882 -87.9102,41.95382 -87.9,41.95382 -87.9,41.95882 -87.9,41.96382 -87.9,41.9640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&lt;/coordinates&gt;&lt;/LinearRing&gt;&lt;/outerBoundaryIs&gt;&lt;/Polygon&gt;&lt;Polygon&gt;&lt;outerBoundaryIs&gt;&lt;LinearRing&gt;&lt;coordinates&gt;-87.9102,42.00902 -87.9102,42.00402 -87.9152,42.00402 -87.9202,42.004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302,41.69402 -87.73,41.69402 -87.725,41.69402 -87.7202,41.69402 -87.7202,41.70402 -87.71,41.70402 -87.71,41.69382 -87.72,41.69382 -87.72,41.68382 -87.725,41.68382 -87.725,41.67882 -87.73,41.67882 -87.7352,41.67882 -87.7402,41.67882 -87.7402,41.68382 -87.7402,41.68902 -87.7402,41.69402 -87.7352,41.69402 -87.7302,41.69402&lt;/coordinates&gt;&lt;/LinearRing&gt;&lt;/outerBoundaryIs&gt;&lt;/Polygon&gt;&lt;Polygon&gt;&lt;outerBoundaryIs&gt;&lt;LinearRing&gt;&lt;coordinates&gt;-87.56,41.65402 -87.555,41.65402 -87.555,41.64382 -87.56,41.64382 -87.5652,41.64382 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">
            <text:p><text:s text:c="2"/>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9402,41.98882 -87.9352,41.98882 -87.9352,41.98382 -87.9352,41.97882 -87.9302,41.97882 -87.9302,41.97382 -87.9252,41.97382 -87.9252,41.96882 -87.9252,41.96382 -87.9202,41.96382 -87.9202,41.95882 -87.9152,41.95882 -87.9102,41.95882 -87.9102,41.95382 -87.9,41.95382 -87.9,41.95882 -87.9,41.96382 -87.9,41.9640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&lt;/coordinates&gt;&lt;/LinearRing&gt;&lt;/outerBoundaryIs&gt;&lt;/Polygon&gt;&lt;Polygon&gt;&lt;outerBoundaryIs&gt;&lt;LinearRing&gt;&lt;coordinates&gt;-87.9102,42.00902 -87.9102,42.00402 -87.9152,42.00402 -87.9202,42.004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302,41.69402 -87.73,41.69402 -87.725,41.69402 -87.7202,41.69402 -87.7202,41.70402 -87.71,41.70402 -87.71,41.69382 -87.72,41.69382 -87.72,41.68382 -87.725,41.68382 -87.725,41.67882 -87.73,41.67882 -87.7352,41.67882 -87.7402,41.67882 -87.7402,41.68382 -87.7402,41.68902 -87.7402,41.69402 -87.7352,41.69402 -87.7302,41.69402&lt;/coordinates&gt;&lt;/LinearRing&gt;&lt;/outerBoundaryIs&gt;&lt;/Polygon&gt;&lt;Polygon&gt;&lt;outerBoundaryIs&gt;&lt;LinearRing&gt;&lt;coordinates&gt;-87.56,41.65402 -87.555,41.65402 -87.555,41.64382 -87.56,41.64382 -87.5652,41.64382 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14F0FF</text:p>
          </table:table-cell>
          <table:table-cell table:formula="of:=CONCATENATE([.$A$1]; [Sheet1.A42]; [.$A$2]; [.B40]; [.$A$3]; [.B40]; [.$A$4]; [Sheet1.B42]; &quot;&lt;/Placemark&gt;&quot;)" office:value-type="string" office:string-value="  &lt;Placemark&gt;&lt;name&gt;25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02,41.67902 -87.65,41.67902 -87.6452,41.67902 -87.6452,41.68402 -87.6402,41.68402 -87.6402,41.68902 -87.6352,41.68902 -87.63,41.68902 -87.625,41.68902 -87.625,41.68402 -87.6202,41.68402 -87.62,41.68402 -87.615,41.68402 -87.61,41.68402 -87.61,41.67902 -87.605,41.67902 -87.605,41.67402 -87.6,41.67402 -87.6,41.66902 -87.595,41.66902 -87.595,41.66402 -87.5902,41.66402 -87.5902,41.66902 -87.5902,41.67382 -87.5902,41.67402 -87.5902,41.68402 -87.5852,41.68402 -87.5802,41.68402 -87.5802,41.68902 -87.5752,41.68902 -87.5752,41.69402 -87.5702,41.69402 -87.5702,41.69902 -87.5652,41.69902 -87.5652,41.70402 -87.5552,41.70402 -87.5552,41.70902 -87.5502,41.70902 -87.5502,41.71402 -87.5452,41.71402 -87.5402,41.71402 -87.54,41.71402 -87.535,41.71402 -87.5302,41.71402 -87.5302,41.71902 -87.52,41.71902 -87.52,41.71402 -87.52,41.70882 -87.52,41.70382 -87.53,41.70382 -87.5302,41.70382 -87.535,41.70382 -87.535,41.69902 -87.53,41.69902 -87.53,41.69402 -87.525,41.69402 -87.52,41.69402 -87.52,41.6890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2,41.73382 -87.7002,41.73382 -87.7002,41.74402 -87.6952,41.74402 -87.69,41.74402 -87.685,41.74402 -87.685,41.73402 -87.6802,41.73402 -87.6802,41.73902 -87.67,41.73902 -87.67,41.73402 -87.665,41.73402 -87.665,41.72902 -87.665,41.72382 -87.665,41.71882 -87.67,41.71882 -87.67,41.71382 -87.675,41.71382 -87.675,41.70902 -87.67,41.70902 -87.67,41.69882 -87.675,41.69882 -87.675,41.69402 -87.675,41.68902 -87.675,41.68882 -87.675,41.68402 -87.675,41.683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552,41.98402 -87.8552,41.97882 -87.845,41.9788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552,41.98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552,41.71882 -87.5552,41.72902 -87.545,41.72902 -87.545,41.71882 -87.5552,41.71882&lt;/coordinates&gt;&lt;/LinearRing&gt;&lt;/outerBoundaryIs&gt;&lt;/Polygon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Polygon&gt;&lt;outerBoundaryIs&gt;&lt;LinearRing&gt;&lt;coordinates&gt;-87.5802,41.70882 -87.5802,41.71902 -87.57,41.71902 -87.57,41.70882 -87.5802,41.70882&lt;/coordinates&gt;&lt;/LinearRing&gt;&lt;/outerBoundaryIs&gt;&lt;/Polygon&gt;&lt;/MultiGeometry&gt;&lt;/Placemark&gt;">
            <text:p><text:s text:c="2"/>&lt;Placemark&gt;&lt;name&gt;25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02,41.67902 -87.65,41.67902 -87.6452,41.67902 -87.6452,41.68402 -87.6402,41.68402 -87.6402,41.68902 -87.6352,41.68902 -87.63,41.68902 -87.625,41.68902 -87.625,41.68402 -87.6202,41.68402 -87.62,41.68402 -87.615,41.68402 -87.61,41.68402 -87.61,41.67902 -87.605,41.67902 -87.605,41.67402 -87.6,41.67402 -87.6,41.66902 -87.595,41.66902 -87.595,41.66402 -87.5902,41.66402 -87.5902,41.66902 -87.5902,41.67382 -87.5902,41.67402 -87.5902,41.68402 -87.5852,41.68402 -87.5802,41.68402 -87.5802,41.68902 -87.5752,41.68902 -87.5752,41.69402 -87.5702,41.69402 -87.5702,41.69902 -87.5652,41.69902 -87.5652,41.70402 -87.5552,41.70402 -87.5552,41.70902 -87.5502,41.70902 -87.5502,41.71402 -87.5452,41.71402 -87.5402,41.71402 -87.54,41.71402 -87.535,41.71402 -87.5302,41.71402 -87.5302,41.71902 -87.52,41.71902 -87.52,41.71402 -87.52,41.70882 -87.52,41.70382 -87.53,41.70382 -87.5302,41.70382 -87.535,41.70382 -87.535,41.69902 -87.53,41.69902 -87.53,41.69402 -87.525,41.69402 -87.52,41.69402 -87.52,41.6890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2,41.73382 -87.7002,41.73382 -87.7002,41.74402 -87.6952,41.74402 -87.69,41.74402 -87.685,41.74402 -87.685,41.73402 -87.6802,41.73402 -87.6802,41.73902 -87.67,41.73902 -87.67,41.73402 -87.665,41.73402 -87.665,41.72902 -87.665,41.72382 -87.665,41.71882 -87.67,41.71882 -87.67,41.71382 -87.675,41.71382 -87.675,41.70902 -87.67,41.70902 -87.67,41.69882 -87.675,41.69882 -87.675,41.69402 -87.675,41.68902 -87.675,41.68882 -87.675,41.68402 -87.675,41.683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552,41.98402 -87.8552,41.97882 -87.845,41.9788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552,41.98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552,41.71882 -87.5552,41.72902 -87.545,41.72902 -87.545,41.71882 -87.5552,41.71882&lt;/coordinates&gt;&lt;/LinearRing&gt;&lt;/outerBoundaryIs&gt;&lt;/Polygon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Polygon&gt;&lt;outerBoundaryIs&gt;&lt;LinearRing&gt;&lt;coordinates&gt;-87.5802,41.70882 -87.5802,41.71902 -87.57,41.71902 -87.57,41.70882 -87.5802,41.70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00FF14</text:p>
          </table:table-cell>
          <table:table-cell table:formula="of:=CONCATENATE([.$A$1]; [Sheet1.A43]; [.$A$2]; [.B41]; [.$A$3]; [.B41]; [.$A$4]; [Sheet1.B43]; &quot;&lt;/Placemark&gt;&quot;)" office:value-type="string" office:string-value="  &lt;Placemark&gt;&lt;name&gt;20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705,41.73382 -87.705,41.74402 -87.715,41.74402 -87.7152,41.74402 -87.7252,41.74402 -87.7252,41.73382 -87.73,41.73382 -87.7302,41.73382 -87.735,41.73382 -87.7352,41.73382 -87.7402,41.73382 -87.7452,41.73382 -87.7452,41.73882 -87.7452,41.74382 -87.7452,41.74402 -87.7452,41.74882 -87.7452,41.74902 -87.7452,41.75382 -87.7452,41.75402 -87.7452,41.75902 -87.7452,41.76382 -87.7452,41.76402 -87.7452,41.77402 -87.7402,41.77402 -87.7352,41.77402 -87.735,41.77402 -87.73,41.77402 -87.725,41.77402 -87.725,41.76902 -87.725,41.76402 -87.7202,41.76402 -87.7202,41.76902 -87.7152,41.76902 -87.7152,41.77402 -87.7102,41.77402 -87.705,41.77402 -87.7,41.77402 -87.7,41.76902 -87.695,41.76902 -87.695,41.76402 -87.6902,41.76402 -87.6902,41.76902 -87.6852,41.76902 -87.6802,41.76902 -87.68,41.76902 -87.6752,41.76902 -87.675,41.76902 -87.6702,41.76902 -87.6702,41.77402 -87.6702,41.77902 -87.6652,41.77902 -87.6652,41.78402 -87.655,41.78402 -87.655,41.77902 -87.655,41.77382 -87.655,41.76882 -87.66,41.76882 -87.66,41.76402 -87.655,41.76402 -87.65,41.76402 -87.65,41.75902 -87.645,41.75902 -87.645,41.75402 -87.645,41.74902 -87.64,41.74902 -87.64,41.74402 -87.64,41.73902 -87.635,41.73902 -87.63,41.73902 -87.63,41.73402 -87.63,41.72902 -87.63,41.72882 -87.63,41.72402 -87.63,41.72382 -87.63,41.71902 -87.625,41.71902 -87.625,41.71402 -87.6202,41.71402 -87.6202,41.72402 -87.6152,41.72402 -87.6152,41.72902 -87.6152,41.73402 -87.6102,41.73402 -87.6052,41.73402 -87.6052,41.73882 -87.6052,41.73902 -87.6052,41.74382 -87.6052,41.74402 -87.6052,41.74902 -87.6052,41.75402 -87.6002,41.75402 -87.5952,41.75402 -87.595,41.75402 -87.5902,41.75402 -87.5902,41.75882 -87.5952,41.75882 -87.5952,41.76382 -87.6,41.76382 -87.6052,41.76382 -87.6102,41.76382 -87.6102,41.77402 -87.6052,41.77402 -87.6,41.77402 -87.5952,41.77402 -87.595,41.77402 -87.585,41.77402 -87.585,41.76902 -87.585,41.76382 -87.585,41.75902 -87.5802,41.75902 -87.58,41.75902 -87.5752,41.75902 -87.575,41.75902 -87.5702,41.75902 -87.5702,41.76402 -87.5652,41.76402 -87.56,41.76402 -87.5552,41.76402 -87.555,41.76402 -87.5502,41.76402 -87.545,41.76402 -87.54,41.76402 -87.54,41.75902 -87.5352,41.75902 -87.5352,41.76402 -87.5302,41.76402 -87.525,41.76402 -87.52,41.76402 -87.52,41.75902 -87.52,41.75402 -87.52,41.75382 -87.52,41.74902 -87.52,41.74882 -87.52,41.74402 -87.52,41.74382 -87.52,41.73902 -87.52,41.73882 -87.52,41.73402 -87.52,41.73382 -87.52,41.72902 -87.52,41.72882 -87.52,41.72402 -87.52,41.72382 -87.52,41.71902 -87.5302,41.71902 -87.5302,41.71402 -87.535,41.71402 -87.54,41.71402 -87.5402,41.71402 -87.5452,41.71402 -87.5502,41.71402 -87.5502,41.70902 -87.5552,41.70902 -87.5552,41.70402 -87.5652,41.70402 -87.5652,41.69902 -87.5702,41.69902 -87.5702,41.69402 -87.5752,41.69402 -87.5752,41.68902 -87.5802,41.68902 -87.5802,41.68402 -87.5852,41.68402 -87.5902,41.68402 -87.5902,41.67402 -87.5902,41.67382 -87.5902,41.66902 -87.5902,41.66402 -87.595,41.66402 -87.595,41.66902 -87.6,41.66902 -87.6,41.67402 -87.605,41.67402 -87.605,41.67902 -87.61,41.67902 -87.61,41.68402 -87.615,41.68402 -87.62,41.68402 -87.6202,41.68402 -87.625,41.68402 -87.625,41.68902 -87.63,41.68902 -87.6352,41.68902 -87.6402,41.68902 -87.6402,41.68402 -87.6452,41.68402 -87.6452,41.67902 -87.65,41.67902 -87.6502,41.67902 -87.6552,41.67902 -87.6602,41.67902 -87.6602,41.66882 -87.6652,41.66882 -87.6652,41.67382 -87.67,41.67382 -87.6702,41.67382 -87.675,41.67382 -87.675,41.67882 -87.675,41.68382 -87.675,41.68402 -87.675,41.68882 -87.675,41.68902 -87.675,41.69402 -87.675,41.69882 -87.67,41.69882 -87.67,41.70902 -87.675,41.70902 -87.675,41.71382 -87.67,41.71382 -87.67,41.71882 -87.665,41.71882 -87.665,41.72382 -87.665,41.72902 -87.665,41.73402 -87.67,41.73402 -87.67,41.73902 -87.6802,41.73902 -87.6802,41.73402 -87.685,41.73402 -87.685,41.74402 -87.69,41.74402 -87.6952,41.74402 -87.7002,41.74402 -87.7002,41.73382 -87.705,41.73382&lt;/coordinates&gt;&lt;/LinearRing&gt;&lt;/outerBoundaryIs&gt;&lt;innerBoundaryIs&gt;&lt;LinearRing&gt;&lt;coordinates&gt;-87.5552,41.71882 -87.545,41.71882 -87.545,41.72902 -87.5552,41.72902 -87.5552,41.71882&lt;/coordinates&gt;&lt;/LinearRing&gt;&lt;/innerBoundaryIs&gt;&lt;innerBoundaryIs&gt;&lt;LinearRing&gt;&lt;coordinates&gt;-87.5802,41.70882 -87.57,41.70882 -87.57,41.71902 -87.5802,41.71902 -87.5802,41.70882&lt;/coordinates&gt;&lt;/LinearRing&gt;&lt;/innerBoundaryIs&gt;&lt;innerBoundaryIs&gt;&lt;LinearRing&gt;&lt;coordinates&gt;-87.62,41.71382 -87.62,41.70902 -87.6152,41.70902 -87.6152,41.71382 -87.62,41.71382&lt;/coordinates&gt;&lt;/LinearRing&gt;&lt;/innerBoundaryIs&gt;&lt;/Polygon&gt;&lt;Polygon&gt;&lt;outerBoundaryIs&gt;&lt;LinearRing&gt;&lt;coordinates&gt;-87.7852,42.01402 -87.7852,42.00382 -87.775,42.00382 -87.775,42.01402 -87.77,42.014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9,42.00882 -87.6902,42.00882 -87.695,42.00882 -87.695,42.00382 -87.7,42.00382 -87.7,41.99882 -87.7,41.99382 -87.705,41.99382 -87.705,41.98882 -87.71,41.98882 -87.71,41.97882 -87.72,41.97882 -87.72,41.97382 -87.725,41.97382 -87.73,41.97382 -87.73,41.96382 -87.7402,41.96382 -87.7402,41.97382 -87.7452,41.97382 -87.7452,41.97882 -87.75,41.97882 -87.7502,41.97882 -87.755,41.97882 -87.76,41.97882 -87.76,41.97382 -87.7702,41.97382 -87.7702,41.97882 -87.775,41.97882 -87.775,41.97402 -87.775,41.97382 -87.775,41.96902 -87.77,41.96902 -87.77,41.96402 -87.765,41.96402 -87.765,41.95902 -87.765,41.95402 -87.765,41.95382 -87.765,41.94902 -87.7602,41.94902 -87.76,41.94902 -87.755,41.94902 -87.75,41.94902 -87.75,41.93882 -87.755,41.93882 -87.755,41.92882 -87.76,41.92882 -87.765,41.92882 -87.7652,41.92882 -87.77,41.92882 -87.7702,41.92882 -87.775,41.92882 -87.7752,41.92882 -87.78,41.92882 -87.78,41.92382 -87.785,41.92382 -87.785,41.91882 -87.795,41.91882 -87.7952,41.91882 -87.8052,41.91882 -87.8052,41.92382 -87.8102,41.92382 -87.8102,41.92882 -87.8102,41.93382 -87.81,41.93382 -87.81,41.93882 -87.8052,41.93882 -87.805,41.93882 -87.8,41.93882 -87.795,41.93882 -87.795,41.94382 -87.795,41.94882 -87.79,41.94882 -87.79,41.95902 -87.8002,41.95902 -87.8002,41.96382 -87.8052,41.96382 -87.8102,41.96382 -87.8102,41.96882 -87.8102,41.97382 -87.815,41.97382 -87.8152,41.97382 -87.8202,41.97382 -87.825,41.97382 -87.825,41.96882 -87.835,41.96882 -87.835,41.96902 -87.8352,41.96902 -87.8352,41.97382 -87.84,41.97382 -87.84,41.97902 -87.84,41.98402 -87.845,41.98402 -87.845,41.98902 -87.8402,41.98902 -87.84,41.98902 -87.8352,41.98902 -87.835,41.98902 -87.8302,41.98902 -87.83,41.98902 -87.8252,41.98902 -87.8252,41.98882 -87.815,41.98882 -87.815,41.99382 -87.81,41.99382 -87.81,41.99882 -87.8052,41.99882 -87.8052,41.99382 -87.795,41.99382 -87.795,42.00402 -87.7902,42.00402 -87.7902,42.01402 -87.7852,42.01402&lt;/coordinates&gt;&lt;/LinearRing&gt;&lt;/outerBoundaryIs&gt;&lt;/Polygon&gt;&lt;Polygon&gt;&lt;outerBoundaryIs&gt;&lt;LinearRing&gt;&lt;coordinates&gt;-87.8552,41.98902 -87.8552,41.98402 -87.8602,41.98402 -87.8602,41.98902 -87.8552,41.98902&lt;/coordinates&gt;&lt;/LinearRing&gt;&lt;/outerBoundaryIs&gt;&lt;/Polygon&gt;&lt;Polygon&gt;&lt;outerBoundaryIs&gt;&lt;LinearRing&gt;&lt;coordinates&gt;-87.8002,41.95902 -87.8002,41.95402 -87.805,41.95402 -87.8052,41.95402 -87.81,41.95402 -87.8102,41.95402 -87.8102,41.95902 -87.8052,41.95902 -87.8002,41.95902&lt;/coordinates&gt;&lt;/LinearRing&gt;&lt;/outerBoundaryIs&gt;&lt;/Polygon&gt;&lt;Polygon&gt;&lt;outerBoundaryIs&gt;&lt;LinearRing&gt;&lt;coordinates&gt;-87.8552,41.94382 -87.8502,41.94382 -87.845,41.94382 -87.8402,41.94382 -87.84,41.94382 -87.8352,41.94382 -87.8302,41.94382 -87.8302,41.93882 -87.8302,41.93382 -87.835,41.93382 -87.8352,41.93382 -87.84,41.93382 -87.8402,41.93382 -87.845,41.93382 -87.8452,41.93382 -87.8502,41.93382 -87.8552,41.93382 -87.8552,41.93882 -87.8552,41.94382&lt;/coordinates&gt;&lt;/LinearRing&gt;&lt;/outerBoundaryIs&gt;&lt;/Polygon&gt;&lt;Polygon&gt;&lt;outerBoundaryIs&gt;&lt;LinearRing&gt;&lt;coordinates&gt;-87.8602,41.95382 -87.8552,41.95382 -87.8552,41.94382 -87.8602,41.94382 -87.8602,41.95382&lt;/coordinates&gt;&lt;/LinearRing&gt;&lt;/outerBoundaryIs&gt;&lt;/Polygon&gt;&lt;Polygon&gt;&lt;outerBoundaryIs&gt;&lt;LinearRing&gt;&lt;coordinates&gt;-87.52,41.69402 -87.525,41.69402 -87.53,41.69402 -87.53,41.69902 -87.535,41.69902 -87.535,41.70382 -87.5302,41.70382 -87.53,41.70382 -87.52,41.70382 -87.52,41.69902 -87.52,41.69882 -87.52,41.69402&lt;/coordinates&gt;&lt;/LinearRing&gt;&lt;/outerBoundaryIs&gt;&lt;/Polygon&gt;&lt;Polygon&gt;&lt;outerBoundaryIs&gt;&lt;LinearRing&gt;&lt;coordinates&gt;-87.7852,41.77382 -87.7852,41.78402 -87.7802,41.78402 -87.775,41.78402 -87.77,41.78402 -87.77,41.77382 -87.775,41.77382 -87.7802,41.77382 -87.7852,41.77382&lt;/coordinates&gt;&lt;/LinearRing&gt;&lt;/outerBoundaryIs&gt;&lt;/Polygon&gt;&lt;/MultiGeometry&gt;&lt;/Placemark&gt;">
            <text:p><text:s text:c="2"/>&lt;Placemark&gt;&lt;name&gt;20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705,41.73382 -87.705,41.74402 -87.715,41.74402 -87.7152,41.74402 -87.7252,41.74402 -87.7252,41.73382 -87.73,41.73382 -87.7302,41.73382 -87.735,41.73382 -87.7352,41.73382 -87.7402,41.73382 -87.7452,41.73382 -87.7452,41.73882 -87.7452,41.74382 -87.7452,41.74402 -87.7452,41.74882 -87.7452,41.74902 -87.7452,41.75382 -87.7452,41.75402 -87.7452,41.75902 -87.7452,41.76382 -87.7452,41.76402 -87.7452,41.77402 -87.7402,41.77402 -87.7352,41.77402 -87.735,41.77402 -87.73,41.77402 -87.725,41.77402 -87.725,41.76902 -87.725,41.76402 -87.7202,41.76402 -87.7202,41.76902 -87.7152,41.76902 -87.7152,41.77402 -87.7102,41.77402 -87.705,41.77402 -87.7,41.77402 -87.7,41.76902 -87.695,41.76902 -87.695,41.76402 -87.6902,41.76402 -87.6902,41.76902 -87.6852,41.76902 -87.6802,41.76902 -87.68,41.76902 -87.6752,41.76902 -87.675,41.76902 -87.6702,41.76902 -87.6702,41.77402 -87.6702,41.77902 -87.6652,41.77902 -87.6652,41.78402 -87.655,41.78402 -87.655,41.77902 -87.655,41.77382 -87.655,41.76882 -87.66,41.76882 -87.66,41.76402 -87.655,41.76402 -87.65,41.76402 -87.65,41.75902 -87.645,41.75902 -87.645,41.75402 -87.645,41.74902 -87.64,41.74902 -87.64,41.74402 -87.64,41.73902 -87.635,41.73902 -87.63,41.73902 -87.63,41.73402 -87.63,41.72902 -87.63,41.72882 -87.63,41.72402 -87.63,41.72382 -87.63,41.71902 -87.625,41.71902 -87.625,41.71402 -87.6202,41.71402 -87.6202,41.72402 -87.6152,41.72402 -87.6152,41.72902 -87.6152,41.73402 -87.6102,41.73402 -87.6052,41.73402 -87.6052,41.73882 -87.6052,41.73902 -87.6052,41.74382 -87.6052,41.74402 -87.6052,41.74902 -87.6052,41.75402 -87.6002,41.75402 -87.5952,41.75402 -87.595,41.75402 -87.5902,41.75402 -87.5902,41.75882 -87.5952,41.75882 -87.5952,41.76382 -87.6,41.76382 -87.6052,41.76382 -87.6102,41.76382 -87.6102,41.77402 -87.6052,41.77402 -87.6,41.77402 -87.5952,41.77402 -87.595,41.77402 -87.585,41.77402 -87.585,41.76902 -87.585,41.76382 -87.585,41.75902 -87.5802,41.75902 -87.58,41.75902 -87.5752,41.75902 -87.575,41.75902 -87.5702,41.75902 -87.5702,41.76402 -87.5652,41.76402 -87.56,41.76402 -87.5552,41.76402 -87.555,41.76402 -87.5502,41.76402 -87.545,41.76402 -87.54,41.76402 -87.54,41.75902 -87.5352,41.75902 -87.5352,41.76402 -87.5302,41.76402 -87.525,41.76402 -87.52,41.76402 -87.52,41.75902 -87.52,41.75402 -87.52,41.75382 -87.52,41.74902 -87.52,41.74882 -87.52,41.74402 -87.52,41.74382 -87.52,41.73902 -87.52,41.73882 -87.52,41.73402 -87.52,41.73382 -87.52,41.72902 -87.52,41.72882 -87.52,41.72402 -87.52,41.72382 -87.52,41.71902 -87.5302,41.71902 -87.5302,41.71402 -87.535,41.71402 -87.54,41.71402 -87.5402,41.71402 -87.5452,41.71402 -87.5502,41.71402 -87.5502,41.70902 -87.5552,41.70902 -87.5552,41.70402 -87.5652,41.70402 -87.5652,41.69902 -87.5702,41.69902 -87.5702,41.69402 -87.5752,41.69402 -87.5752,41.68902 -87.5802,41.68902 -87.5802,41.68402 -87.5852,41.68402 -87.5902,41.68402 -87.5902,41.67402 -87.5902,41.67382 -87.5902,41.66902 -87.5902,41.66402 -87.595,41.66402 -87.595,41.66902 -87.6,41.66902 -87.6,41.67402 -87.605,41.67402 -87.605,41.67902 -87.61,41.67902 -87.61,41.68402 -87.615,41.68402 -87.62,41.68402 -87.6202,41.68402 -87.625,41.68402 -87.625,41.68902 -87.63,41.68902 -87.6352,41.68902 -87.6402,41.68902 -87.6402,41.68402 -87.6452,41.68402 -87.6452,41.67902 -87.65,41.67902 -87.6502,41.67902 -87.6552,41.67902 -87.6602,41.67902 -87.6602,41.66882 -87.6652,41.66882 -87.6652,41.67382 -87.67,41.67382 -87.6702,41.67382 -87.675,41.67382 -87.675,41.67882 -87.675,41.68382 -87.675,41.68402 -87.675,41.68882 -87.675,41.68902 -87.675,41.69402 -87.675,41.69882 -87.67,41.69882 -87.67,41.70902 -87.675,41.70902 -87.675,41.71382 -87.67,41.71382 -87.67,41.71882 -87.665,41.71882 -87.665,41.72382 -87.665,41.72902 -87.665,41.73402 -87.67,41.73402 -87.67,41.73902 -87.6802,41.73902 -87.6802,41.73402 -87.685,41.73402 -87.685,41.74402 -87.69,41.74402 -87.6952,41.74402 -87.7002,41.74402 -87.7002,41.73382 -87.705,41.73382&lt;/coordinates&gt;&lt;/LinearRing&gt;&lt;/outerBoundaryIs&gt;&lt;innerBoundaryIs&gt;&lt;LinearRing&gt;&lt;coordinates&gt;-87.5552,41.71882 -87.545,41.71882 -87.545,41.72902 -87.5552,41.72902 -87.5552,41.71882&lt;/coordinates&gt;&lt;/LinearRing&gt;&lt;/innerBoundaryIs&gt;&lt;innerBoundaryIs&gt;&lt;LinearRing&gt;&lt;coordinates&gt;-87.5802,41.70882 -87.57,41.70882 -87.57,41.71902 -87.5802,41.71902 -87.5802,41.70882&lt;/coordinates&gt;&lt;/LinearRing&gt;&lt;/innerBoundaryIs&gt;&lt;innerBoundaryIs&gt;&lt;LinearRing&gt;&lt;coordinates&gt;-87.62,41.71382 -87.62,41.70902 -87.6152,41.70902 -87.6152,41.71382 -87.62,41.71382&lt;/coordinates&gt;&lt;/LinearRing&gt;&lt;/innerBoundaryIs&gt;&lt;/Polygon&gt;&lt;Polygon&gt;&lt;outerBoundaryIs&gt;&lt;LinearRing&gt;&lt;coordinates&gt;-87.7852,42.01402 -87.7852,42.00382 -87.775,42.00382 -87.775,42.01402 -87.77,42.014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9,42.00882 -87.6902,42.00882 -87.695,42.00882 -87.695,42.00382 -87.7,42.00382 -87.7,41.99882 -87.7,41.99382 -87.705,41.99382 -87.705,41.98882 -87.71,41.98882 -87.71,41.97882 -87.72,41.97882 -87.72,41.97382 -87.725,41.97382 -87.73,41.97382 -87.73,41.96382 -87.7402,41.96382 -87.7402,41.97382 -87.7452,41.97382 -87.7452,41.97882 -87.75,41.97882 -87.7502,41.97882 -87.755,41.97882 -87.76,41.97882 -87.76,41.97382 -87.7702,41.97382 -87.7702,41.97882 -87.775,41.97882 -87.775,41.97402 -87.775,41.97382 -87.775,41.96902 -87.77,41.96902 -87.77,41.96402 -87.765,41.96402 -87.765,41.95902 -87.765,41.95402 -87.765,41.95382 -87.765,41.94902 -87.7602,41.94902 -87.76,41.94902 -87.755,41.94902 -87.75,41.94902 -87.75,41.93882 -87.755,41.93882 -87.755,41.92882 -87.76,41.92882 -87.765,41.92882 -87.7652,41.92882 -87.77,41.92882 -87.7702,41.92882 -87.775,41.92882 -87.7752,41.92882 -87.78,41.92882 -87.78,41.92382 -87.785,41.92382 -87.785,41.91882 -87.795,41.91882 -87.7952,41.91882 -87.8052,41.91882 -87.8052,41.92382 -87.8102,41.92382 -87.8102,41.92882 -87.8102,41.93382 -87.81,41.93382 -87.81,41.93882 -87.8052,41.93882 -87.805,41.93882 -87.8,41.93882 -87.795,41.93882 -87.795,41.94382 -87.795,41.94882 -87.79,41.94882 -87.79,41.95902 -87.8002,41.95902 -87.8002,41.96382 -87.8052,41.96382 -87.8102,41.96382 -87.8102,41.96882 -87.8102,41.97382 -87.815,41.97382 -87.8152,41.97382 -87.8202,41.97382 -87.825,41.97382 -87.825,41.96882 -87.835,41.96882 -87.835,41.96902 -87.8352,41.96902 -87.8352,41.97382 -87.84,41.97382 -87.84,41.97902 -87.84,41.98402 -87.845,41.98402 -87.845,41.98902 -87.8402,41.98902 -87.84,41.98902 -87.8352,41.98902 -87.835,41.98902 -87.8302,41.98902 -87.83,41.98902 -87.8252,41.98902 -87.8252,41.98882 -87.815,41.98882 -87.815,41.99382 -87.81,41.99382 -87.81,41.99882 -87.8052,41.99882 -87.8052,41.99382 -87.795,41.99382 -87.795,42.00402 -87.7902,42.00402 -87.7902,42.01402 -87.7852,42.01402&lt;/coordinates&gt;&lt;/LinearRing&gt;&lt;/outerBoundaryIs&gt;&lt;/Polygon&gt;&lt;Polygon&gt;&lt;outerBoundaryIs&gt;&lt;LinearRing&gt;&lt;coordinates&gt;-87.8552,41.98902 -87.8552,41.98402 -87.8602,41.98402 -87.8602,41.98902 -87.8552,41.98902&lt;/coordinates&gt;&lt;/LinearRing&gt;&lt;/outerBoundaryIs&gt;&lt;/Polygon&gt;&lt;Polygon&gt;&lt;outerBoundaryIs&gt;&lt;LinearRing&gt;&lt;coordinates&gt;-87.8002,41.95902 -87.8002,41.95402 -87.805,41.95402 -87.8052,41.95402 -87.81,41.95402 -87.8102,41.95402 -87.8102,41.95902 -87.8052,41.95902 -87.8002,41.95902&lt;/coordinates&gt;&lt;/LinearRing&gt;&lt;/outerBoundaryIs&gt;&lt;/Polygon&gt;&lt;Polygon&gt;&lt;outerBoundaryIs&gt;&lt;LinearRing&gt;&lt;coordinates&gt;-87.8552,41.94382 -87.8502,41.94382 -87.845,41.94382 -87.8402,41.94382 -87.84,41.94382 -87.8352,41.94382 -87.8302,41.94382 -87.8302,41.93882 -87.8302,41.93382 -87.835,41.93382 -87.8352,41.93382 -87.84,41.93382 -87.8402,41.93382 -87.845,41.93382 -87.8452,41.93382 -87.8502,41.93382 -87.8552,41.93382 -87.8552,41.93882 -87.8552,41.94382&lt;/coordinates&gt;&lt;/LinearRing&gt;&lt;/outerBoundaryIs&gt;&lt;/Polygon&gt;&lt;Polygon&gt;&lt;outerBoundaryIs&gt;&lt;LinearRing&gt;&lt;coordinates&gt;-87.8602,41.95382 -87.8552,41.95382 -87.8552,41.94382 -87.8602,41.94382 -87.8602,41.95382&lt;/coordinates&gt;&lt;/LinearRing&gt;&lt;/outerBoundaryIs&gt;&lt;/Polygon&gt;&lt;Polygon&gt;&lt;outerBoundaryIs&gt;&lt;LinearRing&gt;&lt;coordinates&gt;-87.52,41.69402 -87.525,41.69402 -87.53,41.69402 -87.53,41.69902 -87.535,41.69902 -87.535,41.70382 -87.5302,41.70382 -87.53,41.70382 -87.52,41.70382 -87.52,41.69902 -87.52,41.69882 -87.52,41.69402&lt;/coordinates&gt;&lt;/LinearRing&gt;&lt;/outerBoundaryIs&gt;&lt;/Polygon&gt;&lt;Polygon&gt;&lt;outerBoundaryIs&gt;&lt;LinearRing&gt;&lt;coordinates&gt;-87.7852,41.77382 -87.7852,41.78402 -87.7802,41.78402 -87.775,41.78402 -87.77,41.78402 -87.77,41.77382 -87.775,41.77382 -87.7802,41.77382 -87.7852,41.77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F7800</text:p>
          </table:table-cell>
          <table:table-cell table:formula="of:=CONCATENATE([.$A$1]; [Sheet1.A44]; [.$A$2]; [.B42]; [.$A$3]; [.B42]; [.$A$4]; [Sheet1.B44]; &quot;&lt;/Placemark&gt;&quot;)" office:value-type="string" office:string-value="  &lt;Placemark&gt;&lt;name&gt;15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77,41.77382 -87.77,41.78402 -87.775,41.78402 -87.7802,41.78402 -87.7852,41.78402 -87.7852,41.77382 -87.785,41.77382 -87.785,41.76882 -87.79,41.76882 -87.795,41.76882 -87.7952,41.76882 -87.8002,41.76882 -87.8052,41.76882 -87.8052,41.77382 -87.8052,41.7788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6,41.77402 -87.56,41.76902 -87.555,41.76902 -87.555,41.76402 -87.5552,41.76402 -87.56,41.76402 -87.5652,41.76402 -87.5702,41.76402 -87.5702,41.75902 -87.575,41.75902 -87.5752,41.75902 -87.58,41.75902 -87.5802,41.75902 -87.585,41.75902 -87.585,41.76382 -87.585,41.76902 -87.585,41.77402 -87.595,41.77402 -87.5952,41.77402 -87.6,41.77402 -87.6052,41.77402 -87.6102,41.77402 -87.6102,41.76382 -87.6052,41.76382 -87.6,41.76382 -87.5952,41.76382 -87.5952,41.75882 -87.5902,41.75882 -87.5902,41.75402 -87.595,41.75402 -87.5952,41.75402 -87.6002,41.75402 -87.6052,41.75402 -87.6052,41.74902 -87.6052,41.74402 -87.6052,41.74382 -87.6052,41.73902 -87.6052,41.73882 -87.6052,41.73402 -87.6102,41.73402 -87.6152,41.73402 -87.6152,41.72902 -87.6152,41.72402 -87.6202,41.72402 -87.6202,41.71402 -87.625,41.71402 -87.625,41.71902 -87.63,41.71902 -87.63,41.72382 -87.63,41.72402 -87.63,41.72882 -87.63,41.72902 -87.63,41.73402 -87.63,41.73902 -87.635,41.73902 -87.64,41.73902 -87.64,41.74402 -87.64,41.74902 -87.645,41.74902 -87.645,41.75402 -87.645,41.75902 -87.65,41.75902 -87.65,41.76402 -87.655,41.76402 -87.66,41.76402 -87.66,41.76882 -87.655,41.76882 -87.655,41.77382 -87.655,41.77902 -87.655,41.78402 -87.6652,41.78402 -87.6652,41.77902 -87.6702,41.77902 -87.6702,41.77402 -87.6702,41.76902 -87.675,41.76902 -87.6752,41.76902 -87.68,41.76902 -87.6802,41.76902 -87.6852,41.76902 -87.6902,41.76902 -87.6902,41.76402 -87.695,41.76402 -87.695,41.76902 -87.7,41.76902 -87.7,41.77402 -87.705,41.77402 -87.7102,41.77402 -87.7152,41.77402 -87.7152,41.76902 -87.7202,41.76902 -87.7202,41.76402 -87.725,41.76402 -87.725,41.76902 -87.725,41.77402 -87.73,41.77402 -87.735,41.77402 -87.7352,41.77402 -87.7402,41.77402 -87.7452,41.77402 -87.7452,41.77382 -87.75,41.77382 -87.7502,41.77382 -87.755,41.77382 -87.7552,41.77382 -87.76,41.77382 -87.7602,41.77382 -87.765,41.77382 -87.7652,41.77382 -87.77,41.77382&lt;/coordinates&gt;&lt;/LinearRing&gt;&lt;/outerBoundaryIs&gt;&lt;/Polygon&gt;&lt;Polygon&gt;&lt;outerBoundaryIs&gt;&lt;LinearRing&gt;&lt;coordinates&gt;-87.8102,41.92382 -87.8052,41.92382 -87.8052,41.91882 -87.7952,41.91882 -87.795,41.91882 -87.785,41.91882 -87.785,41.92382 -87.78,41.92382 -87.78,41.92882 -87.7752,41.92882 -87.775,41.92882 -87.7702,41.92882 -87.77,41.92882 -87.7652,41.92882 -87.765,41.92882 -87.76,41.92882 -87.755,41.92882 -87.755,41.93882 -87.75,41.93882 -87.75,41.94902 -87.755,41.94902 -87.76,41.94902 -87.7602,41.94902 -87.765,41.94902 -87.765,41.95382 -87.765,41.95402 -87.765,41.95902 -87.765,41.96402 -87.77,41.96402 -87.77,41.96902 -87.775,41.96902 -87.775,41.97382 -87.775,41.97402 -87.775,41.97882 -87.7702,41.97882 -87.7702,41.97382 -87.76,41.97382 -87.76,41.97882 -87.755,41.97882 -87.7502,41.97882 -87.75,41.97882 -87.7452,41.97882 -87.7452,41.97382 -87.7402,41.97382 -87.7402,41.96382 -87.73,41.96382 -87.73,41.97382 -87.725,41.97382 -87.72,41.97382 -87.72,41.97882 -87.71,41.97882 -87.71,41.98882 -87.705,41.98882 -87.705,41.99382 -87.7,41.99382 -87.7,41.99882 -87.7,42.00382 -87.695,42.00382 -87.695,42.00882 -87.6902,42.00882 -87.69,42.00882 -87.685,42.00882 -87.68,42.00882 -87.68,42.01382 -87.675,42.01382 -87.675,42.02402 -87.6702,42.0240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 -87.7852,41.90882 -87.79,41.90882 -87.7902,41.90882 -87.795,41.90882 -87.7952,41.90882 -87.8,41.90882 -87.8,41.90382 -87.8102,41.90382 -87.8102,41.90882 -87.8102,41.91382 -87.8102,41.91402 -87.8102,41.91882 -87.8102,41.91902 -87.8102,41.92382&lt;/coordinates&gt;&lt;/LinearRing&gt;&lt;/outerBoundaryIs&gt;&lt;/Polygon&gt;&lt;Polygon&gt;&lt;outerBoundaryIs&gt;&lt;LinearRing&gt;&lt;coordinates&gt;-87.62,41.71382 -87.6152,41.71382 -87.6152,41.70902 -87.62,41.70902 -87.62,41.7138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">
            <text:p><text:s text:c="2"/>&lt;Placemark&gt;&lt;name&gt;15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77,41.77382 -87.77,41.78402 -87.775,41.78402 -87.7802,41.78402 -87.7852,41.78402 -87.7852,41.77382 -87.785,41.77382 -87.785,41.76882 -87.79,41.76882 -87.795,41.76882 -87.7952,41.76882 -87.8002,41.76882 -87.8052,41.76882 -87.8052,41.77382 -87.8052,41.7788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6,41.77402 -87.56,41.76902 -87.555,41.76902 -87.555,41.76402 -87.5552,41.76402 -87.56,41.76402 -87.5652,41.76402 -87.5702,41.76402 -87.5702,41.75902 -87.575,41.75902 -87.5752,41.75902 -87.58,41.75902 -87.5802,41.75902 -87.585,41.75902 -87.585,41.76382 -87.585,41.76902 -87.585,41.77402 -87.595,41.77402 -87.5952,41.77402 -87.6,41.77402 -87.6052,41.77402 -87.6102,41.77402 -87.6102,41.76382 -87.6052,41.76382 -87.6,41.76382 -87.5952,41.76382 -87.5952,41.75882 -87.5902,41.75882 -87.5902,41.75402 -87.595,41.75402 -87.5952,41.75402 -87.6002,41.75402 -87.6052,41.75402 -87.6052,41.74902 -87.6052,41.74402 -87.6052,41.74382 -87.6052,41.73902 -87.6052,41.73882 -87.6052,41.73402 -87.6102,41.73402 -87.6152,41.73402 -87.6152,41.72902 -87.6152,41.72402 -87.6202,41.72402 -87.6202,41.71402 -87.625,41.71402 -87.625,41.71902 -87.63,41.71902 -87.63,41.72382 -87.63,41.72402 -87.63,41.72882 -87.63,41.72902 -87.63,41.73402 -87.63,41.73902 -87.635,41.73902 -87.64,41.73902 -87.64,41.74402 -87.64,41.74902 -87.645,41.74902 -87.645,41.75402 -87.645,41.75902 -87.65,41.75902 -87.65,41.76402 -87.655,41.76402 -87.66,41.76402 -87.66,41.76882 -87.655,41.76882 -87.655,41.77382 -87.655,41.77902 -87.655,41.78402 -87.6652,41.78402 -87.6652,41.77902 -87.6702,41.77902 -87.6702,41.77402 -87.6702,41.76902 -87.675,41.76902 -87.6752,41.76902 -87.68,41.76902 -87.6802,41.76902 -87.6852,41.76902 -87.6902,41.76902 -87.6902,41.76402 -87.695,41.76402 -87.695,41.76902 -87.7,41.76902 -87.7,41.77402 -87.705,41.77402 -87.7102,41.77402 -87.7152,41.77402 -87.7152,41.76902 -87.7202,41.76902 -87.7202,41.76402 -87.725,41.76402 -87.725,41.76902 -87.725,41.77402 -87.73,41.77402 -87.735,41.77402 -87.7352,41.77402 -87.7402,41.77402 -87.7452,41.77402 -87.7452,41.77382 -87.75,41.77382 -87.7502,41.77382 -87.755,41.77382 -87.7552,41.77382 -87.76,41.77382 -87.7602,41.77382 -87.765,41.77382 -87.7652,41.77382 -87.77,41.77382&lt;/coordinates&gt;&lt;/LinearRing&gt;&lt;/outerBoundaryIs&gt;&lt;/Polygon&gt;&lt;Polygon&gt;&lt;outerBoundaryIs&gt;&lt;LinearRing&gt;&lt;coordinates&gt;-87.8102,41.92382 -87.8052,41.92382 -87.8052,41.91882 -87.7952,41.91882 -87.795,41.91882 -87.785,41.91882 -87.785,41.92382 -87.78,41.92382 -87.78,41.92882 -87.7752,41.92882 -87.775,41.92882 -87.7702,41.92882 -87.77,41.92882 -87.7652,41.92882 -87.765,41.92882 -87.76,41.92882 -87.755,41.92882 -87.755,41.93882 -87.75,41.93882 -87.75,41.94902 -87.755,41.94902 -87.76,41.94902 -87.7602,41.94902 -87.765,41.94902 -87.765,41.95382 -87.765,41.95402 -87.765,41.95902 -87.765,41.96402 -87.77,41.96402 -87.77,41.96902 -87.775,41.96902 -87.775,41.97382 -87.775,41.97402 -87.775,41.97882 -87.7702,41.97882 -87.7702,41.97382 -87.76,41.97382 -87.76,41.97882 -87.755,41.97882 -87.7502,41.97882 -87.75,41.97882 -87.7452,41.97882 -87.7452,41.97382 -87.7402,41.97382 -87.7402,41.96382 -87.73,41.96382 -87.73,41.97382 -87.725,41.97382 -87.72,41.97382 -87.72,41.97882 -87.71,41.97882 -87.71,41.98882 -87.705,41.98882 -87.705,41.99382 -87.7,41.99382 -87.7,41.99882 -87.7,42.00382 -87.695,42.00382 -87.695,42.00882 -87.6902,42.00882 -87.69,42.00882 -87.685,42.00882 -87.68,42.00882 -87.68,42.01382 -87.675,42.01382 -87.675,42.02402 -87.6702,42.0240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 -87.7852,41.90882 -87.79,41.90882 -87.7902,41.90882 -87.795,41.90882 -87.7952,41.90882 -87.8,41.90882 -87.8,41.90382 -87.8102,41.90382 -87.8102,41.90882 -87.8102,41.91382 -87.8102,41.91402 -87.8102,41.91882 -87.8102,41.91902 -87.8102,41.92382&lt;/coordinates&gt;&lt;/LinearRing&gt;&lt;/outerBoundaryIs&gt;&lt;/Polygon&gt;&lt;Polygon&gt;&lt;outerBoundaryIs&gt;&lt;LinearRing&gt;&lt;coordinates&gt;-87.62,41.71382 -87.6152,41.71382 -87.6152,41.70902 -87.62,41.70902 -87.62,41.7138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0FF14</text:p>
          </table:table-cell>
          <table:table-cell table:formula="of:=CONCATENATE([.$A$1]; [Sheet1.A45]; [.$A$2]; [.B43]; [.$A$3]; [.B43]; [.$A$4]; [Sheet1.B45]; &quot;&lt;/Placemark&gt;&quot;)" office:value-type="string" office:string-value="  &lt;Placemark&gt;&lt;name&gt;10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802,41.90382 -87.7752,41.90382 -87.7752,41.89882 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902 -87.65,41.99902 -87.65,41.98882 -87.655,41.98882 -87.655,41.98382 -87.655,41.97882 -87.66,41.97882 -87.66,41.97382 -87.665,41.97382 -87.665,41.96882 -87.67,41.96882 -87.67,41.96382 -87.675,41.96382 -87.675,41.95882 -87.68,41.95882 -87.68,41.95382 -87.685,41.95382 -87.69,41.95382 -87.6902,41.95382 -87.695,41.95382 -87.695,41.94902 -87.695,41.94882 -87.695,41.94382 -87.695,41.93902 -87.695,41.93882 -87.695,41.92902 -87.69,41.92902 -87.69,41.92402 -87.685,41.92402 -87.685,41.91902 -87.68,41.91902 -87.675,41.91902 -87.675,41.90882 -87.68,41.90882 -87.685,41.90882 -87.6852,41.90882 -87.69,41.90882 -87.69,41.90382 -87.7,41.90382 -87.7002,41.90382 -87.705,41.90382 -87.705,41.89882 -87.71,41.89882 -87.71,41.89382 -87.715,41.89382 -87.715,41.88882 -87.725,41.88882 -87.725,41.88382 -87.7352,41.88382 -87.7352,41.88882 -87.74,41.88882 -87.74,41.88382 -87.745,41.88382 -87.75,41.88382 -87.7502,41.88382 -87.755,41.88382 -87.755,41.87882 -87.755,41.87382 -87.7652,41.87382 -87.7652,41.87882 -87.7752,41.87882 -87.7752,41.88382 -87.7752,41.88882 -87.7802,41.88882 -87.7802,41.89382 -87.7802,41.89882 -87.7802,41.8990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502,41.81902 -87.7452,41.81902 -87.7452,41.82402 -87.7402,41.82402 -87.7402,41.82882 -87.7402,41.82902 -87.7402,41.83402 -87.7402,41.83902 -87.7352,41.83902 -87.73,41.83902 -87.725,41.83902 -87.725,41.83402 -87.7202,41.83402 -87.72,41.83402 -87.71,41.83402 -87.71,41.82402 -87.705,41.82402 -87.705,41.81902 -87.7002,41.81902 -87.7,41.81902 -87.6952,41.81902 -87.695,41.81902 -87.69,41.81902 -87.6852,41.81902 -87.685,41.81902 -87.6802,41.81902 -87.6802,41.82402 -87.6802,41.82902 -87.6752,41.82902 -87.6752,41.83402 -87.6702,41.83402 -87.6652,41.83402 -87.6652,41.83902 -87.6602,41.83902 -87.6552,41.83902 -87.6552,41.84402 -87.6552,41.84902 -87.6502,41.84902 -87.6502,41.85402 -87.6502,41.85902 -87.6402,41.85902 -87.64,41.85902 -87.63,41.85902 -87.63,41.85402 -87.6252,41.85402 -87.6252,41.85902 -87.6152,41.85902 -87.6152,41.86402 -87.6152,41.86902 -87.605,41.86902 -87.605,41.86402 -87.6,41.86402 -87.6,41.8590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&lt;/coordinates&gt;&lt;/LinearRing&gt;&lt;/outerBoundaryIs&gt;&lt;innerBoundaryIs&gt;&lt;LinearRing&gt;&lt;coordinates&gt;-87.6052,41.81882 -87.595,41.81882 -87.595,41.82902 -87.6052,41.82902 -87.6052,41.81882&lt;/coordinates&gt;&lt;/LinearRing&gt;&lt;/innerBoundaryIs&gt;&lt;/Polygon&gt;&lt;Polygon&gt;&lt;outerBoundaryIs&gt;&lt;LinearRing&gt;&lt;coordinates&gt;-87.6602,41.90382 -87.6602,41.91402 -87.65,41.91402 -87.65,41.90382 -87.6602,41.90382&lt;/coordinates&gt;&lt;/LinearRing&gt;&lt;/outerBoundaryIs&gt;&lt;/Polygon&gt;&lt;/MultiGeometry&gt;&lt;/Placemark&gt;">
            <text:p><text:s text:c="2"/>&lt;Placemark&gt;&lt;name&gt;10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802,41.90382 -87.7752,41.90382 -87.7752,41.89882 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902 -87.65,41.99902 -87.65,41.98882 -87.655,41.98882 -87.655,41.98382 -87.655,41.97882 -87.66,41.97882 -87.66,41.97382 -87.665,41.97382 -87.665,41.96882 -87.67,41.96882 -87.67,41.96382 -87.675,41.96382 -87.675,41.95882 -87.68,41.95882 -87.68,41.95382 -87.685,41.95382 -87.69,41.95382 -87.6902,41.95382 -87.695,41.95382 -87.695,41.94902 -87.695,41.94882 -87.695,41.94382 -87.695,41.93902 -87.695,41.93882 -87.695,41.92902 -87.69,41.92902 -87.69,41.92402 -87.685,41.92402 -87.685,41.91902 -87.68,41.91902 -87.675,41.91902 -87.675,41.90882 -87.68,41.90882 -87.685,41.90882 -87.6852,41.90882 -87.69,41.90882 -87.69,41.90382 -87.7,41.90382 -87.7002,41.90382 -87.705,41.90382 -87.705,41.89882 -87.71,41.89882 -87.71,41.89382 -87.715,41.89382 -87.715,41.88882 -87.725,41.88882 -87.725,41.88382 -87.7352,41.88382 -87.7352,41.88882 -87.74,41.88882 -87.74,41.88382 -87.745,41.88382 -87.75,41.88382 -87.7502,41.88382 -87.755,41.88382 -87.755,41.87882 -87.755,41.87382 -87.7652,41.87382 -87.7652,41.87882 -87.7752,41.87882 -87.7752,41.88382 -87.7752,41.88882 -87.7802,41.88882 -87.7802,41.89382 -87.7802,41.89882 -87.7802,41.8990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502,41.81902 -87.7452,41.81902 -87.7452,41.82402 -87.7402,41.82402 -87.7402,41.82882 -87.7402,41.82902 -87.7402,41.83402 -87.7402,41.83902 -87.7352,41.83902 -87.73,41.83902 -87.725,41.83902 -87.725,41.83402 -87.7202,41.83402 -87.72,41.83402 -87.71,41.83402 -87.71,41.82402 -87.705,41.82402 -87.705,41.81902 -87.7002,41.81902 -87.7,41.81902 -87.6952,41.81902 -87.695,41.81902 -87.69,41.81902 -87.6852,41.81902 -87.685,41.81902 -87.6802,41.81902 -87.6802,41.82402 -87.6802,41.82902 -87.6752,41.82902 -87.6752,41.83402 -87.6702,41.83402 -87.6652,41.83402 -87.6652,41.83902 -87.6602,41.83902 -87.6552,41.83902 -87.6552,41.84402 -87.6552,41.84902 -87.6502,41.84902 -87.6502,41.85402 -87.6502,41.85902 -87.6402,41.85902 -87.64,41.85902 -87.63,41.85902 -87.63,41.85402 -87.6252,41.85402 -87.6252,41.85902 -87.6152,41.85902 -87.6152,41.86402 -87.6152,41.86902 -87.605,41.86902 -87.605,41.86402 -87.6,41.86402 -87.6,41.8590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&lt;/coordinates&gt;&lt;/LinearRing&gt;&lt;/outerBoundaryIs&gt;&lt;innerBoundaryIs&gt;&lt;LinearRing&gt;&lt;coordinates&gt;-87.6052,41.81882 -87.595,41.81882 -87.595,41.82902 -87.6052,41.82902 -87.6052,41.81882&lt;/coordinates&gt;&lt;/LinearRing&gt;&lt;/innerBoundaryIs&gt;&lt;/Polygon&gt;&lt;Polygon&gt;&lt;outerBoundaryIs&gt;&lt;LinearRing&gt;&lt;coordinates&gt;-87.6602,41.90382 -87.6602,41.91402 -87.65,41.91402 -87.65,41.90382 -87.6602,41.90382&lt;/coordinates&gt;&lt;/LinearRing&gt;&lt;/outerBoundaryIs&gt;&lt;/Polygon&gt;&lt;/MultiGeometry&gt;&lt;/Placemark&gt;</text:p>
          </table:table-cell>
        </table:table-row>
        <table:table-row table:style-name="ro4">
          <table:table-cell/>
          <table:table-cell office:value-type="string">
            <text:p>ffffff</text:p>
          </table:table-cell>
          <table:table-cell table:formula="of:=CONCATENATE([.$A$1]; [Sheet1.A46]; [.$A$2]; [.B44]; [.$A$3]; [.B44]; [.$A$4]; [Sheet1.B46]; &quot;&lt;/Placemark&gt;&quot;)" office:value-type="string" office:string-value="  &lt;Placemark&gt;&lt;name&gt;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7752,41.87882 -87.7652,41.87882 -87.7652,41.87382 -87.755,41.87382 -87.755,41.87882 -87.755,41.88382 -87.7502,41.88382 -87.75,41.88382 -87.745,41.88382 -87.74,41.88382 -87.74,41.88882 -87.7352,41.88882 -87.7352,41.88382 -87.725,41.88382 -87.725,41.88882 -87.715,41.88882 -87.715,41.89382 -87.71,41.89382 -87.71,41.89882 -87.705,41.89882 -87.705,41.90382 -87.7002,41.90382 -87.7,41.90382 -87.69,41.90382 -87.69,41.90882 -87.6852,41.90882 -87.685,41.90882 -87.68,41.90882 -87.675,41.90882 -87.675,41.91902 -87.68,41.91902 -87.685,41.91902 -87.685,41.92402 -87.69,41.92402 -87.69,41.92902 -87.695,41.92902 -87.695,41.93882 -87.695,41.93902 -87.695,41.94382 -87.695,41.94882 -87.695,41.94902 -87.695,41.95382 -87.6902,41.95382 -87.69,41.95382 -87.685,41.95382 -87.68,41.95382 -87.68,41.95882 -87.675,41.95882 -87.675,41.96382 -87.67,41.96382 -87.67,41.96882 -87.665,41.96882 -87.665,41.97382 -87.66,41.97382 -87.66,41.97882 -87.655,41.97882 -87.655,41.98382 -87.655,41.9888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152,41.86902 -87.6152,41.86402 -87.6152,41.85902 -87.6252,41.85902 -87.6252,41.85402 -87.63,41.85402 -87.63,41.85902 -87.64,41.85902 -87.6402,41.85902 -87.6502,41.85902 -87.6502,41.85402 -87.6502,41.84902 -87.6552,41.84902 -87.6552,41.84402 -87.6552,41.83902 -87.6602,41.83902 -87.6652,41.83902 -87.6652,41.83402 -87.6702,41.83402 -87.6752,41.83402 -87.6752,41.82902 -87.6802,41.82902 -87.6802,41.82402 -87.6802,41.81902 -87.685,41.81902 -87.6852,41.81902 -87.69,41.81902 -87.695,41.81902 -87.6952,41.81902 -87.7,41.81902 -87.7002,41.81902 -87.705,41.81902 -87.705,41.82402 -87.71,41.82402 -87.71,41.83402 -87.72,41.83402 -87.7202,41.83402 -87.725,41.83402 -87.725,41.83902 -87.73,41.83902 -87.7352,41.8390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&lt;/coordinates&gt;&lt;/LinearRing&gt;&lt;/outerBoundaryIs&gt;&lt;innerBoundaryIs&gt;&lt;LinearRing&gt;&lt;coordinates&gt;-87.6602,41.90382 -87.65,41.90382 -87.65,41.91402 -87.6602,41.91402 -87.6602,41.90382&lt;/coordinates&gt;&lt;/LinearRing&gt;&lt;/innerBoundaryIs&gt;&lt;innerBoundaryIs&gt;&lt;LinearRing&gt;&lt;coordinates&gt;-87.6602,41.88882 -87.65,41.88882 -87.65,41.89902 -87.6602,41.89902 -87.6602,41.88882&lt;/coordinates&gt;&lt;/LinearRing&gt;&lt;/innerBoundaryIs&gt;&lt;/Polygon&gt;&lt;Polygon&gt;&lt;outerBoundaryIs&gt;&lt;LinearRing&gt;&lt;coordinates&gt;-87.7502,41.81902 -87.7502,41.81402 -87.7552,41.81402 -87.7552,41.81902 -87.7502,41.81902&lt;/coordinates&gt;&lt;/LinearRing&gt;&lt;/outerBoundaryIs&gt;&lt;/Polygon&gt;&lt;Polygon&gt;&lt;outerBoundaryIs&gt;&lt;LinearRing&gt;&lt;coordinates&gt;-87.6,41.86402 -87.605,41.86402 -87.605,41.86902 -87.6,41.86902 -87.6,41.86402&lt;/coordinates&gt;&lt;/LinearRing&gt;&lt;/outerBoundaryIs&gt;&lt;/Polygon&gt;&lt;/MultiGeometry&gt;&lt;/Placemark&gt;">
            <text:p><text:s text:c="2"/>&lt;Placemark&gt;&lt;name&gt;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7752,41.87882 -87.7652,41.87882 -87.7652,41.87382 -87.755,41.87382 -87.755,41.87882 -87.755,41.88382 -87.7502,41.88382 -87.75,41.88382 -87.745,41.88382 -87.74,41.88382 -87.74,41.88882 -87.7352,41.88882 -87.7352,41.88382 -87.725,41.88382 -87.725,41.88882 -87.715,41.88882 -87.715,41.89382 -87.71,41.89382 -87.71,41.89882 -87.705,41.89882 -87.705,41.90382 -87.7002,41.90382 -87.7,41.90382 -87.69,41.90382 -87.69,41.90882 -87.6852,41.90882 -87.685,41.90882 -87.68,41.90882 -87.675,41.90882 -87.675,41.91902 -87.68,41.91902 -87.685,41.91902 -87.685,41.92402 -87.69,41.92402 -87.69,41.92902 -87.695,41.92902 -87.695,41.93882 -87.695,41.93902 -87.695,41.94382 -87.695,41.94882 -87.695,41.94902 -87.695,41.95382 -87.6902,41.95382 -87.69,41.95382 -87.685,41.95382 -87.68,41.95382 -87.68,41.95882 -87.675,41.95882 -87.675,41.96382 -87.67,41.96382 -87.67,41.96882 -87.665,41.96882 -87.665,41.97382 -87.66,41.97382 -87.66,41.97882 -87.655,41.97882 -87.655,41.98382 -87.655,41.9888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152,41.86902 -87.6152,41.86402 -87.6152,41.85902 -87.6252,41.85902 -87.6252,41.85402 -87.63,41.85402 -87.63,41.85902 -87.64,41.85902 -87.6402,41.85902 -87.6502,41.85902 -87.6502,41.85402 -87.6502,41.84902 -87.6552,41.84902 -87.6552,41.84402 -87.6552,41.83902 -87.6602,41.83902 -87.6652,41.83902 -87.6652,41.83402 -87.6702,41.83402 -87.6752,41.83402 -87.6752,41.82902 -87.6802,41.82902 -87.6802,41.82402 -87.6802,41.81902 -87.685,41.81902 -87.6852,41.81902 -87.69,41.81902 -87.695,41.81902 -87.6952,41.81902 -87.7,41.81902 -87.7002,41.81902 -87.705,41.81902 -87.705,41.82402 -87.71,41.82402 -87.71,41.83402 -87.72,41.83402 -87.7202,41.83402 -87.725,41.83402 -87.725,41.83902 -87.73,41.83902 -87.7352,41.8390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&lt;/coordinates&gt;&lt;/LinearRing&gt;&lt;/outerBoundaryIs&gt;&lt;innerBoundaryIs&gt;&lt;LinearRing&gt;&lt;coordinates&gt;-87.6602,41.90382 -87.65,41.90382 -87.65,41.91402 -87.6602,41.91402 -87.6602,41.90382&lt;/coordinates&gt;&lt;/LinearRing&gt;&lt;/innerBoundaryIs&gt;&lt;innerBoundaryIs&gt;&lt;LinearRing&gt;&lt;coordinates&gt;-87.6602,41.88882 -87.65,41.88882 -87.65,41.89902 -87.6602,41.89902 -87.6602,41.88882&lt;/coordinates&gt;&lt;/LinearRing&gt;&lt;/innerBoundaryIs&gt;&lt;/Polygon&gt;&lt;Polygon&gt;&lt;outerBoundaryIs&gt;&lt;LinearRing&gt;&lt;coordinates&gt;-87.7502,41.81902 -87.7502,41.81402 -87.7552,41.81402 -87.7552,41.81902 -87.7502,41.81902&lt;/coordinates&gt;&lt;/LinearRing&gt;&lt;/outerBoundaryIs&gt;&lt;/Polygon&gt;&lt;Polygon&gt;&lt;outerBoundaryIs&gt;&lt;LinearRing&gt;&lt;coordinates&gt;-87.6,41.86402 -87.605,41.86402 -87.605,41.86902 -87.6,41.86902 -87.6,41.8640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/>
          <table:table-cell table:formula="of:=CONCATENATE([.$A$1]; [Sheet1.A47]; [.$A$2]; [.B45]; [.$A$3]; [.B45]; [.$A$4]; [Sheet1.B47]; &quot;&lt;/Placemark&gt;&quot;)" office:value-type="string" office:string-value="  &lt;Placemark&gt;&lt;name&gt;&lt;/name&gt;&lt;Style&gt;&lt;LineStyle&gt;&lt;color&gt;ff&lt;/color&gt;&lt;width&gt;2&lt;/width&gt;&lt;/LineStyle&gt;&lt;PolyStyle&gt;&lt;color&gt;88&lt;/color&gt;&lt;/PolyStyle&gt;&lt;/Style&gt;&lt;/Placemark&gt;">
            <text:p><text:s text:c="2"/>&lt;Placemark&gt;&lt;name&gt;&lt;/name&gt;&lt;Style&gt;&lt;LineStyle&gt;&lt;color&gt;ff&lt;/color&gt;&lt;width&gt;2&lt;/width&gt;&lt;/LineStyle&gt;&lt;PolyStyle&gt;&lt;color&gt;88&lt;/color&gt;&lt;/PolyStyle&gt;&lt;/Style&gt;&lt;/Placemark&gt;</text:p>
          </table:table-cell>
        </table:table-row>
        <table:table-row table:style-name="ro1">
          <table:table-cell/>
          <table:table-cell office:value-type="string">
            <text:p>1400FF</text:p>
          </table:table-cell>
          <table:table-cell table:formula="of:=CONCATENATE([.$A$1]; [Sheet1.A48]; [.$A$2]; [.B46]; [.$A$3]; [.B46]; [.$A$4]; [Sheet1.B48]; &quot;&lt;/Placemark&gt;&quot;)" office:value-type="string" office:string-value="  &lt;Placemark&gt;&lt;name&gt;35&lt;/name&gt;&lt;Style&gt;&lt;LineStyle&gt;&lt;color&gt;ff1400FF&lt;/color&gt;&lt;width&gt;2&lt;/width&gt;&lt;/LineStyle&gt;&lt;PolyStyle&gt;&lt;color&gt;881400FF&lt;/color&gt;&lt;/PolyStyle&gt;&lt;/Style&gt;&lt;Polygon&gt;&lt;outerBoundaryIs&gt;&lt;LinearRing&gt;&lt;coordinates&gt;-87.9102,41.95382 -87.9102,41.95882 -87.9152,41.95882 -87.9202,41.95882 -87.9202,41.96382 -87.9252,41.96382 -87.9252,41.96882 -87.9252,41.97382 -87.9302,41.97382 -87.9302,41.97882 -87.9352,41.97882 -87.9352,41.98382 -87.9352,41.98882 -87.9402,41.98882 -87.9402,41.99902 -87.9352,41.99902 -87.9302,41.99902 -87.93,41.99902 -87.9252,41.99902 -87.925,41.99902 -87.9202,41.99902 -87.9202,42.00402 -87.9152,42.00402 -87.9102,42.00402 -87.9102,42.00902 -87.9052,42.00902 -87.9002,42.00902 -87.9,42.00902 -87.895,42.00902 -87.89,42.00902 -87.89,42.00402 -87.89,41.99902 -87.89,41.99882 -87.89,41.99402 -87.89,41.99382 -87.89,41.98882 -87.89,41.98382 -87.895,41.98382 -87.9,41.98382 -87.9002,41.98382 -87.905,41.98382 -87.9052,41.98382 -87.91,41.98382 -87.91,41.97882 -87.915,41.97882 -87.915,41.97402 -87.9102,41.97402 -87.91,41.97402 -87.905,41.97402 -87.9,41.97402 -87.9,41.96902 -87.9,41.96402 -87.9,41.96382 -87.9,41.95882 -87.9,41.95382 -87.9102,41.95382&lt;/coordinates&gt;&lt;/LinearRing&gt;&lt;/outerBoundaryIs&gt;&lt;/Polygon&gt;&lt;/Placemark&gt;">
            <text:p><text:s text:c="2"/>&lt;Placemark&gt;&lt;name&gt;35&lt;/name&gt;&lt;Style&gt;&lt;LineStyle&gt;&lt;color&gt;ff1400FF&lt;/color&gt;&lt;width&gt;2&lt;/width&gt;&lt;/LineStyle&gt;&lt;PolyStyle&gt;&lt;color&gt;881400FF&lt;/color&gt;&lt;/PolyStyle&gt;&lt;/Style&gt;&lt;Polygon&gt;&lt;outerBoundaryIs&gt;&lt;LinearRing&gt;&lt;coordinates&gt;-87.9102,41.95382 -87.9102,41.95882 -87.9152,41.95882 -87.9202,41.95882 -87.9202,41.96382 -87.9252,41.96382 -87.9252,41.96882 -87.9252,41.97382 -87.9302,41.97382 -87.9302,41.97882 -87.9352,41.97882 -87.9352,41.98382 -87.9352,41.98882 -87.9402,41.98882 -87.9402,41.99902 -87.9352,41.99902 -87.9302,41.99902 -87.93,41.99902 -87.9252,41.99902 -87.925,41.99902 -87.9202,41.99902 -87.9202,42.00402 -87.9152,42.00402 -87.9102,42.00402 -87.9102,42.00902 -87.9052,42.00902 -87.9002,42.00902 -87.9,42.00902 -87.895,42.00902 -87.89,42.00902 -87.89,42.00402 -87.89,41.99902 -87.89,41.99882 -87.89,41.99402 -87.89,41.99382 -87.89,41.98882 -87.89,41.98382 -87.895,41.98382 -87.9,41.98382 -87.9002,41.98382 -87.905,41.98382 -87.9052,41.98382 -87.91,41.98382 -87.91,41.97882 -87.915,41.97882 -87.915,41.97402 -87.9102,41.97402 -87.91,41.97402 -87.905,41.97402 -87.9,41.97402 -87.9,41.96902 -87.9,41.96402 -87.9,41.96382 -87.9,41.95882 -87.9,41.95382 -87.9102,41.95382&lt;/coordinates&gt;&lt;/LinearRing&gt;&lt;/outerBoundaryIs&gt;&lt;/Polygon&gt;&lt;/Placemark&gt;</text:p>
          </table:table-cell>
        </table:table-row>
        <table:table-row table:style-name="ro1">
          <table:table-cell/>
          <table:table-cell office:value-type="string">
            <text:p>14B4FF</text:p>
          </table:table-cell>
          <table:table-cell table:formula="of:=CONCATENATE([.$A$1]; [Sheet1.A49]; [.$A$2]; [.B47]; [.$A$3]; [.B47]; [.$A$4]; [Sheet1.B49]; &quot;&lt;/Placemark&gt;&quot;)" office:value-type="string" office:string-value="  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9402,41.98882 -87.9352,41.98882 -87.9352,41.98382 -87.9352,41.97882 -87.9302,41.97882 -87.9302,41.97382 -87.9252,41.97382 -87.9252,41.96882 -87.9252,41.96382 -87.9202,41.96382 -87.9202,41.95882 -87.9152,41.95882 -87.9102,41.95882 -87.9102,41.95382 -87.9,41.95382 -87.9,41.95882 -87.9,41.96382 -87.9,41.9640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&lt;/coordinates&gt;&lt;/LinearRing&gt;&lt;/outerBoundaryIs&gt;&lt;/Polygon&gt;&lt;Polygon&gt;&lt;outerBoundaryIs&gt;&lt;LinearRing&gt;&lt;coordinates&gt;-87.9102,42.00902 -87.9102,42.00402 -87.9152,42.00402 -87.9202,42.004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302,41.69402 -87.73,41.69402 -87.725,41.69402 -87.7202,41.69402 -87.7202,41.70402 -87.71,41.70402 -87.71,41.69382 -87.72,41.69382 -87.72,41.68382 -87.725,41.68382 -87.725,41.67882 -87.73,41.67882 -87.7352,41.67882 -87.7402,41.67882 -87.7402,41.68382 -87.7402,41.68902 -87.7402,41.69402 -87.7352,41.69402 -87.7302,41.69402&lt;/coordinates&gt;&lt;/LinearRing&gt;&lt;/outerBoundaryIs&gt;&lt;/Polygon&gt;&lt;Polygon&gt;&lt;outerBoundaryIs&gt;&lt;LinearRing&gt;&lt;coordinates&gt;-87.56,41.65402 -87.555,41.65402 -87.555,41.64382 -87.56,41.64382 -87.5652,41.64382 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">
            <text:p><text:s text:c="2"/>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9402,41.98882 -87.9352,41.98882 -87.9352,41.98382 -87.9352,41.97882 -87.9302,41.97882 -87.9302,41.97382 -87.9252,41.97382 -87.9252,41.96882 -87.9252,41.96382 -87.9202,41.96382 -87.9202,41.95882 -87.9152,41.95882 -87.9102,41.95882 -87.9102,41.95382 -87.9,41.95382 -87.9,41.95882 -87.9,41.96382 -87.9,41.9640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&lt;/coordinates&gt;&lt;/LinearRing&gt;&lt;/outerBoundaryIs&gt;&lt;/Polygon&gt;&lt;Polygon&gt;&lt;outerBoundaryIs&gt;&lt;LinearRing&gt;&lt;coordinates&gt;-87.9102,42.00902 -87.9102,42.00402 -87.9152,42.00402 -87.9202,42.004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302,41.69402 -87.73,41.69402 -87.725,41.69402 -87.7202,41.69402 -87.7202,41.70402 -87.71,41.70402 -87.71,41.69382 -87.72,41.69382 -87.72,41.68382 -87.725,41.68382 -87.725,41.67882 -87.73,41.67882 -87.7352,41.67882 -87.7402,41.67882 -87.7402,41.68382 -87.7402,41.68902 -87.7402,41.69402 -87.7352,41.69402 -87.7302,41.69402&lt;/coordinates&gt;&lt;/LinearRing&gt;&lt;/outerBoundaryIs&gt;&lt;/Polygon&gt;&lt;Polygon&gt;&lt;outerBoundaryIs&gt;&lt;LinearRing&gt;&lt;coordinates&gt;-87.56,41.65402 -87.555,41.65402 -87.555,41.64382 -87.56,41.64382 -87.5652,41.64382 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14F0FF</text:p>
          </table:table-cell>
          <table:table-cell table:formula="of:=CONCATENATE([.$A$1]; [Sheet1.A50]; [.$A$2]; [.B48]; [.$A$3]; [.B48]; [.$A$4]; [Sheet1.B50]; &quot;&lt;/Placemark&gt;&quot;)" office:value-type="string" office:string-value="  &lt;Placemark&gt;&lt;name&gt;25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02,41.67902 -87.65,41.67902 -87.6452,41.67902 -87.6452,41.68402 -87.6402,41.68402 -87.6402,41.68902 -87.6352,41.68902 -87.63,41.68902 -87.625,41.68902 -87.625,41.68402 -87.6202,41.68402 -87.62,41.68402 -87.615,41.68402 -87.61,41.68402 -87.61,41.67902 -87.605,41.67902 -87.605,41.67402 -87.6,41.67402 -87.6,41.66902 -87.595,41.66902 -87.595,41.66402 -87.5902,41.66402 -87.5902,41.66902 -87.5902,41.67382 -87.5902,41.67402 -87.5902,41.68402 -87.5852,41.68402 -87.5802,41.68402 -87.5802,41.68902 -87.5752,41.68902 -87.5752,41.69402 -87.5702,41.69402 -87.5702,41.69902 -87.5652,41.69902 -87.5652,41.70402 -87.5552,41.70402 -87.5552,41.70902 -87.5502,41.70902 -87.5502,41.71402 -87.5452,41.71402 -87.5402,41.71402 -87.54,41.71402 -87.535,41.71402 -87.5302,41.71402 -87.5302,41.71902 -87.52,41.71902 -87.52,41.71402 -87.52,41.70882 -87.52,41.70382 -87.53,41.70382 -87.5302,41.70382 -87.535,41.70382 -87.535,41.69902 -87.53,41.69902 -87.53,41.69402 -87.525,41.69402 -87.52,41.69402 -87.52,41.6890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2,41.73382 -87.7002,41.73382 -87.7002,41.74402 -87.6952,41.74402 -87.69,41.74402 -87.685,41.74402 -87.685,41.73402 -87.6802,41.73402 -87.6802,41.73902 -87.67,41.73902 -87.67,41.73402 -87.665,41.73402 -87.665,41.72902 -87.665,41.72382 -87.665,41.71882 -87.67,41.71882 -87.67,41.71382 -87.675,41.71382 -87.675,41.70902 -87.67,41.70902 -87.67,41.69882 -87.675,41.69882 -87.675,41.69402 -87.675,41.68902 -87.675,41.68882 -87.675,41.68402 -87.675,41.683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552,41.98402 -87.8552,41.97882 -87.845,41.9788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552,41.98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552,41.71882 -87.5552,41.72902 -87.545,41.72902 -87.545,41.71882 -87.5552,41.71882&lt;/coordinates&gt;&lt;/LinearRing&gt;&lt;/outerBoundaryIs&gt;&lt;/Polygon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Polygon&gt;&lt;outerBoundaryIs&gt;&lt;LinearRing&gt;&lt;coordinates&gt;-87.5802,41.70882 -87.5802,41.71902 -87.57,41.71902 -87.57,41.70882 -87.5802,41.70882&lt;/coordinates&gt;&lt;/LinearRing&gt;&lt;/outerBoundaryIs&gt;&lt;/Polygon&gt;&lt;/MultiGeometry&gt;&lt;/Placemark&gt;">
            <text:p><text:s text:c="2"/>&lt;Placemark&gt;&lt;name&gt;25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02,41.67902 -87.65,41.67902 -87.6452,41.67902 -87.6452,41.68402 -87.6402,41.68402 -87.6402,41.68902 -87.6352,41.68902 -87.63,41.68902 -87.625,41.68902 -87.625,41.68402 -87.6202,41.68402 -87.62,41.68402 -87.615,41.68402 -87.61,41.68402 -87.61,41.67902 -87.605,41.67902 -87.605,41.67402 -87.6,41.67402 -87.6,41.66902 -87.595,41.66902 -87.595,41.66402 -87.5902,41.66402 -87.5902,41.66902 -87.5902,41.67382 -87.5902,41.67402 -87.5902,41.68402 -87.5852,41.68402 -87.5802,41.68402 -87.5802,41.68902 -87.5752,41.68902 -87.5752,41.69402 -87.5702,41.69402 -87.5702,41.69902 -87.5652,41.69902 -87.5652,41.70402 -87.5552,41.70402 -87.5552,41.70902 -87.5502,41.70902 -87.5502,41.71402 -87.5452,41.71402 -87.5402,41.71402 -87.54,41.71402 -87.535,41.71402 -87.5302,41.71402 -87.5302,41.71902 -87.52,41.71902 -87.52,41.71402 -87.52,41.70882 -87.52,41.70382 -87.53,41.70382 -87.5302,41.70382 -87.535,41.70382 -87.535,41.69902 -87.53,41.69902 -87.53,41.69402 -87.525,41.69402 -87.52,41.69402 -87.52,41.6890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2,41.73382 -87.7002,41.73382 -87.7002,41.74402 -87.6952,41.74402 -87.69,41.74402 -87.685,41.74402 -87.685,41.73402 -87.6802,41.73402 -87.6802,41.73902 -87.67,41.73902 -87.67,41.73402 -87.665,41.73402 -87.665,41.72902 -87.665,41.72382 -87.665,41.71882 -87.67,41.71882 -87.67,41.71382 -87.675,41.71382 -87.675,41.70902 -87.67,41.70902 -87.67,41.69882 -87.675,41.69882 -87.675,41.69402 -87.675,41.68902 -87.675,41.68882 -87.675,41.68402 -87.675,41.683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552,41.98402 -87.8552,41.97882 -87.845,41.9788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552,41.98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552,41.71882 -87.5552,41.72902 -87.545,41.72902 -87.545,41.71882 -87.5552,41.71882&lt;/coordinates&gt;&lt;/LinearRing&gt;&lt;/outerBoundaryIs&gt;&lt;/Polygon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Polygon&gt;&lt;outerBoundaryIs&gt;&lt;LinearRing&gt;&lt;coordinates&gt;-87.5802,41.70882 -87.5802,41.71902 -87.57,41.71902 -87.57,41.70882 -87.5802,41.70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00FF14</text:p>
          </table:table-cell>
          <table:table-cell table:formula="of:=CONCATENATE([.$A$1]; [Sheet1.A51]; [.$A$2]; [.B49]; [.$A$3]; [.B49]; [.$A$4]; [Sheet1.B51]; &quot;&lt;/Placemark&gt;&quot;)" office:value-type="string" office:string-value="  &lt;Placemark&gt;&lt;name&gt;20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705,41.73382 -87.705,41.74402 -87.715,41.74402 -87.7152,41.74402 -87.7252,41.74402 -87.7252,41.73382 -87.73,41.73382 -87.7302,41.73382 -87.735,41.73382 -87.7352,41.73382 -87.7402,41.73382 -87.7452,41.73382 -87.7452,41.73882 -87.7452,41.74382 -87.7452,41.74402 -87.7452,41.74882 -87.7452,41.74902 -87.7452,41.75382 -87.7452,41.75402 -87.7452,41.75902 -87.7452,41.76382 -87.7452,41.76402 -87.7452,41.77402 -87.7402,41.77402 -87.7352,41.77402 -87.735,41.77402 -87.73,41.77402 -87.725,41.77402 -87.725,41.76902 -87.725,41.76402 -87.7202,41.76402 -87.7202,41.76902 -87.7152,41.76902 -87.7152,41.77402 -87.7102,41.77402 -87.705,41.77402 -87.7,41.77402 -87.7,41.76902 -87.695,41.76902 -87.695,41.76402 -87.6902,41.76402 -87.6902,41.76902 -87.6852,41.76902 -87.6802,41.76902 -87.68,41.76902 -87.6752,41.76902 -87.675,41.76902 -87.6702,41.76902 -87.6702,41.77402 -87.6702,41.77902 -87.6652,41.77902 -87.6652,41.78402 -87.655,41.78402 -87.655,41.77902 -87.655,41.77382 -87.655,41.76882 -87.66,41.76882 -87.66,41.76402 -87.655,41.76402 -87.65,41.76402 -87.65,41.75902 -87.645,41.75902 -87.645,41.75402 -87.645,41.74902 -87.64,41.74902 -87.64,41.74402 -87.64,41.73902 -87.635,41.73902 -87.63,41.73902 -87.63,41.73402 -87.63,41.72902 -87.63,41.72882 -87.63,41.72402 -87.63,41.72382 -87.63,41.71902 -87.625,41.71902 -87.625,41.71402 -87.6202,41.71402 -87.6202,41.72402 -87.6152,41.72402 -87.6152,41.72902 -87.6152,41.73402 -87.6102,41.73402 -87.6052,41.73402 -87.6052,41.73882 -87.6052,41.73902 -87.6052,41.74382 -87.6052,41.74402 -87.6052,41.74902 -87.6052,41.75402 -87.6002,41.75402 -87.5952,41.75402 -87.595,41.75402 -87.5902,41.75402 -87.5902,41.75882 -87.5952,41.75882 -87.5952,41.76382 -87.6,41.76382 -87.6052,41.76382 -87.6102,41.76382 -87.6102,41.77402 -87.6052,41.77402 -87.6,41.77402 -87.5952,41.77402 -87.595,41.77402 -87.585,41.77402 -87.585,41.76902 -87.585,41.76382 -87.585,41.75902 -87.5802,41.75902 -87.58,41.75902 -87.5752,41.75902 -87.575,41.75902 -87.5702,41.75902 -87.5702,41.76402 -87.5652,41.76402 -87.56,41.76402 -87.5552,41.76402 -87.555,41.76402 -87.5502,41.76402 -87.545,41.76402 -87.54,41.76402 -87.54,41.75902 -87.5352,41.75902 -87.5352,41.76402 -87.5302,41.76402 -87.525,41.76402 -87.52,41.76402 -87.52,41.75902 -87.52,41.75402 -87.52,41.75382 -87.52,41.74902 -87.52,41.74882 -87.52,41.74402 -87.52,41.74382 -87.52,41.73902 -87.52,41.73882 -87.52,41.73402 -87.52,41.73382 -87.52,41.72902 -87.52,41.72882 -87.52,41.72402 -87.52,41.72382 -87.52,41.71902 -87.5302,41.71902 -87.5302,41.71402 -87.535,41.71402 -87.54,41.71402 -87.5402,41.71402 -87.5452,41.71402 -87.5502,41.71402 -87.5502,41.70902 -87.5552,41.70902 -87.5552,41.70402 -87.5652,41.70402 -87.5652,41.69902 -87.5702,41.69902 -87.5702,41.69402 -87.5752,41.69402 -87.5752,41.68902 -87.5802,41.68902 -87.5802,41.68402 -87.5852,41.68402 -87.5902,41.68402 -87.5902,41.67402 -87.5902,41.67382 -87.5902,41.66902 -87.5902,41.66402 -87.595,41.66402 -87.595,41.66902 -87.6,41.66902 -87.6,41.67402 -87.605,41.67402 -87.605,41.67902 -87.61,41.67902 -87.61,41.68402 -87.615,41.68402 -87.62,41.68402 -87.6202,41.68402 -87.625,41.68402 -87.625,41.68902 -87.63,41.68902 -87.6352,41.68902 -87.6402,41.68902 -87.6402,41.68402 -87.6452,41.68402 -87.6452,41.67902 -87.65,41.67902 -87.6502,41.67902 -87.6552,41.67902 -87.6602,41.67902 -87.6602,41.66882 -87.6652,41.66882 -87.6652,41.67382 -87.67,41.67382 -87.6702,41.67382 -87.675,41.67382 -87.675,41.67882 -87.675,41.68382 -87.675,41.68402 -87.675,41.68882 -87.675,41.68902 -87.675,41.69402 -87.675,41.69882 -87.67,41.69882 -87.67,41.70902 -87.675,41.70902 -87.675,41.71382 -87.67,41.71382 -87.67,41.71882 -87.665,41.71882 -87.665,41.72382 -87.665,41.72902 -87.665,41.73402 -87.67,41.73402 -87.67,41.73902 -87.6802,41.73902 -87.6802,41.73402 -87.685,41.73402 -87.685,41.74402 -87.69,41.74402 -87.6952,41.74402 -87.7002,41.74402 -87.7002,41.73382 -87.705,41.73382&lt;/coordinates&gt;&lt;/LinearRing&gt;&lt;/outerBoundaryIs&gt;&lt;innerBoundaryIs&gt;&lt;LinearRing&gt;&lt;coordinates&gt;-87.5552,41.71882 -87.545,41.71882 -87.545,41.72902 -87.5552,41.72902 -87.5552,41.71882&lt;/coordinates&gt;&lt;/LinearRing&gt;&lt;/innerBoundaryIs&gt;&lt;innerBoundaryIs&gt;&lt;LinearRing&gt;&lt;coordinates&gt;-87.5802,41.70882 -87.57,41.70882 -87.57,41.71902 -87.5802,41.71902 -87.5802,41.70882&lt;/coordinates&gt;&lt;/LinearRing&gt;&lt;/innerBoundaryIs&gt;&lt;innerBoundaryIs&gt;&lt;LinearRing&gt;&lt;coordinates&gt;-87.62,41.71382 -87.62,41.70902 -87.6152,41.70902 -87.6152,41.71382 -87.62,41.71382&lt;/coordinates&gt;&lt;/LinearRing&gt;&lt;/innerBoundaryIs&gt;&lt;/Polygon&gt;&lt;Polygon&gt;&lt;outerBoundaryIs&gt;&lt;LinearRing&gt;&lt;coordinates&gt;-87.7852,42.01402 -87.7852,42.00382 -87.775,42.00382 -87.775,42.01402 -87.77,42.014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9,42.00882 -87.6902,42.00882 -87.695,42.00882 -87.695,42.00382 -87.7,42.00382 -87.7,41.99882 -87.7,41.99382 -87.705,41.99382 -87.705,41.98882 -87.71,41.98882 -87.71,41.97882 -87.72,41.97882 -87.72,41.97382 -87.725,41.97382 -87.73,41.97382 -87.73,41.96382 -87.7402,41.96382 -87.7402,41.97382 -87.7452,41.97382 -87.7452,41.97882 -87.75,41.97882 -87.7502,41.97882 -87.755,41.97882 -87.76,41.97882 -87.76,41.97382 -87.7702,41.97382 -87.7702,41.97882 -87.775,41.97882 -87.775,41.97402 -87.775,41.97382 -87.775,41.96902 -87.77,41.96902 -87.77,41.96402 -87.765,41.96402 -87.765,41.95902 -87.765,41.95402 -87.765,41.95382 -87.765,41.94902 -87.7602,41.94902 -87.76,41.94902 -87.755,41.94902 -87.75,41.94902 -87.75,41.93882 -87.755,41.93882 -87.755,41.92882 -87.76,41.92882 -87.765,41.92882 -87.7652,41.92882 -87.77,41.92882 -87.7702,41.92882 -87.775,41.92882 -87.7752,41.92882 -87.78,41.92882 -87.78,41.92382 -87.785,41.92382 -87.785,41.91882 -87.795,41.91882 -87.7952,41.91882 -87.8052,41.91882 -87.8052,41.92382 -87.8102,41.92382 -87.8102,41.92882 -87.8102,41.93382 -87.81,41.93382 -87.81,41.93882 -87.8052,41.93882 -87.805,41.93882 -87.8,41.93882 -87.795,41.93882 -87.795,41.94382 -87.795,41.94882 -87.79,41.94882 -87.79,41.95902 -87.8002,41.95902 -87.8002,41.96382 -87.8052,41.96382 -87.8102,41.96382 -87.8102,41.96882 -87.8102,41.97382 -87.815,41.97382 -87.8152,41.97382 -87.8202,41.97382 -87.825,41.97382 -87.825,41.96882 -87.835,41.96882 -87.835,41.96902 -87.8352,41.96902 -87.8352,41.97382 -87.84,41.97382 -87.84,41.97902 -87.84,41.98402 -87.845,41.98402 -87.845,41.98902 -87.8402,41.98902 -87.84,41.98902 -87.8352,41.98902 -87.835,41.98902 -87.8302,41.98902 -87.83,41.98902 -87.8252,41.98902 -87.8252,41.98882 -87.815,41.98882 -87.815,41.99382 -87.81,41.99382 -87.81,41.99882 -87.8052,41.99882 -87.8052,41.99382 -87.795,41.99382 -87.795,42.00402 -87.7902,42.00402 -87.7902,42.01402 -87.7852,42.01402&lt;/coordinates&gt;&lt;/LinearRing&gt;&lt;/outerBoundaryIs&gt;&lt;/Polygon&gt;&lt;Polygon&gt;&lt;outerBoundaryIs&gt;&lt;LinearRing&gt;&lt;coordinates&gt;-87.8552,41.98902 -87.8552,41.98402 -87.8602,41.98402 -87.8602,41.98902 -87.8552,41.98902&lt;/coordinates&gt;&lt;/LinearRing&gt;&lt;/outerBoundaryIs&gt;&lt;/Polygon&gt;&lt;Polygon&gt;&lt;outerBoundaryIs&gt;&lt;LinearRing&gt;&lt;coordinates&gt;-87.8002,41.95902 -87.8002,41.95402 -87.805,41.95402 -87.8052,41.95402 -87.81,41.95402 -87.8102,41.95402 -87.8102,41.95902 -87.8052,41.95902 -87.8002,41.95902&lt;/coordinates&gt;&lt;/LinearRing&gt;&lt;/outerBoundaryIs&gt;&lt;/Polygon&gt;&lt;Polygon&gt;&lt;outerBoundaryIs&gt;&lt;LinearRing&gt;&lt;coordinates&gt;-87.8552,41.94382 -87.8502,41.94382 -87.845,41.94382 -87.8402,41.94382 -87.84,41.94382 -87.8352,41.94382 -87.8302,41.94382 -87.8302,41.93882 -87.8302,41.93382 -87.835,41.93382 -87.8352,41.93382 -87.84,41.93382 -87.8402,41.93382 -87.845,41.93382 -87.8452,41.93382 -87.8502,41.93382 -87.8552,41.93382 -87.8552,41.93882 -87.8552,41.94382&lt;/coordinates&gt;&lt;/LinearRing&gt;&lt;/outerBoundaryIs&gt;&lt;/Polygon&gt;&lt;Polygon&gt;&lt;outerBoundaryIs&gt;&lt;LinearRing&gt;&lt;coordinates&gt;-87.8602,41.95382 -87.8552,41.95382 -87.8552,41.94382 -87.8602,41.94382 -87.8602,41.95382&lt;/coordinates&gt;&lt;/LinearRing&gt;&lt;/outerBoundaryIs&gt;&lt;/Polygon&gt;&lt;Polygon&gt;&lt;outerBoundaryIs&gt;&lt;LinearRing&gt;&lt;coordinates&gt;-87.52,41.69402 -87.525,41.69402 -87.53,41.69402 -87.53,41.69902 -87.535,41.69902 -87.535,41.70382 -87.5302,41.70382 -87.53,41.70382 -87.52,41.70382 -87.52,41.69902 -87.52,41.69882 -87.52,41.69402&lt;/coordinates&gt;&lt;/LinearRing&gt;&lt;/outerBoundaryIs&gt;&lt;/Polygon&gt;&lt;Polygon&gt;&lt;outerBoundaryIs&gt;&lt;LinearRing&gt;&lt;coordinates&gt;-87.7852,41.77382 -87.7852,41.78402 -87.7802,41.78402 -87.775,41.78402 -87.77,41.78402 -87.77,41.77382 -87.775,41.77382 -87.7802,41.77382 -87.7852,41.77382&lt;/coordinates&gt;&lt;/LinearRing&gt;&lt;/outerBoundaryIs&gt;&lt;/Polygon&gt;&lt;/MultiGeometry&gt;&lt;/Placemark&gt;">
            <text:p><text:s text:c="2"/>&lt;Placemark&gt;&lt;name&gt;20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705,41.73382 -87.705,41.74402 -87.715,41.74402 -87.7152,41.74402 -87.7252,41.74402 -87.7252,41.73382 -87.73,41.73382 -87.7302,41.73382 -87.735,41.73382 -87.7352,41.73382 -87.7402,41.73382 -87.7452,41.73382 -87.7452,41.73882 -87.7452,41.74382 -87.7452,41.74402 -87.7452,41.74882 -87.7452,41.74902 -87.7452,41.75382 -87.7452,41.75402 -87.7452,41.75902 -87.7452,41.76382 -87.7452,41.76402 -87.7452,41.77402 -87.7402,41.77402 -87.7352,41.77402 -87.735,41.77402 -87.73,41.77402 -87.725,41.77402 -87.725,41.76902 -87.725,41.76402 -87.7202,41.76402 -87.7202,41.76902 -87.7152,41.76902 -87.7152,41.77402 -87.7102,41.77402 -87.705,41.77402 -87.7,41.77402 -87.7,41.76902 -87.695,41.76902 -87.695,41.76402 -87.6902,41.76402 -87.6902,41.76902 -87.6852,41.76902 -87.6802,41.76902 -87.68,41.76902 -87.6752,41.76902 -87.675,41.76902 -87.6702,41.76902 -87.6702,41.77402 -87.6702,41.77902 -87.6652,41.77902 -87.6652,41.78402 -87.655,41.78402 -87.655,41.77902 -87.655,41.77382 -87.655,41.76882 -87.66,41.76882 -87.66,41.76402 -87.655,41.76402 -87.65,41.76402 -87.65,41.75902 -87.645,41.75902 -87.645,41.75402 -87.645,41.74902 -87.64,41.74902 -87.64,41.74402 -87.64,41.73902 -87.635,41.73902 -87.63,41.73902 -87.63,41.73402 -87.63,41.72902 -87.63,41.72882 -87.63,41.72402 -87.63,41.72382 -87.63,41.71902 -87.625,41.71902 -87.625,41.71402 -87.6202,41.71402 -87.6202,41.72402 -87.6152,41.72402 -87.6152,41.72902 -87.6152,41.73402 -87.6102,41.73402 -87.6052,41.73402 -87.6052,41.73882 -87.6052,41.73902 -87.6052,41.74382 -87.6052,41.74402 -87.6052,41.74902 -87.6052,41.75402 -87.6002,41.75402 -87.5952,41.75402 -87.595,41.75402 -87.5902,41.75402 -87.5902,41.75882 -87.5952,41.75882 -87.5952,41.76382 -87.6,41.76382 -87.6052,41.76382 -87.6102,41.76382 -87.6102,41.77402 -87.6052,41.77402 -87.6,41.77402 -87.5952,41.77402 -87.595,41.77402 -87.585,41.77402 -87.585,41.76902 -87.585,41.76382 -87.585,41.75902 -87.5802,41.75902 -87.58,41.75902 -87.5752,41.75902 -87.575,41.75902 -87.5702,41.75902 -87.5702,41.76402 -87.5652,41.76402 -87.56,41.76402 -87.5552,41.76402 -87.555,41.76402 -87.5502,41.76402 -87.545,41.76402 -87.54,41.76402 -87.54,41.75902 -87.5352,41.75902 -87.5352,41.76402 -87.5302,41.76402 -87.525,41.76402 -87.52,41.76402 -87.52,41.75902 -87.52,41.75402 -87.52,41.75382 -87.52,41.74902 -87.52,41.74882 -87.52,41.74402 -87.52,41.74382 -87.52,41.73902 -87.52,41.73882 -87.52,41.73402 -87.52,41.73382 -87.52,41.72902 -87.52,41.72882 -87.52,41.72402 -87.52,41.72382 -87.52,41.71902 -87.5302,41.71902 -87.5302,41.71402 -87.535,41.71402 -87.54,41.71402 -87.5402,41.71402 -87.5452,41.71402 -87.5502,41.71402 -87.5502,41.70902 -87.5552,41.70902 -87.5552,41.70402 -87.5652,41.70402 -87.5652,41.69902 -87.5702,41.69902 -87.5702,41.69402 -87.5752,41.69402 -87.5752,41.68902 -87.5802,41.68902 -87.5802,41.68402 -87.5852,41.68402 -87.5902,41.68402 -87.5902,41.67402 -87.5902,41.67382 -87.5902,41.66902 -87.5902,41.66402 -87.595,41.66402 -87.595,41.66902 -87.6,41.66902 -87.6,41.67402 -87.605,41.67402 -87.605,41.67902 -87.61,41.67902 -87.61,41.68402 -87.615,41.68402 -87.62,41.68402 -87.6202,41.68402 -87.625,41.68402 -87.625,41.68902 -87.63,41.68902 -87.6352,41.68902 -87.6402,41.68902 -87.6402,41.68402 -87.6452,41.68402 -87.6452,41.67902 -87.65,41.67902 -87.6502,41.67902 -87.6552,41.67902 -87.6602,41.67902 -87.6602,41.66882 -87.6652,41.66882 -87.6652,41.67382 -87.67,41.67382 -87.6702,41.67382 -87.675,41.67382 -87.675,41.67882 -87.675,41.68382 -87.675,41.68402 -87.675,41.68882 -87.675,41.68902 -87.675,41.69402 -87.675,41.69882 -87.67,41.69882 -87.67,41.70902 -87.675,41.70902 -87.675,41.71382 -87.67,41.71382 -87.67,41.71882 -87.665,41.71882 -87.665,41.72382 -87.665,41.72902 -87.665,41.73402 -87.67,41.73402 -87.67,41.73902 -87.6802,41.73902 -87.6802,41.73402 -87.685,41.73402 -87.685,41.74402 -87.69,41.74402 -87.6952,41.74402 -87.7002,41.74402 -87.7002,41.73382 -87.705,41.73382&lt;/coordinates&gt;&lt;/LinearRing&gt;&lt;/outerBoundaryIs&gt;&lt;innerBoundaryIs&gt;&lt;LinearRing&gt;&lt;coordinates&gt;-87.5552,41.71882 -87.545,41.71882 -87.545,41.72902 -87.5552,41.72902 -87.5552,41.71882&lt;/coordinates&gt;&lt;/LinearRing&gt;&lt;/innerBoundaryIs&gt;&lt;innerBoundaryIs&gt;&lt;LinearRing&gt;&lt;coordinates&gt;-87.5802,41.70882 -87.57,41.70882 -87.57,41.71902 -87.5802,41.71902 -87.5802,41.70882&lt;/coordinates&gt;&lt;/LinearRing&gt;&lt;/innerBoundaryIs&gt;&lt;innerBoundaryIs&gt;&lt;LinearRing&gt;&lt;coordinates&gt;-87.62,41.71382 -87.62,41.70902 -87.6152,41.70902 -87.6152,41.71382 -87.62,41.71382&lt;/coordinates&gt;&lt;/LinearRing&gt;&lt;/innerBoundaryIs&gt;&lt;/Polygon&gt;&lt;Polygon&gt;&lt;outerBoundaryIs&gt;&lt;LinearRing&gt;&lt;coordinates&gt;-87.7852,42.01402 -87.7852,42.00382 -87.775,42.00382 -87.775,42.01402 -87.77,42.014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9,42.00882 -87.6902,42.00882 -87.695,42.00882 -87.695,42.00382 -87.7,42.00382 -87.7,41.99882 -87.7,41.99382 -87.705,41.99382 -87.705,41.98882 -87.71,41.98882 -87.71,41.97882 -87.72,41.97882 -87.72,41.97382 -87.725,41.97382 -87.73,41.97382 -87.73,41.96382 -87.7402,41.96382 -87.7402,41.97382 -87.7452,41.97382 -87.7452,41.97882 -87.75,41.97882 -87.7502,41.97882 -87.755,41.97882 -87.76,41.97882 -87.76,41.97382 -87.7702,41.97382 -87.7702,41.97882 -87.775,41.97882 -87.775,41.97402 -87.775,41.97382 -87.775,41.96902 -87.77,41.96902 -87.77,41.96402 -87.765,41.96402 -87.765,41.95902 -87.765,41.95402 -87.765,41.95382 -87.765,41.94902 -87.7602,41.94902 -87.76,41.94902 -87.755,41.94902 -87.75,41.94902 -87.75,41.93882 -87.755,41.93882 -87.755,41.92882 -87.76,41.92882 -87.765,41.92882 -87.7652,41.92882 -87.77,41.92882 -87.7702,41.92882 -87.775,41.92882 -87.7752,41.92882 -87.78,41.92882 -87.78,41.92382 -87.785,41.92382 -87.785,41.91882 -87.795,41.91882 -87.7952,41.91882 -87.8052,41.91882 -87.8052,41.92382 -87.8102,41.92382 -87.8102,41.92882 -87.8102,41.93382 -87.81,41.93382 -87.81,41.93882 -87.8052,41.93882 -87.805,41.93882 -87.8,41.93882 -87.795,41.93882 -87.795,41.94382 -87.795,41.94882 -87.79,41.94882 -87.79,41.95902 -87.8002,41.95902 -87.8002,41.96382 -87.8052,41.96382 -87.8102,41.96382 -87.8102,41.96882 -87.8102,41.97382 -87.815,41.97382 -87.8152,41.97382 -87.8202,41.97382 -87.825,41.97382 -87.825,41.96882 -87.835,41.96882 -87.835,41.96902 -87.8352,41.96902 -87.8352,41.97382 -87.84,41.97382 -87.84,41.97902 -87.84,41.98402 -87.845,41.98402 -87.845,41.98902 -87.8402,41.98902 -87.84,41.98902 -87.8352,41.98902 -87.835,41.98902 -87.8302,41.98902 -87.83,41.98902 -87.8252,41.98902 -87.8252,41.98882 -87.815,41.98882 -87.815,41.99382 -87.81,41.99382 -87.81,41.99882 -87.8052,41.99882 -87.8052,41.99382 -87.795,41.99382 -87.795,42.00402 -87.7902,42.00402 -87.7902,42.01402 -87.7852,42.01402&lt;/coordinates&gt;&lt;/LinearRing&gt;&lt;/outerBoundaryIs&gt;&lt;/Polygon&gt;&lt;Polygon&gt;&lt;outerBoundaryIs&gt;&lt;LinearRing&gt;&lt;coordinates&gt;-87.8552,41.98902 -87.8552,41.98402 -87.8602,41.98402 -87.8602,41.98902 -87.8552,41.98902&lt;/coordinates&gt;&lt;/LinearRing&gt;&lt;/outerBoundaryIs&gt;&lt;/Polygon&gt;&lt;Polygon&gt;&lt;outerBoundaryIs&gt;&lt;LinearRing&gt;&lt;coordinates&gt;-87.8002,41.95902 -87.8002,41.95402 -87.805,41.95402 -87.8052,41.95402 -87.81,41.95402 -87.8102,41.95402 -87.8102,41.95902 -87.8052,41.95902 -87.8002,41.95902&lt;/coordinates&gt;&lt;/LinearRing&gt;&lt;/outerBoundaryIs&gt;&lt;/Polygon&gt;&lt;Polygon&gt;&lt;outerBoundaryIs&gt;&lt;LinearRing&gt;&lt;coordinates&gt;-87.8552,41.94382 -87.8502,41.94382 -87.845,41.94382 -87.8402,41.94382 -87.84,41.94382 -87.8352,41.94382 -87.8302,41.94382 -87.8302,41.93882 -87.8302,41.93382 -87.835,41.93382 -87.8352,41.93382 -87.84,41.93382 -87.8402,41.93382 -87.845,41.93382 -87.8452,41.93382 -87.8502,41.93382 -87.8552,41.93382 -87.8552,41.93882 -87.8552,41.94382&lt;/coordinates&gt;&lt;/LinearRing&gt;&lt;/outerBoundaryIs&gt;&lt;/Polygon&gt;&lt;Polygon&gt;&lt;outerBoundaryIs&gt;&lt;LinearRing&gt;&lt;coordinates&gt;-87.8602,41.95382 -87.8552,41.95382 -87.8552,41.94382 -87.8602,41.94382 -87.8602,41.95382&lt;/coordinates&gt;&lt;/LinearRing&gt;&lt;/outerBoundaryIs&gt;&lt;/Polygon&gt;&lt;Polygon&gt;&lt;outerBoundaryIs&gt;&lt;LinearRing&gt;&lt;coordinates&gt;-87.52,41.69402 -87.525,41.69402 -87.53,41.69402 -87.53,41.69902 -87.535,41.69902 -87.535,41.70382 -87.5302,41.70382 -87.53,41.70382 -87.52,41.70382 -87.52,41.69902 -87.52,41.69882 -87.52,41.69402&lt;/coordinates&gt;&lt;/LinearRing&gt;&lt;/outerBoundaryIs&gt;&lt;/Polygon&gt;&lt;Polygon&gt;&lt;outerBoundaryIs&gt;&lt;LinearRing&gt;&lt;coordinates&gt;-87.7852,41.77382 -87.7852,41.78402 -87.7802,41.78402 -87.775,41.78402 -87.77,41.78402 -87.77,41.77382 -87.775,41.77382 -87.7802,41.77382 -87.7852,41.77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F7800</text:p>
          </table:table-cell>
          <table:table-cell table:formula="of:=CONCATENATE([.$A$1]; [Sheet1.A52]; [.$A$2]; [.B50]; [.$A$3]; [.B50]; [.$A$4]; [Sheet1.B52]; &quot;&lt;/Placemark&gt;&quot;)" office:value-type="string" office:string-value="  &lt;Placemark&gt;&lt;name&gt;15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77,41.77382 -87.77,41.78402 -87.775,41.78402 -87.7802,41.78402 -87.7852,41.78402 -87.7852,41.77382 -87.785,41.77382 -87.785,41.76882 -87.79,41.76882 -87.795,41.76882 -87.7952,41.76882 -87.8002,41.76882 -87.8052,41.76882 -87.8052,41.77382 -87.8052,41.7788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6,41.77402 -87.56,41.76902 -87.555,41.76902 -87.555,41.76402 -87.5552,41.76402 -87.56,41.76402 -87.5652,41.76402 -87.5702,41.76402 -87.5702,41.75902 -87.575,41.75902 -87.5752,41.75902 -87.58,41.75902 -87.5802,41.75902 -87.585,41.75902 -87.585,41.76382 -87.585,41.76902 -87.585,41.77402 -87.595,41.77402 -87.5952,41.77402 -87.6,41.77402 -87.6052,41.77402 -87.6102,41.77402 -87.6102,41.76382 -87.6052,41.76382 -87.6,41.76382 -87.5952,41.76382 -87.5952,41.75882 -87.5902,41.75882 -87.5902,41.75402 -87.595,41.75402 -87.5952,41.75402 -87.6002,41.75402 -87.6052,41.75402 -87.6052,41.74902 -87.6052,41.74402 -87.6052,41.74382 -87.6052,41.73902 -87.6052,41.73882 -87.6052,41.73402 -87.6102,41.73402 -87.6152,41.73402 -87.6152,41.72902 -87.6152,41.72402 -87.6202,41.72402 -87.6202,41.71402 -87.625,41.71402 -87.625,41.71902 -87.63,41.71902 -87.63,41.72382 -87.63,41.72402 -87.63,41.72882 -87.63,41.72902 -87.63,41.73402 -87.63,41.73902 -87.635,41.73902 -87.64,41.73902 -87.64,41.74402 -87.64,41.74902 -87.645,41.74902 -87.645,41.75402 -87.645,41.75902 -87.65,41.75902 -87.65,41.76402 -87.655,41.76402 -87.66,41.76402 -87.66,41.76882 -87.655,41.76882 -87.655,41.77382 -87.655,41.77902 -87.655,41.78402 -87.6652,41.78402 -87.6652,41.77902 -87.6702,41.77902 -87.6702,41.77402 -87.6702,41.76902 -87.675,41.76902 -87.6752,41.76902 -87.68,41.76902 -87.6802,41.76902 -87.6852,41.76902 -87.6902,41.76902 -87.6902,41.76402 -87.695,41.76402 -87.695,41.76902 -87.7,41.76902 -87.7,41.77402 -87.705,41.77402 -87.7102,41.77402 -87.7152,41.77402 -87.7152,41.76902 -87.7202,41.76902 -87.7202,41.76402 -87.725,41.76402 -87.725,41.76902 -87.725,41.77402 -87.73,41.77402 -87.735,41.77402 -87.7352,41.77402 -87.7402,41.77402 -87.7452,41.77402 -87.7452,41.77382 -87.75,41.77382 -87.7502,41.77382 -87.755,41.77382 -87.7552,41.77382 -87.76,41.77382 -87.7602,41.77382 -87.765,41.77382 -87.7652,41.77382 -87.77,41.77382&lt;/coordinates&gt;&lt;/LinearRing&gt;&lt;/outerBoundaryIs&gt;&lt;/Polygon&gt;&lt;Polygon&gt;&lt;outerBoundaryIs&gt;&lt;LinearRing&gt;&lt;coordinates&gt;-87.8102,41.92382 -87.8052,41.92382 -87.8052,41.91882 -87.7952,41.91882 -87.795,41.91882 -87.785,41.91882 -87.785,41.92382 -87.78,41.92382 -87.78,41.92882 -87.7752,41.92882 -87.775,41.92882 -87.7702,41.92882 -87.77,41.92882 -87.7652,41.92882 -87.765,41.92882 -87.76,41.92882 -87.755,41.92882 -87.755,41.93882 -87.75,41.93882 -87.75,41.94902 -87.755,41.94902 -87.76,41.94902 -87.7602,41.94902 -87.765,41.94902 -87.765,41.95382 -87.765,41.95402 -87.765,41.95902 -87.765,41.96402 -87.77,41.96402 -87.77,41.96902 -87.775,41.96902 -87.775,41.97382 -87.775,41.97402 -87.775,41.97882 -87.7702,41.97882 -87.7702,41.97382 -87.76,41.97382 -87.76,41.97882 -87.755,41.97882 -87.7502,41.97882 -87.75,41.97882 -87.7452,41.97882 -87.7452,41.97382 -87.7402,41.97382 -87.7402,41.96382 -87.73,41.96382 -87.73,41.97382 -87.725,41.97382 -87.72,41.97382 -87.72,41.97882 -87.71,41.97882 -87.71,41.98882 -87.705,41.98882 -87.705,41.99382 -87.7,41.99382 -87.7,41.99882 -87.7,42.00382 -87.695,42.00382 -87.695,42.00882 -87.6902,42.00882 -87.69,42.00882 -87.685,42.00882 -87.68,42.00882 -87.68,42.01382 -87.675,42.01382 -87.675,42.02402 -87.6702,42.0240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 -87.7852,41.90882 -87.79,41.90882 -87.7902,41.90882 -87.795,41.90882 -87.7952,41.90882 -87.8,41.90882 -87.8,41.90382 -87.8102,41.90382 -87.8102,41.90882 -87.8102,41.91382 -87.8102,41.91402 -87.8102,41.91882 -87.8102,41.91902 -87.8102,41.92382&lt;/coordinates&gt;&lt;/LinearRing&gt;&lt;/outerBoundaryIs&gt;&lt;/Polygon&gt;&lt;Polygon&gt;&lt;outerBoundaryIs&gt;&lt;LinearRing&gt;&lt;coordinates&gt;-87.62,41.71382 -87.6152,41.71382 -87.6152,41.70902 -87.62,41.70902 -87.62,41.7138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">
            <text:p><text:s text:c="2"/>&lt;Placemark&gt;&lt;name&gt;15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77,41.77382 -87.77,41.78402 -87.775,41.78402 -87.7802,41.78402 -87.7852,41.78402 -87.7852,41.77382 -87.785,41.77382 -87.785,41.76882 -87.79,41.76882 -87.795,41.76882 -87.7952,41.76882 -87.8002,41.76882 -87.8052,41.76882 -87.8052,41.77382 -87.8052,41.7788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6,41.77402 -87.56,41.76902 -87.555,41.76902 -87.555,41.76402 -87.5552,41.76402 -87.56,41.76402 -87.5652,41.76402 -87.5702,41.76402 -87.5702,41.75902 -87.575,41.75902 -87.5752,41.75902 -87.58,41.75902 -87.5802,41.75902 -87.585,41.75902 -87.585,41.76382 -87.585,41.76902 -87.585,41.77402 -87.595,41.77402 -87.5952,41.77402 -87.6,41.77402 -87.6052,41.77402 -87.6102,41.77402 -87.6102,41.76382 -87.6052,41.76382 -87.6,41.76382 -87.5952,41.76382 -87.5952,41.75882 -87.5902,41.75882 -87.5902,41.75402 -87.595,41.75402 -87.5952,41.75402 -87.6002,41.75402 -87.6052,41.75402 -87.6052,41.74902 -87.6052,41.74402 -87.6052,41.74382 -87.6052,41.73902 -87.6052,41.73882 -87.6052,41.73402 -87.6102,41.73402 -87.6152,41.73402 -87.6152,41.72902 -87.6152,41.72402 -87.6202,41.72402 -87.6202,41.71402 -87.625,41.71402 -87.625,41.71902 -87.63,41.71902 -87.63,41.72382 -87.63,41.72402 -87.63,41.72882 -87.63,41.72902 -87.63,41.73402 -87.63,41.73902 -87.635,41.73902 -87.64,41.73902 -87.64,41.74402 -87.64,41.74902 -87.645,41.74902 -87.645,41.75402 -87.645,41.75902 -87.65,41.75902 -87.65,41.76402 -87.655,41.76402 -87.66,41.76402 -87.66,41.76882 -87.655,41.76882 -87.655,41.77382 -87.655,41.77902 -87.655,41.78402 -87.6652,41.78402 -87.6652,41.77902 -87.6702,41.77902 -87.6702,41.77402 -87.6702,41.76902 -87.675,41.76902 -87.6752,41.76902 -87.68,41.76902 -87.6802,41.76902 -87.6852,41.76902 -87.6902,41.76902 -87.6902,41.76402 -87.695,41.76402 -87.695,41.76902 -87.7,41.76902 -87.7,41.77402 -87.705,41.77402 -87.7102,41.77402 -87.7152,41.77402 -87.7152,41.76902 -87.7202,41.76902 -87.7202,41.76402 -87.725,41.76402 -87.725,41.76902 -87.725,41.77402 -87.73,41.77402 -87.735,41.77402 -87.7352,41.77402 -87.7402,41.77402 -87.7452,41.77402 -87.7452,41.77382 -87.75,41.77382 -87.7502,41.77382 -87.755,41.77382 -87.7552,41.77382 -87.76,41.77382 -87.7602,41.77382 -87.765,41.77382 -87.7652,41.77382 -87.77,41.77382&lt;/coordinates&gt;&lt;/LinearRing&gt;&lt;/outerBoundaryIs&gt;&lt;/Polygon&gt;&lt;Polygon&gt;&lt;outerBoundaryIs&gt;&lt;LinearRing&gt;&lt;coordinates&gt;-87.8102,41.92382 -87.8052,41.92382 -87.8052,41.91882 -87.7952,41.91882 -87.795,41.91882 -87.785,41.91882 -87.785,41.92382 -87.78,41.92382 -87.78,41.92882 -87.7752,41.92882 -87.775,41.92882 -87.7702,41.92882 -87.77,41.92882 -87.7652,41.92882 -87.765,41.92882 -87.76,41.92882 -87.755,41.92882 -87.755,41.93882 -87.75,41.93882 -87.75,41.94902 -87.755,41.94902 -87.76,41.94902 -87.7602,41.94902 -87.765,41.94902 -87.765,41.95382 -87.765,41.95402 -87.765,41.95902 -87.765,41.96402 -87.77,41.96402 -87.77,41.96902 -87.775,41.96902 -87.775,41.97382 -87.775,41.97402 -87.775,41.97882 -87.7702,41.97882 -87.7702,41.97382 -87.76,41.97382 -87.76,41.97882 -87.755,41.97882 -87.7502,41.97882 -87.75,41.97882 -87.7452,41.97882 -87.7452,41.97382 -87.7402,41.97382 -87.7402,41.96382 -87.73,41.96382 -87.73,41.97382 -87.725,41.97382 -87.72,41.97382 -87.72,41.97882 -87.71,41.97882 -87.71,41.98882 -87.705,41.98882 -87.705,41.99382 -87.7,41.99382 -87.7,41.99882 -87.7,42.00382 -87.695,42.00382 -87.695,42.00882 -87.6902,42.00882 -87.69,42.00882 -87.685,42.00882 -87.68,42.00882 -87.68,42.01382 -87.675,42.01382 -87.675,42.02402 -87.6702,42.0240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 -87.7852,41.90882 -87.79,41.90882 -87.7902,41.90882 -87.795,41.90882 -87.7952,41.90882 -87.8,41.90882 -87.8,41.90382 -87.8102,41.90382 -87.8102,41.90882 -87.8102,41.91382 -87.8102,41.91402 -87.8102,41.91882 -87.8102,41.91902 -87.8102,41.92382&lt;/coordinates&gt;&lt;/LinearRing&gt;&lt;/outerBoundaryIs&gt;&lt;/Polygon&gt;&lt;Polygon&gt;&lt;outerBoundaryIs&gt;&lt;LinearRing&gt;&lt;coordinates&gt;-87.62,41.71382 -87.6152,41.71382 -87.6152,41.70902 -87.62,41.70902 -87.62,41.7138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0FF14</text:p>
          </table:table-cell>
          <table:table-cell table:formula="of:=CONCATENATE([.$A$1]; [Sheet1.A53]; [.$A$2]; [.B51]; [.$A$3]; [.B51]; [.$A$4]; [Sheet1.B53]; &quot;&lt;/Placemark&gt;&quot;)" office:value-type="string" office:string-value="  &lt;Placemark&gt;&lt;name&gt;10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802,41.90382 -87.7752,41.90382 -87.7752,41.89882 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902 -87.65,41.99902 -87.65,41.98882 -87.655,41.98882 -87.655,41.98382 -87.655,41.97882 -87.66,41.97882 -87.66,41.97382 -87.665,41.97382 -87.665,41.96882 -87.67,41.96882 -87.67,41.96382 -87.675,41.96382 -87.675,41.95882 -87.68,41.95882 -87.68,41.95382 -87.685,41.95382 -87.69,41.95382 -87.6902,41.95382 -87.695,41.95382 -87.695,41.94902 -87.695,41.94882 -87.695,41.94382 -87.695,41.93902 -87.695,41.93882 -87.695,41.92902 -87.69,41.92902 -87.69,41.92402 -87.685,41.92402 -87.685,41.91902 -87.68,41.91902 -87.675,41.91902 -87.675,41.90882 -87.68,41.90882 -87.685,41.90882 -87.6852,41.90882 -87.69,41.90882 -87.69,41.90382 -87.7,41.90382 -87.7002,41.90382 -87.705,41.90382 -87.705,41.89882 -87.71,41.89882 -87.71,41.89382 -87.715,41.89382 -87.715,41.88882 -87.725,41.88882 -87.725,41.88382 -87.7352,41.88382 -87.7352,41.88882 -87.74,41.88882 -87.74,41.88382 -87.745,41.88382 -87.75,41.88382 -87.7502,41.88382 -87.755,41.88382 -87.755,41.87882 -87.755,41.87382 -87.7652,41.87382 -87.7652,41.87882 -87.7752,41.87882 -87.7752,41.88382 -87.7752,41.88882 -87.7802,41.88882 -87.7802,41.89382 -87.7802,41.89882 -87.7802,41.8990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502,41.81902 -87.7452,41.81902 -87.7452,41.82402 -87.7402,41.82402 -87.7402,41.82882 -87.7402,41.82902 -87.7402,41.83402 -87.7402,41.83902 -87.7352,41.83902 -87.73,41.83902 -87.725,41.83902 -87.725,41.83402 -87.7202,41.83402 -87.72,41.83402 -87.71,41.83402 -87.71,41.82402 -87.705,41.82402 -87.705,41.81902 -87.7002,41.81902 -87.7,41.81902 -87.6952,41.81902 -87.695,41.81902 -87.69,41.81902 -87.6852,41.81902 -87.685,41.81902 -87.6802,41.81902 -87.6802,41.82402 -87.6802,41.82902 -87.6752,41.82902 -87.6752,41.83402 -87.6702,41.83402 -87.6652,41.83402 -87.6652,41.83902 -87.6602,41.83902 -87.6552,41.83902 -87.6552,41.84402 -87.6552,41.84902 -87.6502,41.84902 -87.6502,41.85402 -87.6502,41.85902 -87.6402,41.85902 -87.64,41.85902 -87.63,41.85902 -87.63,41.85402 -87.6252,41.85402 -87.6252,41.85902 -87.6152,41.85902 -87.6152,41.86402 -87.6152,41.86902 -87.605,41.86902 -87.605,41.86402 -87.6,41.86402 -87.6,41.8590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&lt;/coordinates&gt;&lt;/LinearRing&gt;&lt;/outerBoundaryIs&gt;&lt;innerBoundaryIs&gt;&lt;LinearRing&gt;&lt;coordinates&gt;-87.6052,41.81882 -87.595,41.81882 -87.595,41.82902 -87.6052,41.82902 -87.6052,41.81882&lt;/coordinates&gt;&lt;/LinearRing&gt;&lt;/innerBoundaryIs&gt;&lt;/Polygon&gt;&lt;Polygon&gt;&lt;outerBoundaryIs&gt;&lt;LinearRing&gt;&lt;coordinates&gt;-87.6602,41.90382 -87.6602,41.91402 -87.65,41.91402 -87.65,41.90382 -87.6602,41.90382&lt;/coordinates&gt;&lt;/LinearRing&gt;&lt;/outerBoundaryIs&gt;&lt;/Polygon&gt;&lt;/MultiGeometry&gt;&lt;/Placemark&gt;">
            <text:p><text:s text:c="2"/>&lt;Placemark&gt;&lt;name&gt;10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802,41.90382 -87.7752,41.90382 -87.7752,41.89882 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902 -87.65,41.99902 -87.65,41.98882 -87.655,41.98882 -87.655,41.98382 -87.655,41.97882 -87.66,41.97882 -87.66,41.97382 -87.665,41.97382 -87.665,41.96882 -87.67,41.96882 -87.67,41.96382 -87.675,41.96382 -87.675,41.95882 -87.68,41.95882 -87.68,41.95382 -87.685,41.95382 -87.69,41.95382 -87.6902,41.95382 -87.695,41.95382 -87.695,41.94902 -87.695,41.94882 -87.695,41.94382 -87.695,41.93902 -87.695,41.93882 -87.695,41.92902 -87.69,41.92902 -87.69,41.92402 -87.685,41.92402 -87.685,41.91902 -87.68,41.91902 -87.675,41.91902 -87.675,41.90882 -87.68,41.90882 -87.685,41.90882 -87.6852,41.90882 -87.69,41.90882 -87.69,41.90382 -87.7,41.90382 -87.7002,41.90382 -87.705,41.90382 -87.705,41.89882 -87.71,41.89882 -87.71,41.89382 -87.715,41.89382 -87.715,41.88882 -87.725,41.88882 -87.725,41.88382 -87.7352,41.88382 -87.7352,41.88882 -87.74,41.88882 -87.74,41.88382 -87.745,41.88382 -87.75,41.88382 -87.7502,41.88382 -87.755,41.88382 -87.755,41.87882 -87.755,41.87382 -87.7652,41.87382 -87.7652,41.87882 -87.7752,41.87882 -87.7752,41.88382 -87.7752,41.88882 -87.7802,41.88882 -87.7802,41.89382 -87.7802,41.89882 -87.7802,41.8990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502,41.81902 -87.7452,41.81902 -87.7452,41.82402 -87.7402,41.82402 -87.7402,41.82882 -87.7402,41.82902 -87.7402,41.83402 -87.7402,41.83902 -87.7352,41.83902 -87.73,41.83902 -87.725,41.83902 -87.725,41.83402 -87.7202,41.83402 -87.72,41.83402 -87.71,41.83402 -87.71,41.82402 -87.705,41.82402 -87.705,41.81902 -87.7002,41.81902 -87.7,41.81902 -87.6952,41.81902 -87.695,41.81902 -87.69,41.81902 -87.6852,41.81902 -87.685,41.81902 -87.6802,41.81902 -87.6802,41.82402 -87.6802,41.82902 -87.6752,41.82902 -87.6752,41.83402 -87.6702,41.83402 -87.6652,41.83402 -87.6652,41.83902 -87.6602,41.83902 -87.6552,41.83902 -87.6552,41.84402 -87.6552,41.84902 -87.6502,41.84902 -87.6502,41.85402 -87.6502,41.85902 -87.6402,41.85902 -87.64,41.85902 -87.63,41.85902 -87.63,41.85402 -87.6252,41.85402 -87.6252,41.85902 -87.6152,41.85902 -87.6152,41.86402 -87.6152,41.86902 -87.605,41.86902 -87.605,41.86402 -87.6,41.86402 -87.6,41.8590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&lt;/coordinates&gt;&lt;/LinearRing&gt;&lt;/outerBoundaryIs&gt;&lt;innerBoundaryIs&gt;&lt;LinearRing&gt;&lt;coordinates&gt;-87.6052,41.81882 -87.595,41.81882 -87.595,41.82902 -87.6052,41.82902 -87.6052,41.81882&lt;/coordinates&gt;&lt;/LinearRing&gt;&lt;/innerBoundaryIs&gt;&lt;/Polygon&gt;&lt;Polygon&gt;&lt;outerBoundaryIs&gt;&lt;LinearRing&gt;&lt;coordinates&gt;-87.6602,41.90382 -87.6602,41.91402 -87.65,41.91402 -87.65,41.90382 -87.6602,41.90382&lt;/coordinates&gt;&lt;/LinearRing&gt;&lt;/outerBoundaryIs&gt;&lt;/Polygon&gt;&lt;/MultiGeometry&gt;&lt;/Placemark&gt;</text:p>
          </table:table-cell>
        </table:table-row>
        <table:table-row table:style-name="ro4">
          <table:table-cell/>
          <table:table-cell office:value-type="string">
            <text:p>ffffff</text:p>
          </table:table-cell>
          <table:table-cell table:formula="of:=CONCATENATE([.$A$1]; [Sheet1.A54]; [.$A$2]; [.B52]; [.$A$3]; [.B52]; [.$A$4]; [Sheet1.B54]; &quot;&lt;/Placemark&gt;&quot;)" office:value-type="string" office:string-value="  &lt;Placemark&gt;&lt;name&gt;0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7752,41.87882 -87.7652,41.87882 -87.7652,41.87382 -87.755,41.87382 -87.755,41.87882 -87.755,41.88382 -87.7502,41.88382 -87.75,41.88382 -87.745,41.88382 -87.74,41.88382 -87.74,41.88882 -87.7352,41.88882 -87.7352,41.88382 -87.725,41.88382 -87.725,41.88882 -87.715,41.88882 -87.715,41.89382 -87.71,41.89382 -87.71,41.89882 -87.705,41.89882 -87.705,41.90382 -87.7002,41.90382 -87.7,41.90382 -87.69,41.90382 -87.69,41.90882 -87.6852,41.90882 -87.685,41.90882 -87.68,41.90882 -87.675,41.90882 -87.675,41.91902 -87.68,41.91902 -87.685,41.91902 -87.685,41.92402 -87.69,41.92402 -87.69,41.92902 -87.695,41.92902 -87.695,41.93882 -87.695,41.93902 -87.695,41.94382 -87.695,41.94882 -87.695,41.94902 -87.695,41.95382 -87.6902,41.95382 -87.69,41.95382 -87.685,41.95382 -87.68,41.95382 -87.68,41.95882 -87.675,41.95882 -87.675,41.96382 -87.67,41.96382 -87.67,41.96882 -87.665,41.96882 -87.665,41.97382 -87.66,41.97382 -87.66,41.97882 -87.655,41.97882 -87.655,41.98382 -87.655,41.9888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152,41.86902 -87.6152,41.86402 -87.6152,41.85902 -87.6252,41.85902 -87.6252,41.85402 -87.63,41.85402 -87.63,41.85902 -87.64,41.85902 -87.6402,41.85902 -87.6502,41.85902 -87.6502,41.85402 -87.6502,41.84902 -87.6552,41.84902 -87.6552,41.84402 -87.6552,41.83902 -87.6602,41.83902 -87.6652,41.83902 -87.6652,41.83402 -87.6702,41.83402 -87.6752,41.83402 -87.6752,41.82902 -87.6802,41.82902 -87.6802,41.82402 -87.6802,41.81902 -87.685,41.81902 -87.6852,41.81902 -87.69,41.81902 -87.695,41.81902 -87.6952,41.81902 -87.7,41.81902 -87.7002,41.81902 -87.705,41.81902 -87.705,41.82402 -87.71,41.82402 -87.71,41.83402 -87.72,41.83402 -87.7202,41.83402 -87.725,41.83402 -87.725,41.83902 -87.73,41.83902 -87.7352,41.8390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&lt;/coordinates&gt;&lt;/LinearRing&gt;&lt;/outerBoundaryIs&gt;&lt;innerBoundaryIs&gt;&lt;LinearRing&gt;&lt;coordinates&gt;-87.6602,41.88882 -87.65,41.88882 -87.65,41.89902 -87.6602,41.89902 -87.6602,41.88882&lt;/coordinates&gt;&lt;/LinearRing&gt;&lt;/innerBoundaryIs&gt;&lt;innerBoundaryIs&gt;&lt;LinearRing&gt;&lt;coordinates&gt;-87.6602,41.90382 -87.65,41.90382 -87.65,41.91402 -87.6602,41.91402 -87.6602,41.90382&lt;/coordinates&gt;&lt;/LinearRing&gt;&lt;/innerBoundaryIs&gt;&lt;/Polygon&gt;&lt;Polygon&gt;&lt;outerBoundaryIs&gt;&lt;LinearRing&gt;&lt;coordinates&gt;-87.7502,41.81902 -87.7502,41.81402 -87.7552,41.81402 -87.7552,41.81902 -87.7502,41.81902&lt;/coordinates&gt;&lt;/LinearRing&gt;&lt;/outerBoundaryIs&gt;&lt;/Polygon&gt;&lt;Polygon&gt;&lt;outerBoundaryIs&gt;&lt;LinearRing&gt;&lt;coordinates&gt;-87.6,41.86402 -87.605,41.86402 -87.605,41.86902 -87.6,41.86902 -87.6,41.86402&lt;/coordinates&gt;&lt;/LinearRing&gt;&lt;/outerBoundaryIs&gt;&lt;/Polygon&gt;&lt;/MultiGeometry&gt;&lt;/Placemark&gt;">
            <text:p><text:s text:c="2"/>&lt;Placemark&gt;&lt;name&gt;0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7752,41.87882 -87.7652,41.87882 -87.7652,41.87382 -87.755,41.87382 -87.755,41.87882 -87.755,41.88382 -87.7502,41.88382 -87.75,41.88382 -87.745,41.88382 -87.74,41.88382 -87.74,41.88882 -87.7352,41.88882 -87.7352,41.88382 -87.725,41.88382 -87.725,41.88882 -87.715,41.88882 -87.715,41.89382 -87.71,41.89382 -87.71,41.89882 -87.705,41.89882 -87.705,41.90382 -87.7002,41.90382 -87.7,41.90382 -87.69,41.90382 -87.69,41.90882 -87.6852,41.90882 -87.685,41.90882 -87.68,41.90882 -87.675,41.90882 -87.675,41.91902 -87.68,41.91902 -87.685,41.91902 -87.685,41.92402 -87.69,41.92402 -87.69,41.92902 -87.695,41.92902 -87.695,41.93882 -87.695,41.93902 -87.695,41.94382 -87.695,41.94882 -87.695,41.94902 -87.695,41.95382 -87.6902,41.95382 -87.69,41.95382 -87.685,41.95382 -87.68,41.95382 -87.68,41.95882 -87.675,41.95882 -87.675,41.96382 -87.67,41.96382 -87.67,41.96882 -87.665,41.96882 -87.665,41.97382 -87.66,41.97382 -87.66,41.97882 -87.655,41.97882 -87.655,41.98382 -87.655,41.9888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152,41.86902 -87.6152,41.86402 -87.6152,41.85902 -87.6252,41.85902 -87.6252,41.85402 -87.63,41.85402 -87.63,41.85902 -87.64,41.85902 -87.6402,41.85902 -87.6502,41.85902 -87.6502,41.85402 -87.6502,41.84902 -87.6552,41.84902 -87.6552,41.84402 -87.6552,41.83902 -87.6602,41.83902 -87.6652,41.83902 -87.6652,41.83402 -87.6702,41.83402 -87.6752,41.83402 -87.6752,41.82902 -87.6802,41.82902 -87.6802,41.82402 -87.6802,41.81902 -87.685,41.81902 -87.6852,41.81902 -87.69,41.81902 -87.695,41.81902 -87.6952,41.81902 -87.7,41.81902 -87.7002,41.81902 -87.705,41.81902 -87.705,41.82402 -87.71,41.82402 -87.71,41.83402 -87.72,41.83402 -87.7202,41.83402 -87.725,41.83402 -87.725,41.83902 -87.73,41.83902 -87.7352,41.8390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&lt;/coordinates&gt;&lt;/LinearRing&gt;&lt;/outerBoundaryIs&gt;&lt;innerBoundaryIs&gt;&lt;LinearRing&gt;&lt;coordinates&gt;-87.6602,41.88882 -87.65,41.88882 -87.65,41.89902 -87.6602,41.89902 -87.6602,41.88882&lt;/coordinates&gt;&lt;/LinearRing&gt;&lt;/innerBoundaryIs&gt;&lt;innerBoundaryIs&gt;&lt;LinearRing&gt;&lt;coordinates&gt;-87.6602,41.90382 -87.65,41.90382 -87.65,41.91402 -87.6602,41.91402 -87.6602,41.90382&lt;/coordinates&gt;&lt;/LinearRing&gt;&lt;/innerBoundaryIs&gt;&lt;/Polygon&gt;&lt;Polygon&gt;&lt;outerBoundaryIs&gt;&lt;LinearRing&gt;&lt;coordinates&gt;-87.7502,41.81902 -87.7502,41.81402 -87.7552,41.81402 -87.7552,41.81902 -87.7502,41.81902&lt;/coordinates&gt;&lt;/LinearRing&gt;&lt;/outerBoundaryIs&gt;&lt;/Polygon&gt;&lt;Polygon&gt;&lt;outerBoundaryIs&gt;&lt;LinearRing&gt;&lt;coordinates&gt;-87.6,41.86402 -87.605,41.86402 -87.605,41.86902 -87.6,41.86902 -87.6,41.8640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/>
          <table:table-cell table:formula="of:=CONCATENATE([.$A$1]; [Sheet1.A55]; [.$A$2]; [.B53]; [.$A$3]; [.B53]; [.$A$4]; [Sheet1.B55]; &quot;&lt;/Placemark&gt;&quot;)" office:value-type="string" office:string-value="  &lt;Placemark&gt;&lt;name&gt;&lt;/name&gt;&lt;Style&gt;&lt;LineStyle&gt;&lt;color&gt;ff&lt;/color&gt;&lt;width&gt;2&lt;/width&gt;&lt;/LineStyle&gt;&lt;PolyStyle&gt;&lt;color&gt;88&lt;/color&gt;&lt;/PolyStyle&gt;&lt;/Style&gt;&lt;/Placemark&gt;">
            <text:p><text:s text:c="2"/>&lt;Placemark&gt;&lt;name&gt;&lt;/name&gt;&lt;Style&gt;&lt;LineStyle&gt;&lt;color&gt;ff&lt;/color&gt;&lt;width&gt;2&lt;/width&gt;&lt;/LineStyle&gt;&lt;PolyStyle&gt;&lt;color&gt;88&lt;/color&gt;&lt;/PolyStyle&gt;&lt;/Style&gt;&lt;/Placemark&gt;</text:p>
          </table:table-cell>
        </table:table-row>
        <table:table-row table:style-name="ro1">
          <table:table-cell/>
          <table:table-cell office:value-type="string">
            <text:p>1400FF</text:p>
          </table:table-cell>
          <table:table-cell table:formula="of:=CONCATENATE([.$A$1]; [Sheet1.A56]; [.$A$2]; [.B54]; [.$A$3]; [.B54]; [.$A$4]; [Sheet1.B56]; &quot;&lt;/Placemark&gt;&quot;)" office:value-type="string" office:string-value="  &lt;Placemark&gt;&lt;name&gt;35&lt;/name&gt;&lt;Style&gt;&lt;LineStyle&gt;&lt;color&gt;ff1400FF&lt;/color&gt;&lt;width&gt;2&lt;/width&gt;&lt;/LineStyle&gt;&lt;PolyStyle&gt;&lt;color&gt;881400FF&lt;/color&gt;&lt;/PolyStyle&gt;&lt;/Style&gt;&lt;Polygon&gt;&lt;outerBoundaryIs&gt;&lt;LinearRing&gt;&lt;coordinates&gt;-87.9102,41.95382 -87.9102,41.95882 -87.9152,41.95882 -87.9202,41.95882 -87.9202,41.96382 -87.9252,41.96382 -87.9252,41.96882 -87.9252,41.97382 -87.9302,41.97382 -87.9302,41.97882 -87.9352,41.97882 -87.9352,41.98382 -87.9352,41.98882 -87.9402,41.98882 -87.9402,41.99902 -87.9352,41.99902 -87.9302,41.99902 -87.93,41.99902 -87.9252,41.99902 -87.925,41.99902 -87.9202,41.99902 -87.9202,42.00402 -87.9152,42.00402 -87.9102,42.00402 -87.9102,42.00902 -87.9052,42.00902 -87.9002,42.00902 -87.9,42.00902 -87.895,42.00902 -87.89,42.00902 -87.89,42.00402 -87.89,41.99902 -87.89,41.99882 -87.89,41.99402 -87.89,41.99382 -87.89,41.98882 -87.89,41.98382 -87.895,41.98382 -87.9,41.98382 -87.9002,41.98382 -87.905,41.98382 -87.9052,41.98382 -87.91,41.98382 -87.91,41.97882 -87.915,41.97882 -87.915,41.97402 -87.9102,41.97402 -87.91,41.97402 -87.905,41.97402 -87.9,41.97402 -87.9,41.96902 -87.9,41.96402 -87.9,41.96382 -87.9,41.95882 -87.9,41.95382 -87.9102,41.95382&lt;/coordinates&gt;&lt;/LinearRing&gt;&lt;/outerBoundaryIs&gt;&lt;/Polygon&gt;&lt;/Placemark&gt;">
            <text:p><text:s text:c="2"/>&lt;Placemark&gt;&lt;name&gt;35&lt;/name&gt;&lt;Style&gt;&lt;LineStyle&gt;&lt;color&gt;ff1400FF&lt;/color&gt;&lt;width&gt;2&lt;/width&gt;&lt;/LineStyle&gt;&lt;PolyStyle&gt;&lt;color&gt;881400FF&lt;/color&gt;&lt;/PolyStyle&gt;&lt;/Style&gt;&lt;Polygon&gt;&lt;outerBoundaryIs&gt;&lt;LinearRing&gt;&lt;coordinates&gt;-87.9102,41.95382 -87.9102,41.95882 -87.9152,41.95882 -87.9202,41.95882 -87.9202,41.96382 -87.9252,41.96382 -87.9252,41.96882 -87.9252,41.97382 -87.9302,41.97382 -87.9302,41.97882 -87.9352,41.97882 -87.9352,41.98382 -87.9352,41.98882 -87.9402,41.98882 -87.9402,41.99902 -87.9352,41.99902 -87.9302,41.99902 -87.93,41.99902 -87.9252,41.99902 -87.925,41.99902 -87.9202,41.99902 -87.9202,42.00402 -87.9152,42.00402 -87.9102,42.00402 -87.9102,42.00902 -87.9052,42.00902 -87.9002,42.00902 -87.9,42.00902 -87.895,42.00902 -87.89,42.00902 -87.89,42.00402 -87.89,41.99902 -87.89,41.99882 -87.89,41.99402 -87.89,41.99382 -87.89,41.98882 -87.89,41.98382 -87.895,41.98382 -87.9,41.98382 -87.9002,41.98382 -87.905,41.98382 -87.9052,41.98382 -87.91,41.98382 -87.91,41.97882 -87.915,41.97882 -87.915,41.97402 -87.9102,41.97402 -87.91,41.97402 -87.905,41.97402 -87.9,41.97402 -87.9,41.96902 -87.9,41.96402 -87.9,41.96382 -87.9,41.95882 -87.9,41.95382 -87.9102,41.95382&lt;/coordinates&gt;&lt;/LinearRing&gt;&lt;/outerBoundaryIs&gt;&lt;/Polygon&gt;&lt;/Placemark&gt;</text:p>
          </table:table-cell>
        </table:table-row>
        <table:table-row table:style-name="ro1">
          <table:table-cell/>
          <table:table-cell office:value-type="string">
            <text:p>14B4FF</text:p>
          </table:table-cell>
          <table:table-cell table:formula="of:=CONCATENATE([.$A$1]; [Sheet1.A57]; [.$A$2]; [.B55]; [.$A$3]; [.B55]; [.$A$4]; [Sheet1.B57]; &quot;&lt;/Placemark&gt;&quot;)" office:value-type="string" office:string-value="  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9402,41.98882 -87.9352,41.98882 -87.9352,41.98382 -87.9352,41.97882 -87.9302,41.97882 -87.9302,41.97382 -87.9252,41.97382 -87.9252,41.96882 -87.9252,41.96382 -87.9202,41.96382 -87.9202,41.95882 -87.9152,41.95882 -87.9102,41.95882 -87.9102,41.95382 -87.9,41.95382 -87.9,41.95882 -87.9,41.96382 -87.9,41.9640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&lt;/coordinates&gt;&lt;/LinearRing&gt;&lt;/outerBoundaryIs&gt;&lt;/Polygon&gt;&lt;Polygon&gt;&lt;outerBoundaryIs&gt;&lt;LinearRing&gt;&lt;coordinates&gt;-87.9102,42.00902 -87.9102,42.00402 -87.9152,42.00402 -87.9202,42.004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">
            <text:p><text:s text:c="2"/>&lt;Placemark&gt;&lt;name&gt;30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9402,41.98882 -87.9352,41.98882 -87.9352,41.98382 -87.9352,41.97882 -87.9302,41.97882 -87.9302,41.97382 -87.9252,41.97382 -87.9252,41.96882 -87.9252,41.96382 -87.9202,41.96382 -87.9202,41.95882 -87.9152,41.95882 -87.9102,41.95882 -87.9102,41.95382 -87.9,41.95382 -87.9,41.95882 -87.9,41.96382 -87.9,41.9640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&lt;/coordinates&gt;&lt;/LinearRing&gt;&lt;/outerBoundaryIs&gt;&lt;/Polygon&gt;&lt;Polygon&gt;&lt;outerBoundaryIs&gt;&lt;LinearRing&gt;&lt;coordinates&gt;-87.9102,42.00902 -87.9102,42.00402 -87.9152,42.00402 -87.9202,42.004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14F0FF</text:p>
          </table:table-cell>
          <table:table-cell table:formula="of:=CONCATENATE([.$A$1]; [Sheet1.A58]; [.$A$2]; [.B56]; [.$A$3]; [.B56]; [.$A$4]; [Sheet1.B58]; &quot;&lt;/Placemark&gt;&quot;)" office:value-type="string" office:string-value="  &lt;Placemark&gt;&lt;name&gt;25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8552,41.98402 -87.8552,41.97882 -87.845,41.9788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552,41.98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6952,41.74402 -87.69,41.74402 -87.685,41.74402 -87.685,41.73382 -87.69,41.73382 -87.6952,41.73382 -87.7002,41.73382 -87.7002,41.74402 -87.6952,41.74402&lt;/coordinates&gt;&lt;/LinearRing&gt;&lt;/outerBoundaryIs&gt;&lt;/Polygon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7302,41.67882 -87.7302,41.68382 -87.7352,41.68382 -87.7402,41.68382 -87.7402,41.69402 -87.7352,41.69402 -87.7302,41.69402 -87.73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,41.71402 -87.68,41.71402 -87.675,41.71402 -87.675,41.70902 -87.67,41.70902 -87.67,41.69882 -87.675,41.69882 -87.675,41.69402 -87.675,41.68902 -87.675,41.68882 -87.675,41.68402 -87.675,41.68382 -87.675,41.67882 -87.675,41.67382 -87.68,41.67382 -87.6852,41.67382 -87.6902,41.67382 -87.6902,41.67882 -87.6902,41.68382 -87.695,41.68382 -87.6952,41.68382 -87.7,41.68382 -87.7002,41.68382 -87.705,41.68382 -87.705,41.67882 -87.7152,41.67882 -87.7152,41.68382 -87.72,41.68382 -87.72,41.67882 -87.7302,41.6788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/MultiGeometry&gt;&lt;/Placemark&gt;">
            <text:p><text:s text:c="2"/>&lt;Placemark&gt;&lt;name&gt;25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8552,41.98402 -87.8552,41.97882 -87.845,41.9788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552,41.98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6952,41.74402 -87.69,41.74402 -87.685,41.74402 -87.685,41.73382 -87.69,41.73382 -87.6952,41.73382 -87.7002,41.73382 -87.7002,41.74402 -87.6952,41.74402&lt;/coordinates&gt;&lt;/LinearRing&gt;&lt;/outerBoundaryIs&gt;&lt;/Polygon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7302,41.67882 -87.7302,41.68382 -87.7352,41.68382 -87.7402,41.68382 -87.7402,41.69402 -87.7352,41.69402 -87.7302,41.69402 -87.73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,41.71402 -87.68,41.71402 -87.675,41.71402 -87.675,41.70902 -87.67,41.70902 -87.67,41.69882 -87.675,41.69882 -87.675,41.69402 -87.675,41.68902 -87.675,41.68882 -87.675,41.68402 -87.675,41.68382 -87.675,41.67882 -87.675,41.67382 -87.68,41.67382 -87.6852,41.67382 -87.6902,41.67382 -87.6902,41.67882 -87.6902,41.68382 -87.695,41.68382 -87.6952,41.68382 -87.7,41.68382 -87.7002,41.68382 -87.705,41.68382 -87.705,41.67882 -87.7152,41.67882 -87.7152,41.68382 -87.72,41.68382 -87.72,41.67882 -87.7302,41.6788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00FF14</text:p>
          </table:table-cell>
          <table:table-cell table:formula="of:=CONCATENATE([.$A$1]; [Sheet1.A59]; [.$A$2]; [.B57]; [.$A$3]; [.B57]; [.$A$4]; [Sheet1.B59]; &quot;&lt;/Placemark&gt;&quot;)" office:value-type="string" office:string-value="  &lt;Placemark&gt;&lt;name&gt;20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685,41.74402 -87.69,41.74402 -87.6952,41.74402 -87.7002,41.74402 -87.7002,41.73382 -87.705,41.73382 -87.705,41.74402 -87.715,41.74402 -87.7152,41.74402 -87.7252,41.74402 -87.7252,41.73382 -87.73,41.73382 -87.7302,41.73382 -87.735,41.73382 -87.7352,41.73382 -87.7402,41.73382 -87.7452,41.73382 -87.7452,41.73882 -87.7452,41.74382 -87.7452,41.74402 -87.7452,41.74882 -87.7452,41.74902 -87.7452,41.75382 -87.7452,41.75402 -87.7452,41.75902 -87.7452,41.76382 -87.7452,41.76402 -87.7452,41.77402 -87.7402,41.77402 -87.7352,41.77402 -87.735,41.77402 -87.73,41.77402 -87.725,41.77402 -87.725,41.76902 -87.725,41.76402 -87.7202,41.76402 -87.72,41.76402 -87.715,41.76402 -87.71,41.76402 -87.71,41.75402 -87.7052,41.75402 -87.7002,41.75402 -87.7002,41.75902 -87.7002,41.76402 -87.69,41.76402 -87.69,41.75902 -87.69,41.75402 -87.69,41.75382 -87.69,41.74902 -87.685,41.74902 -87.685,41.74402&lt;/coordinates&gt;&lt;/LinearRing&gt;&lt;/outerBoundaryIs&gt;&lt;innerBoundaryIs&gt;&lt;LinearRing&gt;&lt;coordinates&gt;-87.72,41.74902 -87.7152,41.74902 -87.715,41.74902 -87.7102,41.74902 -87.7102,41.75382 -87.715,41.75382 -87.72,41.75382 -87.72,41.74902&lt;/coordinates&gt;&lt;/LinearRing&gt;&lt;/innerBoundaryIs&gt;&lt;/Polygon&gt;&lt;Polygon&gt;&lt;outerBoundaryIs&gt;&lt;LinearRing&gt;&lt;coordinates&gt;-87.7402,41.68382 -87.7352,41.68382 -87.7302,41.68382 -87.7302,41.67882 -87.7352,41.67882 -87.7402,41.67882 -87.7402,41.68382&lt;/coordinates&gt;&lt;/LinearRing&gt;&lt;/outerBoundaryIs&gt;&lt;/Polygon&gt;&lt;Polygon&gt;&lt;outerBoundaryIs&gt;&lt;LinearRing&gt;&lt;coordinates&gt;-87.675,41.67382 -87.675,41.67882 -87.675,41.68382 -87.675,41.68402 -87.675,41.68882 -87.675,41.68902 -87.675,41.69402 -87.675,41.69882 -87.67,41.69882 -87.67,41.70902 -87.675,41.70902 -87.675,41.71402 -87.6702,41.71402 -87.67,41.71402 -87.665,41.71402 -87.66,41.71402 -87.66,41.70902 -87.655,41.70902 -87.65,41.70902 -87.65,41.70402 -87.65,41.69902 -87.65,41.69882 -87.65,41.69402 -87.65,41.69382 -87.65,41.68902 -87.65,41.68882 -87.65,41.68402 -87.65,41.68382 -87.65,41.67902 -87.65,41.67882 -87.65,41.67382 -87.65,41.66882 -87.655,41.66882 -87.6602,41.66882 -87.6652,41.66882 -87.6652,41.67382 -87.67,41.67382 -87.6702,41.67382 -87.675,41.67382&lt;/coordinates&gt;&lt;/LinearRing&gt;&lt;/outerBoundaryIs&gt;&lt;/Polygon&gt;&lt;Polygon&gt;&lt;outerBoundaryIs&gt;&lt;LinearRing&gt;&lt;coordinates&gt;-87.7852,42.01402 -87.7852,42.00382 -87.775,42.00382 -87.775,42.01402 -87.77,42.01402 -87.77,42.00902 -87.765,42.00902 -87.76,42.00902 -87.76,42.00402 -87.755,42.00402 -87.755,41.99902 -87.7502,41.99902 -87.75,41.99902 -87.745,41.99902 -87.7402,41.99902 -87.74,41.99902 -87.7352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9,42.00882 -87.6902,42.00882 -87.695,42.00882 -87.695,42.00382 -87.7,42.00382 -87.7,41.99882 -87.7,41.99382 -87.705,41.99382 -87.705,41.98882 -87.71,41.98882 -87.71,41.97882 -87.72,41.97882 -87.72,41.97382 -87.725,41.97382 -87.73,41.97382 -87.73,41.96382 -87.7402,41.96382 -87.7402,41.97382 -87.7452,41.97382 -87.7452,41.97882 -87.75,41.97882 -87.7502,41.97882 -87.755,41.97882 -87.76,41.97882 -87.76,41.97382 -87.7702,41.97382 -87.7702,41.97882 -87.775,41.97882 -87.775,41.97402 -87.775,41.97382 -87.775,41.96902 -87.77,41.96902 -87.77,41.96402 -87.765,41.96402 -87.765,41.95902 -87.765,41.95402 -87.765,41.95382 -87.765,41.94902 -87.7602,41.94902 -87.76,41.94902 -87.755,41.94902 -87.75,41.94902 -87.75,41.93882 -87.755,41.93882 -87.755,41.92882 -87.76,41.92882 -87.765,41.92882 -87.7652,41.92882 -87.77,41.92882 -87.7702,41.92882 -87.775,41.92882 -87.7752,41.92882 -87.78,41.92882 -87.78,41.92382 -87.785,41.92382 -87.785,41.91882 -87.795,41.91882 -87.7952,41.91882 -87.8052,41.91882 -87.8052,41.92382 -87.8102,41.92382 -87.8102,41.92882 -87.8102,41.93382 -87.81,41.93382 -87.81,41.93882 -87.8052,41.93882 -87.805,41.93882 -87.8,41.93882 -87.795,41.93882 -87.795,41.94382 -87.795,41.94882 -87.79,41.94882 -87.79,41.95902 -87.8002,41.95902 -87.8002,41.96382 -87.8052,41.96382 -87.8102,41.96382 -87.8102,41.96882 -87.8102,41.97382 -87.815,41.97382 -87.8152,41.97382 -87.8202,41.97382 -87.825,41.97382 -87.825,41.96882 -87.835,41.96882 -87.835,41.96902 -87.8352,41.96902 -87.8352,41.97382 -87.84,41.97382 -87.84,41.97902 -87.84,41.98402 -87.845,41.98402 -87.845,41.98902 -87.8402,41.98902 -87.84,41.98902 -87.8352,41.98902 -87.835,41.98902 -87.8302,41.98902 -87.83,41.98902 -87.8252,41.98902 -87.8252,41.98882 -87.815,41.98882 -87.815,41.99382 -87.81,41.99382 -87.81,41.99882 -87.8052,41.99882 -87.8052,41.99382 -87.795,41.99382 -87.795,42.00402 -87.7902,42.00402 -87.7902,42.01402 -87.7852,42.01402&lt;/coordinates&gt;&lt;/LinearRing&gt;&lt;/outerBoundaryIs&gt;&lt;/Polygon&gt;&lt;Polygon&gt;&lt;outerBoundaryIs&gt;&lt;LinearRing&gt;&lt;coordinates&gt;-87.8552,41.98902 -87.8552,41.98402 -87.8602,41.98402 -87.8602,41.98902 -87.8552,41.98902&lt;/coordinates&gt;&lt;/LinearRing&gt;&lt;/outerBoundaryIs&gt;&lt;/Polygon&gt;&lt;Polygon&gt;&lt;outerBoundaryIs&gt;&lt;LinearRing&gt;&lt;coordinates&gt;-87.8002,41.95902 -87.8002,41.95402 -87.805,41.95402 -87.8052,41.95402 -87.81,41.95402 -87.8102,41.95402 -87.8102,41.95902 -87.8052,41.95902 -87.8002,41.95902&lt;/coordinates&gt;&lt;/LinearRing&gt;&lt;/outerBoundaryIs&gt;&lt;/Polygon&gt;&lt;Polygon&gt;&lt;outerBoundaryIs&gt;&lt;LinearRing&gt;&lt;coordinates&gt;-87.8552,41.94382 -87.8502,41.94382 -87.845,41.94382 -87.8402,41.94382 -87.84,41.94382 -87.8352,41.94382 -87.8302,41.94382 -87.8302,41.93882 -87.8302,41.93382 -87.835,41.93382 -87.8352,41.93382 -87.84,41.93382 -87.8402,41.93382 -87.845,41.93382 -87.8452,41.93382 -87.8502,41.93382 -87.8552,41.93382 -87.8552,41.93882 -87.8552,41.94382&lt;/coordinates&gt;&lt;/LinearRing&gt;&lt;/outerBoundaryIs&gt;&lt;/Polygon&gt;&lt;Polygon&gt;&lt;outerBoundaryIs&gt;&lt;LinearRing&gt;&lt;coordinates&gt;-87.8602,41.95382 -87.8552,41.95382 -87.8552,41.94382 -87.8602,41.94382 -87.8602,41.95382&lt;/coordinates&gt;&lt;/LinearRing&gt;&lt;/outerBoundaryIs&gt;&lt;/Polygon&gt;&lt;Polygon&gt;&lt;outerBoundaryIs&gt;&lt;LinearRing&gt;&lt;coordinates&gt;-87.5302,41.64382 -87.5302,41.64882 -87.5302,41.65382 -87.5352,41.65382 -87.5352,41.66382 -87.5402,41.66382 -87.5402,41.67402 -87.5352,41.67402 -87.5352,41.67902 -87.525,41.67902 -87.525,41.67402 -87.52,41.67402 -87.52,41.66902 -87.52,41.66402 -87.52,41.66382 -87.52,41.65902 -87.52,41.65882 -87.52,41.65402 -87.52,41.65382 -87.52,41.64882 -87.52,41.64382 -87.5302,41.64382&lt;/coordinates&gt;&lt;/LinearRing&gt;&lt;/outerBoundaryIs&gt;&lt;/Polygon&gt;&lt;Polygon&gt;&lt;outerBoundaryIs&gt;&lt;LinearRing&gt;&lt;coordinates&gt;-87.7802,41.78402 -87.775,41.78402 -87.77,41.78402 -87.77,41.77382 -87.775,41.77382 -87.7802,41.77382 -87.7852,41.77382 -87.7852,41.78402 -87.7802,41.78402&lt;/coordinates&gt;&lt;/LinearRing&gt;&lt;/outerBoundaryIs&gt;&lt;/Polygon&gt;&lt;Polygon&gt;&lt;outerBoundaryIs&gt;&lt;LinearRing&gt;&lt;coordinates&gt;-87.5752,41.72882 -87.5752,41.73382 -87.5752,41.73902 -87.5752,41.74402 -87.5702,41.74402 -87.5702,41.74882 -87.5802,41.74882 -87.5802,41.75902 -87.57,41.75902 -87.57,41.75402 -87.5652,41.75402 -87.5652,41.76402 -87.555,41.76402 -87.555,41.75382 -87.56,41.75382 -87.56,41.74902 -87.5552,41.74902 -87.555,41.74902 -87.545,41.74902 -87.545,41.73882 -87.555,41.73882 -87.555,41.73382 -87.565,41.73382 -87.565,41.72882 -87.5752,41.72882&lt;/coordinates&gt;&lt;/LinearRing&gt;&lt;/outerBoundaryIs&gt;&lt;/Polygon&gt;&lt;Polygon&gt;&lt;outerBoundaryIs&gt;&lt;LinearRing&gt;&lt;coordinates&gt;-87.5302,41.74882 -87.5302,41.75382 -87.5352,41.75382 -87.5352,41.76402 -87.5302,41.76402 -87.525,41.76402 -87.52,41.76402 -87.52,41.75902 -87.52,41.75382 -87.52,41.74882 -87.5302,41.74882&lt;/coordinates&gt;&lt;/LinearRing&gt;&lt;/outerBoundaryIs&gt;&lt;/Polygon&gt;&lt;/MultiGeometry&gt;&lt;/Placemark&gt;">
            <text:p><text:s text:c="2"/>&lt;Placemark&gt;&lt;name&gt;20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685,41.74402 -87.69,41.74402 -87.6952,41.74402 -87.7002,41.74402 -87.7002,41.73382 -87.705,41.73382 -87.705,41.74402 -87.715,41.74402 -87.7152,41.74402 -87.7252,41.74402 -87.7252,41.73382 -87.73,41.73382 -87.7302,41.73382 -87.735,41.73382 -87.7352,41.73382 -87.7402,41.73382 -87.7452,41.73382 -87.7452,41.73882 -87.7452,41.74382 -87.7452,41.74402 -87.7452,41.74882 -87.7452,41.74902 -87.7452,41.75382 -87.7452,41.75402 -87.7452,41.75902 -87.7452,41.76382 -87.7452,41.76402 -87.7452,41.77402 -87.7402,41.77402 -87.7352,41.77402 -87.735,41.77402 -87.73,41.77402 -87.725,41.77402 -87.725,41.76902 -87.725,41.76402 -87.7202,41.76402 -87.72,41.76402 -87.715,41.76402 -87.71,41.76402 -87.71,41.75402 -87.7052,41.75402 -87.7002,41.75402 -87.7002,41.75902 -87.7002,41.76402 -87.69,41.76402 -87.69,41.75902 -87.69,41.75402 -87.69,41.75382 -87.69,41.74902 -87.685,41.74902 -87.685,41.74402&lt;/coordinates&gt;&lt;/LinearRing&gt;&lt;/outerBoundaryIs&gt;&lt;innerBoundaryIs&gt;&lt;LinearRing&gt;&lt;coordinates&gt;-87.72,41.74902 -87.7152,41.74902 -87.715,41.74902 -87.7102,41.74902 -87.7102,41.75382 -87.715,41.75382 -87.72,41.75382 -87.72,41.74902&lt;/coordinates&gt;&lt;/LinearRing&gt;&lt;/innerBoundaryIs&gt;&lt;/Polygon&gt;&lt;Polygon&gt;&lt;outerBoundaryIs&gt;&lt;LinearRing&gt;&lt;coordinates&gt;-87.7402,41.68382 -87.7352,41.68382 -87.7302,41.68382 -87.7302,41.67882 -87.7352,41.67882 -87.7402,41.67882 -87.7402,41.68382&lt;/coordinates&gt;&lt;/LinearRing&gt;&lt;/outerBoundaryIs&gt;&lt;/Polygon&gt;&lt;Polygon&gt;&lt;outerBoundaryIs&gt;&lt;LinearRing&gt;&lt;coordinates&gt;-87.675,41.67382 -87.675,41.67882 -87.675,41.68382 -87.675,41.68402 -87.675,41.68882 -87.675,41.68902 -87.675,41.69402 -87.675,41.69882 -87.67,41.69882 -87.67,41.70902 -87.675,41.70902 -87.675,41.71402 -87.6702,41.71402 -87.67,41.71402 -87.665,41.71402 -87.66,41.71402 -87.66,41.70902 -87.655,41.70902 -87.65,41.70902 -87.65,41.70402 -87.65,41.69902 -87.65,41.69882 -87.65,41.69402 -87.65,41.69382 -87.65,41.68902 -87.65,41.68882 -87.65,41.68402 -87.65,41.68382 -87.65,41.67902 -87.65,41.67882 -87.65,41.67382 -87.65,41.66882 -87.655,41.66882 -87.6602,41.66882 -87.6652,41.66882 -87.6652,41.67382 -87.67,41.67382 -87.6702,41.67382 -87.675,41.67382&lt;/coordinates&gt;&lt;/LinearRing&gt;&lt;/outerBoundaryIs&gt;&lt;/Polygon&gt;&lt;Polygon&gt;&lt;outerBoundaryIs&gt;&lt;LinearRing&gt;&lt;coordinates&gt;-87.7852,42.01402 -87.7852,42.00382 -87.775,42.00382 -87.775,42.01402 -87.77,42.01402 -87.77,42.00902 -87.765,42.00902 -87.76,42.00902 -87.76,42.00402 -87.755,42.00402 -87.755,41.99902 -87.7502,41.99902 -87.75,41.99902 -87.745,41.99902 -87.7402,41.99902 -87.74,41.99902 -87.7352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9,42.00882 -87.6902,42.00882 -87.695,42.00882 -87.695,42.00382 -87.7,42.00382 -87.7,41.99882 -87.7,41.99382 -87.705,41.99382 -87.705,41.98882 -87.71,41.98882 -87.71,41.97882 -87.72,41.97882 -87.72,41.97382 -87.725,41.97382 -87.73,41.97382 -87.73,41.96382 -87.7402,41.96382 -87.7402,41.97382 -87.7452,41.97382 -87.7452,41.97882 -87.75,41.97882 -87.7502,41.97882 -87.755,41.97882 -87.76,41.97882 -87.76,41.97382 -87.7702,41.97382 -87.7702,41.97882 -87.775,41.97882 -87.775,41.97402 -87.775,41.97382 -87.775,41.96902 -87.77,41.96902 -87.77,41.96402 -87.765,41.96402 -87.765,41.95902 -87.765,41.95402 -87.765,41.95382 -87.765,41.94902 -87.7602,41.94902 -87.76,41.94902 -87.755,41.94902 -87.75,41.94902 -87.75,41.93882 -87.755,41.93882 -87.755,41.92882 -87.76,41.92882 -87.765,41.92882 -87.7652,41.92882 -87.77,41.92882 -87.7702,41.92882 -87.775,41.92882 -87.7752,41.92882 -87.78,41.92882 -87.78,41.92382 -87.785,41.92382 -87.785,41.91882 -87.795,41.91882 -87.7952,41.91882 -87.8052,41.91882 -87.8052,41.92382 -87.8102,41.92382 -87.8102,41.92882 -87.8102,41.93382 -87.81,41.93382 -87.81,41.93882 -87.8052,41.93882 -87.805,41.93882 -87.8,41.93882 -87.795,41.93882 -87.795,41.94382 -87.795,41.94882 -87.79,41.94882 -87.79,41.95902 -87.8002,41.95902 -87.8002,41.96382 -87.8052,41.96382 -87.8102,41.96382 -87.8102,41.96882 -87.8102,41.97382 -87.815,41.97382 -87.8152,41.97382 -87.8202,41.97382 -87.825,41.97382 -87.825,41.96882 -87.835,41.96882 -87.835,41.96902 -87.8352,41.96902 -87.8352,41.97382 -87.84,41.97382 -87.84,41.97902 -87.84,41.98402 -87.845,41.98402 -87.845,41.98902 -87.8402,41.98902 -87.84,41.98902 -87.8352,41.98902 -87.835,41.98902 -87.8302,41.98902 -87.83,41.98902 -87.8252,41.98902 -87.8252,41.98882 -87.815,41.98882 -87.815,41.99382 -87.81,41.99382 -87.81,41.99882 -87.8052,41.99882 -87.8052,41.99382 -87.795,41.99382 -87.795,42.00402 -87.7902,42.00402 -87.7902,42.01402 -87.7852,42.01402&lt;/coordinates&gt;&lt;/LinearRing&gt;&lt;/outerBoundaryIs&gt;&lt;/Polygon&gt;&lt;Polygon&gt;&lt;outerBoundaryIs&gt;&lt;LinearRing&gt;&lt;coordinates&gt;-87.8552,41.98902 -87.8552,41.98402 -87.8602,41.98402 -87.8602,41.98902 -87.8552,41.98902&lt;/coordinates&gt;&lt;/LinearRing&gt;&lt;/outerBoundaryIs&gt;&lt;/Polygon&gt;&lt;Polygon&gt;&lt;outerBoundaryIs&gt;&lt;LinearRing&gt;&lt;coordinates&gt;-87.8002,41.95902 -87.8002,41.95402 -87.805,41.95402 -87.8052,41.95402 -87.81,41.95402 -87.8102,41.95402 -87.8102,41.95902 -87.8052,41.95902 -87.8002,41.95902&lt;/coordinates&gt;&lt;/LinearRing&gt;&lt;/outerBoundaryIs&gt;&lt;/Polygon&gt;&lt;Polygon&gt;&lt;outerBoundaryIs&gt;&lt;LinearRing&gt;&lt;coordinates&gt;-87.8552,41.94382 -87.8502,41.94382 -87.845,41.94382 -87.8402,41.94382 -87.84,41.94382 -87.8352,41.94382 -87.8302,41.94382 -87.8302,41.93882 -87.8302,41.93382 -87.835,41.93382 -87.8352,41.93382 -87.84,41.93382 -87.8402,41.93382 -87.845,41.93382 -87.8452,41.93382 -87.8502,41.93382 -87.8552,41.93382 -87.8552,41.93882 -87.8552,41.94382&lt;/coordinates&gt;&lt;/LinearRing&gt;&lt;/outerBoundaryIs&gt;&lt;/Polygon&gt;&lt;Polygon&gt;&lt;outerBoundaryIs&gt;&lt;LinearRing&gt;&lt;coordinates&gt;-87.8602,41.95382 -87.8552,41.95382 -87.8552,41.94382 -87.8602,41.94382 -87.8602,41.95382&lt;/coordinates&gt;&lt;/LinearRing&gt;&lt;/outerBoundaryIs&gt;&lt;/Polygon&gt;&lt;Polygon&gt;&lt;outerBoundaryIs&gt;&lt;LinearRing&gt;&lt;coordinates&gt;-87.5302,41.64382 -87.5302,41.64882 -87.5302,41.65382 -87.5352,41.65382 -87.5352,41.66382 -87.5402,41.66382 -87.5402,41.67402 -87.5352,41.67402 -87.5352,41.67902 -87.525,41.67902 -87.525,41.67402 -87.52,41.67402 -87.52,41.66902 -87.52,41.66402 -87.52,41.66382 -87.52,41.65902 -87.52,41.65882 -87.52,41.65402 -87.52,41.65382 -87.52,41.64882 -87.52,41.64382 -87.5302,41.64382&lt;/coordinates&gt;&lt;/LinearRing&gt;&lt;/outerBoundaryIs&gt;&lt;/Polygon&gt;&lt;Polygon&gt;&lt;outerBoundaryIs&gt;&lt;LinearRing&gt;&lt;coordinates&gt;-87.7802,41.78402 -87.775,41.78402 -87.77,41.78402 -87.77,41.77382 -87.775,41.77382 -87.7802,41.77382 -87.7852,41.77382 -87.7852,41.78402 -87.7802,41.78402&lt;/coordinates&gt;&lt;/LinearRing&gt;&lt;/outerBoundaryIs&gt;&lt;/Polygon&gt;&lt;Polygon&gt;&lt;outerBoundaryIs&gt;&lt;LinearRing&gt;&lt;coordinates&gt;-87.5752,41.72882 -87.5752,41.73382 -87.5752,41.73902 -87.5752,41.74402 -87.5702,41.74402 -87.5702,41.74882 -87.5802,41.74882 -87.5802,41.75902 -87.57,41.75902 -87.57,41.75402 -87.5652,41.75402 -87.5652,41.76402 -87.555,41.76402 -87.555,41.75382 -87.56,41.75382 -87.56,41.74902 -87.5552,41.74902 -87.555,41.74902 -87.545,41.74902 -87.545,41.73882 -87.555,41.73882 -87.555,41.73382 -87.565,41.73382 -87.565,41.72882 -87.5752,41.72882&lt;/coordinates&gt;&lt;/LinearRing&gt;&lt;/outerBoundaryIs&gt;&lt;/Polygon&gt;&lt;Polygon&gt;&lt;outerBoundaryIs&gt;&lt;LinearRing&gt;&lt;coordinates&gt;-87.5302,41.74882 -87.5302,41.75382 -87.5352,41.75382 -87.5352,41.76402 -87.5302,41.76402 -87.525,41.76402 -87.52,41.76402 -87.52,41.75902 -87.52,41.75382 -87.52,41.74882 -87.5302,41.74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F7800</text:p>
          </table:table-cell>
          <table:table-cell table:formula="of:=CONCATENATE([.$A$1]; [Sheet1.A60]; [.$A$2]; [.B58]; [.$A$3]; [.B58]; [.$A$4]; [Sheet1.B60]; &quot;&lt;/Placemark&gt;&quot;)" office:value-type="string" office:string-value="  &lt;Placemark&gt;&lt;name&gt;15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52,41.67402 -87.525,41.67402 -87.525,41.67902 -87.5352,41.67902 -87.5352,41.67402 -87.5402,41.67402 -87.5402,41.66382 -87.5352,41.66382 -87.5352,41.65382 -87.5302,41.65382 -87.5302,41.64882 -87.5302,41.64382 -87.535,41.64382 -87.5352,41.64382 -87.54,41.64382 -87.5402,41.64382 -87.5452,41.64382 -87.55,41.64382 -87.5502,41.64382 -87.555,41.64382 -87.5602,41.64382 -87.5652,41.64382 -87.5652,41.65402 -87.5602,41.65402 -87.5552,41.65402 -87.5552,41.65882 -87.5552,41.65902 -87.5552,41.66402 -87.5552,41.66902 -87.5502,41.66902 -87.5502,41.67382 -87.5502,41.67402 -87.5502,41.67902 -87.5502,41.68402 -87.5452,41.68402 -87.5402,41.68402 -87.5402,41.68882 -87.5402,41.68902 -87.5402,41.69402 -87.5402,41.69902 -87.5352,41.69902 -87.5352,41.70402 -87.5352,41.70882 -87.5402,41.70882 -87.5402,41.71902 -87.53,41.71902 -87.53,41.70902 -87.525,41.70902 -87.52,41.70902 -87.52,41.70402 -87.52,41.69902 -87.52,41.69882 -87.52,41.69402 -87.52,41.69382 -87.52,41.68902 -87.52,41.68882 -87.52,41.68402 -87.52,41.68382 -87.52,41.67902 -87.52,41.67882 -87.52,41.67402&lt;/coordinates&gt;&lt;/LinearRing&gt;&lt;/outerBoundaryIs&gt;&lt;/Polygon&gt;&lt;Polygon&gt;&lt;outerBoundaryIs&gt;&lt;LinearRing&gt;&lt;coordinates&gt;-87.675,41.71402 -87.6752,41.71402 -87.68,41.71402 -87.6802,41.71402 -87.685,41.71402 -87.6852,41.71402 -87.6852,41.71882 -87.6852,41.71902 -87.6852,41.72382 -87.6852,41.72402 -87.6852,41.72902 -87.6852,41.73382 -87.685,41.73382 -87.685,41.73882 -87.685,41.74402 -87.685,41.74902 -87.69,41.74902 -87.69,41.75382 -87.69,41.75402 -87.69,41.75902 -87.69,41.76402 -87.7002,41.76402 -87.7002,41.75902 -87.7002,41.75402 -87.7052,41.75402 -87.71,41.75402 -87.71,41.76402 -87.715,41.76402 -87.72,41.76402 -87.7202,41.76402 -87.725,41.76402 -87.725,41.76902 -87.725,41.77402 -87.73,41.77402 -87.735,41.77402 -87.7352,41.77402 -87.7402,41.77402 -87.7452,41.77402 -87.7452,41.77382 -87.75,41.77382 -87.7502,41.77382 -87.755,41.77382 -87.7552,41.77382 -87.76,41.77382 -87.7602,41.77382 -87.765,41.77382 -87.7652,41.77382 -87.77,41.77382 -87.77,41.78402 -87.775,41.78402 -87.7802,41.78402 -87.7852,41.78402 -87.7852,41.77382 -87.785,41.77382 -87.785,41.76882 -87.79,41.76882 -87.795,41.76882 -87.7952,41.76882 -87.8002,41.76882 -87.8052,41.76882 -87.8052,41.77382 -87.8052,41.7788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5,41.78902 -87.695,41.78902 -87.695,41.78402 -87.69,41.78402 -87.685,41.78402 -87.685,41.77902 -87.685,41.77402 -87.6802,41.77402 -87.68,41.77402 -87.67,41.77402 -87.67,41.76902 -87.665,41.76902 -87.665,41.76402 -87.665,41.75882 -87.665,41.75382 -87.67,41.75382 -87.67,41.74882 -87.675,41.74882 -87.675,41.74402 -87.67,41.74402 -87.67,41.73382 -87.675,41.73382 -87.675,41.72902 -87.675,41.72402 -87.675,41.72382 -87.675,41.71902 -87.675,41.71882 -87.675,41.71402&lt;/coordinates&gt;&lt;/LinearRing&gt;&lt;/outerBoundaryIs&gt;&lt;/Polygon&gt;&lt;Polygon&gt;&lt;outerBoundaryIs&gt;&lt;LinearRing&gt;&lt;coordinates&gt;-87.65,41.70902 -87.655,41.70902 -87.66,41.70902 -87.66,41.71402 -87.65,41.71402 -87.65,41.70902&lt;/coordinates&gt;&lt;/LinearRing&gt;&lt;/outerBoundaryIs&gt;&lt;/Polygon&gt;&lt;Polygon&gt;&lt;outerBoundaryIs&gt;&lt;LinearRing&gt;&lt;coordinates&gt;-87.72,41.74902 -87.72,41.75382 -87.715,41.75382 -87.7102,41.75382 -87.7102,41.74902 -87.715,41.74902 -87.7152,41.74902 -87.72,41.74902&lt;/coordinates&gt;&lt;/LinearRing&gt;&lt;/outerBoundaryIs&gt;&lt;/Polygon&gt;&lt;Polygon&gt;&lt;outerBoundaryIs&gt;&lt;LinearRing&gt;&lt;coordinates&gt;-87.5802,41.74882 -87.5702,41.74882 -87.5702,41.74402 -87.5752,41.74402 -87.5752,41.73902 -87.5752,41.73382 -87.5802,41.73382 -87.5802,41.73882 -87.5802,41.74382 -87.5802,41.74402 -87.5802,41.74882&lt;/coordinates&gt;&lt;/LinearRing&gt;&lt;/outerBoundaryIs&gt;&lt;/Polygon&gt;&lt;Polygon&gt;&lt;outerBoundaryIs&gt;&lt;LinearRing&gt;&lt;coordinates&gt;-87.555,41.76402 -87.5652,41.76402 -87.5652,41.75402 -87.57,41.75402 -87.57,41.75902 -87.5802,41.75902 -87.5802,41.74882 -87.5852,41.74882 -87.5852,41.75382 -87.5852,41.75902 -87.5852,41.76382 -87.5852,41.76402 -87.5852,41.76882 -87.5902,41.76882 -87.5902,41.77382 -87.5902,41.77882 -87.5952,41.77882 -87.5952,41.78382 -87.5952,41.78882 -87.6002,41.78882 -87.6002,41.79382 -87.6052,41.79382 -87.6052,41.79882 -87.6052,41.80402 -87.6052,41.80902 -87.5952,41.80902 -87.595,41.80902 -87.585,41.80902 -87.585,41.80402 -87.585,41.79902 -87.58,41.79902 -87.58,41.79402 -87.575,41.79402 -87.575,41.78902 -87.575,41.78402 -87.57,41.78402 -87.57,41.77902 -87.57,41.77402 -87.56,41.77402 -87.56,41.76902 -87.555,41.76902 -87.555,41.76402&lt;/coordinates&gt;&lt;/LinearRing&gt;&lt;/outerBoundaryIs&gt;&lt;/Polygon&gt;&lt;Polygon&gt;&lt;outerBoundaryIs&gt;&lt;LinearRing&gt;&lt;coordinates&gt;-87.545,41.74382 -87.545,41.74902 -87.555,41.74902 -87.5552,41.74902 -87.56,41.74902 -87.56,41.75382 -87.555,41.75382 -87.555,41.76402 -87.5502,41.76402 -87.545,41.76402 -87.54,41.76402 -87.54,41.75902 -87.5352,41.75902 -87.5352,41.75382 -87.5302,41.75382 -87.5302,41.74882 -87.535,41.74882 -87.535,41.74382 -87.54,41.74382 -87.545,41.74382&lt;/coordinates&gt;&lt;/LinearRing&gt;&lt;/outerBoundaryIs&gt;&lt;/Polygon&gt;&lt;Polygon&gt;&lt;outerBoundaryIs&gt;&lt;LinearRing&gt;&lt;coordinates&gt;-87.5452,41.73882 -87.545,41.73882 -87.545,41.73902 -87.535,41.73902 -87.535,41.72882 -87.5452,41.72882 -87.5452,41.73882&lt;/coordinates&gt;&lt;/LinearRing&gt;&lt;/outerBoundaryIs&gt;&lt;/Polygon&gt;&lt;Polygon&gt;&lt;outerBoundaryIs&gt;&lt;LinearRing&gt;&lt;coordinates&gt;-87.565,41.72882 -87.565,41.73382 -87.56,41.73382 -87.56,41.72882 -87.565,41.72882&lt;/coordinates&gt;&lt;/LinearRing&gt;&lt;/outerBoundaryIs&gt;&lt;/Polygon&gt;&lt;Polygon&gt;&lt;outerBoundaryIs&gt;&lt;LinearRing&gt;&lt;coordinates&gt;-87.8102,41.92382 -87.8052,41.92382 -87.8052,41.91882 -87.7952,41.91882 -87.795,41.91882 -87.785,41.91882 -87.785,41.92382 -87.78,41.92382 -87.78,41.92882 -87.7752,41.92882 -87.775,41.92882 -87.7702,41.92882 -87.77,41.92882 -87.7652,41.92882 -87.765,41.92882 -87.76,41.92882 -87.755,41.92882 -87.755,41.93882 -87.75,41.93882 -87.75,41.94902 -87.755,41.94902 -87.76,41.94902 -87.7602,41.94902 -87.765,41.94902 -87.765,41.95382 -87.765,41.95402 -87.765,41.95902 -87.765,41.96402 -87.77,41.96402 -87.77,41.96902 -87.775,41.96902 -87.775,41.97382 -87.775,41.97402 -87.775,41.97882 -87.7702,41.97882 -87.7702,41.97382 -87.76,41.97382 -87.76,41.97882 -87.755,41.97882 -87.7502,41.97882 -87.75,41.97882 -87.7452,41.97882 -87.7452,41.97382 -87.7402,41.97382 -87.7402,41.96382 -87.73,41.96382 -87.73,41.97382 -87.725,41.97382 -87.72,41.97382 -87.72,41.97882 -87.71,41.97882 -87.71,41.98882 -87.705,41.98882 -87.705,41.99382 -87.7,41.99382 -87.7,41.99882 -87.7,42.00382 -87.695,42.00382 -87.695,42.00882 -87.6902,42.00882 -87.69,42.00882 -87.685,42.00882 -87.68,42.00882 -87.68,42.01382 -87.675,42.01382 -87.675,42.02402 -87.6702,42.0240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 -87.7852,41.90882 -87.79,41.90882 -87.7902,41.90882 -87.795,41.90882 -87.7952,41.90882 -87.8,41.90882 -87.8,41.90382 -87.8102,41.90382 -87.8102,41.90882 -87.8102,41.91382 -87.8102,41.91402 -87.8102,41.91882 -87.8102,41.91902 -87.8102,41.92382&lt;/coordinates&gt;&lt;/LinearRing&gt;&lt;/outerBoundaryIs&gt;&lt;/Polygon&gt;&lt;Polygon&gt;&lt;outerBoundaryIs&gt;&lt;LinearRing&gt;&lt;coordinates&gt;-87.5702,41.65882 -87.5702,41.66382 -87.5802,41.66382 -87.5802,41.67402 -87.57,41.67402 -87.57,41.66902 -87.56,41.66902 -87.56,41.65882 -87.5702,41.65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">
            <text:p><text:s text:c="2"/>&lt;Placemark&gt;&lt;name&gt;15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52,41.67402 -87.525,41.67402 -87.525,41.67902 -87.5352,41.67902 -87.5352,41.67402 -87.5402,41.67402 -87.5402,41.66382 -87.5352,41.66382 -87.5352,41.65382 -87.5302,41.65382 -87.5302,41.64882 -87.5302,41.64382 -87.535,41.64382 -87.5352,41.64382 -87.54,41.64382 -87.5402,41.64382 -87.5452,41.64382 -87.55,41.64382 -87.5502,41.64382 -87.555,41.64382 -87.5602,41.64382 -87.5652,41.64382 -87.5652,41.65402 -87.5602,41.65402 -87.5552,41.65402 -87.5552,41.65882 -87.5552,41.65902 -87.5552,41.66402 -87.5552,41.66902 -87.5502,41.66902 -87.5502,41.67382 -87.5502,41.67402 -87.5502,41.67902 -87.5502,41.68402 -87.5452,41.68402 -87.5402,41.68402 -87.5402,41.68882 -87.5402,41.68902 -87.5402,41.69402 -87.5402,41.69902 -87.5352,41.69902 -87.5352,41.70402 -87.5352,41.70882 -87.5402,41.70882 -87.5402,41.71902 -87.53,41.71902 -87.53,41.70902 -87.525,41.70902 -87.52,41.70902 -87.52,41.70402 -87.52,41.69902 -87.52,41.69882 -87.52,41.69402 -87.52,41.69382 -87.52,41.68902 -87.52,41.68882 -87.52,41.68402 -87.52,41.68382 -87.52,41.67902 -87.52,41.67882 -87.52,41.67402&lt;/coordinates&gt;&lt;/LinearRing&gt;&lt;/outerBoundaryIs&gt;&lt;/Polygon&gt;&lt;Polygon&gt;&lt;outerBoundaryIs&gt;&lt;LinearRing&gt;&lt;coordinates&gt;-87.675,41.71402 -87.6752,41.71402 -87.68,41.71402 -87.6802,41.71402 -87.685,41.71402 -87.6852,41.71402 -87.6852,41.71882 -87.6852,41.71902 -87.6852,41.72382 -87.6852,41.72402 -87.6852,41.72902 -87.6852,41.73382 -87.685,41.73382 -87.685,41.73882 -87.685,41.74402 -87.685,41.74902 -87.69,41.74902 -87.69,41.75382 -87.69,41.75402 -87.69,41.75902 -87.69,41.76402 -87.7002,41.76402 -87.7002,41.75902 -87.7002,41.75402 -87.7052,41.75402 -87.71,41.75402 -87.71,41.76402 -87.715,41.76402 -87.72,41.76402 -87.7202,41.76402 -87.725,41.76402 -87.725,41.76902 -87.725,41.77402 -87.73,41.77402 -87.735,41.77402 -87.7352,41.77402 -87.7402,41.77402 -87.7452,41.77402 -87.7452,41.77382 -87.75,41.77382 -87.7502,41.77382 -87.755,41.77382 -87.7552,41.77382 -87.76,41.77382 -87.7602,41.77382 -87.765,41.77382 -87.7652,41.77382 -87.77,41.77382 -87.77,41.78402 -87.775,41.78402 -87.7802,41.78402 -87.7852,41.78402 -87.7852,41.77382 -87.785,41.77382 -87.785,41.76882 -87.79,41.76882 -87.795,41.76882 -87.7952,41.76882 -87.8002,41.76882 -87.8052,41.76882 -87.8052,41.77382 -87.8052,41.7788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5,41.78902 -87.695,41.78902 -87.695,41.78402 -87.69,41.78402 -87.685,41.78402 -87.685,41.77902 -87.685,41.77402 -87.6802,41.77402 -87.68,41.77402 -87.67,41.77402 -87.67,41.76902 -87.665,41.76902 -87.665,41.76402 -87.665,41.75882 -87.665,41.75382 -87.67,41.75382 -87.67,41.74882 -87.675,41.74882 -87.675,41.74402 -87.67,41.74402 -87.67,41.73382 -87.675,41.73382 -87.675,41.72902 -87.675,41.72402 -87.675,41.72382 -87.675,41.71902 -87.675,41.71882 -87.675,41.71402&lt;/coordinates&gt;&lt;/LinearRing&gt;&lt;/outerBoundaryIs&gt;&lt;/Polygon&gt;&lt;Polygon&gt;&lt;outerBoundaryIs&gt;&lt;LinearRing&gt;&lt;coordinates&gt;-87.65,41.70902 -87.655,41.70902 -87.66,41.70902 -87.66,41.71402 -87.65,41.71402 -87.65,41.70902&lt;/coordinates&gt;&lt;/LinearRing&gt;&lt;/outerBoundaryIs&gt;&lt;/Polygon&gt;&lt;Polygon&gt;&lt;outerBoundaryIs&gt;&lt;LinearRing&gt;&lt;coordinates&gt;-87.72,41.74902 -87.72,41.75382 -87.715,41.75382 -87.7102,41.75382 -87.7102,41.74902 -87.715,41.74902 -87.7152,41.74902 -87.72,41.74902&lt;/coordinates&gt;&lt;/LinearRing&gt;&lt;/outerBoundaryIs&gt;&lt;/Polygon&gt;&lt;Polygon&gt;&lt;outerBoundaryIs&gt;&lt;LinearRing&gt;&lt;coordinates&gt;-87.5802,41.74882 -87.5702,41.74882 -87.5702,41.74402 -87.5752,41.74402 -87.5752,41.73902 -87.5752,41.73382 -87.5802,41.73382 -87.5802,41.73882 -87.5802,41.74382 -87.5802,41.74402 -87.5802,41.74882&lt;/coordinates&gt;&lt;/LinearRing&gt;&lt;/outerBoundaryIs&gt;&lt;/Polygon&gt;&lt;Polygon&gt;&lt;outerBoundaryIs&gt;&lt;LinearRing&gt;&lt;coordinates&gt;-87.555,41.76402 -87.5652,41.76402 -87.5652,41.75402 -87.57,41.75402 -87.57,41.75902 -87.5802,41.75902 -87.5802,41.74882 -87.5852,41.74882 -87.5852,41.75382 -87.5852,41.75902 -87.5852,41.76382 -87.5852,41.76402 -87.5852,41.76882 -87.5902,41.76882 -87.5902,41.77382 -87.5902,41.77882 -87.5952,41.77882 -87.5952,41.78382 -87.5952,41.78882 -87.6002,41.78882 -87.6002,41.79382 -87.6052,41.79382 -87.6052,41.79882 -87.6052,41.80402 -87.6052,41.80902 -87.5952,41.80902 -87.595,41.80902 -87.585,41.80902 -87.585,41.80402 -87.585,41.79902 -87.58,41.79902 -87.58,41.79402 -87.575,41.79402 -87.575,41.78902 -87.575,41.78402 -87.57,41.78402 -87.57,41.77902 -87.57,41.77402 -87.56,41.77402 -87.56,41.76902 -87.555,41.76902 -87.555,41.76402&lt;/coordinates&gt;&lt;/LinearRing&gt;&lt;/outerBoundaryIs&gt;&lt;/Polygon&gt;&lt;Polygon&gt;&lt;outerBoundaryIs&gt;&lt;LinearRing&gt;&lt;coordinates&gt;-87.545,41.74382 -87.545,41.74902 -87.555,41.74902 -87.5552,41.74902 -87.56,41.74902 -87.56,41.75382 -87.555,41.75382 -87.555,41.76402 -87.5502,41.76402 -87.545,41.76402 -87.54,41.76402 -87.54,41.75902 -87.5352,41.75902 -87.5352,41.75382 -87.5302,41.75382 -87.5302,41.74882 -87.535,41.74882 -87.535,41.74382 -87.54,41.74382 -87.545,41.74382&lt;/coordinates&gt;&lt;/LinearRing&gt;&lt;/outerBoundaryIs&gt;&lt;/Polygon&gt;&lt;Polygon&gt;&lt;outerBoundaryIs&gt;&lt;LinearRing&gt;&lt;coordinates&gt;-87.5452,41.73882 -87.545,41.73882 -87.545,41.73902 -87.535,41.73902 -87.535,41.72882 -87.5452,41.72882 -87.5452,41.73882&lt;/coordinates&gt;&lt;/LinearRing&gt;&lt;/outerBoundaryIs&gt;&lt;/Polygon&gt;&lt;Polygon&gt;&lt;outerBoundaryIs&gt;&lt;LinearRing&gt;&lt;coordinates&gt;-87.565,41.72882 -87.565,41.73382 -87.56,41.73382 -87.56,41.72882 -87.565,41.72882&lt;/coordinates&gt;&lt;/LinearRing&gt;&lt;/outerBoundaryIs&gt;&lt;/Polygon&gt;&lt;Polygon&gt;&lt;outerBoundaryIs&gt;&lt;LinearRing&gt;&lt;coordinates&gt;-87.8102,41.92382 -87.8052,41.92382 -87.8052,41.91882 -87.7952,41.91882 -87.795,41.91882 -87.785,41.91882 -87.785,41.92382 -87.78,41.92382 -87.78,41.92882 -87.7752,41.92882 -87.775,41.92882 -87.7702,41.92882 -87.77,41.92882 -87.7652,41.92882 -87.765,41.92882 -87.76,41.92882 -87.755,41.92882 -87.755,41.93882 -87.75,41.93882 -87.75,41.94902 -87.755,41.94902 -87.76,41.94902 -87.7602,41.94902 -87.765,41.94902 -87.765,41.95382 -87.765,41.95402 -87.765,41.95902 -87.765,41.96402 -87.77,41.96402 -87.77,41.96902 -87.775,41.96902 -87.775,41.97382 -87.775,41.97402 -87.775,41.97882 -87.7702,41.97882 -87.7702,41.97382 -87.76,41.97382 -87.76,41.97882 -87.755,41.97882 -87.7502,41.97882 -87.75,41.97882 -87.7452,41.97882 -87.7452,41.97382 -87.7402,41.97382 -87.7402,41.96382 -87.73,41.96382 -87.73,41.97382 -87.725,41.97382 -87.72,41.97382 -87.72,41.97882 -87.71,41.97882 -87.71,41.98882 -87.705,41.98882 -87.705,41.99382 -87.7,41.99382 -87.7,41.99882 -87.7,42.00382 -87.695,42.00382 -87.695,42.00882 -87.6902,42.00882 -87.69,42.00882 -87.685,42.00882 -87.68,42.00882 -87.68,42.01382 -87.675,42.01382 -87.675,42.02402 -87.6702,42.0240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 -87.7852,41.90882 -87.79,41.90882 -87.7902,41.90882 -87.795,41.90882 -87.7952,41.90882 -87.8,41.90882 -87.8,41.90382 -87.8102,41.90382 -87.8102,41.90882 -87.8102,41.91382 -87.8102,41.91402 -87.8102,41.91882 -87.8102,41.91902 -87.8102,41.92382&lt;/coordinates&gt;&lt;/LinearRing&gt;&lt;/outerBoundaryIs&gt;&lt;/Polygon&gt;&lt;Polygon&gt;&lt;outerBoundaryIs&gt;&lt;LinearRing&gt;&lt;coordinates&gt;-87.5702,41.65882 -87.5702,41.66382 -87.5802,41.66382 -87.5802,41.67402 -87.57,41.67402 -87.57,41.66902 -87.56,41.66902 -87.56,41.65882 -87.5702,41.65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0FF14</text:p>
          </table:table-cell>
          <table:table-cell table:formula="of:=CONCATENATE([.$A$1]; [Sheet1.A61]; [.$A$2]; [.B59]; [.$A$3]; [.B59]; [.$A$4]; [Sheet1.B61]; &quot;&lt;/Placemark&gt;&quot;)" office:value-type="string" office:string-value="  &lt;Placemark&gt;&lt;name&gt;10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52,41.70902 -87.525,41.70902 -87.53,41.70902 -87.53,41.71902 -87.5402,41.71902 -87.5402,41.70882 -87.5352,41.70882 -87.5352,41.70402 -87.5352,41.69902 -87.5402,41.69902 -87.5402,41.69402 -87.5402,41.68902 -87.5402,41.68882 -87.5402,41.68402 -87.5452,41.68402 -87.5502,41.68402 -87.5502,41.67902 -87.5502,41.67402 -87.5502,41.67382 -87.5502,41.66902 -87.5552,41.66902 -87.5552,41.66402 -87.5552,41.65902 -87.5552,41.65882 -87.5552,41.65402 -87.5602,41.65402 -87.5652,41.65402 -87.5652,41.64382 -87.57,41.64382 -87.5702,41.64382 -87.575,41.64382 -87.5752,41.64382 -87.58,41.64382 -87.5802,41.64382 -87.585,41.64382 -87.5852,41.64382 -87.59,41.64382 -87.5902,41.64382 -87.595,41.64382 -87.5952,41.64382 -87.6,41.64382 -87.6002,41.64382 -87.605,41.64382 -87.6052,41.64382 -87.61,41.64382 -87.6102,41.64382 -87.6152,41.64382 -87.6202,41.64382 -87.6202,41.64882 -87.6202,41.65382 -87.6202,41.65402 -87.6202,41.65882 -87.625,41.65882 -87.625,41.65382 -87.63,41.65382 -87.635,41.65382 -87.6352,41.65382 -87.6402,41.65382 -87.6452,41.65382 -87.6452,41.65882 -87.6452,41.66382 -87.6452,41.66402 -87.6452,41.66882 -87.65,41.66882 -87.65,41.67382 -87.65,41.67882 -87.65,41.67902 -87.65,41.68382 -87.65,41.68402 -87.65,41.68882 -87.65,41.68902 -87.65,41.69382 -87.65,41.69402 -87.65,41.69882 -87.65,41.69902 -87.65,41.70382 -87.65,41.70402 -87.645,41.70402 -87.645,41.69902 -87.64,41.69902 -87.64,41.69402 -87.635,41.69402 -87.63,41.69402 -87.63,41.68902 -87.63,41.68402 -87.63,41.68382 -87.63,41.67902 -87.63,41.67882 -87.63,41.67402 -87.625,41.67402 -87.625,41.66902 -87.6202,41.66902 -87.6202,41.67902 -87.6152,41.67902 -87.6152,41.68402 -87.6152,41.68902 -87.6102,41.68902 -87.6052,41.68902 -87.6052,41.69382 -87.6052,41.69402 -87.6052,41.69882 -87.6052,41.69902 -87.6052,41.70402 -87.6052,41.70902 -87.6002,41.70902 -87.5952,41.70902 -87.595,41.70902 -87.59,41.70902 -87.5852,41.70902 -87.5852,41.71402 -87.5802,41.71402 -87.5752,41.71402 -87.5752,41.71882 -87.5752,41.71902 -87.5752,41.72402 -87.5752,41.72882 -87.5702,41.72882 -87.565,41.72882 -87.56,41.72882 -87.56,41.73382 -87.555,41.73382 -87.555,41.73882 -87.5452,41.73882 -87.5452,41.72882 -87.535,41.72882 -87.535,41.73902 -87.545,41.73902 -87.545,41.74382 -87.54,41.74382 -87.535,41.74382 -87.535,41.74882 -87.5302,41.74882 -87.53,41.74882 -87.525,41.74882 -87.52,41.74882 -87.52,41.74402 -87.52,41.74382 -87.52,41.73902 -87.52,41.73882 -87.52,41.73402 -87.52,41.73382 -87.52,41.72902 -87.52,41.72882 -87.52,41.72402 -87.52,41.72382 -87.52,41.71902 -87.52,41.71882 -87.52,41.71402 -87.52,41.71382 -87.52,41.70902&lt;/coordinates&gt;&lt;/LinearRing&gt;&lt;/outerBoundaryIs&gt;&lt;innerBoundaryIs&gt;&lt;LinearRing&gt;&lt;coordinates&gt;-87.5702,41.65882 -87.56,41.65882 -87.56,41.66902 -87.57,41.66902 -87.57,41.67402 -87.5802,41.67402 -87.5802,41.66382 -87.5702,41.66382 -87.5702,41.65882&lt;/coordinates&gt;&lt;/LinearRing&gt;&lt;/innerBoundaryIs&gt;&lt;innerBoundaryIs&gt;&lt;LinearRing&gt;&lt;coordinates&gt;-87.62,41.66402 -87.6152,41.66402 -87.6152,41.66882 -87.62,41.66882 -87.62,41.66402&lt;/coordinates&gt;&lt;/LinearRing&gt;&lt;/innerBoundaryIs&gt;&lt;/Polygon&gt;&lt;Polygon&gt;&lt;outerBoundaryIs&gt;&lt;LinearRing&gt;&lt;coordinates&gt;-87.58,41.79902 -87.585,41.79902 -87.585,41.80402 -87.585,41.80902 -87.595,41.80902 -87.5952,41.80902 -87.6052,41.80902 -87.6052,41.80402 -87.6052,41.79882 -87.6102,41.79882 -87.6102,41.80382 -87.6152,41.80382 -87.6152,41.80882 -87.6252,41.80882 -87.6252,41.81382 -87.6252,41.81882 -87.63,41.81882 -87.63,41.81382 -87.635,41.81382 -87.64,41.81382 -87.6402,41.81382 -87.645,41.81382 -87.6452,41.81382 -87.6502,41.81382 -87.6552,41.81382 -87.6552,41.81882 -87.6552,41.82382 -87.6552,41.82402 -87.6552,41.82882 -87.6552,41.82902 -87.6552,41.83382 -87.6552,41.83402 -87.6552,41.83882 -87.6552,41.83902 -87.6552,41.84402 -87.6552,41.84902 -87.6502,41.84902 -87.6502,41.85402 -87.6502,41.85902 -87.6402,41.85902 -87.64,41.85902 -87.63,41.85902 -87.63,41.85402 -87.6252,41.85402 -87.6252,41.85902 -87.6152,41.85902 -87.6152,41.86402 -87.6152,41.86902 -87.605,41.86902 -87.605,41.86402 -87.6,41.86402 -87.6,41.8590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&lt;/coordinates&gt;&lt;/LinearRing&gt;&lt;/outerBoundaryIs&gt;&lt;/Polygon&gt;&lt;Polygon&gt;&lt;outerBoundaryIs&gt;&lt;LinearRing&gt;&lt;coordinates&gt;-87.575,41.79402 -87.58,41.79402 -87.58,41.79902 -87.575,41.79902 -87.575,41.79402&lt;/coordinates&gt;&lt;/LinearRing&gt;&lt;/outerBoundaryIs&gt;&lt;/Polygon&gt;&lt;Polygon&gt;&lt;outerBoundaryIs&gt;&lt;LinearRing&gt;&lt;coordinates&gt;-87.565,41.77402 -87.57,41.77402 -87.57,41.77902 -87.565,41.77902 -87.565,41.7740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65,41.71402 -87.66,41.71402 -87.6602,41.71402 -87.665,41.71402 -87.67,41.71402 -87.6702,41.71402 -87.675,41.71402 -87.675,41.71882 -87.675,41.71902 -87.675,41.72382 -87.675,41.72402 -87.675,41.72902 -87.675,41.73382 -87.67,41.73382 -87.67,41.74402 -87.675,41.74402 -87.675,41.74882 -87.67,41.74882 -87.67,41.75382 -87.665,41.75382 -87.665,41.75882 -87.665,41.76402 -87.665,41.76902 -87.67,41.76902 -87.67,41.77402 -87.68,41.77402 -87.6802,41.77402 -87.685,41.77402 -87.685,41.77902 -87.685,41.78402 -87.69,41.78402 -87.695,41.78402 -87.695,41.78902 -87.705,41.789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502,41.81902 -87.7452,41.81902 -87.7452,41.82402 -87.7402,41.82402 -87.7402,41.82882 -87.7402,41.82902 -87.7402,41.83402 -87.7402,41.83902 -87.7352,41.83902 -87.73,41.83902 -87.725,41.83902 -87.725,41.83402 -87.7202,41.83402 -87.72,41.83402 -87.71,41.83402 -87.71,41.82402 -87.705,41.82402 -87.705,41.81902 -87.7,41.81902 -87.695,41.81902 -87.695,41.81402 -87.69,41.81402 -87.685,41.81402 -87.685,41.80902 -87.685,41.80402 -87.68,41.80402 -87.68,41.79902 -87.675,41.79902 -87.675,41.79402 -87.67,41.79402 -87.665,41.79402 -87.665,41.78902 -87.66,41.78902 -87.655,41.78902 -87.655,41.78402 -87.65,41.78402 -87.65,41.77902 -87.65,41.77402 -87.65,41.77382 -87.65,41.76902 -87.65,41.76882 -87.65,41.76402 -87.65,41.76382 -87.65,41.75902 -87.65,41.75882 -87.65,41.75402 -87.65,41.75382 -87.65,41.74902 -87.65,41.74882 -87.65,41.74402 -87.65,41.74382 -87.65,41.73902 -87.65,41.73882 -87.65,41.73402 -87.65,41.73382 -87.65,41.72902 -87.65,41.72882 -87.65,41.72402 -87.65,41.72382 -87.65,41.71902 -87.65,41.71882 -87.65,41.71402&lt;/coordinates&gt;&lt;/LinearRing&gt;&lt;/outerBoundaryIs&gt;&lt;/Polygon&gt;&lt;Polygon&gt;&lt;outerBoundaryIs&gt;&lt;LinearRing&gt;&lt;coordinates&gt;-87.7802,41.90382 -87.7752,41.90382 -87.7752,41.89882 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902 -87.655,41.99882 -87.655,41.99402 -87.655,41.99382 -87.655,41.98902 -87.655,41.98882 -87.655,41.98382 -87.655,41.97882 -87.66,41.97882 -87.66,41.97382 -87.665,41.97382 -87.665,41.96882 -87.67,41.96882 -87.67,41.96382 -87.675,41.96382 -87.675,41.95882 -87.68,41.95882 -87.68,41.95382 -87.685,41.95382 -87.69,41.95382 -87.6902,41.95382 -87.695,41.95382 -87.695,41.94902 -87.695,41.94882 -87.695,41.94382 -87.695,41.93902 -87.695,41.93882 -87.695,41.92902 -87.69,41.92902 -87.69,41.92402 -87.685,41.92402 -87.685,41.91902 -87.68,41.91902 -87.675,41.91902 -87.675,41.90882 -87.68,41.90882 -87.685,41.90882 -87.6852,41.90882 -87.69,41.90882 -87.69,41.90382 -87.7,41.90382 -87.7002,41.90382 -87.705,41.90382 -87.705,41.89882 -87.71,41.89882 -87.71,41.89382 -87.715,41.89382 -87.715,41.88882 -87.725,41.88882 -87.725,41.88382 -87.7352,41.88382 -87.7352,41.88882 -87.74,41.88882 -87.74,41.88382 -87.745,41.88382 -87.75,41.88382 -87.7502,41.88382 -87.755,41.88382 -87.755,41.87882 -87.755,41.87382 -87.7652,41.87382 -87.7652,41.87882 -87.7752,41.87882 -87.7752,41.88382 -87.7752,41.88882 -87.7802,41.88882 -87.7802,41.89382 -87.7802,41.89882 -87.7802,41.89902 -87.7802,41.90382&lt;/coordinates&gt;&lt;/LinearRing&gt;&lt;/outerBoundaryIs&gt;&lt;/Polygon&gt;&lt;Polygon&gt;&lt;outerBoundaryIs&gt;&lt;LinearRing&gt;&lt;coordinates&gt;-87.6552,41.79382 -87.6552,41.80402 -87.645,41.80402 -87.645,41.79382 -87.6552,41.79382&lt;/coordinates&gt;&lt;/LinearRing&gt;&lt;/outerBoundaryIs&gt;&lt;/Polygon&gt;&lt;Polygon&gt;&lt;outerBoundaryIs&gt;&lt;LinearRing&gt;&lt;coordinates&gt;-87.6352,41.76382 -87.6352,41.76882 -87.6352,41.77402 -87.6352,41.77902 -87.625,41.77902 -87.625,41.77402 -87.625,41.76882 -87.625,41.76382 -87.6352,41.76382&lt;/coordinates&gt;&lt;/LinearRing&gt;&lt;/outerBoundaryIs&gt;&lt;/Polygon&gt;&lt;Polygon&gt;&lt;outerBoundaryIs&gt;&lt;LinearRing&gt;&lt;coordinates&gt;-87.6602,41.90382 -87.6602,41.91402 -87.65,41.91402 -87.65,41.90382 -87.6602,41.90382&lt;/coordinates&gt;&lt;/LinearRing&gt;&lt;/outerBoundaryIs&gt;&lt;/Polygon&gt;&lt;/MultiGeometry&gt;&lt;/Placemark&gt;">
            <text:p><text:s text:c="2"/>&lt;Placemark&gt;&lt;name&gt;10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52,41.70902 -87.525,41.70902 -87.53,41.70902 -87.53,41.71902 -87.5402,41.71902 -87.5402,41.70882 -87.5352,41.70882 -87.5352,41.70402 -87.5352,41.69902 -87.5402,41.69902 -87.5402,41.69402 -87.5402,41.68902 -87.5402,41.68882 -87.5402,41.68402 -87.5452,41.68402 -87.5502,41.68402 -87.5502,41.67902 -87.5502,41.67402 -87.5502,41.67382 -87.5502,41.66902 -87.5552,41.66902 -87.5552,41.66402 -87.5552,41.65902 -87.5552,41.65882 -87.5552,41.65402 -87.5602,41.65402 -87.5652,41.65402 -87.5652,41.64382 -87.57,41.64382 -87.5702,41.64382 -87.575,41.64382 -87.5752,41.64382 -87.58,41.64382 -87.5802,41.64382 -87.585,41.64382 -87.5852,41.64382 -87.59,41.64382 -87.5902,41.64382 -87.595,41.64382 -87.5952,41.64382 -87.6,41.64382 -87.6002,41.64382 -87.605,41.64382 -87.6052,41.64382 -87.61,41.64382 -87.6102,41.64382 -87.6152,41.64382 -87.6202,41.64382 -87.6202,41.64882 -87.6202,41.65382 -87.6202,41.65402 -87.6202,41.65882 -87.625,41.65882 -87.625,41.65382 -87.63,41.65382 -87.635,41.65382 -87.6352,41.65382 -87.6402,41.65382 -87.6452,41.65382 -87.6452,41.65882 -87.6452,41.66382 -87.6452,41.66402 -87.6452,41.66882 -87.65,41.66882 -87.65,41.67382 -87.65,41.67882 -87.65,41.67902 -87.65,41.68382 -87.65,41.68402 -87.65,41.68882 -87.65,41.68902 -87.65,41.69382 -87.65,41.69402 -87.65,41.69882 -87.65,41.69902 -87.65,41.70382 -87.65,41.70402 -87.645,41.70402 -87.645,41.69902 -87.64,41.69902 -87.64,41.69402 -87.635,41.69402 -87.63,41.69402 -87.63,41.68902 -87.63,41.68402 -87.63,41.68382 -87.63,41.67902 -87.63,41.67882 -87.63,41.67402 -87.625,41.67402 -87.625,41.66902 -87.6202,41.66902 -87.6202,41.67902 -87.6152,41.67902 -87.6152,41.68402 -87.6152,41.68902 -87.6102,41.68902 -87.6052,41.68902 -87.6052,41.69382 -87.6052,41.69402 -87.6052,41.69882 -87.6052,41.69902 -87.6052,41.70402 -87.6052,41.70902 -87.6002,41.70902 -87.5952,41.70902 -87.595,41.70902 -87.59,41.70902 -87.5852,41.70902 -87.5852,41.71402 -87.5802,41.71402 -87.5752,41.71402 -87.5752,41.71882 -87.5752,41.71902 -87.5752,41.72402 -87.5752,41.72882 -87.5702,41.72882 -87.565,41.72882 -87.56,41.72882 -87.56,41.73382 -87.555,41.73382 -87.555,41.73882 -87.5452,41.73882 -87.5452,41.72882 -87.535,41.72882 -87.535,41.73902 -87.545,41.73902 -87.545,41.74382 -87.54,41.74382 -87.535,41.74382 -87.535,41.74882 -87.5302,41.74882 -87.53,41.74882 -87.525,41.74882 -87.52,41.74882 -87.52,41.74402 -87.52,41.74382 -87.52,41.73902 -87.52,41.73882 -87.52,41.73402 -87.52,41.73382 -87.52,41.72902 -87.52,41.72882 -87.52,41.72402 -87.52,41.72382 -87.52,41.71902 -87.52,41.71882 -87.52,41.71402 -87.52,41.71382 -87.52,41.70902&lt;/coordinates&gt;&lt;/LinearRing&gt;&lt;/outerBoundaryIs&gt;&lt;innerBoundaryIs&gt;&lt;LinearRing&gt;&lt;coordinates&gt;-87.5702,41.65882 -87.56,41.65882 -87.56,41.66902 -87.57,41.66902 -87.57,41.67402 -87.5802,41.67402 -87.5802,41.66382 -87.5702,41.66382 -87.5702,41.65882&lt;/coordinates&gt;&lt;/LinearRing&gt;&lt;/innerBoundaryIs&gt;&lt;innerBoundaryIs&gt;&lt;LinearRing&gt;&lt;coordinates&gt;-87.62,41.66402 -87.6152,41.66402 -87.6152,41.66882 -87.62,41.66882 -87.62,41.66402&lt;/coordinates&gt;&lt;/LinearRing&gt;&lt;/innerBoundaryIs&gt;&lt;/Polygon&gt;&lt;Polygon&gt;&lt;outerBoundaryIs&gt;&lt;LinearRing&gt;&lt;coordinates&gt;-87.58,41.79902 -87.585,41.79902 -87.585,41.80402 -87.585,41.80902 -87.595,41.80902 -87.5952,41.80902 -87.6052,41.80902 -87.6052,41.80402 -87.6052,41.79882 -87.6102,41.79882 -87.6102,41.80382 -87.6152,41.80382 -87.6152,41.80882 -87.6252,41.80882 -87.6252,41.81382 -87.6252,41.81882 -87.63,41.81882 -87.63,41.81382 -87.635,41.81382 -87.64,41.81382 -87.6402,41.81382 -87.645,41.81382 -87.6452,41.81382 -87.6502,41.81382 -87.6552,41.81382 -87.6552,41.81882 -87.6552,41.82382 -87.6552,41.82402 -87.6552,41.82882 -87.6552,41.82902 -87.6552,41.83382 -87.6552,41.83402 -87.6552,41.83882 -87.6552,41.83902 -87.6552,41.84402 -87.6552,41.84902 -87.6502,41.84902 -87.6502,41.85402 -87.6502,41.85902 -87.6402,41.85902 -87.64,41.85902 -87.63,41.85902 -87.63,41.85402 -87.6252,41.85402 -87.6252,41.85902 -87.6152,41.85902 -87.6152,41.86402 -87.6152,41.86902 -87.605,41.86902 -87.605,41.86402 -87.6,41.86402 -87.6,41.8590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&lt;/coordinates&gt;&lt;/LinearRing&gt;&lt;/outerBoundaryIs&gt;&lt;/Polygon&gt;&lt;Polygon&gt;&lt;outerBoundaryIs&gt;&lt;LinearRing&gt;&lt;coordinates&gt;-87.575,41.79402 -87.58,41.79402 -87.58,41.79902 -87.575,41.79902 -87.575,41.79402&lt;/coordinates&gt;&lt;/LinearRing&gt;&lt;/outerBoundaryIs&gt;&lt;/Polygon&gt;&lt;Polygon&gt;&lt;outerBoundaryIs&gt;&lt;LinearRing&gt;&lt;coordinates&gt;-87.565,41.77402 -87.57,41.77402 -87.57,41.77902 -87.565,41.77902 -87.565,41.7740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65,41.71402 -87.66,41.71402 -87.6602,41.71402 -87.665,41.71402 -87.67,41.71402 -87.6702,41.71402 -87.675,41.71402 -87.675,41.71882 -87.675,41.71902 -87.675,41.72382 -87.675,41.72402 -87.675,41.72902 -87.675,41.73382 -87.67,41.73382 -87.67,41.74402 -87.675,41.74402 -87.675,41.74882 -87.67,41.74882 -87.67,41.75382 -87.665,41.75382 -87.665,41.75882 -87.665,41.76402 -87.665,41.76902 -87.67,41.76902 -87.67,41.77402 -87.68,41.77402 -87.6802,41.77402 -87.685,41.77402 -87.685,41.77902 -87.685,41.78402 -87.69,41.78402 -87.695,41.78402 -87.695,41.78902 -87.705,41.789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502,41.81902 -87.7452,41.81902 -87.7452,41.82402 -87.7402,41.82402 -87.7402,41.82882 -87.7402,41.82902 -87.7402,41.83402 -87.7402,41.83902 -87.7352,41.83902 -87.73,41.83902 -87.725,41.83902 -87.725,41.83402 -87.7202,41.83402 -87.72,41.83402 -87.71,41.83402 -87.71,41.82402 -87.705,41.82402 -87.705,41.81902 -87.7,41.81902 -87.695,41.81902 -87.695,41.81402 -87.69,41.81402 -87.685,41.81402 -87.685,41.80902 -87.685,41.80402 -87.68,41.80402 -87.68,41.79902 -87.675,41.79902 -87.675,41.79402 -87.67,41.79402 -87.665,41.79402 -87.665,41.78902 -87.66,41.78902 -87.655,41.78902 -87.655,41.78402 -87.65,41.78402 -87.65,41.77902 -87.65,41.77402 -87.65,41.77382 -87.65,41.76902 -87.65,41.76882 -87.65,41.76402 -87.65,41.76382 -87.65,41.75902 -87.65,41.75882 -87.65,41.75402 -87.65,41.75382 -87.65,41.74902 -87.65,41.74882 -87.65,41.74402 -87.65,41.74382 -87.65,41.73902 -87.65,41.73882 -87.65,41.73402 -87.65,41.73382 -87.65,41.72902 -87.65,41.72882 -87.65,41.72402 -87.65,41.72382 -87.65,41.71902 -87.65,41.71882 -87.65,41.71402&lt;/coordinates&gt;&lt;/LinearRing&gt;&lt;/outerBoundaryIs&gt;&lt;/Polygon&gt;&lt;Polygon&gt;&lt;outerBoundaryIs&gt;&lt;LinearRing&gt;&lt;coordinates&gt;-87.7802,41.90382 -87.7752,41.90382 -87.7752,41.89882 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902 -87.655,41.99882 -87.655,41.99402 -87.655,41.99382 -87.655,41.98902 -87.655,41.98882 -87.655,41.98382 -87.655,41.97882 -87.66,41.97882 -87.66,41.97382 -87.665,41.97382 -87.665,41.96882 -87.67,41.96882 -87.67,41.96382 -87.675,41.96382 -87.675,41.95882 -87.68,41.95882 -87.68,41.95382 -87.685,41.95382 -87.69,41.95382 -87.6902,41.95382 -87.695,41.95382 -87.695,41.94902 -87.695,41.94882 -87.695,41.94382 -87.695,41.93902 -87.695,41.93882 -87.695,41.92902 -87.69,41.92902 -87.69,41.92402 -87.685,41.92402 -87.685,41.91902 -87.68,41.91902 -87.675,41.91902 -87.675,41.90882 -87.68,41.90882 -87.685,41.90882 -87.6852,41.90882 -87.69,41.90882 -87.69,41.90382 -87.7,41.90382 -87.7002,41.90382 -87.705,41.90382 -87.705,41.89882 -87.71,41.89882 -87.71,41.89382 -87.715,41.89382 -87.715,41.88882 -87.725,41.88882 -87.725,41.88382 -87.7352,41.88382 -87.7352,41.88882 -87.74,41.88882 -87.74,41.88382 -87.745,41.88382 -87.75,41.88382 -87.7502,41.88382 -87.755,41.88382 -87.755,41.87882 -87.755,41.87382 -87.7652,41.87382 -87.7652,41.87882 -87.7752,41.87882 -87.7752,41.88382 -87.7752,41.88882 -87.7802,41.88882 -87.7802,41.89382 -87.7802,41.89882 -87.7802,41.89902 -87.7802,41.90382&lt;/coordinates&gt;&lt;/LinearRing&gt;&lt;/outerBoundaryIs&gt;&lt;/Polygon&gt;&lt;Polygon&gt;&lt;outerBoundaryIs&gt;&lt;LinearRing&gt;&lt;coordinates&gt;-87.6552,41.79382 -87.6552,41.80402 -87.645,41.80402 -87.645,41.79382 -87.6552,41.79382&lt;/coordinates&gt;&lt;/LinearRing&gt;&lt;/outerBoundaryIs&gt;&lt;/Polygon&gt;&lt;Polygon&gt;&lt;outerBoundaryIs&gt;&lt;LinearRing&gt;&lt;coordinates&gt;-87.6352,41.76382 -87.6352,41.76882 -87.6352,41.77402 -87.6352,41.77902 -87.625,41.77902 -87.625,41.77402 -87.625,41.76882 -87.625,41.76382 -87.6352,41.76382&lt;/coordinates&gt;&lt;/LinearRing&gt;&lt;/outerBoundaryIs&gt;&lt;/Polygon&gt;&lt;Polygon&gt;&lt;outerBoundaryIs&gt;&lt;LinearRing&gt;&lt;coordinates&gt;-87.6602,41.90382 -87.6602,41.91402 -87.65,41.91402 -87.65,41.90382 -87.6602,41.90382&lt;/coordinates&gt;&lt;/LinearRing&gt;&lt;/outerBoundaryIs&gt;&lt;/Polygon&gt;&lt;/MultiGeometry&gt;&lt;/Placemark&gt;</text:p>
          </table:table-cell>
        </table:table-row>
        <table:table-row table:style-name="ro4">
          <table:table-cell/>
          <table:table-cell office:value-type="string">
            <text:p>ffffff</text:p>
          </table:table-cell>
          <table:table-cell table:formula="of:=CONCATENATE([.$A$1]; [Sheet1.A62]; [.$A$2]; [.B60]; [.$A$3]; [.B60]; [.$A$4]; [Sheet1.B62]; &quot;&lt;/Placemark&gt;&quot;)" office:value-type="string" office:string-value="  &lt;Placemark&gt;&lt;name&gt;0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7752,41.87882 -87.7652,41.87882 -87.7652,41.87382 -87.755,41.87382 -87.755,41.87882 -87.755,41.88382 -87.7502,41.88382 -87.75,41.88382 -87.745,41.88382 -87.74,41.88382 -87.74,41.88882 -87.7352,41.88882 -87.7352,41.88382 -87.725,41.88382 -87.725,41.88882 -87.715,41.88882 -87.715,41.89382 -87.71,41.89382 -87.71,41.89882 -87.705,41.89882 -87.705,41.90382 -87.7002,41.90382 -87.7,41.90382 -87.69,41.90382 -87.69,41.90882 -87.6852,41.90882 -87.685,41.90882 -87.68,41.90882 -87.675,41.90882 -87.675,41.91902 -87.68,41.91902 -87.685,41.91902 -87.685,41.92402 -87.69,41.92402 -87.69,41.92902 -87.695,41.92902 -87.695,41.93882 -87.695,41.93902 -87.695,41.94382 -87.695,41.94882 -87.695,41.94902 -87.695,41.95382 -87.6902,41.95382 -87.69,41.95382 -87.685,41.95382 -87.68,41.95382 -87.68,41.95882 -87.675,41.95882 -87.675,41.96382 -87.67,41.96382 -87.67,41.96882 -87.665,41.96882 -87.665,41.97382 -87.66,41.97382 -87.66,41.97882 -87.655,41.97882 -87.655,41.98382 -87.655,41.98882 -87.655,41.98902 -87.655,41.99382 -87.655,41.9940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152,41.86902 -87.6152,41.86402 -87.6152,41.85902 -87.6252,41.85902 -87.6252,41.85402 -87.63,41.85402 -87.63,41.85902 -87.64,41.85902 -87.6402,41.85902 -87.6502,41.85902 -87.6502,41.85402 -87.6502,41.84902 -87.6552,41.84902 -87.6552,41.84402 -87.6552,41.83902 -87.6552,41.83882 -87.6552,41.83402 -87.6552,41.83382 -87.6552,41.82902 -87.6552,41.82882 -87.6552,41.82402 -87.6552,41.82382 -87.6552,41.81882 -87.6552,41.81382 -87.6502,41.81382 -87.6452,41.81382 -87.645,41.81382 -87.6402,41.81382 -87.64,41.81382 -87.635,41.81382 -87.63,41.81382 -87.63,41.81882 -87.6252,41.81882 -87.6252,41.81382 -87.6252,41.80882 -87.6152,41.80882 -87.6152,41.80382 -87.6102,41.80382 -87.6102,41.79882 -87.6052,41.79882 -87.6052,41.79382 -87.6002,41.79382 -87.6002,41.78882 -87.5952,41.78882 -87.5952,41.78382 -87.5952,41.77882 -87.5902,41.77882 -87.5902,41.77382 -87.5902,41.76882 -87.5852,41.76882 -87.5852,41.76402 -87.5852,41.76382 -87.5852,41.75902 -87.5852,41.75882 -87.5852,41.75382 -87.5852,41.74882 -87.5802,41.74882 -87.5802,41.74402 -87.5802,41.74382 -87.5802,41.73882 -87.5802,41.73382 -87.5752,41.73382 -87.5752,41.72902 -87.5752,41.72882 -87.5752,41.72402 -87.5752,41.71902 -87.5752,41.71882 -87.5752,41.71402 -87.5802,41.71402 -87.5852,41.71402 -87.5852,41.70902 -87.59,41.70902 -87.595,41.70902 -87.5952,41.70902 -87.6002,41.70902 -87.6052,41.70902 -87.6052,41.70402 -87.6052,41.69902 -87.6052,41.69882 -87.6052,41.69402 -87.6052,41.69382 -87.6052,41.68902 -87.6102,41.68902 -87.6152,41.68902 -87.6152,41.68402 -87.6152,41.67902 -87.6202,41.67902 -87.6202,41.66902 -87.625,41.66902 -87.625,41.67402 -87.63,41.67402 -87.63,41.67882 -87.63,41.67902 -87.63,41.68382 -87.63,41.68402 -87.63,41.68902 -87.63,41.69402 -87.635,41.69402 -87.64,41.69402 -87.64,41.69902 -87.645,41.69902 -87.645,41.70402 -87.65,41.70402 -87.65,41.70882 -87.65,41.70902 -87.65,41.71382 -87.65,41.71402 -87.65,41.71882 -87.65,41.71902 -87.65,41.72382 -87.65,41.72402 -87.65,41.72882 -87.65,41.72902 -87.65,41.73382 -87.65,41.73402 -87.65,41.73882 -87.65,41.73902 -87.65,41.74382 -87.65,41.74402 -87.65,41.74882 -87.65,41.74902 -87.65,41.75382 -87.65,41.75402 -87.65,41.75882 -87.65,41.75902 -87.65,41.76382 -87.65,41.76402 -87.65,41.76882 -87.65,41.76902 -87.65,41.77382 -87.65,41.77402 -87.65,41.77902 -87.65,41.78402 -87.655,41.78402 -87.655,41.78902 -87.66,41.78902 -87.665,41.78902 -87.665,41.79402 -87.67,41.79402 -87.675,41.79402 -87.675,41.79902 -87.68,41.79902 -87.68,41.80402 -87.685,41.80402 -87.685,41.80902 -87.685,41.81402 -87.69,41.81402 -87.695,41.81402 -87.695,41.81902 -87.7,41.81902 -87.705,41.81902 -87.705,41.82402 -87.71,41.82402 -87.71,41.83402 -87.72,41.83402 -87.7202,41.83402 -87.725,41.83402 -87.725,41.83902 -87.73,41.83902 -87.7352,41.8390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&lt;/coordinates&gt;&lt;/LinearRing&gt;&lt;/outerBoundaryIs&gt;&lt;innerBoundaryIs&gt;&lt;LinearRing&gt;&lt;coordinates&gt;-87.6552,41.79382 -87.645,41.79382 -87.645,41.80402 -87.6552,41.80402 -87.6552,41.79382&lt;/coordinates&gt;&lt;/LinearRing&gt;&lt;/innerBoundaryIs&gt;&lt;innerBoundaryIs&gt;&lt;LinearRing&gt;&lt;coordinates&gt;-87.6352,41.76382 -87.625,41.76382 -87.625,41.76882 -87.625,41.77402 -87.625,41.77902 -87.6352,41.77902 -87.6352,41.77402 -87.6352,41.76882 -87.6352,41.76382&lt;/coordinates&gt;&lt;/LinearRing&gt;&lt;/innerBoundaryIs&gt;&lt;innerBoundaryIs&gt;&lt;LinearRing&gt;&lt;coordinates&gt;-87.6602,41.88882 -87.65,41.88882 -87.65,41.89902 -87.6602,41.89902 -87.6602,41.88882&lt;/coordinates&gt;&lt;/LinearRing&gt;&lt;/innerBoundaryIs&gt;&lt;innerBoundaryIs&gt;&lt;LinearRing&gt;&lt;coordinates&gt;-87.6602,41.90382 -87.65,41.90382 -87.65,41.91402 -87.6602,41.91402 -87.6602,41.90382&lt;/coordinates&gt;&lt;/LinearRing&gt;&lt;/innerBoundaryIs&gt;&lt;/Polygon&gt;&lt;Polygon&gt;&lt;outerBoundaryIs&gt;&lt;LinearRing&gt;&lt;coordinates&gt;-87.6,41.86402 -87.605,41.86402 -87.605,41.86902 -87.6,41.86902 -87.6,41.86402&lt;/coordinates&gt;&lt;/LinearRing&gt;&lt;/outerBoundaryIs&gt;&lt;/Polygon&gt;&lt;Polygon&gt;&lt;outerBoundaryIs&gt;&lt;LinearRing&gt;&lt;coordinates&gt;-87.6452,41.66402 -87.6452,41.66382 -87.6452,41.65882 -87.6452,41.65382 -87.6502,41.65382 -87.6502,41.66402 -87.6452,41.66402&lt;/coordinates&gt;&lt;/LinearRing&gt;&lt;/outerBoundaryIs&gt;&lt;/Polygon&gt;&lt;Polygon&gt;&lt;outerBoundaryIs&gt;&lt;LinearRing&gt;&lt;coordinates&gt;-87.7502,41.81902 -87.7502,41.81402 -87.7552,41.81402 -87.7552,41.81902 -87.7502,41.81902&lt;/coordinates&gt;&lt;/LinearRing&gt;&lt;/outerBoundaryIs&gt;&lt;/Polygon&gt;&lt;Polygon&gt;&lt;outerBoundaryIs&gt;&lt;LinearRing&gt;&lt;coordinates&gt;-87.62,41.66402 -87.62,41.66882 -87.6152,41.66882 -87.6152,41.66402 -87.62,41.66402&lt;/coordinates&gt;&lt;/LinearRing&gt;&lt;/outerBoundaryIs&gt;&lt;/Polygon&gt;&lt;/MultiGeometry&gt;&lt;/Placemark&gt;">
            <text:p><text:s text:c="2"/>&lt;Placemark&gt;&lt;name&gt;0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7752,41.87882 -87.7652,41.87882 -87.7652,41.87382 -87.755,41.87382 -87.755,41.87882 -87.755,41.88382 -87.7502,41.88382 -87.75,41.88382 -87.745,41.88382 -87.74,41.88382 -87.74,41.88882 -87.7352,41.88882 -87.7352,41.88382 -87.725,41.88382 -87.725,41.88882 -87.715,41.88882 -87.715,41.89382 -87.71,41.89382 -87.71,41.89882 -87.705,41.89882 -87.705,41.90382 -87.7002,41.90382 -87.7,41.90382 -87.69,41.90382 -87.69,41.90882 -87.6852,41.90882 -87.685,41.90882 -87.68,41.90882 -87.675,41.90882 -87.675,41.91902 -87.68,41.91902 -87.685,41.91902 -87.685,41.92402 -87.69,41.92402 -87.69,41.92902 -87.695,41.92902 -87.695,41.93882 -87.695,41.93902 -87.695,41.94382 -87.695,41.94882 -87.695,41.94902 -87.695,41.95382 -87.6902,41.95382 -87.69,41.95382 -87.685,41.95382 -87.68,41.95382 -87.68,41.95882 -87.675,41.95882 -87.675,41.96382 -87.67,41.96382 -87.67,41.96882 -87.665,41.96882 -87.665,41.97382 -87.66,41.97382 -87.66,41.97882 -87.655,41.97882 -87.655,41.98382 -87.655,41.98882 -87.655,41.98902 -87.655,41.99382 -87.655,41.9940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152,41.86902 -87.6152,41.86402 -87.6152,41.85902 -87.6252,41.85902 -87.6252,41.85402 -87.63,41.85402 -87.63,41.85902 -87.64,41.85902 -87.6402,41.85902 -87.6502,41.85902 -87.6502,41.85402 -87.6502,41.84902 -87.6552,41.84902 -87.6552,41.84402 -87.6552,41.83902 -87.6552,41.83882 -87.6552,41.83402 -87.6552,41.83382 -87.6552,41.82902 -87.6552,41.82882 -87.6552,41.82402 -87.6552,41.82382 -87.6552,41.81882 -87.6552,41.81382 -87.6502,41.81382 -87.6452,41.81382 -87.645,41.81382 -87.6402,41.81382 -87.64,41.81382 -87.635,41.81382 -87.63,41.81382 -87.63,41.81882 -87.6252,41.81882 -87.6252,41.81382 -87.6252,41.80882 -87.6152,41.80882 -87.6152,41.80382 -87.6102,41.80382 -87.6102,41.79882 -87.6052,41.79882 -87.6052,41.79382 -87.6002,41.79382 -87.6002,41.78882 -87.5952,41.78882 -87.5952,41.78382 -87.5952,41.77882 -87.5902,41.77882 -87.5902,41.77382 -87.5902,41.76882 -87.5852,41.76882 -87.5852,41.76402 -87.5852,41.76382 -87.5852,41.75902 -87.5852,41.75882 -87.5852,41.75382 -87.5852,41.74882 -87.5802,41.74882 -87.5802,41.74402 -87.5802,41.74382 -87.5802,41.73882 -87.5802,41.73382 -87.5752,41.73382 -87.5752,41.72902 -87.5752,41.72882 -87.5752,41.72402 -87.5752,41.71902 -87.5752,41.71882 -87.5752,41.71402 -87.5802,41.71402 -87.5852,41.71402 -87.5852,41.70902 -87.59,41.70902 -87.595,41.70902 -87.5952,41.70902 -87.6002,41.70902 -87.6052,41.70902 -87.6052,41.70402 -87.6052,41.69902 -87.6052,41.69882 -87.6052,41.69402 -87.6052,41.69382 -87.6052,41.68902 -87.6102,41.68902 -87.6152,41.68902 -87.6152,41.68402 -87.6152,41.67902 -87.6202,41.67902 -87.6202,41.66902 -87.625,41.66902 -87.625,41.67402 -87.63,41.67402 -87.63,41.67882 -87.63,41.67902 -87.63,41.68382 -87.63,41.68402 -87.63,41.68902 -87.63,41.69402 -87.635,41.69402 -87.64,41.69402 -87.64,41.69902 -87.645,41.69902 -87.645,41.70402 -87.65,41.70402 -87.65,41.70882 -87.65,41.70902 -87.65,41.71382 -87.65,41.71402 -87.65,41.71882 -87.65,41.71902 -87.65,41.72382 -87.65,41.72402 -87.65,41.72882 -87.65,41.72902 -87.65,41.73382 -87.65,41.73402 -87.65,41.73882 -87.65,41.73902 -87.65,41.74382 -87.65,41.74402 -87.65,41.74882 -87.65,41.74902 -87.65,41.75382 -87.65,41.75402 -87.65,41.75882 -87.65,41.75902 -87.65,41.76382 -87.65,41.76402 -87.65,41.76882 -87.65,41.76902 -87.65,41.77382 -87.65,41.77402 -87.65,41.77902 -87.65,41.78402 -87.655,41.78402 -87.655,41.78902 -87.66,41.78902 -87.665,41.78902 -87.665,41.79402 -87.67,41.79402 -87.675,41.79402 -87.675,41.79902 -87.68,41.79902 -87.68,41.80402 -87.685,41.80402 -87.685,41.80902 -87.685,41.81402 -87.69,41.81402 -87.695,41.81402 -87.695,41.81902 -87.7,41.81902 -87.705,41.81902 -87.705,41.82402 -87.71,41.82402 -87.71,41.83402 -87.72,41.83402 -87.7202,41.83402 -87.725,41.83402 -87.725,41.83902 -87.73,41.83902 -87.7352,41.8390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&lt;/coordinates&gt;&lt;/LinearRing&gt;&lt;/outerBoundaryIs&gt;&lt;innerBoundaryIs&gt;&lt;LinearRing&gt;&lt;coordinates&gt;-87.6552,41.79382 -87.645,41.79382 -87.645,41.80402 -87.6552,41.80402 -87.6552,41.79382&lt;/coordinates&gt;&lt;/LinearRing&gt;&lt;/innerBoundaryIs&gt;&lt;innerBoundaryIs&gt;&lt;LinearRing&gt;&lt;coordinates&gt;-87.6352,41.76382 -87.625,41.76382 -87.625,41.76882 -87.625,41.77402 -87.625,41.77902 -87.6352,41.77902 -87.6352,41.77402 -87.6352,41.76882 -87.6352,41.76382&lt;/coordinates&gt;&lt;/LinearRing&gt;&lt;/innerBoundaryIs&gt;&lt;innerBoundaryIs&gt;&lt;LinearRing&gt;&lt;coordinates&gt;-87.6602,41.88882 -87.65,41.88882 -87.65,41.89902 -87.6602,41.89902 -87.6602,41.88882&lt;/coordinates&gt;&lt;/LinearRing&gt;&lt;/innerBoundaryIs&gt;&lt;innerBoundaryIs&gt;&lt;LinearRing&gt;&lt;coordinates&gt;-87.6602,41.90382 -87.65,41.90382 -87.65,41.91402 -87.6602,41.91402 -87.6602,41.90382&lt;/coordinates&gt;&lt;/LinearRing&gt;&lt;/innerBoundaryIs&gt;&lt;/Polygon&gt;&lt;Polygon&gt;&lt;outerBoundaryIs&gt;&lt;LinearRing&gt;&lt;coordinates&gt;-87.6,41.86402 -87.605,41.86402 -87.605,41.86902 -87.6,41.86902 -87.6,41.86402&lt;/coordinates&gt;&lt;/LinearRing&gt;&lt;/outerBoundaryIs&gt;&lt;/Polygon&gt;&lt;Polygon&gt;&lt;outerBoundaryIs&gt;&lt;LinearRing&gt;&lt;coordinates&gt;-87.6452,41.66402 -87.6452,41.66382 -87.6452,41.65882 -87.6452,41.65382 -87.6502,41.65382 -87.6502,41.66402 -87.6452,41.66402&lt;/coordinates&gt;&lt;/LinearRing&gt;&lt;/outerBoundaryIs&gt;&lt;/Polygon&gt;&lt;Polygon&gt;&lt;outerBoundaryIs&gt;&lt;LinearRing&gt;&lt;coordinates&gt;-87.7502,41.81902 -87.7502,41.81402 -87.7552,41.81402 -87.7552,41.81902 -87.7502,41.81902&lt;/coordinates&gt;&lt;/LinearRing&gt;&lt;/outerBoundaryIs&gt;&lt;/Polygon&gt;&lt;Polygon&gt;&lt;outerBoundaryIs&gt;&lt;LinearRing&gt;&lt;coordinates&gt;-87.62,41.66402 -87.62,41.66882 -87.6152,41.66882 -87.6152,41.66402 -87.62,41.66402&lt;/coordinates&gt;&lt;/LinearRing&gt;&lt;/outerBoundaryIs&gt;&lt;/Polygon&gt;&lt;/MultiGeometry&gt;&lt;/Placemark&gt;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1400FF</text:p>
          </table:table-cell>
          <table:table-cell table:formula="of:=CONCATENATE([.$A$1]; [Sheet1.A64]; [.$A$2]; [.B62]; [.$A$3]; [.B62]; [.$A$4]; [Sheet1.B64]; &quot;&lt;/Placemark&gt;&quot;)" office:value-type="string" office:string-value="  &lt;Placemark&gt;&lt;name&gt;18&lt;/name&gt;&lt;Style&gt;&lt;LineStyle&gt;&lt;color&gt;ff1400FF&lt;/color&gt;&lt;width&gt;2&lt;/width&gt;&lt;/LineStyle&gt;&lt;PolyStyle&gt;&lt;color&gt;881400FF&lt;/color&gt;&lt;/PolyStyle&gt;&lt;/Style&gt;&lt;MultiGeometry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5552,41.67382 -87.5552,41.68402 -87.545,41.68402 -87.545,41.67382 -87.5552,41.67382&lt;/coordinates&gt;&lt;/LinearRing&gt;&lt;/outerBoundaryIs&gt;&lt;/Polygon&gt;&lt;Polygon&gt;&lt;outerBoundaryIs&gt;&lt;LinearRing&gt;&lt;coordinates&gt;-87.6502,41.65382 -87.6502,41.66402 -87.64,41.66402 -87.64,41.65382 -87.6502,41.6538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382 -87.5902,41.66382 -87.5902,41.67402 -87.58,41.67402 -87.58,41.66402 -87.5752,41.66402 -87.5752,41.66902 -87.5702,41.66902 -87.5702,41.67402 -87.56,41.67402 -87.56,41.66382 -87.565,41.66382 -87.565,41.65902 -87.56,41.65902 -87.56,41.65402 -87.56,41.64882 -87.56,41.64382 -87.5702,41.64382&lt;/coordinates&gt;&lt;/LinearRing&gt;&lt;/outerBoundaryIs&gt;&lt;/Polygon&gt;&lt;Polygon&gt;&lt;outerBoundaryIs&gt;&lt;LinearRing&gt;&lt;coordinates&gt;-87.6302,41.65882 -87.6302,41.66382 -87.6352,41.66382 -87.6352,41.66882 -87.6352,41.67402 -87.6352,41.67902 -87.6302,41.67902 -87.6302,41.68402 -87.6302,41.68902 -87.62,41.68902 -87.62,41.68402 -87.62,41.67902 -87.62,41.67882 -87.62,41.67402 -87.6152,41.67402 -87.615,41.67402 -87.61,41.67402 -87.605,41.67402 -87.605,41.66382 -87.61,41.66382 -87.61,41.65882 -87.615,41.65882 -87.62,41.65882 -87.6202,41.65882 -87.6252,41.65882 -87.6302,41.65882&lt;/coordinates&gt;&lt;/LinearRing&gt;&lt;/outerBoundaryIs&gt;&lt;/Polygon&gt;&lt;Polygon&gt;&lt;outerBoundaryIs&gt;&lt;LinearRing&gt;&lt;coordinates&gt;-87.6102,41.76382 -87.6102,41.77402 -87.6,41.77402 -87.6,41.76382 -87.6102,41.76382&lt;/coordinates&gt;&lt;/LinearRing&gt;&lt;/outerBoundaryIs&gt;&lt;/Polygon&gt;&lt;Polygon&gt;&lt;outerBoundaryIs&gt;&lt;LinearRing&gt;&lt;coordinates&gt;-87.5952,41.72382 -87.5952,41.72882 -87.6052,41.72882 -87.6052,41.73382 -87.6052,41.73882 -87.6052,41.73902 -87.6052,41.74402 -87.6052,41.74902 -87.6002,41.74902 -87.6002,41.75402 -87.59,41.75402 -87.59,41.74902 -87.5852,41.74902 -87.5852,41.75402 -87.575,41.75402 -87.575,41.74382 -87.58,41.74382 -87.58,41.73902 -87.575,41.73902 -87.57,41.73902 -87.57,41.72882 -87.575,41.72882 -87.5802,41.72882 -87.585,41.72882 -87.585,41.72382 -87.5952,41.72382&lt;/coordinates&gt;&lt;/LinearRing&gt;&lt;/outerBoundaryIs&gt;&lt;/Polygon&gt;&lt;Polygon&gt;&lt;outerBoundaryIs&gt;&lt;LinearRing&gt;&lt;coordinates&gt;-87.63,41.72882 -87.63,41.72382 -87.63,41.71882 -87.635,41.71882 -87.64,41.71882 -87.6402,41.71882 -87.6452,41.71882 -87.6502,41.71882 -87.6502,41.72382 -87.6552,41.72382 -87.6552,41.72882 -87.6552,41.73382 -87.6552,41.73402 -87.6552,41.73902 -87.6552,41.74402 -87.6502,41.74402 -87.645,41.74402 -87.6402,41.74402 -87.64,41.74402 -87.63,41.74402 -87.63,41.73902 -87.625,41.73902 -87.625,41.72882 -87.63,41.72882&lt;/coordinates&gt;&lt;/LinearRing&gt;&lt;/outerBoundaryIs&gt;&lt;/Polygon&gt;&lt;/MultiGeometry&gt;&lt;/Placemark&gt;">
            <text:p><text:s text:c="2"/>&lt;Placemark&gt;&lt;name&gt;18&lt;/name&gt;&lt;Style&gt;&lt;LineStyle&gt;&lt;color&gt;ff1400FF&lt;/color&gt;&lt;width&gt;2&lt;/width&gt;&lt;/LineStyle&gt;&lt;PolyStyle&gt;&lt;color&gt;881400FF&lt;/color&gt;&lt;/PolyStyle&gt;&lt;/Style&gt;&lt;MultiGeometry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5552,41.67382 -87.5552,41.68402 -87.545,41.68402 -87.545,41.67382 -87.5552,41.67382&lt;/coordinates&gt;&lt;/LinearRing&gt;&lt;/outerBoundaryIs&gt;&lt;/Polygon&gt;&lt;Polygon&gt;&lt;outerBoundaryIs&gt;&lt;LinearRing&gt;&lt;coordinates&gt;-87.6502,41.65382 -87.6502,41.66402 -87.64,41.66402 -87.64,41.65382 -87.6502,41.6538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382 -87.5902,41.66382 -87.5902,41.67402 -87.58,41.67402 -87.58,41.66402 -87.5752,41.66402 -87.5752,41.66902 -87.5702,41.66902 -87.5702,41.67402 -87.56,41.67402 -87.56,41.66382 -87.565,41.66382 -87.565,41.65902 -87.56,41.65902 -87.56,41.65402 -87.56,41.64882 -87.56,41.64382 -87.5702,41.64382&lt;/coordinates&gt;&lt;/LinearRing&gt;&lt;/outerBoundaryIs&gt;&lt;/Polygon&gt;&lt;Polygon&gt;&lt;outerBoundaryIs&gt;&lt;LinearRing&gt;&lt;coordinates&gt;-87.6302,41.65882 -87.6302,41.66382 -87.6352,41.66382 -87.6352,41.66882 -87.6352,41.67402 -87.6352,41.67902 -87.6302,41.67902 -87.6302,41.68402 -87.6302,41.68902 -87.62,41.68902 -87.62,41.68402 -87.62,41.67902 -87.62,41.67882 -87.62,41.67402 -87.6152,41.67402 -87.615,41.67402 -87.61,41.67402 -87.605,41.67402 -87.605,41.66382 -87.61,41.66382 -87.61,41.65882 -87.615,41.65882 -87.62,41.65882 -87.6202,41.65882 -87.6252,41.65882 -87.6302,41.65882&lt;/coordinates&gt;&lt;/LinearRing&gt;&lt;/outerBoundaryIs&gt;&lt;/Polygon&gt;&lt;Polygon&gt;&lt;outerBoundaryIs&gt;&lt;LinearRing&gt;&lt;coordinates&gt;-87.6102,41.76382 -87.6102,41.77402 -87.6,41.77402 -87.6,41.76382 -87.6102,41.76382&lt;/coordinates&gt;&lt;/LinearRing&gt;&lt;/outerBoundaryIs&gt;&lt;/Polygon&gt;&lt;Polygon&gt;&lt;outerBoundaryIs&gt;&lt;LinearRing&gt;&lt;coordinates&gt;-87.5952,41.72382 -87.5952,41.72882 -87.6052,41.72882 -87.6052,41.73382 -87.6052,41.73882 -87.6052,41.73902 -87.6052,41.74402 -87.6052,41.74902 -87.6002,41.74902 -87.6002,41.75402 -87.59,41.75402 -87.59,41.74902 -87.5852,41.74902 -87.5852,41.75402 -87.575,41.75402 -87.575,41.74382 -87.58,41.74382 -87.58,41.73902 -87.575,41.73902 -87.57,41.73902 -87.57,41.72882 -87.575,41.72882 -87.5802,41.72882 -87.585,41.72882 -87.585,41.72382 -87.5952,41.72382&lt;/coordinates&gt;&lt;/LinearRing&gt;&lt;/outerBoundaryIs&gt;&lt;/Polygon&gt;&lt;Polygon&gt;&lt;outerBoundaryIs&gt;&lt;LinearRing&gt;&lt;coordinates&gt;-87.63,41.72882 -87.63,41.72382 -87.63,41.71882 -87.635,41.71882 -87.64,41.71882 -87.6402,41.71882 -87.6452,41.71882 -87.6502,41.71882 -87.6502,41.72382 -87.6552,41.72382 -87.6552,41.72882 -87.6552,41.73382 -87.6552,41.73402 -87.6552,41.73902 -87.6552,41.74402 -87.6502,41.74402 -87.645,41.74402 -87.6402,41.74402 -87.64,41.74402 -87.63,41.74402 -87.63,41.73902 -87.625,41.73902 -87.625,41.72882 -87.63,41.72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14B4FF</text:p>
          </table:table-cell>
          <table:table-cell table:formula="of:=CONCATENATE([.$A$1]; [Sheet1.A65]; [.$A$2]; [.B63]; [.$A$3]; [.B63]; [.$A$4]; [Sheet1.B65]; &quot;&lt;/Placemark&gt;&quot;)" office:value-type="string" office:string-value="  &lt;Placemark&gt;&lt;name&gt;15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605,41.65402 -87.6152,41.65402 -87.6152,41.64382 -87.6202,41.64382 -87.6202,41.64882 -87.6202,41.65382 -87.6202,41.65402 -87.6202,41.65882 -87.62,41.65882 -87.615,41.65882 -87.61,41.65882 -87.61,41.66382 -87.605,41.66382 -87.605,41.67402 -87.6002,41.67402 -87.6,41.67402 -87.595,41.67402 -87.5902,41.67402 -87.5902,41.66382 -87.595,41.66382 -87.595,41.65902 -87.5852,41.65902 -87.5852,41.65382 -87.585,41.65382 -87.585,41.64882 -87.585,41.64382 -87.59,41.64382 -87.595,41.64382 -87.5952,41.64382 -87.6,41.64382 -87.6002,41.64382 -87.605,41.64382 -87.605,41.65402&lt;/coordinates&gt;&lt;/LinearRing&gt;&lt;/outerBoundaryIs&gt;&lt;innerBoundaryIs&gt;&lt;LinearRing&gt;&lt;coordinates&gt;-87.605,41.65402 -87.6002,41.65402 -87.6,41.65402 -87.5952,41.65402 -87.5952,41.65882 -87.6,41.65882 -87.605,41.65882 -87.605,41.65402&lt;/coordinates&gt;&lt;/LinearRing&gt;&lt;/innerBoundaryIs&gt;&lt;/Polygon&gt;&lt;Polygon&gt;&lt;outerBoundaryIs&gt;&lt;LinearRing&gt;&lt;coordinates&gt;-87.64,41.65382 -87.64,41.66402 -87.6452,41.66402 -87.6452,41.66882 -87.6502,41.66882 -87.6552,41.66882 -87.6552,41.67902 -87.6502,41.67902 -87.6452,41.67902 -87.645,41.67902 -87.6402,41.67902 -87.6402,41.68382 -87.6402,41.68402 -87.6402,41.68882 -87.6402,41.68902 -87.6402,41.69382 -87.6452,41.69382 -87.6452,41.70402 -87.6402,41.70402 -87.6402,41.70882 -87.6452,41.70882 -87.6452,41.71382 -87.6502,41.71382 -87.6552,41.71382 -87.6552,41.71882 -87.6552,41.72382 -87.6502,41.72382 -87.6502,41.71882 -87.6452,41.71882 -87.6402,41.71882 -87.64,41.71882 -87.635,41.71882 -87.63,41.71882 -87.63,41.72382 -87.63,41.72882 -87.625,41.72882 -87.625,41.73902 -87.63,41.73902 -87.63,41.74402 -87.64,41.74402 -87.6402,41.74402 -87.645,41.74402 -87.6502,41.74402 -87.6552,41.74402 -87.6552,41.74882 -87.6552,41.74902 -87.6552,41.75402 -87.6552,41.75902 -87.645,41.75902 -87.645,41.75402 -87.64,41.75402 -87.6352,41.75402 -87.6352,41.75902 -87.6252,41.75902 -87.6252,41.76902 -87.6202,41.76902 -87.6152,41.76902 -87.6152,41.77402 -87.6102,41.77402 -87.6102,41.76382 -87.6,41.76382 -87.6,41.77402 -87.595,41.77402 -87.595,41.76902 -87.59,41.76902 -87.585,41.76902 -87.585,41.76402 -87.58,41.76402 -87.58,41.75902 -87.58,41.75402 -87.5852,41.75402 -87.5852,41.74902 -87.59,41.74902 -87.59,41.75402 -87.6002,41.75402 -87.6002,41.74902 -87.6052,41.74902 -87.6052,41.74402 -87.6052,41.73902 -87.6052,41.73882 -87.6052,41.73382 -87.6052,41.72882 -87.5952,41.72882 -87.5952,41.72382 -87.595,41.72382 -87.595,41.71902 -87.5852,41.71902 -87.5852,41.72382 -87.585,41.72382 -87.585,41.72882 -87.5802,41.72882 -87.575,41.72882 -87.57,41.72882 -87.57,41.73402 -87.56,41.73402 -87.56,41.72902 -87.56,41.72382 -87.56,41.71902 -87.56,41.71882 -87.56,41.70882 -87.565,41.70882 -87.57,41.70882 -87.5702,41.70882 -87.5752,41.70882 -87.5802,41.70882 -87.5802,41.71382 -87.585,41.71382 -87.585,41.70882 -87.5952,41.70882 -87.5952,41.71382 -87.6,41.71382 -87.6052,41.71382 -87.6102,41.71382 -87.6102,41.71882 -87.62,41.71882 -87.62,41.71402 -87.62,41.71382 -87.62,41.70902 -87.615,41.70902 -87.61,41.70902 -87.61,41.70402 -87.605,41.70402 -87.6,41.70402 -87.6,41.69382 -87.605,41.69382 -87.605,41.68402 -87.605,41.68382 -87.605,41.67902 -87.605,41.67402 -87.61,41.67402 -87.615,41.67402 -87.6152,41.67402 -87.62,41.67402 -87.62,41.67882 -87.62,41.67902 -87.62,41.68402 -87.62,41.68902 -87.6302,41.68902 -87.6302,41.68402 -87.6302,41.67902 -87.6352,41.67902 -87.6352,41.67402 -87.6352,41.66882 -87.6352,41.66382 -87.6302,41.66382 -87.6302,41.65882 -87.6252,41.65882 -87.625,41.65882 -87.625,41.65382 -87.63,41.65382 -87.635,41.65382 -87.6352,41.65382 -87.64,41.65382&lt;/coordinates&gt;&lt;/LinearRing&gt;&lt;/outerBoundaryIs&gt;&lt;innerBoundaryIs&gt;&lt;LinearRing&gt;&lt;coordinates&gt;-87.63,41.74402 -87.625,41.74402 -87.6202,41.74402 -87.62,41.74402 -87.6152,41.74402 -87.6152,41.74882 -87.6202,41.74882 -87.625,41.74882 -87.6252,41.74882 -87.63,41.74882 -87.63,41.74402&lt;/coordinates&gt;&lt;/LinearRing&gt;&lt;/innerBoundaryIs&gt;&lt;innerBoundaryIs&gt;&lt;LinearRing&gt;&lt;coordinates&gt;-87.575,41.72382 -87.575,41.71902 -87.5702,41.71902 -87.5702,41.72382 -87.575,41.72382&lt;/coordinates&gt;&lt;/LinearRing&gt;&lt;/innerBoundaryIs&gt;&lt;/Polygon&gt;&lt;Polygon&gt;&lt;outerBoundaryIs&gt;&lt;LinearRing&gt;&lt;coordinates&gt;-87.58,41.67402 -87.5902,41.67402 -87.5902,41.67902 -87.5902,41.68402 -87.58,41.68402 -87.58,41.67902 -87.58,41.67402&lt;/coordinates&gt;&lt;/LinearRing&gt;&lt;/outerBoundaryIs&gt;&lt;/Polygon&gt;&lt;Polygon&gt;&lt;outerBoundaryIs&gt;&lt;LinearRing&gt;&lt;coordinates&gt;-87.56,41.66382 -87.56,41.67402 -87.5702,41.67402 -87.5702,41.66902 -87.5752,41.66902 -87.5752,41.66402 -87.58,41.66402 -87.58,41.67402 -87.5752,41.67402 -87.5752,41.68402 -87.5702,41.68402 -87.5702,41.68902 -87.5652,41.68902 -87.56,41.68902 -87.5552,41.68902 -87.5552,41.69382 -87.5552,41.69402 -87.5552,41.69882 -87.5552,41.69902 -87.5552,41.70402 -87.5552,41.70902 -87.5502,41.70902 -87.5502,41.71402 -87.5452,41.71402 -87.5452,41.71902 -87.535,41.71902 -87.535,41.71402 -87.535,41.70882 -87.535,41.70382 -87.54,41.70382 -87.54,41.69902 -87.54,41.69882 -87.54,41.69402 -87.54,41.69382 -87.54,41.68902 -87.54,41.68882 -87.54,41.68402 -87.54,41.68382 -87.54,41.67902 -87.54,41.67882 -87.54,41.67382 -87.54,41.66902 -87.5352,41.66902 -87.535,41.66902 -87.5302,41.66902 -87.525,41.66902 -87.52,41.66902 -87.52,41.65882 -87.525,41.65882 -87.5302,41.65882 -87.535,41.65882 -87.5352,41.65882 -87.54,41.65882 -87.5452,41.65882 -87.5502,41.65882 -87.5502,41.66882 -87.555,41.66882 -87.555,41.66382 -87.56,41.66382&lt;/coordinates&gt;&lt;/LinearRing&gt;&lt;/outerBoundaryIs&gt;&lt;innerBoundaryIs&gt;&lt;LinearRing&gt;&lt;coordinates&gt;-87.5552,41.67382 -87.545,41.67382 -87.545,41.68402 -87.5552,41.68402 -87.5552,41.67382&lt;/coordinates&gt;&lt;/LinearRing&gt;&lt;/innerBoundaryIs&gt;&lt;/Polygon&gt;&lt;Polygon&gt;&lt;outerBoundaryIs&gt;&lt;LinearRing&gt;&lt;coordinates&gt;-87.56,41.64382 -87.56,41.64882 -87.56,41.65402 -87.56,41.65902 -87.555,41.65902 -87.555,41.65402 -87.555,41.64882 -87.555,41.64382 -87.56,41.64382&lt;/coordinates&gt;&lt;/LinearRing&gt;&lt;/outerBoundaryIs&gt;&lt;/Polygon&gt;&lt;Polygon&gt;&lt;outerBoundaryIs&gt;&lt;LinearRing&gt;&lt;coordinates&gt;-87.6,41.77402 -87.6102,41.77402 -87.6102,41.77902 -87.6,41.77902 -87.6,41.77402&lt;/coordinates&gt;&lt;/LinearRing&gt;&lt;/outerBoundaryIs&gt;&lt;/Polygon&gt;&lt;Polygon&gt;&lt;outerBoundaryIs&gt;&lt;LinearRing&gt;&lt;coordinates&gt;-87.575,41.73902 -87.58,41.73902 -87.58,41.74382 -87.575,41.74382 -87.575,41.73902&lt;/coordinates&gt;&lt;/LinearRing&gt;&lt;/outerBoundaryIs&gt;&lt;/Polygon&gt;&lt;Polygon&gt;&lt;outerBoundaryIs&gt;&lt;LinearRing&gt;&lt;coordinates&gt;-87.5552,41.73382 -87.5552,41.74402 -87.5502,41.74402 -87.5502,41.74902 -87.54,41.74902 -87.54,41.73882 -87.545,41.73882 -87.545,41.73382 -87.5552,41.73382&lt;/coordinates&gt;&lt;/LinearRing&gt;&lt;/outerBoundaryIs&gt;&lt;/Polygon&gt;&lt;/MultiGeometry&gt;&lt;/Placemark&gt;">
            <text:p><text:s text:c="2"/>&lt;Placemark&gt;&lt;name&gt;15&lt;/name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605,41.65402 -87.6152,41.65402 -87.6152,41.64382 -87.6202,41.64382 -87.6202,41.64882 -87.6202,41.65382 -87.6202,41.65402 -87.6202,41.65882 -87.62,41.65882 -87.615,41.65882 -87.61,41.65882 -87.61,41.66382 -87.605,41.66382 -87.605,41.67402 -87.6002,41.67402 -87.6,41.67402 -87.595,41.67402 -87.5902,41.67402 -87.5902,41.66382 -87.595,41.66382 -87.595,41.65902 -87.5852,41.65902 -87.5852,41.65382 -87.585,41.65382 -87.585,41.64882 -87.585,41.64382 -87.59,41.64382 -87.595,41.64382 -87.5952,41.64382 -87.6,41.64382 -87.6002,41.64382 -87.605,41.64382 -87.605,41.65402&lt;/coordinates&gt;&lt;/LinearRing&gt;&lt;/outerBoundaryIs&gt;&lt;innerBoundaryIs&gt;&lt;LinearRing&gt;&lt;coordinates&gt;-87.605,41.65402 -87.6002,41.65402 -87.6,41.65402 -87.5952,41.65402 -87.5952,41.65882 -87.6,41.65882 -87.605,41.65882 -87.605,41.65402&lt;/coordinates&gt;&lt;/LinearRing&gt;&lt;/innerBoundaryIs&gt;&lt;/Polygon&gt;&lt;Polygon&gt;&lt;outerBoundaryIs&gt;&lt;LinearRing&gt;&lt;coordinates&gt;-87.64,41.65382 -87.64,41.66402 -87.6452,41.66402 -87.6452,41.66882 -87.6502,41.66882 -87.6552,41.66882 -87.6552,41.67902 -87.6502,41.67902 -87.6452,41.67902 -87.645,41.67902 -87.6402,41.67902 -87.6402,41.68382 -87.6402,41.68402 -87.6402,41.68882 -87.6402,41.68902 -87.6402,41.69382 -87.6452,41.69382 -87.6452,41.70402 -87.6402,41.70402 -87.6402,41.70882 -87.6452,41.70882 -87.6452,41.71382 -87.6502,41.71382 -87.6552,41.71382 -87.6552,41.71882 -87.6552,41.72382 -87.6502,41.72382 -87.6502,41.71882 -87.6452,41.71882 -87.6402,41.71882 -87.64,41.71882 -87.635,41.71882 -87.63,41.71882 -87.63,41.72382 -87.63,41.72882 -87.625,41.72882 -87.625,41.73902 -87.63,41.73902 -87.63,41.74402 -87.64,41.74402 -87.6402,41.74402 -87.645,41.74402 -87.6502,41.74402 -87.6552,41.74402 -87.6552,41.74882 -87.6552,41.74902 -87.6552,41.75402 -87.6552,41.75902 -87.645,41.75902 -87.645,41.75402 -87.64,41.75402 -87.6352,41.75402 -87.6352,41.75902 -87.6252,41.75902 -87.6252,41.76902 -87.6202,41.76902 -87.6152,41.76902 -87.6152,41.77402 -87.6102,41.77402 -87.6102,41.76382 -87.6,41.76382 -87.6,41.77402 -87.595,41.77402 -87.595,41.76902 -87.59,41.76902 -87.585,41.76902 -87.585,41.76402 -87.58,41.76402 -87.58,41.75902 -87.58,41.75402 -87.5852,41.75402 -87.5852,41.74902 -87.59,41.74902 -87.59,41.75402 -87.6002,41.75402 -87.6002,41.74902 -87.6052,41.74902 -87.6052,41.74402 -87.6052,41.73902 -87.6052,41.73882 -87.6052,41.73382 -87.6052,41.72882 -87.5952,41.72882 -87.5952,41.72382 -87.595,41.72382 -87.595,41.71902 -87.5852,41.71902 -87.5852,41.72382 -87.585,41.72382 -87.585,41.72882 -87.5802,41.72882 -87.575,41.72882 -87.57,41.72882 -87.57,41.73402 -87.56,41.73402 -87.56,41.72902 -87.56,41.72382 -87.56,41.71902 -87.56,41.71882 -87.56,41.70882 -87.565,41.70882 -87.57,41.70882 -87.5702,41.70882 -87.5752,41.70882 -87.5802,41.70882 -87.5802,41.71382 -87.585,41.71382 -87.585,41.70882 -87.5952,41.70882 -87.5952,41.71382 -87.6,41.71382 -87.6052,41.71382 -87.6102,41.71382 -87.6102,41.71882 -87.62,41.71882 -87.62,41.71402 -87.62,41.71382 -87.62,41.70902 -87.615,41.70902 -87.61,41.70902 -87.61,41.70402 -87.605,41.70402 -87.6,41.70402 -87.6,41.69382 -87.605,41.69382 -87.605,41.68402 -87.605,41.68382 -87.605,41.67902 -87.605,41.67402 -87.61,41.67402 -87.615,41.67402 -87.6152,41.67402 -87.62,41.67402 -87.62,41.67882 -87.62,41.67902 -87.62,41.68402 -87.62,41.68902 -87.6302,41.68902 -87.6302,41.68402 -87.6302,41.67902 -87.6352,41.67902 -87.6352,41.67402 -87.6352,41.66882 -87.6352,41.66382 -87.6302,41.66382 -87.6302,41.65882 -87.6252,41.65882 -87.625,41.65882 -87.625,41.65382 -87.63,41.65382 -87.635,41.65382 -87.6352,41.65382 -87.64,41.65382&lt;/coordinates&gt;&lt;/LinearRing&gt;&lt;/outerBoundaryIs&gt;&lt;innerBoundaryIs&gt;&lt;LinearRing&gt;&lt;coordinates&gt;-87.63,41.74402 -87.625,41.74402 -87.6202,41.74402 -87.62,41.74402 -87.6152,41.74402 -87.6152,41.74882 -87.6202,41.74882 -87.625,41.74882 -87.6252,41.74882 -87.63,41.74882 -87.63,41.74402&lt;/coordinates&gt;&lt;/LinearRing&gt;&lt;/innerBoundaryIs&gt;&lt;innerBoundaryIs&gt;&lt;LinearRing&gt;&lt;coordinates&gt;-87.575,41.72382 -87.575,41.71902 -87.5702,41.71902 -87.5702,41.72382 -87.575,41.72382&lt;/coordinates&gt;&lt;/LinearRing&gt;&lt;/innerBoundaryIs&gt;&lt;/Polygon&gt;&lt;Polygon&gt;&lt;outerBoundaryIs&gt;&lt;LinearRing&gt;&lt;coordinates&gt;-87.58,41.67402 -87.5902,41.67402 -87.5902,41.67902 -87.5902,41.68402 -87.58,41.68402 -87.58,41.67902 -87.58,41.67402&lt;/coordinates&gt;&lt;/LinearRing&gt;&lt;/outerBoundaryIs&gt;&lt;/Polygon&gt;&lt;Polygon&gt;&lt;outerBoundaryIs&gt;&lt;LinearRing&gt;&lt;coordinates&gt;-87.56,41.66382 -87.56,41.67402 -87.5702,41.67402 -87.5702,41.66902 -87.5752,41.66902 -87.5752,41.66402 -87.58,41.66402 -87.58,41.67402 -87.5752,41.67402 -87.5752,41.68402 -87.5702,41.68402 -87.5702,41.68902 -87.5652,41.68902 -87.56,41.68902 -87.5552,41.68902 -87.5552,41.69382 -87.5552,41.69402 -87.5552,41.69882 -87.5552,41.69902 -87.5552,41.70402 -87.5552,41.70902 -87.5502,41.70902 -87.5502,41.71402 -87.5452,41.71402 -87.5452,41.71902 -87.535,41.71902 -87.535,41.71402 -87.535,41.70882 -87.535,41.70382 -87.54,41.70382 -87.54,41.69902 -87.54,41.69882 -87.54,41.69402 -87.54,41.69382 -87.54,41.68902 -87.54,41.68882 -87.54,41.68402 -87.54,41.68382 -87.54,41.67902 -87.54,41.67882 -87.54,41.67382 -87.54,41.66902 -87.5352,41.66902 -87.535,41.66902 -87.5302,41.66902 -87.525,41.66902 -87.52,41.66902 -87.52,41.65882 -87.525,41.65882 -87.5302,41.65882 -87.535,41.65882 -87.5352,41.65882 -87.54,41.65882 -87.5452,41.65882 -87.5502,41.65882 -87.5502,41.66882 -87.555,41.66882 -87.555,41.66382 -87.56,41.66382&lt;/coordinates&gt;&lt;/LinearRing&gt;&lt;/outerBoundaryIs&gt;&lt;innerBoundaryIs&gt;&lt;LinearRing&gt;&lt;coordinates&gt;-87.5552,41.67382 -87.545,41.67382 -87.545,41.68402 -87.5552,41.68402 -87.5552,41.67382&lt;/coordinates&gt;&lt;/LinearRing&gt;&lt;/innerBoundaryIs&gt;&lt;/Polygon&gt;&lt;Polygon&gt;&lt;outerBoundaryIs&gt;&lt;LinearRing&gt;&lt;coordinates&gt;-87.56,41.64382 -87.56,41.64882 -87.56,41.65402 -87.56,41.65902 -87.555,41.65902 -87.555,41.65402 -87.555,41.64882 -87.555,41.64382 -87.56,41.64382&lt;/coordinates&gt;&lt;/LinearRing&gt;&lt;/outerBoundaryIs&gt;&lt;/Polygon&gt;&lt;Polygon&gt;&lt;outerBoundaryIs&gt;&lt;LinearRing&gt;&lt;coordinates&gt;-87.6,41.77402 -87.6102,41.77402 -87.6102,41.77902 -87.6,41.77902 -87.6,41.77402&lt;/coordinates&gt;&lt;/LinearRing&gt;&lt;/outerBoundaryIs&gt;&lt;/Polygon&gt;&lt;Polygon&gt;&lt;outerBoundaryIs&gt;&lt;LinearRing&gt;&lt;coordinates&gt;-87.575,41.73902 -87.58,41.73902 -87.58,41.74382 -87.575,41.74382 -87.575,41.73902&lt;/coordinates&gt;&lt;/LinearRing&gt;&lt;/outerBoundaryIs&gt;&lt;/Polygon&gt;&lt;Polygon&gt;&lt;outerBoundaryIs&gt;&lt;LinearRing&gt;&lt;coordinates&gt;-87.5552,41.73382 -87.5552,41.74402 -87.5502,41.74402 -87.5502,41.74902 -87.54,41.74902 -87.54,41.73882 -87.545,41.73882 -87.545,41.73382 -87.5552,41.73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14F0FF</text:p>
          </table:table-cell>
          <table:table-cell table:formula="of:=CONCATENATE([.$A$1]; [Sheet1.A66]; [.$A$2]; [.B64]; [.$A$3]; [.B64]; [.$A$4]; [Sheet1.B66]; &quot;&lt;/Placemark&gt;&quot;)" office:value-type="string" office:string-value="  &lt;Placemark&gt;&lt;name&gt;12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5552,41.73902 -87.5552,41.73382 -87.545,41.73382 -87.545,41.72902 -87.545,41.72882 -87.545,41.72402 -87.5402,41.72402 -87.5402,41.72902 -87.5402,41.73402 -87.5352,41.73402 -87.5352,41.73902 -87.5302,41.73902 -87.5302,41.74402 -87.5302,41.74902 -87.52,41.74902 -87.52,41.74402 -87.52,41.73882 -87.52,41.73382 -87.525,41.73382 -87.525,41.72902 -87.525,41.72882 -87.525,41.72402 -87.52,41.72402 -87.52,41.71902 -87.52,41.71402 -87.52,41.71382 -87.52,41.70882 -87.52,41.70382 -87.53,41.70382 -87.53,41.69882 -87.535,41.69882 -87.535,41.69402 -87.535,41.69382 -87.535,41.68902 -87.53,41.68902 -87.53,41.68402 -87.53,41.67902 -87.525,41.67902 -87.52,41.67902 -87.52,41.67402 -87.52,41.66902 -87.525,41.66902 -87.5302,41.66902 -87.535,41.66902 -87.5352,41.66902 -87.54,41.66902 -87.54,41.67382 -87.54,41.67882 -87.54,41.67902 -87.54,41.68382 -87.54,41.68402 -87.54,41.68882 -87.54,41.68902 -87.54,41.69382 -87.54,41.69402 -87.54,41.69882 -87.54,41.69902 -87.54,41.70382 -87.535,41.70382 -87.535,41.70882 -87.535,41.71402 -87.535,41.71902 -87.5452,41.71902 -87.5452,41.71402 -87.5502,41.71402 -87.5502,41.70902 -87.5552,41.70902 -87.5552,41.71382 -87.56,41.71382 -87.56,41.71882 -87.56,41.71902 -87.56,41.72382 -87.56,41.72402 -87.5552,41.72402 -87.5552,41.72882 -87.56,41.72882 -87.56,41.72902 -87.56,41.73402 -87.5652,41.73402 -87.5652,41.73902 -87.5552,41.73902&lt;/coordinates&gt;&lt;/LinearRing&gt;&lt;/outerBoundaryIs&gt;&lt;innerBoundaryIs&gt;&lt;LinearRing&gt;&lt;coordinates&gt;-87.5502,41.71402 -87.5502,41.71882 -87.555,41.71882 -87.555,41.71402 -87.5502,41.71402&lt;/coordinates&gt;&lt;/LinearRing&gt;&lt;/innerBoundaryIs&gt;&lt;/Polygon&gt;&lt;Polygon&gt;&lt;outerBoundaryIs&gt;&lt;LinearRing&gt;&lt;coordinates&gt;-87.5702,41.70882 -87.57,41.70882 -87.565,41.70882 -87.56,41.70882 -87.56,41.70902 -87.5552,41.70902 -87.5552,41.70402 -87.5552,41.69902 -87.5552,41.69882 -87.5552,41.69402 -87.5552,41.69382 -87.5552,41.68902 -87.56,41.68902 -87.5652,41.68902 -87.5702,41.68902 -87.5702,41.68402 -87.5752,41.68402 -87.5752,41.67402 -87.58,41.67402 -87.58,41.67902 -87.58,41.68402 -87.5902,41.68402 -87.5902,41.67902 -87.5902,41.67402 -87.595,41.67402 -87.6,41.67402 -87.6002,41.67402 -87.605,41.67402 -87.605,41.67902 -87.605,41.68382 -87.605,41.68402 -87.605,41.69382 -87.6,41.69382 -87.6,41.70402 -87.605,41.70402 -87.61,41.70402 -87.61,41.70902 -87.615,41.70902 -87.62,41.70902 -87.62,41.71382 -87.62,41.71402 -87.62,41.71882 -87.6102,41.71882 -87.6102,41.71382 -87.6052,41.71382 -87.6,41.71382 -87.5952,41.71382 -87.5952,41.70882 -87.585,41.70882 -87.585,41.71382 -87.5802,41.71382 -87.5802,41.70882 -87.58,41.70882 -87.58,41.70402 -87.5752,41.70402 -87.575,41.70402 -87.5702,41.70402 -87.5702,41.70882&lt;/coordinates&gt;&lt;/LinearRing&gt;&lt;/outerBoundaryIs&gt;&lt;/Polygon&gt;&lt;Polygon&gt;&lt;outerBoundaryIs&gt;&lt;LinearRing&gt;&lt;coordinates&gt;-87.555,41.64382 -87.555,41.64882 -87.555,41.65402 -87.555,41.65902 -87.56,41.65902 -87.565,41.65902 -87.565,41.66382 -87.56,41.66382 -87.555,41.66382 -87.555,41.66882 -87.5502,41.66882 -87.5502,41.65882 -87.5452,41.65882 -87.54,41.65882 -87.5352,41.65882 -87.535,41.65882 -87.5302,41.65882 -87.525,41.65882 -87.52,41.65882 -87.52,41.64882 -87.525,41.64882 -87.525,41.64382 -87.53,41.64382 -87.535,41.64382 -87.5352,41.64382 -87.54,41.64382 -87.5402,41.64382 -87.5452,41.64382 -87.55,41.64382 -87.5502,41.64382 -87.555,41.64382&lt;/coordinates&gt;&lt;/LinearRing&gt;&lt;/outerBoundaryIs&gt;&lt;/Polygon&gt;&lt;Polygon&gt;&lt;outerBoundaryIs&gt;&lt;LinearRing&gt;&lt;coordinates&gt;-87.585,41.64382 -87.585,41.64882 -87.585,41.65382 -87.575,41.65382 -87.575,41.65882 -87.5702,41.65882 -87.5702,41.65402 -87.5702,41.64882 -87.5702,41.64382 -87.575,41.64382 -87.5752,41.64382 -87.58,41.64382 -87.5802,41.64382 -87.585,41.64382&lt;/coordinates&gt;&lt;/LinearRing&gt;&lt;/outerBoundaryIs&gt;&lt;/Polygon&gt;&lt;Polygon&gt;&lt;outerBoundaryIs&gt;&lt;LinearRing&gt;&lt;coordinates&gt;-87.6552,41.71382 -87.6502,41.71382 -87.6452,41.71382 -87.6452,41.70882 -87.6402,41.70882 -87.6402,41.70402 -87.6452,41.70402 -87.6452,41.69382 -87.6402,41.69382 -87.6402,41.68902 -87.6402,41.68882 -87.6402,41.68402 -87.6402,41.68382 -87.6402,41.67902 -87.645,41.67902 -87.6452,41.67902 -87.6502,41.67902 -87.6552,41.67902 -87.6552,41.68382 -87.6552,41.68402 -87.6552,41.68902 -87.6552,41.69382 -87.6552,41.69402 -87.6552,41.69882 -87.6552,41.70382 -87.6552,41.70402 -87.6552,41.70882 -87.6552,41.70902 -87.6552,41.71382&lt;/coordinates&gt;&lt;/LinearRing&gt;&lt;/outerBoundaryIs&gt;&lt;/Polygon&gt;&lt;Polygon&gt;&lt;outerBoundaryIs&gt;&lt;LinearRing&gt;&lt;coordinates&gt;-87.6552,41.73402 -87.6552,41.73382 -87.6552,41.72902 -87.6552,41.72882 -87.6552,41.72402 -87.6552,41.72382 -87.6552,41.71882 -87.66,41.71882 -87.6602,41.71882 -87.665,41.71882 -87.6652,41.71882 -87.6702,41.71882 -87.6752,41.71882 -87.6752,41.72382 -87.6802,41.72382 -87.6802,41.72882 -87.6802,41.73402 -87.6802,41.73902 -87.6752,41.73902 -87.6752,41.74902 -87.665,41.74902 -87.665,41.74402 -87.6602,41.74402 -87.6602,41.74902 -87.6552,41.74902 -87.6552,41.74882 -87.6552,41.74402 -87.6552,41.74382 -87.6552,41.73902 -87.6552,41.73882 -87.66,41.73882 -87.66,41.73402 -87.6552,41.73402&lt;/coordinates&gt;&lt;/LinearRing&gt;&lt;/outerBoundaryIs&gt;&lt;/Polygon&gt;&lt;Polygon&gt;&lt;outerBoundaryIs&gt;&lt;LinearRing&gt;&lt;coordinates&gt;-87.58,41.76402 -87.585,41.76402 -87.585,41.76902 -87.59,41.76902 -87.595,41.76902 -87.595,41.77402 -87.6,41.77402 -87.6,41.77902 -87.6102,41.77902 -87.6102,41.77402 -87.6152,41.77402 -87.6152,41.76902 -87.6202,41.76902 -87.6252,41.76902 -87.6252,41.75902 -87.6352,41.75902 -87.6352,41.75402 -87.64,41.75402 -87.645,41.75402 -87.645,41.75902 -87.6552,41.75902 -87.6552,41.76402 -87.6552,41.76902 -87.6502,41.76902 -87.6452,41.76902 -87.645,41.76902 -87.6402,41.76902 -87.64,41.76902 -87.6352,41.76902 -87.635,41.76902 -87.6302,41.76902 -87.6302,41.77402 -87.6302,41.77902 -87.6252,41.77902 -87.6202,41.77902 -87.6202,41.78402 -87.6152,41.78402 -87.6102,41.78402 -87.61,41.78402 -87.6052,41.78402 -87.605,41.78402 -87.6002,41.78402 -87.6002,41.78902 -87.59,41.78902 -87.59,41.78402 -87.585,41.78402 -87.585,41.77902 -87.585,41.77402 -87.58,41.77402 -87.58,41.76902 -87.58,41.76402&lt;/coordinates&gt;&lt;/LinearRing&gt;&lt;/outerBoundaryIs&gt;&lt;/Polygon&gt;&lt;Polygon&gt;&lt;outerBoundaryIs&gt;&lt;LinearRing&gt;&lt;coordinates&gt;-87.595,41.71902 -87.595,41.72382 -87.5902,41.72382 -87.59,41.72382 -87.5852,41.72382 -87.5852,41.71902 -87.595,41.71902&lt;/coordinates&gt;&lt;/LinearRing&gt;&lt;/outerBoundaryIs&gt;&lt;/Polygon&gt;&lt;Polygon&gt;&lt;outerBoundaryIs&gt;&lt;LinearRing&gt;&lt;coordinates&gt;-87.6,41.65882 -87.5952,41.65882 -87.5952,41.65402 -87.6,41.65402 -87.6002,41.65402 -87.605,41.65402 -87.605,41.65882 -87.6,41.65882&lt;/coordinates&gt;&lt;/LinearRing&gt;&lt;/outerBoundaryIs&gt;&lt;/Polygon&gt;&lt;Polygon&gt;&lt;outerBoundaryIs&gt;&lt;LinearRing&gt;&lt;coordinates&gt;-87.595,41.65902 -87.595,41.66382 -87.5902,41.66382 -87.59,41.66382 -87.5852,41.66382 -87.5852,41.65902 -87.595,41.65902&lt;/coordinates&gt;&lt;/LinearRing&gt;&lt;/outerBoundaryIs&gt;&lt;/Polygon&gt;&lt;Polygon&gt;&lt;outerBoundaryIs&gt;&lt;LinearRing&gt;&lt;coordinates&gt;-87.63,41.74402 -87.63,41.74882 -87.6252,41.74882 -87.625,41.74882 -87.6202,41.74882 -87.6152,41.74882 -87.6152,41.74402 -87.62,41.74402 -87.6202,41.74402 -87.625,41.74402 -87.63,41.74402&lt;/coordinates&gt;&lt;/LinearRing&gt;&lt;/outerBoundaryIs&gt;&lt;/Polygon&gt;&lt;Polygon&gt;&lt;outerBoundaryIs&gt;&lt;LinearRing&gt;&lt;coordinates&gt;-87.575,41.72382 -87.5702,41.72382 -87.5702,41.71902 -87.575,41.71902 -87.575,41.72382&lt;/coordinates&gt;&lt;/LinearRing&gt;&lt;/outerBoundaryIs&gt;&lt;/Polygon&gt;&lt;/MultiGeometry&gt;&lt;/Placemark&gt;">
            <text:p><text:s text:c="2"/>&lt;Placemark&gt;&lt;name&gt;12&lt;/name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5552,41.73902 -87.5552,41.73382 -87.545,41.73382 -87.545,41.72902 -87.545,41.72882 -87.545,41.72402 -87.5402,41.72402 -87.5402,41.72902 -87.5402,41.73402 -87.5352,41.73402 -87.5352,41.73902 -87.5302,41.73902 -87.5302,41.74402 -87.5302,41.74902 -87.52,41.74902 -87.52,41.74402 -87.52,41.73882 -87.52,41.73382 -87.525,41.73382 -87.525,41.72902 -87.525,41.72882 -87.525,41.72402 -87.52,41.72402 -87.52,41.71902 -87.52,41.71402 -87.52,41.71382 -87.52,41.70882 -87.52,41.70382 -87.53,41.70382 -87.53,41.69882 -87.535,41.69882 -87.535,41.69402 -87.535,41.69382 -87.535,41.68902 -87.53,41.68902 -87.53,41.68402 -87.53,41.67902 -87.525,41.67902 -87.52,41.67902 -87.52,41.67402 -87.52,41.66902 -87.525,41.66902 -87.5302,41.66902 -87.535,41.66902 -87.5352,41.66902 -87.54,41.66902 -87.54,41.67382 -87.54,41.67882 -87.54,41.67902 -87.54,41.68382 -87.54,41.68402 -87.54,41.68882 -87.54,41.68902 -87.54,41.69382 -87.54,41.69402 -87.54,41.69882 -87.54,41.69902 -87.54,41.70382 -87.535,41.70382 -87.535,41.70882 -87.535,41.71402 -87.535,41.71902 -87.5452,41.71902 -87.5452,41.71402 -87.5502,41.71402 -87.5502,41.70902 -87.5552,41.70902 -87.5552,41.71382 -87.56,41.71382 -87.56,41.71882 -87.56,41.71902 -87.56,41.72382 -87.56,41.72402 -87.5552,41.72402 -87.5552,41.72882 -87.56,41.72882 -87.56,41.72902 -87.56,41.73402 -87.5652,41.73402 -87.5652,41.73902 -87.5552,41.73902&lt;/coordinates&gt;&lt;/LinearRing&gt;&lt;/outerBoundaryIs&gt;&lt;innerBoundaryIs&gt;&lt;LinearRing&gt;&lt;coordinates&gt;-87.5502,41.71402 -87.5502,41.71882 -87.555,41.71882 -87.555,41.71402 -87.5502,41.71402&lt;/coordinates&gt;&lt;/LinearRing&gt;&lt;/innerBoundaryIs&gt;&lt;/Polygon&gt;&lt;Polygon&gt;&lt;outerBoundaryIs&gt;&lt;LinearRing&gt;&lt;coordinates&gt;-87.5702,41.70882 -87.57,41.70882 -87.565,41.70882 -87.56,41.70882 -87.56,41.70902 -87.5552,41.70902 -87.5552,41.70402 -87.5552,41.69902 -87.5552,41.69882 -87.5552,41.69402 -87.5552,41.69382 -87.5552,41.68902 -87.56,41.68902 -87.5652,41.68902 -87.5702,41.68902 -87.5702,41.68402 -87.5752,41.68402 -87.5752,41.67402 -87.58,41.67402 -87.58,41.67902 -87.58,41.68402 -87.5902,41.68402 -87.5902,41.67902 -87.5902,41.67402 -87.595,41.67402 -87.6,41.67402 -87.6002,41.67402 -87.605,41.67402 -87.605,41.67902 -87.605,41.68382 -87.605,41.68402 -87.605,41.69382 -87.6,41.69382 -87.6,41.70402 -87.605,41.70402 -87.61,41.70402 -87.61,41.70902 -87.615,41.70902 -87.62,41.70902 -87.62,41.71382 -87.62,41.71402 -87.62,41.71882 -87.6102,41.71882 -87.6102,41.71382 -87.6052,41.71382 -87.6,41.71382 -87.5952,41.71382 -87.5952,41.70882 -87.585,41.70882 -87.585,41.71382 -87.5802,41.71382 -87.5802,41.70882 -87.58,41.70882 -87.58,41.70402 -87.5752,41.70402 -87.575,41.70402 -87.5702,41.70402 -87.5702,41.70882&lt;/coordinates&gt;&lt;/LinearRing&gt;&lt;/outerBoundaryIs&gt;&lt;/Polygon&gt;&lt;Polygon&gt;&lt;outerBoundaryIs&gt;&lt;LinearRing&gt;&lt;coordinates&gt;-87.555,41.64382 -87.555,41.64882 -87.555,41.65402 -87.555,41.65902 -87.56,41.65902 -87.565,41.65902 -87.565,41.66382 -87.56,41.66382 -87.555,41.66382 -87.555,41.66882 -87.5502,41.66882 -87.5502,41.65882 -87.5452,41.65882 -87.54,41.65882 -87.5352,41.65882 -87.535,41.65882 -87.5302,41.65882 -87.525,41.65882 -87.52,41.65882 -87.52,41.64882 -87.525,41.64882 -87.525,41.64382 -87.53,41.64382 -87.535,41.64382 -87.5352,41.64382 -87.54,41.64382 -87.5402,41.64382 -87.5452,41.64382 -87.55,41.64382 -87.5502,41.64382 -87.555,41.64382&lt;/coordinates&gt;&lt;/LinearRing&gt;&lt;/outerBoundaryIs&gt;&lt;/Polygon&gt;&lt;Polygon&gt;&lt;outerBoundaryIs&gt;&lt;LinearRing&gt;&lt;coordinates&gt;-87.585,41.64382 -87.585,41.64882 -87.585,41.65382 -87.575,41.65382 -87.575,41.65882 -87.5702,41.65882 -87.5702,41.65402 -87.5702,41.64882 -87.5702,41.64382 -87.575,41.64382 -87.5752,41.64382 -87.58,41.64382 -87.5802,41.64382 -87.585,41.64382&lt;/coordinates&gt;&lt;/LinearRing&gt;&lt;/outerBoundaryIs&gt;&lt;/Polygon&gt;&lt;Polygon&gt;&lt;outerBoundaryIs&gt;&lt;LinearRing&gt;&lt;coordinates&gt;-87.6552,41.71382 -87.6502,41.71382 -87.6452,41.71382 -87.6452,41.70882 -87.6402,41.70882 -87.6402,41.70402 -87.6452,41.70402 -87.6452,41.69382 -87.6402,41.69382 -87.6402,41.68902 -87.6402,41.68882 -87.6402,41.68402 -87.6402,41.68382 -87.6402,41.67902 -87.645,41.67902 -87.6452,41.67902 -87.6502,41.67902 -87.6552,41.67902 -87.6552,41.68382 -87.6552,41.68402 -87.6552,41.68902 -87.6552,41.69382 -87.6552,41.69402 -87.6552,41.69882 -87.6552,41.70382 -87.6552,41.70402 -87.6552,41.70882 -87.6552,41.70902 -87.6552,41.71382&lt;/coordinates&gt;&lt;/LinearRing&gt;&lt;/outerBoundaryIs&gt;&lt;/Polygon&gt;&lt;Polygon&gt;&lt;outerBoundaryIs&gt;&lt;LinearRing&gt;&lt;coordinates&gt;-87.6552,41.73402 -87.6552,41.73382 -87.6552,41.72902 -87.6552,41.72882 -87.6552,41.72402 -87.6552,41.72382 -87.6552,41.71882 -87.66,41.71882 -87.6602,41.71882 -87.665,41.71882 -87.6652,41.71882 -87.6702,41.71882 -87.6752,41.71882 -87.6752,41.72382 -87.6802,41.72382 -87.6802,41.72882 -87.6802,41.73402 -87.6802,41.73902 -87.6752,41.73902 -87.6752,41.74902 -87.665,41.74902 -87.665,41.74402 -87.6602,41.74402 -87.6602,41.74902 -87.6552,41.74902 -87.6552,41.74882 -87.6552,41.74402 -87.6552,41.74382 -87.6552,41.73902 -87.6552,41.73882 -87.66,41.73882 -87.66,41.73402 -87.6552,41.73402&lt;/coordinates&gt;&lt;/LinearRing&gt;&lt;/outerBoundaryIs&gt;&lt;/Polygon&gt;&lt;Polygon&gt;&lt;outerBoundaryIs&gt;&lt;LinearRing&gt;&lt;coordinates&gt;-87.58,41.76402 -87.585,41.76402 -87.585,41.76902 -87.59,41.76902 -87.595,41.76902 -87.595,41.77402 -87.6,41.77402 -87.6,41.77902 -87.6102,41.77902 -87.6102,41.77402 -87.6152,41.77402 -87.6152,41.76902 -87.6202,41.76902 -87.6252,41.76902 -87.6252,41.75902 -87.6352,41.75902 -87.6352,41.75402 -87.64,41.75402 -87.645,41.75402 -87.645,41.75902 -87.6552,41.75902 -87.6552,41.76402 -87.6552,41.76902 -87.6502,41.76902 -87.6452,41.76902 -87.645,41.76902 -87.6402,41.76902 -87.64,41.76902 -87.6352,41.76902 -87.635,41.76902 -87.6302,41.76902 -87.6302,41.77402 -87.6302,41.77902 -87.6252,41.77902 -87.6202,41.77902 -87.6202,41.78402 -87.6152,41.78402 -87.6102,41.78402 -87.61,41.78402 -87.6052,41.78402 -87.605,41.78402 -87.6002,41.78402 -87.6002,41.78902 -87.59,41.78902 -87.59,41.78402 -87.585,41.78402 -87.585,41.77902 -87.585,41.77402 -87.58,41.77402 -87.58,41.76902 -87.58,41.76402&lt;/coordinates&gt;&lt;/LinearRing&gt;&lt;/outerBoundaryIs&gt;&lt;/Polygon&gt;&lt;Polygon&gt;&lt;outerBoundaryIs&gt;&lt;LinearRing&gt;&lt;coordinates&gt;-87.595,41.71902 -87.595,41.72382 -87.5902,41.72382 -87.59,41.72382 -87.5852,41.72382 -87.5852,41.71902 -87.595,41.71902&lt;/coordinates&gt;&lt;/LinearRing&gt;&lt;/outerBoundaryIs&gt;&lt;/Polygon&gt;&lt;Polygon&gt;&lt;outerBoundaryIs&gt;&lt;LinearRing&gt;&lt;coordinates&gt;-87.6,41.65882 -87.5952,41.65882 -87.5952,41.65402 -87.6,41.65402 -87.6002,41.65402 -87.605,41.65402 -87.605,41.65882 -87.6,41.65882&lt;/coordinates&gt;&lt;/LinearRing&gt;&lt;/outerBoundaryIs&gt;&lt;/Polygon&gt;&lt;Polygon&gt;&lt;outerBoundaryIs&gt;&lt;LinearRing&gt;&lt;coordinates&gt;-87.595,41.65902 -87.595,41.66382 -87.5902,41.66382 -87.59,41.66382 -87.5852,41.66382 -87.5852,41.65902 -87.595,41.65902&lt;/coordinates&gt;&lt;/LinearRing&gt;&lt;/outerBoundaryIs&gt;&lt;/Polygon&gt;&lt;Polygon&gt;&lt;outerBoundaryIs&gt;&lt;LinearRing&gt;&lt;coordinates&gt;-87.63,41.74402 -87.63,41.74882 -87.6252,41.74882 -87.625,41.74882 -87.6202,41.74882 -87.6152,41.74882 -87.6152,41.74402 -87.62,41.74402 -87.6202,41.74402 -87.625,41.74402 -87.63,41.74402&lt;/coordinates&gt;&lt;/LinearRing&gt;&lt;/outerBoundaryIs&gt;&lt;/Polygon&gt;&lt;Polygon&gt;&lt;outerBoundaryIs&gt;&lt;LinearRing&gt;&lt;coordinates&gt;-87.575,41.72382 -87.5702,41.72382 -87.5702,41.71902 -87.575,41.71902 -87.575,41.723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00FF14</text:p>
          </table:table-cell>
          <table:table-cell table:formula="of:=CONCATENATE([.$A$1]; [Sheet1.A67]; [.$A$2]; [.B65]; [.$A$3]; [.B65]; [.$A$4]; [Sheet1.B67]; &quot;&lt;/Placemark&gt;&quot;)" office:value-type="string" office:string-value="  &lt;Placemark&gt;&lt;name&gt;9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525,41.64382 -87.525,41.64882 -87.52,41.64882 -87.52,41.64382 -87.525,41.64382&lt;/coordinates&gt;&lt;/LinearRing&gt;&lt;/outerBoundaryIs&gt;&lt;/Polygon&gt;&lt;Polygon&gt;&lt;outerBoundaryIs&gt;&lt;LinearRing&gt;&lt;coordinates&gt;-87.6552,41.75902 -87.6552,41.75882 -87.6552,41.75402 -87.6552,41.75382 -87.6552,41.74902 -87.6602,41.74902 -87.6602,41.74402 -87.665,41.74402 -87.665,41.74902 -87.6752,41.74902 -87.6752,41.73902 -87.6802,41.73902 -87.6802,41.73402 -87.6802,41.72882 -87.6802,41.72382 -87.6752,41.72382 -87.6752,41.71882 -87.6702,41.71882 -87.6652,41.71882 -87.665,41.71882 -87.6602,41.71882 -87.66,41.71882 -87.6552,41.71882 -87.6552,41.71402 -87.6552,41.71382 -87.6552,41.70902 -87.6552,41.70882 -87.6552,41.70402 -87.6552,41.70382 -87.6652,41.70382 -87.6652,41.70882 -87.67,41.70882 -87.6702,41.70882 -87.675,41.70882 -87.6752,41.70882 -87.6802,41.70882 -87.6852,41.70882 -87.6852,41.71382 -87.6852,41.71882 -87.6852,41.71902 -87.6852,41.72382 -87.6852,41.72402 -87.6852,41.72882 -87.6852,41.72902 -87.6852,41.73382 -87.6852,41.73402 -87.6852,41.73882 -87.6852,41.73902 -87.6852,41.74382 -87.6852,41.74402 -87.6852,41.74902 -87.6852,41.75402 -87.6802,41.75402 -87.6752,41.75402 -87.6752,41.75902 -87.6702,41.75902 -87.665,41.75902 -87.6602,41.75902 -87.66,41.75902 -87.6552,41.75902&lt;/coordinates&gt;&lt;/LinearRing&gt;&lt;/outerBoundaryIs&gt;&lt;/Polygon&gt;&lt;Polygon&gt;&lt;outerBoundaryIs&gt;&lt;LinearRing&gt;&lt;coordinates&gt;-87.59,41.78902 -87.6002,41.78902 -87.6002,41.78402 -87.605,41.78402 -87.6052,41.78402 -87.61,41.78402 -87.6102,41.78402 -87.6152,41.78402 -87.6202,41.78402 -87.6202,41.77902 -87.6252,41.77902 -87.6302,41.77902 -87.6302,41.77402 -87.6302,41.76902 -87.635,41.76902 -87.6352,41.76902 -87.64,41.76902 -87.6402,41.76902 -87.645,41.76902 -87.6452,41.76902 -87.6502,41.76902 -87.6552,41.76902 -87.6552,41.76882 -87.6652,41.76882 -87.6652,41.77382 -87.6652,41.77882 -87.6652,41.77902 -87.6652,41.78382 -87.6652,41.78402 -87.6652,41.78882 -87.6652,41.78902 -87.6652,41.79382 -87.6702,41.79382 -87.6702,41.79882 -87.6702,41.80402 -87.6702,41.80902 -87.6652,41.80902 -87.6652,41.81402 -87.6602,41.81402 -87.6602,41.81902 -87.6602,41.82402 -87.65,41.82402 -87.65,41.81902 -87.65,41.81402 -87.65,41.81382 -87.65,41.80902 -87.65,41.80882 -87.65,41.80402 -87.65,41.80382 -87.65,41.79882 -87.65,41.79402 -87.65,41.79382 -87.65,41.78902 -87.6452,41.78902 -87.645,41.78902 -87.6402,41.78902 -87.64,41.78902 -87.635,41.78902 -87.6302,41.78902 -87.63,41.78902 -87.6252,41.78902 -87.6252,41.79402 -87.6202,41.79402 -87.6202,41.79902 -87.6102,41.79902 -87.61,41.79902 -87.6052,41.79902 -87.6,41.79902 -87.595,41.79902 -87.595,41.79402 -87.59,41.79402 -87.59,41.78902&lt;/coordinates&gt;&lt;/LinearRing&gt;&lt;/outerBoundaryIs&gt;&lt;/Polygon&gt;&lt;Polygon&gt;&lt;outerBoundaryIs&gt;&lt;LinearRing&gt;&lt;coordinates&gt;-87.57,41.73882 -87.57,41.73902 -87.5702,41.73902 -87.5702,41.74902 -87.56,41.74902 -87.56,41.73902 -87.5652,41.73902 -87.5652,41.73882 -87.57,41.73882&lt;/coordinates&gt;&lt;/LinearRing&gt;&lt;/outerBoundaryIs&gt;&lt;/Polygon&gt;&lt;Polygon&gt;&lt;outerBoundaryIs&gt;&lt;LinearRing&gt;&lt;coordinates&gt;-87.525,41.74902 -87.5302,41.74902 -87.5302,41.74402 -87.5302,41.73902 -87.5352,41.73902 -87.5352,41.73402 -87.5402,41.73402 -87.5402,41.72902 -87.5402,41.72402 -87.545,41.72402 -87.545,41.72882 -87.545,41.72902 -87.545,41.73382 -87.545,41.73882 -87.54,41.73882 -87.54,41.74902 -87.5352,41.74902 -87.5352,41.75402 -87.5352,41.75902 -87.525,41.75902 -87.525,41.75402 -87.525,41.74902&lt;/coordinates&gt;&lt;/LinearRing&gt;&lt;/outerBoundaryIs&gt;&lt;/Polygon&gt;&lt;Polygon&gt;&lt;outerBoundaryIs&gt;&lt;LinearRing&gt;&lt;coordinates&gt;-87.52,41.72402 -87.525,41.72402 -87.525,41.72882 -87.525,41.72902 -87.525,41.73382 -87.52,41.73382 -87.52,41.72902 -87.52,41.72882 -87.52,41.72402&lt;/coordinates&gt;&lt;/LinearRing&gt;&lt;/outerBoundaryIs&gt;&lt;/Polygon&gt;&lt;Polygon&gt;&lt;outerBoundaryIs&gt;&lt;LinearRing&gt;&lt;coordinates&gt;-87.52,41.67902 -87.525,41.67902 -87.53,41.67902 -87.53,41.68402 -87.53,41.68902 -87.535,41.68902 -87.535,41.69382 -87.535,41.69402 -87.535,41.69882 -87.53,41.69882 -87.53,41.70382 -87.52,41.70382 -87.52,41.69902 -87.52,41.69402 -87.52,41.69382 -87.52,41.68902 -87.52,41.68882 -87.52,41.68402 -87.52,41.68382 -87.52,41.67902&lt;/coordinates&gt;&lt;/LinearRing&gt;&lt;/outerBoundaryIs&gt;&lt;/Polygon&gt;&lt;Polygon&gt;&lt;outerBoundaryIs&gt;&lt;LinearRing&gt;&lt;coordinates&gt;-87.58,41.70402 -87.58,41.70882 -87.5752,41.70882 -87.575,41.70882 -87.5702,41.70882 -87.5702,41.70402 -87.575,41.70402 -87.5752,41.70402 -87.58,41.70402&lt;/coordinates&gt;&lt;/LinearRing&gt;&lt;/outerBoundaryIs&gt;&lt;/Polygon&gt;&lt;Polygon&gt;&lt;outerBoundaryIs&gt;&lt;LinearRing&gt;&lt;coordinates&gt;-87.56,41.71382 -87.5552,41.71382 -87.5552,41.70902 -87.56,41.70902 -87.56,41.71382&lt;/coordinates&gt;&lt;/LinearRing&gt;&lt;/outerBoundaryIs&gt;&lt;/Polygon&gt;&lt;Polygon&gt;&lt;outerBoundaryIs&gt;&lt;LinearRing&gt;&lt;coordinates&gt;-87.555,41.71402 -87.555,41.71882 -87.5502,41.71882 -87.5502,41.71402 -87.555,41.71402&lt;/coordinates&gt;&lt;/LinearRing&gt;&lt;/outerBoundaryIs&gt;&lt;/Polygon&gt;&lt;Polygon&gt;&lt;outerBoundaryIs&gt;&lt;LinearRing&gt;&lt;coordinates&gt;-87.66,41.73882 -87.6552,41.73882 -87.6552,41.73402 -87.66,41.73402 -87.66,41.73882&lt;/coordinates&gt;&lt;/LinearRing&gt;&lt;/outerBoundaryIs&gt;&lt;/Polygon&gt;&lt;Polygon&gt;&lt;outerBoundaryIs&gt;&lt;LinearRing&gt;&lt;coordinates&gt;-87.56,41.72882 -87.5552,41.72882 -87.5552,41.72402 -87.56,41.72402 -87.56,41.72882&lt;/coordinates&gt;&lt;/LinearRing&gt;&lt;/outerBoundaryIs&gt;&lt;/Polygon&gt;&lt;/MultiGeometry&gt;&lt;/Placemark&gt;">
            <text:p><text:s text:c="2"/>&lt;Placemark&gt;&lt;name&gt;9&lt;/name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525,41.64382 -87.525,41.64882 -87.52,41.64882 -87.52,41.64382 -87.525,41.64382&lt;/coordinates&gt;&lt;/LinearRing&gt;&lt;/outerBoundaryIs&gt;&lt;/Polygon&gt;&lt;Polygon&gt;&lt;outerBoundaryIs&gt;&lt;LinearRing&gt;&lt;coordinates&gt;-87.6552,41.75902 -87.6552,41.75882 -87.6552,41.75402 -87.6552,41.75382 -87.6552,41.74902 -87.6602,41.74902 -87.6602,41.74402 -87.665,41.74402 -87.665,41.74902 -87.6752,41.74902 -87.6752,41.73902 -87.6802,41.73902 -87.6802,41.73402 -87.6802,41.72882 -87.6802,41.72382 -87.6752,41.72382 -87.6752,41.71882 -87.6702,41.71882 -87.6652,41.71882 -87.665,41.71882 -87.6602,41.71882 -87.66,41.71882 -87.6552,41.71882 -87.6552,41.71402 -87.6552,41.71382 -87.6552,41.70902 -87.6552,41.70882 -87.6552,41.70402 -87.6552,41.70382 -87.6652,41.70382 -87.6652,41.70882 -87.67,41.70882 -87.6702,41.70882 -87.675,41.70882 -87.6752,41.70882 -87.6802,41.70882 -87.6852,41.70882 -87.6852,41.71382 -87.6852,41.71882 -87.6852,41.71902 -87.6852,41.72382 -87.6852,41.72402 -87.6852,41.72882 -87.6852,41.72902 -87.6852,41.73382 -87.6852,41.73402 -87.6852,41.73882 -87.6852,41.73902 -87.6852,41.74382 -87.6852,41.74402 -87.6852,41.74902 -87.6852,41.75402 -87.6802,41.75402 -87.6752,41.75402 -87.6752,41.75902 -87.6702,41.75902 -87.665,41.75902 -87.6602,41.75902 -87.66,41.75902 -87.6552,41.75902&lt;/coordinates&gt;&lt;/LinearRing&gt;&lt;/outerBoundaryIs&gt;&lt;/Polygon&gt;&lt;Polygon&gt;&lt;outerBoundaryIs&gt;&lt;LinearRing&gt;&lt;coordinates&gt;-87.59,41.78902 -87.6002,41.78902 -87.6002,41.78402 -87.605,41.78402 -87.6052,41.78402 -87.61,41.78402 -87.6102,41.78402 -87.6152,41.78402 -87.6202,41.78402 -87.6202,41.77902 -87.6252,41.77902 -87.6302,41.77902 -87.6302,41.77402 -87.6302,41.76902 -87.635,41.76902 -87.6352,41.76902 -87.64,41.76902 -87.6402,41.76902 -87.645,41.76902 -87.6452,41.76902 -87.6502,41.76902 -87.6552,41.76902 -87.6552,41.76882 -87.6652,41.76882 -87.6652,41.77382 -87.6652,41.77882 -87.6652,41.77902 -87.6652,41.78382 -87.6652,41.78402 -87.6652,41.78882 -87.6652,41.78902 -87.6652,41.79382 -87.6702,41.79382 -87.6702,41.79882 -87.6702,41.80402 -87.6702,41.80902 -87.6652,41.80902 -87.6652,41.81402 -87.6602,41.81402 -87.6602,41.81902 -87.6602,41.82402 -87.65,41.82402 -87.65,41.81902 -87.65,41.81402 -87.65,41.81382 -87.65,41.80902 -87.65,41.80882 -87.65,41.80402 -87.65,41.80382 -87.65,41.79882 -87.65,41.79402 -87.65,41.79382 -87.65,41.78902 -87.6452,41.78902 -87.645,41.78902 -87.6402,41.78902 -87.64,41.78902 -87.635,41.78902 -87.6302,41.78902 -87.63,41.78902 -87.6252,41.78902 -87.6252,41.79402 -87.6202,41.79402 -87.6202,41.79902 -87.6102,41.79902 -87.61,41.79902 -87.6052,41.79902 -87.6,41.79902 -87.595,41.79902 -87.595,41.79402 -87.59,41.79402 -87.59,41.78902&lt;/coordinates&gt;&lt;/LinearRing&gt;&lt;/outerBoundaryIs&gt;&lt;/Polygon&gt;&lt;Polygon&gt;&lt;outerBoundaryIs&gt;&lt;LinearRing&gt;&lt;coordinates&gt;-87.57,41.73882 -87.57,41.73902 -87.5702,41.73902 -87.5702,41.74902 -87.56,41.74902 -87.56,41.73902 -87.5652,41.73902 -87.5652,41.73882 -87.57,41.73882&lt;/coordinates&gt;&lt;/LinearRing&gt;&lt;/outerBoundaryIs&gt;&lt;/Polygon&gt;&lt;Polygon&gt;&lt;outerBoundaryIs&gt;&lt;LinearRing&gt;&lt;coordinates&gt;-87.525,41.74902 -87.5302,41.74902 -87.5302,41.74402 -87.5302,41.73902 -87.5352,41.73902 -87.5352,41.73402 -87.5402,41.73402 -87.5402,41.72902 -87.5402,41.72402 -87.545,41.72402 -87.545,41.72882 -87.545,41.72902 -87.545,41.73382 -87.545,41.73882 -87.54,41.73882 -87.54,41.74902 -87.5352,41.74902 -87.5352,41.75402 -87.5352,41.75902 -87.525,41.75902 -87.525,41.75402 -87.525,41.74902&lt;/coordinates&gt;&lt;/LinearRing&gt;&lt;/outerBoundaryIs&gt;&lt;/Polygon&gt;&lt;Polygon&gt;&lt;outerBoundaryIs&gt;&lt;LinearRing&gt;&lt;coordinates&gt;-87.52,41.72402 -87.525,41.72402 -87.525,41.72882 -87.525,41.72902 -87.525,41.73382 -87.52,41.73382 -87.52,41.72902 -87.52,41.72882 -87.52,41.72402&lt;/coordinates&gt;&lt;/LinearRing&gt;&lt;/outerBoundaryIs&gt;&lt;/Polygon&gt;&lt;Polygon&gt;&lt;outerBoundaryIs&gt;&lt;LinearRing&gt;&lt;coordinates&gt;-87.52,41.67902 -87.525,41.67902 -87.53,41.67902 -87.53,41.68402 -87.53,41.68902 -87.535,41.68902 -87.535,41.69382 -87.535,41.69402 -87.535,41.69882 -87.53,41.69882 -87.53,41.70382 -87.52,41.70382 -87.52,41.69902 -87.52,41.69402 -87.52,41.69382 -87.52,41.68902 -87.52,41.68882 -87.52,41.68402 -87.52,41.68382 -87.52,41.67902&lt;/coordinates&gt;&lt;/LinearRing&gt;&lt;/outerBoundaryIs&gt;&lt;/Polygon&gt;&lt;Polygon&gt;&lt;outerBoundaryIs&gt;&lt;LinearRing&gt;&lt;coordinates&gt;-87.58,41.70402 -87.58,41.70882 -87.5752,41.70882 -87.575,41.70882 -87.5702,41.70882 -87.5702,41.70402 -87.575,41.70402 -87.5752,41.70402 -87.58,41.70402&lt;/coordinates&gt;&lt;/LinearRing&gt;&lt;/outerBoundaryIs&gt;&lt;/Polygon&gt;&lt;Polygon&gt;&lt;outerBoundaryIs&gt;&lt;LinearRing&gt;&lt;coordinates&gt;-87.56,41.71382 -87.5552,41.71382 -87.5552,41.70902 -87.56,41.70902 -87.56,41.71382&lt;/coordinates&gt;&lt;/LinearRing&gt;&lt;/outerBoundaryIs&gt;&lt;/Polygon&gt;&lt;Polygon&gt;&lt;outerBoundaryIs&gt;&lt;LinearRing&gt;&lt;coordinates&gt;-87.555,41.71402 -87.555,41.71882 -87.5502,41.71882 -87.5502,41.71402 -87.555,41.71402&lt;/coordinates&gt;&lt;/LinearRing&gt;&lt;/outerBoundaryIs&gt;&lt;/Polygon&gt;&lt;Polygon&gt;&lt;outerBoundaryIs&gt;&lt;LinearRing&gt;&lt;coordinates&gt;-87.66,41.73882 -87.6552,41.73882 -87.6552,41.73402 -87.66,41.73402 -87.66,41.73882&lt;/coordinates&gt;&lt;/LinearRing&gt;&lt;/outerBoundaryIs&gt;&lt;/Polygon&gt;&lt;Polygon&gt;&lt;outerBoundaryIs&gt;&lt;LinearRing&gt;&lt;coordinates&gt;-87.56,41.72882 -87.5552,41.72882 -87.5552,41.72402 -87.56,41.72402 -87.56,41.72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F7800</text:p>
          </table:table-cell>
          <table:table-cell table:formula="of:=CONCATENATE([.$A$1]; [Sheet1.A68]; [.$A$2]; [.B66]; [.$A$3]; [.B66]; [.$A$4]; [Sheet1.B68]; &quot;&lt;/Placemark&gt;&quot;)" office:value-type="string" office:string-value="  &lt;Placemark&gt;&lt;name&gt;6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65,41.82402 -87.6602,41.82402 -87.6602,41.81902 -87.6602,41.81402 -87.6652,41.81402 -87.6652,41.80902 -87.6702,41.80902 -87.6702,41.80402 -87.6702,41.79882 -87.6702,41.79382 -87.6652,41.79382 -87.6652,41.78902 -87.6652,41.78882 -87.6652,41.78402 -87.6652,41.78382 -87.6652,41.77902 -87.6652,41.77882 -87.6652,41.77382 -87.6652,41.76882 -87.6552,41.76882 -87.6552,41.76402 -87.6552,41.76382 -87.6552,41.75902 -87.66,41.75902 -87.6602,41.75902 -87.665,41.75902 -87.6702,41.75902 -87.6752,41.75902 -87.6752,41.75402 -87.6802,41.75402 -87.6852,41.75402 -87.6852,41.74902 -87.6852,41.74402 -87.6852,41.74382 -87.6852,41.73902 -87.6852,41.73882 -87.6852,41.73402 -87.6852,41.73382 -87.6902,41.73382 -87.6902,41.73882 -87.6902,41.74382 -87.6952,41.74382 -87.6952,41.75402 -87.6902,41.75402 -87.6902,41.75902 -87.6852,41.75902 -87.6802,41.75902 -87.6802,41.76402 -87.6752,41.76402 -87.6752,41.77382 -87.6802,41.77382 -87.6802,41.78382 -87.6802,41.78402 -87.6802,41.79382 -87.6802,41.79402 -87.6802,41.79882 -87.6852,41.79882 -87.6852,41.80902 -87.6752,41.80902 -87.6752,41.81402 -87.6702,41.81402 -87.6702,41.81902 -87.6652,41.81902 -87.6652,41.82402 -87.6652,41.82902 -87.6602,41.82902 -87.6602,41.83402 -87.6602,41.83902 -87.65,41.83902 -87.65,41.83402 -87.65,41.82902 -87.65,41.82882 -87.65,41.82402&lt;/coordinates&gt;&lt;/LinearRing&gt;&lt;/outerBoundaryIs&gt;&lt;/Polygon&gt;&lt;Polygon&gt;&lt;outerBoundaryIs&gt;&lt;LinearRing&gt;&lt;coordinates&gt;-87.6,41.79902 -87.6052,41.79902 -87.61,41.79902 -87.6102,41.79902 -87.6202,41.79902 -87.6202,41.79402 -87.6252,41.79402 -87.6252,41.78902 -87.63,41.78902 -87.6302,41.78902 -87.635,41.78902 -87.64,41.78902 -87.6402,41.78902 -87.645,41.78902 -87.6452,41.78902 -87.65,41.78902 -87.65,41.79382 -87.65,41.79402 -87.65,41.79882 -87.65,41.80382 -87.65,41.80402 -87.65,41.80882 -87.65,41.80902 -87.65,41.81382 -87.65,41.81402 -87.645,41.81402 -87.64,41.81402 -87.64,41.80402 -87.6352,41.80402 -87.6352,41.81402 -87.625,41.81402 -87.625,41.80402 -87.6202,41.80402 -87.6202,41.80902 -87.6202,41.81402 -87.61,41.81402 -87.61,41.80902 -87.605,41.80902 -87.6,41.80902 -87.6,41.80402 -87.6,41.79902&lt;/coordinates&gt;&lt;/LinearRing&gt;&lt;/outerBoundaryIs&gt;&lt;innerBoundaryIs&gt;&lt;LinearRing&gt;&lt;coordinates&gt;-87.63,41.80382 -87.63,41.79902 -87.6252,41.79902 -87.6252,41.80382 -87.63,41.80382&lt;/coordinates&gt;&lt;/LinearRing&gt;&lt;/innerBoundaryIs&gt;&lt;/Polygon&gt;&lt;Polygon&gt;&lt;outerBoundaryIs&gt;&lt;LinearRing&gt;&lt;coordinates&gt;-87.56,41.74382 -87.56,41.74902 -87.5702,41.74902 -87.5702,41.73902 -87.575,41.73902 -87.575,41.74382 -87.575,41.74402 -87.575,41.74902 -87.575,41.75402 -87.58,41.75402 -87.58,41.75882 -87.58,41.75902 -87.58,41.76382 -87.58,41.76402 -87.58,41.76902 -87.5752,41.76902 -87.5752,41.77402 -87.565,41.77402 -87.565,41.76382 -87.575,41.76382 -87.575,41.75902 -87.565,41.75902 -87.565,41.75402 -87.5552,41.75402 -87.5552,41.76402 -87.5502,41.76402 -87.545,41.76402 -87.54,41.76402 -87.54,41.75902 -87.5352,41.75902 -87.5352,41.75402 -87.5352,41.74902 -87.54,41.74902 -87.5402,41.74902 -87.5452,41.74902 -87.5452,41.75382 -87.5502,41.75382 -87.555,41.75382 -87.555,41.74402 -87.5552,41.74402 -87.5552,41.74382 -87.56,41.74382&lt;/coordinates&gt;&lt;/LinearRing&gt;&lt;/outerBoundaryIs&gt;&lt;/Polygon&gt;&lt;Polygon&gt;&lt;outerBoundaryIs&gt;&lt;LinearRing&gt;&lt;coordinates&gt;-87.52,41.74902 -87.525,41.74902 -87.525,41.75402 -87.52,41.75402 -87.52,41.74902&lt;/coordinates&gt;&lt;/LinearRing&gt;&lt;/outerBoundaryIs&gt;&lt;/Polygon&gt;&lt;Polygon&gt;&lt;outerBoundaryIs&gt;&lt;LinearRing&gt;&lt;coordinates&gt;-87.57,41.73882 -87.5652,41.73882 -87.5652,41.73402 -87.57,41.73402 -87.57,41.73882&lt;/coordinates&gt;&lt;/LinearRing&gt;&lt;/outerBoundaryIs&gt;&lt;/Polygon&gt;&lt;Polygon&gt;&lt;outerBoundaryIs&gt;&lt;LinearRing&gt;&lt;coordinates&gt;-87.7352,41.68902 -87.7302,41.68902 -87.7302,41.69402 -87.72,41.69402 -87.72,41.68382 -87.725,41.68382 -87.725,41.67882 -87.73,41.67882 -87.7352,41.67882 -87.7402,41.67882 -87.7402,41.68902 -87.7352,41.68902&lt;/coordinates&gt;&lt;/LinearRing&gt;&lt;/outerBoundaryIs&gt;&lt;/Polygon&gt;&lt;/MultiGeometry&gt;&lt;/Placemark&gt;">
            <text:p><text:s text:c="2"/>&lt;Placemark&gt;&lt;name&gt;6&lt;/name&gt;&lt;Style&gt;&lt;LineStyle&gt;&lt;color&gt;ffFF7800&lt;/color&gt;&lt;width&gt;2&lt;/width&gt;&lt;/LineStyle&gt;&lt;PolyStyle&gt;&lt;color&gt;88FF7800&lt;/color&gt;&lt;/PolyStyle&gt;&lt;/Style&gt;&lt;MultiGeometry&gt;&lt;Polygon&gt;&lt;outerBoundaryIs&gt;&lt;LinearRing&gt;&lt;coordinates&gt;-87.65,41.82402 -87.6602,41.82402 -87.6602,41.81902 -87.6602,41.81402 -87.6652,41.81402 -87.6652,41.80902 -87.6702,41.80902 -87.6702,41.80402 -87.6702,41.79882 -87.6702,41.79382 -87.6652,41.79382 -87.6652,41.78902 -87.6652,41.78882 -87.6652,41.78402 -87.6652,41.78382 -87.6652,41.77902 -87.6652,41.77882 -87.6652,41.77382 -87.6652,41.76882 -87.6552,41.76882 -87.6552,41.76402 -87.6552,41.76382 -87.6552,41.75902 -87.66,41.75902 -87.6602,41.75902 -87.665,41.75902 -87.6702,41.75902 -87.6752,41.75902 -87.6752,41.75402 -87.6802,41.75402 -87.6852,41.75402 -87.6852,41.74902 -87.6852,41.74402 -87.6852,41.74382 -87.6852,41.73902 -87.6852,41.73882 -87.6852,41.73402 -87.6852,41.73382 -87.6902,41.73382 -87.6902,41.73882 -87.6902,41.74382 -87.6952,41.74382 -87.6952,41.75402 -87.6902,41.75402 -87.6902,41.75902 -87.6852,41.75902 -87.6802,41.75902 -87.6802,41.76402 -87.6752,41.76402 -87.6752,41.77382 -87.6802,41.77382 -87.6802,41.78382 -87.6802,41.78402 -87.6802,41.79382 -87.6802,41.79402 -87.6802,41.79882 -87.6852,41.79882 -87.6852,41.80902 -87.6752,41.80902 -87.6752,41.81402 -87.6702,41.81402 -87.6702,41.81902 -87.6652,41.81902 -87.6652,41.82402 -87.6652,41.82902 -87.6602,41.82902 -87.6602,41.83402 -87.6602,41.83902 -87.65,41.83902 -87.65,41.83402 -87.65,41.82902 -87.65,41.82882 -87.65,41.82402&lt;/coordinates&gt;&lt;/LinearRing&gt;&lt;/outerBoundaryIs&gt;&lt;/Polygon&gt;&lt;Polygon&gt;&lt;outerBoundaryIs&gt;&lt;LinearRing&gt;&lt;coordinates&gt;-87.6,41.79902 -87.6052,41.79902 -87.61,41.79902 -87.6102,41.79902 -87.6202,41.79902 -87.6202,41.79402 -87.6252,41.79402 -87.6252,41.78902 -87.63,41.78902 -87.6302,41.78902 -87.635,41.78902 -87.64,41.78902 -87.6402,41.78902 -87.645,41.78902 -87.6452,41.78902 -87.65,41.78902 -87.65,41.79382 -87.65,41.79402 -87.65,41.79882 -87.65,41.80382 -87.65,41.80402 -87.65,41.80882 -87.65,41.80902 -87.65,41.81382 -87.65,41.81402 -87.645,41.81402 -87.64,41.81402 -87.64,41.80402 -87.6352,41.80402 -87.6352,41.81402 -87.625,41.81402 -87.625,41.80402 -87.6202,41.80402 -87.6202,41.80902 -87.6202,41.81402 -87.61,41.81402 -87.61,41.80902 -87.605,41.80902 -87.6,41.80902 -87.6,41.80402 -87.6,41.79902&lt;/coordinates&gt;&lt;/LinearRing&gt;&lt;/outerBoundaryIs&gt;&lt;innerBoundaryIs&gt;&lt;LinearRing&gt;&lt;coordinates&gt;-87.63,41.80382 -87.63,41.79902 -87.6252,41.79902 -87.6252,41.80382 -87.63,41.80382&lt;/coordinates&gt;&lt;/LinearRing&gt;&lt;/innerBoundaryIs&gt;&lt;/Polygon&gt;&lt;Polygon&gt;&lt;outerBoundaryIs&gt;&lt;LinearRing&gt;&lt;coordinates&gt;-87.56,41.74382 -87.56,41.74902 -87.5702,41.74902 -87.5702,41.73902 -87.575,41.73902 -87.575,41.74382 -87.575,41.74402 -87.575,41.74902 -87.575,41.75402 -87.58,41.75402 -87.58,41.75882 -87.58,41.75902 -87.58,41.76382 -87.58,41.76402 -87.58,41.76902 -87.5752,41.76902 -87.5752,41.77402 -87.565,41.77402 -87.565,41.76382 -87.575,41.76382 -87.575,41.75902 -87.565,41.75902 -87.565,41.75402 -87.5552,41.75402 -87.5552,41.76402 -87.5502,41.76402 -87.545,41.76402 -87.54,41.76402 -87.54,41.75902 -87.5352,41.75902 -87.5352,41.75402 -87.5352,41.74902 -87.54,41.74902 -87.5402,41.74902 -87.5452,41.74902 -87.5452,41.75382 -87.5502,41.75382 -87.555,41.75382 -87.555,41.74402 -87.5552,41.74402 -87.5552,41.74382 -87.56,41.74382&lt;/coordinates&gt;&lt;/LinearRing&gt;&lt;/outerBoundaryIs&gt;&lt;/Polygon&gt;&lt;Polygon&gt;&lt;outerBoundaryIs&gt;&lt;LinearRing&gt;&lt;coordinates&gt;-87.52,41.74902 -87.525,41.74902 -87.525,41.75402 -87.52,41.75402 -87.52,41.74902&lt;/coordinates&gt;&lt;/LinearRing&gt;&lt;/outerBoundaryIs&gt;&lt;/Polygon&gt;&lt;Polygon&gt;&lt;outerBoundaryIs&gt;&lt;LinearRing&gt;&lt;coordinates&gt;-87.57,41.73882 -87.5652,41.73882 -87.5652,41.73402 -87.57,41.73402 -87.57,41.73882&lt;/coordinates&gt;&lt;/LinearRing&gt;&lt;/outerBoundaryIs&gt;&lt;/Polygon&gt;&lt;Polygon&gt;&lt;outerBoundaryIs&gt;&lt;LinearRing&gt;&lt;coordinates&gt;-87.7352,41.68902 -87.7302,41.68902 -87.7302,41.69402 -87.72,41.69402 -87.72,41.68382 -87.725,41.68382 -87.725,41.67882 -87.73,41.67882 -87.7352,41.67882 -87.7402,41.67882 -87.7402,41.68902 -87.7352,41.6890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0FF14</text:p>
          </table:table-cell>
          <table:table-cell table:formula="of:=CONCATENATE([.$A$1]; [Sheet1.A69]; [.$A$2]; [.B67]; [.$A$3]; [.B67]; [.$A$4]; [Sheet1.B69]; &quot;&lt;/Placemark&gt;&quot;)" office:value-type="string" office:string-value="  &lt;Placemark&gt;&lt;name&gt;3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302,41.69402 -87.7302,41.68902 -87.7352,41.68902 -87.7402,41.68902 -87.7402,41.69402 -87.7352,41.69402 -87.7302,41.69402&lt;/coordinates&gt;&lt;/LinearRing&gt;&lt;/outerBoundaryIs&gt;&lt;/Polygon&gt;&lt;Polygon&gt;&lt;outerBoundaryIs&gt;&lt;LinearRing&gt;&lt;coordinates&gt;-87.72,41.68382 -87.72,41.69402 -87.7252,41.69402 -87.7252,41.69902 -87.715,41.69902 -87.715,41.69402 -87.7102,41.69402 -87.71,41.69402 -87.7,41.69402 -87.7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6552,41.67902 -87.6552,41.67882 -87.6552,41.67382 -87.6552,41.66882 -87.6602,41.66882 -87.6602,41.67902 -87.6552,41.67902&lt;/coordinates&gt;&lt;/LinearRing&gt;&lt;/outerBoundaryIs&gt;&lt;/Polygon&gt;&lt;Polygon&gt;&lt;outerBoundaryIs&gt;&lt;LinearRing&gt;&lt;coordinates&gt;-87.6652,41.82902 -87.6652,41.82402 -87.6652,41.81902 -87.6702,41.81902 -87.6702,41.81402 -87.6752,41.81402 -87.6752,41.80902 -87.6852,41.80902 -87.6852,41.79882 -87.6802,41.79882 -87.6802,41.79402 -87.6802,41.79382 -87.6802,41.78402 -87.6802,41.78382 -87.6802,41.77382 -87.6752,41.77382 -87.6752,41.76402 -87.6802,41.76402 -87.6802,41.75902 -87.6852,41.75902 -87.6902,41.75902 -87.6902,41.75402 -87.6952,41.75402 -87.6952,41.74882 -87.7,41.74882 -87.705,41.74882 -87.705,41.74382 -87.71,41.74382 -87.715,41.74382 -87.7152,41.74382 -87.7202,41.74382 -87.7252,41.74382 -87.7252,41.75402 -87.7202,41.75402 -87.7202,41.75902 -87.7152,41.75902 -87.7152,41.76382 -87.7152,41.76402 -87.7152,41.76882 -87.7202,41.76882 -87.7202,41.77882 -87.7202,41.77902 -87.7202,41.78902 -87.7152,41.78902 -87.7102,41.78902 -87.71,41.78902 -87.7052,41.78902 -87.7052,41.79402 -87.7002,41.79402 -87.6952,41.79402 -87.695,41.79402 -87.6902,41.79402 -87.6902,41.79882 -87.6952,41.79882 -87.6952,41.80902 -87.6902,41.80902 -87.6902,41.81402 -87.6852,41.81402 -87.6852,41.81902 -87.6802,41.81902 -87.6802,41.82402 -87.6752,41.82402 -87.6752,41.82902 -87.6702,41.82902 -87.6652,41.82902&lt;/coordinates&gt;&lt;/LinearRing&gt;&lt;/outerBoundaryIs&gt;&lt;innerBoundaryIs&gt;&lt;LinearRing&gt;&lt;coordinates&gt;-87.7,41.77902 -87.6952,41.77902 -87.6952,41.78382 -87.7,41.78382 -87.7,41.77902&lt;/coordinates&gt;&lt;/LinearRing&gt;&lt;/innerBoundaryIs&gt;&lt;/Polygon&gt;&lt;Polygon&gt;&lt;outerBoundaryIs&gt;&lt;LinearRing&gt;&lt;coordinates&gt;-87.6602,41.83902 -87.6602,41.83402 -87.6602,41.82902 -87.6652,41.82902 -87.6652,41.83402 -87.6652,41.83902 -87.6602,41.83902&lt;/coordinates&gt;&lt;/LinearRing&gt;&lt;/outerBoundaryIs&gt;&lt;/Polygon&gt;&lt;Polygon&gt;&lt;outerBoundaryIs&gt;&lt;LinearRing&gt;&lt;coordinates&gt;-87.61,41.81402 -87.6202,41.81402 -87.6202,41.80902 -87.6202,41.80402 -87.625,41.80402 -87.625,41.81402 -87.6352,41.81402 -87.6352,41.80402 -87.64,41.80402 -87.64,41.81402 -87.645,41.81402 -87.65,41.81402 -87.65,41.81882 -87.65,41.81902 -87.65,41.82382 -87.65,41.82402 -87.65,41.82882 -87.65,41.82902 -87.65,41.83402 -87.645,41.83402 -87.645,41.82902 -87.64,41.82902 -87.635,41.82902 -87.635,41.82402 -87.635,41.81902 -87.6302,41.81902 -87.63,41.81902 -87.6252,41.81902 -87.625,41.81902 -87.6202,41.81902 -87.6202,41.82382 -87.6202,41.82402 -87.6202,41.83402 -87.61,41.83402 -87.61,41.82402 -87.61,41.82382 -87.61,41.81902 -87.61,41.81402&lt;/coordinates&gt;&lt;/LinearRing&gt;&lt;/outerBoundaryIs&gt;&lt;/Polygon&gt;&lt;Polygon&gt;&lt;outerBoundaryIs&gt;&lt;LinearRing&gt;&lt;coordinates&gt;-87.6,41.80902 -87.605,41.80902 -87.61,41.80902 -87.61,41.81402 -87.605,41.81402 -87.6,41.81402 -87.6,41.80902&lt;/coordinates&gt;&lt;/LinearRing&gt;&lt;/outerBoundaryIs&gt;&lt;/Polygon&gt;&lt;Polygon&gt;&lt;outerBoundaryIs&gt;&lt;LinearRing&gt;&lt;coordinates&gt;-87.585,41.78402 -87.59,41.78402 -87.59,41.78902 -87.5852,41.78902 -87.5852,41.79902 -87.575,41.79902 -87.575,41.78882 -87.585,41.78882 -87.585,41.78402&lt;/coordinates&gt;&lt;/LinearRing&gt;&lt;/outerBoundaryIs&gt;&lt;/Polygon&gt;&lt;Polygon&gt;&lt;outerBoundaryIs&gt;&lt;LinearRing&gt;&lt;coordinates&gt;-87.58,41.77402 -87.585,41.77402 -87.585,41.77902 -87.585,41.78402 -87.58,41.78402 -87.58,41.77902 -87.58,41.77402&lt;/coordinates&gt;&lt;/LinearRing&gt;&lt;/outerBoundaryIs&gt;&lt;/Polygon&gt;&lt;Polygon&gt;&lt;outerBoundaryIs&gt;&lt;LinearRing&gt;&lt;coordinates&gt;-87.565,41.77402 -87.5752,41.77402 -87.5752,41.77902 -87.565,41.77902 -87.565,41.77402&lt;/coordinates&gt;&lt;/LinearRing&gt;&lt;/outerBoundaryIs&gt;&lt;/Polygon&gt;&lt;Polygon&gt;&lt;outerBoundaryIs&gt;&lt;LinearRing&gt;&lt;coordinates&gt;-87.5552,41.75902 -87.5552,41.75402 -87.565,41.75402 -87.565,41.75902 -87.575,41.75902 -87.575,41.76382 -87.565,41.76382 -87.565,41.76902 -87.56,41.76902 -87.56,41.76402 -87.56,41.75902 -87.5552,41.75902&lt;/coordinates&gt;&lt;/LinearRing&gt;&lt;/outerBoundaryIs&gt;&lt;/Polygon&gt;&lt;Polygon&gt;&lt;outerBoundaryIs&gt;&lt;LinearRing&gt;&lt;coordinates&gt;-87.52,41.75402 -87.525,41.75402 -87.525,41.75902 -87.535,41.75902 -87.5352,41.75902 -87.5352,41.76402 -87.5302,41.76402 -87.525,41.76402 -87.52,41.76402 -87.52,41.75402&lt;/coordinates&gt;&lt;/LinearRing&gt;&lt;/outerBoundaryIs&gt;&lt;/Polygon&gt;&lt;Polygon&gt;&lt;outerBoundaryIs&gt;&lt;LinearRing&gt;&lt;coordinates&gt;-87.56,41.74382 -87.5552,41.74382 -87.5552,41.73902 -87.56,41.73902 -87.56,41.74382&lt;/coordinates&gt;&lt;/LinearRing&gt;&lt;/outerBoundaryIs&gt;&lt;/Polygon&gt;&lt;Polygon&gt;&lt;outerBoundaryIs&gt;&lt;LinearRing&gt;&lt;coordinates&gt;-87.555,41.74402 -87.555,41.75382 -87.5502,41.75382 -87.5452,41.75382 -87.5452,41.74902 -87.5502,41.74902 -87.5502,41.74402 -87.555,41.74402&lt;/coordinates&gt;&lt;/LinearRing&gt;&lt;/outerBoundaryIs&gt;&lt;/Polygon&gt;&lt;Polygon&gt;&lt;outerBoundaryIs&gt;&lt;LinearRing&gt;&lt;coordinates&gt;-87.63,41.80382 -87.6252,41.80382 -87.6252,41.79902 -87.63,41.79902 -87.63,41.80382&lt;/coordinates&gt;&lt;/LinearRing&gt;&lt;/outerBoundaryIs&gt;&lt;/Polygon&gt;&lt;Polygon&gt;&lt;outerBoundaryIs&gt;&lt;LinearRing&gt;&lt;coordinates&gt;-87.7452,41.98882 -87.7452,41.99902 -87.735,41.99902 -87.735,41.98882 -87.7452,41.9888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/MultiGeometry&gt;&lt;/Placemark&gt;">
            <text:p><text:s text:c="2"/>&lt;Placemark&gt;&lt;name&gt;3&lt;/name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302,41.69402 -87.7302,41.68902 -87.7352,41.68902 -87.7402,41.68902 -87.7402,41.69402 -87.7352,41.69402 -87.7302,41.69402&lt;/coordinates&gt;&lt;/LinearRing&gt;&lt;/outerBoundaryIs&gt;&lt;/Polygon&gt;&lt;Polygon&gt;&lt;outerBoundaryIs&gt;&lt;LinearRing&gt;&lt;coordinates&gt;-87.72,41.68382 -87.72,41.69402 -87.7252,41.69402 -87.7252,41.69902 -87.715,41.69902 -87.715,41.69402 -87.7102,41.69402 -87.71,41.69402 -87.7,41.69402 -87.7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6552,41.67902 -87.6552,41.67882 -87.6552,41.67382 -87.6552,41.66882 -87.6602,41.66882 -87.6602,41.67902 -87.6552,41.67902&lt;/coordinates&gt;&lt;/LinearRing&gt;&lt;/outerBoundaryIs&gt;&lt;/Polygon&gt;&lt;Polygon&gt;&lt;outerBoundaryIs&gt;&lt;LinearRing&gt;&lt;coordinates&gt;-87.6652,41.82902 -87.6652,41.82402 -87.6652,41.81902 -87.6702,41.81902 -87.6702,41.81402 -87.6752,41.81402 -87.6752,41.80902 -87.6852,41.80902 -87.6852,41.79882 -87.6802,41.79882 -87.6802,41.79402 -87.6802,41.79382 -87.6802,41.78402 -87.6802,41.78382 -87.6802,41.77382 -87.6752,41.77382 -87.6752,41.76402 -87.6802,41.76402 -87.6802,41.75902 -87.6852,41.75902 -87.6902,41.75902 -87.6902,41.75402 -87.6952,41.75402 -87.6952,41.74882 -87.7,41.74882 -87.705,41.74882 -87.705,41.74382 -87.71,41.74382 -87.715,41.74382 -87.7152,41.74382 -87.7202,41.74382 -87.7252,41.74382 -87.7252,41.75402 -87.7202,41.75402 -87.7202,41.75902 -87.7152,41.75902 -87.7152,41.76382 -87.7152,41.76402 -87.7152,41.76882 -87.7202,41.76882 -87.7202,41.77882 -87.7202,41.77902 -87.7202,41.78902 -87.7152,41.78902 -87.7102,41.78902 -87.71,41.78902 -87.7052,41.78902 -87.7052,41.79402 -87.7002,41.79402 -87.6952,41.79402 -87.695,41.79402 -87.6902,41.79402 -87.6902,41.79882 -87.6952,41.79882 -87.6952,41.80902 -87.6902,41.80902 -87.6902,41.81402 -87.6852,41.81402 -87.6852,41.81902 -87.6802,41.81902 -87.6802,41.82402 -87.6752,41.82402 -87.6752,41.82902 -87.6702,41.82902 -87.6652,41.82902&lt;/coordinates&gt;&lt;/LinearRing&gt;&lt;/outerBoundaryIs&gt;&lt;innerBoundaryIs&gt;&lt;LinearRing&gt;&lt;coordinates&gt;-87.7,41.77902 -87.6952,41.77902 -87.6952,41.78382 -87.7,41.78382 -87.7,41.77902&lt;/coordinates&gt;&lt;/LinearRing&gt;&lt;/innerBoundaryIs&gt;&lt;/Polygon&gt;&lt;Polygon&gt;&lt;outerBoundaryIs&gt;&lt;LinearRing&gt;&lt;coordinates&gt;-87.6602,41.83902 -87.6602,41.83402 -87.6602,41.82902 -87.6652,41.82902 -87.6652,41.83402 -87.6652,41.83902 -87.6602,41.83902&lt;/coordinates&gt;&lt;/LinearRing&gt;&lt;/outerBoundaryIs&gt;&lt;/Polygon&gt;&lt;Polygon&gt;&lt;outerBoundaryIs&gt;&lt;LinearRing&gt;&lt;coordinates&gt;-87.61,41.81402 -87.6202,41.81402 -87.6202,41.80902 -87.6202,41.80402 -87.625,41.80402 -87.625,41.81402 -87.6352,41.81402 -87.6352,41.80402 -87.64,41.80402 -87.64,41.81402 -87.645,41.81402 -87.65,41.81402 -87.65,41.81882 -87.65,41.81902 -87.65,41.82382 -87.65,41.82402 -87.65,41.82882 -87.65,41.82902 -87.65,41.83402 -87.645,41.83402 -87.645,41.82902 -87.64,41.82902 -87.635,41.82902 -87.635,41.82402 -87.635,41.81902 -87.6302,41.81902 -87.63,41.81902 -87.6252,41.81902 -87.625,41.81902 -87.6202,41.81902 -87.6202,41.82382 -87.6202,41.82402 -87.6202,41.83402 -87.61,41.83402 -87.61,41.82402 -87.61,41.82382 -87.61,41.81902 -87.61,41.81402&lt;/coordinates&gt;&lt;/LinearRing&gt;&lt;/outerBoundaryIs&gt;&lt;/Polygon&gt;&lt;Polygon&gt;&lt;outerBoundaryIs&gt;&lt;LinearRing&gt;&lt;coordinates&gt;-87.6,41.80902 -87.605,41.80902 -87.61,41.80902 -87.61,41.81402 -87.605,41.81402 -87.6,41.81402 -87.6,41.80902&lt;/coordinates&gt;&lt;/LinearRing&gt;&lt;/outerBoundaryIs&gt;&lt;/Polygon&gt;&lt;Polygon&gt;&lt;outerBoundaryIs&gt;&lt;LinearRing&gt;&lt;coordinates&gt;-87.585,41.78402 -87.59,41.78402 -87.59,41.78902 -87.5852,41.78902 -87.5852,41.79902 -87.575,41.79902 -87.575,41.78882 -87.585,41.78882 -87.585,41.78402&lt;/coordinates&gt;&lt;/LinearRing&gt;&lt;/outerBoundaryIs&gt;&lt;/Polygon&gt;&lt;Polygon&gt;&lt;outerBoundaryIs&gt;&lt;LinearRing&gt;&lt;coordinates&gt;-87.58,41.77402 -87.585,41.77402 -87.585,41.77902 -87.585,41.78402 -87.58,41.78402 -87.58,41.77902 -87.58,41.77402&lt;/coordinates&gt;&lt;/LinearRing&gt;&lt;/outerBoundaryIs&gt;&lt;/Polygon&gt;&lt;Polygon&gt;&lt;outerBoundaryIs&gt;&lt;LinearRing&gt;&lt;coordinates&gt;-87.565,41.77402 -87.5752,41.77402 -87.5752,41.77902 -87.565,41.77902 -87.565,41.77402&lt;/coordinates&gt;&lt;/LinearRing&gt;&lt;/outerBoundaryIs&gt;&lt;/Polygon&gt;&lt;Polygon&gt;&lt;outerBoundaryIs&gt;&lt;LinearRing&gt;&lt;coordinates&gt;-87.5552,41.75902 -87.5552,41.75402 -87.565,41.75402 -87.565,41.75902 -87.575,41.75902 -87.575,41.76382 -87.565,41.76382 -87.565,41.76902 -87.56,41.76902 -87.56,41.76402 -87.56,41.75902 -87.5552,41.75902&lt;/coordinates&gt;&lt;/LinearRing&gt;&lt;/outerBoundaryIs&gt;&lt;/Polygon&gt;&lt;Polygon&gt;&lt;outerBoundaryIs&gt;&lt;LinearRing&gt;&lt;coordinates&gt;-87.52,41.75402 -87.525,41.75402 -87.525,41.75902 -87.535,41.75902 -87.5352,41.75902 -87.5352,41.76402 -87.5302,41.76402 -87.525,41.76402 -87.52,41.76402 -87.52,41.75402&lt;/coordinates&gt;&lt;/LinearRing&gt;&lt;/outerBoundaryIs&gt;&lt;/Polygon&gt;&lt;Polygon&gt;&lt;outerBoundaryIs&gt;&lt;LinearRing&gt;&lt;coordinates&gt;-87.56,41.74382 -87.5552,41.74382 -87.5552,41.73902 -87.56,41.73902 -87.56,41.74382&lt;/coordinates&gt;&lt;/LinearRing&gt;&lt;/outerBoundaryIs&gt;&lt;/Polygon&gt;&lt;Polygon&gt;&lt;outerBoundaryIs&gt;&lt;LinearRing&gt;&lt;coordinates&gt;-87.555,41.74402 -87.555,41.75382 -87.5502,41.75382 -87.5452,41.75382 -87.5452,41.74902 -87.5502,41.74902 -87.5502,41.74402 -87.555,41.74402&lt;/coordinates&gt;&lt;/LinearRing&gt;&lt;/outerBoundaryIs&gt;&lt;/Polygon&gt;&lt;Polygon&gt;&lt;outerBoundaryIs&gt;&lt;LinearRing&gt;&lt;coordinates&gt;-87.63,41.80382 -87.6252,41.80382 -87.6252,41.79902 -87.63,41.79902 -87.63,41.80382&lt;/coordinates&gt;&lt;/LinearRing&gt;&lt;/outerBoundaryIs&gt;&lt;/Polygon&gt;&lt;Polygon&gt;&lt;outerBoundaryIs&gt;&lt;LinearRing&gt;&lt;coordinates&gt;-87.7452,41.98882 -87.7452,41.99902 -87.735,41.99902 -87.735,41.98882 -87.7452,41.9888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/MultiGeometry&gt;&lt;/Placemark&gt;</text:p>
          </table:table-cell>
        </table:table-row>
        <table:table-row table:style-name="ro4">
          <table:table-cell/>
          <table:table-cell office:value-type="string">
            <text:p>ffffff</text:p>
          </table:table-cell>
          <table:table-cell table:formula="of:=CONCATENATE([.$A$1]; [Sheet1.A70]; [.$A$2]; [.B68]; [.$A$3]; [.B68]; [.$A$4]; [Sheet1.B70]; &quot;&lt;/Placemark&gt;&quot;)" office:value-type="string" office:string-value="  &lt;Placemark&gt;&lt;name&gt;0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7202,41.76882 -87.7152,41.76882 -87.7152,41.76402 -87.7152,41.76382 -87.7152,41.75902 -87.7202,41.75902 -87.7202,41.75402 -87.7252,41.75402 -87.7252,41.75882 -87.7352,41.75882 -87.7352,41.76382 -87.7402,41.76382 -87.7402,41.77402 -87.7352,41.77402 -87.7352,41.77902 -87.7252,41.77902 -87.725,41.77902 -87.7202,41.77902 -87.7202,41.77882 -87.7202,41.76882&lt;/coordinates&gt;&lt;/LinearRing&gt;&lt;/outerBoundaryIs&gt;&lt;innerBoundaryIs&gt;&lt;LinearRing&gt;&lt;coordinates&gt;-87.7202,41.76882 -87.725,41.76882 -87.725,41.76402 -87.7202,41.76402 -87.7202,41.76882&lt;/coordinates&gt;&lt;/LinearRing&gt;&lt;/innerBoundaryIs&gt;&lt;/Polygon&gt;&lt;Polygon&gt;&lt;outerBoundaryIs&gt;&lt;LinearRing&gt;&lt;coordinates&gt;-87.7,41.69402 -87.71,41.69402 -87.7102,41.69402 -87.715,41.69402 -87.715,41.69902 -87.7252,41.69902 -87.7252,41.70402 -87.7202,41.70402 -87.7202,41.70902 -87.7202,41.71402 -87.71,41.71402 -87.71,41.70902 -87.71,41.70402 -87.7,41.70402 -87.7,41.69902 -87.7,41.69402&lt;/coordinates&gt;&lt;/LinearRing&gt;&lt;/outerBoundaryIs&gt;&lt;/Polygon&gt;&lt;Polygon&gt;&lt;outerBoundaryIs&gt;&lt;LinearRing&gt;&lt;coordinates&gt;-87.605,41.82902 -87.6052,41.82902 -87.6052,41.81882 -87.595,41.81882 -87.595,41.81402 -87.59,41.81402 -87.59,41.80902 -87.59,41.80382 -87.59,41.79902 -87.5852,41.79902 -87.5852,41.78902 -87.59,41.78902 -87.59,41.79402 -87.595,41.79402 -87.595,41.79902 -87.6,41.79902 -87.6,41.80382 -87.6,41.80402 -87.6,41.80902 -87.6,41.81402 -87.605,41.81402 -87.61,41.81402 -87.61,41.81902 -87.61,41.82382 -87.61,41.82402 -87.61,41.83402 -87.605,41.83402 -87.605,41.82902&lt;/coordinates&gt;&lt;/LinearRing&gt;&lt;/outerBoundaryIs&gt;&lt;/Polygon&gt;&lt;Polygon&gt;&lt;outerBoundaryIs&gt;&lt;LinearRing&gt;&lt;coordinates&gt;-87.6552,41.68402 -87.6552,41.68382 -87.6552,41.67902 -87.6602,41.67902 -87.6602,41.68402 -87.6552,41.68402&lt;/coordinates&gt;&lt;/LinearRing&gt;&lt;/outerBoundaryIs&gt;&lt;/Polygon&gt;&lt;Polygon&gt;&lt;outerBoundaryIs&gt;&lt;LinearRing&gt;&lt;coordinates&gt;-87.6852,41.81902 -87.6852,41.81402 -87.6902,41.81402 -87.6902,41.80902 -87.6952,41.80902 -87.6952,41.79882 -87.6902,41.79882 -87.6902,41.79402 -87.695,41.79402 -87.6952,41.79402 -87.7002,41.79402 -87.7052,41.79402 -87.7052,41.78902 -87.71,41.78902 -87.7102,41.78902 -87.7152,41.78902 -87.7202,41.78902 -87.7202,41.79402 -87.7202,41.79902 -87.7152,41.79902 -87.7152,41.80402 -87.7052,41.80402 -87.7052,41.80902 -87.7052,41.81402 -87.7002,41.81402 -87.7002,41.81902 -87.6952,41.81902 -87.6902,41.81902 -87.69,41.81902 -87.6852,41.81902&lt;/coordinates&gt;&lt;/LinearRing&gt;&lt;/outerBoundaryIs&gt;&lt;/Polygon&gt;&lt;Polygon&gt;&lt;outerBoundaryIs&gt;&lt;LinearRing&gt;&lt;coordinates&gt;-87.6802,41.82402 -87.6802,41.81902 -87.6852,41.81902 -87.6852,41.82402 -87.6802,41.82402&lt;/coordinates&gt;&lt;/LinearRing&gt;&lt;/outerBoundaryIs&gt;&lt;/Polygon&gt;&lt;Polygon&gt;&lt;outerBoundaryIs&gt;&lt;LinearRing&gt;&lt;coordinates&gt;-87.6752,41.82902 -87.6752,41.82402 -87.6802,41.82402 -87.6802,41.82902 -87.6752,41.82902&lt;/coordinates&gt;&lt;/LinearRing&gt;&lt;/outerBoundaryIs&gt;&lt;/Polygon&gt;&lt;Polygon&gt;&lt;outerBoundaryIs&gt;&lt;LinearRing&gt;&lt;coordinates&gt;-87.655,41.83902 -87.6602,41.83902 -87.6652,41.83902 -87.6652,41.83402 -87.6652,41.82902 -87.6702,41.82902 -87.6752,41.82902 -87.6752,41.83402 -87.6752,41.83902 -87.6702,41.83902 -87.6702,41.84402 -87.6652,41.84402 -87.6652,41.84902 -87.655,41.84902 -87.655,41.84402 -87.655,41.83902&lt;/coordinates&gt;&lt;/LinearRing&gt;&lt;/outerBoundaryIs&gt;&lt;/Polygon&gt;&lt;Polygon&gt;&lt;outerBoundaryIs&gt;&lt;LinearRing&gt;&lt;coordinates&gt;-87.615,41.83402 -87.6202,41.83402 -87.6202,41.82402 -87.6202,41.82382 -87.6202,41.81902 -87.625,41.81902 -87.6252,41.81902 -87.63,41.81902 -87.6302,41.81902 -87.635,41.81902 -87.635,41.82402 -87.635,41.82902 -87.64,41.82902 -87.645,41.82902 -87.645,41.83402 -87.65,41.83402 -87.65,41.83902 -87.6502,41.83902 -87.6502,41.84402 -87.64,41.84402 -87.64,41.83902 -87.64,41.83402 -87.63,41.83402 -87.63,41.82902 -87.63,41.82402 -87.6252,41.82402 -87.6252,41.82882 -87.6252,41.82902 -87.6252,41.83402 -87.6252,41.83902 -87.615,41.83902 -87.615,41.83402&lt;/coordinates&gt;&lt;/LinearRing&gt;&lt;/outerBoundaryIs&gt;&lt;/Polygon&gt;&lt;Polygon&gt;&lt;outerBoundaryIs&gt;&lt;LinearRing&gt;&lt;coordinates&gt;-87.575,41.77902 -87.5752,41.77902 -87.5752,41.77402 -87.5752,41.76902 -87.58,41.76902 -87.58,41.77382 -87.58,41.77402 -87.58,41.77902 -87.58,41.78402 -87.585,41.78402 -87.585,41.78882 -87.575,41.78882 -87.575,41.78402 -87.575,41.78382 -87.575,41.7790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555,41.76402 -87.5552,41.76402 -87.5552,41.75902 -87.56,41.75902 -87.56,41.76402 -87.56,41.76902 -87.555,41.76902 -87.555,41.76402&lt;/coordinates&gt;&lt;/LinearRing&gt;&lt;/outerBoundaryIs&gt;&lt;/Polygon&gt;&lt;Polygon&gt;&lt;outerBoundaryIs&gt;&lt;LinearRing&gt;&lt;coordinates&gt;-87.7,41.77902 -87.7,41.78382 -87.6952,41.78382 -87.6952,41.77902 -87.7,41.77902&lt;/coordinates&gt;&lt;/LinearRing&gt;&lt;/outerBoundaryIs&gt;&lt;/Polygon&gt;&lt;Polygon&gt;&lt;outerBoundaryIs&gt;&lt;LinearRing&gt;&lt;coordinates&gt;-87.7302,41.97882 -87.7302,41.98902 -87.72,41.98902 -87.72,41.97882 -87.7302,41.97882&lt;/coordinates&gt;&lt;/LinearRing&gt;&lt;/outerBoundaryIs&gt;&lt;/Polygon&gt;&lt;Polygon&gt;&lt;outerBoundaryIs&gt;&lt;LinearRing&gt;&lt;coordinates&gt;-87.6602,41.98882 -87.6602,41.99902 -87.65,41.99902 -87.65,41.98882 -87.6602,41.98882&lt;/coordinates&gt;&lt;/LinearRing&gt;&lt;/outerBoundaryIs&gt;&lt;/Polygon&gt;&lt;/MultiGeometry&gt;&lt;/Placemark&gt;">
            <text:p><text:s text:c="2"/>&lt;Placemark&gt;&lt;name&gt;0&lt;/name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7202,41.76882 -87.7152,41.76882 -87.7152,41.76402 -87.7152,41.76382 -87.7152,41.75902 -87.7202,41.75902 -87.7202,41.75402 -87.7252,41.75402 -87.7252,41.75882 -87.7352,41.75882 -87.7352,41.76382 -87.7402,41.76382 -87.7402,41.77402 -87.7352,41.77402 -87.7352,41.77902 -87.7252,41.77902 -87.725,41.77902 -87.7202,41.77902 -87.7202,41.77882 -87.7202,41.76882&lt;/coordinates&gt;&lt;/LinearRing&gt;&lt;/outerBoundaryIs&gt;&lt;innerBoundaryIs&gt;&lt;LinearRing&gt;&lt;coordinates&gt;-87.7202,41.76882 -87.725,41.76882 -87.725,41.76402 -87.7202,41.76402 -87.7202,41.76882&lt;/coordinates&gt;&lt;/LinearRing&gt;&lt;/innerBoundaryIs&gt;&lt;/Polygon&gt;&lt;Polygon&gt;&lt;outerBoundaryIs&gt;&lt;LinearRing&gt;&lt;coordinates&gt;-87.7,41.69402 -87.71,41.69402 -87.7102,41.69402 -87.715,41.69402 -87.715,41.69902 -87.7252,41.69902 -87.7252,41.70402 -87.7202,41.70402 -87.7202,41.70902 -87.7202,41.71402 -87.71,41.71402 -87.71,41.70902 -87.71,41.70402 -87.7,41.70402 -87.7,41.69902 -87.7,41.69402&lt;/coordinates&gt;&lt;/LinearRing&gt;&lt;/outerBoundaryIs&gt;&lt;/Polygon&gt;&lt;Polygon&gt;&lt;outerBoundaryIs&gt;&lt;LinearRing&gt;&lt;coordinates&gt;-87.605,41.82902 -87.6052,41.82902 -87.6052,41.81882 -87.595,41.81882 -87.595,41.81402 -87.59,41.81402 -87.59,41.80902 -87.59,41.80382 -87.59,41.79902 -87.5852,41.79902 -87.5852,41.78902 -87.59,41.78902 -87.59,41.79402 -87.595,41.79402 -87.595,41.79902 -87.6,41.79902 -87.6,41.80382 -87.6,41.80402 -87.6,41.80902 -87.6,41.81402 -87.605,41.81402 -87.61,41.81402 -87.61,41.81902 -87.61,41.82382 -87.61,41.82402 -87.61,41.83402 -87.605,41.83402 -87.605,41.82902&lt;/coordinates&gt;&lt;/LinearRing&gt;&lt;/outerBoundaryIs&gt;&lt;/Polygon&gt;&lt;Polygon&gt;&lt;outerBoundaryIs&gt;&lt;LinearRing&gt;&lt;coordinates&gt;-87.6552,41.68402 -87.6552,41.68382 -87.6552,41.67902 -87.6602,41.67902 -87.6602,41.68402 -87.6552,41.68402&lt;/coordinates&gt;&lt;/LinearRing&gt;&lt;/outerBoundaryIs&gt;&lt;/Polygon&gt;&lt;Polygon&gt;&lt;outerBoundaryIs&gt;&lt;LinearRing&gt;&lt;coordinates&gt;-87.6852,41.81902 -87.6852,41.81402 -87.6902,41.81402 -87.6902,41.80902 -87.6952,41.80902 -87.6952,41.79882 -87.6902,41.79882 -87.6902,41.79402 -87.695,41.79402 -87.6952,41.79402 -87.7002,41.79402 -87.7052,41.79402 -87.7052,41.78902 -87.71,41.78902 -87.7102,41.78902 -87.7152,41.78902 -87.7202,41.78902 -87.7202,41.79402 -87.7202,41.79902 -87.7152,41.79902 -87.7152,41.80402 -87.7052,41.80402 -87.7052,41.80902 -87.7052,41.81402 -87.7002,41.81402 -87.7002,41.81902 -87.6952,41.81902 -87.6902,41.81902 -87.69,41.81902 -87.6852,41.81902&lt;/coordinates&gt;&lt;/LinearRing&gt;&lt;/outerBoundaryIs&gt;&lt;/Polygon&gt;&lt;Polygon&gt;&lt;outerBoundaryIs&gt;&lt;LinearRing&gt;&lt;coordinates&gt;-87.6802,41.82402 -87.6802,41.81902 -87.6852,41.81902 -87.6852,41.82402 -87.6802,41.82402&lt;/coordinates&gt;&lt;/LinearRing&gt;&lt;/outerBoundaryIs&gt;&lt;/Polygon&gt;&lt;Polygon&gt;&lt;outerBoundaryIs&gt;&lt;LinearRing&gt;&lt;coordinates&gt;-87.6752,41.82902 -87.6752,41.82402 -87.6802,41.82402 -87.6802,41.82902 -87.6752,41.82902&lt;/coordinates&gt;&lt;/LinearRing&gt;&lt;/outerBoundaryIs&gt;&lt;/Polygon&gt;&lt;Polygon&gt;&lt;outerBoundaryIs&gt;&lt;LinearRing&gt;&lt;coordinates&gt;-87.655,41.83902 -87.6602,41.83902 -87.6652,41.83902 -87.6652,41.83402 -87.6652,41.82902 -87.6702,41.82902 -87.6752,41.82902 -87.6752,41.83402 -87.6752,41.83902 -87.6702,41.83902 -87.6702,41.84402 -87.6652,41.84402 -87.6652,41.84902 -87.655,41.84902 -87.655,41.84402 -87.655,41.83902&lt;/coordinates&gt;&lt;/LinearRing&gt;&lt;/outerBoundaryIs&gt;&lt;/Polygon&gt;&lt;Polygon&gt;&lt;outerBoundaryIs&gt;&lt;LinearRing&gt;&lt;coordinates&gt;-87.615,41.83402 -87.6202,41.83402 -87.6202,41.82402 -87.6202,41.82382 -87.6202,41.81902 -87.625,41.81902 -87.6252,41.81902 -87.63,41.81902 -87.6302,41.81902 -87.635,41.81902 -87.635,41.82402 -87.635,41.82902 -87.64,41.82902 -87.645,41.82902 -87.645,41.83402 -87.65,41.83402 -87.65,41.83902 -87.6502,41.83902 -87.6502,41.84402 -87.64,41.84402 -87.64,41.83902 -87.64,41.83402 -87.63,41.83402 -87.63,41.82902 -87.63,41.82402 -87.6252,41.82402 -87.6252,41.82882 -87.6252,41.82902 -87.6252,41.83402 -87.6252,41.83902 -87.615,41.83902 -87.615,41.83402&lt;/coordinates&gt;&lt;/LinearRing&gt;&lt;/outerBoundaryIs&gt;&lt;/Polygon&gt;&lt;Polygon&gt;&lt;outerBoundaryIs&gt;&lt;LinearRing&gt;&lt;coordinates&gt;-87.575,41.77902 -87.5752,41.77902 -87.5752,41.77402 -87.5752,41.76902 -87.58,41.76902 -87.58,41.77382 -87.58,41.77402 -87.58,41.77902 -87.58,41.78402 -87.585,41.78402 -87.585,41.78882 -87.575,41.78882 -87.575,41.78402 -87.575,41.78382 -87.575,41.7790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555,41.76402 -87.5552,41.76402 -87.5552,41.75902 -87.56,41.75902 -87.56,41.76402 -87.56,41.76902 -87.555,41.76902 -87.555,41.76402&lt;/coordinates&gt;&lt;/LinearRing&gt;&lt;/outerBoundaryIs&gt;&lt;/Polygon&gt;&lt;Polygon&gt;&lt;outerBoundaryIs&gt;&lt;LinearRing&gt;&lt;coordinates&gt;-87.7,41.77902 -87.7,41.78382 -87.6952,41.78382 -87.6952,41.77902 -87.7,41.77902&lt;/coordinates&gt;&lt;/LinearRing&gt;&lt;/outerBoundaryIs&gt;&lt;/Polygon&gt;&lt;Polygon&gt;&lt;outerBoundaryIs&gt;&lt;LinearRing&gt;&lt;coordinates&gt;-87.7302,41.97882 -87.7302,41.98902 -87.72,41.98902 -87.72,41.97882 -87.7302,41.97882&lt;/coordinates&gt;&lt;/LinearRing&gt;&lt;/outerBoundaryIs&gt;&lt;/Polygon&gt;&lt;Polygon&gt;&lt;outerBoundaryIs&gt;&lt;LinearRing&gt;&lt;coordinates&gt;-87.6602,41.98882 -87.6602,41.99902 -87.65,41.99902 -87.65,41.98882 -87.6602,41.98882&lt;/coordinates&gt;&lt;/LinearRing&gt;&lt;/outerBoundaryIs&gt;&lt;/Polygon&gt;&lt;/MultiGeometry&gt;&lt;/Placemark&gt;</text:p>
          </table:table-cell>
        </table:table-row>
      </table:table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1</text:p>
          </table:table-cell>
          <table:table-cell office:value-type="string">
            <text:p>f2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&lt;MultiGeometry&gt;&lt;Polygon&gt;&lt;outerBoundaryIs&gt;&lt;LinearRing&gt;&lt;coordinates&gt;-87.9102,41.97402 -87.9102,41.96902 -87.9102,41.96382 -87.9102,41.95882 -87.9,41.95882 -87.9,41.96382 -87.9,41.96902 -87.895,41.96902 -87.89,41.96902 -87.89,41.96402 -87.89,41.95882 -87.89,41.95382 -87.895,41.95382 -87.895,41.94882 -87.9052,41.94882 -87.9052,41.95382 -87.91,41.95382 -87.9102,41.95382 -87.915,41.95382 -87.9152,41.95382 -87.9202,41.95382 -87.9252,41.95382 -87.9252,41.95882 -87.9302,41.95882 -87.9352,41.95882 -87.9352,41.96902 -87.9302,41.96902 -87.9302,41.97382 -87.9252,41.97382 -87.92,41.97382 -87.915,41.97382 -87.915,41.97402 -87.9102,41.97402&lt;/coordinates&gt;&lt;/LinearRing&gt;&lt;/outerBoundaryIs&gt;&lt;/Polygon&gt;&lt;Polygon&gt;&lt;outerBoundaryIs&gt;&lt;LinearRing&gt;&lt;coordinates&gt;-87.9402,41.98882 -87.9352,41.98882 -87.9352,41.98382 -87.9352,41.97882 -87.9402,41.97882 -87.9402,41.98382 -87.9402,41.9888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352,42.00402 -87.9302,42.00402 -87.93,42.00402 -87.9252,42.00402 -87.9252,42.00902 -87.9202,42.00902 -87.9152,42.00902 -87.915,42.00902 -87.9102,42.00902 -87.91,42.00902 -87.9052,42.00902&lt;/coordinates&gt;&lt;/LinearRing&gt;&lt;/outerBoundaryIs&gt;&lt;/Polygon&gt;&lt;Polygon&gt;&lt;outerBoundaryIs&gt;&lt;LinearRing&gt;&lt;coordinates&gt;-87.5352,41.65382 -87.5352,41.65882 -87.5352,41.66382 -87.5352,41.66402 -87.5352,41.66902 -87.5352,41.67402 -87.5302,41.67402 -87.5302,41.67902 -87.52,41.67902 -87.52,41.67402 -87.52,41.66902 -87.52,41.66882 -87.52,41.66382 -87.52,41.65882 -87.525,41.65882 -87.525,41.65382 -87.5352,41.65382&lt;/coordinates&gt;&lt;/LinearRing&gt;&lt;/outerBoundaryIs&gt;&lt;/Polygon&gt;&lt;/MultiGeometry&gt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&lt;MultiGeometry&gt;&lt;Polygon&gt;&lt;outerBoundaryIs&gt;&lt;LinearRing&gt;&lt;coordinates&gt;-87.5302,41.67902 -87.5302,41.67402 -87.5352,41.67402 -87.5352,41.66902 -87.5352,41.66402 -87.5352,41.66382 -87.5352,41.65882 -87.5352,41.65382 -87.525,41.65382 -87.525,41.65882 -87.52,41.65882 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&lt;/coordinates&gt;&lt;/LinearRing&gt;&lt;/outerBoundaryIs&gt;&lt;/Polygon&gt;&lt;Polygon&gt;&lt;outerBoundaryIs&gt;&lt;LinearRing&gt;&lt;coordinates&gt;-87.9152,41.95382 -87.915,41.95382 -87.9102,41.95382 -87.91,41.95382 -87.9052,41.95382 -87.9052,41.94882 -87.9102,41.94882 -87.9152,41.94882 -87.9152,41.95382&lt;/coordinates&gt;&lt;/LinearRing&gt;&lt;/outerBoundaryIs&gt;&lt;/Polygon&gt;&lt;Polygon&gt;&lt;outerBoundaryIs&gt;&lt;LinearRing&gt;&lt;coordinates&gt;-87.9302,41.95882 -87.9252,41.95882 -87.9252,41.95382 -87.9302,41.95382 -87.9302,41.95882&lt;/coordinates&gt;&lt;/LinearRing&gt;&lt;/outerBoundaryIs&gt;&lt;/Polygon&gt;&lt;Polygon&gt;&lt;outerBoundaryIs&gt;&lt;LinearRing&gt;&lt;coordinates&gt;-87.9402,41.97882 -87.9352,41.97882 -87.9302,41.97882 -87.9302,41.97402 -87.9302,41.97382 -87.9302,41.96902 -87.9352,41.96902 -87.9352,41.96382 -87.9402,41.96382 -87.9402,41.96882 -87.9402,41.97382 -87.9402,41.97402 -87.9402,41.97882&lt;/coordinates&gt;&lt;/LinearRing&gt;&lt;/outerBoundaryIs&gt;&lt;/Polygon&gt;&lt;Polygon&gt;&lt;outerBoundaryIs&gt;&lt;LinearRing&gt;&lt;coordinates&gt;-87.9252,42.00902 -87.9252,42.00402 -87.93,42.00402 -87.9302,42.00402 -87.9352,42.00402 -87.9402,42.00402 -87.9402,42.00902 -87.9352,42.00902 -87.9302,42.00902 -87.93,42.00902 -87.92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89,41.95382 -87.89,41.95882 -87.89,41.96402 -87.885,41.96402 -87.88,41.96402 -87.88,41.95382 -87.885,41.95382 -87.89,41.95382&lt;/coordinates&gt;&lt;/LinearRing&gt;&lt;/outerBoundaryIs&gt;&lt;/Polygon&gt;&lt;Polygon&gt;&lt;outerBoundaryIs&gt;&lt;LinearRing&gt;&lt;coordinates&gt;-87.895,41.94882 -87.895,41.95382 -87.89,41.95382 -87.89,41.94882 -87.895,41.94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&lt;MultiGeometry&gt;&lt;Polygon&gt;&lt;outerBoundaryIs&gt;&lt;LinearRing&gt;&lt;coordinates&gt;-87.61,41.65402 -87.6152,41.65402 -87.6152,41.64382 -87.6202,41.64382 -87.6202,41.64882 -87.6202,41.65402 -87.6202,41.65882 -87.625,41.65882 -87.625,41.65382 -87.63,41.65382 -87.6352,41.65382 -87.6402,41.65382 -87.6402,41.66382 -87.6402,41.66402 -87.6402,41.67402 -87.6352,41.67402 -87.6352,41.67902 -87.6302,41.67902 -87.625,41.67902 -87.62,41.67902 -87.62,41.67402 -87.62,41.66902 -87.6152,41.66902 -87.6152,41.67402 -87.605,41.67402 -87.605,41.66902 -87.605,41.66382 -87.605,41.65882 -87.61,41.65882 -87.61,41.65402&lt;/coordinates&gt;&lt;/LinearRing&gt;&lt;/outerBoundaryIs&gt;&lt;/Polygon&gt;&lt;Polygon&gt;&lt;outerBoundaryIs&gt;&lt;LinearRing&gt;&lt;coordinates&gt;-87.605,41.64382 -87.605,41.65402 -87.6,41.65402 -87.5952,41.65402 -87.595,41.65402 -87.5852,41.65402 -87.5852,41.65382 -87.585,41.65382 -87.585,41.64382 -87.595,41.64382 -87.5952,41.64382 -87.6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,41.70902 -87.69,41.70902 -87.69,41.70402 -87.685,41.70402 -87.685,41.69382 -87.695,41.69382 -87.6952,41.69382 -87.7,41.69382 -87.7,41.68882 -87.7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552,41.65902 -87.5552,41.66382 -87.56,41.66382 -87.56,41.67402 -87.5702,41.67402 -87.5702,41.66902 -87.5752,41.66902 -87.5752,41.66402 -87.5852,41.66402 -87.5852,41.66382 -87.5902,41.66382 -87.5902,41.67382 -87.5902,41.67402 -87.5902,41.68402 -87.58,41.68402 -87.58,41.67902 -87.5752,41.67902 -87.5752,41.68402 -87.5702,41.68402 -87.5702,41.68902 -87.56,41.68902 -87.56,41.68402 -87.5552,41.68402&lt;/coordinates&gt;&lt;/LinearRing&gt;&lt;/outerBoundaryIs&gt;&lt;/Polygon&gt;&lt;Polygon&gt;&lt;outerBoundaryIs&gt;&lt;LinearRing&gt;&lt;coordinates&gt;-87.52,41.67902 -87.525,41.67902 -87.53,41.67902 -87.5302,41.67902 -87.535,41.67902 -87.5352,41.67902 -87.54,41.67902 -87.54,41.68402 -87.545,41.68402 -87.5502,41.68402 -87.5552,41.68402 -87.5552,41.68882 -87.5552,41.68902 -87.5552,41.69402 -87.5552,41.69902 -87.5502,41.69902 -87.545,41.69902 -87.54,41.69902 -87.54,41.69402 -87.54,41.68902 -87.5352,41.68902 -87.535,41.68902 -87.53,41.68902 -87.525,41.68902 -87.525,41.68402 -87.52,41.68402 -87.52,41.67902&lt;/coordinates&gt;&lt;/LinearRing&gt;&lt;/outerBoundaryIs&gt;&lt;/Polygon&gt;&lt;Polygon&gt;&lt;outerBoundaryIs&gt;&lt;LinearRing&gt;&lt;coordinates&gt;-87.56,41.65902 -87.565,41.65902 -87.565,41.66382 -87.56,41.66382 -87.56,41.6590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,41.97902 -87.865,41.96882 -87.87,41.96882 -87.875,41.96882 -87.8752,41.96882 -87.88,41.96882 -87.88,41.96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6802,41.72382 -87.6802,41.72882 -87.6802,41.73402 -87.6802,41.73902 -87.67,41.73902 -87.67,41.73402 -87.67,41.72882 -87.67,41.72382 -87.6802,41.72382&lt;/coordinates&gt;&lt;/LinearRing&gt;&lt;/outerBoundaryIs&gt;&lt;/Polygon&gt;&lt;Polygon&gt;&lt;outerBoundaryIs&gt;&lt;LinearRing&gt;&lt;coordinates&gt;-87.81,42.00882 -87.81,42.00382 -87.815,42.00382 -87.8202,42.00382 -87.8252,42.00382 -87.8252,42.01402 -87.8202,42.01402 -87.8202,42.01902 -87.8152,42.01902 -87.81,42.01902 -87.805,42.01902 -87.805,42.00882 -87.81,42.00882&lt;/coordinates&gt;&lt;/LinearRing&gt;&lt;/outerBoundaryIs&gt;&lt;/Polygon&gt;&lt;Polygon&gt;&lt;outerBoundaryIs&gt;&lt;LinearRing&gt;&lt;coordinates&gt;-87.8452,41.94882 -87.8452,41.95382 -87.85,41.95382 -87.8552,41.95382 -87.8602,41.95382 -87.8602,41.95882 -87.8602,41.96402 -87.8602,41.96902 -87.8552,41.96902 -87.8552,41.97402 -87.845,41.97402 -87.845,41.96902 -87.84,41.96902 -87.835,41.96902 -87.835,41.96402 -87.83,41.96402 -87.83,41.95402 -87.8202,41.95402 -87.82,41.95402 -87.81,41.95402 -87.81,41.94382 -87.82,41.94382 -87.8202,41.94382 -87.8302,41.94382 -87.8302,41.95382 -87.835,41.95382 -87.835,41.94882 -87.8452,41.94882&lt;/coordinates&gt;&lt;/LinearRing&gt;&lt;/outerBoundaryIs&gt;&lt;/Polygon&gt;&lt;/MultiGeometry&gt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&lt;MultiGeometry&gt;&lt;Polygon&gt;&lt;outerBoundaryIs&gt;&lt;LinearRing&gt;&lt;coordinates&gt;-87.6802,41.73402 -87.6802,41.72882 -87.6802,41.72382 -87.67,41.72382 -87.67,41.72882 -87.67,41.73402 -87.67,41.739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,41.68882 -87.7,41.69382 -87.6952,41.69382 -87.695,41.69382 -87.685,41.69382 -87.685,41.70402 -87.69,41.70402 -87.69,41.70902 -87.695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&lt;/coordinates&gt;&lt;/LinearRing&gt;&lt;/outerBoundaryIs&gt;&lt;/Polygon&gt;&lt;Polygon&gt;&lt;outerBoundaryIs&gt;&lt;LinearRing&gt;&lt;coordinates&gt;-87.605,41.67402 -87.6152,41.67402 -87.6152,41.66902 -87.62,41.66902 -87.62,41.67402 -87.62,41.67902 -87.625,41.67902 -87.6302,41.67902 -87.6352,41.67902 -87.6352,41.67402 -87.6402,41.67402 -87.6402,41.66402 -87.6402,41.66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&lt;/coordinates&gt;&lt;/LinearRing&gt;&lt;/outerBoundaryIs&gt;&lt;/Polygon&gt;&lt;Polygon&gt;&lt;outerBoundaryIs&gt;&lt;LinearRing&gt;&lt;coordinates&gt;-87.5902,41.68402 -87.5902,41.67402 -87.5902,41.67382 -87.5902,41.66382 -87.5852,41.66382 -87.5852,41.65402 -87.595,41.65402 -87.5952,41.65402 -87.6,41.65402 -87.605,41.65402 -87.6052,41.65402 -87.61,41.65402 -87.61,41.65882 -87.605,41.65882 -87.605,41.66382 -87.605,41.66902 -87.605,41.67402 -87.6002,41.67402 -87.6002,41.67902 -87.5952,41.67902 -87.5952,41.68402 -87.5902,41.68402&lt;/coordinates&gt;&lt;/LinearRing&gt;&lt;/outerBoundaryIs&gt;&lt;/Polygon&gt;&lt;Polygon&gt;&lt;outerBoundaryIs&gt;&lt;LinearRing&gt;&lt;coordinates&gt;-87.52,41.68402 -87.525,41.68402 -87.525,41.68902 -87.53,41.68902 -87.535,41.68902 -87.5352,41.68902 -87.54,41.68902 -87.54,41.69402 -87.54,41.69902 -87.545,41.69902 -87.5502,41.69902 -87.5552,41.69902 -87.5552,41.69402 -87.5552,41.68902 -87.5552,41.68882 -87.5552,41.68402 -87.56,41.68402 -87.56,41.68902 -87.5702,41.68902 -87.5702,41.68402 -87.5752,41.68402 -87.5752,41.67902 -87.58,41.67902 -87.58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585,41.64382 -87.585,41.65382 -87.575,41.65382 -87.575,41.65882 -87.5702,41.65882 -87.5702,41.65402 -87.5702,41.64882 -87.5702,41.64382 -87.575,41.64382 -87.5752,41.64382 -87.58,41.64382 -87.5802,41.64382 -87.585,41.64382&lt;/coordinates&gt;&lt;/LinearRing&gt;&lt;/outerBoundaryIs&gt;&lt;/Polygon&gt;&lt;Polygon&gt;&lt;outerBoundaryIs&gt;&lt;LinearRing&gt;&lt;coordinates&gt;-87.56,41.65902 -87.56,41.66382 -87.5552,41.66382 -87.5552,41.65902 -87.56,41.65902&lt;/coordinates&gt;&lt;/LinearRing&gt;&lt;/outerBoundaryIs&gt;&lt;/Polygon&gt;&lt;Polygon&gt;&lt;outerBoundaryIs&gt;&lt;LinearRing&gt;&lt;coordinates&gt;-87.8252,42.00382 -87.8202,42.00382 -87.815,42.00382 -87.81,42.00382 -87.81,42.0088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902 -87.8352,41.96902 -87.8352,41.97382 -87.84,41.97382 -87.84,41.96902 -87.845,41.96902 -87.845,41.97402 -87.8552,41.97402 -87.8552,41.96902 -87.8602,41.96902 -87.8602,41.96882 -87.865,41.9688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&lt;/coordinates&gt;&lt;/LinearRing&gt;&lt;/outerBoundaryIs&gt;&lt;/Polygon&gt;&lt;Polygon&gt;&lt;outerBoundaryIs&gt;&lt;LinearRing&gt;&lt;coordinates&gt;-87.8602,41.95382 -87.8552,41.95382 -87.85,41.95382 -87.8452,41.95382 -87.8452,41.94882 -87.835,41.94882 -87.835,41.95382 -87.8302,41.95382 -87.8302,41.94382 -87.8202,41.94382 -87.82,41.94382 -87.81,41.94382 -87.81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402 -87.7452,41.75902 -87.7402,41.75902 -87.7402,41.76382 -87.7452,41.76382 -87.7452,41.77402 -87.735,41.77402 -87.735,41.76402 -87.73,41.76402 -87.7252,41.76402 -87.725,41.76402 -87.7202,41.76402 -87.7152,41.76402 -87.7152,41.76902 -87.7152,41.77402 -87.705,41.77402 -87.705,41.76902 -87.705,41.76402 -87.705,41.76382 -87.705,41.75902 -87.7002,41.75902 -87.7,41.75902 -87.6952,41.75902 -87.695,41.75902 -87.6902,41.75902 -87.6902,41.76402 -87.68,41.76402 -87.68,41.75902 -87.6752,41.75902 -87.6752,41.76902 -87.6652,41.76902 -87.6652,41.77902 -87.655,41.77902 -87.655,41.76882 -87.665,41.76882 -87.665,41.76402 -87.66,41.76402 -87.66,41.75902 -87.66,41.75402 -87.655,41.75402 -87.655,41.74902 -87.65,41.74902 -87.65,41.74402 -87.645,41.74402 -87.645,41.73902 -87.645,41.73402 -87.645,41.73382 -87.645,41.72902 -87.64,41.72902 -87.635,41.72902 -87.635,41.71902 -87.63,41.71902 -87.63,41.71402 -87.625,41.71402 -87.625,41.70902 -87.6202,41.70902 -87.62,41.70902 -87.6152,41.70902 -87.6152,41.71402 -87.6102,41.71402 -87.6102,41.72382 -87.6102,41.72402 -87.6102,41.73402 -87.6052,41.73402 -87.6052,41.73902 -87.6052,41.74402 -87.6002,41.74402 -87.6002,41.75402 -87.5952,41.75402 -87.59,41.75402 -87.5852,41.75402 -87.5852,41.75902 -87.5752,41.75902 -87.575,41.75902 -87.5702,41.75902 -87.5652,41.75902 -87.5652,41.76402 -87.5552,41.764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innerBoundaryIs&gt;&lt;LinearRing&gt;&lt;coordinates&gt;-87.645,41.70902 -87.6402,41.70902 -87.6402,41.71402 -87.6402,41.71882 -87.645,41.71882 -87.645,41.71402 -87.645,41.71382 -87.645,41.7090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382 -87.76,41.99382 -87.76,41.98902 -87.755,41.98902 -87.755,41.97882 -87.7652,41.97882 -87.7652,41.98382 -87.77,41.98382 -87.77,41.97882 -87.775,41.97882 -87.7802,41.97882 -87.785,41.97882 -87.785,41.97402 -87.78,41.97402 -87.78,41.96902 -87.775,41.96902 -87.775,41.96402 -87.775,41.95902 -87.77,41.95902 -87.77,41.95402 -87.77,41.94902 -87.765,41.94902 -87.76,41.94902 -87.76,41.93902 -87.755,41.93902 -87.755,41.92882 -87.7652,41.92882 -87.7652,41.93882 -87.77,41.93882 -87.77,41.93382 -87.775,41.93382 -87.78,41.93382 -87.78,41.92882 -87.785,41.92882 -87.785,41.91882 -87.7952,41.91882 -87.7952,41.92382 -87.8,41.92382 -87.8002,41.92382 -87.8052,41.92382 -87.8102,41.92382 -87.8102,41.9288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102,41.99382 -87.7102,42.00402 -87.7,42.00402 -87.7,41.99382 -87.7102,41.99382&lt;/coordinates&gt;&lt;/LinearRing&gt;&lt;/outerBoundaryIs&gt;&lt;/Polygon&gt;&lt;Polygon&gt;&lt;outerBoundaryIs&gt;&lt;LinearRing&gt;&lt;coordinates&gt;-87.695,42.01382 -87.695,42.00882 -87.7,42.00882 -87.7052,42.00882 -87.7102,42.00882 -87.7102,42.01382 -87.7102,42.01902 -87.7102,42.02402 -87.7052,42.02402 -87.7002,42.02402 -87.7,42.02402 -87.695,42.02402 -87.69,42.02402 -87.69,42.01382 -87.695,42.01382&lt;/coordinates&gt;&lt;/LinearRing&gt;&lt;/outerBoundaryIs&gt;&lt;/Polygon&gt;&lt;Polygon&gt;&lt;outerBoundaryIs&gt;&lt;LinearRing&gt;&lt;coordinates&gt;-87.72,41.98402 -87.72,41.97882 -87.72,41.97382 -87.725,41.97382 -87.73,41.97382 -87.7302,41.97382 -87.735,41.97382 -87.7352,41.97382 -87.7402,41.97382 -87.7452,41.97382 -87.7452,41.97882 -87.7502,41.97882 -87.7502,41.98902 -87.7452,41.98902 -87.7452,41.99402 -87.7452,41.99902 -87.7402,41.99902 -87.7352,41.99902 -87.735,41.99902 -87.7302,41.99902 -87.73,41.99902 -87.725,41.99902 -87.72,41.99902 -87.72,41.98902 -87.72,41.98882 -87.72,41.98402&lt;/coordinates&gt;&lt;/LinearRing&gt;&lt;/outerBoundaryIs&gt;&lt;/Polygon&gt;&lt;Polygon&gt;&lt;outerBoundaryIs&gt;&lt;LinearRing&gt;&lt;coordinates&gt;-87.6102,41.76382 -87.6102,41.77402 -87.6,41.77402 -87.6,41.76382 -87.6102,41.76382&lt;/coordinates&gt;&lt;/LinearRing&gt;&lt;/outerBoundaryIs&gt;&lt;/Polygon&gt;&lt;/MultiGeometry&gt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&lt;MultiGeometry&gt;&lt;Polygon&gt;&lt;outerBoundaryIs&gt;&lt;LinearRing&gt;&lt;coordinates&gt;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52,41.76402 -87.5652,41.76402 -87.5652,41.75902 -87.5702,41.75902 -87.575,41.75902 -87.5752,41.75902 -87.5852,41.75902 -87.5852,41.75402 -87.59,41.75402 -87.5952,41.75402 -87.6002,41.75402 -87.6002,41.74402 -87.6052,41.74402 -87.6052,41.73902 -87.6052,41.73402 -87.6102,41.73402 -87.6102,41.72402 -87.6102,41.72382 -87.6102,41.71402 -87.6152,41.71402 -87.6152,41.70902 -87.62,41.70902 -87.6202,41.70902 -87.625,41.70902 -87.625,41.71402 -87.63,41.71402 -87.63,41.71902 -87.635,41.71902 -87.635,41.72902 -87.64,41.72902 -87.645,41.72902 -87.645,41.73382 -87.645,41.73402 -87.645,41.73902 -87.645,41.74402 -87.65,41.74402 -87.65,41.74902 -87.655,41.74902 -87.655,41.75402 -87.66,41.75402 -87.66,41.75902 -87.66,41.76402 -87.665,41.76402 -87.665,41.76882 -87.655,41.768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&lt;/coordinates&gt;&lt;/LinearRing&gt;&lt;/outerBoundaryIs&gt;&lt;innerBoundaryIs&gt;&lt;LinearRing&gt;&lt;coordinates&gt;-87.6102,41.77402 -87.6102,41.76382 -87.6,41.76382 -87.6,41.77402 -87.6102,41.77402&lt;/coordinates&gt;&lt;/LinearRing&gt;&lt;/innerBoundaryIs&gt;&lt;/Polygon&gt;&lt;Polygon&gt;&lt;outerBoundaryIs&gt;&lt;LinearRing&gt;&lt;coordinates&gt;-87.7102,41.99902 -87.7102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2882 -87.78,41.92882 -87.78,41.93382 -87.775,41.93382 -87.77,41.93382 -87.77,41.93882 -87.7652,41.93882 -87.7652,41.92882 -87.755,41.92882 -87.755,41.93902 -87.76,41.93902 -87.76,41.94902 -87.765,41.94902 -87.77,41.94902 -87.77,41.95402 -87.77,41.95902 -87.775,41.95902 -87.775,41.96402 -87.775,41.96902 -87.78,41.96902 -87.78,41.97402 -87.785,41.97402 -87.785,41.97882 -87.7802,41.97882 -87.775,41.97882 -87.77,41.97882 -87.77,41.98382 -87.7652,41.98382 -87.7652,41.97882 -87.755,41.97882 -87.755,41.98902 -87.76,41.98902 -87.76,41.99382 -87.755,41.99382 -87.755,41.99902 -87.7502,41.99902 -87.75,41.99902 -87.7452,41.99902 -87.7452,41.99402 -87.7452,41.98902 -87.7502,41.98902 -87.7502,41.97882 -87.7452,41.97882 -87.7452,41.97382 -87.7402,41.97382 -87.7352,41.97382 -87.735,41.97382 -87.7302,41.97382 -87.73,41.97382 -87.725,41.97382 -87.72,41.97382 -87.72,41.97882 -87.72,41.98402 -87.72,41.98882 -87.72,41.98902 -87.72,41.99902 -87.7152,41.99902 -87.715,41.99902 -87.7102,41.99902&lt;/coordinates&gt;&lt;/LinearRing&gt;&lt;/outerBoundaryIs&gt;&lt;/Polygon&gt;&lt;Polygon&gt;&lt;outerBoundaryIs&gt;&lt;LinearRing&gt;&lt;coordinates&gt;-87.7,41.99382 -87.7,42.00402 -87.7102,42.00402 -87.7102,42.00882 -87.7052,42.00882 -87.7,42.00882 -87.695,42.00882 -87.695,42.01382 -87.69,42.0138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&lt;/coordinates&gt;&lt;/LinearRing&gt;&lt;/outerBoundaryIs&gt;&lt;/Polygon&gt;&lt;Polygon&gt;&lt;outerBoundaryIs&gt;&lt;LinearRing&gt;&lt;coordinates&gt;-87.8102,41.92382 -87.8052,41.92382 -87.8002,41.92382 -87.8,41.92382 -87.7952,41.92382 -87.7952,41.91882 -87.785,41.91882 -87.785,41.91382 -87.785,41.90882 -87.79,41.90882 -87.795,41.90882 -87.7952,41.90882 -87.8002,41.90882 -87.8052,41.90882 -87.8052,41.91382 -87.8102,41.91382 -87.8102,41.91882 -87.8102,41.92382&lt;/coordinates&gt;&lt;/LinearRing&gt;&lt;/outerBoundaryIs&gt;&lt;/Polygon&gt;&lt;Polygon&gt;&lt;outerBoundaryIs&gt;&lt;LinearRing&gt;&lt;coordinates&gt;-87.7452,41.76382 -87.7402,41.76382 -87.7402,41.75902 -87.7452,41.75902 -87.7452,41.76382&lt;/coordinates&gt;&lt;/LinearRing&gt;&lt;/outerBoundaryIs&gt;&lt;/Polygon&gt;&lt;Polygon&gt;&lt;outerBoundaryIs&gt;&lt;LinearRing&gt;&lt;coordinates&gt;-87.655,41.77902 -87.6652,41.77902 -87.6652,41.76902 -87.6752,41.76902 -87.6752,41.75902 -87.68,41.75902 -87.68,41.76402 -87.6902,41.76402 -87.6902,41.75902 -87.695,41.75902 -87.6952,41.75902 -87.7,41.75902 -87.7002,41.75902 -87.705,41.75902 -87.705,41.76382 -87.705,41.76402 -87.705,41.76902 -87.705,41.77402 -87.7152,41.77402 -87.7152,41.76902 -87.7152,41.76402 -87.7202,41.76402 -87.725,41.76402 -87.7252,41.76402 -87.73,41.76402 -87.735,41.76402 -87.735,41.77402 -87.7452,41.774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&lt;/coordinates&gt;&lt;/LinearRing&gt;&lt;/outerBoundaryIs&gt;&lt;/Polygon&gt;&lt;Polygon&gt;&lt;outerBoundaryIs&gt;&lt;LinearRing&gt;&lt;coordinates&gt;-87.645,41.70902 -87.645,41.71382 -87.645,41.71402 -87.645,41.71882 -87.6402,41.71882 -87.6402,41.71402 -87.6402,41.70902 -87.645,41.7090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&lt;MultiGeometry&gt;&lt;Polygon&gt;&lt;outerBoundaryIs&gt;&lt;LinearRing&gt;&lt;coordinates&gt;-87.6,41.82902 -87.6052,41.82902 -87.6052,41.81882 -87.595,41.81882 -87.595,41.81902 -87.59,41.81902 -87.59,41.81402 -87.585,41.81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&lt;/coordinates&gt;&lt;/LinearRing&gt;&lt;/outerBoundaryIs&gt;&lt;/Polygon&gt;&lt;Polygon&gt;&lt;outerBoundaryIs&gt;&lt;LinearRing&gt;&lt;coordinates&gt;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&lt;/coordinates&gt;&lt;/LinearRing&gt;&lt;/outerBoundaryIs&gt;&lt;/Polygon&gt;&lt;Polygon&gt;&lt;outerBoundaryIs&gt;&lt;LinearRing&gt;&lt;coordinates&gt;-87.7802,41.90382 -87.7752,41.90382 -87.7752,41.89882 -87.7752,41.89382 -87.7802,41.89382 -87.7802,41.8988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8,41.80902 -87.58,41.80402 -87.58,41.79902&lt;/coordinates&gt;&lt;/LinearRing&gt;&lt;/outerBoundaryIs&gt;&lt;/Polygon&gt;&lt;/MultiGeometry&gt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&lt;MultiGeometry&gt;&lt;Polygon&gt;&lt;outerBoundaryIs&gt;&lt;LinearRing&gt;&lt;coordinates&gt;-87.655,41.89902 -87.6602,41.89902 -87.6602,41.89882 -87.6652,41.89882 -87.6652,41.90902 -87.6602,41.90902 -87.6602,41.91402 -87.65,41.91402 -87.65,41.90382 -87.655,41.90382 -87.655,41.89902&lt;/coordinates&gt;&lt;/LinearRing&gt;&lt;/outerBoundaryIs&gt;&lt;/Polygon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882 -87.65,41.98402 -87.645,41.98402 -87.645,41.97382 -87.65,41.97382 -87.65,41.96882 -87.66,41.96882 -87.6602,41.96882 -87.665,41.96882 -87.665,41.96382 -87.67,41.96382 -87.675,41.96382 -87.675,41.95882 -87.68,41.95882 -87.68,41.95382 -87.685,41.95382 -87.685,41.94902 -87.685,41.94882 -87.685,41.93882 -87.69,41.93882 -87.69,41.93402 -87.69,41.92902 -87.685,41.92902 -87.685,41.92402 -87.68,41.92402 -87.68,41.91902 -87.675,41.91902 -87.67,41.91902 -87.67,41.90882 -87.675,41.90882 -87.675,41.90382 -87.68,41.90382 -87.685,41.90382 -87.6852,41.90382 -87.69,41.90382 -87.69,41.89882 -87.695,41.89882 -87.7,41.89882 -87.7002,41.89882 -87.705,41.89882 -87.7052,41.89882 -87.71,41.89882 -87.71,41.89382 -87.71,41.88882 -87.715,41.88882 -87.72,41.88882 -87.72,41.88382 -87.725,41.88382 -87.73,41.88382 -87.7302,41.88382 -87.735,41.88382 -87.7352,41.88382 -87.74,41.88382 -87.7402,41.88382 -87.745,41.88382 -87.745,41.87882 -87.75,41.87882 -87.75,41.86882 -87.7602,41.86882 -87.7602,41.87382 -87.765,41.87382 -87.765,41.86882 -87.7752,41.86882 -87.7752,41.87382 -87.7752,41.87882 -87.7752,41.87902 -87.7752,41.88382&lt;/coordinates&gt;&lt;/LinearRing&gt;&lt;/out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Polygon&gt;&lt;outerBoundaryIs&gt;&lt;LinearRing&gt;&lt;coordinates&gt;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902 -87.7402,41.84402 -87.7352,41.84402 -87.73,41.84402 -87.725,41.84402 -87.725,41.83902 -87.72,41.83902 -87.715,41.83902 -87.715,41.83402 -87.71,41.83402 -87.71,41.82902 -87.71,41.82402 -87.7052,41.82402 -87.7052,41.82902 -87.695,41.82902 -87.695,41.82402 -87.6852,41.82402 -87.685,41.82402 -87.6802,41.82402 -87.6802,41.82902 -87.6802,41.83382 -87.6852,41.83382 -87.6852,41.84402 -87.6752,41.84402 -87.675,41.84402 -87.6652,41.84402 -87.665,41.84402 -87.6602,41.84402 -87.6602,41.84902 -87.6552,41.84902 -87.6552,41.85402 -87.6502,41.85402 -87.6502,41.85902 -87.6402,41.85902 -87.64,41.85902 -87.6302,41.85902 -87.63,41.85902 -87.6252,41.85902 -87.6252,41.86402 -87.6152,41.86402 -87.6152,41.86902 -87.6102,41.869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&lt;/coordinates&gt;&lt;/LinearRing&gt;&lt;/outerBoundaryIs&gt;&lt;/Polygon&gt;&lt;Polygon&gt;&lt;outerBoundaryIs&gt;&lt;LinearRing&gt;&lt;coordinates&gt;-87.7002,41.89402 -87.695,41.89402 -87.69,41.89402 -87.69,41.88382 -87.695,41.88382 -87.7002,41.88382 -87.7052,41.88382 -87.7052,41.89402 -87.7002,41.89402&lt;/coordinates&gt;&lt;/LinearRing&gt;&lt;/outerBoundaryIs&gt;&lt;/Polygon&gt;&lt;Polygon&gt;&lt;outerBoundaryIs&gt;&lt;LinearRing&gt;&lt;coordinates&gt;-87.6402,41.93882 -87.6402,41.94902 -87.63,41.94902 -87.63,41.93882 -87.6402,41.93882&lt;/coordinates&gt;&lt;/LinearRing&gt;&lt;/outerBoundaryIs&gt;&lt;/Polygon&gt;&lt;Polygon&gt;&lt;outerBoundaryIs&gt;&lt;LinearRing&gt;&lt;coordinates&gt;-87.6402,41.95882 -87.6402,41.96902 -87.63,41.96902 -87.63,41.95882 -87.6402,41.95882&lt;/coordinates&gt;&lt;/LinearRing&gt;&lt;/outerBoundaryIs&gt;&lt;/Polygon&gt;&lt;/MultiGeometry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&lt;MultiGeometry&gt;&lt;Polygon&gt;&lt;outerBoundaryIs&gt;&lt;LinearRing&gt;&lt;coordinates&gt;-87.6552,41.88882 -87.65,41.88882 -87.65,41.89902 -87.655,41.89902 -87.655,41.90382 -87.65,41.90382 -87.65,41.91402 -87.6602,41.91402 -87.6602,41.90902 -87.6652,41.90902 -87.6652,41.89882 -87.6602,41.89882 -87.6602,41.88882 -87.6652,41.88882 -87.6652,41.89382 -87.67,41.89382 -87.6702,41.89382 -87.675,41.89382 -87.675,41.88882 -87.68,41.88882 -87.685,41.88882 -87.6852,41.88882 -87.69,41.88882 -87.69,41.89402 -87.695,41.89402 -87.7002,41.89402 -87.7052,41.89402 -87.705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3382 -87.6802,41.83382 -87.6802,41.82902 -87.6802,41.82402 -87.685,41.82402 -87.6852,41.82402 -87.695,41.82402 -87.695,41.82902 -87.7052,41.82902 -87.7052,41.82402 -87.71,41.82402 -87.71,41.82902 -87.71,41.83402 -87.715,41.83402 -87.715,41.83902 -87.72,41.83902 -87.725,41.83902 -87.725,41.84402 -87.73,41.84402 -87.7352,41.8440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65,41.86882 -87.765,41.87382 -87.7602,41.87382 -87.7602,41.86882 -87.75,41.86882 -87.75,41.87882 -87.745,41.87882 -87.745,41.88382 -87.7402,41.88382 -87.74,41.88382 -87.7352,41.88382 -87.735,41.88382 -87.7302,41.88382 -87.73,41.88382 -87.725,41.88382 -87.72,41.88382 -87.72,41.88882 -87.715,41.88882 -87.71,41.88882 -87.71,41.89382 -87.71,41.89882 -87.7052,41.89882 -87.705,41.89882 -87.7002,41.89882 -87.7,41.89882 -87.695,41.89882 -87.69,41.89882 -87.69,41.90382 -87.6852,41.90382 -87.685,41.90382 -87.68,41.90382 -87.675,41.90382 -87.675,41.90882 -87.67,41.90882 -87.67,41.91902 -87.675,41.91902 -87.68,41.91902 -87.68,41.92402 -87.685,41.92402 -87.685,41.92902 -87.69,41.92902 -87.69,41.93402 -87.69,41.93882 -87.685,41.93882 -87.685,41.94882 -87.685,41.94902 -87.685,41.95382 -87.68,41.95382 -87.68,41.95882 -87.675,41.95882 -87.675,41.96382 -87.67,41.96382 -87.665,41.96382 -87.665,41.96882 -87.6602,41.96882 -87.66,41.96882 -87.65,41.96882 -87.65,41.97382 -87.645,41.97382 -87.645,41.97402 -87.64,41.97402 -87.64,41.96902 -87.6402,41.96902 -87.6402,41.95882 -87.64,41.95882 -87.64,41.95402 -87.635,41.95402 -87.635,41.94902 -87.6402,41.9490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6402 -87.6252,41.86402 -87.6252,41.85902 -87.63,41.85902 -87.6302,41.85902 -87.64,41.85902 -87.6402,41.85902 -87.6502,41.85902 -87.6502,41.85402 -87.6552,41.85402 -87.6552,41.84902 -87.6602,41.84902 -87.6602,41.84402 -87.665,41.84402 -87.6652,41.84402 -87.675,41.84402 -87.67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outerBoundaryIs&gt;&lt;/Polygon&gt;&lt;Polygon&gt;&lt;outerBoundaryIs&gt;&lt;LinearRing&gt;&lt;coordinates&gt;-87.605,41.86902 -87.6102,41.86902 -87.6152,41.86902 -87.6152,41.87402 -87.605,41.87402 -87.605,41.86902&lt;/coordinates&gt;&lt;/LinearRing&gt;&lt;/outerBoundaryIs&gt;&lt;/Polygon&gt;&lt;/MultiGeometry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&lt;MultiGeometry&gt;&lt;Polygon&gt;&lt;outerBoundaryIs&gt;&lt;LinearRing&gt;&lt;coordinates&gt;-87.6452,41.93882 -87.6402,41.93882 -87.635,41.93882 -87.63,41.93882 -87.63,41.93402 -87.63,41.93382 -87.63,41.92902 -87.625,41.92902 -87.625,41.92402 -87.625,41.91902 -87.62,41.91902 -87.62,41.91402 -87.62,41.90882 -87.62,41.90382 -87.625,41.90382 -87.625,41.89882 -87.625,41.89402 -87.625,41.89382 -87.625,41.88902 -87.6202,41.88902 -87.62,41.88902 -87.6152,41.88902 -87.6152,41.89902 -87.6102,41.89902 -87.605,41.89902 -87.6,41.89902 -87.6,41.88882 -87.605,41.88882 -87.61,41.88882 -87.61,41.88402 -87.605,41.88402 -87.605,41.87402 -87.6152,41.87402 -87.6152,41.86902 -87.62,41.86902 -87.62,41.87402 -87.625,41.87402 -87.625,41.87902 -87.635,41.87902 -87.635,41.88402 -87.64,41.88402 -87.64,41.88882 -87.64,41.89382 -87.64,41.89402 -87.64,41.89882 -87.635,41.89882 -87.635,41.90382 -87.63,41.90382 -87.63,41.90882 -87.63,41.91382 -87.63,41.91402 -87.63,41.91902 -87.63,41.92402 -87.6402,41.92402 -87.6402,41.91902 -87.645,41.91902 -87.6452,41.91902 -87.65,41.91902 -87.6502,41.91902 -87.655,41.91902 -87.6552,41.91902 -87.66,41.91902 -87.66,41.92402 -87.665,41.92402 -87.665,41.92902 -87.67,41.92902 -87.67,41.93402 -87.675,41.93402 -87.675,41.93882 -87.67,41.93882 -87.67,41.94382 -87.665,41.94382 -87.665,41.94882 -87.66,41.94882 -87.655,41.94882 -87.655,41.95382 -87.6502,41.95382 -87.6452,41.95382 -87.6452,41.94902 -87.6452,41.94382 -87.6452,41.93882&lt;/coordinates&gt;&lt;/LinearRing&gt;&lt;/outerBoundaryIs&gt;&lt;innerBoundaryIs&gt;&lt;LinearRing&gt;&lt;coordinates&gt;-87.6452,41.93882 -87.6502,41.93882 -87.655,41.93882 -87.6552,41.93882 -87.66,41.93882 -87.66,41.93402 -87.655,41.93402 -87.655,41.92902 -87.6502,41.92902 -87.65,41.92902 -87.6452,41.92902 -87.6452,41.93382 -87.6452,41.93402 -87.6452,41.93882&lt;/coordinates&gt;&lt;/LinearRing&gt;&lt;/innerBoundaryIs&gt;&lt;/Polygon&gt;&lt;Polygon&gt;&lt;outerBoundaryIs&gt;&lt;LinearRing&gt;&lt;coordinates&gt;-87.725,41.86402 -87.725,41.86902 -87.725,41.87382 -87.72,41.87382 -87.715,41.87382 -87.715,41.87882 -87.71,41.87882 -87.705,41.87882 -87.705,41.88382 -87.7002,41.88382 -87.7,41.88382 -87.695,41.88382 -87.69,41.88382 -87.69,41.88882 -87.6852,41.88882 -87.685,41.88882 -87.68,41.88882 -87.675,41.88882 -87.675,41.89382 -87.6702,41.89382 -87.67,41.89382 -87.6652,41.89382 -87.6652,41.88882 -87.6602,41.88882 -87.6552,41.88882 -87.6552,41.88382 -87.6502,41.88382 -87.6502,41.87902 -87.6502,41.87402 -87.6502,41.87382 -87.6502,41.86902 -87.6552,41.86902 -87.6552,41.86402 -87.6602,41.86402 -87.6652,41.86402 -87.6652,41.85902 -87.6652,41.85402 -87.6702,41.85402 -87.6752,41.85402 -87.6752,41.84902 -87.6802,41.84902 -87.6802,41.84402 -87.6852,41.84402 -87.6852,41.83902 -87.6902,41.83902 -87.695,41.83902 -87.6952,41.83902 -87.7,41.83902 -87.7,41.84402 -87.705,41.84402 -87.705,41.84902 -87.715,41.84902 -87.715,41.85402 -87.725,41.85402 -87.725,41.85882 -87.725,41.85902 -87.725,41.86382 -87.725,41.86402&lt;/coordinates&gt;&lt;/LinearRing&gt;&lt;/outerBoundaryIs&gt;&lt;innerBoundaryIs&gt;&lt;LinearRing&gt;&lt;coordinates&gt;-87.705,41.85882 -87.705,41.85402 -87.7,41.85402 -87.6952,41.85402 -87.695,41.85402 -87.6902,41.85402 -87.6902,41.85902 -87.6852,41.85902 -87.6852,41.86402 -87.6852,41.86902 -87.6752,41.86902 -87.675,41.86902 -87.6702,41.86902 -87.6652,41.86902 -87.6652,41.87382 -87.6652,41.87402 -87.6652,41.87882 -87.67,41.87882 -87.6702,41.87882 -87.675,41.87882 -87.6752,41.87882 -87.68,41.87882 -87.6802,41.87882 -87.685,41.87882 -87.685,41.87382 -87.69,41.87382 -87.695,41.87382 -87.695,41.86882 -87.7,41.86882 -87.7,41.86382 -87.7,41.85882 -87.705,41.85882&lt;/coordinates&gt;&lt;/LinearRing&gt;&lt;/innerBoundaryIs&gt;&lt;/Polygon&gt;&lt;/MultiGeometry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&lt;MultiGeometry&gt;&lt;Polygon&gt;&lt;outerBoundaryIs&gt;&lt;LinearRing&gt;&lt;coordinates&gt;-87.9102,41.97402 -87.9102,41.96902 -87.9102,41.96382 -87.9102,41.95882 -87.9,41.95882 -87.9,41.9638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352,41.98882 -87.9352,41.98382 -87.9352,41.97882 -87.9302,41.97882 -87.9302,41.97382 -87.9252,41.97382 -87.92,41.97382 -87.915,41.97382 -87.915,41.97402 -87.9102,41.9740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 -87.91,42.00902 -87.90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 -87.6002,41.67402 -87.6002,41.67902 -87.5952,41.67902 -87.5952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 -87.8602,41.95402 -87.8602,41.95882 -87.8602,41.96402 -87.8602,41.96882 -87.865,41.96882 -87.8652,41.96882 -87.87,41.96882 -87.875,41.96882 -87.8752,41.96882 -87.88,41.96882 -87.88,41.96402&lt;/coordinates&gt;&lt;/LinearRing&gt;&lt;/outerBoundaryIs&gt;&lt;innerBoundaryIs&gt;&lt;LinearRing&gt;&lt;coordinates&gt;-87.84,41.96902 -87.8352,41.96902 -87.8352,41.97382 -87.84,41.97382 -87.84,41.96902&lt;/coordinates&gt;&lt;/LinearRing&gt;&lt;/inn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382 -87.7452,41.75402 -87.7452,41.75882 -87.7452,41.75902 -87.7452,41.76382 -87.7452,41.76402 -87.7452,41.76882 -87.7452,41.769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1382 -87.785,41.90882 -87.79,41.90882 -87.795,41.90882 -87.7952,41.90882 -87.8002,41.90882 -87.8052,41.90882 -87.8052,41.91382 -87.8102,41.91382 -87.8102,41.91882 -87.8102,41.92382 -87.8102,41.92402 -87.8102,41.92882 -87.8102,41.9290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 -87.595,41.82902 -87.595,41.82402 -87.595,41.81902 -87.59,41.81902 -87.59,41.81402 -87.585,41.81402 -87.585,41.80902 -87.58,41.80902 -87.58,41.804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902 -87.655,42.0040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 -87.7802,41.89382 -87.7802,41.89882 -87.7802,41.90382 -87.7802,41.9040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&lt;MultiGeometry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&lt;/coordinates&gt;&lt;/LinearRing&gt;&lt;/outerBoundaryIs&gt;&lt;innerBoundaryIs&gt;&lt;LinearRing&gt;&lt;coordinates&gt;-87.6552,41.88882 -87.65,41.88882 -87.65,41.89902 -87.6602,41.89902 -87.6602,41.88882 -87.6652,41.88882 -87.6652,41.89382 -87.67,41.89382 -87.6702,41.89382 -87.675,41.89382 -87.675,41.88882 -87.68,41.88882 -87.685,41.88882 -87.6852,41.88882 -87.69,41.88882 -87.69,41.88382 -87.695,41.88382 -87.7,41.88382 -87.700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inn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&lt;MultiGeometry&gt;&lt;Polygon&gt;&lt;outerBoundaryIs&gt;&lt;LinearRing&gt;&lt;coordinates&gt;-87.8102,41.90382 -87.8102,41.90882 -87.8102,41.91402 -87.8102,41.91902 -87.8,41.91902 -87.8,41.91402 -87.8,41.90882 -87.8,41.90382 -87.8102,41.90382&lt;/coordinates&gt;&lt;/LinearRing&gt;&lt;/outerBoundaryIs&gt;&lt;/Polygon&gt;&lt;Polygon&gt;&lt;outerBoundaryIs&gt;&lt;LinearRing&gt;&lt;coordinates&gt;-87.8052,41.77382 -87.8052,41.7788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882 -87.7552,41.80902 -87.7552,41.81402 -87.7552,41.81902 -87.7502,41.81902 -87.7452,41.81902 -87.7452,41.82402 -87.7402,41.82402 -87.7402,41.8288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 -87.7752,41.88402 -87.7752,41.88882 -87.7802,41.88882 -87.7802,41.89382 -87.7802,41.89882 -87.7802,41.89902 -87.7802,41.90382 -87.7802,41.90402 -87.7802,41.90882 -87.7852,41.90882 -87.7902,41.90882 -87.7902,41.91382 -87.7902,41.91902 -87.7902,41.92402 -87.7852,41.92402 -87.7802,41.92402 -87.7802,41.92902 -87.7752,41.92902 -87.77,41.92902 -87.765,41.92902 -87.765,41.92402 -87.7602,41.92402 -87.7602,41.92902 -87.7552,41.92902 -87.7502,41.92902 -87.75,41.92902 -87.7452,41.92902 -87.7452,41.93382 -87.7502,41.93382 -87.7552,41.93382 -87.7552,41.94402 -87.7502,41.94402 -87.7502,41.94882 -87.7552,41.94882 -87.7552,41.95382 -87.7602,41.95382 -87.7602,41.95882 -87.7602,41.96382 -87.7652,41.96382 -87.7652,41.97402 -87.7602,41.97402 -87.7552,41.97402 -87.7552,41.97882 -87.7552,41.97902 -87.7552,41.98902 -87.745,41.98902 -87.745,41.97902 -87.745,41.97882 -87.745,41.97402 -87.74,41.97402 -87.74,41.96902 -87.7352,41.96902 -87.735,41.96902 -87.7302,41.96902 -87.73,41.96902 -87.7252,41.96902 -87.7252,41.97402 -87.7202,41.97402 -87.7152,41.97402 -87.7152,41.97902 -87.7152,41.98402 -87.7102,41.98402 -87.7102,41.99402 -87.7052,41.99402 -87.7052,41.99902 -87.7002,41.99902 -87.7002,42.00402 -87.6952,42.00402 -87.6952,42.00902 -87.6902,42.00902 -87.6902,42.01402 -87.6852,42.01402 -87.6802,42.01402 -87.6802,42.01902 -87.6752,42.01902 -87.6752,42.02402 -87.6702,42.02402 -87.665,42.02402 -87.66,42.02402 -87.66,42.01902 -87.66,42.01402 -87.655,42.01402 -87.655,42.00902 -87.655,42.00402 -87.655,42.003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 -87.575,41.79902 -87.575,41.79402 -87.575,41.78902 -87.575,41.78882 -87.575,41.78402 -87.57,41.78402 -87.57,41.77902 -87.565,41.77902 -87.565,41.77402 -87.56,41.77402 -87.56,41.76902 -87.555,41.76902 -87.555,41.76402 -87.5502,41.76402 -87.545,41.76402 -87.54,41.76402 -87.54,41.75902 -87.54,41.75402 -87.5352,41.75402 -87.5352,41.75902 -87.525,41.75902 -87.525,41.75402 -87.52,41.75402 -87.52,41.74902 -87.52,41.74402 -87.52,41.74382 -87.52,41.73902 -87.52,41.73882 -87.52,41.73402 -87.52,41.73382 -87.52,41.72902 -87.52,41.72882 -87.52,41.72402 -87.52,41.72382 -87.52,41.71902 -87.52,41.71882 -87.52,41.71402 -87.52,41.71382 -87.52,41.70902 -87.52,41.70882 -87.52,41.70402 -87.52,41.70382 -87.52,41.69902 -87.52,41.69882 -87.52,41.69402 -87.52,41.69382 -87.52,41.68902 -87.52,41.68882 -87.52,41.68402 -87.52,41.68382 -87.52,41.67882 -87.52,41.67382 -87.53,41.67382 -87.5302,41.67382 -87.535,41.67382 -87.535,41.66902 -87.535,41.66882 -87.535,41.66402 -87.535,41.66382 -87.535,41.65902 -87.535,41.65882 -87.535,41.65402 -87.53,41.65402 -87.53,41.64382 -87.54,41.64382 -87.5402,41.64382 -87.55,41.64382 -87.5502,41.64382 -87.555,41.64382 -87.56,41.64382 -87.5602,41.64382 -87.565,41.64382 -87.5652,41.64382 -87.57,41.64382 -87.5702,41.64382 -87.575,41.64382 -87.5752,41.64382 -87.58,41.64382 -87.5802,41.64382 -87.585,41.64382 -87.5852,41.64382 -87.59,41.64382 -87.5902,41.64382 -87.595,41.64382 -87.5952,41.64382 -87.6,41.64382 -87.6002,41.64382 -87.605,41.64382 -87.6052,41.64382 -87.61,41.64382 -87.6102,41.6438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02,41.66882 -87.6552,41.66882 -87.6552,41.67382 -87.6552,41.67882 -87.6552,41.67902 -87.6552,41.68382 -87.6552,41.68402 -87.6552,41.68882 -87.6552,41.68902 -87.6552,41.69382 -87.6552,41.69402 -87.6552,41.69882 -87.6552,41.69902 -87.6552,41.70382 -87.6602,41.70382 -87.6652,41.70382 -87.6652,41.70882 -87.67,41.70882 -87.6702,41.70882 -87.675,41.70882 -87.6752,41.70882 -87.6802,41.70882 -87.6852,41.70882 -87.6852,41.71382 -87.6852,41.71882 -87.6852,41.71902 -87.6852,41.72382 -87.6852,41.72402 -87.6852,41.72882 -87.6852,41.72902 -87.6852,41.73382 -87.6902,41.73382 -87.6902,41.73882 -87.6902,41.74382 -87.6952,41.74382 -87.6952,41.74882 -87.7052,41.74882 -87.7052,41.75382 -87.7102,41.75382 -87.7102,41.76402 -87.7052,41.76402 -87.7002,41.76402 -87.7002,41.76882 -87.705,41.76882 -87.7052,41.76882 -87.71,41.76882 -87.7102,41.76882 -87.715,41.76882 -87.7152,41.76882 -87.7202,41.76882 -87.7252,41.76882 -87.7252,41.77382 -87.7302,41.77382 -87.7302,41.77882 -87.735,41.77882 -87.7352,41.77882 -87.7402,41.77882 -87.7452,41.77882 -87.7452,41.78382 -87.75,41.78382 -87.75,41.77882 -87.755,41.77882 -87.755,41.77382 -87.76,41.77382 -87.7652,41.77382 -87.7702,41.77382 -87.7702,41.77882 -87.7702,41.78382 -87.7752,41.78382 -87.7802,41.78382 -87.7802,41.78882 -87.785,41.78882 -87.785,41.78382 -87.79,41.78382 -87.79,41.77882 -87.795,41.77882 -87.795,41.77382 -87.8052,41.77382&lt;/coordinates&gt;&lt;/LinearRing&gt;&lt;/outerBoundaryIs&gt;&lt;innerBoundaryIs&gt;&lt;LinearRing&gt;&lt;coordinates&gt;-87.56,41.74382 -87.56,41.73902 -87.5552,41.73902 -87.5552,41.74382 -87.56,41.74382&lt;/coordinates&gt;&lt;/LinearRing&gt;&lt;/innerBoundaryIs&gt;&lt;innerBoundaryIs&gt;&lt;LinearRing&gt;&lt;coordinates&gt;-87.555,41.74402 -87.5502,41.74402 -87.5502,41.74882 -87.555,41.74882 -87.555,41.74402&lt;/coordinates&gt;&lt;/LinearRing&gt;&lt;/innerBoundaryIs&gt;&lt;innerBoundaryIs&gt;&lt;LinearRing&gt;&lt;coordinates&gt;-87.56,41.75402 -87.5552,41.75402 -87.5552,41.75882 -87.56,41.75882 -87.56,41.75402&lt;/coordinates&gt;&lt;/LinearRing&gt;&lt;/innerBoundaryIs&gt;&lt;/Polygon&gt;&lt;/MultiGeometry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&lt;MultiGeometry&gt;&lt;Polygon&gt;&lt;outerBoundaryIs&gt;&lt;LinearRing&gt;&lt;coordinates&gt;-87.7352,41.68382 -87.7352,41.69402 -87.7302,41.69402 -87.725,41.69402 -87.72,41.69402 -87.72,41.68382 -87.725,41.68382 -87.7302,41.68382 -87.7352,41.68382&lt;/coordinates&gt;&lt;/LinearRing&gt;&lt;/outerBoundaryIs&gt;&lt;/Polygon&gt;&lt;Polygon&gt;&lt;outerBoundaryIs&gt;&lt;LinearRing&gt;&lt;coordinates&gt;-87.5752,41.65882 -87.5752,41.66902 -87.5702,41.66902 -87.5702,41.67402 -87.56,41.67402 -87.56,41.66382 -87.565,41.66382 -87.565,41.65882 -87.5752,41.65882&lt;/coordinates&gt;&lt;/LinearRing&gt;&lt;/outerBoundaryIs&gt;&lt;/Polygon&gt;&lt;Polygon&gt;&lt;outerBoundaryIs&gt;&lt;LinearRing&gt;&lt;coordinates&gt;-87.525,41.64882 -87.525,41.64382 -87.53,41.64382 -87.5352,41.64382 -87.5402,41.64382 -87.5402,41.64882 -87.5402,41.65382 -87.5402,41.65402 -87.5402,41.65882 -87.5452,41.65882 -87.5452,41.66382 -87.5452,41.66882 -87.5502,41.66882 -87.5502,41.67902 -87.5402,41.67902 -87.54,41.67902 -87.5352,41.67902 -87.5302,41.67902 -87.53,41.67902 -87.525,41.67902 -87.52,41.67902 -87.52,41.67402 -87.52,41.66902 -87.52,41.66882 -87.52,41.66402 -87.52,41.66382 -87.52,41.65902 -87.52,41.65882 -87.52,41.65382 -87.52,41.64882 -87.525,41.64882&lt;/coordinates&gt;&lt;/LinearRing&gt;&lt;/outerBoundaryIs&gt;&lt;/Polygon&gt;&lt;Polygon&gt;&lt;outerBoundaryIs&gt;&lt;LinearRing&gt;&lt;coordinates&gt;-87.89,41.95902 -87.89,41.958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402,41.98902 -87.9402,41.99382 -87.9402,41.99402 -87.9402,41.99882 -87.9402,41.99902 -87.9402,42.00402 -87.9402,42.00902 -87.9352,42.00902 -87.9302,42.00902 -87.93,42.00902 -87.9252,42.00902 -87.925,42.00902 -87.9202,42.00902 -87.92,42.00902 -87.9152,42.00902 -87.915,42.00902 -87.9102,42.00902 -87.91,42.00902 -87.9052,42.00902 -87.905,42.00902 -87.9002,42.00902 -87.9,42.00902 -87.895,42.00902 -87.89,42.00902 -87.89,42.00402 -87.89,41.99902 -87.88,41.99902 -87.88,41.98882 -87.89,41.98882 -87.89,41.98402 -87.885,41.98402 -87.885,41.97382 -87.8952,41.97382 -87.8952,41.97882 -87.9002,41.97882 -87.9002,41.98382 -87.905,41.98382 -87.9052,41.98382 -87.91,41.98382 -87.91,41.97882 -87.915,41.97882 -87.915,41.97402 -87.9102,41.97402 -87.91,41.97402 -87.905,41.97402 -87.9,41.97402 -87.9,41.96902 -87.895,41.96902 -87.89,41.96902 -87.89,41.96402 -87.89,41.959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&lt;MultiGeometry&gt;&lt;Polygon&gt;&lt;outerBoundaryIs&gt;&lt;LinearRing&gt;&lt;coordinates&gt;-87.9102,41.97402 -87.9102,41.96902 -87.9102,41.96382 -87.9102,41.95882 -87.9,41.95882 -87.9,41.9638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352,41.98882 -87.9352,41.98382 -87.9352,41.97882 -87.9302,41.97882 -87.9302,41.97382 -87.9252,41.97382 -87.92,41.97382 -87.915,41.97382 -87.915,41.97402 -87.9102,41.9740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 -87.91,42.00902 -87.90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302,41.69402 -87.73,41.69402 -87.725,41.69402 -87.7202,41.69402 -87.7202,41.70402 -87.71,41.70402 -87.71,41.69382 -87.72,41.69382 -87.72,41.68382 -87.725,41.68382 -87.725,41.67882 -87.73,41.67882 -87.7352,41.67882 -87.7402,41.67882 -87.7402,41.68382 -87.7402,41.68902 -87.7402,41.69402 -87.7352,41.69402 -87.7302,41.69402&lt;/coordinates&gt;&lt;/LinearRing&gt;&lt;/outerBoundaryIs&gt;&lt;/Polygon&gt;&lt;Polygon&gt;&lt;outerBoundaryIs&gt;&lt;LinearRing&gt;&lt;coordinates&gt;-87.56,41.65402 -87.555,41.65402 -87.555,41.64382 -87.56,41.64382 -87.5652,41.64382 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 -87.6002,41.67402 -87.6002,41.67902 -87.5952,41.67902 -87.5952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552,41.98902 -87.8552,41.97882 -87.845,41.97882 -87.845,41.98902 -87.835,41.98902 -87.835,41.98402 -87.83,41.98402 -87.8252,41.98402 -87.8252,41.9888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 -87.8602,41.9540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602,41.98902 -87.8552,41.98902&lt;/coordinates&gt;&lt;/LinearRing&gt;&lt;/outerBoundaryIs&gt;&lt;innerBoundaryIs&gt;&lt;LinearRing&gt;&lt;coordinates&gt;-87.84,41.97382 -87.84,41.96902 -87.8352,41.96902 -87.8352,41.97382 -87.84,41.97382&lt;/coordinates&gt;&lt;/LinearRing&gt;&lt;/inn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&lt;MultiGeometry&gt;&lt;Polygon&gt;&lt;outerBoundaryIs&gt;&lt;LinearRing&gt;&lt;coordinates&gt;-87.5502,41.76402 -87.5502,41.75382 -87.54,41.75382 -87.54,41.75902 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382 -87.7452,41.75402 -87.7452,41.75882 -87.7452,41.75902 -87.7452,41.76382 -87.7452,41.76402 -87.7452,41.76882 -87.7452,41.769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02,41.764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1382 -87.785,41.90882 -87.79,41.90882 -87.795,41.90882 -87.7952,41.90882 -87.8002,41.90882 -87.8052,41.90882 -87.8052,41.91382 -87.8102,41.91382 -87.8102,41.91882 -87.8102,41.92382 -87.8102,41.92402 -87.8102,41.92882 -87.8102,41.9290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 -87.595,41.82902 -87.595,41.82402 -87.595,41.81902 -87.59,41.81902 -87.59,41.81402 -87.585,41.81402 -87.585,41.80902 -87.58,41.80902 -87.58,41.804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902 -87.655,42.0040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 -87.7802,41.89382 -87.7802,41.89882 -87.7802,41.90382 -87.7802,41.90402 -87.7802,41.90882 -87.785,41.908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&lt;MultiGeometry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&lt;/coordinates&gt;&lt;/LinearRing&gt;&lt;/outerBoundaryIs&gt;&lt;innerBoundaryIs&gt;&lt;LinearRing&gt;&lt;coordinates&gt;-87.6552,41.88882 -87.65,41.88882 -87.65,41.89902 -87.6602,41.89902 -87.6602,41.88882 -87.6652,41.88882 -87.6652,41.89382 -87.67,41.89382 -87.6702,41.89382 -87.675,41.89382 -87.675,41.88882 -87.68,41.88882 -87.685,41.88882 -87.6852,41.88882 -87.69,41.88882 -87.69,41.88382 -87.695,41.88382 -87.7,41.88382 -87.700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innerBoundaryIs&gt;&lt;/Polygon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&lt;MultiGeometry&gt;&lt;Polygon&gt;&lt;outerBoundaryIs&gt;&lt;LinearRing&gt;&lt;coordinates&gt;-87.605,41.87402 -87.6152,41.87402 -87.6152,41.86902 -87.62,41.86902 -87.62,41.87402 -87.625,41.87402 -87.625,41.87902 -87.635,41.87902 -87.635,41.88402 -87.64,41.88402 -87.64,41.88882 -87.64,41.89382 -87.64,41.89402 -87.64,41.89882 -87.635,41.89882 -87.635,41.90382 -87.63,41.90382 -87.63,41.90882 -87.63,41.91382 -87.63,41.91402 -87.63,41.91902 -87.63,41.92402 -87.6402,41.92402 -87.6402,41.91902 -87.645,41.91902 -87.6452,41.91902 -87.65,41.91902 -87.6502,41.91902 -87.655,41.91902 -87.6552,41.91902 -87.66,41.91902 -87.66,41.92402 -87.665,41.92402 -87.665,41.92902 -87.67,41.92902 -87.67,41.93402 -87.675,41.93402 -87.675,41.93882 -87.67,41.93882 -87.67,41.94382 -87.665,41.94382 -87.665,41.94882 -87.66,41.94882 -87.655,41.94882 -87.655,41.95382 -87.6502,41.95382 -87.6452,41.95382 -87.6452,41.94902 -87.6452,41.94382 -87.6452,41.93882 -87.6402,41.93882 -87.635,41.9388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&lt;/coordinates&gt;&lt;/LinearRing&gt;&lt;/outerBoundaryIs&gt;&lt;/Polygon&gt;&lt;Polygon&gt;&lt;outerBoundaryIs&gt;&lt;LinearRing&gt;&lt;coordinates&gt;-87.6952,41.83902 -87.7,41.83902 -87.7,41.84402 -87.705,41.84402 -87.705,41.84902 -87.715,41.84902 -87.715,41.85402 -87.725,41.85402 -87.725,41.85882 -87.725,41.85902 -87.725,41.86382 -87.725,41.86402 -87.725,41.86902 -87.725,41.87382 -87.72,41.87382 -87.715,41.87382 -87.715,41.87882 -87.71,41.87882 -87.705,41.87882 -87.705,41.88382 -87.7002,41.88382 -87.7,41.88382 -87.695,41.88382 -87.69,41.88382 -87.69,41.88882 -87.6852,41.88882 -87.685,41.88882 -87.68,41.88882 -87.675,41.88882 -87.675,41.89382 -87.6702,41.89382 -87.67,41.89382 -87.6652,41.89382 -87.6652,41.88882 -87.6602,41.88882 -87.6552,41.88882 -87.6552,41.88382 -87.6502,41.88382 -87.6502,41.87902 -87.6502,41.87402 -87.6502,41.87382 -87.6502,41.86902 -87.6552,41.86902 -87.6552,41.86402 -87.6602,41.86402 -87.6652,41.86402 -87.6652,41.85902 -87.6652,41.85402 -87.6702,41.85402 -87.6752,41.85402 -87.6752,41.84902 -87.6802,41.84902 -87.6802,41.84402 -87.6852,41.84402 -87.6852,41.83902 -87.6902,41.83902 -87.695,41.83902 -87.6952,41.83902&lt;/coordinates&gt;&lt;/LinearRing&gt;&lt;/outerBoundaryIs&gt;&lt;/Polygon&gt;&lt;/MultiGeometry&gt;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&lt;MultiGeometry&gt;&lt;Polygon&gt;&lt;outerBoundaryIs&gt;&lt;LinearRing&gt;&lt;coordinates&gt;-87.89,41.99402 -87.89,41.99382 -87.89,41.98882 -87.89,41.98382 -87.895,41.98382 -87.9002,41.98382 -87.9052,41.98382 -87.9052,41.98882 -87.9052,41.99382 -87.9052,41.99402 -87.9052,41.99902 -87.9052,42.00402 -87.9002,42.00402 -87.895,42.00402 -87.89,42.00402 -87.89,41.99902 -87.89,41.99402&lt;/coordinates&gt;&lt;/LinearRing&gt;&lt;/outerBoundaryIs&gt;&lt;/Polygon&gt;&lt;Polygon&gt;&lt;outerBoundaryIs&gt;&lt;LinearRing&gt;&lt;coordinates&gt;-87.915,41.97882 -87.915,41.97382 -87.92,41.97382 -87.9252,41.97382 -87.9302,41.97382 -87.9302,41.97882 -87.9352,41.97882 -87.9352,41.98382 -87.9352,41.98902 -87.9352,41.99402 -87.9302,41.99402 -87.9302,41.99902 -87.9252,41.99902 -87.92,41.99902 -87.915,41.99902 -87.915,41.99402 -87.91,41.99402 -87.91,41.98902 -87.91,41.98382 -87.91,41.97882 -87.915,41.978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&lt;MultiGeometry&gt;&lt;Polygon&gt;&lt;outerBoundaryIs&gt;&lt;LinearRing&gt;&lt;coordinates&gt;-87.7302,41.69402 -87.725,41.69402 -87.72,41.69402 -87.72,41.68382 -87.725,41.68382 -87.7302,41.68382 -87.7352,41.68382 -87.7352,41.69402 -87.7302,41.69402&lt;/coordinates&gt;&lt;/LinearRing&gt;&lt;/outerBoundaryIs&gt;&lt;/Polygon&gt;&lt;Polygon&gt;&lt;outerBoundaryIs&gt;&lt;LinearRing&gt;&lt;coordinates&gt;-87.5752,41.65882 -87.5752,41.66902 -87.5702,41.66902 -87.5702,41.67402 -87.56,41.67402 -87.56,41.66382 -87.565,41.66382 -87.565,41.65882 -87.5752,41.65882&lt;/coordinates&gt;&lt;/LinearRing&gt;&lt;/outerBoundaryIs&gt;&lt;/Polygon&gt;&lt;Polygon&gt;&lt;outerBoundaryIs&gt;&lt;LinearRing&gt;&lt;coordinates&gt;-87.5402,41.64382 -87.5402,41.64882 -87.5402,41.65382 -87.5402,41.65402 -87.5402,41.65882 -87.5452,41.65882 -87.5452,41.66382 -87.5452,41.66882 -87.5502,41.66882 -87.5502,41.67902 -87.5402,41.67902 -87.54,41.67902 -87.5352,41.67902 -87.5302,41.67902 -87.53,41.67902 -87.525,41.67902 -87.52,41.67902 -87.52,41.67402 -87.52,41.66902 -87.52,41.66882 -87.52,41.66402 -87.52,41.66382 -87.52,41.65902 -87.52,41.65882 -87.52,41.65382 -87.52,41.64882 -87.525,41.64882 -87.525,41.64382 -87.53,41.64382 -87.5352,41.64382 -87.54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Polygon&gt;&lt;outerBoundaryIs&gt;&lt;LinearRing&gt;&lt;coordinates&gt;-87.89,41.95902 -87.89,41.958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902 -87.9402,41.99382 -87.9402,41.99402 -87.9402,41.99882 -87.9402,42.00402 -87.9402,42.00902 -87.9352,42.00902 -87.9302,42.00902 -87.93,42.00902 -87.9252,42.00902 -87.925,42.00902 -87.9202,42.00902 -87.92,42.00902 -87.9152,42.00902 -87.915,42.00902 -87.9102,42.00902 -87.91,42.00902 -87.905,42.00902 -87.9,42.00902 -87.9,42.00402 -87.9,41.99882 -87.9,41.99382 -87.905,41.99382 -87.91,41.99382 -87.9102,41.99382 -87.915,41.99382 -87.9152,41.99382 -87.92,41.99382 -87.9202,41.99382 -87.925,41.99382 -87.9252,41.99382 -87.93,41.99382 -87.93,41.98902 -87.93,41.98402 -87.925,41.98402 -87.925,41.97902 -87.92,41.97902 -87.915,41.97902 -87.915,41.97402 -87.91,41.97402 -87.905,41.97402 -87.905,41.96902 -87.9002,41.96902 -87.895,41.96902 -87.89,41.96902 -87.89,41.96402 -87.89,41.95902&lt;/coordinates&gt;&lt;/LinearRing&gt;&lt;/outerBoundaryIs&gt;&lt;/Polygon&gt;&lt;Polygon&gt;&lt;outerBoundaryIs&gt;&lt;LinearRing&gt;&lt;coordinates&gt;-87.8952,41.97382 -87.8952,41.97882 -87.9002,41.97882 -87.9002,41.98902 -87.8902,41.98902 -87.8902,41.99902 -87.88,41.99902 -87.88,41.98882 -87.89,41.98882 -87.89,41.98402 -87.885,41.98402 -87.885,41.97382 -87.8952,41.97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&lt;MultiGeometry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5552,41.71882 -87.5552,41.72902 -87.545,41.72902 -87.545,41.71882 -87.5552,41.7188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Polygon&gt;&lt;outerBoundaryIs&gt;&lt;LinearRing&gt;&lt;coordinates&gt;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382 -87.88,41.95882 -87.885,41.95882 -87.8902,41.95882 -87.8952,41.95882 -87.8952,41.96382 -87.9002,41.96382 -87.9052,41.96382 -87.9052,41.96882 -87.91,41.96882 -87.9102,41.96882 -87.9152,41.96882 -87.9202,41.96882 -87.9202,41.97382 -87.9202,41.97902 -87.9202,41.98402 -87.9152,41.98402 -87.9152,41.98902 -87.905,41.98902 -87.905,41.98402 -87.9002,41.98402 -87.9,41.98402 -87.8952,41.98402 -87.8952,41.98902 -87.8952,41.99382 -87.8952,41.99402 -87.8952,42.00402 -87.885,42.00402 -87.885,41.99902 -87.875,41.99902 -87.875,41.98902 -87.875,41.98882 -87.875,41.98402 -87.87,41.98402 -87.87,41.97902 -87.8652,41.97902 -87.865,41.97902 -87.8602,41.97902 -87.8602,41.98402 -87.8552,41.98402 -87.8502,41.98402 -87.85,41.9840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&lt;/coordinates&gt;&lt;/LinearRing&gt;&lt;/outerBoundaryIs&gt;&lt;/Polygon&gt;&lt;Polygon&gt;&lt;outerBoundaryIs&gt;&lt;LinearRing&gt;&lt;coordinates&gt;-87.6902,41.67382 -87.6902,41.67882 -87.6902,41.68382 -87.695,41.68382 -87.6952,41.68382 -87.7,41.68382 -87.7002,41.68382 -87.705,41.68382 -87.705,41.67882 -87.7152,41.67882 -87.7152,41.68382 -87.72,41.68382 -87.72,41.67882 -87.7302,41.67882 -87.7302,41.68902 -87.7252,41.68902 -87.7252,41.6938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2,41.73382 -87.7002,41.73382 -87.7002,41.74402 -87.6952,41.74402 -87.69,41.74402 -87.685,41.74402 -87.685,41.73402 -87.6802,41.73402 -87.6802,41.73902 -87.67,41.73902 -87.67,41.73402 -87.665,41.73402 -87.665,41.72902 -87.665,41.72382 -87.665,41.71882 -87.67,41.71882 -87.67,41.71382 -87.675,41.71382 -87.675,41.70902 -87.67,41.70902 -87.67,41.69882 -87.675,41.69882 -87.675,41.69402 -87.675,41.68902 -87.675,41.68882 -87.675,41.68402 -87.675,41.68382 -87.675,41.67882 -87.675,41.67382 -87.68,41.67382 -87.6852,41.67382 -87.6902,41.67382&lt;/coordinates&gt;&lt;/LinearRing&gt;&lt;/outerBoundaryIs&gt;&lt;/Polygon&gt;&lt;Polygon&gt;&lt;outerBoundaryIs&gt;&lt;LinearRing&gt;&lt;coordinates&gt;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02,41.67902 -87.65,41.67902 -87.6452,41.67902 -87.6452,41.68402 -87.6402,41.68402 -87.6402,41.68902 -87.6352,41.68902 -87.63,41.68902 -87.625,41.68902 -87.625,41.68402 -87.6202,41.68402 -87.62,41.68402 -87.615,41.68402 -87.61,41.68402 -87.61,41.67902 -87.605,41.67902 -87.605,41.67402 -87.6,41.67402 -87.6,41.66902 -87.595,41.66902 -87.595,41.66402 -87.5902,41.66402 -87.5902,41.66902 -87.5902,41.67382 -87.5902,41.67402 -87.5902,41.68402 -87.5852,41.68402 -87.5802,41.68402 -87.5802,41.68902 -87.5752,41.68902 -87.5752,41.69402 -87.5702,41.69402 -87.5702,41.69902 -87.5652,41.69902 -87.5652,41.70402 -87.5552,41.70402 -87.5552,41.70902 -87.5502,41.70902 -87.5502,41.71402 -87.5452,41.71402 -87.5402,41.71402 -87.54,41.71402 -87.535,41.71402 -87.5302,41.71402 -87.5302,41.71902 -87.52,41.71902 -87.52,41.71402 -87.52,41.70882 -87.52,41.70382 -87.53,41.70382 -87.5302,41.70382 -87.535,41.70382 -87.535,41.69902 -87.53,41.69902 -87.53,41.69402 -87.525,41.69402 -87.52,41.69402 -87.52,41.68902 -87.52,41.68402 -87.52,41.68382 -87.52,41.67882 -87.52,41.67382 -87.525,41.67382 -87.53,41.67382 -87.5302,41.67382 -87.535,41.67382 -87.5352,41.67382 -87.54,41.67382 -87.54,41.66402 -87.54,41.66382 -87.54,41.65902 -87.54,41.65402 -87.54,41.65382 -87.54,41.64882 -87.54,41.64382 -87.55,41.64382 -87.5502,41.64382 -87.5602,41.64382 -87.5602,41.64882 -87.565,41.64882 -87.565,41.64382 -87.57,41.64382 -87.575,41.64382 -87.5752,41.64382 -87.58,41.64382 -87.5802,41.64382 -87.585,41.64382 -87.5852,41.64382 -87.59,41.64382 -87.5902,41.64382 -87.595,41.64382 -87.5952,41.64382 -87.6,41.64382 -87.6002,41.64382 -87.6052,41.64382 -87.61,41.64382 -87.6102,41.64382 -87.6202,41.64382 -87.6202,41.64882 -87.6202,41.65382 -87.6202,41.65402 -87.6202,41.65882 -87.625,41.65882&lt;/coordinates&gt;&lt;/LinearRing&gt;&lt;/outerBoundaryIs&gt;&lt;/Polygon&gt;&lt;Polygon&gt;&lt;outerBoundaryIs&gt;&lt;LinearRing&gt;&lt;coordinates&gt;-87.5802,41.70882 -87.5802,41.71902 -87.57,41.71902 -87.57,41.70882 -87.5802,41.70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&lt;MultiGeometry&gt;&lt;Polygon&gt;&lt;outerBoundaryIs&gt;&lt;LinearRing&gt;&lt;coordinates&gt;-87.7952,41.76882 -87.7952,41.77382 -87.7952,41.77902 -87.7952,41.78402 -87.7902,41.78402 -87.7902,41.78902 -87.7852,41.78902 -87.78,41.78902 -87.775,41.78902 -87.775,41.78402 -87.77,41.78402 -87.77,41.77382 -87.775,41.77382 -87.78,41.77382 -87.7802,41.77382 -87.785,41.77382 -87.785,41.76882 -87.7952,41.76882&lt;/coordinates&gt;&lt;/LinearRing&gt;&lt;/outerBoundaryIs&gt;&lt;/Polygon&gt;&lt;Polygon&gt;&lt;outerBoundaryIs&gt;&lt;LinearRing&gt;&lt;coordinates&gt;-87.835,41.94402 -87.83,41.94402 -87.83,41.93382 -87.835,41.93382 -87.8402,41.93382 -87.845,41.93382 -87.8452,41.93382 -87.8552,41.93382 -87.8552,41.93882 -87.8552,41.94402 -87.8552,41.94902 -87.8452,41.94902 -87.845,41.94902 -87.835,41.94902 -87.835,41.94402&lt;/coordinates&gt;&lt;/LinearRing&gt;&lt;/outerBoundaryIs&gt;&lt;/Polygon&gt;&lt;Polygon&gt;&lt;outerBoundaryIs&gt;&lt;LinearRing&gt;&lt;coordinates&gt;-87.8502,41.97882 -87.8502,41.98902 -87.8402,41.98902 -87.84,41.98902 -87.8352,41.98902 -87.8302,41.98902 -87.83,41.98902 -87.8252,41.98902 -87.825,41.98902 -87.8202,41.98902 -87.8202,41.99402 -87.8152,41.99402 -87.8152,41.99902 -87.8102,41.99902 -87.8052,41.99902 -87.805,41.99902 -87.8002,41.99902 -87.8,41.99902 -87.7952,41.99902 -87.7952,42.00402 -87.7902,42.00402 -87.7852,42.00402 -87.785,42.00402 -87.7802,42.00402 -87.7802,42.00902 -87.7752,42.00902 -87.7702,42.009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85,42.00382 -87.69,42.00382 -87.695,42.00382 -87.695,41.99882 -87.695,41.99382 -87.7,41.99382 -87.705,41.99382 -87.705,41.98882 -87.71,41.98882 -87.71,41.98402 -87.71,41.98382 -87.71,41.97882 -87.71,41.97382 -87.715,41.97382 -87.715,41.96882 -87.72,41.96882 -87.725,41.96882 -87.7252,41.96882 -87.73,41.96882 -87.73,41.96382 -87.735,41.96382 -87.7402,41.96382 -87.7452,41.96382 -87.7452,41.97382 -87.7502,41.97382 -87.7502,41.97882 -87.755,41.97882 -87.755,41.97382 -87.76,41.97382 -87.76,41.96902 -87.76,41.96882 -87.76,41.96402 -87.76,41.95882 -87.76,41.95402 -87.7552,41.95402 -87.755,41.95402 -87.75,41.95402 -87.745,41.95402 -87.745,41.94902 -87.745,41.94382 -87.745,41.93902 -87.745,41.93882 -87.745,41.93402 -87.745,41.92882 -87.745,41.92382 -87.75,41.92382 -87.755,41.92382 -87.7552,41.92382 -87.76,41.92382 -87.76,41.91882 -87.7702,41.91882 -87.7702,41.92382 -87.775,41.92382 -87.7752,41.92382 -87.78,41.92382 -87.785,41.92382 -87.785,41.91882 -87.79,41.91882 -87.79,41.91382 -87.795,41.91382 -87.8,41.91382 -87.8002,41.91382 -87.8052,41.91382 -87.8102,41.91382 -87.8102,41.91882 -87.8102,41.92382 -87.8102,41.92402 -87.8102,41.92882 -87.8102,41.92902 -87.8102,41.93382 -87.8102,41.93402 -87.8102,41.93902 -87.8102,41.94402 -87.8002,41.94402 -87.8,41.94402 -87.7952,41.94402 -87.7952,41.94882 -87.7952,41.95382 -87.8002,41.95382 -87.8002,41.96382 -87.8052,41.96382 -87.8102,41.96382 -87.8102,41.96882 -87.8102,41.97382 -87.815,41.97382 -87.8152,41.97382 -87.8202,41.97382 -87.8252,41.97382 -87.8252,41.97882 -87.83,41.97882 -87.8302,41.97882 -87.8352,41.97882 -87.84,41.97882 -87.8402,41.97882 -87.8502,41.97882&lt;/coordinates&gt;&lt;/LinearRing&gt;&lt;/outerBoundaryIs&gt;&lt;/Polygon&gt;&lt;Polygon&gt;&lt;outerBoundaryIs&gt;&lt;LinearRing&gt;&lt;coordinates&gt;-87.6852,41.72882 -87.6852,41.73382 -87.6902,41.73382 -87.6902,41.73882 -87.6902,41.74382 -87.695,41.74382 -87.695,41.73882 -87.7,41.73882 -87.705,41.73882 -87.7052,41.73882 -87.7102,41.73882 -87.715,41.73882 -87.7152,41.73882 -87.72,41.73882 -87.725,41.73882 -87.7252,41.73882 -87.7302,41.73882 -87.735,41.73882 -87.7352,41.73882 -87.7452,41.73882 -87.7452,41.74382 -87.7452,41.74882 -87.7452,41.74902 -87.7452,41.75382 -87.7452,41.75402 -87.7452,41.75882 -87.7452,41.75902 -87.7452,41.76382 -87.7452,41.76402 -87.7452,41.76902 -87.7452,41.77382 -87.7502,41.77382 -87.7502,41.77882 -87.7552,41.77882 -87.7552,41.78902 -87.7502,41.78902 -87.745,41.78902 -87.74,41.78902 -87.74,41.78402 -87.74,41.77902 -87.7352,41.77902 -87.73,41.77902 -87.725,41.77902 -87.725,41.77402 -87.7202,41.77402 -87.72,41.77402 -87.7152,41.77402 -87.7152,41.77902 -87.7102,41.77902 -87.705,41.77902 -87.7,41.77902 -87.7,41.77402 -87.69,41.77402 -87.69,41.76902 -87.6852,41.76902 -87.6852,41.77402 -87.6802,41.77402 -87.6752,41.77402 -87.6752,41.77902 -87.6702,41.77902 -87.6652,41.77902 -87.6652,41.78402 -87.6652,41.78902 -87.655,41.78902 -87.655,41.78402 -87.655,41.77902 -87.65,41.77902 -87.65,41.76902 -87.645,41.76902 -87.645,41.76402 -87.645,41.75902 -87.645,41.75882 -87.645,41.75402 -87.64,41.75402 -87.64,41.74902 -87.64,41.74402 -87.635,41.74402 -87.6302,41.74402 -87.63,41.74402 -87.62,41.74402 -87.62,41.73402 -87.6152,41.73402 -87.6152,41.73902 -87.6152,41.74402 -87.6102,41.74402 -87.6102,41.74902 -87.6052,41.74902 -87.6052,41.75402 -87.6052,41.75882 -87.6052,41.75902 -87.6052,41.76382 -87.6102,41.76382 -87.6102,41.76882 -87.6102,41.77402 -87.6102,41.77902 -87.6052,41.77902 -87.6002,41.77902 -87.6002,41.78382 -87.6002,41.78402 -87.6002,41.79402 -87.59,41.79402 -87.59,41.78402 -87.59,41.78382 -87.59,41.77902 -87.585,41.77902 -87.585,41.77402 -87.58,41.77402 -87.58,41.76902 -87.5752,41.76902 -87.5752,41.77402 -87.565,41.77402 -87.565,41.76902 -87.56,41.76902 -87.56,41.76402 -87.5552,41.76402 -87.555,41.76402 -87.545,41.76402 -87.545,41.75902 -87.5402,41.75902 -87.54,41.75902 -87.5352,41.75902 -87.535,41.75902 -87.5302,41.75902 -87.53,41.75902 -87.525,41.75902 -87.52,41.75902 -87.52,41.75402 -87.52,41.74882 -87.52,41.74382 -87.525,41.74382 -87.53,41.74382 -87.53,41.73902 -87.53,41.73882 -87.53,41.73402 -87.53,41.72902 -87.525,41.72902 -87.525,41.72402 -87.525,41.71882 -87.525,41.71402 -87.525,41.71382 -87.525,41.70902 -87.52,41.70902 -87.52,41.70402 -87.52,41.69882 -87.52,41.69382 -87.525,41.69382 -87.5302,41.69382 -87.5352,41.69382 -87.5352,41.70382 -87.5352,41.70402 -87.5352,41.71382 -87.54,41.71382 -87.54,41.70882 -87.545,41.70882 -87.5502,41.70882 -87.555,41.70882 -87.555,41.70382 -87.56,41.70382 -87.565,41.70382 -87.565,41.69882 -87.565,41.69382 -87.57,41.69382 -87.57,41.68882 -87.575,41.68882 -87.58,41.68882 -87.58,41.68382 -87.585,41.68382 -87.585,41.67882 -87.59,41.67882 -87.59,41.67402 -87.59,41.67382 -87.59,41.66902 -87.585,41.66902 -87.585,41.65882 -87.59,41.65882 -87.5952,41.65882 -87.6002,41.65882 -87.6002,41.66382 -87.6052,41.66382 -87.6052,41.66882 -87.6102,41.66882 -87.6102,41.67382 -87.6102,41.67882 -87.615,41.67882 -87.6152,41.67882 -87.6202,41.67882 -87.6252,41.67882 -87.6252,41.68382 -87.6302,41.68382 -87.6302,41.68882 -87.6302,41.69382 -87.635,41.69382 -87.635,41.68882 -87.635,41.68382 -87.645,41.68382 -87.6452,41.68382 -87.65,41.68382 -87.65,41.67882 -87.65,41.67382 -87.655,41.67382 -87.655,41.66882 -87.6652,41.66882 -87.6652,41.67382 -87.67,41.67382 -87.6702,41.67382 -87.6752,41.67382 -87.6802,41.67382 -87.6802,41.68402 -87.6752,41.68402 -87.6752,41.68882 -87.6752,41.68902 -87.6752,41.69382 -87.6752,41.69902 -87.6752,41.70382 -87.6752,41.70402 -87.6752,41.70882 -87.6802,41.70882 -87.6852,41.70882 -87.6852,41.71902 -87.6802,41.71902 -87.6752,41.71902 -87.675,41.71902 -87.6702,41.71902 -87.6702,41.72402 -87.6702,41.72882 -87.6702,41.72902 -87.6702,41.73882 -87.675,41.73882 -87.675,41.73382 -87.675,41.72882 -87.6852,41.72882&lt;/coordinates&gt;&lt;/LinearRing&gt;&lt;/outerBoundaryIs&gt;&lt;innerBoundaryIs&gt;&lt;LinearRing&gt;&lt;coordinates&gt;-87.63,41.73382 -87.63,41.72902 -87.625,41.72902 -87.625,41.72402 -87.6202,41.72402 -87.6202,41.72902 -87.6202,41.73382 -87.63,41.73382&lt;/coordinates&gt;&lt;/LinearRing&gt;&lt;/innerBoundaryIs&gt;&lt;/Polygon&gt;&lt;/MultiGeometry&gt;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&lt;MultiGeometry&gt;&lt;Polygon&gt;&lt;outerBoundaryIs&gt;&lt;LinearRing&gt;&lt;coordinates&gt;-87.6602,41.88882 -87.6602,41.89902 -87.65,41.89902 -87.65,41.88882 -87.6602,41.88882&lt;/coordinates&gt;&lt;/LinearRing&gt;&lt;/outerBoundaryIs&gt;&lt;/Polygon&gt;&lt;Polygon&gt;&lt;outerBoundaryIs&gt;&lt;LinearRing&gt;&lt;coordinates&gt;-87.8102,41.90382 -87.8102,41.90882 -87.8102,41.91402 -87.8102,41.91902 -87.8,41.91902 -87.8,41.91402 -87.8,41.90882 -87.8,41.90382 -87.8102,41.90382&lt;/coordinates&gt;&lt;/LinearRing&gt;&lt;/outerBoundaryIs&gt;&lt;/Polygon&gt;&lt;Polygon&gt;&lt;outerBoundaryIs&gt;&lt;LinearRing&gt;&lt;coordinates&gt;-87.7652,41.88882 -87.7652,41.89382 -87.7752,41.89382 -87.7752,41.89882 -87.7802,41.89882 -87.7802,41.90382 -87.7802,41.90882 -87.7852,41.90882 -87.7902,41.90882 -87.7902,41.91382 -87.7902,41.91902 -87.7902,41.92402 -87.7852,41.92402 -87.7802,41.92402 -87.7802,41.92902 -87.7752,41.92902 -87.77,41.92902 -87.765,41.92902 -87.765,41.92402 -87.7602,41.92402 -87.7602,41.92902 -87.7552,41.92902 -87.7502,41.92902 -87.75,41.92902 -87.7452,41.92902 -87.7452,41.93382 -87.7502,41.93382 -87.7552,41.93382 -87.7552,41.94402 -87.7502,41.94402 -87.7502,41.94882 -87.7552,41.94882 -87.7552,41.95382 -87.7602,41.95382 -87.7602,41.95882 -87.7602,41.96382 -87.7652,41.96382 -87.7652,41.97402 -87.7602,41.97402 -87.7552,41.97402 -87.7552,41.97882 -87.7552,41.97902 -87.7552,41.98902 -87.745,41.98902 -87.745,41.97902 -87.745,41.97882 -87.745,41.97402 -87.74,41.97402 -87.74,41.96902 -87.7352,41.96902 -87.735,41.96902 -87.7302,41.96902 -87.73,41.96902 -87.7252,41.96902 -87.7252,41.97402 -87.7202,41.97402 -87.7152,41.97402 -87.7152,41.97902 -87.7152,41.98402 -87.7102,41.98402 -87.7102,41.99402 -87.7052,41.99402 -87.7052,41.99902 -87.7002,41.99902 -87.7002,42.00402 -87.6952,42.00402 -87.6952,42.00902 -87.6902,42.00902 -87.6902,42.01402 -87.6852,42.01402 -87.6802,42.01402 -87.6802,42.01902 -87.6752,42.01902 -87.6752,42.02402 -87.6702,42.02402 -87.665,42.02402 -87.66,42.02402 -87.66,42.01902 -87.66,42.01402 -87.655,42.01402 -87.655,42.00902 -87.655,42.00402 -87.655,42.00382 -87.655,41.99882 -87.655,41.99382 -87.66,41.99382 -87.66,41.98882 -87.665,41.98882 -87.67,41.98882 -87.67,41.98382 -87.67,41.97882 -87.675,41.97882 -87.675,41.97382 -87.68,41.97382 -87.68,41.96882 -87.68,41.96382 -87.69,41.96382 -87.6902,41.96382 -87.695,41.96382 -87.695,41.95882 -87.7,41.95882 -87.7,41.95382 -87.705,41.95382 -87.71,41.95382 -87.71,41.94902 -87.705,41.94902 -87.705,41.93882 -87.715,41.93882 -87.715,41.93402 -87.71,41.93402 -87.71,41.92902 -87.71,41.92402 -87.71,41.92382 -87.71,41.91902 -87.71,41.91882 -87.71,41.91382 -87.71,41.90882 -87.715,41.90882 -87.72,41.90882 -87.7202,41.90882 -87.725,41.90882 -87.725,41.90382 -87.73,41.90382 -87.73,41.89882 -87.74,41.89882 -87.7402,41.89882 -87.745,41.89882 -87.75,41.89882 -87.75,41.89382 -87.755,41.89382 -87.755,41.88882 -87.7652,41.88882&lt;/coordinates&gt;&lt;/LinearRing&gt;&lt;/outerBoundaryIs&gt;&lt;/Polygon&gt;&lt;Polygon&gt;&lt;outerBoundaryIs&gt;&lt;LinearRing&gt;&lt;coordinates&gt;-87.8052,41.77382 -87.8052,41.7788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45,41.81402 -87.745,41.80902 -87.7402,41.80902 -87.7402,41.81402 -87.73,41.81402 -87.73,41.80902 -87.7252,41.80902 -87.725,41.80902 -87.7152,41.80902 -87.715,41.80902 -87.705,41.80902 -87.705,41.80402 -87.7002,41.80402 -87.7,41.80402 -87.6952,41.80402 -87.6952,41.80902 -87.6852,41.80902 -87.685,41.80902 -87.6802,41.80902 -87.6752,41.80902 -87.6752,41.81402 -87.6702,41.81402 -87.6652,41.81402 -87.6652,41.81902 -87.6602,41.81902 -87.6602,41.82402 -87.6552,41.82402 -87.6552,41.83402 -87.645,41.83402 -87.645,41.82402 -87.64,41.82402 -87.64,41.81902 -87.64,41.81402 -87.64,41.81382 -87.64,41.80902 -87.635,41.80902 -87.635,41.80402 -87.6302,41.80402 -87.63,41.80402 -87.6252,41.80402 -87.6252,41.80902 -87.6202,41.80902 -87.6202,41.81382 -87.6202,41.81402 -87.6202,41.81902 -87.6202,41.82382 -87.6202,41.82402 -87.6202,41.83402 -87.6152,41.83402 -87.6152,41.83902 -87.605,41.83902 -87.605,41.83402 -87.6,41.83402 -87.6,41.82902 -87.595,41.82902 -87.595,41.81902 -87.59,41.81902 -87.59,41.81402 -87.59,41.80902 -87.585,41.80902 -87.58,41.80902 -87.58,41.80402 -87.58,41.79902 -87.575,41.79902 -87.575,41.79402 -87.575,41.78902 -87.575,41.78882 -87.575,41.78402 -87.57,41.78402 -87.57,41.77902 -87.565,41.77902 -87.565,41.77402 -87.56,41.77402 -87.56,41.76382 -87.5702,41.76382 -87.5702,41.76882 -87.575,41.76882 -87.5752,41.76882 -87.58,41.76882 -87.5802,41.76882 -87.5852,41.76882 -87.5902,41.76882 -87.5902,41.77882 -87.5902,41.77902 -87.5902,41.78382 -87.5952,41.78382 -87.5952,41.78882 -87.5952,41.79382 -87.6,41.79382 -87.6,41.78902 -87.6,41.78402 -87.6,41.78382 -87.6,41.77882 -87.6,41.77382 -87.605,41.77382 -87.605,41.76902 -87.6,41.76902 -87.6,41.76402 -87.595,41.76402 -87.595,41.75382 -87.6,41.75382 -87.6,41.74882 -87.605,41.74882 -87.605,41.73882 -87.61,41.73882 -87.61,41.73382 -87.615,41.73382 -87.615,41.72882 -87.62,41.72882 -87.62,41.72382 -87.62,41.71902 -87.615,41.71902 -87.615,41.70882 -87.6252,41.70882 -87.6252,41.71882 -87.6302,41.71882 -87.6302,41.72382 -87.6302,41.72902 -87.6302,41.73402 -87.6252,41.73402 -87.6252,41.73882 -87.63,41.73882 -87.6302,41.73882 -87.6352,41.73882 -87.6402,41.73882 -87.6402,41.74382 -87.6402,41.74882 -87.6452,41.74882 -87.6452,41.75382 -87.6452,41.75882 -87.6452,41.75902 -87.6452,41.76382 -87.6502,41.76382 -87.6502,41.76882 -87.6502,41.77382 -87.6552,41.77382 -87.6602,41.77382 -87.6602,41.77882 -87.6602,41.78382 -87.665,41.78382 -87.67,41.78382 -87.67,41.77882 -87.675,41.77882 -87.675,41.77382 -87.68,41.77382 -87.68,41.76882 -87.69,41.76882 -87.6902,41.76882 -87.7002,41.76882 -87.7002,41.77382 -87.7052,41.77382 -87.71,41.77382 -87.7102,41.77382 -87.715,41.77382 -87.715,41.76882 -87.7252,41.76882 -87.7252,41.77382 -87.7302,41.77382 -87.7302,41.77882 -87.735,41.77882 -87.7352,41.77882 -87.7402,41.77882 -87.7452,41.77882 -87.7452,41.78382 -87.75,41.78382 -87.75,41.77882 -87.755,41.77882 -87.755,41.77382 -87.76,41.77382 -87.7652,41.77382 -87.7702,41.77382 -87.7702,41.77882 -87.7702,41.78382 -87.7752,41.78382 -87.7802,41.78382 -87.7802,41.78882 -87.785,41.78882 -87.785,41.78382 -87.79,41.78382 -87.79,41.77882 -87.795,41.77882 -87.795,41.77382 -87.8052,41.773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&lt;MultiGeometry&gt;&lt;Polygon&gt;&lt;outerBoundaryIs&gt;&lt;LinearRing&gt;&lt;coordinates&gt;-87.5952,41.80882 -87.5952,41.81382 -87.6002,41.81382 -87.6002,41.81882 -87.6102,41.81882 -87.6102,41.82882 -87.6102,41.82902 -87.6102,41.83382 -87.615,41.83382 -87.615,41.82902 -87.615,41.82882 -87.615,41.81882 -87.62,41.81882 -87.62,41.81402 -87.62,41.81382 -87.62,41.80882 -87.62,41.80382 -87.625,41.80382 -87.625,41.79882 -87.6352,41.79882 -87.6352,41.80382 -87.6402,41.80382 -87.6402,41.81382 -87.6402,41.81402 -87.6402,41.82382 -87.6452,41.82382 -87.6452,41.82882 -87.65,41.82882 -87.6502,41.82882 -87.655,41.82882 -87.655,41.82382 -87.66,41.82382 -87.66,41.81882 -87.66,41.81382 -87.665,41.81382 -87.665,41.80882 -87.67,41.80882 -87.675,41.80882 -87.675,41.80382 -87.68,41.80382 -87.685,41.80382 -87.6852,41.80382 -87.69,41.80382 -87.69,41.79882 -87.7,41.79882 -87.7002,41.79882 -87.7102,41.79882 -87.7102,41.80382 -87.7152,41.80382 -87.72,41.80382 -87.7202,41.80382 -87.7302,41.80382 -87.7302,41.80882 -87.735,41.80882 -87.735,41.80382 -87.7452,41.80382 -87.7452,41.80882 -87.7502,41.80882 -87.7552,41.80882 -87.7552,41.81902 -87.7502,41.81902 -87.7452,41.81902 -87.7452,41.82402 -87.7402,41.82402 -87.7402,41.82882 -87.7402,41.83382 -87.7402,41.83402 -87.7402,41.83882 -87.7402,41.83902 -87.7402,41.84382 -87.7402,41.84402 -87.7402,41.84882 -87.7402,41.84902 -87.7402,41.85402 -87.7402,41.85902 -87.7352,41.85902 -87.7352,41.86902 -87.725,41.86902 -87.725,41.85902 -87.725,41.85882 -87.725,41.84902 -87.715,41.84902 -87.715,41.84402 -87.71,41.84402 -87.705,41.84402 -87.705,41.83902 -87.705,41.83402 -87.6952,41.83402 -87.6952,41.83902 -87.6902,41.83902 -87.6852,41.83902 -87.6852,41.84402 -87.6802,41.84402 -87.6752,41.84402 -87.6752,41.84902 -87.6752,41.85402 -87.6652,41.85402 -87.665,41.85402 -87.6602,41.85402 -87.6602,41.85902 -87.6552,41.85902 -87.6502,41.85902 -87.6502,41.86382 -87.6502,41.86882 -87.6502,41.86902 -87.6502,41.87402 -87.6502,41.87902 -87.64,41.87902 -87.64,41.87402 -87.64,41.86902 -87.6352,41.86902 -87.6352,41.87402 -87.625,41.87402 -87.625,41.86902 -87.6202,41.869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882 -87.585,41.80882 -87.5902,41.80882 -87.5952,41.80882&lt;/coordinates&gt;&lt;/LinearRing&gt;&lt;/outerBoundaryIs&gt;&lt;/Polygon&gt;&lt;Polygon&gt;&lt;outerBoundaryIs&gt;&lt;LinearRing&gt;&lt;coordinates&gt;-87.745,41.87382 -87.745,41.86882 -87.745,41.86382 -87.755,41.86382 -87.7552,41.86382 -87.76,41.86382 -87.765,41.86382 -87.7652,41.86382 -87.7702,41.86382 -87.7752,41.86382 -87.7752,41.86882 -87.7752,41.87382 -87.7752,41.87402 -87.7752,41.87882 -87.7752,41.87902 -87.7752,41.88402 -87.7752,41.88882 -87.7802,41.88882 -87.7802,41.89902 -87.7702,41.89902 -87.77,41.89902 -87.76,41.89902 -87.76,41.89402 -87.7552,41.89402 -87.7552,41.89902 -87.7502,41.89902 -87.7502,41.90402 -87.74,41.90402 -87.74,41.89902 -87.7352,41.89902 -87.7352,41.90402 -87.7352,41.90902 -87.7302,41.90902 -87.7252,41.90902 -87.725,41.90902 -87.7202,41.90902 -87.7202,41.91402 -87.7152,41.91402 -87.7102,41.91402 -87.7102,41.91882 -87.7102,41.91902 -87.7102,41.92382 -87.7152,41.92382 -87.7152,41.93382 -87.7152,41.93402 -87.7152,41.94402 -87.7102,41.94402 -87.7102,41.94882 -87.7102,41.94902 -87.7102,41.95402 -87.7102,41.95902 -87.7052,41.95902 -87.7002,41.95902 -87.7002,41.96402 -87.6952,41.96402 -87.6952,41.96902 -87.6952,41.97402 -87.6852,41.97402 -87.685,41.97402 -87.6802,41.97402 -87.6802,41.97902 -87.6752,41.97902 -87.6752,41.98402 -87.6702,41.98402 -87.6702,41.98902 -87.6702,41.99402 -87.6652,41.99402 -87.6652,41.99902 -87.6602,41.9990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02,41.95882 -87.655,41.95882 -87.655,41.95382 -87.665,41.95382 -87.665,41.94882 -87.665,41.94382 -87.675,41.94382 -87.675,41.93882 -87.68,41.93882 -87.68,41.93402 -87.68,41.92902 -87.675,41.92902 -87.67,41.92902 -87.67,41.92402 -87.665,41.92402 -87.665,41.91902 -87.66,41.91902 -87.655,41.91902 -87.655,41.91402 -87.6502,41.91402 -87.65,41.91402 -87.6452,41.91402 -87.6452,41.91902 -87.635,41.91902 -87.635,41.91402 -87.635,41.90882 -87.635,41.90382 -87.64,41.90382 -87.64,41.89382 -87.645,41.89382 -87.645,41.88882 -87.6552,41.88882 -87.6552,41.89882 -87.66,41.89882 -87.66,41.89382 -87.6702,41.89382 -87.6702,41.89882 -87.675,41.89882 -87.6752,41.89882 -87.68,41.89882 -87.68,41.89382 -87.685,41.89382 -87.685,41.88882 -87.69,41.88882 -87.69,41.88382 -87.695,41.88382 -87.7,41.88382 -87.7002,41.88382 -87.7052,41.88382 -87.71,41.88382 -87.7102,41.88382 -87.715,41.88382 -87.715,41.87882 -87.72,41.87882 -87.725,41.87882 -87.725,41.87382 -87.73,41.87382 -87.735,41.87382 -87.7352,41.87382 -87.74,41.87382 -87.7402,41.87382 -87.745,41.873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&lt;Polygon&gt;&lt;outerBoundaryIs&gt;&lt;LinearRing&gt;&lt;coordinates&gt;-87.7002,41.82882 -87.7002,41.83382 -87.7052,41.83382 -87.7052,41.83882 -87.71,41.83882 -87.7102,41.83882 -87.7202,41.83882 -87.7202,41.84382 -87.7302,41.84382 -87.7302,41.84882 -87.7302,41.85382 -87.7302,41.85402 -87.7302,41.85882 -87.7302,41.85902 -87.7302,41.86382 -87.7402,41.86382 -87.7402,41.86882 -87.7402,41.87402 -87.7402,41.87902 -87.7352,41.87902 -87.7302,41.87902 -87.73,41.87902 -87.7252,41.87902 -87.725,41.87902 -87.7202,41.87902 -87.7202,41.88402 -87.7152,41.88402 -87.7102,41.88402 -87.7102,41.88902 -87.7052,41.88902 -87.7002,41.88902 -87.7,41.88902 -87.6952,41.88902 -87.6952,41.89402 -87.6902,41.89402 -87.6852,41.89402 -87.685,41.89402 -87.6802,41.89402 -87.6802,41.89902 -87.6752,41.89902 -87.6702,41.89902 -87.67,41.89902 -87.6652,41.89902 -87.6652,41.90402 -87.655,41.90402 -87.655,41.89402 -87.65,41.89402 -87.65,41.88902 -87.6452,41.88902 -87.6452,41.89382 -87.6452,41.89402 -87.6452,41.89902 -87.6452,41.90402 -87.6402,41.90402 -87.6402,41.90902 -87.6352,41.90902 -87.6352,41.91382 -87.64,41.91382 -87.645,41.91382 -87.6452,41.91382 -87.65,41.91382 -87.6502,41.91382 -87.655,41.91382 -87.6552,41.91382 -87.6602,41.91382 -87.6652,41.91382 -87.6652,41.91882 -87.6702,41.91882 -87.6702,41.92382 -87.6752,41.92382 -87.6752,41.92882 -87.6802,41.92882 -87.6802,41.93382 -87.6802,41.93902 -87.6802,41.94402 -87.6752,41.94402 -87.6752,41.94902 -87.6702,41.94902 -87.6702,41.95402 -87.6652,41.95402 -87.6602,41.95402 -87.6602,41.95902 -87.6602,41.96402 -87.65,41.96402 -87.65,41.95902 -87.645,41.95902 -87.64,41.95902 -87.64,41.95402 -87.64,41.94902 -87.64,41.94882 -87.64,41.94402 -87.635,41.94402 -87.63,41.94402 -87.63,41.9390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382 -87.61,41.87382 -87.615,41.87382 -87.615,41.86882 -87.615,41.86382 -87.6252,41.86382 -87.6252,41.86882 -87.63,41.86882 -87.63,41.86382 -87.6402,41.86382 -87.6402,41.86882 -87.645,41.86882 -87.645,41.86382 -87.65,41.86382 -87.65,41.85882 -87.655,41.85882 -87.66,41.85882 -87.66,41.85382 -87.66,41.84882 -87.665,41.84882 -87.67,41.84882 -87.67,41.84382 -87.675,41.84382 -87.675,41.83882 -87.68,41.83882 -87.68,41.83382 -87.685,41.83382 -87.69,41.83382 -87.69,41.82882 -87.7002,41.82882&lt;/coordinates&gt;&lt;/LinearRing&gt;&lt;/outerBoundaryIs&gt;&lt;/Polygon&gt;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&lt;MultiGeometry&gt;&lt;Polygon&gt;&lt;outerBoundaryIs&gt;&lt;LinearRing&gt;&lt;coordinates&gt;-87.9102,41.95882 -87.9102,41.96382 -87.9102,41.96902 -87.9102,41.97402 -87.9,41.97402 -87.9,41.96902 -87.9,41.96382 -87.9,41.95882 -87.9102,41.95882&lt;/coordinates&gt;&lt;/LinearRing&gt;&lt;/outerBoundaryIs&gt;&lt;/Polygon&gt;&lt;Polygon&gt;&lt;outerBoundaryIs&gt;&lt;LinearRing&gt;&lt;coordinates&gt;-87.9302,41.97382 -87.9302,41.97882 -87.9352,41.97882 -87.9352,41.98382 -87.9352,41.98882 -87.9402,41.98882 -87.9402,41.99902 -87.9352,41.99902 -87.9302,41.99902 -87.93,41.99902 -87.9252,41.99902 -87.925,41.99902 -87.9202,41.99902 -87.92,41.99902 -87.9152,41.99902 -87.915,41.99902 -87.9102,41.99902 -87.91,41.99902 -87.9052,41.99902 -87.9052,42.00402 -87.9052,42.00902 -87.9002,42.00902 -87.895,42.00902 -87.89,42.00902 -87.89,42.00402 -87.89,41.99902 -87.89,41.99882 -87.89,41.99402 -87.89,41.99382 -87.89,41.98882 -87.89,41.98382 -87.895,41.98382 -87.9,41.98382 -87.9002,41.98382 -87.905,41.98382 -87.9052,41.98382 -87.91,41.98382 -87.91,41.97882 -87.915,41.97882 -87.915,41.97382 -87.92,41.97382 -87.9252,41.97382 -87.9302,41.973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&lt;MultiGeometry&gt;&lt;Polygon&gt;&lt;outerBoundaryIs&gt;&lt;LinearRing&gt;&lt;coordinates&gt;-87.9402,41.98882 -87.9352,41.98882 -87.9352,41.98382 -87.9352,41.97882 -87.9302,41.97882 -87.9302,41.97382 -87.9252,41.97382 -87.9252,41.96882 -87.9252,41.96382 -87.9202,41.96382 -87.9202,41.95882 -87.9152,41.95882 -87.9102,41.95882 -87.9102,41.95382 -87.9,41.95382 -87.9,41.95882 -87.9,41.96382 -87.9,41.9640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&lt;/coordinates&gt;&lt;/LinearRing&gt;&lt;/outerBoundaryIs&gt;&lt;/Polygon&gt;&lt;Polygon&gt;&lt;outerBoundaryIs&gt;&lt;LinearRing&gt;&lt;coordinates&gt;-87.9102,42.00902 -87.9102,42.00402 -87.9152,42.00402 -87.9202,42.004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302,41.69402 -87.73,41.69402 -87.725,41.69402 -87.7202,41.69402 -87.7202,41.70402 -87.71,41.70402 -87.71,41.69382 -87.72,41.69382 -87.72,41.68382 -87.725,41.68382 -87.725,41.67882 -87.73,41.67882 -87.7352,41.67882 -87.7402,41.67882 -87.7402,41.68382 -87.7402,41.68902 -87.7402,41.69402 -87.7352,41.69402 -87.7302,41.69402&lt;/coordinates&gt;&lt;/LinearRing&gt;&lt;/outerBoundaryIs&gt;&lt;/Polygon&gt;&lt;Polygon&gt;&lt;outerBoundaryIs&gt;&lt;LinearRing&gt;&lt;coordinates&gt;-87.56,41.65402 -87.555,41.65402 -87.555,41.64382 -87.56,41.64382 -87.5652,41.64382 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02,41.67902 -87.65,41.67902 -87.6452,41.67902 -87.6452,41.68402 -87.6402,41.68402 -87.6402,41.68902 -87.6352,41.68902 -87.63,41.68902 -87.625,41.68902 -87.625,41.68402 -87.6202,41.68402 -87.62,41.68402 -87.615,41.68402 -87.61,41.68402 -87.61,41.67902 -87.605,41.67902 -87.605,41.67402 -87.6,41.67402 -87.6,41.66902 -87.595,41.66902 -87.595,41.66402 -87.5902,41.66402 -87.5902,41.66902 -87.5902,41.67382 -87.5902,41.67402 -87.5902,41.68402 -87.5852,41.68402 -87.5802,41.68402 -87.5802,41.68902 -87.5752,41.68902 -87.5752,41.69402 -87.5702,41.69402 -87.5702,41.69902 -87.5652,41.69902 -87.5652,41.70402 -87.5552,41.70402 -87.5552,41.70902 -87.5502,41.70902 -87.5502,41.71402 -87.5452,41.71402 -87.5402,41.71402 -87.54,41.71402 -87.535,41.71402 -87.5302,41.71402 -87.5302,41.71902 -87.52,41.71902 -87.52,41.71402 -87.52,41.70882 -87.52,41.70382 -87.53,41.70382 -87.5302,41.70382 -87.535,41.70382 -87.535,41.69902 -87.53,41.69902 -87.53,41.69402 -87.525,41.69402 -87.52,41.69402 -87.52,41.6890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2,41.73382 -87.7002,41.73382 -87.7002,41.74402 -87.6952,41.74402 -87.69,41.74402 -87.685,41.74402 -87.685,41.73402 -87.6802,41.73402 -87.6802,41.73902 -87.67,41.73902 -87.67,41.73402 -87.665,41.73402 -87.665,41.72902 -87.665,41.72382 -87.665,41.71882 -87.67,41.71882 -87.67,41.71382 -87.675,41.71382 -87.675,41.70902 -87.67,41.70902 -87.67,41.69882 -87.675,41.69882 -87.675,41.69402 -87.675,41.68902 -87.675,41.68882 -87.675,41.68402 -87.675,41.683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552,41.98402 -87.8552,41.97882 -87.845,41.9788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552,41.98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552,41.71882 -87.5552,41.72902 -87.545,41.72902 -87.545,41.71882 -87.5552,41.71882&lt;/coordinates&gt;&lt;/LinearRing&gt;&lt;/outerBoundaryIs&gt;&lt;/Polygon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Polygon&gt;&lt;outerBoundaryIs&gt;&lt;LinearRing&gt;&lt;coordinates&gt;-87.5802,41.70882 -87.5802,41.71902 -87.57,41.71902 -87.57,41.70882 -87.5802,41.70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&lt;MultiGeometry&gt;&lt;Polygon&gt;&lt;outerBoundaryIs&gt;&lt;LinearRing&gt;&lt;coordinates&gt;-87.705,41.73382 -87.705,41.74402 -87.715,41.74402 -87.7152,41.74402 -87.7252,41.74402 -87.7252,41.73382 -87.73,41.73382 -87.7302,41.73382 -87.735,41.73382 -87.7352,41.73382 -87.7402,41.73382 -87.7452,41.73382 -87.7452,41.73882 -87.7452,41.74382 -87.7452,41.74402 -87.7452,41.74882 -87.7452,41.74902 -87.7452,41.75382 -87.7452,41.75402 -87.7452,41.75902 -87.7452,41.76382 -87.7452,41.76402 -87.7452,41.77402 -87.7402,41.77402 -87.7352,41.77402 -87.735,41.77402 -87.73,41.77402 -87.725,41.77402 -87.725,41.76902 -87.725,41.76402 -87.7202,41.76402 -87.7202,41.76902 -87.7152,41.76902 -87.7152,41.77402 -87.7102,41.77402 -87.705,41.77402 -87.7,41.77402 -87.7,41.76902 -87.695,41.76902 -87.695,41.76402 -87.6902,41.76402 -87.6902,41.76902 -87.6852,41.76902 -87.6802,41.76902 -87.68,41.76902 -87.6752,41.76902 -87.675,41.76902 -87.6702,41.76902 -87.6702,41.77402 -87.6702,41.77902 -87.6652,41.77902 -87.6652,41.78402 -87.655,41.78402 -87.655,41.77902 -87.655,41.77382 -87.655,41.76882 -87.66,41.76882 -87.66,41.76402 -87.655,41.76402 -87.65,41.76402 -87.65,41.75902 -87.645,41.75902 -87.645,41.75402 -87.645,41.74902 -87.64,41.74902 -87.64,41.74402 -87.64,41.73902 -87.635,41.73902 -87.63,41.73902 -87.63,41.73402 -87.63,41.72902 -87.63,41.72882 -87.63,41.72402 -87.63,41.72382 -87.63,41.71902 -87.625,41.71902 -87.625,41.71402 -87.6202,41.71402 -87.6202,41.72402 -87.6152,41.72402 -87.6152,41.72902 -87.6152,41.73402 -87.6102,41.73402 -87.6052,41.73402 -87.6052,41.73882 -87.6052,41.73902 -87.6052,41.74382 -87.6052,41.74402 -87.6052,41.74902 -87.6052,41.75402 -87.6002,41.75402 -87.5952,41.75402 -87.595,41.75402 -87.5902,41.75402 -87.5902,41.75882 -87.5952,41.75882 -87.5952,41.76382 -87.6,41.76382 -87.6052,41.76382 -87.6102,41.76382 -87.6102,41.77402 -87.6052,41.77402 -87.6,41.77402 -87.5952,41.77402 -87.595,41.77402 -87.585,41.77402 -87.585,41.76902 -87.585,41.76382 -87.585,41.75902 -87.5802,41.75902 -87.58,41.75902 -87.5752,41.75902 -87.575,41.75902 -87.5702,41.75902 -87.5702,41.76402 -87.5652,41.76402 -87.56,41.76402 -87.5552,41.76402 -87.555,41.76402 -87.5502,41.76402 -87.545,41.76402 -87.54,41.76402 -87.54,41.75902 -87.5352,41.75902 -87.5352,41.76402 -87.5302,41.76402 -87.525,41.76402 -87.52,41.76402 -87.52,41.75902 -87.52,41.75402 -87.52,41.75382 -87.52,41.74902 -87.52,41.74882 -87.52,41.74402 -87.52,41.74382 -87.52,41.73902 -87.52,41.73882 -87.52,41.73402 -87.52,41.73382 -87.52,41.72902 -87.52,41.72882 -87.52,41.72402 -87.52,41.72382 -87.52,41.71902 -87.5302,41.71902 -87.5302,41.71402 -87.535,41.71402 -87.54,41.71402 -87.5402,41.71402 -87.5452,41.71402 -87.5502,41.71402 -87.5502,41.70902 -87.5552,41.70902 -87.5552,41.70402 -87.5652,41.70402 -87.5652,41.69902 -87.5702,41.69902 -87.5702,41.69402 -87.5752,41.69402 -87.5752,41.68902 -87.5802,41.68902 -87.5802,41.68402 -87.5852,41.68402 -87.5902,41.68402 -87.5902,41.67402 -87.5902,41.67382 -87.5902,41.66902 -87.5902,41.66402 -87.595,41.66402 -87.595,41.66902 -87.6,41.66902 -87.6,41.67402 -87.605,41.67402 -87.605,41.67902 -87.61,41.67902 -87.61,41.68402 -87.615,41.68402 -87.62,41.68402 -87.6202,41.68402 -87.625,41.68402 -87.625,41.68902 -87.63,41.68902 -87.6352,41.68902 -87.6402,41.68902 -87.6402,41.68402 -87.6452,41.68402 -87.6452,41.67902 -87.65,41.67902 -87.6502,41.67902 -87.6552,41.67902 -87.6602,41.67902 -87.6602,41.66882 -87.6652,41.66882 -87.6652,41.67382 -87.67,41.67382 -87.6702,41.67382 -87.675,41.67382 -87.675,41.67882 -87.675,41.68382 -87.675,41.68402 -87.675,41.68882 -87.675,41.68902 -87.675,41.69402 -87.675,41.69882 -87.67,41.69882 -87.67,41.70902 -87.675,41.70902 -87.675,41.71382 -87.67,41.71382 -87.67,41.71882 -87.665,41.71882 -87.665,41.72382 -87.665,41.72902 -87.665,41.73402 -87.67,41.73402 -87.67,41.73902 -87.6802,41.73902 -87.6802,41.73402 -87.685,41.73402 -87.685,41.74402 -87.69,41.74402 -87.6952,41.74402 -87.7002,41.74402 -87.7002,41.73382 -87.705,41.73382&lt;/coordinates&gt;&lt;/LinearRing&gt;&lt;/outerBoundaryIs&gt;&lt;innerBoundaryIs&gt;&lt;LinearRing&gt;&lt;coordinates&gt;-87.5552,41.71882 -87.545,41.71882 -87.545,41.72902 -87.5552,41.72902 -87.5552,41.71882&lt;/coordinates&gt;&lt;/LinearRing&gt;&lt;/innerBoundaryIs&gt;&lt;innerBoundaryIs&gt;&lt;LinearRing&gt;&lt;coordinates&gt;-87.5802,41.70882 -87.57,41.70882 -87.57,41.71902 -87.5802,41.71902 -87.5802,41.70882&lt;/coordinates&gt;&lt;/LinearRing&gt;&lt;/innerBoundaryIs&gt;&lt;innerBoundaryIs&gt;&lt;LinearRing&gt;&lt;coordinates&gt;-87.62,41.71382 -87.62,41.70902 -87.6152,41.70902 -87.6152,41.71382 -87.62,41.71382&lt;/coordinates&gt;&lt;/LinearRing&gt;&lt;/innerBoundaryIs&gt;&lt;/Polygon&gt;&lt;Polygon&gt;&lt;outerBoundaryIs&gt;&lt;LinearRing&gt;&lt;coordinates&gt;-87.7852,42.01402 -87.7852,42.00382 -87.775,42.00382 -87.775,42.01402 -87.77,42.014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9,42.00882 -87.6902,42.00882 -87.695,42.00882 -87.695,42.00382 -87.7,42.00382 -87.7,41.99882 -87.7,41.99382 -87.705,41.99382 -87.705,41.98882 -87.71,41.98882 -87.71,41.97882 -87.72,41.97882 -87.72,41.97382 -87.725,41.97382 -87.73,41.97382 -87.73,41.96382 -87.7402,41.96382 -87.7402,41.97382 -87.7452,41.97382 -87.7452,41.97882 -87.75,41.97882 -87.7502,41.97882 -87.755,41.97882 -87.76,41.97882 -87.76,41.97382 -87.7702,41.97382 -87.7702,41.97882 -87.775,41.97882 -87.775,41.97402 -87.775,41.97382 -87.775,41.96902 -87.77,41.96902 -87.77,41.96402 -87.765,41.96402 -87.765,41.95902 -87.765,41.95402 -87.765,41.95382 -87.765,41.94902 -87.7602,41.94902 -87.76,41.94902 -87.755,41.94902 -87.75,41.94902 -87.75,41.93882 -87.755,41.93882 -87.755,41.92882 -87.76,41.92882 -87.765,41.92882 -87.7652,41.92882 -87.77,41.92882 -87.7702,41.92882 -87.775,41.92882 -87.7752,41.92882 -87.78,41.92882 -87.78,41.92382 -87.785,41.92382 -87.785,41.91882 -87.795,41.91882 -87.7952,41.91882 -87.8052,41.91882 -87.8052,41.92382 -87.8102,41.92382 -87.8102,41.92882 -87.8102,41.93382 -87.81,41.93382 -87.81,41.93882 -87.8052,41.93882 -87.805,41.93882 -87.8,41.93882 -87.795,41.93882 -87.795,41.94382 -87.795,41.94882 -87.79,41.94882 -87.79,41.95902 -87.8002,41.95902 -87.8002,41.96382 -87.8052,41.96382 -87.8102,41.96382 -87.8102,41.96882 -87.8102,41.97382 -87.815,41.97382 -87.8152,41.97382 -87.8202,41.97382 -87.825,41.97382 -87.825,41.96882 -87.835,41.96882 -87.835,41.96902 -87.8352,41.96902 -87.8352,41.97382 -87.84,41.97382 -87.84,41.97902 -87.84,41.98402 -87.845,41.98402 -87.845,41.98902 -87.8402,41.98902 -87.84,41.98902 -87.8352,41.98902 -87.835,41.98902 -87.8302,41.98902 -87.83,41.98902 -87.8252,41.98902 -87.8252,41.98882 -87.815,41.98882 -87.815,41.99382 -87.81,41.99382 -87.81,41.99882 -87.8052,41.99882 -87.8052,41.99382 -87.795,41.99382 -87.795,42.00402 -87.7902,42.00402 -87.7902,42.01402 -87.7852,42.01402&lt;/coordinates&gt;&lt;/LinearRing&gt;&lt;/outerBoundaryIs&gt;&lt;/Polygon&gt;&lt;Polygon&gt;&lt;outerBoundaryIs&gt;&lt;LinearRing&gt;&lt;coordinates&gt;-87.8552,41.98902 -87.8552,41.98402 -87.8602,41.98402 -87.8602,41.98902 -87.8552,41.98902&lt;/coordinates&gt;&lt;/LinearRing&gt;&lt;/outerBoundaryIs&gt;&lt;/Polygon&gt;&lt;Polygon&gt;&lt;outerBoundaryIs&gt;&lt;LinearRing&gt;&lt;coordinates&gt;-87.8002,41.95902 -87.8002,41.95402 -87.805,41.95402 -87.8052,41.95402 -87.81,41.95402 -87.8102,41.95402 -87.8102,41.95902 -87.8052,41.95902 -87.8002,41.95902&lt;/coordinates&gt;&lt;/LinearRing&gt;&lt;/outerBoundaryIs&gt;&lt;/Polygon&gt;&lt;Polygon&gt;&lt;outerBoundaryIs&gt;&lt;LinearRing&gt;&lt;coordinates&gt;-87.8552,41.94382 -87.8502,41.94382 -87.845,41.94382 -87.8402,41.94382 -87.84,41.94382 -87.8352,41.94382 -87.8302,41.94382 -87.8302,41.93882 -87.8302,41.93382 -87.835,41.93382 -87.8352,41.93382 -87.84,41.93382 -87.8402,41.93382 -87.845,41.93382 -87.8452,41.93382 -87.8502,41.93382 -87.8552,41.93382 -87.8552,41.93882 -87.8552,41.94382&lt;/coordinates&gt;&lt;/LinearRing&gt;&lt;/outerBoundaryIs&gt;&lt;/Polygon&gt;&lt;Polygon&gt;&lt;outerBoundaryIs&gt;&lt;LinearRing&gt;&lt;coordinates&gt;-87.8602,41.95382 -87.8552,41.95382 -87.8552,41.94382 -87.8602,41.94382 -87.8602,41.95382&lt;/coordinates&gt;&lt;/LinearRing&gt;&lt;/outerBoundaryIs&gt;&lt;/Polygon&gt;&lt;Polygon&gt;&lt;outerBoundaryIs&gt;&lt;LinearRing&gt;&lt;coordinates&gt;-87.52,41.69402 -87.525,41.69402 -87.53,41.69402 -87.53,41.69902 -87.535,41.69902 -87.535,41.70382 -87.5302,41.70382 -87.53,41.70382 -87.52,41.70382 -87.52,41.69902 -87.52,41.69882 -87.52,41.69402&lt;/coordinates&gt;&lt;/LinearRing&gt;&lt;/outerBoundaryIs&gt;&lt;/Polygon&gt;&lt;Polygon&gt;&lt;outerBoundaryIs&gt;&lt;LinearRing&gt;&lt;coordinates&gt;-87.7852,41.77382 -87.7852,41.78402 -87.7802,41.78402 -87.775,41.78402 -87.77,41.78402 -87.77,41.77382 -87.775,41.77382 -87.7802,41.77382 -87.7852,41.77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&lt;MultiGeometry&gt;&lt;Polygon&gt;&lt;outerBoundaryIs&gt;&lt;LinearRing&gt;&lt;coordinates&gt;-87.77,41.77382 -87.77,41.78402 -87.775,41.78402 -87.7802,41.78402 -87.7852,41.78402 -87.7852,41.77382 -87.785,41.77382 -87.785,41.76882 -87.79,41.76882 -87.795,41.76882 -87.7952,41.76882 -87.8002,41.76882 -87.8052,41.76882 -87.8052,41.77382 -87.8052,41.7788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6,41.77402 -87.56,41.76902 -87.555,41.76902 -87.555,41.76402 -87.5552,41.76402 -87.56,41.76402 -87.5652,41.76402 -87.5702,41.76402 -87.5702,41.75902 -87.575,41.75902 -87.5752,41.75902 -87.58,41.75902 -87.5802,41.75902 -87.585,41.75902 -87.585,41.76382 -87.585,41.76902 -87.585,41.77402 -87.595,41.77402 -87.5952,41.77402 -87.6,41.77402 -87.6052,41.77402 -87.6102,41.77402 -87.6102,41.76382 -87.6052,41.76382 -87.6,41.76382 -87.5952,41.76382 -87.5952,41.75882 -87.5902,41.75882 -87.5902,41.75402 -87.595,41.75402 -87.5952,41.75402 -87.6002,41.75402 -87.6052,41.75402 -87.6052,41.74902 -87.6052,41.74402 -87.6052,41.74382 -87.6052,41.73902 -87.6052,41.73882 -87.6052,41.73402 -87.6102,41.73402 -87.6152,41.73402 -87.6152,41.72902 -87.6152,41.72402 -87.6202,41.72402 -87.6202,41.71402 -87.625,41.71402 -87.625,41.71902 -87.63,41.71902 -87.63,41.72382 -87.63,41.72402 -87.63,41.72882 -87.63,41.72902 -87.63,41.73402 -87.63,41.73902 -87.635,41.73902 -87.64,41.73902 -87.64,41.74402 -87.64,41.74902 -87.645,41.74902 -87.645,41.75402 -87.645,41.75902 -87.65,41.75902 -87.65,41.76402 -87.655,41.76402 -87.66,41.76402 -87.66,41.76882 -87.655,41.76882 -87.655,41.77382 -87.655,41.77902 -87.655,41.78402 -87.6652,41.78402 -87.6652,41.77902 -87.6702,41.77902 -87.6702,41.77402 -87.6702,41.76902 -87.675,41.76902 -87.6752,41.76902 -87.68,41.76902 -87.6802,41.76902 -87.6852,41.76902 -87.6902,41.76902 -87.6902,41.76402 -87.695,41.76402 -87.695,41.76902 -87.7,41.76902 -87.7,41.77402 -87.705,41.77402 -87.7102,41.77402 -87.7152,41.77402 -87.7152,41.76902 -87.7202,41.76902 -87.7202,41.76402 -87.725,41.76402 -87.725,41.76902 -87.725,41.77402 -87.73,41.77402 -87.735,41.77402 -87.7352,41.77402 -87.7402,41.77402 -87.7452,41.77402 -87.7452,41.77382 -87.75,41.77382 -87.7502,41.77382 -87.755,41.77382 -87.7552,41.77382 -87.76,41.77382 -87.7602,41.77382 -87.765,41.77382 -87.7652,41.77382 -87.77,41.77382&lt;/coordinates&gt;&lt;/LinearRing&gt;&lt;/outerBoundaryIs&gt;&lt;/Polygon&gt;&lt;Polygon&gt;&lt;outerBoundaryIs&gt;&lt;LinearRing&gt;&lt;coordinates&gt;-87.8102,41.92382 -87.8052,41.92382 -87.8052,41.91882 -87.7952,41.91882 -87.795,41.91882 -87.785,41.91882 -87.785,41.92382 -87.78,41.92382 -87.78,41.92882 -87.7752,41.92882 -87.775,41.92882 -87.7702,41.92882 -87.77,41.92882 -87.7652,41.92882 -87.765,41.92882 -87.76,41.92882 -87.755,41.92882 -87.755,41.93882 -87.75,41.93882 -87.75,41.94902 -87.755,41.94902 -87.76,41.94902 -87.7602,41.94902 -87.765,41.94902 -87.765,41.95382 -87.765,41.95402 -87.765,41.95902 -87.765,41.96402 -87.77,41.96402 -87.77,41.96902 -87.775,41.96902 -87.775,41.97382 -87.775,41.97402 -87.775,41.97882 -87.7702,41.97882 -87.7702,41.97382 -87.76,41.97382 -87.76,41.97882 -87.755,41.97882 -87.7502,41.97882 -87.75,41.97882 -87.7452,41.97882 -87.7452,41.97382 -87.7402,41.97382 -87.7402,41.96382 -87.73,41.96382 -87.73,41.97382 -87.725,41.97382 -87.72,41.97382 -87.72,41.97882 -87.71,41.97882 -87.71,41.98882 -87.705,41.98882 -87.705,41.99382 -87.7,41.99382 -87.7,41.99882 -87.7,42.00382 -87.695,42.00382 -87.695,42.00882 -87.6902,42.00882 -87.69,42.00882 -87.685,42.00882 -87.68,42.00882 -87.68,42.01382 -87.675,42.01382 -87.675,42.02402 -87.6702,42.0240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 -87.7852,41.90882 -87.79,41.90882 -87.7902,41.90882 -87.795,41.90882 -87.7952,41.90882 -87.8,41.90882 -87.8,41.90382 -87.8102,41.90382 -87.8102,41.90882 -87.8102,41.91382 -87.8102,41.91402 -87.8102,41.91882 -87.8102,41.91902 -87.8102,41.92382&lt;/coordinates&gt;&lt;/LinearRing&gt;&lt;/outerBoundaryIs&gt;&lt;/Polygon&gt;&lt;Polygon&gt;&lt;outerBoundaryIs&gt;&lt;LinearRing&gt;&lt;coordinates&gt;-87.62,41.71382 -87.6152,41.71382 -87.6152,41.70902 -87.62,41.70902 -87.62,41.7138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&lt;MultiGeometry&gt;&lt;Polygon&gt;&lt;outerBoundaryIs&gt;&lt;LinearRing&gt;&lt;coordinates&gt;-87.7802,41.90382 -87.7752,41.90382 -87.7752,41.89882 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902 -87.65,41.99902 -87.65,41.98882 -87.655,41.98882 -87.655,41.98382 -87.655,41.97882 -87.66,41.97882 -87.66,41.97382 -87.665,41.97382 -87.665,41.96882 -87.67,41.96882 -87.67,41.96382 -87.675,41.96382 -87.675,41.95882 -87.68,41.95882 -87.68,41.95382 -87.685,41.95382 -87.69,41.95382 -87.6902,41.95382 -87.695,41.95382 -87.695,41.94902 -87.695,41.94882 -87.695,41.94382 -87.695,41.93902 -87.695,41.93882 -87.695,41.92902 -87.69,41.92902 -87.69,41.92402 -87.685,41.92402 -87.685,41.91902 -87.68,41.91902 -87.675,41.91902 -87.675,41.90882 -87.68,41.90882 -87.685,41.90882 -87.6852,41.90882 -87.69,41.90882 -87.69,41.90382 -87.7,41.90382 -87.7002,41.90382 -87.705,41.90382 -87.705,41.89882 -87.71,41.89882 -87.71,41.89382 -87.715,41.89382 -87.715,41.88882 -87.725,41.88882 -87.725,41.88382 -87.7352,41.88382 -87.7352,41.88882 -87.74,41.88882 -87.74,41.88382 -87.745,41.88382 -87.75,41.88382 -87.7502,41.88382 -87.755,41.88382 -87.755,41.87882 -87.755,41.87382 -87.7652,41.87382 -87.7652,41.87882 -87.7752,41.87882 -87.7752,41.88382 -87.7752,41.88882 -87.7802,41.88882 -87.7802,41.89382 -87.7802,41.89882 -87.7802,41.8990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502,41.81902 -87.7452,41.81902 -87.7452,41.82402 -87.7402,41.82402 -87.7402,41.82882 -87.7402,41.82902 -87.7402,41.83402 -87.7402,41.83902 -87.7352,41.83902 -87.73,41.83902 -87.725,41.83902 -87.725,41.83402 -87.7202,41.83402 -87.72,41.83402 -87.71,41.83402 -87.71,41.82402 -87.705,41.82402 -87.705,41.81902 -87.7002,41.81902 -87.7,41.81902 -87.6952,41.81902 -87.695,41.81902 -87.69,41.81902 -87.6852,41.81902 -87.685,41.81902 -87.6802,41.81902 -87.6802,41.82402 -87.6802,41.82902 -87.6752,41.82902 -87.6752,41.83402 -87.6702,41.83402 -87.6652,41.83402 -87.6652,41.83902 -87.6602,41.83902 -87.6552,41.83902 -87.6552,41.84402 -87.6552,41.84902 -87.6502,41.84902 -87.6502,41.85402 -87.6502,41.85902 -87.6402,41.85902 -87.64,41.85902 -87.63,41.85902 -87.63,41.85402 -87.6252,41.85402 -87.6252,41.85902 -87.6152,41.85902 -87.6152,41.86402 -87.6152,41.86902 -87.605,41.86902 -87.605,41.86402 -87.6,41.86402 -87.6,41.8590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&lt;/coordinates&gt;&lt;/LinearRing&gt;&lt;/outerBoundaryIs&gt;&lt;innerBoundaryIs&gt;&lt;LinearRing&gt;&lt;coordinates&gt;-87.6052,41.81882 -87.595,41.81882 -87.595,41.82902 -87.6052,41.82902 -87.6052,41.81882&lt;/coordinates&gt;&lt;/LinearRing&gt;&lt;/innerBoundaryIs&gt;&lt;/Polygon&gt;&lt;Polygon&gt;&lt;outerBoundaryIs&gt;&lt;LinearRing&gt;&lt;coordinates&gt;-87.6602,41.90382 -87.6602,41.91402 -87.65,41.91402 -87.65,41.90382 -87.6602,41.90382&lt;/coordinates&gt;&lt;/LinearRing&gt;&lt;/outerBoundaryIs&gt;&lt;/Polygon&gt;&lt;/MultiGeometry&gt;</text:p>
          </table:table-cell>
        </table:table-row>
        <table:table-row table:style-name="ro4">
          <table:table-cell/>
          <table:table-cell office:value-type="string">
            <text:p>&lt;MultiGeometry&gt;&lt;Polygon&gt;&lt;outerBoundaryIs&gt;&lt;LinearRing&gt;&lt;coordinates&gt;-87.7752,41.87882 -87.7652,41.87882 -87.7652,41.87382 -87.755,41.87382 -87.755,41.87882 -87.755,41.88382 -87.7502,41.88382 -87.75,41.88382 -87.745,41.88382 -87.74,41.88382 -87.74,41.88882 -87.7352,41.88882 -87.7352,41.88382 -87.725,41.88382 -87.725,41.88882 -87.715,41.88882 -87.715,41.89382 -87.71,41.89382 -87.71,41.89882 -87.705,41.89882 -87.705,41.90382 -87.7002,41.90382 -87.7,41.90382 -87.69,41.90382 -87.69,41.90882 -87.6852,41.90882 -87.685,41.90882 -87.68,41.90882 -87.675,41.90882 -87.675,41.91902 -87.68,41.91902 -87.685,41.91902 -87.685,41.92402 -87.69,41.92402 -87.69,41.92902 -87.695,41.92902 -87.695,41.93882 -87.695,41.93902 -87.695,41.94382 -87.695,41.94882 -87.695,41.94902 -87.695,41.95382 -87.6902,41.95382 -87.69,41.95382 -87.685,41.95382 -87.68,41.95382 -87.68,41.95882 -87.675,41.95882 -87.675,41.96382 -87.67,41.96382 -87.67,41.96882 -87.665,41.96882 -87.665,41.97382 -87.66,41.97382 -87.66,41.97882 -87.655,41.97882 -87.655,41.98382 -87.655,41.9888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152,41.86902 -87.6152,41.86402 -87.6152,41.85902 -87.6252,41.85902 -87.6252,41.85402 -87.63,41.85402 -87.63,41.85902 -87.64,41.85902 -87.6402,41.85902 -87.6502,41.85902 -87.6502,41.85402 -87.6502,41.84902 -87.6552,41.84902 -87.6552,41.84402 -87.6552,41.83902 -87.6602,41.83902 -87.6652,41.83902 -87.6652,41.83402 -87.6702,41.83402 -87.6752,41.83402 -87.6752,41.82902 -87.6802,41.82902 -87.6802,41.82402 -87.6802,41.81902 -87.685,41.81902 -87.6852,41.81902 -87.69,41.81902 -87.695,41.81902 -87.6952,41.81902 -87.7,41.81902 -87.7002,41.81902 -87.705,41.81902 -87.705,41.82402 -87.71,41.82402 -87.71,41.83402 -87.72,41.83402 -87.7202,41.83402 -87.725,41.83402 -87.725,41.83902 -87.73,41.83902 -87.7352,41.8390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&lt;/coordinates&gt;&lt;/LinearRing&gt;&lt;/outerBoundaryIs&gt;&lt;innerBoundaryIs&gt;&lt;LinearRing&gt;&lt;coordinates&gt;-87.6602,41.90382 -87.65,41.90382 -87.65,41.91402 -87.6602,41.91402 -87.6602,41.90382&lt;/coordinates&gt;&lt;/LinearRing&gt;&lt;/innerBoundaryIs&gt;&lt;innerBoundaryIs&gt;&lt;LinearRing&gt;&lt;coordinates&gt;-87.6602,41.88882 -87.65,41.88882 -87.65,41.89902 -87.6602,41.89902 -87.6602,41.88882&lt;/coordinates&gt;&lt;/LinearRing&gt;&lt;/innerBoundaryIs&gt;&lt;/Polygon&gt;&lt;Polygon&gt;&lt;outerBoundaryIs&gt;&lt;LinearRing&gt;&lt;coordinates&gt;-87.7502,41.81902 -87.7502,41.81402 -87.7552,41.81402 -87.7552,41.81902 -87.7502,41.81902&lt;/coordinates&gt;&lt;/LinearRing&gt;&lt;/outerBoundaryIs&gt;&lt;/Polygon&gt;&lt;Polygon&gt;&lt;outerBoundaryIs&gt;&lt;LinearRing&gt;&lt;coordinates&gt;-87.6,41.86402 -87.605,41.86402 -87.605,41.86902 -87.6,41.86902 -87.6,41.86402&lt;/coordinates&gt;&lt;/LinearRing&gt;&lt;/outerBoundaryIs&gt;&lt;/Polygon&gt;&lt;/MultiGeometry&gt;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&lt;Polygon&gt;&lt;outerBoundaryIs&gt;&lt;LinearRing&gt;&lt;coordinates&gt;-87.9102,41.95382 -87.9102,41.95882 -87.9152,41.95882 -87.9202,41.95882 -87.9202,41.96382 -87.9252,41.96382 -87.9252,41.96882 -87.9252,41.97382 -87.9302,41.97382 -87.9302,41.97882 -87.9352,41.97882 -87.9352,41.98382 -87.9352,41.98882 -87.9402,41.98882 -87.9402,41.99902 -87.9352,41.99902 -87.9302,41.99902 -87.93,41.99902 -87.9252,41.99902 -87.925,41.99902 -87.9202,41.99902 -87.9202,42.00402 -87.9152,42.00402 -87.9102,42.00402 -87.9102,42.00902 -87.9052,42.00902 -87.9002,42.00902 -87.9,42.00902 -87.895,42.00902 -87.89,42.00902 -87.89,42.00402 -87.89,41.99902 -87.89,41.99882 -87.89,41.99402 -87.89,41.99382 -87.89,41.98882 -87.89,41.98382 -87.895,41.98382 -87.9,41.98382 -87.9002,41.98382 -87.905,41.98382 -87.9052,41.98382 -87.91,41.98382 -87.91,41.97882 -87.915,41.97882 -87.915,41.97402 -87.9102,41.97402 -87.91,41.97402 -87.905,41.97402 -87.9,41.97402 -87.9,41.96902 -87.9,41.96402 -87.9,41.96382 -87.9,41.95882 -87.9,41.95382 -87.9102,41.95382&lt;/coordinates&gt;&lt;/LinearRing&gt;&lt;/outerBoundaryIs&gt;&lt;/Polygon&gt;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&lt;MultiGeometry&gt;&lt;Polygon&gt;&lt;outerBoundaryIs&gt;&lt;LinearRing&gt;&lt;coordinates&gt;-87.9402,41.98882 -87.9352,41.98882 -87.9352,41.98382 -87.9352,41.97882 -87.9302,41.97882 -87.9302,41.97382 -87.9252,41.97382 -87.9252,41.96882 -87.9252,41.96382 -87.9202,41.96382 -87.9202,41.95882 -87.9152,41.95882 -87.9102,41.95882 -87.9102,41.95382 -87.9,41.95382 -87.9,41.95882 -87.9,41.96382 -87.9,41.9640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&lt;/coordinates&gt;&lt;/LinearRing&gt;&lt;/outerBoundaryIs&gt;&lt;/Polygon&gt;&lt;Polygon&gt;&lt;outerBoundaryIs&gt;&lt;LinearRing&gt;&lt;coordinates&gt;-87.9102,42.00902 -87.9102,42.00402 -87.9152,42.00402 -87.9202,42.004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302,41.69402 -87.73,41.69402 -87.725,41.69402 -87.7202,41.69402 -87.7202,41.70402 -87.71,41.70402 -87.71,41.69382 -87.72,41.69382 -87.72,41.68382 -87.725,41.68382 -87.725,41.67882 -87.73,41.67882 -87.7352,41.67882 -87.7402,41.67882 -87.7402,41.68382 -87.7402,41.68902 -87.7402,41.69402 -87.7352,41.69402 -87.7302,41.69402&lt;/coordinates&gt;&lt;/LinearRing&gt;&lt;/outerBoundaryIs&gt;&lt;/Polygon&gt;&lt;Polygon&gt;&lt;outerBoundaryIs&gt;&lt;LinearRing&gt;&lt;coordinates&gt;-87.56,41.65402 -87.555,41.65402 -87.555,41.64382 -87.56,41.64382 -87.5652,41.64382 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02,41.67902 -87.65,41.67902 -87.6452,41.67902 -87.6452,41.68402 -87.6402,41.68402 -87.6402,41.68902 -87.6352,41.68902 -87.63,41.68902 -87.625,41.68902 -87.625,41.68402 -87.6202,41.68402 -87.62,41.68402 -87.615,41.68402 -87.61,41.68402 -87.61,41.67902 -87.605,41.67902 -87.605,41.67402 -87.6,41.67402 -87.6,41.66902 -87.595,41.66902 -87.595,41.66402 -87.5902,41.66402 -87.5902,41.66902 -87.5902,41.67382 -87.5902,41.67402 -87.5902,41.68402 -87.5852,41.68402 -87.5802,41.68402 -87.5802,41.68902 -87.5752,41.68902 -87.5752,41.69402 -87.5702,41.69402 -87.5702,41.69902 -87.5652,41.69902 -87.5652,41.70402 -87.5552,41.70402 -87.5552,41.70902 -87.5502,41.70902 -87.5502,41.71402 -87.5452,41.71402 -87.5402,41.71402 -87.54,41.71402 -87.535,41.71402 -87.5302,41.71402 -87.5302,41.71902 -87.52,41.71902 -87.52,41.71402 -87.52,41.70882 -87.52,41.70382 -87.53,41.70382 -87.5302,41.70382 -87.535,41.70382 -87.535,41.69902 -87.53,41.69902 -87.53,41.69402 -87.525,41.69402 -87.52,41.69402 -87.52,41.6890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2,41.73382 -87.7002,41.73382 -87.7002,41.74402 -87.6952,41.74402 -87.69,41.74402 -87.685,41.74402 -87.685,41.73402 -87.6802,41.73402 -87.6802,41.73902 -87.67,41.73902 -87.67,41.73402 -87.665,41.73402 -87.665,41.72902 -87.665,41.72382 -87.665,41.71882 -87.67,41.71882 -87.67,41.71382 -87.675,41.71382 -87.675,41.70902 -87.67,41.70902 -87.67,41.69882 -87.675,41.69882 -87.675,41.69402 -87.675,41.68902 -87.675,41.68882 -87.675,41.68402 -87.675,41.683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552,41.98402 -87.8552,41.97882 -87.845,41.9788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552,41.98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552,41.71882 -87.5552,41.72902 -87.545,41.72902 -87.545,41.71882 -87.5552,41.71882&lt;/coordinates&gt;&lt;/LinearRing&gt;&lt;/outerBoundaryIs&gt;&lt;/Polygon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Polygon&gt;&lt;outerBoundaryIs&gt;&lt;LinearRing&gt;&lt;coordinates&gt;-87.5802,41.70882 -87.5802,41.71902 -87.57,41.71902 -87.57,41.70882 -87.5802,41.70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&lt;MultiGeometry&gt;&lt;Polygon&gt;&lt;outerBoundaryIs&gt;&lt;LinearRing&gt;&lt;coordinates&gt;-87.705,41.73382 -87.705,41.74402 -87.715,41.74402 -87.7152,41.74402 -87.7252,41.74402 -87.7252,41.73382 -87.73,41.73382 -87.7302,41.73382 -87.735,41.73382 -87.7352,41.73382 -87.7402,41.73382 -87.7452,41.73382 -87.7452,41.73882 -87.7452,41.74382 -87.7452,41.74402 -87.7452,41.74882 -87.7452,41.74902 -87.7452,41.75382 -87.7452,41.75402 -87.7452,41.75902 -87.7452,41.76382 -87.7452,41.76402 -87.7452,41.77402 -87.7402,41.77402 -87.7352,41.77402 -87.735,41.77402 -87.73,41.77402 -87.725,41.77402 -87.725,41.76902 -87.725,41.76402 -87.7202,41.76402 -87.7202,41.76902 -87.7152,41.76902 -87.7152,41.77402 -87.7102,41.77402 -87.705,41.77402 -87.7,41.77402 -87.7,41.76902 -87.695,41.76902 -87.695,41.76402 -87.6902,41.76402 -87.6902,41.76902 -87.6852,41.76902 -87.6802,41.76902 -87.68,41.76902 -87.6752,41.76902 -87.675,41.76902 -87.6702,41.76902 -87.6702,41.77402 -87.6702,41.77902 -87.6652,41.77902 -87.6652,41.78402 -87.655,41.78402 -87.655,41.77902 -87.655,41.77382 -87.655,41.76882 -87.66,41.76882 -87.66,41.76402 -87.655,41.76402 -87.65,41.76402 -87.65,41.75902 -87.645,41.75902 -87.645,41.75402 -87.645,41.74902 -87.64,41.74902 -87.64,41.74402 -87.64,41.73902 -87.635,41.73902 -87.63,41.73902 -87.63,41.73402 -87.63,41.72902 -87.63,41.72882 -87.63,41.72402 -87.63,41.72382 -87.63,41.71902 -87.625,41.71902 -87.625,41.71402 -87.6202,41.71402 -87.6202,41.72402 -87.6152,41.72402 -87.6152,41.72902 -87.6152,41.73402 -87.6102,41.73402 -87.6052,41.73402 -87.6052,41.73882 -87.6052,41.73902 -87.6052,41.74382 -87.6052,41.74402 -87.6052,41.74902 -87.6052,41.75402 -87.6002,41.75402 -87.5952,41.75402 -87.595,41.75402 -87.5902,41.75402 -87.5902,41.75882 -87.5952,41.75882 -87.5952,41.76382 -87.6,41.76382 -87.6052,41.76382 -87.6102,41.76382 -87.6102,41.77402 -87.6052,41.77402 -87.6,41.77402 -87.5952,41.77402 -87.595,41.77402 -87.585,41.77402 -87.585,41.76902 -87.585,41.76382 -87.585,41.75902 -87.5802,41.75902 -87.58,41.75902 -87.5752,41.75902 -87.575,41.75902 -87.5702,41.75902 -87.5702,41.76402 -87.5652,41.76402 -87.56,41.76402 -87.5552,41.76402 -87.555,41.76402 -87.5502,41.76402 -87.545,41.76402 -87.54,41.76402 -87.54,41.75902 -87.5352,41.75902 -87.5352,41.76402 -87.5302,41.76402 -87.525,41.76402 -87.52,41.76402 -87.52,41.75902 -87.52,41.75402 -87.52,41.75382 -87.52,41.74902 -87.52,41.74882 -87.52,41.74402 -87.52,41.74382 -87.52,41.73902 -87.52,41.73882 -87.52,41.73402 -87.52,41.73382 -87.52,41.72902 -87.52,41.72882 -87.52,41.72402 -87.52,41.72382 -87.52,41.71902 -87.5302,41.71902 -87.5302,41.71402 -87.535,41.71402 -87.54,41.71402 -87.5402,41.71402 -87.5452,41.71402 -87.5502,41.71402 -87.5502,41.70902 -87.5552,41.70902 -87.5552,41.70402 -87.5652,41.70402 -87.5652,41.69902 -87.5702,41.69902 -87.5702,41.69402 -87.5752,41.69402 -87.5752,41.68902 -87.5802,41.68902 -87.5802,41.68402 -87.5852,41.68402 -87.5902,41.68402 -87.5902,41.67402 -87.5902,41.67382 -87.5902,41.66902 -87.5902,41.66402 -87.595,41.66402 -87.595,41.66902 -87.6,41.66902 -87.6,41.67402 -87.605,41.67402 -87.605,41.67902 -87.61,41.67902 -87.61,41.68402 -87.615,41.68402 -87.62,41.68402 -87.6202,41.68402 -87.625,41.68402 -87.625,41.68902 -87.63,41.68902 -87.6352,41.68902 -87.6402,41.68902 -87.6402,41.68402 -87.6452,41.68402 -87.6452,41.67902 -87.65,41.67902 -87.6502,41.67902 -87.6552,41.67902 -87.6602,41.67902 -87.6602,41.66882 -87.6652,41.66882 -87.6652,41.67382 -87.67,41.67382 -87.6702,41.67382 -87.675,41.67382 -87.675,41.67882 -87.675,41.68382 -87.675,41.68402 -87.675,41.68882 -87.675,41.68902 -87.675,41.69402 -87.675,41.69882 -87.67,41.69882 -87.67,41.70902 -87.675,41.70902 -87.675,41.71382 -87.67,41.71382 -87.67,41.71882 -87.665,41.71882 -87.665,41.72382 -87.665,41.72902 -87.665,41.73402 -87.67,41.73402 -87.67,41.73902 -87.6802,41.73902 -87.6802,41.73402 -87.685,41.73402 -87.685,41.74402 -87.69,41.74402 -87.6952,41.74402 -87.7002,41.74402 -87.7002,41.73382 -87.705,41.73382&lt;/coordinates&gt;&lt;/LinearRing&gt;&lt;/outerBoundaryIs&gt;&lt;innerBoundaryIs&gt;&lt;LinearRing&gt;&lt;coordinates&gt;-87.5552,41.71882 -87.545,41.71882 -87.545,41.72902 -87.5552,41.72902 -87.5552,41.71882&lt;/coordinates&gt;&lt;/LinearRing&gt;&lt;/innerBoundaryIs&gt;&lt;innerBoundaryIs&gt;&lt;LinearRing&gt;&lt;coordinates&gt;-87.5802,41.70882 -87.57,41.70882 -87.57,41.71902 -87.5802,41.71902 -87.5802,41.70882&lt;/coordinates&gt;&lt;/LinearRing&gt;&lt;/innerBoundaryIs&gt;&lt;innerBoundaryIs&gt;&lt;LinearRing&gt;&lt;coordinates&gt;-87.62,41.71382 -87.62,41.70902 -87.6152,41.70902 -87.6152,41.71382 -87.62,41.71382&lt;/coordinates&gt;&lt;/LinearRing&gt;&lt;/innerBoundaryIs&gt;&lt;/Polygon&gt;&lt;Polygon&gt;&lt;outerBoundaryIs&gt;&lt;LinearRing&gt;&lt;coordinates&gt;-87.7852,42.01402 -87.7852,42.00382 -87.775,42.00382 -87.775,42.01402 -87.77,42.014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9,42.00882 -87.6902,42.00882 -87.695,42.00882 -87.695,42.00382 -87.7,42.00382 -87.7,41.99882 -87.7,41.99382 -87.705,41.99382 -87.705,41.98882 -87.71,41.98882 -87.71,41.97882 -87.72,41.97882 -87.72,41.97382 -87.725,41.97382 -87.73,41.97382 -87.73,41.96382 -87.7402,41.96382 -87.7402,41.97382 -87.7452,41.97382 -87.7452,41.97882 -87.75,41.97882 -87.7502,41.97882 -87.755,41.97882 -87.76,41.97882 -87.76,41.97382 -87.7702,41.97382 -87.7702,41.97882 -87.775,41.97882 -87.775,41.97402 -87.775,41.97382 -87.775,41.96902 -87.77,41.96902 -87.77,41.96402 -87.765,41.96402 -87.765,41.95902 -87.765,41.95402 -87.765,41.95382 -87.765,41.94902 -87.7602,41.94902 -87.76,41.94902 -87.755,41.94902 -87.75,41.94902 -87.75,41.93882 -87.755,41.93882 -87.755,41.92882 -87.76,41.92882 -87.765,41.92882 -87.7652,41.92882 -87.77,41.92882 -87.7702,41.92882 -87.775,41.92882 -87.7752,41.92882 -87.78,41.92882 -87.78,41.92382 -87.785,41.92382 -87.785,41.91882 -87.795,41.91882 -87.7952,41.91882 -87.8052,41.91882 -87.8052,41.92382 -87.8102,41.92382 -87.8102,41.92882 -87.8102,41.93382 -87.81,41.93382 -87.81,41.93882 -87.8052,41.93882 -87.805,41.93882 -87.8,41.93882 -87.795,41.93882 -87.795,41.94382 -87.795,41.94882 -87.79,41.94882 -87.79,41.95902 -87.8002,41.95902 -87.8002,41.96382 -87.8052,41.96382 -87.8102,41.96382 -87.8102,41.96882 -87.8102,41.97382 -87.815,41.97382 -87.8152,41.97382 -87.8202,41.97382 -87.825,41.97382 -87.825,41.96882 -87.835,41.96882 -87.835,41.96902 -87.8352,41.96902 -87.8352,41.97382 -87.84,41.97382 -87.84,41.97902 -87.84,41.98402 -87.845,41.98402 -87.845,41.98902 -87.8402,41.98902 -87.84,41.98902 -87.8352,41.98902 -87.835,41.98902 -87.8302,41.98902 -87.83,41.98902 -87.8252,41.98902 -87.8252,41.98882 -87.815,41.98882 -87.815,41.99382 -87.81,41.99382 -87.81,41.99882 -87.8052,41.99882 -87.8052,41.99382 -87.795,41.99382 -87.795,42.00402 -87.7902,42.00402 -87.7902,42.01402 -87.7852,42.01402&lt;/coordinates&gt;&lt;/LinearRing&gt;&lt;/outerBoundaryIs&gt;&lt;/Polygon&gt;&lt;Polygon&gt;&lt;outerBoundaryIs&gt;&lt;LinearRing&gt;&lt;coordinates&gt;-87.8552,41.98902 -87.8552,41.98402 -87.8602,41.98402 -87.8602,41.98902 -87.8552,41.98902&lt;/coordinates&gt;&lt;/LinearRing&gt;&lt;/outerBoundaryIs&gt;&lt;/Polygon&gt;&lt;Polygon&gt;&lt;outerBoundaryIs&gt;&lt;LinearRing&gt;&lt;coordinates&gt;-87.8002,41.95902 -87.8002,41.95402 -87.805,41.95402 -87.8052,41.95402 -87.81,41.95402 -87.8102,41.95402 -87.8102,41.95902 -87.8052,41.95902 -87.8002,41.95902&lt;/coordinates&gt;&lt;/LinearRing&gt;&lt;/outerBoundaryIs&gt;&lt;/Polygon&gt;&lt;Polygon&gt;&lt;outerBoundaryIs&gt;&lt;LinearRing&gt;&lt;coordinates&gt;-87.8552,41.94382 -87.8502,41.94382 -87.845,41.94382 -87.8402,41.94382 -87.84,41.94382 -87.8352,41.94382 -87.8302,41.94382 -87.8302,41.93882 -87.8302,41.93382 -87.835,41.93382 -87.8352,41.93382 -87.84,41.93382 -87.8402,41.93382 -87.845,41.93382 -87.8452,41.93382 -87.8502,41.93382 -87.8552,41.93382 -87.8552,41.93882 -87.8552,41.94382&lt;/coordinates&gt;&lt;/LinearRing&gt;&lt;/outerBoundaryIs&gt;&lt;/Polygon&gt;&lt;Polygon&gt;&lt;outerBoundaryIs&gt;&lt;LinearRing&gt;&lt;coordinates&gt;-87.8602,41.95382 -87.8552,41.95382 -87.8552,41.94382 -87.8602,41.94382 -87.8602,41.95382&lt;/coordinates&gt;&lt;/LinearRing&gt;&lt;/outerBoundaryIs&gt;&lt;/Polygon&gt;&lt;Polygon&gt;&lt;outerBoundaryIs&gt;&lt;LinearRing&gt;&lt;coordinates&gt;-87.52,41.69402 -87.525,41.69402 -87.53,41.69402 -87.53,41.69902 -87.535,41.69902 -87.535,41.70382 -87.5302,41.70382 -87.53,41.70382 -87.52,41.70382 -87.52,41.69902 -87.52,41.69882 -87.52,41.69402&lt;/coordinates&gt;&lt;/LinearRing&gt;&lt;/outerBoundaryIs&gt;&lt;/Polygon&gt;&lt;Polygon&gt;&lt;outerBoundaryIs&gt;&lt;LinearRing&gt;&lt;coordinates&gt;-87.7852,41.77382 -87.7852,41.78402 -87.7802,41.78402 -87.775,41.78402 -87.77,41.78402 -87.77,41.77382 -87.775,41.77382 -87.7802,41.77382 -87.7852,41.77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&lt;MultiGeometry&gt;&lt;Polygon&gt;&lt;outerBoundaryIs&gt;&lt;LinearRing&gt;&lt;coordinates&gt;-87.77,41.77382 -87.77,41.78402 -87.775,41.78402 -87.7802,41.78402 -87.7852,41.78402 -87.7852,41.77382 -87.785,41.77382 -87.785,41.76882 -87.79,41.76882 -87.795,41.76882 -87.7952,41.76882 -87.8002,41.76882 -87.8052,41.76882 -87.8052,41.77382 -87.8052,41.7788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6,41.77402 -87.56,41.76902 -87.555,41.76902 -87.555,41.76402 -87.5552,41.76402 -87.56,41.76402 -87.5652,41.76402 -87.5702,41.76402 -87.5702,41.75902 -87.575,41.75902 -87.5752,41.75902 -87.58,41.75902 -87.5802,41.75902 -87.585,41.75902 -87.585,41.76382 -87.585,41.76902 -87.585,41.77402 -87.595,41.77402 -87.5952,41.77402 -87.6,41.77402 -87.6052,41.77402 -87.6102,41.77402 -87.6102,41.76382 -87.6052,41.76382 -87.6,41.76382 -87.5952,41.76382 -87.5952,41.75882 -87.5902,41.75882 -87.5902,41.75402 -87.595,41.75402 -87.5952,41.75402 -87.6002,41.75402 -87.6052,41.75402 -87.6052,41.74902 -87.6052,41.74402 -87.6052,41.74382 -87.6052,41.73902 -87.6052,41.73882 -87.6052,41.73402 -87.6102,41.73402 -87.6152,41.73402 -87.6152,41.72902 -87.6152,41.72402 -87.6202,41.72402 -87.6202,41.71402 -87.625,41.71402 -87.625,41.71902 -87.63,41.71902 -87.63,41.72382 -87.63,41.72402 -87.63,41.72882 -87.63,41.72902 -87.63,41.73402 -87.63,41.73902 -87.635,41.73902 -87.64,41.73902 -87.64,41.74402 -87.64,41.74902 -87.645,41.74902 -87.645,41.75402 -87.645,41.75902 -87.65,41.75902 -87.65,41.76402 -87.655,41.76402 -87.66,41.76402 -87.66,41.76882 -87.655,41.76882 -87.655,41.77382 -87.655,41.77902 -87.655,41.78402 -87.6652,41.78402 -87.6652,41.77902 -87.6702,41.77902 -87.6702,41.77402 -87.6702,41.76902 -87.675,41.76902 -87.6752,41.76902 -87.68,41.76902 -87.6802,41.76902 -87.6852,41.76902 -87.6902,41.76902 -87.6902,41.76402 -87.695,41.76402 -87.695,41.76902 -87.7,41.76902 -87.7,41.77402 -87.705,41.77402 -87.7102,41.77402 -87.7152,41.77402 -87.7152,41.76902 -87.7202,41.76902 -87.7202,41.76402 -87.725,41.76402 -87.725,41.76902 -87.725,41.77402 -87.73,41.77402 -87.735,41.77402 -87.7352,41.77402 -87.7402,41.77402 -87.7452,41.77402 -87.7452,41.77382 -87.75,41.77382 -87.7502,41.77382 -87.755,41.77382 -87.7552,41.77382 -87.76,41.77382 -87.7602,41.77382 -87.765,41.77382 -87.7652,41.77382 -87.77,41.77382&lt;/coordinates&gt;&lt;/LinearRing&gt;&lt;/outerBoundaryIs&gt;&lt;/Polygon&gt;&lt;Polygon&gt;&lt;outerBoundaryIs&gt;&lt;LinearRing&gt;&lt;coordinates&gt;-87.8102,41.92382 -87.8052,41.92382 -87.8052,41.91882 -87.7952,41.91882 -87.795,41.91882 -87.785,41.91882 -87.785,41.92382 -87.78,41.92382 -87.78,41.92882 -87.7752,41.92882 -87.775,41.92882 -87.7702,41.92882 -87.77,41.92882 -87.7652,41.92882 -87.765,41.92882 -87.76,41.92882 -87.755,41.92882 -87.755,41.93882 -87.75,41.93882 -87.75,41.94902 -87.755,41.94902 -87.76,41.94902 -87.7602,41.94902 -87.765,41.94902 -87.765,41.95382 -87.765,41.95402 -87.765,41.95902 -87.765,41.96402 -87.77,41.96402 -87.77,41.96902 -87.775,41.96902 -87.775,41.97382 -87.775,41.97402 -87.775,41.97882 -87.7702,41.97882 -87.7702,41.97382 -87.76,41.97382 -87.76,41.97882 -87.755,41.97882 -87.7502,41.97882 -87.75,41.97882 -87.7452,41.97882 -87.7452,41.97382 -87.7402,41.97382 -87.7402,41.96382 -87.73,41.96382 -87.73,41.97382 -87.725,41.97382 -87.72,41.97382 -87.72,41.97882 -87.71,41.97882 -87.71,41.98882 -87.705,41.98882 -87.705,41.99382 -87.7,41.99382 -87.7,41.99882 -87.7,42.00382 -87.695,42.00382 -87.695,42.00882 -87.6902,42.00882 -87.69,42.00882 -87.685,42.00882 -87.68,42.00882 -87.68,42.01382 -87.675,42.01382 -87.675,42.02402 -87.6702,42.0240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 -87.7852,41.90882 -87.79,41.90882 -87.7902,41.90882 -87.795,41.90882 -87.7952,41.90882 -87.8,41.90882 -87.8,41.90382 -87.8102,41.90382 -87.8102,41.90882 -87.8102,41.91382 -87.8102,41.91402 -87.8102,41.91882 -87.8102,41.91902 -87.8102,41.92382&lt;/coordinates&gt;&lt;/LinearRing&gt;&lt;/outerBoundaryIs&gt;&lt;/Polygon&gt;&lt;Polygon&gt;&lt;outerBoundaryIs&gt;&lt;LinearRing&gt;&lt;coordinates&gt;-87.62,41.71382 -87.6152,41.71382 -87.6152,41.70902 -87.62,41.70902 -87.62,41.7138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&lt;MultiGeometry&gt;&lt;Polygon&gt;&lt;outerBoundaryIs&gt;&lt;LinearRing&gt;&lt;coordinates&gt;-87.7802,41.90382 -87.7752,41.90382 -87.7752,41.89882 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902 -87.65,41.99902 -87.65,41.98882 -87.655,41.98882 -87.655,41.98382 -87.655,41.97882 -87.66,41.97882 -87.66,41.97382 -87.665,41.97382 -87.665,41.96882 -87.67,41.96882 -87.67,41.96382 -87.675,41.96382 -87.675,41.95882 -87.68,41.95882 -87.68,41.95382 -87.685,41.95382 -87.69,41.95382 -87.6902,41.95382 -87.695,41.95382 -87.695,41.94902 -87.695,41.94882 -87.695,41.94382 -87.695,41.93902 -87.695,41.93882 -87.695,41.92902 -87.69,41.92902 -87.69,41.92402 -87.685,41.92402 -87.685,41.91902 -87.68,41.91902 -87.675,41.91902 -87.675,41.90882 -87.68,41.90882 -87.685,41.90882 -87.6852,41.90882 -87.69,41.90882 -87.69,41.90382 -87.7,41.90382 -87.7002,41.90382 -87.705,41.90382 -87.705,41.89882 -87.71,41.89882 -87.71,41.89382 -87.715,41.89382 -87.715,41.88882 -87.725,41.88882 -87.725,41.88382 -87.7352,41.88382 -87.7352,41.88882 -87.74,41.88882 -87.74,41.88382 -87.745,41.88382 -87.75,41.88382 -87.7502,41.88382 -87.755,41.88382 -87.755,41.87882 -87.755,41.87382 -87.7652,41.87382 -87.7652,41.87882 -87.7752,41.87882 -87.7752,41.88382 -87.7752,41.88882 -87.7802,41.88882 -87.7802,41.89382 -87.7802,41.89882 -87.7802,41.8990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502,41.81902 -87.7452,41.81902 -87.7452,41.82402 -87.7402,41.82402 -87.7402,41.82882 -87.7402,41.82902 -87.7402,41.83402 -87.7402,41.83902 -87.7352,41.83902 -87.73,41.83902 -87.725,41.83902 -87.725,41.83402 -87.7202,41.83402 -87.72,41.83402 -87.71,41.83402 -87.71,41.82402 -87.705,41.82402 -87.705,41.81902 -87.7002,41.81902 -87.7,41.81902 -87.6952,41.81902 -87.695,41.81902 -87.69,41.81902 -87.6852,41.81902 -87.685,41.81902 -87.6802,41.81902 -87.6802,41.82402 -87.6802,41.82902 -87.6752,41.82902 -87.6752,41.83402 -87.6702,41.83402 -87.6652,41.83402 -87.6652,41.83902 -87.6602,41.83902 -87.6552,41.83902 -87.6552,41.84402 -87.6552,41.84902 -87.6502,41.84902 -87.6502,41.85402 -87.6502,41.85902 -87.6402,41.85902 -87.64,41.85902 -87.63,41.85902 -87.63,41.85402 -87.6252,41.85402 -87.6252,41.85902 -87.6152,41.85902 -87.6152,41.86402 -87.6152,41.86902 -87.605,41.86902 -87.605,41.86402 -87.6,41.86402 -87.6,41.8590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&lt;/coordinates&gt;&lt;/LinearRing&gt;&lt;/outerBoundaryIs&gt;&lt;innerBoundaryIs&gt;&lt;LinearRing&gt;&lt;coordinates&gt;-87.6052,41.81882 -87.595,41.81882 -87.595,41.82902 -87.6052,41.82902 -87.6052,41.81882&lt;/coordinates&gt;&lt;/LinearRing&gt;&lt;/innerBoundaryIs&gt;&lt;/Polygon&gt;&lt;Polygon&gt;&lt;outerBoundaryIs&gt;&lt;LinearRing&gt;&lt;coordinates&gt;-87.6602,41.90382 -87.6602,41.91402 -87.65,41.91402 -87.65,41.90382 -87.6602,41.903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&lt;MultiGeometry&gt;&lt;Polygon&gt;&lt;outerBoundaryIs&gt;&lt;LinearRing&gt;&lt;coordinates&gt;-87.7752,41.87882 -87.7652,41.87882 -87.7652,41.87382 -87.755,41.87382 -87.755,41.87882 -87.755,41.88382 -87.7502,41.88382 -87.75,41.88382 -87.745,41.88382 -87.74,41.88382 -87.74,41.88882 -87.7352,41.88882 -87.7352,41.88382 -87.725,41.88382 -87.725,41.88882 -87.715,41.88882 -87.715,41.89382 -87.71,41.89382 -87.71,41.89882 -87.705,41.89882 -87.705,41.90382 -87.7002,41.90382 -87.7,41.90382 -87.69,41.90382 -87.69,41.90882 -87.6852,41.90882 -87.685,41.90882 -87.68,41.90882 -87.675,41.90882 -87.675,41.91902 -87.68,41.91902 -87.685,41.91902 -87.685,41.92402 -87.69,41.92402 -87.69,41.92902 -87.695,41.92902 -87.695,41.93882 -87.695,41.93902 -87.695,41.94382 -87.695,41.94882 -87.695,41.94902 -87.695,41.95382 -87.6902,41.95382 -87.69,41.95382 -87.685,41.95382 -87.68,41.95382 -87.68,41.95882 -87.675,41.95882 -87.675,41.96382 -87.67,41.96382 -87.67,41.96882 -87.665,41.96882 -87.665,41.97382 -87.66,41.97382 -87.66,41.97882 -87.655,41.97882 -87.655,41.98382 -87.655,41.9888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152,41.86902 -87.6152,41.86402 -87.6152,41.85902 -87.6252,41.85902 -87.6252,41.85402 -87.63,41.85402 -87.63,41.85902 -87.64,41.85902 -87.6402,41.85902 -87.6502,41.85902 -87.6502,41.85402 -87.6502,41.84902 -87.6552,41.84902 -87.6552,41.84402 -87.6552,41.83902 -87.6602,41.83902 -87.6652,41.83902 -87.6652,41.83402 -87.6702,41.83402 -87.6752,41.83402 -87.6752,41.82902 -87.6802,41.82902 -87.6802,41.82402 -87.6802,41.81902 -87.685,41.81902 -87.6852,41.81902 -87.69,41.81902 -87.695,41.81902 -87.6952,41.81902 -87.7,41.81902 -87.7002,41.81902 -87.705,41.81902 -87.705,41.82402 -87.71,41.82402 -87.71,41.83402 -87.72,41.83402 -87.7202,41.83402 -87.725,41.83402 -87.725,41.83902 -87.73,41.83902 -87.7352,41.8390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&lt;/coordinates&gt;&lt;/LinearRing&gt;&lt;/outerBoundaryIs&gt;&lt;innerBoundaryIs&gt;&lt;LinearRing&gt;&lt;coordinates&gt;-87.6602,41.88882 -87.65,41.88882 -87.65,41.89902 -87.6602,41.89902 -87.6602,41.88882&lt;/coordinates&gt;&lt;/LinearRing&gt;&lt;/innerBoundaryIs&gt;&lt;innerBoundaryIs&gt;&lt;LinearRing&gt;&lt;coordinates&gt;-87.6602,41.90382 -87.65,41.90382 -87.65,41.91402 -87.6602,41.91402 -87.6602,41.90382&lt;/coordinates&gt;&lt;/LinearRing&gt;&lt;/innerBoundaryIs&gt;&lt;/Polygon&gt;&lt;Polygon&gt;&lt;outerBoundaryIs&gt;&lt;LinearRing&gt;&lt;coordinates&gt;-87.7502,41.81902 -87.7502,41.81402 -87.7552,41.81402 -87.7552,41.81902 -87.7502,41.81902&lt;/coordinates&gt;&lt;/LinearRing&gt;&lt;/outerBoundaryIs&gt;&lt;/Polygon&gt;&lt;Polygon&gt;&lt;outerBoundaryIs&gt;&lt;LinearRing&gt;&lt;coordinates&gt;-87.6,41.86402 -87.605,41.86402 -87.605,41.86902 -87.6,41.86902 -87.6,41.86402&lt;/coordinates&gt;&lt;/LinearRing&gt;&lt;/outerBoundaryIs&gt;&lt;/Polygon&gt;&lt;/MultiGeometry&gt;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&lt;Polygon&gt;&lt;outerBoundaryIs&gt;&lt;LinearRing&gt;&lt;coordinates&gt;-87.9102,41.95382 -87.9102,41.95882 -87.9152,41.95882 -87.9202,41.95882 -87.9202,41.96382 -87.9252,41.96382 -87.9252,41.96882 -87.9252,41.97382 -87.9302,41.97382 -87.9302,41.97882 -87.9352,41.97882 -87.9352,41.98382 -87.9352,41.98882 -87.9402,41.98882 -87.9402,41.99902 -87.9352,41.99902 -87.9302,41.99902 -87.93,41.99902 -87.9252,41.99902 -87.925,41.99902 -87.9202,41.99902 -87.9202,42.00402 -87.9152,42.00402 -87.9102,42.00402 -87.9102,42.00902 -87.9052,42.00902 -87.9002,42.00902 -87.9,42.00902 -87.895,42.00902 -87.89,42.00902 -87.89,42.00402 -87.89,41.99902 -87.89,41.99882 -87.89,41.99402 -87.89,41.99382 -87.89,41.98882 -87.89,41.98382 -87.895,41.98382 -87.9,41.98382 -87.9002,41.98382 -87.905,41.98382 -87.9052,41.98382 -87.91,41.98382 -87.91,41.97882 -87.915,41.97882 -87.915,41.97402 -87.9102,41.97402 -87.91,41.97402 -87.905,41.97402 -87.9,41.97402 -87.9,41.96902 -87.9,41.96402 -87.9,41.96382 -87.9,41.95882 -87.9,41.95382 -87.9102,41.95382&lt;/coordinates&gt;&lt;/LinearRing&gt;&lt;/outerBoundaryIs&gt;&lt;/Polygon&gt;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&lt;MultiGeometry&gt;&lt;Polygon&gt;&lt;outerBoundaryIs&gt;&lt;LinearRing&gt;&lt;coordinates&gt;-87.9402,41.98882 -87.9352,41.98882 -87.9352,41.98382 -87.9352,41.97882 -87.9302,41.97882 -87.9302,41.97382 -87.9252,41.97382 -87.9252,41.96882 -87.9252,41.96382 -87.9202,41.96382 -87.9202,41.95882 -87.9152,41.95882 -87.9102,41.95882 -87.9102,41.95382 -87.9,41.95382 -87.9,41.95882 -87.9,41.96382 -87.9,41.9640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&lt;/coordinates&gt;&lt;/LinearRing&gt;&lt;/outerBoundaryIs&gt;&lt;/Polygon&gt;&lt;Polygon&gt;&lt;outerBoundaryIs&gt;&lt;LinearRing&gt;&lt;coordinates&gt;-87.9102,42.00902 -87.9102,42.00402 -87.9152,42.00402 -87.9202,42.004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&lt;MultiGeometry&gt;&lt;Polygon&gt;&lt;outerBoundaryIs&gt;&lt;LinearRing&gt;&lt;coordinates&gt;-87.8552,41.98402 -87.8552,41.97882 -87.845,41.97882 -87.845,41.98402 -87.84,41.98402 -87.84,41.97902 -87.84,41.97382 -87.84,41.96902 -87.835,41.96902 -87.835,41.96402 -87.83,41.96402 -87.83,41.95902 -87.83,41.95402 -87.8252,41.95402 -87.825,41.95402 -87.8202,41.95402 -87.82,41.95402 -87.8152,41.95402 -87.815,41.95402 -87.8102,41.95402 -87.81,41.95402 -87.8052,41.95402 -87.805,41.95402 -87.8002,41.95402 -87.8002,41.95902 -87.79,41.95902 -87.79,41.94882 -87.795,41.94882 -87.795,41.94382 -87.795,41.93882 -87.8,41.93882 -87.805,41.93882 -87.8052,41.93882 -87.81,41.93882 -87.81,41.93382 -87.815,41.93382 -87.82,41.93382 -87.8202,41.93382 -87.8252,41.93382 -87.8302,41.93382 -87.8302,41.93882 -87.8302,41.94382 -87.8352,41.94382 -87.84,41.94382 -87.8402,41.94382 -87.845,41.94382 -87.8502,41.94382 -87.8552,41.94382 -87.8552,41.95382 -87.8602,41.95382 -87.8602,41.95882 -87.8602,41.96402 -87.8602,41.96882 -87.865,41.96882 -87.8652,41.96882 -87.87,41.96882 -87.875,41.96882 -87.8752,41.96882 -87.88,41.96882 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552,41.98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6952,41.74402 -87.69,41.74402 -87.685,41.74402 -87.685,41.73382 -87.69,41.73382 -87.6952,41.73382 -87.7002,41.73382 -87.7002,41.74402 -87.6952,41.74402&lt;/coordinates&gt;&lt;/LinearRing&gt;&lt;/outerBoundaryIs&gt;&lt;/Polygon&gt;&lt;Polygon&gt;&lt;outerBoundaryIs&gt;&lt;LinearRing&gt;&lt;coordinates&gt;-87.7152,41.74402 -87.715,41.74402 -87.705,41.74402 -87.705,41.73382 -87.715,41.73382 -87.7152,41.73382 -87.7252,41.73382 -87.7252,41.74402 -87.7152,41.74402&lt;/coordinates&gt;&lt;/LinearRing&gt;&lt;/outerBoundaryIs&gt;&lt;/Polygon&gt;&lt;Polygon&gt;&lt;outerBoundaryIs&gt;&lt;LinearRing&gt;&lt;coordinates&gt;-87.7302,41.67882 -87.7302,41.68382 -87.7352,41.68382 -87.7402,41.68382 -87.7402,41.69402 -87.7352,41.69402 -87.7302,41.69402 -87.73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,41.71402 -87.68,41.71402 -87.675,41.71402 -87.675,41.70902 -87.67,41.70902 -87.67,41.69882 -87.675,41.69882 -87.675,41.69402 -87.675,41.68902 -87.675,41.68882 -87.675,41.68402 -87.675,41.68382 -87.675,41.67882 -87.675,41.67382 -87.68,41.67382 -87.6852,41.67382 -87.6902,41.67382 -87.6902,41.67882 -87.6902,41.68382 -87.695,41.68382 -87.6952,41.68382 -87.7,41.68382 -87.7002,41.68382 -87.705,41.68382 -87.705,41.67882 -87.7152,41.67882 -87.7152,41.68382 -87.72,41.68382 -87.72,41.67882 -87.7302,41.67882&lt;/coordinates&gt;&lt;/LinearRing&gt;&lt;/outerBoundaryIs&gt;&lt;/Polygon&gt;&lt;Polygon&gt;&lt;outerBoundaryIs&gt;&lt;LinearRing&gt;&lt;coordinates&gt;-87.7852,42.00382 -87.7852,42.01402 -87.775,42.01402 -87.775,42.00382 -87.7852,42.00382&lt;/coordinates&gt;&lt;/LinearRing&gt;&lt;/outerBoundaryIs&gt;&lt;/Polygon&gt;&lt;Polygon&gt;&lt;outerBoundaryIs&gt;&lt;LinearRing&gt;&lt;coordinates&gt;-87.8052,41.99382 -87.8052,41.99882 -87.81,41.99882 -87.81,41.99382 -87.815,41.99382 -87.815,41.98882 -87.8252,41.98882 -87.8252,41.99382 -87.8252,41.99882 -87.8252,41.99902 -87.8252,42.00382 -87.8252,42.00402 -87.8252,42.00902 -87.8252,42.01402 -87.8202,42.01402 -87.8202,42.01902 -87.8152,42.01902 -87.81,42.01902 -87.805,42.01902 -87.805,42.01402 -87.805,42.00902 -87.805,42.00882 -87.805,42.00402 -87.795,42.00402 -87.795,41.99382 -87.8052,41.99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&lt;MultiGeometry&gt;&lt;Polygon&gt;&lt;outerBoundaryIs&gt;&lt;LinearRing&gt;&lt;coordinates&gt;-87.685,41.74402 -87.69,41.74402 -87.6952,41.74402 -87.7002,41.74402 -87.7002,41.73382 -87.705,41.73382 -87.705,41.74402 -87.715,41.74402 -87.7152,41.74402 -87.7252,41.74402 -87.7252,41.73382 -87.73,41.73382 -87.7302,41.73382 -87.735,41.73382 -87.7352,41.73382 -87.7402,41.73382 -87.7452,41.73382 -87.7452,41.73882 -87.7452,41.74382 -87.7452,41.74402 -87.7452,41.74882 -87.7452,41.74902 -87.7452,41.75382 -87.7452,41.75402 -87.7452,41.75902 -87.7452,41.76382 -87.7452,41.76402 -87.7452,41.77402 -87.7402,41.77402 -87.7352,41.77402 -87.735,41.77402 -87.73,41.77402 -87.725,41.77402 -87.725,41.76902 -87.725,41.76402 -87.7202,41.76402 -87.72,41.76402 -87.715,41.76402 -87.71,41.76402 -87.71,41.75402 -87.7052,41.75402 -87.7002,41.75402 -87.7002,41.75902 -87.7002,41.76402 -87.69,41.76402 -87.69,41.75902 -87.69,41.75402 -87.69,41.75382 -87.69,41.74902 -87.685,41.74902 -87.685,41.74402&lt;/coordinates&gt;&lt;/LinearRing&gt;&lt;/outerBoundaryIs&gt;&lt;innerBoundaryIs&gt;&lt;LinearRing&gt;&lt;coordinates&gt;-87.72,41.74902 -87.7152,41.74902 -87.715,41.74902 -87.7102,41.74902 -87.7102,41.75382 -87.715,41.75382 -87.72,41.75382 -87.72,41.74902&lt;/coordinates&gt;&lt;/LinearRing&gt;&lt;/innerBoundaryIs&gt;&lt;/Polygon&gt;&lt;Polygon&gt;&lt;outerBoundaryIs&gt;&lt;LinearRing&gt;&lt;coordinates&gt;-87.7402,41.68382 -87.7352,41.68382 -87.7302,41.68382 -87.7302,41.67882 -87.7352,41.67882 -87.7402,41.67882 -87.7402,41.68382&lt;/coordinates&gt;&lt;/LinearRing&gt;&lt;/outerBoundaryIs&gt;&lt;/Polygon&gt;&lt;Polygon&gt;&lt;outerBoundaryIs&gt;&lt;LinearRing&gt;&lt;coordinates&gt;-87.675,41.67382 -87.675,41.67882 -87.675,41.68382 -87.675,41.68402 -87.675,41.68882 -87.675,41.68902 -87.675,41.69402 -87.675,41.69882 -87.67,41.69882 -87.67,41.70902 -87.675,41.70902 -87.675,41.71402 -87.6702,41.71402 -87.67,41.71402 -87.665,41.71402 -87.66,41.71402 -87.66,41.70902 -87.655,41.70902 -87.65,41.70902 -87.65,41.70402 -87.65,41.69902 -87.65,41.69882 -87.65,41.69402 -87.65,41.69382 -87.65,41.68902 -87.65,41.68882 -87.65,41.68402 -87.65,41.68382 -87.65,41.67902 -87.65,41.67882 -87.65,41.67382 -87.65,41.66882 -87.655,41.66882 -87.6602,41.66882 -87.6652,41.66882 -87.6652,41.67382 -87.67,41.67382 -87.6702,41.67382 -87.675,41.67382&lt;/coordinates&gt;&lt;/LinearRing&gt;&lt;/outerBoundaryIs&gt;&lt;/Polygon&gt;&lt;Polygon&gt;&lt;outerBoundaryIs&gt;&lt;LinearRing&gt;&lt;coordinates&gt;-87.7852,42.01402 -87.7852,42.00382 -87.775,42.00382 -87.775,42.01402 -87.77,42.01402 -87.77,42.00902 -87.765,42.00902 -87.76,42.00902 -87.76,42.00402 -87.755,42.00402 -87.755,41.99902 -87.7502,41.99902 -87.75,41.99902 -87.745,41.99902 -87.7402,41.99902 -87.74,41.99902 -87.7352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,42.02402 -87.6852,42.02402 -87.685,42.02402 -87.675,42.02402 -87.675,42.01382 -87.68,42.01382 -87.68,42.00882 -87.685,42.00882 -87.69,42.00882 -87.6902,42.00882 -87.695,42.00882 -87.695,42.00382 -87.7,42.00382 -87.7,41.99882 -87.7,41.99382 -87.705,41.99382 -87.705,41.98882 -87.71,41.98882 -87.71,41.97882 -87.72,41.97882 -87.72,41.97382 -87.725,41.97382 -87.73,41.97382 -87.73,41.96382 -87.7402,41.96382 -87.7402,41.97382 -87.7452,41.97382 -87.7452,41.97882 -87.75,41.97882 -87.7502,41.97882 -87.755,41.97882 -87.76,41.97882 -87.76,41.97382 -87.7702,41.97382 -87.7702,41.97882 -87.775,41.97882 -87.775,41.97402 -87.775,41.97382 -87.775,41.96902 -87.77,41.96902 -87.77,41.96402 -87.765,41.96402 -87.765,41.95902 -87.765,41.95402 -87.765,41.95382 -87.765,41.94902 -87.7602,41.94902 -87.76,41.94902 -87.755,41.94902 -87.75,41.94902 -87.75,41.93882 -87.755,41.93882 -87.755,41.92882 -87.76,41.92882 -87.765,41.92882 -87.7652,41.92882 -87.77,41.92882 -87.7702,41.92882 -87.775,41.92882 -87.7752,41.92882 -87.78,41.92882 -87.78,41.92382 -87.785,41.92382 -87.785,41.91882 -87.795,41.91882 -87.7952,41.91882 -87.8052,41.91882 -87.8052,41.92382 -87.8102,41.92382 -87.8102,41.92882 -87.8102,41.93382 -87.81,41.93382 -87.81,41.93882 -87.8052,41.93882 -87.805,41.93882 -87.8,41.93882 -87.795,41.93882 -87.795,41.94382 -87.795,41.94882 -87.79,41.94882 -87.79,41.95902 -87.8002,41.95902 -87.8002,41.96382 -87.8052,41.96382 -87.8102,41.96382 -87.8102,41.96882 -87.8102,41.97382 -87.815,41.97382 -87.8152,41.97382 -87.8202,41.97382 -87.825,41.97382 -87.825,41.96882 -87.835,41.96882 -87.835,41.96902 -87.8352,41.96902 -87.8352,41.97382 -87.84,41.97382 -87.84,41.97902 -87.84,41.98402 -87.845,41.98402 -87.845,41.98902 -87.8402,41.98902 -87.84,41.98902 -87.8352,41.98902 -87.835,41.98902 -87.8302,41.98902 -87.83,41.98902 -87.8252,41.98902 -87.8252,41.98882 -87.815,41.98882 -87.815,41.99382 -87.81,41.99382 -87.81,41.99882 -87.8052,41.99882 -87.8052,41.99382 -87.795,41.99382 -87.795,42.00402 -87.7902,42.00402 -87.7902,42.01402 -87.7852,42.01402&lt;/coordinates&gt;&lt;/LinearRing&gt;&lt;/outerBoundaryIs&gt;&lt;/Polygon&gt;&lt;Polygon&gt;&lt;outerBoundaryIs&gt;&lt;LinearRing&gt;&lt;coordinates&gt;-87.8552,41.98902 -87.8552,41.98402 -87.8602,41.98402 -87.8602,41.98902 -87.8552,41.98902&lt;/coordinates&gt;&lt;/LinearRing&gt;&lt;/outerBoundaryIs&gt;&lt;/Polygon&gt;&lt;Polygon&gt;&lt;outerBoundaryIs&gt;&lt;LinearRing&gt;&lt;coordinates&gt;-87.8002,41.95902 -87.8002,41.95402 -87.805,41.95402 -87.8052,41.95402 -87.81,41.95402 -87.8102,41.95402 -87.8102,41.95902 -87.8052,41.95902 -87.8002,41.95902&lt;/coordinates&gt;&lt;/LinearRing&gt;&lt;/outerBoundaryIs&gt;&lt;/Polygon&gt;&lt;Polygon&gt;&lt;outerBoundaryIs&gt;&lt;LinearRing&gt;&lt;coordinates&gt;-87.8552,41.94382 -87.8502,41.94382 -87.845,41.94382 -87.8402,41.94382 -87.84,41.94382 -87.8352,41.94382 -87.8302,41.94382 -87.8302,41.93882 -87.8302,41.93382 -87.835,41.93382 -87.8352,41.93382 -87.84,41.93382 -87.8402,41.93382 -87.845,41.93382 -87.8452,41.93382 -87.8502,41.93382 -87.8552,41.93382 -87.8552,41.93882 -87.8552,41.94382&lt;/coordinates&gt;&lt;/LinearRing&gt;&lt;/outerBoundaryIs&gt;&lt;/Polygon&gt;&lt;Polygon&gt;&lt;outerBoundaryIs&gt;&lt;LinearRing&gt;&lt;coordinates&gt;-87.8602,41.95382 -87.8552,41.95382 -87.8552,41.94382 -87.8602,41.94382 -87.8602,41.95382&lt;/coordinates&gt;&lt;/LinearRing&gt;&lt;/outerBoundaryIs&gt;&lt;/Polygon&gt;&lt;Polygon&gt;&lt;outerBoundaryIs&gt;&lt;LinearRing&gt;&lt;coordinates&gt;-87.5302,41.64382 -87.5302,41.64882 -87.5302,41.65382 -87.5352,41.65382 -87.5352,41.66382 -87.5402,41.66382 -87.5402,41.67402 -87.5352,41.67402 -87.5352,41.67902 -87.525,41.67902 -87.525,41.67402 -87.52,41.67402 -87.52,41.66902 -87.52,41.66402 -87.52,41.66382 -87.52,41.65902 -87.52,41.65882 -87.52,41.65402 -87.52,41.65382 -87.52,41.64882 -87.52,41.64382 -87.5302,41.64382&lt;/coordinates&gt;&lt;/LinearRing&gt;&lt;/outerBoundaryIs&gt;&lt;/Polygon&gt;&lt;Polygon&gt;&lt;outerBoundaryIs&gt;&lt;LinearRing&gt;&lt;coordinates&gt;-87.7802,41.78402 -87.775,41.78402 -87.77,41.78402 -87.77,41.77382 -87.775,41.77382 -87.7802,41.77382 -87.7852,41.77382 -87.7852,41.78402 -87.7802,41.78402&lt;/coordinates&gt;&lt;/LinearRing&gt;&lt;/outerBoundaryIs&gt;&lt;/Polygon&gt;&lt;Polygon&gt;&lt;outerBoundaryIs&gt;&lt;LinearRing&gt;&lt;coordinates&gt;-87.5752,41.72882 -87.5752,41.73382 -87.5752,41.73902 -87.5752,41.74402 -87.5702,41.74402 -87.5702,41.74882 -87.5802,41.74882 -87.5802,41.75902 -87.57,41.75902 -87.57,41.75402 -87.5652,41.75402 -87.5652,41.76402 -87.555,41.76402 -87.555,41.75382 -87.56,41.75382 -87.56,41.74902 -87.5552,41.74902 -87.555,41.74902 -87.545,41.74902 -87.545,41.73882 -87.555,41.73882 -87.555,41.73382 -87.565,41.73382 -87.565,41.72882 -87.5752,41.72882&lt;/coordinates&gt;&lt;/LinearRing&gt;&lt;/outerBoundaryIs&gt;&lt;/Polygon&gt;&lt;Polygon&gt;&lt;outerBoundaryIs&gt;&lt;LinearRing&gt;&lt;coordinates&gt;-87.5302,41.74882 -87.5302,41.75382 -87.5352,41.75382 -87.5352,41.76402 -87.5302,41.76402 -87.525,41.76402 -87.52,41.76402 -87.52,41.75902 -87.52,41.75382 -87.52,41.74882 -87.5302,41.74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&lt;MultiGeometry&gt;&lt;Polygon&gt;&lt;outerBoundaryIs&gt;&lt;LinearRing&gt;&lt;coordinates&gt;-87.52,41.67402 -87.525,41.67402 -87.525,41.67902 -87.5352,41.67902 -87.5352,41.67402 -87.5402,41.67402 -87.5402,41.66382 -87.5352,41.66382 -87.5352,41.65382 -87.5302,41.65382 -87.5302,41.64882 -87.5302,41.64382 -87.535,41.64382 -87.5352,41.64382 -87.54,41.64382 -87.5402,41.64382 -87.5452,41.64382 -87.55,41.64382 -87.5502,41.64382 -87.555,41.64382 -87.5602,41.64382 -87.5652,41.64382 -87.5652,41.65402 -87.5602,41.65402 -87.5552,41.65402 -87.5552,41.65882 -87.5552,41.65902 -87.5552,41.66402 -87.5552,41.66902 -87.5502,41.66902 -87.5502,41.67382 -87.5502,41.67402 -87.5502,41.67902 -87.5502,41.68402 -87.5452,41.68402 -87.5402,41.68402 -87.5402,41.68882 -87.5402,41.68902 -87.5402,41.69402 -87.5402,41.69902 -87.5352,41.69902 -87.5352,41.70402 -87.5352,41.70882 -87.5402,41.70882 -87.5402,41.71902 -87.53,41.71902 -87.53,41.70902 -87.525,41.70902 -87.52,41.70902 -87.52,41.70402 -87.52,41.69902 -87.52,41.69882 -87.52,41.69402 -87.52,41.69382 -87.52,41.68902 -87.52,41.68882 -87.52,41.68402 -87.52,41.68382 -87.52,41.67902 -87.52,41.67882 -87.52,41.67402&lt;/coordinates&gt;&lt;/LinearRing&gt;&lt;/outerBoundaryIs&gt;&lt;/Polygon&gt;&lt;Polygon&gt;&lt;outerBoundaryIs&gt;&lt;LinearRing&gt;&lt;coordinates&gt;-87.675,41.71402 -87.6752,41.71402 -87.68,41.71402 -87.6802,41.71402 -87.685,41.71402 -87.6852,41.71402 -87.6852,41.71882 -87.6852,41.71902 -87.6852,41.72382 -87.6852,41.72402 -87.6852,41.72902 -87.6852,41.73382 -87.685,41.73382 -87.685,41.73882 -87.685,41.74402 -87.685,41.74902 -87.69,41.74902 -87.69,41.75382 -87.69,41.75402 -87.69,41.75902 -87.69,41.76402 -87.7002,41.76402 -87.7002,41.75902 -87.7002,41.75402 -87.7052,41.75402 -87.71,41.75402 -87.71,41.76402 -87.715,41.76402 -87.72,41.76402 -87.7202,41.76402 -87.725,41.76402 -87.725,41.76902 -87.725,41.77402 -87.73,41.77402 -87.735,41.77402 -87.7352,41.77402 -87.7402,41.77402 -87.7452,41.77402 -87.7452,41.77382 -87.75,41.77382 -87.7502,41.77382 -87.755,41.77382 -87.7552,41.77382 -87.76,41.77382 -87.7602,41.77382 -87.765,41.77382 -87.7652,41.77382 -87.77,41.77382 -87.77,41.78402 -87.775,41.78402 -87.7802,41.78402 -87.7852,41.78402 -87.7852,41.77382 -87.785,41.77382 -87.785,41.76882 -87.79,41.76882 -87.795,41.76882 -87.7952,41.76882 -87.8002,41.76882 -87.8052,41.76882 -87.8052,41.77382 -87.8052,41.7788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5,41.78902 -87.695,41.78902 -87.695,41.78402 -87.69,41.78402 -87.685,41.78402 -87.685,41.77902 -87.685,41.77402 -87.6802,41.77402 -87.68,41.77402 -87.67,41.77402 -87.67,41.76902 -87.665,41.76902 -87.665,41.76402 -87.665,41.75882 -87.665,41.75382 -87.67,41.75382 -87.67,41.74882 -87.675,41.74882 -87.675,41.74402 -87.67,41.74402 -87.67,41.73382 -87.675,41.73382 -87.675,41.72902 -87.675,41.72402 -87.675,41.72382 -87.675,41.71902 -87.675,41.71882 -87.675,41.71402&lt;/coordinates&gt;&lt;/LinearRing&gt;&lt;/outerBoundaryIs&gt;&lt;/Polygon&gt;&lt;Polygon&gt;&lt;outerBoundaryIs&gt;&lt;LinearRing&gt;&lt;coordinates&gt;-87.65,41.70902 -87.655,41.70902 -87.66,41.70902 -87.66,41.71402 -87.65,41.71402 -87.65,41.70902&lt;/coordinates&gt;&lt;/LinearRing&gt;&lt;/outerBoundaryIs&gt;&lt;/Polygon&gt;&lt;Polygon&gt;&lt;outerBoundaryIs&gt;&lt;LinearRing&gt;&lt;coordinates&gt;-87.72,41.74902 -87.72,41.75382 -87.715,41.75382 -87.7102,41.75382 -87.7102,41.74902 -87.715,41.74902 -87.7152,41.74902 -87.72,41.74902&lt;/coordinates&gt;&lt;/LinearRing&gt;&lt;/outerBoundaryIs&gt;&lt;/Polygon&gt;&lt;Polygon&gt;&lt;outerBoundaryIs&gt;&lt;LinearRing&gt;&lt;coordinates&gt;-87.5802,41.74882 -87.5702,41.74882 -87.5702,41.74402 -87.5752,41.74402 -87.5752,41.73902 -87.5752,41.73382 -87.5802,41.73382 -87.5802,41.73882 -87.5802,41.74382 -87.5802,41.74402 -87.5802,41.74882&lt;/coordinates&gt;&lt;/LinearRing&gt;&lt;/outerBoundaryIs&gt;&lt;/Polygon&gt;&lt;Polygon&gt;&lt;outerBoundaryIs&gt;&lt;LinearRing&gt;&lt;coordinates&gt;-87.555,41.76402 -87.5652,41.76402 -87.5652,41.75402 -87.57,41.75402 -87.57,41.75902 -87.5802,41.75902 -87.5802,41.74882 -87.5852,41.74882 -87.5852,41.75382 -87.5852,41.75902 -87.5852,41.76382 -87.5852,41.76402 -87.5852,41.76882 -87.5902,41.76882 -87.5902,41.77382 -87.5902,41.77882 -87.5952,41.77882 -87.5952,41.78382 -87.5952,41.78882 -87.6002,41.78882 -87.6002,41.79382 -87.6052,41.79382 -87.6052,41.79882 -87.6052,41.80402 -87.6052,41.80902 -87.5952,41.80902 -87.595,41.80902 -87.585,41.80902 -87.585,41.80402 -87.585,41.79902 -87.58,41.79902 -87.58,41.79402 -87.575,41.79402 -87.575,41.78902 -87.575,41.78402 -87.57,41.78402 -87.57,41.77902 -87.57,41.77402 -87.56,41.77402 -87.56,41.76902 -87.555,41.76902 -87.555,41.76402&lt;/coordinates&gt;&lt;/LinearRing&gt;&lt;/outerBoundaryIs&gt;&lt;/Polygon&gt;&lt;Polygon&gt;&lt;outerBoundaryIs&gt;&lt;LinearRing&gt;&lt;coordinates&gt;-87.545,41.74382 -87.545,41.74902 -87.555,41.74902 -87.5552,41.74902 -87.56,41.74902 -87.56,41.75382 -87.555,41.75382 -87.555,41.76402 -87.5502,41.76402 -87.545,41.76402 -87.54,41.76402 -87.54,41.75902 -87.5352,41.75902 -87.5352,41.75382 -87.5302,41.75382 -87.5302,41.74882 -87.535,41.74882 -87.535,41.74382 -87.54,41.74382 -87.545,41.74382&lt;/coordinates&gt;&lt;/LinearRing&gt;&lt;/outerBoundaryIs&gt;&lt;/Polygon&gt;&lt;Polygon&gt;&lt;outerBoundaryIs&gt;&lt;LinearRing&gt;&lt;coordinates&gt;-87.5452,41.73882 -87.545,41.73882 -87.545,41.73902 -87.535,41.73902 -87.535,41.72882 -87.5452,41.72882 -87.5452,41.73882&lt;/coordinates&gt;&lt;/LinearRing&gt;&lt;/outerBoundaryIs&gt;&lt;/Polygon&gt;&lt;Polygon&gt;&lt;outerBoundaryIs&gt;&lt;LinearRing&gt;&lt;coordinates&gt;-87.565,41.72882 -87.565,41.73382 -87.56,41.73382 -87.56,41.72882 -87.565,41.72882&lt;/coordinates&gt;&lt;/LinearRing&gt;&lt;/outerBoundaryIs&gt;&lt;/Polygon&gt;&lt;Polygon&gt;&lt;outerBoundaryIs&gt;&lt;LinearRing&gt;&lt;coordinates&gt;-87.8102,41.92382 -87.8052,41.92382 -87.8052,41.91882 -87.7952,41.91882 -87.795,41.91882 -87.785,41.91882 -87.785,41.92382 -87.78,41.92382 -87.78,41.92882 -87.7752,41.92882 -87.775,41.92882 -87.7702,41.92882 -87.77,41.92882 -87.7652,41.92882 -87.765,41.92882 -87.76,41.92882 -87.755,41.92882 -87.755,41.93882 -87.75,41.93882 -87.75,41.94902 -87.755,41.94902 -87.76,41.94902 -87.7602,41.94902 -87.765,41.94902 -87.765,41.95382 -87.765,41.95402 -87.765,41.95902 -87.765,41.96402 -87.77,41.96402 -87.77,41.96902 -87.775,41.96902 -87.775,41.97382 -87.775,41.97402 -87.775,41.97882 -87.7702,41.97882 -87.7702,41.97382 -87.76,41.97382 -87.76,41.97882 -87.755,41.97882 -87.7502,41.97882 -87.75,41.97882 -87.7452,41.97882 -87.7452,41.97382 -87.7402,41.97382 -87.7402,41.96382 -87.73,41.96382 -87.73,41.97382 -87.725,41.97382 -87.72,41.97382 -87.72,41.97882 -87.71,41.97882 -87.71,41.98882 -87.705,41.98882 -87.705,41.99382 -87.7,41.99382 -87.7,41.99882 -87.7,42.00382 -87.695,42.00382 -87.695,42.00882 -87.6902,42.00882 -87.69,42.00882 -87.685,42.00882 -87.68,42.00882 -87.68,42.01382 -87.675,42.01382 -87.675,42.02402 -87.6702,42.0240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 -87.7852,41.90882 -87.79,41.90882 -87.7902,41.90882 -87.795,41.90882 -87.7952,41.90882 -87.8,41.90882 -87.8,41.90382 -87.8102,41.90382 -87.8102,41.90882 -87.8102,41.91382 -87.8102,41.91402 -87.8102,41.91882 -87.8102,41.91902 -87.8102,41.92382&lt;/coordinates&gt;&lt;/LinearRing&gt;&lt;/outerBoundaryIs&gt;&lt;/Polygon&gt;&lt;Polygon&gt;&lt;outerBoundaryIs&gt;&lt;LinearRing&gt;&lt;coordinates&gt;-87.5702,41.65882 -87.5702,41.66382 -87.5802,41.66382 -87.5802,41.67402 -87.57,41.67402 -87.57,41.66902 -87.56,41.66902 -87.56,41.65882 -87.5702,41.65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&lt;MultiGeometry&gt;&lt;Polygon&gt;&lt;outerBoundaryIs&gt;&lt;LinearRing&gt;&lt;coordinates&gt;-87.52,41.70902 -87.525,41.70902 -87.53,41.70902 -87.53,41.71902 -87.5402,41.71902 -87.5402,41.70882 -87.5352,41.70882 -87.5352,41.70402 -87.5352,41.69902 -87.5402,41.69902 -87.5402,41.69402 -87.5402,41.68902 -87.5402,41.68882 -87.5402,41.68402 -87.5452,41.68402 -87.5502,41.68402 -87.5502,41.67902 -87.5502,41.67402 -87.5502,41.67382 -87.5502,41.66902 -87.5552,41.66902 -87.5552,41.66402 -87.5552,41.65902 -87.5552,41.65882 -87.5552,41.65402 -87.5602,41.65402 -87.5652,41.65402 -87.5652,41.64382 -87.57,41.64382 -87.5702,41.64382 -87.575,41.64382 -87.5752,41.64382 -87.58,41.64382 -87.5802,41.64382 -87.585,41.64382 -87.5852,41.64382 -87.59,41.64382 -87.5902,41.64382 -87.595,41.64382 -87.5952,41.64382 -87.6,41.64382 -87.6002,41.64382 -87.605,41.64382 -87.6052,41.64382 -87.61,41.64382 -87.6102,41.64382 -87.6152,41.64382 -87.6202,41.64382 -87.6202,41.64882 -87.6202,41.65382 -87.6202,41.65402 -87.6202,41.65882 -87.625,41.65882 -87.625,41.65382 -87.63,41.65382 -87.635,41.65382 -87.6352,41.65382 -87.6402,41.65382 -87.6452,41.65382 -87.6452,41.65882 -87.6452,41.66382 -87.6452,41.66402 -87.6452,41.66882 -87.65,41.66882 -87.65,41.67382 -87.65,41.67882 -87.65,41.67902 -87.65,41.68382 -87.65,41.68402 -87.65,41.68882 -87.65,41.68902 -87.65,41.69382 -87.65,41.69402 -87.65,41.69882 -87.65,41.69902 -87.65,41.70382 -87.65,41.70402 -87.645,41.70402 -87.645,41.69902 -87.64,41.69902 -87.64,41.69402 -87.635,41.69402 -87.63,41.69402 -87.63,41.68902 -87.63,41.68402 -87.63,41.68382 -87.63,41.67902 -87.63,41.67882 -87.63,41.67402 -87.625,41.67402 -87.625,41.66902 -87.6202,41.66902 -87.6202,41.67902 -87.6152,41.67902 -87.6152,41.68402 -87.6152,41.68902 -87.6102,41.68902 -87.6052,41.68902 -87.6052,41.69382 -87.6052,41.69402 -87.6052,41.69882 -87.6052,41.69902 -87.6052,41.70402 -87.6052,41.70902 -87.6002,41.70902 -87.5952,41.70902 -87.595,41.70902 -87.59,41.70902 -87.5852,41.70902 -87.5852,41.71402 -87.5802,41.71402 -87.5752,41.71402 -87.5752,41.71882 -87.5752,41.71902 -87.5752,41.72402 -87.5752,41.72882 -87.5702,41.72882 -87.565,41.72882 -87.56,41.72882 -87.56,41.73382 -87.555,41.73382 -87.555,41.73882 -87.5452,41.73882 -87.5452,41.72882 -87.535,41.72882 -87.535,41.73902 -87.545,41.73902 -87.545,41.74382 -87.54,41.74382 -87.535,41.74382 -87.535,41.74882 -87.5302,41.74882 -87.53,41.74882 -87.525,41.74882 -87.52,41.74882 -87.52,41.74402 -87.52,41.74382 -87.52,41.73902 -87.52,41.73882 -87.52,41.73402 -87.52,41.73382 -87.52,41.72902 -87.52,41.72882 -87.52,41.72402 -87.52,41.72382 -87.52,41.71902 -87.52,41.71882 -87.52,41.71402 -87.52,41.71382 -87.52,41.70902&lt;/coordinates&gt;&lt;/LinearRing&gt;&lt;/outerBoundaryIs&gt;&lt;innerBoundaryIs&gt;&lt;LinearRing&gt;&lt;coordinates&gt;-87.5702,41.65882 -87.56,41.65882 -87.56,41.66902 -87.57,41.66902 -87.57,41.67402 -87.5802,41.67402 -87.5802,41.66382 -87.5702,41.66382 -87.5702,41.65882&lt;/coordinates&gt;&lt;/LinearRing&gt;&lt;/innerBoundaryIs&gt;&lt;innerBoundaryIs&gt;&lt;LinearRing&gt;&lt;coordinates&gt;-87.62,41.66402 -87.6152,41.66402 -87.6152,41.66882 -87.62,41.66882 -87.62,41.66402&lt;/coordinates&gt;&lt;/LinearRing&gt;&lt;/innerBoundaryIs&gt;&lt;/Polygon&gt;&lt;Polygon&gt;&lt;outerBoundaryIs&gt;&lt;LinearRing&gt;&lt;coordinates&gt;-87.58,41.79902 -87.585,41.79902 -87.585,41.80402 -87.585,41.80902 -87.595,41.80902 -87.5952,41.80902 -87.6052,41.80902 -87.6052,41.80402 -87.6052,41.79882 -87.6102,41.79882 -87.6102,41.80382 -87.6152,41.80382 -87.6152,41.80882 -87.6252,41.80882 -87.6252,41.81382 -87.6252,41.81882 -87.63,41.81882 -87.63,41.81382 -87.635,41.81382 -87.64,41.81382 -87.6402,41.81382 -87.645,41.81382 -87.6452,41.81382 -87.6502,41.81382 -87.6552,41.81382 -87.6552,41.81882 -87.6552,41.82382 -87.6552,41.82402 -87.6552,41.82882 -87.6552,41.82902 -87.6552,41.83382 -87.6552,41.83402 -87.6552,41.83882 -87.6552,41.83902 -87.6552,41.84402 -87.6552,41.84902 -87.6502,41.84902 -87.6502,41.85402 -87.6502,41.85902 -87.6402,41.85902 -87.64,41.85902 -87.63,41.85902 -87.63,41.85402 -87.6252,41.85402 -87.6252,41.85902 -87.6152,41.85902 -87.6152,41.86402 -87.6152,41.86902 -87.605,41.86902 -87.605,41.86402 -87.6,41.86402 -87.6,41.8590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&lt;/coordinates&gt;&lt;/LinearRing&gt;&lt;/outerBoundaryIs&gt;&lt;/Polygon&gt;&lt;Polygon&gt;&lt;outerBoundaryIs&gt;&lt;LinearRing&gt;&lt;coordinates&gt;-87.575,41.79402 -87.58,41.79402 -87.58,41.79902 -87.575,41.79902 -87.575,41.79402&lt;/coordinates&gt;&lt;/LinearRing&gt;&lt;/outerBoundaryIs&gt;&lt;/Polygon&gt;&lt;Polygon&gt;&lt;outerBoundaryIs&gt;&lt;LinearRing&gt;&lt;coordinates&gt;-87.565,41.77402 -87.57,41.77402 -87.57,41.77902 -87.565,41.77902 -87.565,41.7740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65,41.71402 -87.66,41.71402 -87.6602,41.71402 -87.665,41.71402 -87.67,41.71402 -87.6702,41.71402 -87.675,41.71402 -87.675,41.71882 -87.675,41.71902 -87.675,41.72382 -87.675,41.72402 -87.675,41.72902 -87.675,41.73382 -87.67,41.73382 -87.67,41.74402 -87.675,41.74402 -87.675,41.74882 -87.67,41.74882 -87.67,41.75382 -87.665,41.75382 -87.665,41.75882 -87.665,41.76402 -87.665,41.76902 -87.67,41.76902 -87.67,41.77402 -87.68,41.77402 -87.6802,41.77402 -87.685,41.77402 -87.685,41.77902 -87.685,41.78402 -87.69,41.78402 -87.695,41.78402 -87.695,41.78902 -87.705,41.789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502,41.81902 -87.7452,41.81902 -87.7452,41.82402 -87.7402,41.82402 -87.7402,41.82882 -87.7402,41.82902 -87.7402,41.83402 -87.7402,41.83902 -87.7352,41.83902 -87.73,41.83902 -87.725,41.83902 -87.725,41.83402 -87.7202,41.83402 -87.72,41.83402 -87.71,41.83402 -87.71,41.82402 -87.705,41.82402 -87.705,41.81902 -87.7,41.81902 -87.695,41.81902 -87.695,41.81402 -87.69,41.81402 -87.685,41.81402 -87.685,41.80902 -87.685,41.80402 -87.68,41.80402 -87.68,41.79902 -87.675,41.79902 -87.675,41.79402 -87.67,41.79402 -87.665,41.79402 -87.665,41.78902 -87.66,41.78902 -87.655,41.78902 -87.655,41.78402 -87.65,41.78402 -87.65,41.77902 -87.65,41.77402 -87.65,41.77382 -87.65,41.76902 -87.65,41.76882 -87.65,41.76402 -87.65,41.76382 -87.65,41.75902 -87.65,41.75882 -87.65,41.75402 -87.65,41.75382 -87.65,41.74902 -87.65,41.74882 -87.65,41.74402 -87.65,41.74382 -87.65,41.73902 -87.65,41.73882 -87.65,41.73402 -87.65,41.73382 -87.65,41.72902 -87.65,41.72882 -87.65,41.72402 -87.65,41.72382 -87.65,41.71902 -87.65,41.71882 -87.65,41.71402&lt;/coordinates&gt;&lt;/LinearRing&gt;&lt;/outerBoundaryIs&gt;&lt;/Polygon&gt;&lt;Polygon&gt;&lt;outerBoundaryIs&gt;&lt;LinearRing&gt;&lt;coordinates&gt;-87.7802,41.90382 -87.7752,41.90382 -87.7752,41.89882 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902 -87.655,41.99882 -87.655,41.99402 -87.655,41.99382 -87.655,41.98902 -87.655,41.98882 -87.655,41.98382 -87.655,41.97882 -87.66,41.97882 -87.66,41.97382 -87.665,41.97382 -87.665,41.96882 -87.67,41.96882 -87.67,41.96382 -87.675,41.96382 -87.675,41.95882 -87.68,41.95882 -87.68,41.95382 -87.685,41.95382 -87.69,41.95382 -87.6902,41.95382 -87.695,41.95382 -87.695,41.94902 -87.695,41.94882 -87.695,41.94382 -87.695,41.93902 -87.695,41.93882 -87.695,41.92902 -87.69,41.92902 -87.69,41.92402 -87.685,41.92402 -87.685,41.91902 -87.68,41.91902 -87.675,41.91902 -87.675,41.90882 -87.68,41.90882 -87.685,41.90882 -87.6852,41.90882 -87.69,41.90882 -87.69,41.90382 -87.7,41.90382 -87.7002,41.90382 -87.705,41.90382 -87.705,41.89882 -87.71,41.89882 -87.71,41.89382 -87.715,41.89382 -87.715,41.88882 -87.725,41.88882 -87.725,41.88382 -87.7352,41.88382 -87.7352,41.88882 -87.74,41.88882 -87.74,41.88382 -87.745,41.88382 -87.75,41.88382 -87.7502,41.88382 -87.755,41.88382 -87.755,41.87882 -87.755,41.87382 -87.7652,41.87382 -87.7652,41.87882 -87.7752,41.87882 -87.7752,41.88382 -87.7752,41.88882 -87.7802,41.88882 -87.7802,41.89382 -87.7802,41.89882 -87.7802,41.89902 -87.7802,41.90382&lt;/coordinates&gt;&lt;/LinearRing&gt;&lt;/outerBoundaryIs&gt;&lt;/Polygon&gt;&lt;Polygon&gt;&lt;outerBoundaryIs&gt;&lt;LinearRing&gt;&lt;coordinates&gt;-87.6552,41.79382 -87.6552,41.80402 -87.645,41.80402 -87.645,41.79382 -87.6552,41.79382&lt;/coordinates&gt;&lt;/LinearRing&gt;&lt;/outerBoundaryIs&gt;&lt;/Polygon&gt;&lt;Polygon&gt;&lt;outerBoundaryIs&gt;&lt;LinearRing&gt;&lt;coordinates&gt;-87.6352,41.76382 -87.6352,41.76882 -87.6352,41.77402 -87.6352,41.77902 -87.625,41.77902 -87.625,41.77402 -87.625,41.76882 -87.625,41.76382 -87.6352,41.76382&lt;/coordinates&gt;&lt;/LinearRing&gt;&lt;/outerBoundaryIs&gt;&lt;/Polygon&gt;&lt;Polygon&gt;&lt;outerBoundaryIs&gt;&lt;LinearRing&gt;&lt;coordinates&gt;-87.6602,41.90382 -87.6602,41.91402 -87.65,41.91402 -87.65,41.90382 -87.6602,41.90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&lt;MultiGeometry&gt;&lt;Polygon&gt;&lt;outerBoundaryIs&gt;&lt;LinearRing&gt;&lt;coordinates&gt;-87.7752,41.87882 -87.7652,41.87882 -87.7652,41.87382 -87.755,41.87382 -87.755,41.87882 -87.755,41.88382 -87.7502,41.88382 -87.75,41.88382 -87.745,41.88382 -87.74,41.88382 -87.74,41.88882 -87.7352,41.88882 -87.7352,41.88382 -87.725,41.88382 -87.725,41.88882 -87.715,41.88882 -87.715,41.89382 -87.71,41.89382 -87.71,41.89882 -87.705,41.89882 -87.705,41.90382 -87.7002,41.90382 -87.7,41.90382 -87.69,41.90382 -87.69,41.90882 -87.6852,41.90882 -87.685,41.90882 -87.68,41.90882 -87.675,41.90882 -87.675,41.91902 -87.68,41.91902 -87.685,41.91902 -87.685,41.92402 -87.69,41.92402 -87.69,41.92902 -87.695,41.92902 -87.695,41.93882 -87.695,41.93902 -87.695,41.94382 -87.695,41.94882 -87.695,41.94902 -87.695,41.95382 -87.6902,41.95382 -87.69,41.95382 -87.685,41.95382 -87.68,41.95382 -87.68,41.95882 -87.675,41.95882 -87.675,41.96382 -87.67,41.96382 -87.67,41.96882 -87.665,41.96882 -87.665,41.97382 -87.66,41.97382 -87.66,41.97882 -87.655,41.97882 -87.655,41.98382 -87.655,41.98882 -87.655,41.98902 -87.655,41.99382 -87.655,41.9940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902 -87.62,41.90882 -87.62,41.90402 -87.615,41.90402 -87.615,41.89902 -87.6102,41.89902 -87.61,41.89902 -87.605,41.89902 -87.6,41.89902 -87.6,41.88882 -87.605,41.88882 -87.61,41.88882 -87.61,41.88402 -87.605,41.88402 -87.605,41.87402 -87.605,41.87382 -87.605,41.86902 -87.6152,41.86902 -87.6152,41.86402 -87.6152,41.85902 -87.6252,41.85902 -87.6252,41.85402 -87.63,41.85402 -87.63,41.85902 -87.64,41.85902 -87.6402,41.85902 -87.6502,41.85902 -87.6502,41.85402 -87.6502,41.84902 -87.6552,41.84902 -87.6552,41.84402 -87.6552,41.83902 -87.6552,41.83882 -87.6552,41.83402 -87.6552,41.83382 -87.6552,41.82902 -87.6552,41.82882 -87.6552,41.82402 -87.6552,41.82382 -87.6552,41.81882 -87.6552,41.81382 -87.6502,41.81382 -87.6452,41.81382 -87.645,41.81382 -87.6402,41.81382 -87.64,41.81382 -87.635,41.81382 -87.63,41.81382 -87.63,41.81882 -87.6252,41.81882 -87.6252,41.81382 -87.6252,41.80882 -87.6152,41.80882 -87.6152,41.80382 -87.6102,41.80382 -87.6102,41.79882 -87.6052,41.79882 -87.6052,41.79382 -87.6002,41.79382 -87.6002,41.78882 -87.5952,41.78882 -87.5952,41.78382 -87.5952,41.77882 -87.5902,41.77882 -87.5902,41.77382 -87.5902,41.76882 -87.5852,41.76882 -87.5852,41.76402 -87.5852,41.76382 -87.5852,41.75902 -87.5852,41.75882 -87.5852,41.75382 -87.5852,41.74882 -87.5802,41.74882 -87.5802,41.74402 -87.5802,41.74382 -87.5802,41.73882 -87.5802,41.73382 -87.5752,41.73382 -87.5752,41.72902 -87.5752,41.72882 -87.5752,41.72402 -87.5752,41.71902 -87.5752,41.71882 -87.5752,41.71402 -87.5802,41.71402 -87.5852,41.71402 -87.5852,41.70902 -87.59,41.70902 -87.595,41.70902 -87.5952,41.70902 -87.6002,41.70902 -87.6052,41.70902 -87.6052,41.70402 -87.6052,41.69902 -87.6052,41.69882 -87.6052,41.69402 -87.6052,41.69382 -87.6052,41.68902 -87.6102,41.68902 -87.6152,41.68902 -87.6152,41.68402 -87.6152,41.67902 -87.6202,41.67902 -87.6202,41.66902 -87.625,41.66902 -87.625,41.67402 -87.63,41.67402 -87.63,41.67882 -87.63,41.67902 -87.63,41.68382 -87.63,41.68402 -87.63,41.68902 -87.63,41.69402 -87.635,41.69402 -87.64,41.69402 -87.64,41.69902 -87.645,41.69902 -87.645,41.70402 -87.65,41.70402 -87.65,41.70882 -87.65,41.70902 -87.65,41.71382 -87.65,41.71402 -87.65,41.71882 -87.65,41.71902 -87.65,41.72382 -87.65,41.72402 -87.65,41.72882 -87.65,41.72902 -87.65,41.73382 -87.65,41.73402 -87.65,41.73882 -87.65,41.73902 -87.65,41.74382 -87.65,41.74402 -87.65,41.74882 -87.65,41.74902 -87.65,41.75382 -87.65,41.75402 -87.65,41.75882 -87.65,41.75902 -87.65,41.76382 -87.65,41.76402 -87.65,41.76882 -87.65,41.76902 -87.65,41.77382 -87.65,41.77402 -87.65,41.77902 -87.65,41.78402 -87.655,41.78402 -87.655,41.78902 -87.66,41.78902 -87.665,41.78902 -87.665,41.79402 -87.67,41.79402 -87.675,41.79402 -87.675,41.79902 -87.68,41.79902 -87.68,41.80402 -87.685,41.80402 -87.685,41.80902 -87.685,41.81402 -87.69,41.81402 -87.695,41.81402 -87.695,41.81902 -87.7,41.81902 -87.705,41.81902 -87.705,41.82402 -87.71,41.82402 -87.71,41.83402 -87.72,41.83402 -87.7202,41.83402 -87.725,41.83402 -87.725,41.83902 -87.73,41.83902 -87.7352,41.8390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&lt;/coordinates&gt;&lt;/LinearRing&gt;&lt;/outerBoundaryIs&gt;&lt;innerBoundaryIs&gt;&lt;LinearRing&gt;&lt;coordinates&gt;-87.6552,41.79382 -87.645,41.79382 -87.645,41.80402 -87.6552,41.80402 -87.6552,41.79382&lt;/coordinates&gt;&lt;/LinearRing&gt;&lt;/innerBoundaryIs&gt;&lt;innerBoundaryIs&gt;&lt;LinearRing&gt;&lt;coordinates&gt;-87.6352,41.76382 -87.625,41.76382 -87.625,41.76882 -87.625,41.77402 -87.625,41.77902 -87.6352,41.77902 -87.6352,41.77402 -87.6352,41.76882 -87.6352,41.76382&lt;/coordinates&gt;&lt;/LinearRing&gt;&lt;/innerBoundaryIs&gt;&lt;innerBoundaryIs&gt;&lt;LinearRing&gt;&lt;coordinates&gt;-87.6602,41.88882 -87.65,41.88882 -87.65,41.89902 -87.6602,41.89902 -87.6602,41.88882&lt;/coordinates&gt;&lt;/LinearRing&gt;&lt;/innerBoundaryIs&gt;&lt;innerBoundaryIs&gt;&lt;LinearRing&gt;&lt;coordinates&gt;-87.6602,41.90382 -87.65,41.90382 -87.65,41.91402 -87.6602,41.91402 -87.6602,41.90382&lt;/coordinates&gt;&lt;/LinearRing&gt;&lt;/innerBoundaryIs&gt;&lt;/Polygon&gt;&lt;Polygon&gt;&lt;outerBoundaryIs&gt;&lt;LinearRing&gt;&lt;coordinates&gt;-87.6,41.86402 -87.605,41.86402 -87.605,41.86902 -87.6,41.86902 -87.6,41.86402&lt;/coordinates&gt;&lt;/LinearRing&gt;&lt;/outerBoundaryIs&gt;&lt;/Polygon&gt;&lt;Polygon&gt;&lt;outerBoundaryIs&gt;&lt;LinearRing&gt;&lt;coordinates&gt;-87.6452,41.66402 -87.6452,41.66382 -87.6452,41.65882 -87.6452,41.65382 -87.6502,41.65382 -87.6502,41.66402 -87.6452,41.66402&lt;/coordinates&gt;&lt;/LinearRing&gt;&lt;/outerBoundaryIs&gt;&lt;/Polygon&gt;&lt;Polygon&gt;&lt;outerBoundaryIs&gt;&lt;LinearRing&gt;&lt;coordinates&gt;-87.7502,41.81902 -87.7502,41.81402 -87.7552,41.81402 -87.7552,41.81902 -87.7502,41.81902&lt;/coordinates&gt;&lt;/LinearRing&gt;&lt;/outerBoundaryIs&gt;&lt;/Polygon&gt;&lt;Polygon&gt;&lt;outerBoundaryIs&gt;&lt;LinearRing&gt;&lt;coordinates&gt;-87.62,41.66402 -87.62,41.66882 -87.6152,41.66882 -87.6152,41.66402 -87.62,41.66402&lt;/coordinates&gt;&lt;/LinearRing&gt;&lt;/outerBoundaryIs&gt;&lt;/Polygon&gt;&lt;/MultiGeometry&gt;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&lt;MultiGeometry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5552,41.67382 -87.5552,41.68402 -87.545,41.68402 -87.545,41.67382 -87.5552,41.67382&lt;/coordinates&gt;&lt;/LinearRing&gt;&lt;/outerBoundaryIs&gt;&lt;/Polygon&gt;&lt;Polygon&gt;&lt;outerBoundaryIs&gt;&lt;LinearRing&gt;&lt;coordinates&gt;-87.6502,41.65382 -87.6502,41.66402 -87.64,41.66402 -87.64,41.65382 -87.6502,41.6538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382 -87.5902,41.66382 -87.5902,41.67402 -87.58,41.67402 -87.58,41.66402 -87.5752,41.66402 -87.5752,41.66902 -87.5702,41.66902 -87.5702,41.67402 -87.56,41.67402 -87.56,41.66382 -87.565,41.66382 -87.565,41.65902 -87.56,41.65902 -87.56,41.65402 -87.56,41.64882 -87.56,41.64382 -87.5702,41.64382&lt;/coordinates&gt;&lt;/LinearRing&gt;&lt;/outerBoundaryIs&gt;&lt;/Polygon&gt;&lt;Polygon&gt;&lt;outerBoundaryIs&gt;&lt;LinearRing&gt;&lt;coordinates&gt;-87.6302,41.65882 -87.6302,41.66382 -87.6352,41.66382 -87.6352,41.66882 -87.6352,41.67402 -87.6352,41.67902 -87.6302,41.67902 -87.6302,41.68402 -87.6302,41.68902 -87.62,41.68902 -87.62,41.68402 -87.62,41.67902 -87.62,41.67882 -87.62,41.67402 -87.6152,41.67402 -87.615,41.67402 -87.61,41.67402 -87.605,41.67402 -87.605,41.66382 -87.61,41.66382 -87.61,41.65882 -87.615,41.65882 -87.62,41.65882 -87.6202,41.65882 -87.6252,41.65882 -87.6302,41.65882&lt;/coordinates&gt;&lt;/LinearRing&gt;&lt;/outerBoundaryIs&gt;&lt;/Polygon&gt;&lt;Polygon&gt;&lt;outerBoundaryIs&gt;&lt;LinearRing&gt;&lt;coordinates&gt;-87.6102,41.76382 -87.6102,41.77402 -87.6,41.77402 -87.6,41.76382 -87.6102,41.76382&lt;/coordinates&gt;&lt;/LinearRing&gt;&lt;/outerBoundaryIs&gt;&lt;/Polygon&gt;&lt;Polygon&gt;&lt;outerBoundaryIs&gt;&lt;LinearRing&gt;&lt;coordinates&gt;-87.5952,41.72382 -87.5952,41.72882 -87.6052,41.72882 -87.6052,41.73382 -87.6052,41.73882 -87.6052,41.73902 -87.6052,41.74402 -87.6052,41.74902 -87.6002,41.74902 -87.6002,41.75402 -87.59,41.75402 -87.59,41.74902 -87.5852,41.74902 -87.5852,41.75402 -87.575,41.75402 -87.575,41.74382 -87.58,41.74382 -87.58,41.73902 -87.575,41.73902 -87.57,41.73902 -87.57,41.72882 -87.575,41.72882 -87.5802,41.72882 -87.585,41.72882 -87.585,41.72382 -87.5952,41.72382&lt;/coordinates&gt;&lt;/LinearRing&gt;&lt;/outerBoundaryIs&gt;&lt;/Polygon&gt;&lt;Polygon&gt;&lt;outerBoundaryIs&gt;&lt;LinearRing&gt;&lt;coordinates&gt;-87.63,41.72882 -87.63,41.72382 -87.63,41.71882 -87.635,41.71882 -87.64,41.71882 -87.6402,41.71882 -87.6452,41.71882 -87.6502,41.71882 -87.6502,41.72382 -87.6552,41.72382 -87.6552,41.72882 -87.6552,41.73382 -87.6552,41.73402 -87.6552,41.73902 -87.6552,41.74402 -87.6502,41.74402 -87.645,41.74402 -87.6402,41.74402 -87.64,41.74402 -87.63,41.74402 -87.63,41.73902 -87.625,41.73902 -87.625,41.72882 -87.63,41.72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&lt;MultiGeometry&gt;&lt;Polygon&gt;&lt;outerBoundaryIs&gt;&lt;LinearRing&gt;&lt;coordinates&gt;-87.605,41.65402 -87.6152,41.65402 -87.6152,41.64382 -87.6202,41.64382 -87.6202,41.64882 -87.6202,41.65382 -87.6202,41.65402 -87.6202,41.65882 -87.62,41.65882 -87.615,41.65882 -87.61,41.65882 -87.61,41.66382 -87.605,41.66382 -87.605,41.67402 -87.6002,41.67402 -87.6,41.67402 -87.595,41.67402 -87.5902,41.67402 -87.5902,41.66382 -87.595,41.66382 -87.595,41.65902 -87.5852,41.65902 -87.5852,41.65382 -87.585,41.65382 -87.585,41.64882 -87.585,41.64382 -87.59,41.64382 -87.595,41.64382 -87.5952,41.64382 -87.6,41.64382 -87.6002,41.64382 -87.605,41.64382 -87.605,41.65402&lt;/coordinates&gt;&lt;/LinearRing&gt;&lt;/outerBoundaryIs&gt;&lt;innerBoundaryIs&gt;&lt;LinearRing&gt;&lt;coordinates&gt;-87.605,41.65402 -87.6002,41.65402 -87.6,41.65402 -87.5952,41.65402 -87.5952,41.65882 -87.6,41.65882 -87.605,41.65882 -87.605,41.65402&lt;/coordinates&gt;&lt;/LinearRing&gt;&lt;/innerBoundaryIs&gt;&lt;/Polygon&gt;&lt;Polygon&gt;&lt;outerBoundaryIs&gt;&lt;LinearRing&gt;&lt;coordinates&gt;-87.64,41.65382 -87.64,41.66402 -87.6452,41.66402 -87.6452,41.66882 -87.6502,41.66882 -87.6552,41.66882 -87.6552,41.67902 -87.6502,41.67902 -87.6452,41.67902 -87.645,41.67902 -87.6402,41.67902 -87.6402,41.68382 -87.6402,41.68402 -87.6402,41.68882 -87.6402,41.68902 -87.6402,41.69382 -87.6452,41.69382 -87.6452,41.70402 -87.6402,41.70402 -87.6402,41.70882 -87.6452,41.70882 -87.6452,41.71382 -87.6502,41.71382 -87.6552,41.71382 -87.6552,41.71882 -87.6552,41.72382 -87.6502,41.72382 -87.6502,41.71882 -87.6452,41.71882 -87.6402,41.71882 -87.64,41.71882 -87.635,41.71882 -87.63,41.71882 -87.63,41.72382 -87.63,41.72882 -87.625,41.72882 -87.625,41.73902 -87.63,41.73902 -87.63,41.74402 -87.64,41.74402 -87.6402,41.74402 -87.645,41.74402 -87.6502,41.74402 -87.6552,41.74402 -87.6552,41.74882 -87.6552,41.74902 -87.6552,41.75402 -87.6552,41.75902 -87.645,41.75902 -87.645,41.75402 -87.64,41.75402 -87.6352,41.75402 -87.6352,41.75902 -87.6252,41.75902 -87.6252,41.76902 -87.6202,41.76902 -87.6152,41.76902 -87.6152,41.77402 -87.6102,41.77402 -87.6102,41.76382 -87.6,41.76382 -87.6,41.77402 -87.595,41.77402 -87.595,41.76902 -87.59,41.76902 -87.585,41.76902 -87.585,41.76402 -87.58,41.76402 -87.58,41.75902 -87.58,41.75402 -87.5852,41.75402 -87.5852,41.74902 -87.59,41.74902 -87.59,41.75402 -87.6002,41.75402 -87.6002,41.74902 -87.6052,41.74902 -87.6052,41.74402 -87.6052,41.73902 -87.6052,41.73882 -87.6052,41.73382 -87.6052,41.72882 -87.5952,41.72882 -87.5952,41.72382 -87.595,41.72382 -87.595,41.71902 -87.5852,41.71902 -87.5852,41.72382 -87.585,41.72382 -87.585,41.72882 -87.5802,41.72882 -87.575,41.72882 -87.57,41.72882 -87.57,41.73402 -87.56,41.73402 -87.56,41.72902 -87.56,41.72382 -87.56,41.71902 -87.56,41.71882 -87.56,41.70882 -87.565,41.70882 -87.57,41.70882 -87.5702,41.70882 -87.5752,41.70882 -87.5802,41.70882 -87.5802,41.71382 -87.585,41.71382 -87.585,41.70882 -87.5952,41.70882 -87.5952,41.71382 -87.6,41.71382 -87.6052,41.71382 -87.6102,41.71382 -87.6102,41.71882 -87.62,41.71882 -87.62,41.71402 -87.62,41.71382 -87.62,41.70902 -87.615,41.70902 -87.61,41.70902 -87.61,41.70402 -87.605,41.70402 -87.6,41.70402 -87.6,41.69382 -87.605,41.69382 -87.605,41.68402 -87.605,41.68382 -87.605,41.67902 -87.605,41.67402 -87.61,41.67402 -87.615,41.67402 -87.6152,41.67402 -87.62,41.67402 -87.62,41.67882 -87.62,41.67902 -87.62,41.68402 -87.62,41.68902 -87.6302,41.68902 -87.6302,41.68402 -87.6302,41.67902 -87.6352,41.67902 -87.6352,41.67402 -87.6352,41.66882 -87.6352,41.66382 -87.6302,41.66382 -87.6302,41.65882 -87.6252,41.65882 -87.625,41.65882 -87.625,41.65382 -87.63,41.65382 -87.635,41.65382 -87.6352,41.65382 -87.64,41.65382&lt;/coordinates&gt;&lt;/LinearRing&gt;&lt;/outerBoundaryIs&gt;&lt;innerBoundaryIs&gt;&lt;LinearRing&gt;&lt;coordinates&gt;-87.63,41.74402 -87.625,41.74402 -87.6202,41.74402 -87.62,41.74402 -87.6152,41.74402 -87.6152,41.74882 -87.6202,41.74882 -87.625,41.74882 -87.6252,41.74882 -87.63,41.74882 -87.63,41.74402&lt;/coordinates&gt;&lt;/LinearRing&gt;&lt;/innerBoundaryIs&gt;&lt;innerBoundaryIs&gt;&lt;LinearRing&gt;&lt;coordinates&gt;-87.575,41.72382 -87.575,41.71902 -87.5702,41.71902 -87.5702,41.72382 -87.575,41.72382&lt;/coordinates&gt;&lt;/LinearRing&gt;&lt;/innerBoundaryIs&gt;&lt;/Polygon&gt;&lt;Polygon&gt;&lt;outerBoundaryIs&gt;&lt;LinearRing&gt;&lt;coordinates&gt;-87.58,41.67402 -87.5902,41.67402 -87.5902,41.67902 -87.5902,41.68402 -87.58,41.68402 -87.58,41.67902 -87.58,41.67402&lt;/coordinates&gt;&lt;/LinearRing&gt;&lt;/outerBoundaryIs&gt;&lt;/Polygon&gt;&lt;Polygon&gt;&lt;outerBoundaryIs&gt;&lt;LinearRing&gt;&lt;coordinates&gt;-87.56,41.66382 -87.56,41.67402 -87.5702,41.67402 -87.5702,41.66902 -87.5752,41.66902 -87.5752,41.66402 -87.58,41.66402 -87.58,41.67402 -87.5752,41.67402 -87.5752,41.68402 -87.5702,41.68402 -87.5702,41.68902 -87.5652,41.68902 -87.56,41.68902 -87.5552,41.68902 -87.5552,41.69382 -87.5552,41.69402 -87.5552,41.69882 -87.5552,41.69902 -87.5552,41.70402 -87.5552,41.70902 -87.5502,41.70902 -87.5502,41.71402 -87.5452,41.71402 -87.5452,41.71902 -87.535,41.71902 -87.535,41.71402 -87.535,41.70882 -87.535,41.70382 -87.54,41.70382 -87.54,41.69902 -87.54,41.69882 -87.54,41.69402 -87.54,41.69382 -87.54,41.68902 -87.54,41.68882 -87.54,41.68402 -87.54,41.68382 -87.54,41.67902 -87.54,41.67882 -87.54,41.67382 -87.54,41.66902 -87.5352,41.66902 -87.535,41.66902 -87.5302,41.66902 -87.525,41.66902 -87.52,41.66902 -87.52,41.65882 -87.525,41.65882 -87.5302,41.65882 -87.535,41.65882 -87.5352,41.65882 -87.54,41.65882 -87.5452,41.65882 -87.5502,41.65882 -87.5502,41.66882 -87.555,41.66882 -87.555,41.66382 -87.56,41.66382&lt;/coordinates&gt;&lt;/LinearRing&gt;&lt;/outerBoundaryIs&gt;&lt;innerBoundaryIs&gt;&lt;LinearRing&gt;&lt;coordinates&gt;-87.5552,41.67382 -87.545,41.67382 -87.545,41.68402 -87.5552,41.68402 -87.5552,41.67382&lt;/coordinates&gt;&lt;/LinearRing&gt;&lt;/innerBoundaryIs&gt;&lt;/Polygon&gt;&lt;Polygon&gt;&lt;outerBoundaryIs&gt;&lt;LinearRing&gt;&lt;coordinates&gt;-87.56,41.64382 -87.56,41.64882 -87.56,41.65402 -87.56,41.65902 -87.555,41.65902 -87.555,41.65402 -87.555,41.64882 -87.555,41.64382 -87.56,41.64382&lt;/coordinates&gt;&lt;/LinearRing&gt;&lt;/outerBoundaryIs&gt;&lt;/Polygon&gt;&lt;Polygon&gt;&lt;outerBoundaryIs&gt;&lt;LinearRing&gt;&lt;coordinates&gt;-87.6,41.77402 -87.6102,41.77402 -87.6102,41.77902 -87.6,41.77902 -87.6,41.77402&lt;/coordinates&gt;&lt;/LinearRing&gt;&lt;/outerBoundaryIs&gt;&lt;/Polygon&gt;&lt;Polygon&gt;&lt;outerBoundaryIs&gt;&lt;LinearRing&gt;&lt;coordinates&gt;-87.575,41.73902 -87.58,41.73902 -87.58,41.74382 -87.575,41.74382 -87.575,41.73902&lt;/coordinates&gt;&lt;/LinearRing&gt;&lt;/outerBoundaryIs&gt;&lt;/Polygon&gt;&lt;Polygon&gt;&lt;outerBoundaryIs&gt;&lt;LinearRing&gt;&lt;coordinates&gt;-87.5552,41.73382 -87.5552,41.74402 -87.5502,41.74402 -87.5502,41.74902 -87.54,41.74902 -87.54,41.73882 -87.545,41.73882 -87.545,41.73382 -87.5552,41.73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&lt;MultiGeometry&gt;&lt;Polygon&gt;&lt;outerBoundaryIs&gt;&lt;LinearRing&gt;&lt;coordinates&gt;-87.5552,41.73902 -87.5552,41.73382 -87.545,41.73382 -87.545,41.72902 -87.545,41.72882 -87.545,41.72402 -87.5402,41.72402 -87.5402,41.72902 -87.5402,41.73402 -87.5352,41.73402 -87.5352,41.73902 -87.5302,41.73902 -87.5302,41.74402 -87.5302,41.74902 -87.52,41.74902 -87.52,41.74402 -87.52,41.73882 -87.52,41.73382 -87.525,41.73382 -87.525,41.72902 -87.525,41.72882 -87.525,41.72402 -87.52,41.72402 -87.52,41.71902 -87.52,41.71402 -87.52,41.71382 -87.52,41.70882 -87.52,41.70382 -87.53,41.70382 -87.53,41.69882 -87.535,41.69882 -87.535,41.69402 -87.535,41.69382 -87.535,41.68902 -87.53,41.68902 -87.53,41.68402 -87.53,41.67902 -87.525,41.67902 -87.52,41.67902 -87.52,41.67402 -87.52,41.66902 -87.525,41.66902 -87.5302,41.66902 -87.535,41.66902 -87.5352,41.66902 -87.54,41.66902 -87.54,41.67382 -87.54,41.67882 -87.54,41.67902 -87.54,41.68382 -87.54,41.68402 -87.54,41.68882 -87.54,41.68902 -87.54,41.69382 -87.54,41.69402 -87.54,41.69882 -87.54,41.69902 -87.54,41.70382 -87.535,41.70382 -87.535,41.70882 -87.535,41.71402 -87.535,41.71902 -87.5452,41.71902 -87.5452,41.71402 -87.5502,41.71402 -87.5502,41.70902 -87.5552,41.70902 -87.5552,41.71382 -87.56,41.71382 -87.56,41.71882 -87.56,41.71902 -87.56,41.72382 -87.56,41.72402 -87.5552,41.72402 -87.5552,41.72882 -87.56,41.72882 -87.56,41.72902 -87.56,41.73402 -87.5652,41.73402 -87.5652,41.73902 -87.5552,41.73902&lt;/coordinates&gt;&lt;/LinearRing&gt;&lt;/outerBoundaryIs&gt;&lt;innerBoundaryIs&gt;&lt;LinearRing&gt;&lt;coordinates&gt;-87.5502,41.71402 -87.5502,41.71882 -87.555,41.71882 -87.555,41.71402 -87.5502,41.71402&lt;/coordinates&gt;&lt;/LinearRing&gt;&lt;/innerBoundaryIs&gt;&lt;/Polygon&gt;&lt;Polygon&gt;&lt;outerBoundaryIs&gt;&lt;LinearRing&gt;&lt;coordinates&gt;-87.5702,41.70882 -87.57,41.70882 -87.565,41.70882 -87.56,41.70882 -87.56,41.70902 -87.5552,41.70902 -87.5552,41.70402 -87.5552,41.69902 -87.5552,41.69882 -87.5552,41.69402 -87.5552,41.69382 -87.5552,41.68902 -87.56,41.68902 -87.5652,41.68902 -87.5702,41.68902 -87.5702,41.68402 -87.5752,41.68402 -87.5752,41.67402 -87.58,41.67402 -87.58,41.67902 -87.58,41.68402 -87.5902,41.68402 -87.5902,41.67902 -87.5902,41.67402 -87.595,41.67402 -87.6,41.67402 -87.6002,41.67402 -87.605,41.67402 -87.605,41.67902 -87.605,41.68382 -87.605,41.68402 -87.605,41.69382 -87.6,41.69382 -87.6,41.70402 -87.605,41.70402 -87.61,41.70402 -87.61,41.70902 -87.615,41.70902 -87.62,41.70902 -87.62,41.71382 -87.62,41.71402 -87.62,41.71882 -87.6102,41.71882 -87.6102,41.71382 -87.6052,41.71382 -87.6,41.71382 -87.5952,41.71382 -87.5952,41.70882 -87.585,41.70882 -87.585,41.71382 -87.5802,41.71382 -87.5802,41.70882 -87.58,41.70882 -87.58,41.70402 -87.5752,41.70402 -87.575,41.70402 -87.5702,41.70402 -87.5702,41.70882&lt;/coordinates&gt;&lt;/LinearRing&gt;&lt;/outerBoundaryIs&gt;&lt;/Polygon&gt;&lt;Polygon&gt;&lt;outerBoundaryIs&gt;&lt;LinearRing&gt;&lt;coordinates&gt;-87.555,41.64382 -87.555,41.64882 -87.555,41.65402 -87.555,41.65902 -87.56,41.65902 -87.565,41.65902 -87.565,41.66382 -87.56,41.66382 -87.555,41.66382 -87.555,41.66882 -87.5502,41.66882 -87.5502,41.65882 -87.5452,41.65882 -87.54,41.65882 -87.5352,41.65882 -87.535,41.65882 -87.5302,41.65882 -87.525,41.65882 -87.52,41.65882 -87.52,41.64882 -87.525,41.64882 -87.525,41.64382 -87.53,41.64382 -87.535,41.64382 -87.5352,41.64382 -87.54,41.64382 -87.5402,41.64382 -87.5452,41.64382 -87.55,41.64382 -87.5502,41.64382 -87.555,41.64382&lt;/coordinates&gt;&lt;/LinearRing&gt;&lt;/outerBoundaryIs&gt;&lt;/Polygon&gt;&lt;Polygon&gt;&lt;outerBoundaryIs&gt;&lt;LinearRing&gt;&lt;coordinates&gt;-87.585,41.64382 -87.585,41.64882 -87.585,41.65382 -87.575,41.65382 -87.575,41.65882 -87.5702,41.65882 -87.5702,41.65402 -87.5702,41.64882 -87.5702,41.64382 -87.575,41.64382 -87.5752,41.64382 -87.58,41.64382 -87.5802,41.64382 -87.585,41.64382&lt;/coordinates&gt;&lt;/LinearRing&gt;&lt;/outerBoundaryIs&gt;&lt;/Polygon&gt;&lt;Polygon&gt;&lt;outerBoundaryIs&gt;&lt;LinearRing&gt;&lt;coordinates&gt;-87.6552,41.71382 -87.6502,41.71382 -87.6452,41.71382 -87.6452,41.70882 -87.6402,41.70882 -87.6402,41.70402 -87.6452,41.70402 -87.6452,41.69382 -87.6402,41.69382 -87.6402,41.68902 -87.6402,41.68882 -87.6402,41.68402 -87.6402,41.68382 -87.6402,41.67902 -87.645,41.67902 -87.6452,41.67902 -87.6502,41.67902 -87.6552,41.67902 -87.6552,41.68382 -87.6552,41.68402 -87.6552,41.68902 -87.6552,41.69382 -87.6552,41.69402 -87.6552,41.69882 -87.6552,41.70382 -87.6552,41.70402 -87.6552,41.70882 -87.6552,41.70902 -87.6552,41.71382&lt;/coordinates&gt;&lt;/LinearRing&gt;&lt;/outerBoundaryIs&gt;&lt;/Polygon&gt;&lt;Polygon&gt;&lt;outerBoundaryIs&gt;&lt;LinearRing&gt;&lt;coordinates&gt;-87.6552,41.73402 -87.6552,41.73382 -87.6552,41.72902 -87.6552,41.72882 -87.6552,41.72402 -87.6552,41.72382 -87.6552,41.71882 -87.66,41.71882 -87.6602,41.71882 -87.665,41.71882 -87.6652,41.71882 -87.6702,41.71882 -87.6752,41.71882 -87.6752,41.72382 -87.6802,41.72382 -87.6802,41.72882 -87.6802,41.73402 -87.6802,41.73902 -87.6752,41.73902 -87.6752,41.74902 -87.665,41.74902 -87.665,41.74402 -87.6602,41.74402 -87.6602,41.74902 -87.6552,41.74902 -87.6552,41.74882 -87.6552,41.74402 -87.6552,41.74382 -87.6552,41.73902 -87.6552,41.73882 -87.66,41.73882 -87.66,41.73402 -87.6552,41.73402&lt;/coordinates&gt;&lt;/LinearRing&gt;&lt;/outerBoundaryIs&gt;&lt;/Polygon&gt;&lt;Polygon&gt;&lt;outerBoundaryIs&gt;&lt;LinearRing&gt;&lt;coordinates&gt;-87.58,41.76402 -87.585,41.76402 -87.585,41.76902 -87.59,41.76902 -87.595,41.76902 -87.595,41.77402 -87.6,41.77402 -87.6,41.77902 -87.6102,41.77902 -87.6102,41.77402 -87.6152,41.77402 -87.6152,41.76902 -87.6202,41.76902 -87.6252,41.76902 -87.6252,41.75902 -87.6352,41.75902 -87.6352,41.75402 -87.64,41.75402 -87.645,41.75402 -87.645,41.75902 -87.6552,41.75902 -87.6552,41.76402 -87.6552,41.76902 -87.6502,41.76902 -87.6452,41.76902 -87.645,41.76902 -87.6402,41.76902 -87.64,41.76902 -87.6352,41.76902 -87.635,41.76902 -87.6302,41.76902 -87.6302,41.77402 -87.6302,41.77902 -87.6252,41.77902 -87.6202,41.77902 -87.6202,41.78402 -87.6152,41.78402 -87.6102,41.78402 -87.61,41.78402 -87.6052,41.78402 -87.605,41.78402 -87.6002,41.78402 -87.6002,41.78902 -87.59,41.78902 -87.59,41.78402 -87.585,41.78402 -87.585,41.77902 -87.585,41.77402 -87.58,41.77402 -87.58,41.76902 -87.58,41.76402&lt;/coordinates&gt;&lt;/LinearRing&gt;&lt;/outerBoundaryIs&gt;&lt;/Polygon&gt;&lt;Polygon&gt;&lt;outerBoundaryIs&gt;&lt;LinearRing&gt;&lt;coordinates&gt;-87.595,41.71902 -87.595,41.72382 -87.5902,41.72382 -87.59,41.72382 -87.5852,41.72382 -87.5852,41.71902 -87.595,41.71902&lt;/coordinates&gt;&lt;/LinearRing&gt;&lt;/outerBoundaryIs&gt;&lt;/Polygon&gt;&lt;Polygon&gt;&lt;outerBoundaryIs&gt;&lt;LinearRing&gt;&lt;coordinates&gt;-87.6,41.65882 -87.5952,41.65882 -87.5952,41.65402 -87.6,41.65402 -87.6002,41.65402 -87.605,41.65402 -87.605,41.65882 -87.6,41.65882&lt;/coordinates&gt;&lt;/LinearRing&gt;&lt;/outerBoundaryIs&gt;&lt;/Polygon&gt;&lt;Polygon&gt;&lt;outerBoundaryIs&gt;&lt;LinearRing&gt;&lt;coordinates&gt;-87.595,41.65902 -87.595,41.66382 -87.5902,41.66382 -87.59,41.66382 -87.5852,41.66382 -87.5852,41.65902 -87.595,41.65902&lt;/coordinates&gt;&lt;/LinearRing&gt;&lt;/outerBoundaryIs&gt;&lt;/Polygon&gt;&lt;Polygon&gt;&lt;outerBoundaryIs&gt;&lt;LinearRing&gt;&lt;coordinates&gt;-87.63,41.74402 -87.63,41.74882 -87.6252,41.74882 -87.625,41.74882 -87.6202,41.74882 -87.6152,41.74882 -87.6152,41.74402 -87.62,41.74402 -87.6202,41.74402 -87.625,41.74402 -87.63,41.74402&lt;/coordinates&gt;&lt;/LinearRing&gt;&lt;/outerBoundaryIs&gt;&lt;/Polygon&gt;&lt;Polygon&gt;&lt;outerBoundaryIs&gt;&lt;LinearRing&gt;&lt;coordinates&gt;-87.575,41.72382 -87.5702,41.72382 -87.5702,41.71902 -87.575,41.71902 -87.575,41.723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&lt;MultiGeometry&gt;&lt;Polygon&gt;&lt;outerBoundaryIs&gt;&lt;LinearRing&gt;&lt;coordinates&gt;-87.525,41.64382 -87.525,41.64882 -87.52,41.64882 -87.52,41.64382 -87.525,41.64382&lt;/coordinates&gt;&lt;/LinearRing&gt;&lt;/outerBoundaryIs&gt;&lt;/Polygon&gt;&lt;Polygon&gt;&lt;outerBoundaryIs&gt;&lt;LinearRing&gt;&lt;coordinates&gt;-87.6552,41.75902 -87.6552,41.75882 -87.6552,41.75402 -87.6552,41.75382 -87.6552,41.74902 -87.6602,41.74902 -87.6602,41.74402 -87.665,41.74402 -87.665,41.74902 -87.6752,41.74902 -87.6752,41.73902 -87.6802,41.73902 -87.6802,41.73402 -87.6802,41.72882 -87.6802,41.72382 -87.6752,41.72382 -87.6752,41.71882 -87.6702,41.71882 -87.6652,41.71882 -87.665,41.71882 -87.6602,41.71882 -87.66,41.71882 -87.6552,41.71882 -87.6552,41.71402 -87.6552,41.71382 -87.6552,41.70902 -87.6552,41.70882 -87.6552,41.70402 -87.6552,41.70382 -87.6652,41.70382 -87.6652,41.70882 -87.67,41.70882 -87.6702,41.70882 -87.675,41.70882 -87.6752,41.70882 -87.6802,41.70882 -87.6852,41.70882 -87.6852,41.71382 -87.6852,41.71882 -87.6852,41.71902 -87.6852,41.72382 -87.6852,41.72402 -87.6852,41.72882 -87.6852,41.72902 -87.6852,41.73382 -87.6852,41.73402 -87.6852,41.73882 -87.6852,41.73902 -87.6852,41.74382 -87.6852,41.74402 -87.6852,41.74902 -87.6852,41.75402 -87.6802,41.75402 -87.6752,41.75402 -87.6752,41.75902 -87.6702,41.75902 -87.665,41.75902 -87.6602,41.75902 -87.66,41.75902 -87.6552,41.75902&lt;/coordinates&gt;&lt;/LinearRing&gt;&lt;/outerBoundaryIs&gt;&lt;/Polygon&gt;&lt;Polygon&gt;&lt;outerBoundaryIs&gt;&lt;LinearRing&gt;&lt;coordinates&gt;-87.59,41.78902 -87.6002,41.78902 -87.6002,41.78402 -87.605,41.78402 -87.6052,41.78402 -87.61,41.78402 -87.6102,41.78402 -87.6152,41.78402 -87.6202,41.78402 -87.6202,41.77902 -87.6252,41.77902 -87.6302,41.77902 -87.6302,41.77402 -87.6302,41.76902 -87.635,41.76902 -87.6352,41.76902 -87.64,41.76902 -87.6402,41.76902 -87.645,41.76902 -87.6452,41.76902 -87.6502,41.76902 -87.6552,41.76902 -87.6552,41.76882 -87.6652,41.76882 -87.6652,41.77382 -87.6652,41.77882 -87.6652,41.77902 -87.6652,41.78382 -87.6652,41.78402 -87.6652,41.78882 -87.6652,41.78902 -87.6652,41.79382 -87.6702,41.79382 -87.6702,41.79882 -87.6702,41.80402 -87.6702,41.80902 -87.6652,41.80902 -87.6652,41.81402 -87.6602,41.81402 -87.6602,41.81902 -87.6602,41.82402 -87.65,41.82402 -87.65,41.81902 -87.65,41.81402 -87.65,41.81382 -87.65,41.80902 -87.65,41.80882 -87.65,41.80402 -87.65,41.80382 -87.65,41.79882 -87.65,41.79402 -87.65,41.79382 -87.65,41.78902 -87.6452,41.78902 -87.645,41.78902 -87.6402,41.78902 -87.64,41.78902 -87.635,41.78902 -87.6302,41.78902 -87.63,41.78902 -87.6252,41.78902 -87.6252,41.79402 -87.6202,41.79402 -87.6202,41.79902 -87.6102,41.79902 -87.61,41.79902 -87.6052,41.79902 -87.6,41.79902 -87.595,41.79902 -87.595,41.79402 -87.59,41.79402 -87.59,41.78902&lt;/coordinates&gt;&lt;/LinearRing&gt;&lt;/outerBoundaryIs&gt;&lt;/Polygon&gt;&lt;Polygon&gt;&lt;outerBoundaryIs&gt;&lt;LinearRing&gt;&lt;coordinates&gt;-87.57,41.73882 -87.57,41.73902 -87.5702,41.73902 -87.5702,41.74902 -87.56,41.74902 -87.56,41.73902 -87.5652,41.73902 -87.5652,41.73882 -87.57,41.73882&lt;/coordinates&gt;&lt;/LinearRing&gt;&lt;/outerBoundaryIs&gt;&lt;/Polygon&gt;&lt;Polygon&gt;&lt;outerBoundaryIs&gt;&lt;LinearRing&gt;&lt;coordinates&gt;-87.525,41.74902 -87.5302,41.74902 -87.5302,41.74402 -87.5302,41.73902 -87.5352,41.73902 -87.5352,41.73402 -87.5402,41.73402 -87.5402,41.72902 -87.5402,41.72402 -87.545,41.72402 -87.545,41.72882 -87.545,41.72902 -87.545,41.73382 -87.545,41.73882 -87.54,41.73882 -87.54,41.74902 -87.5352,41.74902 -87.5352,41.75402 -87.5352,41.75902 -87.525,41.75902 -87.525,41.75402 -87.525,41.74902&lt;/coordinates&gt;&lt;/LinearRing&gt;&lt;/outerBoundaryIs&gt;&lt;/Polygon&gt;&lt;Polygon&gt;&lt;outerBoundaryIs&gt;&lt;LinearRing&gt;&lt;coordinates&gt;-87.52,41.72402 -87.525,41.72402 -87.525,41.72882 -87.525,41.72902 -87.525,41.73382 -87.52,41.73382 -87.52,41.72902 -87.52,41.72882 -87.52,41.72402&lt;/coordinates&gt;&lt;/LinearRing&gt;&lt;/outerBoundaryIs&gt;&lt;/Polygon&gt;&lt;Polygon&gt;&lt;outerBoundaryIs&gt;&lt;LinearRing&gt;&lt;coordinates&gt;-87.52,41.67902 -87.525,41.67902 -87.53,41.67902 -87.53,41.68402 -87.53,41.68902 -87.535,41.68902 -87.535,41.69382 -87.535,41.69402 -87.535,41.69882 -87.53,41.69882 -87.53,41.70382 -87.52,41.70382 -87.52,41.69902 -87.52,41.69402 -87.52,41.69382 -87.52,41.68902 -87.52,41.68882 -87.52,41.68402 -87.52,41.68382 -87.52,41.67902&lt;/coordinates&gt;&lt;/LinearRing&gt;&lt;/outerBoundaryIs&gt;&lt;/Polygon&gt;&lt;Polygon&gt;&lt;outerBoundaryIs&gt;&lt;LinearRing&gt;&lt;coordinates&gt;-87.58,41.70402 -87.58,41.70882 -87.5752,41.70882 -87.575,41.70882 -87.5702,41.70882 -87.5702,41.70402 -87.575,41.70402 -87.5752,41.70402 -87.58,41.70402&lt;/coordinates&gt;&lt;/LinearRing&gt;&lt;/outerBoundaryIs&gt;&lt;/Polygon&gt;&lt;Polygon&gt;&lt;outerBoundaryIs&gt;&lt;LinearRing&gt;&lt;coordinates&gt;-87.56,41.71382 -87.5552,41.71382 -87.5552,41.70902 -87.56,41.70902 -87.56,41.71382&lt;/coordinates&gt;&lt;/LinearRing&gt;&lt;/outerBoundaryIs&gt;&lt;/Polygon&gt;&lt;Polygon&gt;&lt;outerBoundaryIs&gt;&lt;LinearRing&gt;&lt;coordinates&gt;-87.555,41.71402 -87.555,41.71882 -87.5502,41.71882 -87.5502,41.71402 -87.555,41.71402&lt;/coordinates&gt;&lt;/LinearRing&gt;&lt;/outerBoundaryIs&gt;&lt;/Polygon&gt;&lt;Polygon&gt;&lt;outerBoundaryIs&gt;&lt;LinearRing&gt;&lt;coordinates&gt;-87.66,41.73882 -87.6552,41.73882 -87.6552,41.73402 -87.66,41.73402 -87.66,41.73882&lt;/coordinates&gt;&lt;/LinearRing&gt;&lt;/outerBoundaryIs&gt;&lt;/Polygon&gt;&lt;Polygon&gt;&lt;outerBoundaryIs&gt;&lt;LinearRing&gt;&lt;coordinates&gt;-87.56,41.72882 -87.5552,41.72882 -87.5552,41.72402 -87.56,41.72402 -87.56,41.728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&lt;MultiGeometry&gt;&lt;Polygon&gt;&lt;outerBoundaryIs&gt;&lt;LinearRing&gt;&lt;coordinates&gt;-87.65,41.82402 -87.6602,41.82402 -87.6602,41.81902 -87.6602,41.81402 -87.6652,41.81402 -87.6652,41.80902 -87.6702,41.80902 -87.6702,41.80402 -87.6702,41.79882 -87.6702,41.79382 -87.6652,41.79382 -87.6652,41.78902 -87.6652,41.78882 -87.6652,41.78402 -87.6652,41.78382 -87.6652,41.77902 -87.6652,41.77882 -87.6652,41.77382 -87.6652,41.76882 -87.6552,41.76882 -87.6552,41.76402 -87.6552,41.76382 -87.6552,41.75902 -87.66,41.75902 -87.6602,41.75902 -87.665,41.75902 -87.6702,41.75902 -87.6752,41.75902 -87.6752,41.75402 -87.6802,41.75402 -87.6852,41.75402 -87.6852,41.74902 -87.6852,41.74402 -87.6852,41.74382 -87.6852,41.73902 -87.6852,41.73882 -87.6852,41.73402 -87.6852,41.73382 -87.6902,41.73382 -87.6902,41.73882 -87.6902,41.74382 -87.6952,41.74382 -87.6952,41.75402 -87.6902,41.75402 -87.6902,41.75902 -87.6852,41.75902 -87.6802,41.75902 -87.6802,41.76402 -87.6752,41.76402 -87.6752,41.77382 -87.6802,41.77382 -87.6802,41.78382 -87.6802,41.78402 -87.6802,41.79382 -87.6802,41.79402 -87.6802,41.79882 -87.6852,41.79882 -87.6852,41.80902 -87.6752,41.80902 -87.6752,41.81402 -87.6702,41.81402 -87.6702,41.81902 -87.6652,41.81902 -87.6652,41.82402 -87.6652,41.82902 -87.6602,41.82902 -87.6602,41.83402 -87.6602,41.83902 -87.65,41.83902 -87.65,41.83402 -87.65,41.82902 -87.65,41.82882 -87.65,41.82402&lt;/coordinates&gt;&lt;/LinearRing&gt;&lt;/outerBoundaryIs&gt;&lt;/Polygon&gt;&lt;Polygon&gt;&lt;outerBoundaryIs&gt;&lt;LinearRing&gt;&lt;coordinates&gt;-87.6,41.79902 -87.6052,41.79902 -87.61,41.79902 -87.6102,41.79902 -87.6202,41.79902 -87.6202,41.79402 -87.6252,41.79402 -87.6252,41.78902 -87.63,41.78902 -87.6302,41.78902 -87.635,41.78902 -87.64,41.78902 -87.6402,41.78902 -87.645,41.78902 -87.6452,41.78902 -87.65,41.78902 -87.65,41.79382 -87.65,41.79402 -87.65,41.79882 -87.65,41.80382 -87.65,41.80402 -87.65,41.80882 -87.65,41.80902 -87.65,41.81382 -87.65,41.81402 -87.645,41.81402 -87.64,41.81402 -87.64,41.80402 -87.6352,41.80402 -87.6352,41.81402 -87.625,41.81402 -87.625,41.80402 -87.6202,41.80402 -87.6202,41.80902 -87.6202,41.81402 -87.61,41.81402 -87.61,41.80902 -87.605,41.80902 -87.6,41.80902 -87.6,41.80402 -87.6,41.79902&lt;/coordinates&gt;&lt;/LinearRing&gt;&lt;/outerBoundaryIs&gt;&lt;innerBoundaryIs&gt;&lt;LinearRing&gt;&lt;coordinates&gt;-87.63,41.80382 -87.63,41.79902 -87.6252,41.79902 -87.6252,41.80382 -87.63,41.80382&lt;/coordinates&gt;&lt;/LinearRing&gt;&lt;/innerBoundaryIs&gt;&lt;/Polygon&gt;&lt;Polygon&gt;&lt;outerBoundaryIs&gt;&lt;LinearRing&gt;&lt;coordinates&gt;-87.56,41.74382 -87.56,41.74902 -87.5702,41.74902 -87.5702,41.73902 -87.575,41.73902 -87.575,41.74382 -87.575,41.74402 -87.575,41.74902 -87.575,41.75402 -87.58,41.75402 -87.58,41.75882 -87.58,41.75902 -87.58,41.76382 -87.58,41.76402 -87.58,41.76902 -87.5752,41.76902 -87.5752,41.77402 -87.565,41.77402 -87.565,41.76382 -87.575,41.76382 -87.575,41.75902 -87.565,41.75902 -87.565,41.75402 -87.5552,41.75402 -87.5552,41.76402 -87.5502,41.76402 -87.545,41.76402 -87.54,41.76402 -87.54,41.75902 -87.5352,41.75902 -87.5352,41.75402 -87.5352,41.74902 -87.54,41.74902 -87.5402,41.74902 -87.5452,41.74902 -87.5452,41.75382 -87.5502,41.75382 -87.555,41.75382 -87.555,41.74402 -87.5552,41.74402 -87.5552,41.74382 -87.56,41.74382&lt;/coordinates&gt;&lt;/LinearRing&gt;&lt;/outerBoundaryIs&gt;&lt;/Polygon&gt;&lt;Polygon&gt;&lt;outerBoundaryIs&gt;&lt;LinearRing&gt;&lt;coordinates&gt;-87.52,41.74902 -87.525,41.74902 -87.525,41.75402 -87.52,41.75402 -87.52,41.74902&lt;/coordinates&gt;&lt;/LinearRing&gt;&lt;/outerBoundaryIs&gt;&lt;/Polygon&gt;&lt;Polygon&gt;&lt;outerBoundaryIs&gt;&lt;LinearRing&gt;&lt;coordinates&gt;-87.57,41.73882 -87.5652,41.73882 -87.5652,41.73402 -87.57,41.73402 -87.57,41.73882&lt;/coordinates&gt;&lt;/LinearRing&gt;&lt;/outerBoundaryIs&gt;&lt;/Polygon&gt;&lt;Polygon&gt;&lt;outerBoundaryIs&gt;&lt;LinearRing&gt;&lt;coordinates&gt;-87.7352,41.68902 -87.7302,41.68902 -87.7302,41.69402 -87.72,41.69402 -87.72,41.68382 -87.725,41.68382 -87.725,41.67882 -87.73,41.67882 -87.7352,41.67882 -87.7402,41.67882 -87.7402,41.68902 -87.7352,41.6890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&lt;MultiGeometry&gt;&lt;Polygon&gt;&lt;outerBoundaryIs&gt;&lt;LinearRing&gt;&lt;coordinates&gt;-87.7302,41.69402 -87.7302,41.68902 -87.7352,41.68902 -87.7402,41.68902 -87.7402,41.69402 -87.7352,41.69402 -87.7302,41.69402&lt;/coordinates&gt;&lt;/LinearRing&gt;&lt;/outerBoundaryIs&gt;&lt;/Polygon&gt;&lt;Polygon&gt;&lt;outerBoundaryIs&gt;&lt;LinearRing&gt;&lt;coordinates&gt;-87.72,41.68382 -87.72,41.69402 -87.7252,41.69402 -87.7252,41.69902 -87.715,41.69902 -87.715,41.69402 -87.7102,41.69402 -87.71,41.69402 -87.7,41.69402 -87.7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6552,41.67902 -87.6552,41.67882 -87.6552,41.67382 -87.6552,41.66882 -87.6602,41.66882 -87.6602,41.67902 -87.6552,41.67902&lt;/coordinates&gt;&lt;/LinearRing&gt;&lt;/outerBoundaryIs&gt;&lt;/Polygon&gt;&lt;Polygon&gt;&lt;outerBoundaryIs&gt;&lt;LinearRing&gt;&lt;coordinates&gt;-87.6652,41.82902 -87.6652,41.82402 -87.6652,41.81902 -87.6702,41.81902 -87.6702,41.81402 -87.6752,41.81402 -87.6752,41.80902 -87.6852,41.80902 -87.6852,41.79882 -87.6802,41.79882 -87.6802,41.79402 -87.6802,41.79382 -87.6802,41.78402 -87.6802,41.78382 -87.6802,41.77382 -87.6752,41.77382 -87.6752,41.76402 -87.6802,41.76402 -87.6802,41.75902 -87.6852,41.75902 -87.6902,41.75902 -87.6902,41.75402 -87.6952,41.75402 -87.6952,41.74882 -87.7,41.74882 -87.705,41.74882 -87.705,41.74382 -87.71,41.74382 -87.715,41.74382 -87.7152,41.74382 -87.7202,41.74382 -87.7252,41.74382 -87.7252,41.75402 -87.7202,41.75402 -87.7202,41.75902 -87.7152,41.75902 -87.7152,41.76382 -87.7152,41.76402 -87.7152,41.76882 -87.7202,41.76882 -87.7202,41.77882 -87.7202,41.77902 -87.7202,41.78902 -87.7152,41.78902 -87.7102,41.78902 -87.71,41.78902 -87.7052,41.78902 -87.7052,41.79402 -87.7002,41.79402 -87.6952,41.79402 -87.695,41.79402 -87.6902,41.79402 -87.6902,41.79882 -87.6952,41.79882 -87.6952,41.80902 -87.6902,41.80902 -87.6902,41.81402 -87.6852,41.81402 -87.6852,41.81902 -87.6802,41.81902 -87.6802,41.82402 -87.6752,41.82402 -87.6752,41.82902 -87.6702,41.82902 -87.6652,41.82902&lt;/coordinates&gt;&lt;/LinearRing&gt;&lt;/outerBoundaryIs&gt;&lt;innerBoundaryIs&gt;&lt;LinearRing&gt;&lt;coordinates&gt;-87.7,41.77902 -87.6952,41.77902 -87.6952,41.78382 -87.7,41.78382 -87.7,41.77902&lt;/coordinates&gt;&lt;/LinearRing&gt;&lt;/innerBoundaryIs&gt;&lt;/Polygon&gt;&lt;Polygon&gt;&lt;outerBoundaryIs&gt;&lt;LinearRing&gt;&lt;coordinates&gt;-87.6602,41.83902 -87.6602,41.83402 -87.6602,41.82902 -87.6652,41.82902 -87.6652,41.83402 -87.6652,41.83902 -87.6602,41.83902&lt;/coordinates&gt;&lt;/LinearRing&gt;&lt;/outerBoundaryIs&gt;&lt;/Polygon&gt;&lt;Polygon&gt;&lt;outerBoundaryIs&gt;&lt;LinearRing&gt;&lt;coordinates&gt;-87.61,41.81402 -87.6202,41.81402 -87.6202,41.80902 -87.6202,41.80402 -87.625,41.80402 -87.625,41.81402 -87.6352,41.81402 -87.6352,41.80402 -87.64,41.80402 -87.64,41.81402 -87.645,41.81402 -87.65,41.81402 -87.65,41.81882 -87.65,41.81902 -87.65,41.82382 -87.65,41.82402 -87.65,41.82882 -87.65,41.82902 -87.65,41.83402 -87.645,41.83402 -87.645,41.82902 -87.64,41.82902 -87.635,41.82902 -87.635,41.82402 -87.635,41.81902 -87.6302,41.81902 -87.63,41.81902 -87.6252,41.81902 -87.625,41.81902 -87.6202,41.81902 -87.6202,41.82382 -87.6202,41.82402 -87.6202,41.83402 -87.61,41.83402 -87.61,41.82402 -87.61,41.82382 -87.61,41.81902 -87.61,41.81402&lt;/coordinates&gt;&lt;/LinearRing&gt;&lt;/outerBoundaryIs&gt;&lt;/Polygon&gt;&lt;Polygon&gt;&lt;outerBoundaryIs&gt;&lt;LinearRing&gt;&lt;coordinates&gt;-87.6,41.80902 -87.605,41.80902 -87.61,41.80902 -87.61,41.81402 -87.605,41.81402 -87.6,41.81402 -87.6,41.80902&lt;/coordinates&gt;&lt;/LinearRing&gt;&lt;/outerBoundaryIs&gt;&lt;/Polygon&gt;&lt;Polygon&gt;&lt;outerBoundaryIs&gt;&lt;LinearRing&gt;&lt;coordinates&gt;-87.585,41.78402 -87.59,41.78402 -87.59,41.78902 -87.5852,41.78902 -87.5852,41.79902 -87.575,41.79902 -87.575,41.78882 -87.585,41.78882 -87.585,41.78402&lt;/coordinates&gt;&lt;/LinearRing&gt;&lt;/outerBoundaryIs&gt;&lt;/Polygon&gt;&lt;Polygon&gt;&lt;outerBoundaryIs&gt;&lt;LinearRing&gt;&lt;coordinates&gt;-87.58,41.77402 -87.585,41.77402 -87.585,41.77902 -87.585,41.78402 -87.58,41.78402 -87.58,41.77902 -87.58,41.77402&lt;/coordinates&gt;&lt;/LinearRing&gt;&lt;/outerBoundaryIs&gt;&lt;/Polygon&gt;&lt;Polygon&gt;&lt;outerBoundaryIs&gt;&lt;LinearRing&gt;&lt;coordinates&gt;-87.565,41.77402 -87.5752,41.77402 -87.5752,41.77902 -87.565,41.77902 -87.565,41.77402&lt;/coordinates&gt;&lt;/LinearRing&gt;&lt;/outerBoundaryIs&gt;&lt;/Polygon&gt;&lt;Polygon&gt;&lt;outerBoundaryIs&gt;&lt;LinearRing&gt;&lt;coordinates&gt;-87.5552,41.75902 -87.5552,41.75402 -87.565,41.75402 -87.565,41.75902 -87.575,41.75902 -87.575,41.76382 -87.565,41.76382 -87.565,41.76902 -87.56,41.76902 -87.56,41.76402 -87.56,41.75902 -87.5552,41.75902&lt;/coordinates&gt;&lt;/LinearRing&gt;&lt;/outerBoundaryIs&gt;&lt;/Polygon&gt;&lt;Polygon&gt;&lt;outerBoundaryIs&gt;&lt;LinearRing&gt;&lt;coordinates&gt;-87.52,41.75402 -87.525,41.75402 -87.525,41.75902 -87.535,41.75902 -87.5352,41.75902 -87.5352,41.76402 -87.5302,41.76402 -87.525,41.76402 -87.52,41.76402 -87.52,41.75402&lt;/coordinates&gt;&lt;/LinearRing&gt;&lt;/outerBoundaryIs&gt;&lt;/Polygon&gt;&lt;Polygon&gt;&lt;outerBoundaryIs&gt;&lt;LinearRing&gt;&lt;coordinates&gt;-87.56,41.74382 -87.5552,41.74382 -87.5552,41.73902 -87.56,41.73902 -87.56,41.74382&lt;/coordinates&gt;&lt;/LinearRing&gt;&lt;/outerBoundaryIs&gt;&lt;/Polygon&gt;&lt;Polygon&gt;&lt;outerBoundaryIs&gt;&lt;LinearRing&gt;&lt;coordinates&gt;-87.555,41.74402 -87.555,41.75382 -87.5502,41.75382 -87.5452,41.75382 -87.5452,41.74902 -87.5502,41.74902 -87.5502,41.74402 -87.555,41.74402&lt;/coordinates&gt;&lt;/LinearRing&gt;&lt;/outerBoundaryIs&gt;&lt;/Polygon&gt;&lt;Polygon&gt;&lt;outerBoundaryIs&gt;&lt;LinearRing&gt;&lt;coordinates&gt;-87.63,41.80382 -87.6252,41.80382 -87.6252,41.79902 -87.63,41.79902 -87.63,41.80382&lt;/coordinates&gt;&lt;/LinearRing&gt;&lt;/outerBoundaryIs&gt;&lt;/Polygon&gt;&lt;Polygon&gt;&lt;outerBoundaryIs&gt;&lt;LinearRing&gt;&lt;coordinates&gt;-87.7452,41.98882 -87.7452,41.99902 -87.735,41.99902 -87.735,41.98882 -87.7452,41.9888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&lt;MultiGeometry&gt;&lt;Polygon&gt;&lt;outerBoundaryIs&gt;&lt;LinearRing&gt;&lt;coordinates&gt;-87.7202,41.76882 -87.7152,41.76882 -87.7152,41.76402 -87.7152,41.76382 -87.7152,41.75902 -87.7202,41.75902 -87.7202,41.75402 -87.7252,41.75402 -87.7252,41.75882 -87.7352,41.75882 -87.7352,41.76382 -87.7402,41.76382 -87.7402,41.77402 -87.7352,41.77402 -87.7352,41.77902 -87.7252,41.77902 -87.725,41.77902 -87.7202,41.77902 -87.7202,41.77882 -87.7202,41.76882&lt;/coordinates&gt;&lt;/LinearRing&gt;&lt;/outerBoundaryIs&gt;&lt;innerBoundaryIs&gt;&lt;LinearRing&gt;&lt;coordinates&gt;-87.7202,41.76882 -87.725,41.76882 -87.725,41.76402 -87.7202,41.76402 -87.7202,41.76882&lt;/coordinates&gt;&lt;/LinearRing&gt;&lt;/innerBoundaryIs&gt;&lt;/Polygon&gt;&lt;Polygon&gt;&lt;outerBoundaryIs&gt;&lt;LinearRing&gt;&lt;coordinates&gt;-87.7,41.69402 -87.71,41.69402 -87.7102,41.69402 -87.715,41.69402 -87.715,41.69902 -87.7252,41.69902 -87.7252,41.70402 -87.7202,41.70402 -87.7202,41.70902 -87.7202,41.71402 -87.71,41.71402 -87.71,41.70902 -87.71,41.70402 -87.7,41.70402 -87.7,41.69902 -87.7,41.69402&lt;/coordinates&gt;&lt;/LinearRing&gt;&lt;/outerBoundaryIs&gt;&lt;/Polygon&gt;&lt;Polygon&gt;&lt;outerBoundaryIs&gt;&lt;LinearRing&gt;&lt;coordinates&gt;-87.605,41.82902 -87.6052,41.82902 -87.6052,41.81882 -87.595,41.81882 -87.595,41.81402 -87.59,41.81402 -87.59,41.80902 -87.59,41.80382 -87.59,41.79902 -87.5852,41.79902 -87.5852,41.78902 -87.59,41.78902 -87.59,41.79402 -87.595,41.79402 -87.595,41.79902 -87.6,41.79902 -87.6,41.80382 -87.6,41.80402 -87.6,41.80902 -87.6,41.81402 -87.605,41.81402 -87.61,41.81402 -87.61,41.81902 -87.61,41.82382 -87.61,41.82402 -87.61,41.83402 -87.605,41.83402 -87.605,41.82902&lt;/coordinates&gt;&lt;/LinearRing&gt;&lt;/outerBoundaryIs&gt;&lt;/Polygon&gt;&lt;Polygon&gt;&lt;outerBoundaryIs&gt;&lt;LinearRing&gt;&lt;coordinates&gt;-87.6552,41.68402 -87.6552,41.68382 -87.6552,41.67902 -87.6602,41.67902 -87.6602,41.68402 -87.6552,41.68402&lt;/coordinates&gt;&lt;/LinearRing&gt;&lt;/outerBoundaryIs&gt;&lt;/Polygon&gt;&lt;Polygon&gt;&lt;outerBoundaryIs&gt;&lt;LinearRing&gt;&lt;coordinates&gt;-87.6852,41.81902 -87.6852,41.81402 -87.6902,41.81402 -87.6902,41.80902 -87.6952,41.80902 -87.6952,41.79882 -87.6902,41.79882 -87.6902,41.79402 -87.695,41.79402 -87.6952,41.79402 -87.7002,41.79402 -87.7052,41.79402 -87.7052,41.78902 -87.71,41.78902 -87.7102,41.78902 -87.7152,41.78902 -87.7202,41.78902 -87.7202,41.79402 -87.7202,41.79902 -87.7152,41.79902 -87.7152,41.80402 -87.7052,41.80402 -87.7052,41.80902 -87.7052,41.81402 -87.7002,41.81402 -87.7002,41.81902 -87.6952,41.81902 -87.6902,41.81902 -87.69,41.81902 -87.6852,41.81902&lt;/coordinates&gt;&lt;/LinearRing&gt;&lt;/outerBoundaryIs&gt;&lt;/Polygon&gt;&lt;Polygon&gt;&lt;outerBoundaryIs&gt;&lt;LinearRing&gt;&lt;coordinates&gt;-87.6802,41.82402 -87.6802,41.81902 -87.6852,41.81902 -87.6852,41.82402 -87.6802,41.82402&lt;/coordinates&gt;&lt;/LinearRing&gt;&lt;/outerBoundaryIs&gt;&lt;/Polygon&gt;&lt;Polygon&gt;&lt;outerBoundaryIs&gt;&lt;LinearRing&gt;&lt;coordinates&gt;-87.6752,41.82902 -87.6752,41.82402 -87.6802,41.82402 -87.6802,41.82902 -87.6752,41.82902&lt;/coordinates&gt;&lt;/LinearRing&gt;&lt;/outerBoundaryIs&gt;&lt;/Polygon&gt;&lt;Polygon&gt;&lt;outerBoundaryIs&gt;&lt;LinearRing&gt;&lt;coordinates&gt;-87.655,41.83902 -87.6602,41.83902 -87.6652,41.83902 -87.6652,41.83402 -87.6652,41.82902 -87.6702,41.82902 -87.6752,41.82902 -87.6752,41.83402 -87.6752,41.83902 -87.6702,41.83902 -87.6702,41.84402 -87.6652,41.84402 -87.6652,41.84902 -87.655,41.84902 -87.655,41.84402 -87.655,41.83902&lt;/coordinates&gt;&lt;/LinearRing&gt;&lt;/outerBoundaryIs&gt;&lt;/Polygon&gt;&lt;Polygon&gt;&lt;outerBoundaryIs&gt;&lt;LinearRing&gt;&lt;coordinates&gt;-87.615,41.83402 -87.6202,41.83402 -87.6202,41.82402 -87.6202,41.82382 -87.6202,41.81902 -87.625,41.81902 -87.6252,41.81902 -87.63,41.81902 -87.6302,41.81902 -87.635,41.81902 -87.635,41.82402 -87.635,41.82902 -87.64,41.82902 -87.645,41.82902 -87.645,41.83402 -87.65,41.83402 -87.65,41.83902 -87.6502,41.83902 -87.6502,41.84402 -87.64,41.84402 -87.64,41.83902 -87.64,41.83402 -87.63,41.83402 -87.63,41.82902 -87.63,41.82402 -87.6252,41.82402 -87.6252,41.82882 -87.6252,41.82902 -87.6252,41.83402 -87.6252,41.83902 -87.615,41.83902 -87.615,41.83402&lt;/coordinates&gt;&lt;/LinearRing&gt;&lt;/outerBoundaryIs&gt;&lt;/Polygon&gt;&lt;Polygon&gt;&lt;outerBoundaryIs&gt;&lt;LinearRing&gt;&lt;coordinates&gt;-87.575,41.77902 -87.5752,41.77902 -87.5752,41.77402 -87.5752,41.76902 -87.58,41.76902 -87.58,41.77382 -87.58,41.77402 -87.58,41.77902 -87.58,41.78402 -87.585,41.78402 -87.585,41.78882 -87.575,41.78882 -87.575,41.78402 -87.575,41.78382 -87.575,41.7790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555,41.76402 -87.5552,41.76402 -87.5552,41.75902 -87.56,41.75902 -87.56,41.76402 -87.56,41.76902 -87.555,41.76902 -87.555,41.76402&lt;/coordinates&gt;&lt;/LinearRing&gt;&lt;/outerBoundaryIs&gt;&lt;/Polygon&gt;&lt;Polygon&gt;&lt;outerBoundaryIs&gt;&lt;LinearRing&gt;&lt;coordinates&gt;-87.7,41.77902 -87.7,41.78382 -87.6952,41.78382 -87.6952,41.77902 -87.7,41.77902&lt;/coordinates&gt;&lt;/LinearRing&gt;&lt;/outerBoundaryIs&gt;&lt;/Polygon&gt;&lt;Polygon&gt;&lt;outerBoundaryIs&gt;&lt;LinearRing&gt;&lt;coordinates&gt;-87.7302,41.97882 -87.7302,41.98902 -87.72,41.98902 -87.72,41.97882 -87.7302,41.97882&lt;/coordinates&gt;&lt;/LinearRing&gt;&lt;/outerBoundaryIs&gt;&lt;/Polygon&gt;&lt;Polygon&gt;&lt;outerBoundaryIs&gt;&lt;LinearRing&gt;&lt;coordinates&gt;-87.6602,41.98882 -87.6602,41.99902 -87.65,41.99902 -87.65,41.98882 -87.6602,41.98882&lt;/coordinates&gt;&lt;/LinearRing&gt;&lt;/outerBoundaryIs&gt;&lt;/Polygon&gt;&lt;/MultiGeometry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3/14/2014</text:date>, <text:time>20:1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20:18:17.84</dc:date>
    <dc:creator>Brendan Neff</dc:creator>
    <meta:generator>OpenOffice/4.0.1$Win32 OpenOffice.org_project/401m5$Build-9714</meta:generator>
    <meta:editing-duration>P4DT2H48M6S</meta:editing-duration>
    <meta:editing-cycles>1</meta:editing-cycles>
    <meta:document-statistic meta:table-count="3" meta:cell-count="315" meta:object-count="0"/>
  </office:meta>
</office:document-meta>
</file>